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11pt"/>
    </style:style>
    <style:style style:name="co6" style:family="table-column">
      <style:table-column-properties fo:break-before="auto" style:column-width="69.9pt"/>
    </style:style>
    <style:style style:name="co7" style:family="table-column">
      <style:table-column-properties fo:break-before="auto" style:column-width="71.46pt"/>
    </style:style>
    <style:style style:name="co8" style:family="table-column">
      <style:table-column-properties fo:break-before="auto" style:column-width="11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ibrateCSV_20191118_1630_ro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8 16:30:20</text:p>
          </table:table-cell>
          <table:table-cell office:value-type="float" office:value="26.4188" calcext:value-type="float">
            <text:p>26.4188</text:p>
          </table:table-cell>
          <table:table-cell office:value-type="string" calcext:value-type="string">
            <text:p><text:s/>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696532213" calcext:value-type="float">
            <text:p>0.696532213</text:p>
          </table:table-cell>
          <table:table-cell office:value-type="float" office:value="0.761621089" calcext:value-type="float">
            <text:p>0.761621089</text:p>
          </table:table-cell>
          <table:table-cell office:value-type="float" office:value="0.631696657" calcext:value-type="float">
            <text:p>0.631696657</text:p>
          </table:table-cell>
          <table:table-cell/>
          <table:table-cell office:value-type="float" office:value="0.001901861" calcext:value-type="float">
            <text:p>0.001901861</text:p>
          </table:table-cell>
          <table:table-cell office:value-type="float" office:value="0.005690623" calcext:value-type="float">
            <text:p>0.005690623</text:p>
          </table:table-cell>
          <table:table-cell office:value-type="float" office:value="0.006222395" calcext:value-type="float">
            <text:p>0.006222395</text:p>
          </table:table-cell>
          <table:table-cell office:value-type="float" office:value="0.00516092" calcext:value-type="float">
            <text:p>0.00516092</text:p>
          </table:table-cell>
          <table:table-cell/>
          <table:table-cell office:value-type="float" office:value="-0.003367884" calcext:value-type="float">
            <text:p>-0.003367884</text:p>
          </table:table-cell>
          <table:table-cell office:value-type="float" office:value="0.000420878" calcext:value-type="float">
            <text:p>0.000420878</text:p>
          </table:table-cell>
          <table:table-cell office:value-type="float" office:value="0.00095265" calcext:value-type="float">
            <text:p>0.00095265</text:p>
          </table:table-cell>
          <table:table-cell office:value-type="float" office:value="-0.000108824" calcext:value-type="float">
            <text:p>-0.000108824</text:p>
          </table:table-cell>
          <table:table-cell/>
          <table:table-cell office:value-type="float" office:value="26.335775572" calcext:value-type="float">
            <text:p>26.335775572</text:p>
          </table:table-cell>
          <table:table-cell office:value-type="float" office:value="26.429169516" calcext:value-type="float">
            <text:p>26.429169516</text:p>
          </table:table-cell>
          <table:table-cell office:value-type="float" office:value="26.442277215" calcext:value-type="float">
            <text:p>26.442277215</text:p>
          </table:table-cell>
          <table:table-cell office:value-type="float" office:value="26.416112682" calcext:value-type="float">
            <text:p>26.416112682</text:p>
          </table:table-cell>
          <table:table-cell/>
          <table:table-cell office:value-type="float" office:value="-0.085375033" calcext:value-type="float">
            <text:p>-0.085375033</text:p>
          </table:table-cell>
          <table:table-cell office:value-type="float" office:value="0.010668497" calcext:value-type="float">
            <text:p>0.010668497</text:p>
          </table:table-cell>
          <table:table-cell office:value-type="float" office:value="0.024147804" calcext:value-type="float">
            <text:p>0.024147804</text:p>
          </table:table-cell>
          <table:table-cell office:value-type="float" office:value="-0.002758524" calcext:value-type="float">
            <text:p>-0.002758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8 16:30:21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3253864" calcext:value-type="float">
            <text:p>0.233253864</text:p>
          </table:table-cell>
          <table:table-cell office:value-type="float" office:value="0.650345761" calcext:value-type="float">
            <text:p>0.650345761</text:p>
          </table:table-cell>
          <table:table-cell office:value-type="float" office:value="0.709326352" calcext:value-type="float">
            <text:p>0.709326352</text:p>
          </table:table-cell>
          <table:table-cell office:value-type="float" office:value="0.680437169" calcext:value-type="float">
            <text:p>0.680437169</text:p>
          </table:table-cell>
          <table:table-cell/>
          <table:table-cell office:value-type="float" office:value="0.001905669" calcext:value-type="float">
            <text:p>0.001905669</text:p>
          </table:table-cell>
          <table:table-cell office:value-type="float" office:value="0.005313282" calcext:value-type="float">
            <text:p>0.005313282</text:p>
          </table:table-cell>
          <table:table-cell office:value-type="float" office:value="0.00579515" calcext:value-type="float">
            <text:p>0.00579515</text:p>
          </table:table-cell>
          <table:table-cell office:value-type="float" office:value="0.005559127" calcext:value-type="float">
            <text:p>0.005559127</text:p>
          </table:table-cell>
          <table:table-cell/>
          <table:table-cell office:value-type="float" office:value="-0.003364076" calcext:value-type="float">
            <text:p>-0.003364076</text:p>
          </table:table-cell>
          <table:table-cell office:value-type="float" office:value="0.000043538" calcext:value-type="float">
            <text:p>4.3538E-05</text:p>
          </table:table-cell>
          <table:table-cell office:value-type="float" office:value="0.000525406" calcext:value-type="float">
            <text:p>0.000525406</text:p>
          </table:table-cell>
          <table:table-cell office:value-type="float" office:value="0.000289383" calcext:value-type="float">
            <text:p>0.000289383</text:p>
          </table:table-cell>
          <table:table-cell/>
          <table:table-cell office:value-type="float" office:value="26.325760533" calcext:value-type="float">
            <text:p>26.325760533</text:p>
          </table:table-cell>
          <table:table-cell office:value-type="float" office:value="26.40976016" calcext:value-type="float">
            <text:p>26.40976016</text:p>
          </table:table-cell>
          <table:table-cell office:value-type="float" office:value="26.421637971" calcext:value-type="float">
            <text:p>26.421637971</text:p>
          </table:table-cell>
          <table:table-cell office:value-type="float" office:value="26.415820136" calcext:value-type="float">
            <text:p>26.415820136</text:p>
          </table:table-cell>
          <table:table-cell/>
          <table:table-cell office:value-type="float" office:value="-0.085278494" calcext:value-type="float">
            <text:p>-0.085278494</text:p>
          </table:table-cell>
          <table:table-cell office:value-type="float" office:value="0.001103571" calcext:value-type="float">
            <text:p>0.001103571</text:p>
          </table:table-cell>
          <table:table-cell office:value-type="float" office:value="0.013318063" calcext:value-type="float">
            <text:p>0.013318063</text:p>
          </table:table-cell>
          <table:table-cell office:value-type="float" office:value="0.007335327" calcext:value-type="float">
            <text:p>0.007335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8 16:30:23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3335523" calcext:value-type="float">
            <text:p>0.233335523</text:p>
          </table:table-cell>
          <table:table-cell office:value-type="float" office:value="0.705798949" calcext:value-type="float">
            <text:p>0.705798949</text:p>
          </table:table-cell>
          <table:table-cell office:value-type="float" office:value="0.754159779" calcext:value-type="float">
            <text:p>0.754159779</text:p>
          </table:table-cell>
          <table:table-cell office:value-type="float" office:value="0.653023202" calcext:value-type="float">
            <text:p>0.653023202</text:p>
          </table:table-cell>
          <table:table-cell/>
          <table:table-cell office:value-type="float" office:value="0.001906336" calcext:value-type="float">
            <text:p>0.001906336</text:p>
          </table:table-cell>
          <table:table-cell office:value-type="float" office:value="0.005766331" calcext:value-type="float">
            <text:p>0.005766331</text:p>
          </table:table-cell>
          <table:table-cell office:value-type="float" office:value="0.006161436" calcext:value-type="float">
            <text:p>0.006161436</text:p>
          </table:table-cell>
          <table:table-cell office:value-type="float" office:value="0.005335157" calcext:value-type="float">
            <text:p>0.005335157</text:p>
          </table:table-cell>
          <table:table-cell/>
          <table:table-cell office:value-type="float" office:value="-0.003363408" calcext:value-type="float">
            <text:p>-0.003363408</text:p>
          </table:table-cell>
          <table:table-cell office:value-type="float" office:value="0.000496587" calcext:value-type="float">
            <text:p>0.000496587</text:p>
          </table:table-cell>
          <table:table-cell office:value-type="float" office:value="0.000891692" calcext:value-type="float">
            <text:p>0.000891692</text:p>
          </table:table-cell>
          <table:table-cell office:value-type="float" office:value="0.000065413" calcext:value-type="float">
            <text:p>6.5413E-05</text:p>
          </table:table-cell>
          <table:table-cell/>
          <table:table-cell office:value-type="float" office:value="26.330831435" calcext:value-type="float">
            <text:p>26.330831435</text:p>
          </table:table-cell>
          <table:table-cell office:value-type="float" office:value="26.425981642" calcext:value-type="float">
            <text:p>26.425981642</text:p>
          </table:table-cell>
          <table:table-cell office:value-type="float" office:value="26.435720662" calcext:value-type="float">
            <text:p>26.435720662</text:p>
          </table:table-cell>
          <table:table-cell office:value-type="float" office:value="26.41535344" calcext:value-type="float">
            <text:p>26.41535344</text:p>
          </table:table-cell>
          <table:table-cell/>
          <table:table-cell office:value-type="float" office:value="-0.085261581" calcext:value-type="float">
            <text:p>-0.085261581</text:p>
          </table:table-cell>
          <table:table-cell office:value-type="float" office:value="0.012587566" calcext:value-type="float">
            <text:p>0.012587566</text:p>
          </table:table-cell>
          <table:table-cell office:value-type="float" office:value="0.022602647" calcext:value-type="float">
            <text:p>0.022602647</text:p>
          </table:table-cell>
          <table:table-cell office:value-type="float" office:value="0.001658055" calcext:value-type="float">
            <text:p>0.001658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8 16:30:24</text:p>
          </table:table-cell>
          <table:table-cell office:value-type="float" office:value="26.4188" calcext:value-type="float">
            <text:p>26.4188</text:p>
          </table:table-cell>
          <table:table-cell office:value-type="string" calcext:value-type="string">
            <text:p><text:s/></text:p>
          </table:table-cell>
          <table:table-cell office:value-type="float" office:value="0.232387213" calcext:value-type="float">
            <text:p>0.232387213</text:p>
          </table:table-cell>
          <table:table-cell office:value-type="float" office:value="0.773154589" calcext:value-type="float">
            <text:p>0.773154589</text:p>
          </table:table-cell>
          <table:table-cell office:value-type="float" office:value="0.628046468" calcext:value-type="float">
            <text:p>0.628046468</text:p>
          </table:table-cell>
          <table:table-cell office:value-type="float" office:value="0.581502388" calcext:value-type="float">
            <text:p>0.581502388</text:p>
          </table:table-cell>
          <table:table-cell/>
          <table:table-cell office:value-type="float" office:value="0.001898588" calcext:value-type="float">
            <text:p>0.001898588</text:p>
          </table:table-cell>
          <table:table-cell office:value-type="float" office:value="0.006316622" calcext:value-type="float">
            <text:p>0.006316622</text:p>
          </table:table-cell>
          <table:table-cell office:value-type="float" office:value="0.005131099" calcext:value-type="float">
            <text:p>0.005131099</text:p>
          </table:table-cell>
          <table:table-cell office:value-type="float" office:value="0.004750837" calcext:value-type="float">
            <text:p>0.004750837</text:p>
          </table:table-cell>
          <table:table-cell/>
          <table:table-cell office:value-type="float" office:value="-0.003371156" calcext:value-type="float">
            <text:p>-0.003371156</text:p>
          </table:table-cell>
          <table:table-cell office:value-type="float" office:value="0.001046878" calcext:value-type="float">
            <text:p>0.001046878</text:p>
          </table:table-cell>
          <table:table-cell office:value-type="float" office:value="-0.000138646" calcext:value-type="float">
            <text:p>-0.000138646</text:p>
          </table:table-cell>
          <table:table-cell office:value-type="float" office:value="-0.000518908" calcext:value-type="float">
            <text:p>-0.000518908</text:p>
          </table:table-cell>
          <table:table-cell/>
          <table:table-cell office:value-type="float" office:value="26.335694903" calcext:value-type="float">
            <text:p>26.335694903</text:p>
          </table:table-cell>
          <table:table-cell office:value-type="float" office:value="26.444599833" calcext:value-type="float">
            <text:p>26.444599833</text:p>
          </table:table-cell>
          <table:table-cell office:value-type="float" office:value="26.415377588" calcext:value-type="float">
            <text:p>26.415377588</text:p>
          </table:table-cell>
          <table:table-cell office:value-type="float" office:value="26.406004264" calcext:value-type="float">
            <text:p>26.406004264</text:p>
          </table:table-cell>
          <table:table-cell/>
          <table:table-cell office:value-type="float" office:value="-0.085457992" calcext:value-type="float">
            <text:p>-0.085457992</text:p>
          </table:table-cell>
          <table:table-cell office:value-type="float" office:value="0.026536263" calcext:value-type="float">
            <text:p>0.026536263</text:p>
          </table:table-cell>
          <table:table-cell office:value-type="float" office:value="-0.003514463" calcext:value-type="float">
            <text:p>-0.003514463</text:p>
          </table:table-cell>
          <table:table-cell office:value-type="float" office:value="-0.013153618" calcext:value-type="float">
            <text:p>-0.013153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8 16:30:25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3785538" calcext:value-type="float">
            <text:p>0.233785538</text:p>
          </table:table-cell>
          <table:table-cell office:value-type="float" office:value="0.745217889" calcext:value-type="float">
            <text:p>0.745217889</text:p>
          </table:table-cell>
          <table:table-cell office:value-type="float" office:value="0.771128031" calcext:value-type="float">
            <text:p>0.771128031</text:p>
          </table:table-cell>
          <table:table-cell office:value-type="float" office:value="0.598412227" calcext:value-type="float">
            <text:p>0.598412227</text:p>
          </table:table-cell>
          <table:table-cell/>
          <table:table-cell office:value-type="float" office:value="0.001910013" calcext:value-type="float">
            <text:p>0.001910013</text:p>
          </table:table-cell>
          <table:table-cell office:value-type="float" office:value="0.006088381" calcext:value-type="float">
            <text:p>0.006088381</text:p>
          </table:table-cell>
          <table:table-cell office:value-type="float" office:value="0.006300066" calcext:value-type="float">
            <text:p>0.006300066</text:p>
          </table:table-cell>
          <table:table-cell office:value-type="float" office:value="0.004888989" calcext:value-type="float">
            <text:p>0.004888989</text:p>
          </table:table-cell>
          <table:table-cell/>
          <table:table-cell office:value-type="float" office:value="-0.003359732" calcext:value-type="float">
            <text:p>-0.003359732</text:p>
          </table:table-cell>
          <table:table-cell office:value-type="float" office:value="0.000818637" calcext:value-type="float">
            <text:p>0.000818637</text:p>
          </table:table-cell>
          <table:table-cell office:value-type="float" office:value="0.001030321" calcext:value-type="float">
            <text:p>0.001030321</text:p>
          </table:table-cell>
          <table:table-cell office:value-type="float" office:value="-0.000380756" calcext:value-type="float">
            <text:p>-0.000380756</text:p>
          </table:table-cell>
          <table:table-cell/>
          <table:table-cell office:value-type="float" office:value="26.330922068" calcext:value-type="float">
            <text:p>26.330922068</text:p>
          </table:table-cell>
          <table:table-cell office:value-type="float" office:value="26.433919929" calcext:value-type="float">
            <text:p>26.433919929</text:p>
          </table:table-cell>
          <table:table-cell office:value-type="float" office:value="26.43913775" calcext:value-type="float">
            <text:p>26.43913775</text:p>
          </table:table-cell>
          <table:table-cell office:value-type="float" office:value="26.404355547" calcext:value-type="float">
            <text:p>26.404355547</text:p>
          </table:table-cell>
          <table:table-cell/>
          <table:table-cell office:value-type="float" office:value="-0.085168376" calcext:value-type="float">
            <text:p>-0.085168376</text:p>
          </table:table-cell>
          <table:table-cell office:value-type="float" office:value="0.020750874" calcext:value-type="float">
            <text:p>0.020750874</text:p>
          </table:table-cell>
          <table:table-cell office:value-type="float" office:value="0.026116586" calcext:value-type="float">
            <text:p>0.026116586</text:p>
          </table:table-cell>
          <table:table-cell office:value-type="float" office:value="-0.009651623" calcext:value-type="float">
            <text:p>-0.009651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8 16:30:26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3471421" calcext:value-type="float">
            <text:p>0.233471421</text:p>
          </table:table-cell>
          <table:table-cell office:value-type="float" office:value="0.8003057" calcext:value-type="float">
            <text:p>0.8003057</text:p>
          </table:table-cell>
          <table:table-cell office:value-type="float" office:value="0.686367832" calcext:value-type="float">
            <text:p>0.686367832</text:p>
          </table:table-cell>
          <table:table-cell office:value-type="float" office:value="0.571919152" calcext:value-type="float">
            <text:p>0.571919152</text:p>
          </table:table-cell>
          <table:table-cell/>
          <table:table-cell office:value-type="float" office:value="0.001907446" calcext:value-type="float">
            <text:p>0.001907446</text:p>
          </table:table-cell>
          <table:table-cell office:value-type="float" office:value="0.006538445" calcext:value-type="float">
            <text:p>0.006538445</text:p>
          </table:table-cell>
          <table:table-cell office:value-type="float" office:value="0.00560758" calcext:value-type="float">
            <text:p>0.00560758</text:p>
          </table:table-cell>
          <table:table-cell office:value-type="float" office:value="0.004672542" calcext:value-type="float">
            <text:p>0.004672542</text:p>
          </table:table-cell>
          <table:table-cell/>
          <table:table-cell office:value-type="float" office:value="-0.003362298" calcext:value-type="float">
            <text:p>-0.003362298</text:p>
          </table:table-cell>
          <table:table-cell office:value-type="float" office:value="0.001268701" calcext:value-type="float">
            <text:p>0.001268701</text:p>
          </table:table-cell>
          <table:table-cell office:value-type="float" office:value="0.000337836" calcext:value-type="float">
            <text:p>0.000337836</text:p>
          </table:table-cell>
          <table:table-cell office:value-type="float" office:value="-0.000597202" calcext:value-type="float">
            <text:p>-0.000597202</text:p>
          </table:table-cell>
          <table:table-cell/>
          <table:table-cell office:value-type="float" office:value="26.330858805" calcext:value-type="float">
            <text:p>26.330858805</text:p>
          </table:table-cell>
          <table:table-cell office:value-type="float" office:value="26.445013561" calcext:value-type="float">
            <text:p>26.445013561</text:p>
          </table:table-cell>
          <table:table-cell office:value-type="float" office:value="26.422068533" calcext:value-type="float">
            <text:p>26.422068533</text:p>
          </table:table-cell>
          <table:table-cell office:value-type="float" office:value="26.399020171" calcext:value-type="float">
            <text:p>26.399020171</text:p>
          </table:table-cell>
          <table:table-cell/>
          <table:table-cell office:value-type="float" office:value="-0.085233434" calcext:value-type="float">
            <text:p>-0.085233434</text:p>
          </table:table-cell>
          <table:table-cell office:value-type="float" office:value="0.032158925" calcext:value-type="float">
            <text:p>0.032158925</text:p>
          </table:table-cell>
          <table:table-cell office:value-type="float" office:value="0.008563527" calcext:value-type="float">
            <text:p>0.008563527</text:p>
          </table:table-cell>
          <table:table-cell office:value-type="float" office:value="-0.015138295" calcext:value-type="float">
            <text:p>-0.0151382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8 16:30:28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4330324" calcext:value-type="float">
            <text:p>0.234330324</text:p>
          </table:table-cell>
          <table:table-cell office:value-type="float" office:value="0.739371865" calcext:value-type="float">
            <text:p>0.739371865</text:p>
          </table:table-cell>
          <table:table-cell office:value-type="float" office:value="0.769963952" calcext:value-type="float">
            <text:p>0.769963952</text:p>
          </table:table-cell>
          <table:table-cell office:value-type="float" office:value="0.60384996" calcext:value-type="float">
            <text:p>0.60384996</text:p>
          </table:table-cell>
          <table:table-cell/>
          <table:table-cell office:value-type="float" office:value="0.001914463" calcext:value-type="float">
            <text:p>0.001914463</text:p>
          </table:table-cell>
          <table:table-cell office:value-type="float" office:value="0.00604062" calcext:value-type="float">
            <text:p>0.00604062</text:p>
          </table:table-cell>
          <table:table-cell office:value-type="float" office:value="0.006290555" calcext:value-type="float">
            <text:p>0.006290555</text:p>
          </table:table-cell>
          <table:table-cell office:value-type="float" office:value="0.004933415" calcext:value-type="float">
            <text:p>0.004933415</text:p>
          </table:table-cell>
          <table:table-cell/>
          <table:table-cell office:value-type="float" office:value="-0.003355281" calcext:value-type="float">
            <text:p>-0.003355281</text:p>
          </table:table-cell>
          <table:table-cell office:value-type="float" office:value="0.000770875" calcext:value-type="float">
            <text:p>0.000770875</text:p>
          </table:table-cell>
          <table:table-cell office:value-type="float" office:value="0.001020811" calcext:value-type="float">
            <text:p>0.001020811</text:p>
          </table:table-cell>
          <table:table-cell office:value-type="float" office:value="-0.00033633" calcext:value-type="float">
            <text:p>-0.00033633</text:p>
          </table:table-cell>
          <table:table-cell/>
          <table:table-cell office:value-type="float" office:value="26.331031788" calcext:value-type="float">
            <text:p>26.331031788</text:p>
          </table:table-cell>
          <table:table-cell office:value-type="float" office:value="26.432742645" calcext:value-type="float">
            <text:p>26.432742645</text:p>
          </table:table-cell>
          <table:table-cell office:value-type="float" office:value="26.438903326" calcext:value-type="float">
            <text:p>26.438903326</text:p>
          </table:table-cell>
          <table:table-cell office:value-type="float" office:value="26.405450636" calcext:value-type="float">
            <text:p>26.405450636</text:p>
          </table:table-cell>
          <table:table-cell/>
          <table:table-cell office:value-type="float" office:value="-0.085055541" calcext:value-type="float">
            <text:p>-0.085055541</text:p>
          </table:table-cell>
          <table:table-cell office:value-type="float" office:value="0.01954022" calcext:value-type="float">
            <text:p>0.01954022</text:p>
          </table:table-cell>
          <table:table-cell office:value-type="float" office:value="0.025875518" calcext:value-type="float">
            <text:p>0.025875518</text:p>
          </table:table-cell>
          <table:table-cell office:value-type="float" office:value="-0.008525482" calcext:value-type="float">
            <text:p>-0.008525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8 16:30:29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3016042" calcext:value-type="float">
            <text:p>0.233016042</text:p>
          </table:table-cell>
          <table:table-cell office:value-type="float" office:value="0.663622697" calcext:value-type="float">
            <text:p>0.663622697</text:p>
          </table:table-cell>
          <table:table-cell office:value-type="float" office:value="0.636307673" calcext:value-type="float">
            <text:p>0.636307673</text:p>
          </table:table-cell>
          <table:table-cell office:value-type="float" office:value="0.630543903" calcext:value-type="float">
            <text:p>0.630543903</text:p>
          </table:table-cell>
          <table:table-cell/>
          <table:table-cell office:value-type="float" office:value="0.001903726" calcext:value-type="float">
            <text:p>0.001903726</text:p>
          </table:table-cell>
          <table:table-cell office:value-type="float" office:value="0.005421754" calcext:value-type="float">
            <text:p>0.005421754</text:p>
          </table:table-cell>
          <table:table-cell office:value-type="float" office:value="0.005198592" calcext:value-type="float">
            <text:p>0.005198592</text:p>
          </table:table-cell>
          <table:table-cell office:value-type="float" office:value="0.005151502" calcext:value-type="float">
            <text:p>0.005151502</text:p>
          </table:table-cell>
          <table:table-cell/>
          <table:table-cell office:value-type="float" office:value="-0.003366019" calcext:value-type="float">
            <text:p>-0.003366019</text:p>
          </table:table-cell>
          <table:table-cell office:value-type="float" office:value="0.00015201" calcext:value-type="float">
            <text:p>0.00015201</text:p>
          </table:table-cell>
          <table:table-cell office:value-type="float" office:value="-0.000071152" calcext:value-type="float">
            <text:p>-7.1152E-05</text:p>
          </table:table-cell>
          <table:table-cell office:value-type="float" office:value="-0.000118242" calcext:value-type="float">
            <text:p>-0.000118242</text:p>
          </table:table-cell>
          <table:table-cell/>
          <table:table-cell office:value-type="float" office:value="26.330767092" calcext:value-type="float">
            <text:p>26.330767092</text:p>
          </table:table-cell>
          <table:table-cell office:value-type="float" office:value="26.417488018" calcext:value-type="float">
            <text:p>26.417488018</text:p>
          </table:table-cell>
          <table:table-cell office:value-type="float" office:value="26.411987175" calcext:value-type="float">
            <text:p>26.411987175</text:p>
          </table:table-cell>
          <table:table-cell office:value-type="float" office:value="26.410826434" calcext:value-type="float">
            <text:p>26.410826434</text:p>
          </table:table-cell>
          <table:table-cell/>
          <table:table-cell office:value-type="float" office:value="-0.085327751" calcext:value-type="float">
            <text:p>-0.085327751</text:p>
          </table:table-cell>
          <table:table-cell office:value-type="float" office:value="0.003853153" calcext:value-type="float">
            <text:p>0.003853153</text:p>
          </table:table-cell>
          <table:table-cell office:value-type="float" office:value="-0.001803602" calcext:value-type="float">
            <text:p>-0.001803602</text:p>
          </table:table-cell>
          <table:table-cell office:value-type="float" office:value="-0.002997254" calcext:value-type="float">
            <text:p>-0.002997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8 16:30:30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036474" calcext:value-type="float">
            <text:p>0.234036474</text:p>
          </table:table-cell>
          <table:table-cell office:value-type="float" office:value="0.788706635" calcext:value-type="float">
            <text:p>0.788706635</text:p>
          </table:table-cell>
          <table:table-cell office:value-type="float" office:value="0.721163836" calcext:value-type="float">
            <text:p>0.721163836</text:p>
          </table:table-cell>
          <table:table-cell office:value-type="float" office:value="0.570362874" calcext:value-type="float">
            <text:p>0.570362874</text:p>
          </table:table-cell>
          <table:table-cell/>
          <table:table-cell office:value-type="float" office:value="0.001912063" calcext:value-type="float">
            <text:p>0.001912063</text:p>
          </table:table-cell>
          <table:table-cell office:value-type="float" office:value="0.006443682" calcext:value-type="float">
            <text:p>0.006443682</text:p>
          </table:table-cell>
          <table:table-cell office:value-type="float" office:value="0.005891861" calcext:value-type="float">
            <text:p>0.005891861</text:p>
          </table:table-cell>
          <table:table-cell office:value-type="float" office:value="0.004659827" calcext:value-type="float">
            <text:p>0.004659827</text:p>
          </table:table-cell>
          <table:table-cell/>
          <table:table-cell office:value-type="float" office:value="-0.003357682" calcext:value-type="float">
            <text:p>-0.003357682</text:p>
          </table:table-cell>
          <table:table-cell office:value-type="float" office:value="0.001173937" calcext:value-type="float">
            <text:p>0.001173937</text:p>
          </table:table-cell>
          <table:table-cell office:value-type="float" office:value="0.000622117" calcext:value-type="float">
            <text:p>0.000622117</text:p>
          </table:table-cell>
          <table:table-cell office:value-type="float" office:value="-0.000609917" calcext:value-type="float">
            <text:p>-0.000609917</text:p>
          </table:table-cell>
          <table:table-cell/>
          <table:table-cell office:value-type="float" office:value="26.325918151" calcext:value-type="float">
            <text:p>26.325918151</text:p>
          </table:table-cell>
          <table:table-cell office:value-type="float" office:value="26.437623781" calcext:value-type="float">
            <text:p>26.437623781</text:p>
          </table:table-cell>
          <table:table-cell office:value-type="float" office:value="26.424021849" calcext:value-type="float">
            <text:p>26.424021849</text:p>
          </table:table-cell>
          <table:table-cell office:value-type="float" office:value="26.393652601" calcext:value-type="float">
            <text:p>26.393652601</text:p>
          </table:table-cell>
          <table:table-cell/>
          <table:table-cell office:value-type="float" office:value="-0.085116403" calcext:value-type="float">
            <text:p>-0.085116403</text:p>
          </table:table-cell>
          <table:table-cell office:value-type="float" office:value="0.029756905" calcext:value-type="float">
            <text:p>0.029756905</text:p>
          </table:table-cell>
          <table:table-cell office:value-type="float" office:value="0.015769506" calcext:value-type="float">
            <text:p>0.015769506</text:p>
          </table:table-cell>
          <table:table-cell office:value-type="float" office:value="-0.015460598" calcext:value-type="float">
            <text:p>-0.0154605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8 16:30:32</text:p>
          </table:table-cell>
          <table:table-cell office:value-type="float" office:value="26.4188" calcext:value-type="float">
            <text:p>26.4188</text:p>
          </table:table-cell>
          <table:table-cell office:value-type="string" calcext:value-type="string">
            <text:p><text:s/></text:p>
          </table:table-cell>
          <table:table-cell office:value-type="float" office:value="0.233659176" calcext:value-type="float">
            <text:p>0.233659176</text:p>
          </table:table-cell>
          <table:table-cell office:value-type="float" office:value="0.649948198" calcext:value-type="float">
            <text:p>0.649948198</text:p>
          </table:table-cell>
          <table:table-cell office:value-type="float" office:value="0.711156811" calcext:value-type="float">
            <text:p>0.711156811</text:p>
          </table:table-cell>
          <table:table-cell office:value-type="float" office:value="0.682923875" calcext:value-type="float">
            <text:p>0.682923875</text:p>
          </table:table-cell>
          <table:table-cell/>
          <table:table-cell office:value-type="float" office:value="0.00190898" calcext:value-type="float">
            <text:p>0.00190898</text:p>
          </table:table-cell>
          <table:table-cell office:value-type="float" office:value="0.005310034" calcext:value-type="float">
            <text:p>0.005310034</text:p>
          </table:table-cell>
          <table:table-cell office:value-type="float" office:value="0.005810105" calcext:value-type="float">
            <text:p>0.005810105</text:p>
          </table:table-cell>
          <table:table-cell office:value-type="float" office:value="0.005579443" calcext:value-type="float">
            <text:p>0.005579443</text:p>
          </table:table-cell>
          <table:table-cell/>
          <table:table-cell office:value-type="float" office:value="-0.003360764" calcext:value-type="float">
            <text:p>-0.003360764</text:p>
          </table:table-cell>
          <table:table-cell office:value-type="float" office:value="0.00004029" calcext:value-type="float">
            <text:p>4.029E-05</text:p>
          </table:table-cell>
          <table:table-cell office:value-type="float" office:value="0.00054036" calcext:value-type="float">
            <text:p>0.00054036</text:p>
          </table:table-cell>
          <table:table-cell office:value-type="float" office:value="0.000309699" calcext:value-type="float">
            <text:p>0.000309699</text:p>
          </table:table-cell>
          <table:table-cell/>
          <table:table-cell office:value-type="float" office:value="26.335951075" calcext:value-type="float">
            <text:p>26.335951075</text:p>
          </table:table-cell>
          <table:table-cell office:value-type="float" office:value="26.419788263" calcext:value-type="float">
            <text:p>26.419788263</text:p>
          </table:table-cell>
          <table:table-cell office:value-type="float" office:value="26.432114654" calcext:value-type="float">
            <text:p>26.432114654</text:p>
          </table:table-cell>
          <table:table-cell office:value-type="float" office:value="26.426429029" calcext:value-type="float">
            <text:p>26.426429029</text:p>
          </table:table-cell>
          <table:table-cell/>
          <table:table-cell office:value-type="float" office:value="-0.085194547" calcext:value-type="float">
            <text:p>-0.085194547</text:p>
          </table:table-cell>
          <table:table-cell office:value-type="float" office:value="0.001021238" calcext:value-type="float">
            <text:p>0.001021238</text:p>
          </table:table-cell>
          <table:table-cell office:value-type="float" office:value="0.013697136" calcext:value-type="float">
            <text:p>0.013697136</text:p>
          </table:table-cell>
          <table:table-cell office:value-type="float" office:value="0.007850307" calcext:value-type="float">
            <text:p>0.007850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8 16:30:33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169988" calcext:value-type="float">
            <text:p>0.234169988</text:p>
          </table:table-cell>
          <table:table-cell office:value-type="float" office:value="0.683705888" calcext:value-type="float">
            <text:p>0.683705888</text:p>
          </table:table-cell>
          <table:table-cell office:value-type="float" office:value="0.753289551" calcext:value-type="float">
            <text:p>0.753289551</text:p>
          </table:table-cell>
          <table:table-cell office:value-type="float" office:value="0.65450855" calcext:value-type="float">
            <text:p>0.65450855</text:p>
          </table:table-cell>
          <table:table-cell/>
          <table:table-cell office:value-type="float" office:value="0.001913153" calcext:value-type="float">
            <text:p>0.001913153</text:p>
          </table:table-cell>
          <table:table-cell office:value-type="float" office:value="0.005585832" calcext:value-type="float">
            <text:p>0.005585832</text:p>
          </table:table-cell>
          <table:table-cell office:value-type="float" office:value="0.006154326" calcext:value-type="float">
            <text:p>0.006154326</text:p>
          </table:table-cell>
          <table:table-cell office:value-type="float" office:value="0.005347292" calcext:value-type="float">
            <text:p>0.005347292</text:p>
          </table:table-cell>
          <table:table-cell/>
          <table:table-cell office:value-type="float" office:value="-0.003356591" calcext:value-type="float">
            <text:p>-0.003356591</text:p>
          </table:table-cell>
          <table:table-cell office:value-type="float" office:value="0.000316088" calcext:value-type="float">
            <text:p>0.000316088</text:p>
          </table:table-cell>
          <table:table-cell office:value-type="float" office:value="0.000884582" calcext:value-type="float">
            <text:p>0.000884582</text:p>
          </table:table-cell>
          <table:table-cell office:value-type="float" office:value="0.000077548" calcext:value-type="float">
            <text:p>7.7548E-05</text:p>
          </table:table-cell>
          <table:table-cell/>
          <table:table-cell office:value-type="float" office:value="26.325945041" calcext:value-type="float">
            <text:p>26.325945041</text:p>
          </table:table-cell>
          <table:table-cell office:value-type="float" office:value="26.416478407" calcext:value-type="float">
            <text:p>26.416478407</text:p>
          </table:table-cell>
          <table:table-cell office:value-type="float" office:value="26.430491423" calcext:value-type="float">
            <text:p>26.430491423</text:p>
          </table:table-cell>
          <table:table-cell office:value-type="float" office:value="26.410598487" calcext:value-type="float">
            <text:p>26.410598487</text:p>
          </table:table-cell>
          <table:table-cell/>
          <table:table-cell office:value-type="float" office:value="-0.08508875" calcext:value-type="float">
            <text:p>-0.08508875</text:p>
          </table:table-cell>
          <table:table-cell office:value-type="float" office:value="0.008012256" calcext:value-type="float">
            <text:p>0.008012256</text:p>
          </table:table-cell>
          <table:table-cell office:value-type="float" office:value="0.022422432" calcext:value-type="float">
            <text:p>0.022422432</text:p>
          </table:table-cell>
          <table:table-cell office:value-type="float" office:value="0.001965663" calcext:value-type="float">
            <text:p>0.001965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8 16:30:34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4218268" calcext:value-type="float">
            <text:p>0.234218268</text:p>
          </table:table-cell>
          <table:table-cell office:value-type="float" office:value="0.691897356" calcext:value-type="float">
            <text:p>0.691897356</text:p>
          </table:table-cell>
          <table:table-cell office:value-type="float" office:value="0.765845271" calcext:value-type="float">
            <text:p>0.765845271</text:p>
          </table:table-cell>
          <table:table-cell office:value-type="float" office:value="0.590378116" calcext:value-type="float">
            <text:p>0.590378116</text:p>
          </table:table-cell>
          <table:table-cell/>
          <table:table-cell office:value-type="float" office:value="0.001913548" calcext:value-type="float">
            <text:p>0.001913548</text:p>
          </table:table-cell>
          <table:table-cell office:value-type="float" office:value="0.005652756" calcext:value-type="float">
            <text:p>0.005652756</text:p>
          </table:table-cell>
          <table:table-cell office:value-type="float" office:value="0.006256906" calcext:value-type="float">
            <text:p>0.006256906</text:p>
          </table:table-cell>
          <table:table-cell office:value-type="float" office:value="0.004823351" calcext:value-type="float">
            <text:p>0.004823351</text:p>
          </table:table-cell>
          <table:table-cell/>
          <table:table-cell office:value-type="float" office:value="-0.003356196" calcext:value-type="float">
            <text:p>-0.003356196</text:p>
          </table:table-cell>
          <table:table-cell office:value-type="float" office:value="0.000383012" calcext:value-type="float">
            <text:p>0.000383012</text:p>
          </table:table-cell>
          <table:table-cell office:value-type="float" office:value="0.000987161" calcext:value-type="float">
            <text:p>0.000987161</text:p>
          </table:table-cell>
          <table:table-cell office:value-type="float" office:value="-0.000446394" calcext:value-type="float">
            <text:p>-0.000446394</text:p>
          </table:table-cell>
          <table:table-cell/>
          <table:table-cell office:value-type="float" office:value="26.33100922" calcext:value-type="float">
            <text:p>26.33100922</text:p>
          </table:table-cell>
          <table:table-cell office:value-type="float" office:value="26.42318209" calcext:value-type="float">
            <text:p>26.42318209</text:p>
          </table:table-cell>
          <table:table-cell office:value-type="float" office:value="26.438073902" calcext:value-type="float">
            <text:p>26.438073902</text:p>
          </table:table-cell>
          <table:table-cell office:value-type="float" office:value="26.40273758" calcext:value-type="float">
            <text:p>26.40273758</text:p>
          </table:table-cell>
          <table:table-cell/>
          <table:table-cell office:value-type="float" office:value="-0.08507875" calcext:value-type="float">
            <text:p>-0.08507875</text:p>
          </table:table-cell>
          <table:table-cell office:value-type="float" office:value="0.009708652" calcext:value-type="float">
            <text:p>0.009708652</text:p>
          </table:table-cell>
          <table:table-cell office:value-type="float" office:value="0.025022586" calcext:value-type="float">
            <text:p>0.025022586</text:p>
          </table:table-cell>
          <table:table-cell office:value-type="float" office:value="-0.01131547" calcext:value-type="float">
            <text:p>-0.01131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8 16:30:35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811655022" calcext:value-type="float">
            <text:p>0.811655022</text:p>
          </table:table-cell>
          <table:table-cell office:value-type="float" office:value="0.634730534" calcext:value-type="float">
            <text:p>0.634730534</text:p>
          </table:table-cell>
          <table:table-cell office:value-type="float" office:value="0.566648312" calcext:value-type="float">
            <text:p>0.566648312</text:p>
          </table:table-cell>
          <table:table-cell/>
          <table:table-cell office:value-type="float" office:value="0.001910719" calcext:value-type="float">
            <text:p>0.001910719</text:p>
          </table:table-cell>
          <table:table-cell office:value-type="float" office:value="0.006631168" calcext:value-type="float">
            <text:p>0.006631168</text:p>
          </table:table-cell>
          <table:table-cell office:value-type="float" office:value="0.005185707" calcext:value-type="float">
            <text:p>0.005185707</text:p>
          </table:table-cell>
          <table:table-cell office:value-type="float" office:value="0.00462948" calcext:value-type="float">
            <text:p>0.00462948</text:p>
          </table:table-cell>
          <table:table-cell/>
          <table:table-cell office:value-type="float" office:value="-0.003359026" calcext:value-type="float">
            <text:p>-0.003359026</text:p>
          </table:table-cell>
          <table:table-cell office:value-type="float" office:value="0.001361424" calcext:value-type="float">
            <text:p>0.001361424</text:p>
          </table:table-cell>
          <table:table-cell office:value-type="float" office:value="-0.000084037" calcext:value-type="float">
            <text:p>-8.4037E-05</text:p>
          </table:table-cell>
          <table:table-cell office:value-type="float" office:value="-0.000640265" calcext:value-type="float">
            <text:p>-0.000640265</text:p>
          </table:table-cell>
          <table:table-cell/>
          <table:table-cell office:value-type="float" office:value="26.325885019" calcext:value-type="float">
            <text:p>26.325885019</text:p>
          </table:table-cell>
          <table:table-cell office:value-type="float" office:value="26.442245145" calcext:value-type="float">
            <text:p>26.442245145</text:p>
          </table:table-cell>
          <table:table-cell office:value-type="float" office:value="26.406615465" calcext:value-type="float">
            <text:p>26.406615465</text:p>
          </table:table-cell>
          <table:table-cell office:value-type="float" office:value="26.392904529" calcext:value-type="float">
            <text:p>26.392904529</text:p>
          </table:table-cell>
          <table:table-cell/>
          <table:table-cell office:value-type="float" office:value="-0.085150475" calcext:value-type="float">
            <text:p>-0.085150475</text:p>
          </table:table-cell>
          <table:table-cell office:value-type="float" office:value="0.034509218" calcext:value-type="float">
            <text:p>0.034509218</text:p>
          </table:table-cell>
          <table:table-cell office:value-type="float" office:value="-0.00213022" calcext:value-type="float">
            <text:p>-0.00213022</text:p>
          </table:table-cell>
          <table:table-cell office:value-type="float" office:value="-0.016229881" calcext:value-type="float">
            <text:p>-0.016229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8 16:30:37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4254627" calcext:value-type="float">
            <text:p>0.234254627</text:p>
          </table:table-cell>
          <table:table-cell office:value-type="float" office:value="0.806948043" calcext:value-type="float">
            <text:p>0.806948043</text:p>
          </table:table-cell>
          <table:table-cell office:value-type="float" office:value="0.640504437" calcext:value-type="float">
            <text:p>0.640504437</text:p>
          </table:table-cell>
          <table:table-cell office:value-type="float" office:value="0.568060347" calcext:value-type="float">
            <text:p>0.568060347</text:p>
          </table:table-cell>
          <table:table-cell/>
          <table:table-cell office:value-type="float" office:value="0.001913845" calcext:value-type="float">
            <text:p>0.001913845</text:p>
          </table:table-cell>
          <table:table-cell office:value-type="float" office:value="0.006592713" calcext:value-type="float">
            <text:p>0.006592713</text:p>
          </table:table-cell>
          <table:table-cell office:value-type="float" office:value="0.005232879" calcext:value-type="float">
            <text:p>0.005232879</text:p>
          </table:table-cell>
          <table:table-cell office:value-type="float" office:value="0.004641016" calcext:value-type="float">
            <text:p>0.004641016</text:p>
          </table:table-cell>
          <table:table-cell/>
          <table:table-cell office:value-type="float" office:value="-0.003355899" calcext:value-type="float">
            <text:p>-0.003355899</text:p>
          </table:table-cell>
          <table:table-cell office:value-type="float" office:value="0.001322968" calcext:value-type="float">
            <text:p>0.001322968</text:p>
          </table:table-cell>
          <table:table-cell office:value-type="float" office:value="-0.000036865" calcext:value-type="float">
            <text:p>-3.6865E-05</text:p>
          </table:table-cell>
          <table:table-cell office:value-type="float" office:value="-0.000628728" calcext:value-type="float">
            <text:p>-0.000628728</text:p>
          </table:table-cell>
          <table:table-cell/>
          <table:table-cell office:value-type="float" office:value="26.331016543" calcext:value-type="float">
            <text:p>26.331016543</text:p>
          </table:table-cell>
          <table:table-cell office:value-type="float" office:value="26.446351194" calcext:value-type="float">
            <text:p>26.446351194</text:p>
          </table:table-cell>
          <table:table-cell office:value-type="float" office:value="26.412832343" calcext:value-type="float">
            <text:p>26.412832343</text:p>
          </table:table-cell>
          <table:table-cell office:value-type="float" office:value="26.398243054" calcext:value-type="float">
            <text:p>26.398243054</text:p>
          </table:table-cell>
          <table:table-cell/>
          <table:table-cell office:value-type="float" office:value="-0.08507122" calcext:value-type="float">
            <text:p>-0.08507122</text:p>
          </table:table-cell>
          <table:table-cell office:value-type="float" office:value="0.033534466" calcext:value-type="float">
            <text:p>0.033534466</text:p>
          </table:table-cell>
          <table:table-cell office:value-type="float" office:value="-0.00093447" calcext:value-type="float">
            <text:p>-0.00093447</text:p>
          </table:table-cell>
          <table:table-cell office:value-type="float" office:value="-0.01593745" calcext:value-type="float">
            <text:p>-0.015937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8 16:30:38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414963" calcext:value-type="float">
            <text:p>0.234414963</text:p>
          </table:table-cell>
          <table:table-cell office:value-type="float" office:value="0.671089968" calcext:value-type="float">
            <text:p>0.671089968</text:p>
          </table:table-cell>
          <table:table-cell office:value-type="float" office:value="0.736703364" calcext:value-type="float">
            <text:p>0.736703364</text:p>
          </table:table-cell>
          <table:table-cell office:value-type="float" office:value="0.690322601" calcext:value-type="float">
            <text:p>0.690322601</text:p>
          </table:table-cell>
          <table:table-cell/>
          <table:table-cell office:value-type="float" office:value="0.001915155" calcext:value-type="float">
            <text:p>0.001915155</text:p>
          </table:table-cell>
          <table:table-cell office:value-type="float" office:value="0.005482761" calcext:value-type="float">
            <text:p>0.005482761</text:p>
          </table:table-cell>
          <table:table-cell office:value-type="float" office:value="0.006018818" calcext:value-type="float">
            <text:p>0.006018818</text:p>
          </table:table-cell>
          <table:table-cell office:value-type="float" office:value="0.005639891" calcext:value-type="float">
            <text:p>0.005639891</text:p>
          </table:table-cell>
          <table:table-cell/>
          <table:table-cell office:value-type="float" office:value="-0.003354589" calcext:value-type="float">
            <text:p>-0.003354589</text:p>
          </table:table-cell>
          <table:table-cell office:value-type="float" office:value="0.000213017" calcext:value-type="float">
            <text:p>0.000213017</text:p>
          </table:table-cell>
          <table:table-cell office:value-type="float" office:value="0.000749074" calcext:value-type="float">
            <text:p>0.000749074</text:p>
          </table:table-cell>
          <table:table-cell office:value-type="float" office:value="0.000370146" calcext:value-type="float">
            <text:p>0.000370146</text:p>
          </table:table-cell>
          <table:table-cell/>
          <table:table-cell office:value-type="float" office:value="26.325994379" calcext:value-type="float">
            <text:p>26.325994379</text:p>
          </table:table-cell>
          <table:table-cell office:value-type="float" office:value="26.413937748" calcext:value-type="float">
            <text:p>26.413937748</text:p>
          </table:table-cell>
          <table:table-cell office:value-type="float" office:value="26.427151251" calcext:value-type="float">
            <text:p>26.427151251</text:p>
          </table:table-cell>
          <table:table-cell office:value-type="float" office:value="26.417810913" calcext:value-type="float">
            <text:p>26.417810913</text:p>
          </table:table-cell>
          <table:table-cell/>
          <table:table-cell office:value-type="float" office:value="-0.085038011" calcext:value-type="float">
            <text:p>-0.085038011</text:p>
          </table:table-cell>
          <table:table-cell office:value-type="float" office:value="0.005399581" calcext:value-type="float">
            <text:p>0.005399581</text:p>
          </table:table-cell>
          <table:table-cell office:value-type="float" office:value="0.018987599" calcext:value-type="float">
            <text:p>0.018987599</text:p>
          </table:table-cell>
          <table:table-cell office:value-type="float" office:value="0.009382531" calcext:value-type="float">
            <text:p>0.0093825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8 16:30:39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220056" calcext:value-type="float">
            <text:p>0.234220056</text:p>
          </table:table-cell>
          <table:table-cell office:value-type="float" office:value="0.772833916" calcext:value-type="float">
            <text:p>0.772833916</text:p>
          </table:table-cell>
          <table:table-cell office:value-type="float" office:value="0.686552606" calcext:value-type="float">
            <text:p>0.686552606</text:p>
          </table:table-cell>
          <table:table-cell office:value-type="float" office:value="0.567447611" calcext:value-type="float">
            <text:p>0.567447611</text:p>
          </table:table-cell>
          <table:table-cell/>
          <table:table-cell office:value-type="float" office:value="0.001913563" calcext:value-type="float">
            <text:p>0.001913563</text:p>
          </table:table-cell>
          <table:table-cell office:value-type="float" office:value="0.006314003" calcext:value-type="float">
            <text:p>0.006314003</text:p>
          </table:table-cell>
          <table:table-cell office:value-type="float" office:value="0.00560909" calcext:value-type="float">
            <text:p>0.00560909</text:p>
          </table:table-cell>
          <table:table-cell office:value-type="float" office:value="0.00463601" calcext:value-type="float">
            <text:p>0.00463601</text:p>
          </table:table-cell>
          <table:table-cell/>
          <table:table-cell office:value-type="float" office:value="-0.003356182" calcext:value-type="float">
            <text:p>-0.003356182</text:p>
          </table:table-cell>
          <table:table-cell office:value-type="float" office:value="0.001044258" calcext:value-type="float">
            <text:p>0.001044258</text:p>
          </table:table-cell>
          <table:table-cell office:value-type="float" office:value="0.000339346" calcext:value-type="float">
            <text:p>0.000339346</text:p>
          </table:table-cell>
          <table:table-cell office:value-type="float" office:value="-0.000633734" calcext:value-type="float">
            <text:p>-0.000633734</text:p>
          </table:table-cell>
          <table:table-cell/>
          <table:table-cell office:value-type="float" office:value="26.325955125" calcext:value-type="float">
            <text:p>26.325955125</text:p>
          </table:table-cell>
          <table:table-cell office:value-type="float" office:value="26.434427309" calcext:value-type="float">
            <text:p>26.434427309</text:p>
          </table:table-cell>
          <table:table-cell office:value-type="float" office:value="26.417051693" calcext:value-type="float">
            <text:p>26.417051693</text:p>
          </table:table-cell>
          <table:table-cell office:value-type="float" office:value="26.393065499" calcext:value-type="float">
            <text:p>26.393065499</text:p>
          </table:table-cell>
          <table:table-cell/>
          <table:table-cell office:value-type="float" office:value="-0.08507838" calcext:value-type="float">
            <text:p>-0.08507838</text:p>
          </table:table-cell>
          <table:table-cell office:value-type="float" office:value="0.026469855" calcext:value-type="float">
            <text:p>0.026469855</text:p>
          </table:table-cell>
          <table:table-cell office:value-type="float" office:value="0.008601792" calcext:value-type="float">
            <text:p>0.008601792</text:p>
          </table:table-cell>
          <table:table-cell office:value-type="float" office:value="-0.016064347" calcext:value-type="float">
            <text:p>-0.016064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8 16:30:40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811662175" calcext:value-type="float">
            <text:p>0.811662175</text:p>
          </table:table-cell>
          <table:table-cell office:value-type="float" office:value="0.628549532" calcext:value-type="float">
            <text:p>0.628549532</text:p>
          </table:table-cell>
          <table:table-cell office:value-type="float" office:value="0.568015643" calcext:value-type="float">
            <text:p>0.568015643</text:p>
          </table:table-cell>
          <table:table-cell/>
          <table:table-cell office:value-type="float" office:value="0.001915053" calcext:value-type="float">
            <text:p>0.001915053</text:p>
          </table:table-cell>
          <table:table-cell office:value-type="float" office:value="0.006631227" calcext:value-type="float">
            <text:p>0.006631227</text:p>
          </table:table-cell>
          <table:table-cell office:value-type="float" office:value="0.005135209" calcext:value-type="float">
            <text:p>0.005135209</text:p>
          </table:table-cell>
          <table:table-cell office:value-type="float" office:value="0.004640651" calcext:value-type="float">
            <text:p>0.004640651</text:p>
          </table:table-cell>
          <table:table-cell/>
          <table:table-cell office:value-type="float" office:value="-0.003354692" calcext:value-type="float">
            <text:p>-0.003354692</text:p>
          </table:table-cell>
          <table:table-cell office:value-type="float" office:value="0.001361483" calcext:value-type="float">
            <text:p>0.001361483</text:p>
          </table:table-cell>
          <table:table-cell office:value-type="float" office:value="-0.000134536" calcext:value-type="float">
            <text:p>-0.000134536</text:p>
          </table:table-cell>
          <table:table-cell office:value-type="float" office:value="-0.000629094" calcext:value-type="float">
            <text:p>-0.000629094</text:p>
          </table:table-cell>
          <table:table-cell/>
          <table:table-cell office:value-type="float" office:value="26.325991859" calcext:value-type="float">
            <text:p>26.325991859</text:p>
          </table:table-cell>
          <table:table-cell office:value-type="float" office:value="26.442246586" calcext:value-type="float">
            <text:p>26.442246586</text:p>
          </table:table-cell>
          <table:table-cell office:value-type="float" office:value="26.405370693" calcext:value-type="float">
            <text:p>26.405370693</text:p>
          </table:table-cell>
          <table:table-cell office:value-type="float" office:value="26.393179895" calcext:value-type="float">
            <text:p>26.393179895</text:p>
          </table:table-cell>
          <table:table-cell/>
          <table:table-cell office:value-type="float" office:value="-0.085040604" calcext:value-type="float">
            <text:p>-0.085040604</text:p>
          </table:table-cell>
          <table:table-cell office:value-type="float" office:value="0.0345107" calcext:value-type="float">
            <text:p>0.0345107</text:p>
          </table:table-cell>
          <table:table-cell office:value-type="float" office:value="-0.003410281" calcext:value-type="float">
            <text:p>-0.003410281</text:p>
          </table:table-cell>
          <table:table-cell office:value-type="float" office:value="-0.015946708" calcext:value-type="float">
            <text:p>-0.015946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8 16:30:42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3939914" calcext:value-type="float">
            <text:p>0.233939914</text:p>
          </table:table-cell>
          <table:table-cell office:value-type="float" office:value="0.811537005" calcext:value-type="float">
            <text:p>0.811537005</text:p>
          </table:table-cell>
          <table:table-cell office:value-type="float" office:value="0.629084185" calcext:value-type="float">
            <text:p>0.629084185</text:p>
          </table:table-cell>
          <table:table-cell office:value-type="float" office:value="0.568193265" calcext:value-type="float">
            <text:p>0.568193265</text:p>
          </table:table-cell>
          <table:table-cell/>
          <table:table-cell office:value-type="float" office:value="0.001911274" calcext:value-type="float">
            <text:p>0.001911274</text:p>
          </table:table-cell>
          <table:table-cell office:value-type="float" office:value="0.006630204" calcext:value-type="float">
            <text:p>0.006630204</text:p>
          </table:table-cell>
          <table:table-cell office:value-type="float" office:value="0.005139577" calcext:value-type="float">
            <text:p>0.005139577</text:p>
          </table:table-cell>
          <table:table-cell office:value-type="float" office:value="0.004642102" calcext:value-type="float">
            <text:p>0.004642102</text:p>
          </table:table-cell>
          <table:table-cell/>
          <table:table-cell office:value-type="float" office:value="-0.003358471" calcext:value-type="float">
            <text:p>-0.003358471</text:p>
          </table:table-cell>
          <table:table-cell office:value-type="float" office:value="0.00136046" calcext:value-type="float">
            <text:p>0.00136046</text:p>
          </table:table-cell>
          <table:table-cell office:value-type="float" office:value="-0.000130168" calcext:value-type="float">
            <text:p>-0.000130168</text:p>
          </table:table-cell>
          <table:table-cell office:value-type="float" office:value="-0.000627642" calcext:value-type="float">
            <text:p>-0.000627642</text:p>
          </table:table-cell>
          <table:table-cell/>
          <table:table-cell office:value-type="float" office:value="26.33095316" calcext:value-type="float">
            <text:p>26.33095316</text:p>
          </table:table-cell>
          <table:table-cell office:value-type="float" office:value="26.447275318" calcext:value-type="float">
            <text:p>26.447275318</text:p>
          </table:table-cell>
          <table:table-cell office:value-type="float" office:value="26.410532467" calcext:value-type="float">
            <text:p>26.410532467</text:p>
          </table:table-cell>
          <table:table-cell office:value-type="float" office:value="26.398269822" calcext:value-type="float">
            <text:p>26.398269822</text:p>
          </table:table-cell>
          <table:table-cell/>
          <table:table-cell office:value-type="float" office:value="-0.085136402" calcext:value-type="float">
            <text:p>-0.085136402</text:p>
          </table:table-cell>
          <table:table-cell office:value-type="float" office:value="0.034484779" calcext:value-type="float">
            <text:p>0.034484779</text:p>
          </table:table-cell>
          <table:table-cell office:value-type="float" office:value="-0.003299556" calcext:value-type="float">
            <text:p>-0.003299556</text:p>
          </table:table-cell>
          <table:table-cell office:value-type="float" office:value="-0.015909922" calcext:value-type="float">
            <text:p>-0.0159099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8 16:30:43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711198" calcext:value-type="float">
            <text:p>0.234711198</text:p>
          </table:table-cell>
          <table:table-cell office:value-type="float" office:value="0.799455142" calcext:value-type="float">
            <text:p>0.799455142</text:p>
          </table:table-cell>
          <table:table-cell office:value-type="float" office:value="0.666185697" calcext:value-type="float">
            <text:p>0.666185697</text:p>
          </table:table-cell>
          <table:table-cell office:value-type="float" office:value="0.570862361" calcext:value-type="float">
            <text:p>0.570862361</text:p>
          </table:table-cell>
          <table:table-cell/>
          <table:table-cell office:value-type="float" office:value="0.001917575" calcext:value-type="float">
            <text:p>0.001917575</text:p>
          </table:table-cell>
          <table:table-cell office:value-type="float" office:value="0.006531496" calcext:value-type="float">
            <text:p>0.006531496</text:p>
          </table:table-cell>
          <table:table-cell office:value-type="float" office:value="0.005442694" calcext:value-type="float">
            <text:p>0.005442694</text:p>
          </table:table-cell>
          <table:table-cell office:value-type="float" office:value="0.004663908" calcext:value-type="float">
            <text:p>0.004663908</text:p>
          </table:table-cell>
          <table:table-cell/>
          <table:table-cell office:value-type="float" office:value="-0.003352169" calcext:value-type="float">
            <text:p>-0.003352169</text:p>
          </table:table-cell>
          <table:table-cell office:value-type="float" office:value="0.001261752" calcext:value-type="float">
            <text:p>0.001261752</text:p>
          </table:table-cell>
          <table:table-cell office:value-type="float" office:value="0.000172949" calcext:value-type="float">
            <text:p>0.000172949</text:p>
          </table:table-cell>
          <table:table-cell office:value-type="float" office:value="-0.000605836" calcext:value-type="float">
            <text:p>-0.000605836</text:p>
          </table:table-cell>
          <table:table-cell/>
          <table:table-cell office:value-type="float" office:value="26.326054042" calcext:value-type="float">
            <text:p>26.326054042</text:p>
          </table:table-cell>
          <table:table-cell office:value-type="float" office:value="26.439788326" calcext:value-type="float">
            <text:p>26.439788326</text:p>
          </table:table-cell>
          <table:table-cell office:value-type="float" office:value="26.412950099" calcext:value-type="float">
            <text:p>26.412950099</text:p>
          </table:table-cell>
          <table:table-cell office:value-type="float" office:value="26.393753192" calcext:value-type="float">
            <text:p>26.393753192</text:p>
          </table:table-cell>
          <table:table-cell/>
          <table:table-cell office:value-type="float" office:value="-0.084976656" calcext:value-type="float">
            <text:p>-0.084976656</text:p>
          </table:table-cell>
          <table:table-cell office:value-type="float" office:value="0.031982785" calcext:value-type="float">
            <text:p>0.031982785</text:p>
          </table:table-cell>
          <table:table-cell office:value-type="float" office:value="0.004383936" calcext:value-type="float">
            <text:p>0.004383936</text:p>
          </table:table-cell>
          <table:table-cell office:value-type="float" office:value="-0.015357155" calcext:value-type="float">
            <text:p>-0.0153571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8 16:30:44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3984021" calcext:value-type="float">
            <text:p>0.233984021</text:p>
          </table:table-cell>
          <table:table-cell office:value-type="float" office:value="0.805337525" calcext:value-type="float">
            <text:p>0.805337525</text:p>
          </table:table-cell>
          <table:table-cell office:value-type="float" office:value="0.645905214" calcext:value-type="float">
            <text:p>0.645905214</text:p>
          </table:table-cell>
          <table:table-cell office:value-type="float" office:value="0.56818194" calcext:value-type="float">
            <text:p>0.56818194</text:p>
          </table:table-cell>
          <table:table-cell/>
          <table:table-cell office:value-type="float" office:value="0.001911634" calcext:value-type="float">
            <text:p>0.001911634</text:p>
          </table:table-cell>
          <table:table-cell office:value-type="float" office:value="0.006579555" calcext:value-type="float">
            <text:p>0.006579555</text:p>
          </table:table-cell>
          <table:table-cell office:value-type="float" office:value="0.005277003" calcext:value-type="float">
            <text:p>0.005277003</text:p>
          </table:table-cell>
          <table:table-cell office:value-type="float" office:value="0.004642009" calcext:value-type="float">
            <text:p>0.004642009</text:p>
          </table:table-cell>
          <table:table-cell/>
          <table:table-cell office:value-type="float" office:value="-0.00335811" calcext:value-type="float">
            <text:p>-0.00335811</text:p>
          </table:table-cell>
          <table:table-cell office:value-type="float" office:value="0.001309811" calcext:value-type="float">
            <text:p>0.001309811</text:p>
          </table:table-cell>
          <table:table-cell office:value-type="float" office:value="0.000007259" calcext:value-type="float">
            <text:p>7.259E-06</text:p>
          </table:table-cell>
          <table:table-cell office:value-type="float" office:value="-0.000627735" calcext:value-type="float">
            <text:p>-0.000627735</text:p>
          </table:table-cell>
          <table:table-cell/>
          <table:table-cell office:value-type="float" office:value="26.325907587" calcext:value-type="float">
            <text:p>26.325907587</text:p>
          </table:table-cell>
          <table:table-cell office:value-type="float" office:value="26.440972924" calcext:value-type="float">
            <text:p>26.440972924</text:p>
          </table:table-cell>
          <table:table-cell office:value-type="float" office:value="26.408865895" calcext:value-type="float">
            <text:p>26.408865895</text:p>
          </table:table-cell>
          <table:table-cell office:value-type="float" office:value="26.393213385" calcext:value-type="float">
            <text:p>26.393213385</text:p>
          </table:table-cell>
          <table:table-cell/>
          <table:table-cell office:value-type="float" office:value="-0.085127266" calcext:value-type="float">
            <text:p>-0.085127266</text:p>
          </table:table-cell>
          <table:table-cell office:value-type="float" office:value="0.03320095" calcext:value-type="float">
            <text:p>0.03320095</text:p>
          </table:table-cell>
          <table:table-cell office:value-type="float" office:value="0.000183956" calcext:value-type="float">
            <text:p>0.000183956</text:p>
          </table:table-cell>
          <table:table-cell office:value-type="float" office:value="-0.015912268" calcext:value-type="float">
            <text:p>-0.0159122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8 16:30:46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392313" calcext:value-type="float">
            <text:p>0.234392313</text:p>
          </table:table-cell>
          <table:table-cell office:value-type="float" office:value="0.660323579" calcext:value-type="float">
            <text:p>0.660323579</text:p>
          </table:table-cell>
          <table:table-cell office:value-type="float" office:value="0.728535739" calcext:value-type="float">
            <text:p>0.728535739</text:p>
          </table:table-cell>
          <table:table-cell office:value-type="float" office:value="0.692557775" calcext:value-type="float">
            <text:p>0.692557775</text:p>
          </table:table-cell>
          <table:table-cell/>
          <table:table-cell office:value-type="float" office:value="0.00191497" calcext:value-type="float">
            <text:p>0.00191497</text:p>
          </table:table-cell>
          <table:table-cell office:value-type="float" office:value="0.0053948" calcext:value-type="float">
            <text:p>0.0053948</text:p>
          </table:table-cell>
          <table:table-cell office:value-type="float" office:value="0.005952089" calcext:value-type="float">
            <text:p>0.005952089</text:p>
          </table:table-cell>
          <table:table-cell office:value-type="float" office:value="0.005658152" calcext:value-type="float">
            <text:p>0.005658152</text:p>
          </table:table-cell>
          <table:table-cell/>
          <table:table-cell office:value-type="float" office:value="-0.003354774" calcext:value-type="float">
            <text:p>-0.003354774</text:p>
          </table:table-cell>
          <table:table-cell office:value-type="float" office:value="0.000125056" calcext:value-type="float">
            <text:p>0.000125056</text:p>
          </table:table-cell>
          <table:table-cell office:value-type="float" office:value="0.000682345" calcext:value-type="float">
            <text:p>0.000682345</text:p>
          </table:table-cell>
          <table:table-cell office:value-type="float" office:value="0.000388407" calcext:value-type="float">
            <text:p>0.000388407</text:p>
          </table:table-cell>
          <table:table-cell/>
          <table:table-cell office:value-type="float" office:value="26.320935363" calcext:value-type="float">
            <text:p>26.320935363</text:p>
          </table:table-cell>
          <table:table-cell office:value-type="float" office:value="26.406715479" calcext:value-type="float">
            <text:p>26.406715479</text:p>
          </table:table-cell>
          <table:table-cell office:value-type="float" office:value="26.420452416" calcext:value-type="float">
            <text:p>26.420452416</text:p>
          </table:table-cell>
          <table:table-cell office:value-type="float" office:value="26.413206998" calcext:value-type="float">
            <text:p>26.413206998</text:p>
          </table:table-cell>
          <table:table-cell/>
          <table:table-cell office:value-type="float" office:value="-0.085042702" calcext:value-type="float">
            <text:p>-0.085042702</text:p>
          </table:table-cell>
          <table:table-cell office:value-type="float" office:value="0.003169925" calcext:value-type="float">
            <text:p>0.003169925</text:p>
          </table:table-cell>
          <table:table-cell office:value-type="float" office:value="0.017296161" calcext:value-type="float">
            <text:p>0.017296161</text:p>
          </table:table-cell>
          <table:table-cell office:value-type="float" office:value="0.00984542" calcext:value-type="float">
            <text:p>0.009845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8 16:30:47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81185589" calcext:value-type="float">
            <text:p>0.81185589</text:p>
          </table:table-cell>
          <table:table-cell office:value-type="float" office:value="0.627061203" calcext:value-type="float">
            <text:p>0.627061203</text:p>
          </table:table-cell>
          <table:table-cell office:value-type="float" office:value="0.568670102" calcext:value-type="float">
            <text:p>0.568670102</text:p>
          </table:table-cell>
          <table:table-cell/>
          <table:table-cell office:value-type="float" office:value="0.001921242" calcext:value-type="float">
            <text:p>0.001921242</text:p>
          </table:table-cell>
          <table:table-cell office:value-type="float" office:value="0.00663281" calcext:value-type="float">
            <text:p>0.00663281</text:p>
          </table:table-cell>
          <table:table-cell office:value-type="float" office:value="0.005123049" calcext:value-type="float">
            <text:p>0.005123049</text:p>
          </table:table-cell>
          <table:table-cell office:value-type="float" office:value="0.004645998" calcext:value-type="float">
            <text:p>0.004645998</text:p>
          </table:table-cell>
          <table:table-cell/>
          <table:table-cell office:value-type="float" office:value="-0.003348502" calcext:value-type="float">
            <text:p>-0.003348502</text:p>
          </table:table-cell>
          <table:table-cell office:value-type="float" office:value="0.001363065" calcext:value-type="float">
            <text:p>0.001363065</text:p>
          </table:table-cell>
          <table:table-cell office:value-type="float" office:value="-0.000146695" calcext:value-type="float">
            <text:p>-0.000146695</text:p>
          </table:table-cell>
          <table:table-cell office:value-type="float" office:value="-0.000623747" calcext:value-type="float">
            <text:p>-0.000623747</text:p>
          </table:table-cell>
          <table:table-cell/>
          <table:table-cell office:value-type="float" office:value="26.321089981" calcext:value-type="float">
            <text:p>26.321089981</text:p>
          </table:table-cell>
          <table:table-cell office:value-type="float" office:value="26.437231658" calcext:value-type="float">
            <text:p>26.437231658</text:p>
          </table:table-cell>
          <table:table-cell office:value-type="float" office:value="26.40001686" calcext:value-type="float">
            <text:p>26.40001686</text:p>
          </table:table-cell>
          <table:table-cell office:value-type="float" office:value="26.38825754" calcext:value-type="float">
            <text:p>26.38825754</text:p>
          </table:table-cell>
          <table:table-cell/>
          <table:table-cell office:value-type="float" office:value="-0.084883698" calcext:value-type="float">
            <text:p>-0.084883698</text:p>
          </table:table-cell>
          <table:table-cell office:value-type="float" office:value="0.034550815" calcext:value-type="float">
            <text:p>0.034550815</text:p>
          </table:table-cell>
          <table:table-cell office:value-type="float" office:value="-0.003718508" calcext:value-type="float">
            <text:p>-0.003718508</text:p>
          </table:table-cell>
          <table:table-cell office:value-type="float" office:value="-0.01581117" calcext:value-type="float">
            <text:p>-0.01581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8 16:30:4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262375" calcext:value-type="float">
            <text:p>0.234262375</text:p>
          </table:table-cell>
          <table:table-cell office:value-type="float" office:value="0.784457419" calcext:value-type="float">
            <text:p>0.784457419</text:p>
          </table:table-cell>
          <table:table-cell office:value-type="float" office:value="0.627401546" calcext:value-type="float">
            <text:p>0.627401546</text:p>
          </table:table-cell>
          <table:table-cell office:value-type="float" office:value="0.582149098" calcext:value-type="float">
            <text:p>0.582149098</text:p>
          </table:table-cell>
          <table:table-cell/>
          <table:table-cell office:value-type="float" office:value="0.001913908" calcext:value-type="float">
            <text:p>0.001913908</text:p>
          </table:table-cell>
          <table:table-cell office:value-type="float" office:value="0.006408966" calcext:value-type="float">
            <text:p>0.006408966</text:p>
          </table:table-cell>
          <table:table-cell office:value-type="float" office:value="0.00512583" calcext:value-type="float">
            <text:p>0.00512583</text:p>
          </table:table-cell>
          <table:table-cell office:value-type="float" office:value="0.00475612" calcext:value-type="float">
            <text:p>0.00475612</text:p>
          </table:table-cell>
          <table:table-cell/>
          <table:table-cell office:value-type="float" office:value="-0.003355836" calcext:value-type="float">
            <text:p>-0.003355836</text:p>
          </table:table-cell>
          <table:table-cell office:value-type="float" office:value="0.001139222" calcext:value-type="float">
            <text:p>0.001139222</text:p>
          </table:table-cell>
          <table:table-cell office:value-type="float" office:value="-0.000143915" calcext:value-type="float">
            <text:p>-0.000143915</text:p>
          </table:table-cell>
          <table:table-cell office:value-type="float" office:value="-0.000513624" calcext:value-type="float">
            <text:p>-0.000513624</text:p>
          </table:table-cell>
          <table:table-cell/>
          <table:table-cell office:value-type="float" office:value="26.315854738" calcext:value-type="float">
            <text:p>26.315854738</text:p>
          </table:table-cell>
          <table:table-cell office:value-type="float" office:value="26.426660143" calcext:value-type="float">
            <text:p>26.426660143</text:p>
          </table:table-cell>
          <table:table-cell office:value-type="float" office:value="26.395031298" calcext:value-type="float">
            <text:p>26.395031298</text:p>
          </table:table-cell>
          <table:table-cell office:value-type="float" office:value="26.385917928" calcext:value-type="float">
            <text:p>26.385917928</text:p>
          </table:table-cell>
          <table:table-cell/>
          <table:table-cell office:value-type="float" office:value="-0.085069615" calcext:value-type="float">
            <text:p>-0.085069615</text:p>
          </table:table-cell>
          <table:table-cell office:value-type="float" office:value="0.028876945" calcext:value-type="float">
            <text:p>0.028876945</text:p>
          </table:table-cell>
          <table:table-cell office:value-type="float" office:value="-0.003648024" calcext:value-type="float">
            <text:p>-0.003648024</text:p>
          </table:table-cell>
          <table:table-cell office:value-type="float" office:value="-0.013019685" calcext:value-type="float">
            <text:p>-0.0130196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8 16:30:4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919648" calcext:value-type="float">
            <text:p>0.233919648</text:p>
          </table:table-cell>
          <table:table-cell office:value-type="float" office:value="0.648567158" calcext:value-type="float">
            <text:p>0.648567158</text:p>
          </table:table-cell>
          <table:table-cell office:value-type="float" office:value="0.644285756" calcext:value-type="float">
            <text:p>0.644285756</text:p>
          </table:table-cell>
          <table:table-cell office:value-type="float" office:value="0.642455893" calcext:value-type="float">
            <text:p>0.642455893</text:p>
          </table:table-cell>
          <table:table-cell/>
          <table:table-cell office:value-type="float" office:value="0.001911108" calcext:value-type="float">
            <text:p>0.001911108</text:p>
          </table:table-cell>
          <table:table-cell office:value-type="float" office:value="0.005298751" calcext:value-type="float">
            <text:p>0.005298751</text:p>
          </table:table-cell>
          <table:table-cell office:value-type="float" office:value="0.005263773" calcext:value-type="float">
            <text:p>0.005263773</text:p>
          </table:table-cell>
          <table:table-cell office:value-type="float" office:value="0.005248823" calcext:value-type="float">
            <text:p>0.005248823</text:p>
          </table:table-cell>
          <table:table-cell/>
          <table:table-cell office:value-type="float" office:value="-0.003358636" calcext:value-type="float">
            <text:p>-0.003358636</text:p>
          </table:table-cell>
          <table:table-cell office:value-type="float" office:value="0.000029007" calcext:value-type="float">
            <text:p>2.9007E-05</text:p>
          </table:table-cell>
          <table:table-cell office:value-type="float" office:value="-0.000005972" calcext:value-type="float">
            <text:p>-5.972E-06</text:p>
          </table:table-cell>
          <table:table-cell office:value-type="float" office:value="-0.000020922" calcext:value-type="float">
            <text:p>-2.0922E-05</text:p>
          </table:table-cell>
          <table:table-cell/>
          <table:table-cell office:value-type="float" office:value="26.315785712" calcext:value-type="float">
            <text:p>26.315785712</text:p>
          </table:table-cell>
          <table:table-cell office:value-type="float" office:value="26.399293806" calcext:value-type="float">
            <text:p>26.399293806</text:p>
          </table:table-cell>
          <table:table-cell office:value-type="float" office:value="26.398431582" calcext:value-type="float">
            <text:p>26.398431582</text:p>
          </table:table-cell>
          <table:table-cell office:value-type="float" office:value="26.39806307" calcext:value-type="float">
            <text:p>26.39806307</text:p>
          </table:table-cell>
          <table:table-cell/>
          <table:table-cell office:value-type="float" office:value="-0.085140599" calcext:value-type="float">
            <text:p>-0.085140599</text:p>
          </table:table-cell>
          <table:table-cell office:value-type="float" office:value="0.000735231" calcext:value-type="float">
            <text:p>0.000735231</text:p>
          </table:table-cell>
          <table:table-cell office:value-type="float" office:value="-0.000151377" calcext:value-type="float">
            <text:p>-0.000151377</text:p>
          </table:table-cell>
          <table:table-cell office:value-type="float" office:value="-0.000530333" calcext:value-type="float">
            <text:p>-0.000530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8 16:30:51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099224" calcext:value-type="float">
            <text:p>0.235099224</text:p>
          </table:table-cell>
          <table:table-cell office:value-type="float" office:value="0.732041685" calcext:value-type="float">
            <text:p>0.732041685</text:p>
          </table:table-cell>
          <table:table-cell office:value-type="float" office:value="0.764727088" calcext:value-type="float">
            <text:p>0.764727088</text:p>
          </table:table-cell>
          <table:table-cell office:value-type="float" office:value="0.621545389" calcext:value-type="float">
            <text:p>0.621545389</text:p>
          </table:table-cell>
          <table:table-cell/>
          <table:table-cell office:value-type="float" office:value="0.001920745" calcext:value-type="float">
            <text:p>0.001920745</text:p>
          </table:table-cell>
          <table:table-cell office:value-type="float" office:value="0.005980733" calcext:value-type="float">
            <text:p>0.005980733</text:p>
          </table:table-cell>
          <table:table-cell office:value-type="float" office:value="0.00624777" calcext:value-type="float">
            <text:p>0.00624777</text:p>
          </table:table-cell>
          <table:table-cell office:value-type="float" office:value="0.005077985" calcext:value-type="float">
            <text:p>0.005077985</text:p>
          </table:table-cell>
          <table:table-cell/>
          <table:table-cell office:value-type="float" office:value="-0.003348999" calcext:value-type="float">
            <text:p>-0.003348999</text:p>
          </table:table-cell>
          <table:table-cell office:value-type="float" office:value="0.000710988" calcext:value-type="float">
            <text:p>0.000710988</text:p>
          </table:table-cell>
          <table:table-cell office:value-type="float" office:value="0.000978026" calcext:value-type="float">
            <text:p>0.000978026</text:p>
          </table:table-cell>
          <table:table-cell office:value-type="float" office:value="-0.000191759" calcext:value-type="float">
            <text:p>-0.000191759</text:p>
          </table:table-cell>
          <table:table-cell/>
          <table:table-cell office:value-type="float" office:value="26.321077736" calcext:value-type="float">
            <text:p>26.321077736</text:p>
          </table:table-cell>
          <table:table-cell office:value-type="float" office:value="26.421158458" calcext:value-type="float">
            <text:p>26.421158458</text:p>
          </table:table-cell>
          <table:table-cell office:value-type="float" office:value="26.42774076" calcext:value-type="float">
            <text:p>26.42774076</text:p>
          </table:table-cell>
          <table:table-cell office:value-type="float" office:value="26.398906041" calcext:value-type="float">
            <text:p>26.398906041</text:p>
          </table:table-cell>
          <table:table-cell/>
          <table:table-cell office:value-type="float" office:value="-0.08489629" calcext:value-type="float">
            <text:p>-0.08489629</text:p>
          </table:table-cell>
          <table:table-cell office:value-type="float" office:value="0.01802221" calcext:value-type="float">
            <text:p>0.01802221</text:p>
          </table:table-cell>
          <table:table-cell office:value-type="float" office:value="0.024791022" calcext:value-type="float">
            <text:p>0.024791022</text:p>
          </table:table-cell>
          <table:table-cell office:value-type="float" office:value="-0.004860813" calcext:value-type="float">
            <text:p>-0.0048608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8 16:30:52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5150484" calcext:value-type="float">
            <text:p>0.235150484</text:p>
          </table:table-cell>
          <table:table-cell office:value-type="float" office:value="0.74090132" calcext:value-type="float">
            <text:p>0.74090132</text:p>
          </table:table-cell>
          <table:table-cell office:value-type="float" office:value="0.770567747" calcext:value-type="float">
            <text:p>0.770567747</text:p>
          </table:table-cell>
          <table:table-cell office:value-type="float" office:value="0.599875522" calcext:value-type="float">
            <text:p>0.599875522</text:p>
          </table:table-cell>
          <table:table-cell/>
          <table:table-cell office:value-type="float" office:value="0.001921164" calcext:value-type="float">
            <text:p>0.001921164</text:p>
          </table:table-cell>
          <table:table-cell office:value-type="float" office:value="0.006053115" calcext:value-type="float">
            <text:p>0.006053115</text:p>
          </table:table-cell>
          <table:table-cell office:value-type="float" office:value="0.006295488" calcext:value-type="float">
            <text:p>0.006295488</text:p>
          </table:table-cell>
          <table:table-cell office:value-type="float" office:value="0.004900944" calcext:value-type="float">
            <text:p>0.004900944</text:p>
          </table:table-cell>
          <table:table-cell/>
          <table:table-cell office:value-type="float" office:value="-0.00334858" calcext:value-type="float">
            <text:p>-0.00334858</text:p>
          </table:table-cell>
          <table:table-cell office:value-type="float" office:value="0.000783371" calcext:value-type="float">
            <text:p>0.000783371</text:p>
          </table:table-cell>
          <table:table-cell office:value-type="float" office:value="0.001025744" calcext:value-type="float">
            <text:p>0.001025744</text:p>
          </table:table-cell>
          <table:table-cell office:value-type="float" office:value="-0.000368801" calcext:value-type="float">
            <text:p>-0.000368801</text:p>
          </table:table-cell>
          <table:table-cell/>
          <table:table-cell office:value-type="float" office:value="26.326142514" calcext:value-type="float">
            <text:p>26.326142514</text:p>
          </table:table-cell>
          <table:table-cell office:value-type="float" office:value="26.427996648" calcext:value-type="float">
            <text:p>26.427996648</text:p>
          </table:table-cell>
          <table:table-cell office:value-type="float" office:value="26.433970944" calcext:value-type="float">
            <text:p>26.433970944</text:p>
          </table:table-cell>
          <table:table-cell office:value-type="float" office:value="26.399596108" calcext:value-type="float">
            <text:p>26.399596108</text:p>
          </table:table-cell>
          <table:table-cell/>
          <table:table-cell office:value-type="float" office:value="-0.084885673" calcext:value-type="float">
            <text:p>-0.084885673</text:p>
          </table:table-cell>
          <table:table-cell office:value-type="float" office:value="0.019856955" calcext:value-type="float">
            <text:p>0.019856955</text:p>
          </table:table-cell>
          <table:table-cell office:value-type="float" office:value="0.026000557" calcext:value-type="float">
            <text:p>0.026000557</text:p>
          </table:table-cell>
          <table:table-cell office:value-type="float" office:value="-0.009348578" calcext:value-type="float">
            <text:p>-0.0093485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8 16:30:53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5051541" calcext:value-type="float">
            <text:p>0.235051541</text:p>
          </table:table-cell>
          <table:table-cell office:value-type="float" office:value="0.736638991" calcext:value-type="float">
            <text:p>0.736638991</text:p>
          </table:table-cell>
          <table:table-cell office:value-type="float" office:value="0.769416782" calcext:value-type="float">
            <text:p>0.769416782</text:p>
          </table:table-cell>
          <table:table-cell office:value-type="float" office:value="0.596116852" calcext:value-type="float">
            <text:p>0.596116852</text:p>
          </table:table-cell>
          <table:table-cell/>
          <table:table-cell office:value-type="float" office:value="0.001920356" calcext:value-type="float">
            <text:p>0.001920356</text:p>
          </table:table-cell>
          <table:table-cell office:value-type="float" office:value="0.006018292" calcext:value-type="float">
            <text:p>0.006018292</text:p>
          </table:table-cell>
          <table:table-cell office:value-type="float" office:value="0.006286085" calcext:value-type="float">
            <text:p>0.006286085</text:p>
          </table:table-cell>
          <table:table-cell office:value-type="float" office:value="0.004870236" calcext:value-type="float">
            <text:p>0.004870236</text:p>
          </table:table-cell>
          <table:table-cell/>
          <table:table-cell office:value-type="float" office:value="-0.003349389" calcext:value-type="float">
            <text:p>-0.003349389</text:p>
          </table:table-cell>
          <table:table-cell office:value-type="float" office:value="0.000748548" calcext:value-type="float">
            <text:p>0.000748548</text:p>
          </table:table-cell>
          <table:table-cell office:value-type="float" office:value="0.00101634" calcext:value-type="float">
            <text:p>0.00101634</text:p>
          </table:table-cell>
          <table:table-cell office:value-type="float" office:value="-0.000399509" calcext:value-type="float">
            <text:p>-0.000399509</text:p>
          </table:table-cell>
          <table:table-cell/>
          <table:table-cell office:value-type="float" office:value="26.310959225" calcext:value-type="float">
            <text:p>26.310959225</text:p>
          </table:table-cell>
          <table:table-cell office:value-type="float" office:value="26.411976272" calcext:value-type="float">
            <text:p>26.411976272</text:p>
          </table:table-cell>
          <table:table-cell office:value-type="float" office:value="26.418577233" calcext:value-type="float">
            <text:p>26.418577233</text:p>
          </table:table-cell>
          <table:table-cell office:value-type="float" office:value="26.383676765" calcext:value-type="float">
            <text:p>26.383676765</text:p>
          </table:table-cell>
          <table:table-cell/>
          <table:table-cell office:value-type="float" office:value="-0.084906166" calcext:value-type="float">
            <text:p>-0.084906166</text:p>
          </table:table-cell>
          <table:table-cell office:value-type="float" office:value="0.018974268" calcext:value-type="float">
            <text:p>0.018974268</text:p>
          </table:table-cell>
          <table:table-cell office:value-type="float" office:value="0.025762205" calcext:value-type="float">
            <text:p>0.025762205</text:p>
          </table:table-cell>
          <table:table-cell office:value-type="float" office:value="-0.01012699" calcext:value-type="float">
            <text:p>-0.010126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8 16:30:55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079555" calcext:value-type="float">
            <text:p>0.235079555</text:p>
          </table:table-cell>
          <table:table-cell office:value-type="float" office:value="0.775724742" calcext:value-type="float">
            <text:p>0.775724742</text:p>
          </table:table-cell>
          <table:table-cell office:value-type="float" office:value="0.742917745" calcext:value-type="float">
            <text:p>0.742917745</text:p>
          </table:table-cell>
          <table:table-cell office:value-type="float" office:value="0.574514338" calcext:value-type="float">
            <text:p>0.574514338</text:p>
          </table:table-cell>
          <table:table-cell/>
          <table:table-cell office:value-type="float" office:value="0.001920585" calcext:value-type="float">
            <text:p>0.001920585</text:p>
          </table:table-cell>
          <table:table-cell office:value-type="float" office:value="0.00633762" calcext:value-type="float">
            <text:p>0.00633762</text:p>
          </table:table-cell>
          <table:table-cell office:value-type="float" office:value="0.006069589" calcext:value-type="float">
            <text:p>0.006069589</text:p>
          </table:table-cell>
          <table:table-cell office:value-type="float" office:value="0.004693745" calcext:value-type="float">
            <text:p>0.004693745</text:p>
          </table:table-cell>
          <table:table-cell/>
          <table:table-cell office:value-type="float" office:value="-0.00334916" calcext:value-type="float">
            <text:p>-0.00334916</text:p>
          </table:table-cell>
          <table:table-cell office:value-type="float" office:value="0.001067876" calcext:value-type="float">
            <text:p>0.001067876</text:p>
          </table:table-cell>
          <table:table-cell office:value-type="float" office:value="0.000799845" calcext:value-type="float">
            <text:p>0.000799845</text:p>
          </table:table-cell>
          <table:table-cell office:value-type="float" office:value="-0.000576" calcext:value-type="float">
            <text:p>-0.000576</text:p>
          </table:table-cell>
          <table:table-cell/>
          <table:table-cell office:value-type="float" office:value="26.321073775" calcext:value-type="float">
            <text:p>26.321073775</text:p>
          </table:table-cell>
          <table:table-cell office:value-type="float" office:value="26.429955498" calcext:value-type="float">
            <text:p>26.429955498</text:p>
          </table:table-cell>
          <table:table-cell office:value-type="float" office:value="26.423348722" calcext:value-type="float">
            <text:p>26.423348722</text:p>
          </table:table-cell>
          <table:table-cell office:value-type="float" office:value="26.38943451" calcext:value-type="float">
            <text:p>26.38943451</text:p>
          </table:table-cell>
          <table:table-cell/>
          <table:table-cell office:value-type="float" office:value="-0.084900363" calcext:value-type="float">
            <text:p>-0.084900363</text:p>
          </table:table-cell>
          <table:table-cell office:value-type="float" office:value="0.027068511" calcext:value-type="float">
            <text:p>0.027068511</text:p>
          </table:table-cell>
          <table:table-cell office:value-type="float" office:value="0.020274537" calcext:value-type="float">
            <text:p>0.020274537</text:p>
          </table:table-cell>
          <table:table-cell office:value-type="float" office:value="-0.014600834" calcext:value-type="float">
            <text:p>-0.014600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8 16:30:56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024123" calcext:value-type="float">
            <text:p>0.235024123</text:p>
          </table:table-cell>
          <table:table-cell office:value-type="float" office:value="0.806939102" calcext:value-type="float">
            <text:p>0.806939102</text:p>
          </table:table-cell>
          <table:table-cell office:value-type="float" office:value="0.630540327" calcext:value-type="float">
            <text:p>0.630540327</text:p>
          </table:table-cell>
          <table:table-cell office:value-type="float" office:value="0.580322216" calcext:value-type="float">
            <text:p>0.580322216</text:p>
          </table:table-cell>
          <table:table-cell/>
          <table:table-cell office:value-type="float" office:value="0.001920132" calcext:value-type="float">
            <text:p>0.001920132</text:p>
          </table:table-cell>
          <table:table-cell office:value-type="float" office:value="0.00659264" calcext:value-type="float">
            <text:p>0.00659264</text:p>
          </table:table-cell>
          <table:table-cell office:value-type="float" office:value="0.005151473" calcext:value-type="float">
            <text:p>0.005151473</text:p>
          </table:table-cell>
          <table:table-cell office:value-type="float" office:value="0.004741195" calcext:value-type="float">
            <text:p>0.004741195</text:p>
          </table:table-cell>
          <table:table-cell/>
          <table:table-cell office:value-type="float" office:value="-0.003349613" calcext:value-type="float">
            <text:p>-0.003349613</text:p>
          </table:table-cell>
          <table:table-cell office:value-type="float" office:value="0.001322895" calcext:value-type="float">
            <text:p>0.001322895</text:p>
          </table:table-cell>
          <table:table-cell office:value-type="float" office:value="-0.000118271" calcext:value-type="float">
            <text:p>-0.000118271</text:p>
          </table:table-cell>
          <table:table-cell office:value-type="float" office:value="-0.00052855" calcext:value-type="float">
            <text:p>-0.00052855</text:p>
          </table:table-cell>
          <table:table-cell/>
          <table:table-cell office:value-type="float" office:value="26.321062611" calcext:value-type="float">
            <text:p>26.321062611</text:p>
          </table:table-cell>
          <table:table-cell office:value-type="float" office:value="26.436241508" calcext:value-type="float">
            <text:p>26.436241508</text:p>
          </table:table-cell>
          <table:table-cell office:value-type="float" office:value="26.400717513" calcext:value-type="float">
            <text:p>26.400717513</text:p>
          </table:table-cell>
          <table:table-cell office:value-type="float" office:value="26.390604156" calcext:value-type="float">
            <text:p>26.390604156</text:p>
          </table:table-cell>
          <table:table-cell/>
          <table:table-cell office:value-type="float" office:value="-0.084911844" calcext:value-type="float">
            <text:p>-0.084911844</text:p>
          </table:table-cell>
          <table:table-cell office:value-type="float" office:value="0.033532615" calcext:value-type="float">
            <text:p>0.033532615</text:p>
          </table:table-cell>
          <table:table-cell office:value-type="float" office:value="-0.002997995" calcext:value-type="float">
            <text:p>-0.002997995</text:p>
          </table:table-cell>
          <table:table-cell office:value-type="float" office:value="-0.01339803" calcext:value-type="float">
            <text:p>-0.013398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8 16:30:57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31857" calcext:value-type="float">
            <text:p>0.23531857</text:p>
          </table:table-cell>
          <table:table-cell office:value-type="float" office:value="0.755267233" calcext:value-type="float">
            <text:p>0.755267233</text:p>
          </table:table-cell>
          <table:table-cell office:value-type="float" office:value="0.769607516" calcext:value-type="float">
            <text:p>0.769607516</text:p>
          </table:table-cell>
          <table:table-cell office:value-type="float" office:value="0.586295794" calcext:value-type="float">
            <text:p>0.586295794</text:p>
          </table:table-cell>
          <table:table-cell/>
          <table:table-cell office:value-type="float" office:value="0.001922537" calcext:value-type="float">
            <text:p>0.001922537</text:p>
          </table:table-cell>
          <table:table-cell office:value-type="float" office:value="0.006170484" calcext:value-type="float">
            <text:p>0.006170484</text:p>
          </table:table-cell>
          <table:table-cell office:value-type="float" office:value="0.006287643" calcext:value-type="float">
            <text:p>0.006287643</text:p>
          </table:table-cell>
          <table:table-cell office:value-type="float" office:value="0.004789998" calcext:value-type="float">
            <text:p>0.004789998</text:p>
          </table:table-cell>
          <table:table-cell/>
          <table:table-cell office:value-type="float" office:value="-0.003347207" calcext:value-type="float">
            <text:p>-0.003347207</text:p>
          </table:table-cell>
          <table:table-cell office:value-type="float" office:value="0.00090074" calcext:value-type="float">
            <text:p>0.00090074</text:p>
          </table:table-cell>
          <table:table-cell office:value-type="float" office:value="0.001017899" calcext:value-type="float">
            <text:p>0.001017899</text:p>
          </table:table-cell>
          <table:table-cell office:value-type="float" office:value="-0.000479746" calcext:value-type="float">
            <text:p>-0.000479746</text:p>
          </table:table-cell>
          <table:table-cell/>
          <table:table-cell office:value-type="float" office:value="26.321121913" calcext:value-type="float">
            <text:p>26.321121913</text:p>
          </table:table-cell>
          <table:table-cell office:value-type="float" office:value="26.425835705" calcext:value-type="float">
            <text:p>26.425835705</text:p>
          </table:table-cell>
          <table:table-cell office:value-type="float" office:value="26.428723595" calcext:value-type="float">
            <text:p>26.428723595</text:p>
          </table:table-cell>
          <table:table-cell office:value-type="float" office:value="26.391807171" calcext:value-type="float">
            <text:p>26.391807171</text:p>
          </table:table-cell>
          <table:table-cell/>
          <table:table-cell office:value-type="float" office:value="-0.08485086" calcext:value-type="float">
            <text:p>-0.08485086</text:p>
          </table:table-cell>
          <table:table-cell office:value-type="float" office:value="0.022831989" calcext:value-type="float">
            <text:p>0.022831989</text:p>
          </table:table-cell>
          <table:table-cell office:value-type="float" office:value="0.025801704" calcext:value-type="float">
            <text:p>0.025801704</text:p>
          </table:table-cell>
          <table:table-cell office:value-type="float" office:value="-0.012160911" calcext:value-type="float">
            <text:p>-0.0121609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8 16:30:58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597353" calcext:value-type="float">
            <text:p>0.234597353</text:p>
          </table:table-cell>
          <table:table-cell office:value-type="float" office:value="0.657819588" calcext:value-type="float">
            <text:p>0.657819588</text:p>
          </table:table-cell>
          <table:table-cell office:value-type="float" office:value="0.726246324" calcext:value-type="float">
            <text:p>0.726246324</text:p>
          </table:table-cell>
          <table:table-cell office:value-type="float" office:value="0.693200909" calcext:value-type="float">
            <text:p>0.693200909</text:p>
          </table:table-cell>
          <table:table-cell/>
          <table:table-cell office:value-type="float" office:value="0.001916645" calcext:value-type="float">
            <text:p>0.001916645</text:p>
          </table:table-cell>
          <table:table-cell office:value-type="float" office:value="0.005374343" calcext:value-type="float">
            <text:p>0.005374343</text:p>
          </table:table-cell>
          <table:table-cell office:value-type="float" office:value="0.005933385" calcext:value-type="float">
            <text:p>0.005933385</text:p>
          </table:table-cell>
          <table:table-cell office:value-type="float" office:value="0.005663406" calcext:value-type="float">
            <text:p>0.005663406</text:p>
          </table:table-cell>
          <table:table-cell/>
          <table:table-cell office:value-type="float" office:value="-0.003353099" calcext:value-type="float">
            <text:p>-0.003353099</text:p>
          </table:table-cell>
          <table:table-cell office:value-type="float" office:value="0.000104599" calcext:value-type="float">
            <text:p>0.000104599</text:p>
          </table:table-cell>
          <table:table-cell office:value-type="float" office:value="0.000663641" calcext:value-type="float">
            <text:p>0.000663641</text:p>
          </table:table-cell>
          <table:table-cell office:value-type="float" office:value="0.000393662" calcext:value-type="float">
            <text:p>0.000393662</text:p>
          </table:table-cell>
          <table:table-cell/>
          <table:table-cell office:value-type="float" office:value="26.320976658" calcext:value-type="float">
            <text:p>26.320976658</text:p>
          </table:table-cell>
          <table:table-cell office:value-type="float" office:value="26.406211208" calcext:value-type="float">
            <text:p>26.406211208</text:p>
          </table:table-cell>
          <table:table-cell office:value-type="float" office:value="26.419991364" calcext:value-type="float">
            <text:p>26.419991364</text:p>
          </table:table-cell>
          <table:table-cell office:value-type="float" office:value="26.413336516" calcext:value-type="float">
            <text:p>26.413336516</text:p>
          </table:table-cell>
          <table:table-cell/>
          <table:table-cell office:value-type="float" office:value="-0.085000235" calcext:value-type="float">
            <text:p>-0.085000235</text:p>
          </table:table-cell>
          <table:table-cell office:value-type="float" office:value="0.002651362" calcext:value-type="float">
            <text:p>0.002651362</text:p>
          </table:table-cell>
          <table:table-cell office:value-type="float" office:value="0.016822044" calcext:value-type="float">
            <text:p>0.016822044</text:p>
          </table:table-cell>
          <table:table-cell office:value-type="float" office:value="0.009978608" calcext:value-type="float">
            <text:p>0.0099786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8 16:31:00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211711" calcext:value-type="float">
            <text:p>0.234211711</text:p>
          </table:table-cell>
          <table:table-cell office:value-type="float" office:value="0.637967067" calcext:value-type="float">
            <text:p>0.637967067</text:p>
          </table:table-cell>
          <table:table-cell office:value-type="float" office:value="0.678206763" calcext:value-type="float">
            <text:p>0.678206763</text:p>
          </table:table-cell>
          <table:table-cell office:value-type="float" office:value="0.665858467" calcext:value-type="float">
            <text:p>0.665858467</text:p>
          </table:table-cell>
          <table:table-cell/>
          <table:table-cell office:value-type="float" office:value="0.001913494" calcext:value-type="float">
            <text:p>0.001913494</text:p>
          </table:table-cell>
          <table:table-cell office:value-type="float" office:value="0.005212149" calcext:value-type="float">
            <text:p>0.005212149</text:p>
          </table:table-cell>
          <table:table-cell office:value-type="float" office:value="0.005540905" calcext:value-type="float">
            <text:p>0.005540905</text:p>
          </table:table-cell>
          <table:table-cell office:value-type="float" office:value="0.00544002" calcext:value-type="float">
            <text:p>0.00544002</text:p>
          </table:table-cell>
          <table:table-cell/>
          <table:table-cell office:value-type="float" office:value="-0.00335625" calcext:value-type="float">
            <text:p>-0.00335625</text:p>
          </table:table-cell>
          <table:table-cell office:value-type="float" office:value="-0.000057595" calcext:value-type="float">
            <text:p>-5.7595E-05</text:p>
          </table:table-cell>
          <table:table-cell office:value-type="float" office:value="0.000271161" calcext:value-type="float">
            <text:p>0.000271161</text:p>
          </table:table-cell>
          <table:table-cell office:value-type="float" office:value="0.000170276" calcext:value-type="float">
            <text:p>0.000170276</text:p>
          </table:table-cell>
          <table:table-cell/>
          <table:table-cell office:value-type="float" office:value="26.315844535" calcext:value-type="float">
            <text:p>26.315844535</text:p>
          </table:table-cell>
          <table:table-cell office:value-type="float" office:value="26.397159073" calcext:value-type="float">
            <text:p>26.397159073</text:p>
          </table:table-cell>
          <table:table-cell office:value-type="float" office:value="26.40526285" calcext:value-type="float">
            <text:p>26.40526285</text:p>
          </table:table-cell>
          <table:table-cell office:value-type="float" office:value="26.402776062" calcext:value-type="float">
            <text:p>26.402776062</text:p>
          </table:table-cell>
          <table:table-cell/>
          <table:table-cell office:value-type="float" office:value="-0.085080108" calcext:value-type="float">
            <text:p>-0.085080108</text:p>
          </table:table-cell>
          <table:table-cell office:value-type="float" office:value="-0.001459948" calcext:value-type="float">
            <text:p>-0.001459948</text:p>
          </table:table-cell>
          <table:table-cell office:value-type="float" office:value="0.006873424" calcext:value-type="float">
            <text:p>0.006873424</text:p>
          </table:table-cell>
          <table:table-cell office:value-type="float" office:value="0.004316168" calcext:value-type="float">
            <text:p>0.004316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8 16:31:01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426288" calcext:value-type="float">
            <text:p>0.234426288</text:p>
          </table:table-cell>
          <table:table-cell office:value-type="float" office:value="0.643060284" calcext:value-type="float">
            <text:p>0.643060284</text:p>
          </table:table-cell>
          <table:table-cell office:value-type="float" office:value="0.696358764" calcext:value-type="float">
            <text:p>0.696358764</text:p>
          </table:table-cell>
          <table:table-cell office:value-type="float" office:value="0.67416974" calcext:value-type="float">
            <text:p>0.67416974</text:p>
          </table:table-cell>
          <table:table-cell/>
          <table:table-cell office:value-type="float" office:value="0.001915247" calcext:value-type="float">
            <text:p>0.001915247</text:p>
          </table:table-cell>
          <table:table-cell office:value-type="float" office:value="0.00525376" calcext:value-type="float">
            <text:p>0.00525376</text:p>
          </table:table-cell>
          <table:table-cell office:value-type="float" office:value="0.005689206" calcext:value-type="float">
            <text:p>0.005689206</text:p>
          </table:table-cell>
          <table:table-cell office:value-type="float" office:value="0.005507923" calcext:value-type="float">
            <text:p>0.005507923</text:p>
          </table:table-cell>
          <table:table-cell/>
          <table:table-cell office:value-type="float" office:value="-0.003354497" calcext:value-type="float">
            <text:p>-0.003354497</text:p>
          </table:table-cell>
          <table:table-cell office:value-type="float" office:value="-0.000015984" calcext:value-type="float">
            <text:p>-1.5984E-05</text:p>
          </table:table-cell>
          <table:table-cell office:value-type="float" office:value="0.000419461" calcext:value-type="float">
            <text:p>0.000419461</text:p>
          </table:table-cell>
          <table:table-cell office:value-type="float" office:value="0.000238178" calcext:value-type="float">
            <text:p>0.000238178</text:p>
          </table:table-cell>
          <table:table-cell/>
          <table:table-cell office:value-type="float" office:value="26.32599666" calcext:value-type="float">
            <text:p>26.32599666</text:p>
          </table:table-cell>
          <table:table-cell office:value-type="float" office:value="26.408292965" calcext:value-type="float">
            <text:p>26.408292965</text:p>
          </table:table-cell>
          <table:table-cell office:value-type="float" office:value="26.419026503" calcext:value-type="float">
            <text:p>26.419026503</text:p>
          </table:table-cell>
          <table:table-cell office:value-type="float" office:value="26.414557969" calcext:value-type="float">
            <text:p>26.414557969</text:p>
          </table:table-cell>
          <table:table-cell/>
          <table:table-cell office:value-type="float" office:value="-0.085035666" calcext:value-type="float">
            <text:p>-0.085035666</text:p>
          </table:table-cell>
          <table:table-cell office:value-type="float" office:value="-0.000405166" calcext:value-type="float">
            <text:p>-0.000405166</text:p>
          </table:table-cell>
          <table:table-cell office:value-type="float" office:value="0.010632577" calcext:value-type="float">
            <text:p>0.010632577</text:p>
          </table:table-cell>
          <table:table-cell office:value-type="float" office:value="0.006037382" calcext:value-type="float">
            <text:p>0.0060373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8 16:31:02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5016374" calcext:value-type="float">
            <text:p>0.235016374</text:p>
          </table:table-cell>
          <table:table-cell office:value-type="float" office:value="0.75315544" calcext:value-type="float">
            <text:p>0.75315544</text:p>
          </table:table-cell>
          <table:table-cell office:value-type="float" office:value="0.774065348" calcext:value-type="float">
            <text:p>0.774065348</text:p>
          </table:table-cell>
          <table:table-cell office:value-type="float" office:value="0.589072178" calcext:value-type="float">
            <text:p>0.589072178</text:p>
          </table:table-cell>
          <table:table-cell/>
          <table:table-cell office:value-type="float" office:value="0.001920068" calcext:value-type="float">
            <text:p>0.001920068</text:p>
          </table:table-cell>
          <table:table-cell office:value-type="float" office:value="0.006153231" calcext:value-type="float">
            <text:p>0.006153231</text:p>
          </table:table-cell>
          <table:table-cell office:value-type="float" office:value="0.006324063" calcext:value-type="float">
            <text:p>0.006324063</text:p>
          </table:table-cell>
          <table:table-cell office:value-type="float" office:value="0.004812681" calcext:value-type="float">
            <text:p>0.004812681</text:p>
          </table:table-cell>
          <table:table-cell/>
          <table:table-cell office:value-type="float" office:value="-0.003349676" calcext:value-type="float">
            <text:p>-0.003349676</text:p>
          </table:table-cell>
          <table:table-cell office:value-type="float" office:value="0.000883486" calcext:value-type="float">
            <text:p>0.000883486</text:p>
          </table:table-cell>
          <table:table-cell office:value-type="float" office:value="0.001054319" calcext:value-type="float">
            <text:p>0.001054319</text:p>
          </table:table-cell>
          <table:table-cell office:value-type="float" office:value="-0.000457063" calcext:value-type="float">
            <text:p>-0.000457063</text:p>
          </table:table-cell>
          <table:table-cell/>
          <table:table-cell office:value-type="float" office:value="26.331169959" calcext:value-type="float">
            <text:p>26.331169959</text:p>
          </table:table-cell>
          <table:table-cell office:value-type="float" office:value="26.435518407" calcext:value-type="float">
            <text:p>26.435518407</text:p>
          </table:table-cell>
          <table:table-cell office:value-type="float" office:value="26.439729269" calcext:value-type="float">
            <text:p>26.439729269</text:p>
          </table:table-cell>
          <table:table-cell office:value-type="float" office:value="26.402474581" calcext:value-type="float">
            <text:p>26.402474581</text:p>
          </table:table-cell>
          <table:table-cell/>
          <table:table-cell office:value-type="float" office:value="-0.084913449" calcext:value-type="float">
            <text:p>-0.084913449</text:p>
          </table:table-cell>
          <table:table-cell office:value-type="float" office:value="0.022394659" calcext:value-type="float">
            <text:p>0.022394659</text:p>
          </table:table-cell>
          <table:table-cell office:value-type="float" office:value="0.02672487" calcext:value-type="float">
            <text:p>0.02672487</text:p>
          </table:table-cell>
          <table:table-cell office:value-type="float" office:value="-0.011585927" calcext:value-type="float">
            <text:p>-0.0115859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8 16:31:03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81289003" calcext:value-type="float">
            <text:p>0.81289003</text:p>
          </table:table-cell>
          <table:table-cell office:value-type="float" office:value="0.627669171" calcext:value-type="float">
            <text:p>0.627669171</text:p>
          </table:table-cell>
          <table:table-cell office:value-type="float" office:value="0.5684895" calcext:value-type="float">
            <text:p>0.5684895</text:p>
          </table:table-cell>
          <table:table-cell/>
          <table:table-cell office:value-type="float" office:value="0.001912443" calcext:value-type="float">
            <text:p>0.001912443</text:p>
          </table:table-cell>
          <table:table-cell office:value-type="float" office:value="0.006641258" calcext:value-type="float">
            <text:p>0.006641258</text:p>
          </table:table-cell>
          <table:table-cell office:value-type="float" office:value="0.005128016" calcext:value-type="float">
            <text:p>0.005128016</text:p>
          </table:table-cell>
          <table:table-cell office:value-type="float" office:value="0.004644522" calcext:value-type="float">
            <text:p>0.004644522</text:p>
          </table:table-cell>
          <table:table-cell/>
          <table:table-cell office:value-type="float" office:value="-0.003357302" calcext:value-type="float">
            <text:p>-0.003357302</text:p>
          </table:table-cell>
          <table:table-cell office:value-type="float" office:value="0.001371514" calcext:value-type="float">
            <text:p>0.001371514</text:p>
          </table:table-cell>
          <table:table-cell office:value-type="float" office:value="-0.000141728" calcext:value-type="float">
            <text:p>-0.000141728</text:p>
          </table:table-cell>
          <table:table-cell office:value-type="float" office:value="-0.000625222" calcext:value-type="float">
            <text:p>-0.000625222</text:p>
          </table:table-cell>
          <table:table-cell/>
          <table:table-cell office:value-type="float" office:value="26.32087306" calcext:value-type="float">
            <text:p>26.32087306</text:p>
          </table:table-cell>
          <table:table-cell office:value-type="float" office:value="26.437439914" calcext:value-type="float">
            <text:p>26.437439914</text:p>
          </table:table-cell>
          <table:table-cell office:value-type="float" office:value="26.400139297" calcext:value-type="float">
            <text:p>26.400139297</text:p>
          </table:table-cell>
          <table:table-cell office:value-type="float" office:value="26.388221168" calcext:value-type="float">
            <text:p>26.388221168</text:p>
          </table:table-cell>
          <table:table-cell/>
          <table:table-cell office:value-type="float" office:value="-0.085106774" calcext:value-type="float">
            <text:p>-0.085106774</text:p>
          </table:table-cell>
          <table:table-cell office:value-type="float" office:value="0.034764972" calcext:value-type="float">
            <text:p>0.034764972</text:p>
          </table:table-cell>
          <table:table-cell office:value-type="float" office:value="-0.0035926" calcext:value-type="float">
            <text:p>-0.0035926</text:p>
          </table:table-cell>
          <table:table-cell office:value-type="float" office:value="-0.015848572" calcext:value-type="float">
            <text:p>-0.0158485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8 16:31:05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125284" calcext:value-type="float">
            <text:p>0.234125284</text:p>
          </table:table-cell>
          <table:table-cell office:value-type="float" office:value="0.655248243" calcext:value-type="float">
            <text:p>0.655248243</text:p>
          </table:table-cell>
          <table:table-cell office:value-type="float" office:value="0.669458588" calcext:value-type="float">
            <text:p>0.669458588</text:p>
          </table:table-cell>
          <table:table-cell office:value-type="float" office:value="0.680063448" calcext:value-type="float">
            <text:p>0.680063448</text:p>
          </table:table-cell>
          <table:table-cell/>
          <table:table-cell office:value-type="float" office:value="0.001912788" calcext:value-type="float">
            <text:p>0.001912788</text:p>
          </table:table-cell>
          <table:table-cell office:value-type="float" office:value="0.005353335" calcext:value-type="float">
            <text:p>0.005353335</text:p>
          </table:table-cell>
          <table:table-cell office:value-type="float" office:value="0.005469433" calcext:value-type="float">
            <text:p>0.005469433</text:p>
          </table:table-cell>
          <table:table-cell office:value-type="float" office:value="0.005556074" calcext:value-type="float">
            <text:p>0.005556074</text:p>
          </table:table-cell>
          <table:table-cell/>
          <table:table-cell office:value-type="float" office:value="-0.003356956" calcext:value-type="float">
            <text:p>-0.003356956</text:p>
          </table:table-cell>
          <table:table-cell office:value-type="float" office:value="0.000083591" calcext:value-type="float">
            <text:p>8.3591E-05</text:p>
          </table:table-cell>
          <table:table-cell office:value-type="float" office:value="0.000199689" calcext:value-type="float">
            <text:p>0.000199689</text:p>
          </table:table-cell>
          <table:table-cell office:value-type="float" office:value="0.00028633" calcext:value-type="float">
            <text:p>0.00028633</text:p>
          </table:table-cell>
          <table:table-cell/>
          <table:table-cell office:value-type="float" office:value="26.325936038" calcext:value-type="float">
            <text:p>26.325936038</text:p>
          </table:table-cell>
          <table:table-cell office:value-type="float" office:value="26.410747451" calcext:value-type="float">
            <text:p>26.410747451</text:p>
          </table:table-cell>
          <table:table-cell office:value-type="float" office:value="26.413609212" calcext:value-type="float">
            <text:p>26.413609212</text:p>
          </table:table-cell>
          <table:table-cell office:value-type="float" office:value="26.415744874" calcext:value-type="float">
            <text:p>26.415744874</text:p>
          </table:table-cell>
          <table:table-cell/>
          <table:table-cell office:value-type="float" office:value="-0.085098009" calcext:value-type="float">
            <text:p>-0.085098009</text:p>
          </table:table-cell>
          <table:table-cell office:value-type="float" office:value="0.00211885" calcext:value-type="float">
            <text:p>0.00211885</text:p>
          </table:table-cell>
          <table:table-cell office:value-type="float" office:value="0.005061732" calcext:value-type="float">
            <text:p>0.005061732</text:p>
          </table:table-cell>
          <table:table-cell office:value-type="float" office:value="0.007257931" calcext:value-type="float">
            <text:p>0.0072579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8 16:31:06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3971504" calcext:value-type="float">
            <text:p>0.233971504</text:p>
          </table:table-cell>
          <table:table-cell office:value-type="float" office:value="0.679703436" calcext:value-type="float">
            <text:p>0.679703436</text:p>
          </table:table-cell>
          <table:table-cell office:value-type="float" office:value="0.635183529" calcext:value-type="float">
            <text:p>0.635183529</text:p>
          </table:table-cell>
          <table:table-cell office:value-type="float" office:value="0.625318959" calcext:value-type="float">
            <text:p>0.625318959</text:p>
          </table:table-cell>
          <table:table-cell/>
          <table:table-cell office:value-type="float" office:value="0.001911532" calcext:value-type="float">
            <text:p>0.001911532</text:p>
          </table:table-cell>
          <table:table-cell office:value-type="float" office:value="0.005553133" calcext:value-type="float">
            <text:p>0.005553133</text:p>
          </table:table-cell>
          <table:table-cell office:value-type="float" office:value="0.005189408" calcext:value-type="float">
            <text:p>0.005189408</text:p>
          </table:table-cell>
          <table:table-cell office:value-type="float" office:value="0.005108815" calcext:value-type="float">
            <text:p>0.005108815</text:p>
          </table:table-cell>
          <table:table-cell/>
          <table:table-cell office:value-type="float" office:value="-0.003358212" calcext:value-type="float">
            <text:p>-0.003358212</text:p>
          </table:table-cell>
          <table:table-cell office:value-type="float" office:value="0.000283388" calcext:value-type="float">
            <text:p>0.000283388</text:p>
          </table:table-cell>
          <table:table-cell office:value-type="float" office:value="-0.000080336" calcext:value-type="float">
            <text:p>-8.0336E-05</text:p>
          </table:table-cell>
          <table:table-cell office:value-type="float" office:value="-0.000160929" calcext:value-type="float">
            <text:p>-0.000160929</text:p>
          </table:table-cell>
          <table:table-cell/>
          <table:table-cell office:value-type="float" office:value="26.320850611" calcext:value-type="float">
            <text:p>26.320850611</text:p>
          </table:table-cell>
          <table:table-cell office:value-type="float" office:value="26.410618317" calcext:value-type="float">
            <text:p>26.410618317</text:p>
          </table:table-cell>
          <table:table-cell office:value-type="float" office:value="26.401652596" calcext:value-type="float">
            <text:p>26.401652596</text:p>
          </table:table-cell>
          <table:table-cell office:value-type="float" office:value="26.399665993" calcext:value-type="float">
            <text:p>26.399665993</text:p>
          </table:table-cell>
          <table:table-cell/>
          <table:table-cell office:value-type="float" office:value="-0.085129859" calcext:value-type="float">
            <text:p>-0.085129859</text:p>
          </table:table-cell>
          <table:table-cell office:value-type="float" office:value="0.007183375" calcext:value-type="float">
            <text:p>0.007183375</text:p>
          </table:table-cell>
          <table:table-cell office:value-type="float" office:value="-0.002036407" calcext:value-type="float">
            <text:p>-0.002036407</text:p>
          </table:table-cell>
          <table:table-cell office:value-type="float" office:value="-0.00407932" calcext:value-type="float">
            <text:p>-0.004079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8 16:31:07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45609" calcext:value-type="float">
            <text:p>0.23445609</text:p>
          </table:table-cell>
          <table:table-cell office:value-type="float" office:value="0.654365498" calcext:value-type="float">
            <text:p>0.654365498</text:p>
          </table:table-cell>
          <table:table-cell office:value-type="float" office:value="0.724737731" calcext:value-type="float">
            <text:p>0.724737731</text:p>
          </table:table-cell>
          <table:table-cell office:value-type="float" office:value="0.6933833" calcext:value-type="float">
            <text:p>0.6933833</text:p>
          </table:table-cell>
          <table:table-cell/>
          <table:table-cell office:value-type="float" office:value="0.001915491" calcext:value-type="float">
            <text:p>0.001915491</text:p>
          </table:table-cell>
          <table:table-cell office:value-type="float" office:value="0.005346123" calcext:value-type="float">
            <text:p>0.005346123</text:p>
          </table:table-cell>
          <table:table-cell office:value-type="float" office:value="0.00592106" calcext:value-type="float">
            <text:p>0.00592106</text:p>
          </table:table-cell>
          <table:table-cell office:value-type="float" office:value="0.005664896" calcext:value-type="float">
            <text:p>0.005664896</text:p>
          </table:table-cell>
          <table:table-cell/>
          <table:table-cell office:value-type="float" office:value="-0.003354253" calcext:value-type="float">
            <text:p>-0.003354253</text:p>
          </table:table-cell>
          <table:table-cell office:value-type="float" office:value="0.000076379" calcext:value-type="float">
            <text:p>7.6379E-05</text:p>
          </table:table-cell>
          <table:table-cell office:value-type="float" office:value="0.000651316" calcext:value-type="float">
            <text:p>0.000651316</text:p>
          </table:table-cell>
          <table:table-cell office:value-type="float" office:value="0.000395152" calcext:value-type="float">
            <text:p>0.000395152</text:p>
          </table:table-cell>
          <table:table-cell/>
          <table:table-cell office:value-type="float" office:value="26.326002663" calcext:value-type="float">
            <text:p>26.326002663</text:p>
          </table:table-cell>
          <table:table-cell office:value-type="float" office:value="26.410569679" calcext:value-type="float">
            <text:p>26.410569679</text:p>
          </table:table-cell>
          <table:table-cell office:value-type="float" office:value="26.424741573" calcext:value-type="float">
            <text:p>26.424741573</text:p>
          </table:table-cell>
          <table:table-cell office:value-type="float" office:value="26.41842729" calcext:value-type="float">
            <text:p>26.41842729</text:p>
          </table:table-cell>
          <table:table-cell/>
          <table:table-cell office:value-type="float" office:value="-0.085029493" calcext:value-type="float">
            <text:p>-0.085029493</text:p>
          </table:table-cell>
          <table:table-cell office:value-type="float" office:value="0.001936038" calcext:value-type="float">
            <text:p>0.001936038</text:p>
          </table:table-cell>
          <table:table-cell office:value-type="float" office:value="0.016509628" calcext:value-type="float">
            <text:p>0.016509628</text:p>
          </table:table-cell>
          <table:table-cell office:value-type="float" office:value="0.01001638" calcext:value-type="float">
            <text:p>0.010016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8 16:31:09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226182" calcext:value-type="float">
            <text:p>0.235226182</text:p>
          </table:table-cell>
          <table:table-cell office:value-type="float" office:value="0.777968261" calcext:value-type="float">
            <text:p>0.777968261</text:p>
          </table:table-cell>
          <table:table-cell office:value-type="float" office:value="0.734378783" calcext:value-type="float">
            <text:p>0.734378783</text:p>
          </table:table-cell>
          <table:table-cell office:value-type="float" office:value="0.576760838" calcext:value-type="float">
            <text:p>0.576760838</text:p>
          </table:table-cell>
          <table:table-cell/>
          <table:table-cell office:value-type="float" office:value="0.001921783" calcext:value-type="float">
            <text:p>0.001921783</text:p>
          </table:table-cell>
          <table:table-cell office:value-type="float" office:value="0.00635595" calcext:value-type="float">
            <text:p>0.00635595</text:p>
          </table:table-cell>
          <table:table-cell office:value-type="float" office:value="0.005999827" calcext:value-type="float">
            <text:p>0.005999827</text:p>
          </table:table-cell>
          <table:table-cell office:value-type="float" office:value="0.004712098" calcext:value-type="float">
            <text:p>0.004712098</text:p>
          </table:table-cell>
          <table:table-cell/>
          <table:table-cell office:value-type="float" office:value="-0.003347962" calcext:value-type="float">
            <text:p>-0.003347962</text:p>
          </table:table-cell>
          <table:table-cell office:value-type="float" office:value="0.001086206" calcext:value-type="float">
            <text:p>0.001086206</text:p>
          </table:table-cell>
          <table:table-cell office:value-type="float" office:value="0.000730082" calcext:value-type="float">
            <text:p>0.000730082</text:p>
          </table:table-cell>
          <table:table-cell office:value-type="float" office:value="-0.000557646" calcext:value-type="float">
            <text:p>-0.000557646</text:p>
          </table:table-cell>
          <table:table-cell/>
          <table:table-cell office:value-type="float" office:value="26.321103306" calcext:value-type="float">
            <text:p>26.321103306</text:p>
          </table:table-cell>
          <table:table-cell office:value-type="float" office:value="26.430407303" calcext:value-type="float">
            <text:p>26.430407303</text:p>
          </table:table-cell>
          <table:table-cell office:value-type="float" office:value="26.421629112" calcext:value-type="float">
            <text:p>26.421629112</text:p>
          </table:table-cell>
          <table:table-cell office:value-type="float" office:value="26.389886931" calcext:value-type="float">
            <text:p>26.389886931</text:p>
          </table:table-cell>
          <table:table-cell/>
          <table:table-cell office:value-type="float" office:value="-0.084869995" calcext:value-type="float">
            <text:p>-0.084869995</text:p>
          </table:table-cell>
          <table:table-cell office:value-type="float" office:value="0.027533118" calcext:value-type="float">
            <text:p>0.027533118</text:p>
          </table:table-cell>
          <table:table-cell office:value-type="float" office:value="0.018506201" calcext:value-type="float">
            <text:p>0.018506201</text:p>
          </table:table-cell>
          <table:table-cell office:value-type="float" office:value="-0.014135587" calcext:value-type="float">
            <text:p>-0.0141355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8 16:31:10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5313205" calcext:value-type="float">
            <text:p>0.235313205</text:p>
          </table:table-cell>
          <table:table-cell office:value-type="float" office:value="0.726658789" calcext:value-type="float">
            <text:p>0.726658789</text:p>
          </table:table-cell>
          <table:table-cell office:value-type="float" office:value="0.762987824" calcext:value-type="float">
            <text:p>0.762987824</text:p>
          </table:table-cell>
          <table:table-cell office:value-type="float" office:value="0.627008751" calcext:value-type="float">
            <text:p>0.627008751</text:p>
          </table:table-cell>
          <table:table-cell/>
          <table:table-cell office:value-type="float" office:value="0.001922494" calcext:value-type="float">
            <text:p>0.001922494</text:p>
          </table:table-cell>
          <table:table-cell office:value-type="float" office:value="0.005936755" calcext:value-type="float">
            <text:p>0.005936755</text:p>
          </table:table-cell>
          <table:table-cell office:value-type="float" office:value="0.006233561" calcext:value-type="float">
            <text:p>0.006233561</text:p>
          </table:table-cell>
          <table:table-cell office:value-type="float" office:value="0.005122621" calcext:value-type="float">
            <text:p>0.005122621</text:p>
          </table:table-cell>
          <table:table-cell/>
          <table:table-cell office:value-type="float" office:value="-0.003347251" calcext:value-type="float">
            <text:p>-0.003347251</text:p>
          </table:table-cell>
          <table:table-cell office:value-type="float" office:value="0.00066701" calcext:value-type="float">
            <text:p>0.00066701</text:p>
          </table:table-cell>
          <table:table-cell office:value-type="float" office:value="0.000963816" calcext:value-type="float">
            <text:p>0.000963816</text:p>
          </table:table-cell>
          <table:table-cell office:value-type="float" office:value="-0.000147124" calcext:value-type="float">
            <text:p>-0.000147124</text:p>
          </table:table-cell>
          <table:table-cell/>
          <table:table-cell office:value-type="float" office:value="26.326175286" calcext:value-type="float">
            <text:p>26.326175286</text:p>
          </table:table-cell>
          <table:table-cell office:value-type="float" office:value="26.425128442" calcext:value-type="float">
            <text:p>26.425128442</text:p>
          </table:table-cell>
          <table:table-cell office:value-type="float" office:value="26.432444484" calcext:value-type="float">
            <text:p>26.432444484</text:p>
          </table:table-cell>
          <table:table-cell office:value-type="float" office:value="26.4050604" calcext:value-type="float">
            <text:p>26.4050604</text:p>
          </table:table-cell>
          <table:table-cell/>
          <table:table-cell office:value-type="float" office:value="-0.084851971" calcext:value-type="float">
            <text:p>-0.084851971</text:p>
          </table:table-cell>
          <table:table-cell office:value-type="float" office:value="0.016907461" calcext:value-type="float">
            <text:p>0.016907461</text:p>
          </table:table-cell>
          <table:table-cell office:value-type="float" office:value="0.02443084" calcext:value-type="float">
            <text:p>0.02443084</text:p>
          </table:table-cell>
          <table:table-cell office:value-type="float" office:value="-0.003729371" calcext:value-type="float">
            <text:p>-0.0037293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8 16:31:1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307675" calcext:value-type="float">
            <text:p>0.234307675</text:p>
          </table:table-cell>
          <table:table-cell office:value-type="float" office:value="0.812360145" calcext:value-type="float">
            <text:p>0.812360145</text:p>
          </table:table-cell>
          <table:table-cell office:value-type="float" office:value="0.629826859" calcext:value-type="float">
            <text:p>0.629826859</text:p>
          </table:table-cell>
          <table:table-cell office:value-type="float" office:value="0.56738443" calcext:value-type="float">
            <text:p>0.56738443</text:p>
          </table:table-cell>
          <table:table-cell/>
          <table:table-cell office:value-type="float" office:value="0.001914278" calcext:value-type="float">
            <text:p>0.001914278</text:p>
          </table:table-cell>
          <table:table-cell office:value-type="float" office:value="0.006636929" calcext:value-type="float">
            <text:p>0.006636929</text:p>
          </table:table-cell>
          <table:table-cell office:value-type="float" office:value="0.005145644" calcext:value-type="float">
            <text:p>0.005145644</text:p>
          </table:table-cell>
          <table:table-cell office:value-type="float" office:value="0.004635494" calcext:value-type="float">
            <text:p>0.004635494</text:p>
          </table:table-cell>
          <table:table-cell/>
          <table:table-cell office:value-type="float" office:value="-0.003355466" calcext:value-type="float">
            <text:p>-0.003355466</text:p>
          </table:table-cell>
          <table:table-cell office:value-type="float" office:value="0.001367185" calcext:value-type="float">
            <text:p>0.001367185</text:p>
          </table:table-cell>
          <table:table-cell office:value-type="float" office:value="-0.0001241" calcext:value-type="float">
            <text:p>-0.0001241</text:p>
          </table:table-cell>
          <table:table-cell office:value-type="float" office:value="-0.000634251" calcext:value-type="float">
            <text:p>-0.000634251</text:p>
          </table:table-cell>
          <table:table-cell/>
          <table:table-cell office:value-type="float" office:value="26.315863862" calcext:value-type="float">
            <text:p>26.315863862</text:p>
          </table:table-cell>
          <table:table-cell office:value-type="float" office:value="26.432279268" calcext:value-type="float">
            <text:p>26.432279268</text:p>
          </table:table-cell>
          <table:table-cell office:value-type="float" office:value="26.395519728" calcext:value-type="float">
            <text:p>26.395519728</text:p>
          </table:table-cell>
          <table:table-cell office:value-type="float" office:value="26.382944462" calcext:value-type="float">
            <text:p>26.382944462</text:p>
          </table:table-cell>
          <table:table-cell/>
          <table:table-cell office:value-type="float" office:value="-0.085060233" calcext:value-type="float">
            <text:p>-0.085060233</text:p>
          </table:table-cell>
          <table:table-cell office:value-type="float" office:value="0.03465524" calcext:value-type="float">
            <text:p>0.03465524</text:p>
          </table:table-cell>
          <table:table-cell office:value-type="float" office:value="-0.003145751" calcext:value-type="float">
            <text:p>-0.003145751</text:p>
          </table:table-cell>
          <table:table-cell office:value-type="float" office:value="-0.016077432" calcext:value-type="float">
            <text:p>-0.0160774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8 16:31:1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767227" calcext:value-type="float">
            <text:p>0.234767227</text:p>
          </table:table-cell>
          <table:table-cell office:value-type="float" office:value="0.655854423" calcext:value-type="float">
            <text:p>0.655854423</text:p>
          </table:table-cell>
          <table:table-cell office:value-type="float" office:value="0.723618355" calcext:value-type="float">
            <text:p>0.723618355</text:p>
          </table:table-cell>
          <table:table-cell office:value-type="float" office:value="0.691567146" calcext:value-type="float">
            <text:p>0.691567146</text:p>
          </table:table-cell>
          <table:table-cell/>
          <table:table-cell office:value-type="float" office:value="0.001918033" calcext:value-type="float">
            <text:p>0.001918033</text:p>
          </table:table-cell>
          <table:table-cell office:value-type="float" office:value="0.005358288" calcext:value-type="float">
            <text:p>0.005358288</text:p>
          </table:table-cell>
          <table:table-cell office:value-type="float" office:value="0.005911915" calcext:value-type="float">
            <text:p>0.005911915</text:p>
          </table:table-cell>
          <table:table-cell office:value-type="float" office:value="0.005650058" calcext:value-type="float">
            <text:p>0.005650058</text:p>
          </table:table-cell>
          <table:table-cell/>
          <table:table-cell office:value-type="float" office:value="-0.003351711" calcext:value-type="float">
            <text:p>-0.003351711</text:p>
          </table:table-cell>
          <table:table-cell office:value-type="float" office:value="0.000088543" calcext:value-type="float">
            <text:p>8.8543E-05</text:p>
          </table:table-cell>
          <table:table-cell office:value-type="float" office:value="0.00064217" calcext:value-type="float">
            <text:p>0.00064217</text:p>
          </table:table-cell>
          <table:table-cell office:value-type="float" office:value="0.000380314" calcext:value-type="float">
            <text:p>0.000380314</text:p>
          </table:table-cell>
          <table:table-cell/>
          <table:table-cell office:value-type="float" office:value="26.315956417" calcext:value-type="float">
            <text:p>26.315956417</text:p>
          </table:table-cell>
          <table:table-cell office:value-type="float" office:value="26.400761372" calcext:value-type="float">
            <text:p>26.400761372</text:p>
          </table:table-cell>
          <table:table-cell office:value-type="float" office:value="26.414408115" calcext:value-type="float">
            <text:p>26.414408115</text:p>
          </table:table-cell>
          <table:table-cell office:value-type="float" office:value="26.407953454" calcext:value-type="float">
            <text:p>26.407953454</text:p>
          </table:table-cell>
          <table:table-cell/>
          <table:table-cell office:value-type="float" office:value="-0.084965052" calcext:value-type="float">
            <text:p>-0.084965052</text:p>
          </table:table-cell>
          <table:table-cell office:value-type="float" office:value="0.002244386" calcext:value-type="float">
            <text:p>0.002244386</text:p>
          </table:table-cell>
          <table:table-cell office:value-type="float" office:value="0.016277815" calcext:value-type="float">
            <text:p>0.016277815</text:p>
          </table:table-cell>
          <table:table-cell office:value-type="float" office:value="0.009640268" calcext:value-type="float">
            <text:p>0.0096402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8 16:31:14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006241" calcext:value-type="float">
            <text:p>0.235006241</text:p>
          </table:table-cell>
          <table:table-cell office:value-type="float" office:value="0.704453075" calcext:value-type="float">
            <text:p>0.704453075</text:p>
          </table:table-cell>
          <table:table-cell office:value-type="float" office:value="0.752051562" calcext:value-type="float">
            <text:p>0.752051562</text:p>
          </table:table-cell>
          <table:table-cell office:value-type="float" office:value="0.65735646" calcext:value-type="float">
            <text:p>0.65735646</text:p>
          </table:table-cell>
          <table:table-cell/>
          <table:table-cell office:value-type="float" office:value="0.001919986" calcext:value-type="float">
            <text:p>0.001919986</text:p>
          </table:table-cell>
          <table:table-cell office:value-type="float" office:value="0.005755336" calcext:value-type="float">
            <text:p>0.005755336</text:p>
          </table:table-cell>
          <table:table-cell office:value-type="float" office:value="0.006144212" calcext:value-type="float">
            <text:p>0.006144212</text:p>
          </table:table-cell>
          <table:table-cell office:value-type="float" office:value="0.005370559" calcext:value-type="float">
            <text:p>0.005370559</text:p>
          </table:table-cell>
          <table:table-cell/>
          <table:table-cell office:value-type="float" office:value="-0.003349759" calcext:value-type="float">
            <text:p>-0.003349759</text:p>
          </table:table-cell>
          <table:table-cell office:value-type="float" office:value="0.000485591" calcext:value-type="float">
            <text:p>0.000485591</text:p>
          </table:table-cell>
          <table:table-cell office:value-type="float" office:value="0.000874468" calcext:value-type="float">
            <text:p>0.000874468</text:p>
          </table:table-cell>
          <table:table-cell office:value-type="float" office:value="0.000100815" calcext:value-type="float">
            <text:p>0.000100815</text:p>
          </table:table-cell>
          <table:table-cell/>
          <table:table-cell office:value-type="float" office:value="26.321059009" calcext:value-type="float">
            <text:p>26.321059009</text:p>
          </table:table-cell>
          <table:table-cell office:value-type="float" office:value="26.415602536" calcext:value-type="float">
            <text:p>26.415602536</text:p>
          </table:table-cell>
          <table:table-cell office:value-type="float" office:value="26.425188122" calcext:value-type="float">
            <text:p>26.425188122</text:p>
          </table:table-cell>
          <table:table-cell office:value-type="float" office:value="26.40611794" calcext:value-type="float">
            <text:p>26.40611794</text:p>
          </table:table-cell>
          <table:table-cell/>
          <table:table-cell office:value-type="float" office:value="-0.084915548" calcext:value-type="float">
            <text:p>-0.084915548</text:p>
          </table:table-cell>
          <table:table-cell office:value-type="float" office:value="0.012308847" calcext:value-type="float">
            <text:p>0.012308847</text:p>
          </table:table-cell>
          <table:table-cell office:value-type="float" office:value="0.022166057" calcext:value-type="float">
            <text:p>0.022166057</text:p>
          </table:table-cell>
          <table:table-cell office:value-type="float" office:value="0.00255545" calcext:value-type="float">
            <text:p>0.00255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8 16:31:1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066872" calcext:value-type="float">
            <text:p>0.234066872</text:p>
          </table:table-cell>
          <table:table-cell office:value-type="float" office:value="0.753211469" calcext:value-type="float">
            <text:p>0.753211469</text:p>
          </table:table-cell>
          <table:table-cell office:value-type="float" office:value="0.630279259" calcext:value-type="float">
            <text:p>0.630279259</text:p>
          </table:table-cell>
          <table:table-cell office:value-type="float" office:value="0.594314408" calcext:value-type="float">
            <text:p>0.594314408</text:p>
          </table:table-cell>
          <table:table-cell/>
          <table:table-cell office:value-type="float" office:value="0.001912311" calcext:value-type="float">
            <text:p>0.001912311</text:p>
          </table:table-cell>
          <table:table-cell office:value-type="float" office:value="0.006153688" calcext:value-type="float">
            <text:p>0.006153688</text:p>
          </table:table-cell>
          <table:table-cell office:value-type="float" office:value="0.00514934" calcext:value-type="float">
            <text:p>0.00514934</text:p>
          </table:table-cell>
          <table:table-cell office:value-type="float" office:value="0.00485551" calcext:value-type="float">
            <text:p>0.00485551</text:p>
          </table:table-cell>
          <table:table-cell/>
          <table:table-cell office:value-type="float" office:value="-0.003357433" calcext:value-type="float">
            <text:p>-0.003357433</text:p>
          </table:table-cell>
          <table:table-cell office:value-type="float" office:value="0.000883944" calcext:value-type="float">
            <text:p>0.000883944</text:p>
          </table:table-cell>
          <table:table-cell office:value-type="float" office:value="-0.000120404" calcext:value-type="float">
            <text:p>-0.000120404</text:p>
          </table:table-cell>
          <table:table-cell office:value-type="float" office:value="-0.000414234" calcext:value-type="float">
            <text:p>-0.000414234</text:p>
          </table:table-cell>
          <table:table-cell/>
          <table:table-cell office:value-type="float" office:value="26.315815364" calcext:value-type="float">
            <text:p>26.315815364</text:p>
          </table:table-cell>
          <table:table-cell office:value-type="float" office:value="26.420367718" calcext:value-type="float">
            <text:p>26.420367718</text:p>
          </table:table-cell>
          <table:table-cell office:value-type="float" office:value="26.395610836" calcext:value-type="float">
            <text:p>26.395610836</text:p>
          </table:table-cell>
          <table:table-cell office:value-type="float" office:value="26.388367901" calcext:value-type="float">
            <text:p>26.388367901</text:p>
          </table:table-cell>
          <table:table-cell/>
          <table:table-cell office:value-type="float" office:value="-0.085110107" calcext:value-type="float">
            <text:p>-0.085110107</text:p>
          </table:table-cell>
          <table:table-cell office:value-type="float" office:value="0.022406262" calcext:value-type="float">
            <text:p>0.022406262</text:p>
          </table:table-cell>
          <table:table-cell office:value-type="float" office:value="-0.003052061" calcext:value-type="float">
            <text:p>-0.003052061</text:p>
          </table:table-cell>
          <table:table-cell office:value-type="float" office:value="-0.010500272" calcext:value-type="float">
            <text:p>-0.0105002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8 16:31:16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400062" calcext:value-type="float">
            <text:p>0.234400062</text:p>
          </table:table-cell>
          <table:table-cell office:value-type="float" office:value="0.733510343" calcext:value-type="float">
            <text:p>0.733510343</text:p>
          </table:table-cell>
          <table:table-cell office:value-type="float" office:value="0.628580526" calcext:value-type="float">
            <text:p>0.628580526</text:p>
          </table:table-cell>
          <table:table-cell office:value-type="float" office:value="0.60539074" calcext:value-type="float">
            <text:p>0.60539074</text:p>
          </table:table-cell>
          <table:table-cell/>
          <table:table-cell office:value-type="float" office:value="0.001915033" calcext:value-type="float">
            <text:p>0.001915033</text:p>
          </table:table-cell>
          <table:table-cell office:value-type="float" office:value="0.005992732" calcext:value-type="float">
            <text:p>0.005992732</text:p>
          </table:table-cell>
          <table:table-cell office:value-type="float" office:value="0.005135462" calcext:value-type="float">
            <text:p>0.005135462</text:p>
          </table:table-cell>
          <table:table-cell office:value-type="float" office:value="0.004946003" calcext:value-type="float">
            <text:p>0.004946003</text:p>
          </table:table-cell>
          <table:table-cell/>
          <table:table-cell office:value-type="float" office:value="-0.003354711" calcext:value-type="float">
            <text:p>-0.003354711</text:p>
          </table:table-cell>
          <table:table-cell office:value-type="float" office:value="0.000722987" calcext:value-type="float">
            <text:p>0.000722987</text:p>
          </table:table-cell>
          <table:table-cell office:value-type="float" office:value="-0.000134283" calcext:value-type="float">
            <text:p>-0.000134283</text:p>
          </table:table-cell>
          <table:table-cell office:value-type="float" office:value="-0.000323742" calcext:value-type="float">
            <text:p>-0.000323742</text:p>
          </table:table-cell>
          <table:table-cell/>
          <table:table-cell office:value-type="float" office:value="26.320936924" calcext:value-type="float">
            <text:p>26.320936924</text:p>
          </table:table-cell>
          <table:table-cell office:value-type="float" office:value="26.421454222" calcext:value-type="float">
            <text:p>26.421454222</text:p>
          </table:table-cell>
          <table:table-cell office:value-type="float" office:value="26.400322833" calcext:value-type="float">
            <text:p>26.400322833</text:p>
          </table:table-cell>
          <table:table-cell office:value-type="float" office:value="26.395652683" calcext:value-type="float">
            <text:p>26.395652683</text:p>
          </table:table-cell>
          <table:table-cell/>
          <table:table-cell office:value-type="float" office:value="-0.085041098" calcext:value-type="float">
            <text:p>-0.085041098</text:p>
          </table:table-cell>
          <table:table-cell office:value-type="float" office:value="0.018326355" calcext:value-type="float">
            <text:p>0.018326355</text:p>
          </table:table-cell>
          <table:table-cell office:value-type="float" office:value="-0.003403862" calcext:value-type="float">
            <text:p>-0.003403862</text:p>
          </table:table-cell>
          <table:table-cell office:value-type="float" office:value="-0.00820639" calcext:value-type="float">
            <text:p>-0.008206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8 16:31:18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252242" calcext:value-type="float">
            <text:p>0.234252242</text:p>
          </table:table-cell>
          <table:table-cell office:value-type="float" office:value="0.647037106" calcext:value-type="float">
            <text:p>0.647037106</text:p>
          </table:table-cell>
          <table:table-cell office:value-type="float" office:value="0.673333487" calcext:value-type="float">
            <text:p>0.673333487</text:p>
          </table:table-cell>
          <table:table-cell office:value-type="float" office:value="0.68068274" calcext:value-type="float">
            <text:p>0.68068274</text:p>
          </table:table-cell>
          <table:table-cell/>
          <table:table-cell office:value-type="float" office:value="0.001913826" calcext:value-type="float">
            <text:p>0.001913826</text:p>
          </table:table-cell>
          <table:table-cell office:value-type="float" office:value="0.005286251" calcext:value-type="float">
            <text:p>0.005286251</text:p>
          </table:table-cell>
          <table:table-cell office:value-type="float" office:value="0.005501091" calcext:value-type="float">
            <text:p>0.005501091</text:p>
          </table:table-cell>
          <table:table-cell office:value-type="float" office:value="0.005561133" calcext:value-type="float">
            <text:p>0.005561133</text:p>
          </table:table-cell>
          <table:table-cell/>
          <table:table-cell office:value-type="float" office:value="-0.003355919" calcext:value-type="float">
            <text:p>-0.003355919</text:p>
          </table:table-cell>
          <table:table-cell office:value-type="float" office:value="0.000016507" calcext:value-type="float">
            <text:p>1.6507E-05</text:p>
          </table:table-cell>
          <table:table-cell office:value-type="float" office:value="0.000231346" calcext:value-type="float">
            <text:p>0.000231346</text:p>
          </table:table-cell>
          <table:table-cell office:value-type="float" office:value="0.000291389" calcext:value-type="float">
            <text:p>0.000291389</text:p>
          </table:table-cell>
          <table:table-cell/>
          <table:table-cell office:value-type="float" office:value="26.320907152" calcext:value-type="float">
            <text:p>26.320907152</text:p>
          </table:table-cell>
          <table:table-cell office:value-type="float" office:value="26.404039757" calcext:value-type="float">
            <text:p>26.404039757</text:p>
          </table:table-cell>
          <table:table-cell office:value-type="float" office:value="26.409335498" calcext:value-type="float">
            <text:p>26.409335498</text:p>
          </table:table-cell>
          <table:table-cell office:value-type="float" office:value="26.410815535" calcext:value-type="float">
            <text:p>26.410815535</text:p>
          </table:table-cell>
          <table:table-cell/>
          <table:table-cell office:value-type="float" office:value="-0.085071713" calcext:value-type="float">
            <text:p>-0.085071713</text:p>
          </table:table-cell>
          <table:table-cell office:value-type="float" office:value="0.000418365" calcext:value-type="float">
            <text:p>0.000418365</text:p>
          </table:table-cell>
          <table:table-cell office:value-type="float" office:value="0.0058642" calcext:value-type="float">
            <text:p>0.0058642</text:p>
          </table:table-cell>
          <table:table-cell office:value-type="float" office:value="0.007386183" calcext:value-type="float">
            <text:p>0.007386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8 16:31:19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330491" calcext:value-type="float">
            <text:p>0.235330491</text:p>
          </table:table-cell>
          <table:table-cell office:value-type="float" office:value="0.718630042" calcext:value-type="float">
            <text:p>0.718630042</text:p>
          </table:table-cell>
          <table:table-cell office:value-type="float" office:value="0.758835168" calcext:value-type="float">
            <text:p>0.758835168</text:p>
          </table:table-cell>
          <table:table-cell office:value-type="float" office:value="0.640358405" calcext:value-type="float">
            <text:p>0.640358405</text:p>
          </table:table-cell>
          <table:table-cell/>
          <table:table-cell office:value-type="float" office:value="0.001922635" calcext:value-type="float">
            <text:p>0.001922635</text:p>
          </table:table-cell>
          <table:table-cell office:value-type="float" office:value="0.00587116" calcext:value-type="float">
            <text:p>0.00587116</text:p>
          </table:table-cell>
          <table:table-cell office:value-type="float" office:value="0.006199634" calcext:value-type="float">
            <text:p>0.006199634</text:p>
          </table:table-cell>
          <table:table-cell office:value-type="float" office:value="0.005231686" calcext:value-type="float">
            <text:p>0.005231686</text:p>
          </table:table-cell>
          <table:table-cell/>
          <table:table-cell office:value-type="float" office:value="-0.00334711" calcext:value-type="float">
            <text:p>-0.00334711</text:p>
          </table:table-cell>
          <table:table-cell office:value-type="float" office:value="0.000601416" calcext:value-type="float">
            <text:p>0.000601416</text:p>
          </table:table-cell>
          <table:table-cell office:value-type="float" office:value="0.000929889" calcext:value-type="float">
            <text:p>0.000929889</text:p>
          </table:table-cell>
          <table:table-cell office:value-type="float" office:value="-0.000038058" calcext:value-type="float">
            <text:p>-3.8058E-05</text:p>
          </table:table-cell>
          <table:table-cell/>
          <table:table-cell office:value-type="float" office:value="26.321124314" calcext:value-type="float">
            <text:p>26.321124314</text:p>
          </table:table-cell>
          <table:table-cell office:value-type="float" office:value="26.418457563" calcext:value-type="float">
            <text:p>26.418457563</text:p>
          </table:table-cell>
          <table:table-cell office:value-type="float" office:value="26.426554227" calcext:value-type="float">
            <text:p>26.426554227</text:p>
          </table:table-cell>
          <table:table-cell office:value-type="float" office:value="26.402694751" calcext:value-type="float">
            <text:p>26.402694751</text:p>
          </table:table-cell>
          <table:table-cell/>
          <table:table-cell office:value-type="float" office:value="-0.084848391" calcext:value-type="float">
            <text:p>-0.084848391</text:p>
          </table:table-cell>
          <table:table-cell office:value-type="float" office:value="0.015244779" calcext:value-type="float">
            <text:p>0.015244779</text:p>
          </table:table-cell>
          <table:table-cell office:value-type="float" office:value="0.02357087" calcext:value-type="float">
            <text:p>0.02357087</text:p>
          </table:table-cell>
          <table:table-cell office:value-type="float" office:value="-0.000964713" calcext:value-type="float">
            <text:p>-0.0009647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8 16:31:20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283237" calcext:value-type="float">
            <text:p>0.234283237</text:p>
          </table:table-cell>
          <table:table-cell office:value-type="float" office:value="0.658440668" calcext:value-type="float">
            <text:p>0.658440668</text:p>
          </table:table-cell>
          <table:table-cell office:value-type="float" office:value="0.638396816" calcext:value-type="float">
            <text:p>0.638396816</text:p>
          </table:table-cell>
          <table:table-cell office:value-type="float" office:value="0.636076407" calcext:value-type="float">
            <text:p>0.636076407</text:p>
          </table:table-cell>
          <table:table-cell/>
          <table:table-cell office:value-type="float" office:value="0.001914079" calcext:value-type="float">
            <text:p>0.001914079</text:p>
          </table:table-cell>
          <table:table-cell office:value-type="float" office:value="0.005379417" calcext:value-type="float">
            <text:p>0.005379417</text:p>
          </table:table-cell>
          <table:table-cell office:value-type="float" office:value="0.00521566" calcext:value-type="float">
            <text:p>0.00521566</text:p>
          </table:table-cell>
          <table:table-cell office:value-type="float" office:value="0.005196703" calcext:value-type="float">
            <text:p>0.005196703</text:p>
          </table:table-cell>
          <table:table-cell/>
          <table:table-cell office:value-type="float" office:value="-0.003355666" calcext:value-type="float">
            <text:p>-0.003355666</text:p>
          </table:table-cell>
          <table:table-cell office:value-type="float" office:value="0.000109673" calcext:value-type="float">
            <text:p>0.000109673</text:p>
          </table:table-cell>
          <table:table-cell office:value-type="float" office:value="-0.000054084" calcext:value-type="float">
            <text:p>-5.4084E-05</text:p>
          </table:table-cell>
          <table:table-cell office:value-type="float" office:value="-0.000073042" calcext:value-type="float">
            <text:p>-7.3042E-05</text:p>
          </table:table-cell>
          <table:table-cell/>
          <table:table-cell office:value-type="float" office:value="26.31585894" calcext:value-type="float">
            <text:p>26.31585894</text:p>
          </table:table-cell>
          <table:table-cell office:value-type="float" office:value="26.40128221" calcext:value-type="float">
            <text:p>26.40128221</text:p>
          </table:table-cell>
          <table:table-cell office:value-type="float" office:value="26.397245619" calcext:value-type="float">
            <text:p>26.397245619</text:p>
          </table:table-cell>
          <table:table-cell office:value-type="float" office:value="26.396778316" calcext:value-type="float">
            <text:p>26.396778316</text:p>
          </table:table-cell>
          <table:table-cell/>
          <table:table-cell office:value-type="float" office:value="-0.085065294" calcext:value-type="float">
            <text:p>-0.085065294</text:p>
          </table:table-cell>
          <table:table-cell office:value-type="float" office:value="0.002779984" calcext:value-type="float">
            <text:p>0.002779984</text:p>
          </table:table-cell>
          <table:table-cell office:value-type="float" office:value="-0.001370949" calcext:value-type="float">
            <text:p>-0.001370949</text:p>
          </table:table-cell>
          <table:table-cell office:value-type="float" office:value="-0.001851496" calcext:value-type="float">
            <text:p>-0.0018514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8 16:31:2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2702" calcext:value-type="float">
            <text:p>0.23452702</text:p>
          </table:table-cell>
          <table:table-cell office:value-type="float" office:value="0.803929067" calcext:value-type="float">
            <text:p>0.803929067</text:p>
          </table:table-cell>
          <table:table-cell office:value-type="float" office:value="0.658646304" calcext:value-type="float">
            <text:p>0.658646304</text:p>
          </table:table-cell>
          <table:table-cell office:value-type="float" office:value="0.567621656" calcext:value-type="float">
            <text:p>0.567621656</text:p>
          </table:table-cell>
          <table:table-cell/>
          <table:table-cell office:value-type="float" office:value="0.00191607" calcext:value-type="float">
            <text:p>0.00191607</text:p>
          </table:table-cell>
          <table:table-cell office:value-type="float" office:value="0.006568048" calcext:value-type="float">
            <text:p>0.006568048</text:p>
          </table:table-cell>
          <table:table-cell office:value-type="float" office:value="0.005381097" calcext:value-type="float">
            <text:p>0.005381097</text:p>
          </table:table-cell>
          <table:table-cell office:value-type="float" office:value="0.004637432" calcext:value-type="float">
            <text:p>0.004637432</text:p>
          </table:table-cell>
          <table:table-cell/>
          <table:table-cell office:value-type="float" office:value="-0.003353674" calcext:value-type="float">
            <text:p>-0.003353674</text:p>
          </table:table-cell>
          <table:table-cell office:value-type="float" office:value="0.001298304" calcext:value-type="float">
            <text:p>0.001298304</text:p>
          </table:table-cell>
          <table:table-cell office:value-type="float" office:value="0.000111353" calcext:value-type="float">
            <text:p>0.000111353</text:p>
          </table:table-cell>
          <table:table-cell office:value-type="float" office:value="-0.000632313" calcext:value-type="float">
            <text:p>-0.000632313</text:p>
          </table:table-cell>
          <table:table-cell/>
          <table:table-cell office:value-type="float" office:value="26.315908039" calcext:value-type="float">
            <text:p>26.315908039</text:p>
          </table:table-cell>
          <table:table-cell office:value-type="float" office:value="26.430581398" calcext:value-type="float">
            <text:p>26.430581398</text:p>
          </table:table-cell>
          <table:table-cell office:value-type="float" office:value="26.401323623" calcext:value-type="float">
            <text:p>26.401323623</text:p>
          </table:table-cell>
          <table:table-cell office:value-type="float" office:value="26.382992237" calcext:value-type="float">
            <text:p>26.382992237</text:p>
          </table:table-cell>
          <table:table-cell/>
          <table:table-cell office:value-type="float" office:value="-0.085014803" calcext:value-type="float">
            <text:p>-0.085014803</text:p>
          </table:table-cell>
          <table:table-cell office:value-type="float" office:value="0.032909277" calcext:value-type="float">
            <text:p>0.032909277</text:p>
          </table:table-cell>
          <table:table-cell office:value-type="float" office:value="0.00282257" calcext:value-type="float">
            <text:p>0.00282257</text:p>
          </table:table-cell>
          <table:table-cell office:value-type="float" office:value="-0.016028302" calcext:value-type="float">
            <text:p>-0.0160283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8 16:31:2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721822467" calcext:value-type="float">
            <text:p>0.721822467</text:p>
          </table:table-cell>
          <table:table-cell office:value-type="float" office:value="0.770235153" calcext:value-type="float">
            <text:p>0.770235153</text:p>
          </table:table-cell>
          <table:table-cell office:value-type="float" office:value="0.595286559" calcext:value-type="float">
            <text:p>0.595286559</text:p>
          </table:table-cell>
          <table:table-cell/>
          <table:table-cell office:value-type="float" office:value="0.001915106" calcext:value-type="float">
            <text:p>0.001915106</text:p>
          </table:table-cell>
          <table:table-cell office:value-type="float" office:value="0.005897242" calcext:value-type="float">
            <text:p>0.005897242</text:p>
          </table:table-cell>
          <table:table-cell office:value-type="float" office:value="0.006292771" calcext:value-type="float">
            <text:p>0.006292771</text:p>
          </table:table-cell>
          <table:table-cell office:value-type="float" office:value="0.004863452" calcext:value-type="float">
            <text:p>0.004863452</text:p>
          </table:table-cell>
          <table:table-cell/>
          <table:table-cell office:value-type="float" office:value="-0.003354638" calcext:value-type="float">
            <text:p>-0.003354638</text:p>
          </table:table-cell>
          <table:table-cell office:value-type="float" office:value="0.000627498" calcext:value-type="float">
            <text:p>0.000627498</text:p>
          </table:table-cell>
          <table:table-cell office:value-type="float" office:value="0.001023027" calcext:value-type="float">
            <text:p>0.001023027</text:p>
          </table:table-cell>
          <table:table-cell office:value-type="float" office:value="-0.000406292" calcext:value-type="float">
            <text:p>-0.000406292</text:p>
          </table:table-cell>
          <table:table-cell/>
          <table:table-cell office:value-type="float" office:value="26.305775361" calcext:value-type="float">
            <text:p>26.305775361</text:p>
          </table:table-cell>
          <table:table-cell office:value-type="float" office:value="26.403938414" calcext:value-type="float">
            <text:p>26.403938414</text:p>
          </table:table-cell>
          <table:table-cell office:value-type="float" office:value="26.413688066" calcext:value-type="float">
            <text:p>26.413688066</text:p>
          </table:table-cell>
          <table:table-cell office:value-type="float" office:value="26.37845542" calcext:value-type="float">
            <text:p>26.37845542</text:p>
          </table:table-cell>
          <table:table-cell/>
          <table:table-cell office:value-type="float" office:value="-0.085039246" calcext:value-type="float">
            <text:p>-0.085039246</text:p>
          </table:table-cell>
          <table:table-cell office:value-type="float" office:value="0.015905902" calcext:value-type="float">
            <text:p>0.015905902</text:p>
          </table:table-cell>
          <table:table-cell office:value-type="float" office:value="0.025931681" calcext:value-type="float">
            <text:p>0.025931681</text:p>
          </table:table-cell>
          <table:table-cell office:value-type="float" office:value="-0.010298941" calcext:value-type="float">
            <text:p>-0.0102989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8 16:31:24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5027699" calcext:value-type="float">
            <text:p>0.235027699</text:p>
          </table:table-cell>
          <table:table-cell office:value-type="float" office:value="0.791814422" calcext:value-type="float">
            <text:p>0.791814422</text:p>
          </table:table-cell>
          <table:table-cell office:value-type="float" office:value="0.677893243" calcext:value-type="float">
            <text:p>0.677893243</text:p>
          </table:table-cell>
          <table:table-cell office:value-type="float" office:value="0.570016571" calcext:value-type="float">
            <text:p>0.570016571</text:p>
          </table:table-cell>
          <table:table-cell/>
          <table:table-cell office:value-type="float" office:value="0.001920161" calcext:value-type="float">
            <text:p>0.001920161</text:p>
          </table:table-cell>
          <table:table-cell office:value-type="float" office:value="0.006469072" calcext:value-type="float">
            <text:p>0.006469072</text:p>
          </table:table-cell>
          <table:table-cell office:value-type="float" office:value="0.005538343" calcext:value-type="float">
            <text:p>0.005538343</text:p>
          </table:table-cell>
          <table:table-cell office:value-type="float" office:value="0.004656998" calcext:value-type="float">
            <text:p>0.004656998</text:p>
          </table:table-cell>
          <table:table-cell/>
          <table:table-cell office:value-type="float" office:value="-0.003349583" calcext:value-type="float">
            <text:p>-0.003349583</text:p>
          </table:table-cell>
          <table:table-cell office:value-type="float" office:value="0.001199328" calcext:value-type="float">
            <text:p>0.001199328</text:p>
          </table:table-cell>
          <table:table-cell office:value-type="float" office:value="0.000268599" calcext:value-type="float">
            <text:p>0.000268599</text:p>
          </table:table-cell>
          <table:table-cell office:value-type="float" office:value="-0.000612746" calcext:value-type="float">
            <text:p>-0.000612746</text:p>
          </table:table-cell>
          <table:table-cell/>
          <table:table-cell office:value-type="float" office:value="26.310954423" calcext:value-type="float">
            <text:p>26.310954423</text:p>
          </table:table-cell>
          <table:table-cell office:value-type="float" office:value="26.423087763" calcext:value-type="float">
            <text:p>26.423087763</text:p>
          </table:table-cell>
          <table:table-cell office:value-type="float" office:value="26.400145654" calcext:value-type="float">
            <text:p>26.400145654</text:p>
          </table:table-cell>
          <table:table-cell office:value-type="float" office:value="26.378420397" calcext:value-type="float">
            <text:p>26.378420397</text:p>
          </table:table-cell>
          <table:table-cell/>
          <table:table-cell office:value-type="float" office:value="-0.084911104" calcext:value-type="float">
            <text:p>-0.084911104</text:p>
          </table:table-cell>
          <table:table-cell office:value-type="float" office:value="0.030400489" calcext:value-type="float">
            <text:p>0.030400489</text:p>
          </table:table-cell>
          <table:table-cell office:value-type="float" office:value="0.006808496" calcext:value-type="float">
            <text:p>0.006808496</text:p>
          </table:table-cell>
          <table:table-cell office:value-type="float" office:value="-0.015532317" calcext:value-type="float">
            <text:p>-0.0155323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8 16:31:25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04899" calcext:value-type="float">
            <text:p>0.23404899</text:p>
          </table:table-cell>
          <table:table-cell office:value-type="float" office:value="0.650459606" calcext:value-type="float">
            <text:p>0.650459606</text:p>
          </table:table-cell>
          <table:table-cell office:value-type="float" office:value="0.643966275" calcext:value-type="float">
            <text:p>0.643966275</text:p>
          </table:table-cell>
          <table:table-cell office:value-type="float" office:value="0.63809164" calcext:value-type="float">
            <text:p>0.63809164</text:p>
          </table:table-cell>
          <table:table-cell/>
          <table:table-cell office:value-type="float" office:value="0.001912165" calcext:value-type="float">
            <text:p>0.001912165</text:p>
          </table:table-cell>
          <table:table-cell office:value-type="float" office:value="0.005314212" calcext:value-type="float">
            <text:p>0.005314212</text:p>
          </table:table-cell>
          <table:table-cell office:value-type="float" office:value="0.005261162" calcext:value-type="float">
            <text:p>0.005261162</text:p>
          </table:table-cell>
          <table:table-cell office:value-type="float" office:value="0.005213167" calcext:value-type="float">
            <text:p>0.005213167</text:p>
          </table:table-cell>
          <table:table-cell/>
          <table:table-cell office:value-type="float" office:value="-0.003357579" calcext:value-type="float">
            <text:p>-0.003357579</text:p>
          </table:table-cell>
          <table:table-cell office:value-type="float" office:value="0.000044468" calcext:value-type="float">
            <text:p>4.4468E-05</text:p>
          </table:table-cell>
          <table:table-cell office:value-type="float" office:value="-0.000008582" calcext:value-type="float">
            <text:p>-8.582E-06</text:p>
          </table:table-cell>
          <table:table-cell office:value-type="float" office:value="-0.000056577" calcext:value-type="float">
            <text:p>-5.6577E-05</text:p>
          </table:table-cell>
          <table:table-cell/>
          <table:table-cell office:value-type="float" office:value="26.310757308" calcext:value-type="float">
            <text:p>26.310757308</text:p>
          </table:table-cell>
          <table:table-cell office:value-type="float" office:value="26.39462084" calcext:value-type="float">
            <text:p>26.39462084</text:p>
          </table:table-cell>
          <table:table-cell office:value-type="float" office:value="26.393313155" calcext:value-type="float">
            <text:p>26.393313155</text:p>
          </table:table-cell>
          <table:table-cell office:value-type="float" office:value="26.392130067" calcext:value-type="float">
            <text:p>26.392130067</text:p>
          </table:table-cell>
          <table:table-cell/>
          <table:table-cell office:value-type="float" office:value="-0.08511381" calcext:value-type="float">
            <text:p>-0.08511381</text:p>
          </table:table-cell>
          <table:table-cell office:value-type="float" office:value="0.001127148" calcext:value-type="float">
            <text:p>0.001127148</text:p>
          </table:table-cell>
          <table:table-cell office:value-type="float" office:value="-0.00021754" calcext:value-type="float">
            <text:p>-0.00021754</text:p>
          </table:table-cell>
          <table:table-cell office:value-type="float" office:value="-0.00143415" calcext:value-type="float">
            <text:p>-0.001434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8 16:31:26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519271" calcext:value-type="float">
            <text:p>0.234519271</text:p>
          </table:table-cell>
          <table:table-cell office:value-type="float" office:value="0.678156695" calcext:value-type="float">
            <text:p>0.678156695</text:p>
          </table:table-cell>
          <table:table-cell office:value-type="float" office:value="0.740689128" calcext:value-type="float">
            <text:p>0.740689128</text:p>
          </table:table-cell>
          <table:table-cell office:value-type="float" office:value="0.683034144" calcext:value-type="float">
            <text:p>0.683034144</text:p>
          </table:table-cell>
          <table:table-cell/>
          <table:table-cell office:value-type="float" office:value="0.001916007" calcext:value-type="float">
            <text:p>0.001916007</text:p>
          </table:table-cell>
          <table:table-cell office:value-type="float" office:value="0.005540496" calcext:value-type="float">
            <text:p>0.005540496</text:p>
          </table:table-cell>
          <table:table-cell office:value-type="float" office:value="0.006051382" calcext:value-type="float">
            <text:p>0.006051382</text:p>
          </table:table-cell>
          <table:table-cell office:value-type="float" office:value="0.005580344" calcext:value-type="float">
            <text:p>0.005580344</text:p>
          </table:table-cell>
          <table:table-cell/>
          <table:table-cell office:value-type="float" office:value="-0.003353737" calcext:value-type="float">
            <text:p>-0.003353737</text:p>
          </table:table-cell>
          <table:table-cell office:value-type="float" office:value="0.000270752" calcext:value-type="float">
            <text:p>0.000270752</text:p>
          </table:table-cell>
          <table:table-cell office:value-type="float" office:value="0.000781637" calcext:value-type="float">
            <text:p>0.000781637</text:p>
          </table:table-cell>
          <table:table-cell office:value-type="float" office:value="0.0003106" calcext:value-type="float">
            <text:p>0.0003106</text:p>
          </table:table-cell>
          <table:table-cell/>
          <table:table-cell office:value-type="float" office:value="26.300743116" calcext:value-type="float">
            <text:p>26.300743116</text:p>
          </table:table-cell>
          <table:table-cell office:value-type="float" office:value="26.390090597" calcext:value-type="float">
            <text:p>26.390090597</text:p>
          </table:table-cell>
          <table:table-cell office:value-type="float" office:value="26.40268391" calcext:value-type="float">
            <text:p>26.40268391</text:p>
          </table:table-cell>
          <table:table-cell office:value-type="float" office:value="26.391072864" calcext:value-type="float">
            <text:p>26.391072864</text:p>
          </table:table-cell>
          <table:table-cell/>
          <table:table-cell office:value-type="float" office:value="-0.085016407" calcext:value-type="float">
            <text:p>-0.085016407</text:p>
          </table:table-cell>
          <table:table-cell office:value-type="float" office:value="0.006863055" calcext:value-type="float">
            <text:p>0.006863055</text:p>
          </table:table-cell>
          <table:table-cell office:value-type="float" office:value="0.019813012" calcext:value-type="float">
            <text:p>0.019813012</text:p>
          </table:table-cell>
          <table:table-cell office:value-type="float" office:value="0.007873143" calcext:value-type="float">
            <text:p>0.0078731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8 16:31:28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670071" calcext:value-type="float">
            <text:p>0.234670071</text:p>
          </table:table-cell>
          <table:table-cell office:value-type="float" office:value="0.787174796" calcext:value-type="float">
            <text:p>0.787174796</text:p>
          </table:table-cell>
          <table:table-cell office:value-type="float" office:value="0.676280341" calcext:value-type="float">
            <text:p>0.676280341</text:p>
          </table:table-cell>
          <table:table-cell office:value-type="float" office:value="0.573039123" calcext:value-type="float">
            <text:p>0.573039123</text:p>
          </table:table-cell>
          <table:table-cell/>
          <table:table-cell office:value-type="float" office:value="0.001917239" calcext:value-type="float">
            <text:p>0.001917239</text:p>
          </table:table-cell>
          <table:table-cell office:value-type="float" office:value="0.006431167" calcext:value-type="float">
            <text:p>0.006431167</text:p>
          </table:table-cell>
          <table:table-cell office:value-type="float" office:value="0.005525166" calcext:value-type="float">
            <text:p>0.005525166</text:p>
          </table:table-cell>
          <table:table-cell office:value-type="float" office:value="0.004681692" calcext:value-type="float">
            <text:p>0.004681692</text:p>
          </table:table-cell>
          <table:table-cell/>
          <table:table-cell office:value-type="float" office:value="-0.003352505" calcext:value-type="float">
            <text:p>-0.003352505</text:p>
          </table:table-cell>
          <table:table-cell office:value-type="float" office:value="0.001161422" calcext:value-type="float">
            <text:p>0.001161422</text:p>
          </table:table-cell>
          <table:table-cell office:value-type="float" office:value="0.000255422" calcext:value-type="float">
            <text:p>0.000255422</text:p>
          </table:table-cell>
          <table:table-cell office:value-type="float" office:value="-0.000588052" calcext:value-type="float">
            <text:p>-0.000588052</text:p>
          </table:table-cell>
          <table:table-cell/>
          <table:table-cell office:value-type="float" office:value="26.320991304" calcext:value-type="float">
            <text:p>26.320991304</text:p>
          </table:table-cell>
          <table:table-cell office:value-type="float" office:value="26.432261337" calcext:value-type="float">
            <text:p>26.432261337</text:p>
          </table:table-cell>
          <table:table-cell office:value-type="float" office:value="26.409928953" calcext:value-type="float">
            <text:p>26.409928953</text:p>
          </table:table-cell>
          <table:table-cell office:value-type="float" office:value="26.389137416" calcext:value-type="float">
            <text:p>26.389137416</text:p>
          </table:table-cell>
          <table:table-cell/>
          <table:table-cell office:value-type="float" office:value="-0.084985174" calcext:value-type="float">
            <text:p>-0.084985174</text:p>
          </table:table-cell>
          <table:table-cell office:value-type="float" office:value="0.02943968" calcext:value-type="float">
            <text:p>0.02943968</text:p>
          </table:table-cell>
          <table:table-cell office:value-type="float" office:value="0.006474475" calcext:value-type="float">
            <text:p>0.006474475</text:p>
          </table:table-cell>
          <table:table-cell office:value-type="float" office:value="-0.01490635" calcext:value-type="float">
            <text:p>-0.014906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8 16:31:2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784942" calcext:value-type="float">
            <text:p>0.233784942</text:p>
          </table:table-cell>
          <table:table-cell office:value-type="float" office:value="0.811410643" calcext:value-type="float">
            <text:p>0.811410643</text:p>
          </table:table-cell>
          <table:table-cell office:value-type="float" office:value="0.628104881" calcext:value-type="float">
            <text:p>0.628104881</text:p>
          </table:table-cell>
          <table:table-cell office:value-type="float" office:value="0.568143793" calcext:value-type="float">
            <text:p>0.568143793</text:p>
          </table:table-cell>
          <table:table-cell/>
          <table:table-cell office:value-type="float" office:value="0.001910008" calcext:value-type="float">
            <text:p>0.001910008</text:p>
          </table:table-cell>
          <table:table-cell office:value-type="float" office:value="0.006629172" calcext:value-type="float">
            <text:p>0.006629172</text:p>
          </table:table-cell>
          <table:table-cell office:value-type="float" office:value="0.005131576" calcext:value-type="float">
            <text:p>0.005131576</text:p>
          </table:table-cell>
          <table:table-cell office:value-type="float" office:value="0.004641698" calcext:value-type="float">
            <text:p>0.004641698</text:p>
          </table:table-cell>
          <table:table-cell/>
          <table:table-cell office:value-type="float" office:value="-0.003359737" calcext:value-type="float">
            <text:p>-0.003359737</text:p>
          </table:table-cell>
          <table:table-cell office:value-type="float" office:value="0.001359428" calcext:value-type="float">
            <text:p>0.001359428</text:p>
          </table:table-cell>
          <table:table-cell office:value-type="float" office:value="-0.000138169" calcext:value-type="float">
            <text:p>-0.000138169</text:p>
          </table:table-cell>
          <table:table-cell office:value-type="float" office:value="-0.000628047" calcext:value-type="float">
            <text:p>-0.000628047</text:p>
          </table:table-cell>
          <table:table-cell/>
          <table:table-cell office:value-type="float" office:value="26.315758582" calcext:value-type="float">
            <text:p>26.315758582</text:p>
          </table:table-cell>
          <table:table-cell office:value-type="float" office:value="26.432088055" calcext:value-type="float">
            <text:p>26.432088055</text:p>
          </table:table-cell>
          <table:table-cell office:value-type="float" office:value="26.395172941" calcext:value-type="float">
            <text:p>26.395172941</text:p>
          </table:table-cell>
          <table:table-cell office:value-type="float" office:value="26.383097391" calcext:value-type="float">
            <text:p>26.383097391</text:p>
          </table:table-cell>
          <table:table-cell/>
          <table:table-cell office:value-type="float" office:value="-0.085168499" calcext:value-type="float">
            <text:p>-0.085168499</text:p>
          </table:table-cell>
          <table:table-cell office:value-type="float" office:value="0.034458611" calcext:value-type="float">
            <text:p>0.034458611</text:p>
          </table:table-cell>
          <table:table-cell office:value-type="float" office:value="-0.003502366" calcext:value-type="float">
            <text:p>-0.003502366</text:p>
          </table:table-cell>
          <table:table-cell office:value-type="float" office:value="-0.015920168" calcext:value-type="float">
            <text:p>-0.0159201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8 16:31:30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066276" calcext:value-type="float">
            <text:p>0.234066276</text:p>
          </table:table-cell>
          <table:table-cell office:value-type="float" office:value="0.806141592" calcext:value-type="float">
            <text:p>0.806141592</text:p>
          </table:table-cell>
          <table:table-cell office:value-type="float" office:value="0.652109462" calcext:value-type="float">
            <text:p>0.652109462</text:p>
          </table:table-cell>
          <table:table-cell office:value-type="float" office:value="0.565891929" calcext:value-type="float">
            <text:p>0.565891929</text:p>
          </table:table-cell>
          <table:table-cell/>
          <table:table-cell office:value-type="float" office:value="0.001912306" calcext:value-type="float">
            <text:p>0.001912306</text:p>
          </table:table-cell>
          <table:table-cell office:value-type="float" office:value="0.006586124" calcext:value-type="float">
            <text:p>0.006586124</text:p>
          </table:table-cell>
          <table:table-cell office:value-type="float" office:value="0.005327692" calcext:value-type="float">
            <text:p>0.005327692</text:p>
          </table:table-cell>
          <table:table-cell office:value-type="float" office:value="0.0046233" calcext:value-type="float">
            <text:p>0.0046233</text:p>
          </table:table-cell>
          <table:table-cell/>
          <table:table-cell office:value-type="float" office:value="-0.003357438" calcext:value-type="float">
            <text:p>-0.003357438</text:p>
          </table:table-cell>
          <table:table-cell office:value-type="float" office:value="0.00131638" calcext:value-type="float">
            <text:p>0.00131638</text:p>
          </table:table-cell>
          <table:table-cell office:value-type="float" office:value="0.000057947" calcext:value-type="float">
            <text:p>5.7947E-05</text:p>
          </table:table-cell>
          <table:table-cell office:value-type="float" office:value="-0.000646444" calcext:value-type="float">
            <text:p>-0.000646444</text:p>
          </table:table-cell>
          <table:table-cell/>
          <table:table-cell office:value-type="float" office:value="26.310760789" calcext:value-type="float">
            <text:p>26.310760789</text:p>
          </table:table-cell>
          <table:table-cell office:value-type="float" office:value="26.425973019" calcext:value-type="float">
            <text:p>26.425973019</text:p>
          </table:table-cell>
          <table:table-cell office:value-type="float" office:value="26.394953103" calcext:value-type="float">
            <text:p>26.394953103</text:p>
          </table:table-cell>
          <table:table-cell office:value-type="float" office:value="26.377589728" calcext:value-type="float">
            <text:p>26.377589728</text:p>
          </table:table-cell>
          <table:table-cell/>
          <table:table-cell office:value-type="float" office:value="-0.08511023" calcext:value-type="float">
            <text:p>-0.08511023</text:p>
          </table:table-cell>
          <table:table-cell office:value-type="float" office:value="0.033367461" calcext:value-type="float">
            <text:p>0.033367461</text:p>
          </table:table-cell>
          <table:table-cell office:value-type="float" office:value="0.001468825" calcext:value-type="float">
            <text:p>0.001468825</text:p>
          </table:table-cell>
          <table:table-cell office:value-type="float" office:value="-0.016386527" calcext:value-type="float">
            <text:p>-0.016386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8 16:31:32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3614473" calcext:value-type="float">
            <text:p>0.233614473</text:p>
          </table:table-cell>
          <table:table-cell office:value-type="float" office:value="0.726942507" calcext:value-type="float">
            <text:p>0.726942507</text:p>
          </table:table-cell>
          <table:table-cell office:value-type="float" office:value="0.628259257" calcext:value-type="float">
            <text:p>0.628259257</text:p>
          </table:table-cell>
          <table:table-cell office:value-type="float" office:value="0.60244329" calcext:value-type="float">
            <text:p>0.60244329</text:p>
          </table:table-cell>
          <table:table-cell/>
          <table:table-cell office:value-type="float" office:value="0.001908615" calcext:value-type="float">
            <text:p>0.001908615</text:p>
          </table:table-cell>
          <table:table-cell office:value-type="float" office:value="0.005939073" calcext:value-type="float">
            <text:p>0.005939073</text:p>
          </table:table-cell>
          <table:table-cell office:value-type="float" office:value="0.005132837" calcext:value-type="float">
            <text:p>0.005132837</text:p>
          </table:table-cell>
          <table:table-cell office:value-type="float" office:value="0.004921922" calcext:value-type="float">
            <text:p>0.004921922</text:p>
          </table:table-cell>
          <table:table-cell/>
          <table:table-cell office:value-type="float" office:value="-0.003361129" calcext:value-type="float">
            <text:p>-0.003361129</text:p>
          </table:table-cell>
          <table:table-cell office:value-type="float" office:value="0.000669328" calcext:value-type="float">
            <text:p>0.000669328</text:p>
          </table:table-cell>
          <table:table-cell office:value-type="float" office:value="-0.000136907" calcext:value-type="float">
            <text:p>-0.000136907</text:p>
          </table:table-cell>
          <table:table-cell office:value-type="float" office:value="-0.000347822" calcext:value-type="float">
            <text:p>-0.000347822</text:p>
          </table:table-cell>
          <table:table-cell/>
          <table:table-cell office:value-type="float" office:value="26.320778704" calcext:value-type="float">
            <text:p>26.320778704</text:p>
          </table:table-cell>
          <table:table-cell office:value-type="float" office:value="26.420131564" calcext:value-type="float">
            <text:p>26.420131564</text:p>
          </table:table-cell>
          <table:table-cell office:value-type="float" office:value="26.400258133" calcext:value-type="float">
            <text:p>26.400258133</text:p>
          </table:table-cell>
          <table:table-cell office:value-type="float" office:value="26.3950591" calcext:value-type="float">
            <text:p>26.3950591</text:p>
          </table:table-cell>
          <table:table-cell/>
          <table:table-cell office:value-type="float" office:value="-0.085203806" calcext:value-type="float">
            <text:p>-0.085203806</text:p>
          </table:table-cell>
          <table:table-cell office:value-type="float" office:value="0.016966217" calcext:value-type="float">
            <text:p>0.016966217</text:p>
          </table:table-cell>
          <table:table-cell office:value-type="float" office:value="-0.003470396" calcext:value-type="float">
            <text:p>-0.003470396</text:p>
          </table:table-cell>
          <table:table-cell office:value-type="float" office:value="-0.008816799" calcext:value-type="float">
            <text:p>-0.0088167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8 16:31:3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166412" calcext:value-type="float">
            <text:p>0.234166412</text:p>
          </table:table-cell>
          <table:table-cell office:value-type="float" office:value="0.640579538" calcext:value-type="float">
            <text:p>0.640579538</text:p>
          </table:table-cell>
          <table:table-cell office:value-type="float" office:value="0.683383427" calcext:value-type="float">
            <text:p>0.683383427</text:p>
          </table:table-cell>
          <table:table-cell office:value-type="float" office:value="0.667809924" calcext:value-type="float">
            <text:p>0.667809924</text:p>
          </table:table-cell>
          <table:table-cell/>
          <table:table-cell office:value-type="float" office:value="0.001913124" calcext:value-type="float">
            <text:p>0.001913124</text:p>
          </table:table-cell>
          <table:table-cell office:value-type="float" office:value="0.005233493" calcext:value-type="float">
            <text:p>0.005233493</text:p>
          </table:table-cell>
          <table:table-cell office:value-type="float" office:value="0.005583198" calcext:value-type="float">
            <text:p>0.005583198</text:p>
          </table:table-cell>
          <table:table-cell office:value-type="float" office:value="0.005455963" calcext:value-type="float">
            <text:p>0.005455963</text:p>
          </table:table-cell>
          <table:table-cell/>
          <table:table-cell office:value-type="float" office:value="-0.00335662" calcext:value-type="float">
            <text:p>-0.00335662</text:p>
          </table:table-cell>
          <table:table-cell office:value-type="float" office:value="-0.000036251" calcext:value-type="float">
            <text:p>-3.6251E-05</text:p>
          </table:table-cell>
          <table:table-cell office:value-type="float" office:value="0.000313454" calcext:value-type="float">
            <text:p>0.000313454</text:p>
          </table:table-cell>
          <table:table-cell office:value-type="float" office:value="0.000186219" calcext:value-type="float">
            <text:p>0.000186219</text:p>
          </table:table-cell>
          <table:table-cell/>
          <table:table-cell office:value-type="float" office:value="26.315835411" calcext:value-type="float">
            <text:p>26.315835411</text:p>
          </table:table-cell>
          <table:table-cell office:value-type="float" office:value="26.397685194" calcext:value-type="float">
            <text:p>26.397685194</text:p>
          </table:table-cell>
          <table:table-cell office:value-type="float" office:value="26.406305363" calcext:value-type="float">
            <text:p>26.406305363</text:p>
          </table:table-cell>
          <table:table-cell office:value-type="float" office:value="26.403169061" calcext:value-type="float">
            <text:p>26.403169061</text:p>
          </table:table-cell>
          <table:table-cell/>
          <table:table-cell office:value-type="float" office:value="-0.08508949" calcext:value-type="float">
            <text:p>-0.08508949</text:p>
          </table:table-cell>
          <table:table-cell office:value-type="float" office:value="-0.000918917" calcext:value-type="float">
            <text:p>-0.000918917</text:p>
          </table:table-cell>
          <table:table-cell office:value-type="float" office:value="0.007945477" calcext:value-type="float">
            <text:p>0.007945477</text:p>
          </table:table-cell>
          <table:table-cell office:value-type="float" office:value="0.004720303" calcext:value-type="float">
            <text:p>0.0047203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8 16:31:3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474568" calcext:value-type="float">
            <text:p>0.234474568</text:p>
          </table:table-cell>
          <table:table-cell office:value-type="float" office:value="0.673751911" calcext:value-type="float">
            <text:p>0.673751911</text:p>
          </table:table-cell>
          <table:table-cell office:value-type="float" office:value="0.755764932" calcext:value-type="float">
            <text:p>0.755764932</text:p>
          </table:table-cell>
          <table:table-cell office:value-type="float" office:value="0.611372663" calcext:value-type="float">
            <text:p>0.611372663</text:p>
          </table:table-cell>
          <table:table-cell/>
          <table:table-cell office:value-type="float" office:value="0.001915642" calcext:value-type="float">
            <text:p>0.001915642</text:p>
          </table:table-cell>
          <table:table-cell office:value-type="float" office:value="0.005504509" calcext:value-type="float">
            <text:p>0.005504509</text:p>
          </table:table-cell>
          <table:table-cell office:value-type="float" office:value="0.00617455" calcext:value-type="float">
            <text:p>0.00617455</text:p>
          </table:table-cell>
          <table:table-cell office:value-type="float" office:value="0.004994875" calcext:value-type="float">
            <text:p>0.004994875</text:p>
          </table:table-cell>
          <table:table-cell/>
          <table:table-cell office:value-type="float" office:value="-0.003354102" calcext:value-type="float">
            <text:p>-0.003354102</text:p>
          </table:table-cell>
          <table:table-cell office:value-type="float" office:value="0.000234765" calcext:value-type="float">
            <text:p>0.000234765</text:p>
          </table:table-cell>
          <table:table-cell office:value-type="float" office:value="0.000904806" calcext:value-type="float">
            <text:p>0.000904806</text:p>
          </table:table-cell>
          <table:table-cell office:value-type="float" office:value="-0.00027487" calcext:value-type="float">
            <text:p>-0.00027487</text:p>
          </table:table-cell>
          <table:table-cell/>
          <table:table-cell office:value-type="float" office:value="26.315897475" calcext:value-type="float">
            <text:p>26.315897475</text:p>
          </table:table-cell>
          <table:table-cell office:value-type="float" office:value="26.404365701" calcext:value-type="float">
            <text:p>26.404365701</text:p>
          </table:table-cell>
          <table:table-cell office:value-type="float" office:value="26.420881945" calcext:value-type="float">
            <text:p>26.420881945</text:p>
          </table:table-cell>
          <table:table-cell office:value-type="float" office:value="26.391803256" calcext:value-type="float">
            <text:p>26.391803256</text:p>
          </table:table-cell>
          <table:table-cell/>
          <table:table-cell office:value-type="float" office:value="-0.085025666" calcext:value-type="float">
            <text:p>-0.085025666</text:p>
          </table:table-cell>
          <table:table-cell office:value-type="float" office:value="0.005950853" calcext:value-type="float">
            <text:p>0.005950853</text:p>
          </table:table-cell>
          <table:table-cell office:value-type="float" office:value="0.022935057" calcext:value-type="float">
            <text:p>0.022935057</text:p>
          </table:table-cell>
          <table:table-cell office:value-type="float" office:value="-0.006967551" calcext:value-type="float">
            <text:p>-0.0069675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8 16:31:3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841136" calcext:value-type="float">
            <text:p>0.234841136</text:p>
          </table:table-cell>
          <table:table-cell office:value-type="float" office:value="0.778681133" calcext:value-type="float">
            <text:p>0.778681133</text:p>
          </table:table-cell>
          <table:table-cell office:value-type="float" office:value="0.731657235" calcext:value-type="float">
            <text:p>0.731657235</text:p>
          </table:table-cell>
          <table:table-cell office:value-type="float" office:value="0.575569937" calcext:value-type="float">
            <text:p>0.575569937</text:p>
          </table:table-cell>
          <table:table-cell/>
          <table:table-cell office:value-type="float" office:value="0.001918637" calcext:value-type="float">
            <text:p>0.001918637</text:p>
          </table:table-cell>
          <table:table-cell office:value-type="float" office:value="0.006361774" calcext:value-type="float">
            <text:p>0.006361774</text:p>
          </table:table-cell>
          <table:table-cell office:value-type="float" office:value="0.005977592" calcext:value-type="float">
            <text:p>0.005977592</text:p>
          </table:table-cell>
          <table:table-cell office:value-type="float" office:value="0.004702369" calcext:value-type="float">
            <text:p>0.004702369</text:p>
          </table:table-cell>
          <table:table-cell/>
          <table:table-cell office:value-type="float" office:value="-0.003351108" calcext:value-type="float">
            <text:p>-0.003351108</text:p>
          </table:table-cell>
          <table:table-cell office:value-type="float" office:value="0.00109203" calcext:value-type="float">
            <text:p>0.00109203</text:p>
          </table:table-cell>
          <table:table-cell office:value-type="float" office:value="0.000707847" calcext:value-type="float">
            <text:p>0.000707847</text:p>
          </table:table-cell>
          <table:table-cell office:value-type="float" office:value="-0.000567376" calcext:value-type="float">
            <text:p>-0.000567376</text:p>
          </table:table-cell>
          <table:table-cell/>
          <table:table-cell office:value-type="float" office:value="26.315971303" calcext:value-type="float">
            <text:p>26.315971303</text:p>
          </table:table-cell>
          <table:table-cell office:value-type="float" office:value="26.425496896" calcext:value-type="float">
            <text:p>26.425496896</text:p>
          </table:table-cell>
          <table:table-cell office:value-type="float" office:value="26.416027026" calcext:value-type="float">
            <text:p>26.416027026</text:p>
          </table:table-cell>
          <table:table-cell office:value-type="float" office:value="26.384592947" calcext:value-type="float">
            <text:p>26.384592947</text:p>
          </table:table-cell>
          <table:table-cell/>
          <table:table-cell office:value-type="float" office:value="-0.084949744" calcext:value-type="float">
            <text:p>-0.084949744</text:p>
          </table:table-cell>
          <table:table-cell office:value-type="float" office:value="0.027680745" calcext:value-type="float">
            <text:p>0.027680745</text:p>
          </table:table-cell>
          <table:table-cell office:value-type="float" office:value="0.017942594" calcext:value-type="float">
            <text:p>0.017942594</text:p>
          </table:table-cell>
          <table:table-cell office:value-type="float" office:value="-0.014382221" calcext:value-type="float">
            <text:p>-0.0143822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8 16:31:3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45609" calcext:value-type="float">
            <text:p>0.23445609</text:p>
          </table:table-cell>
          <table:table-cell office:value-type="float" office:value="0.789926146" calcext:value-type="float">
            <text:p>0.789926146</text:p>
          </table:table-cell>
          <table:table-cell office:value-type="float" office:value="0.698261344" calcext:value-type="float">
            <text:p>0.698261344</text:p>
          </table:table-cell>
          <table:table-cell office:value-type="float" office:value="0.57315118" calcext:value-type="float">
            <text:p>0.57315118</text:p>
          </table:table-cell>
          <table:table-cell/>
          <table:table-cell office:value-type="float" office:value="0.001915491" calcext:value-type="float">
            <text:p>0.001915491</text:p>
          </table:table-cell>
          <table:table-cell office:value-type="float" office:value="0.006453645" calcext:value-type="float">
            <text:p>0.006453645</text:p>
          </table:table-cell>
          <table:table-cell office:value-type="float" office:value="0.00570475" calcext:value-type="float">
            <text:p>0.00570475</text:p>
          </table:table-cell>
          <table:table-cell office:value-type="float" office:value="0.004682608" calcext:value-type="float">
            <text:p>0.004682608</text:p>
          </table:table-cell>
          <table:table-cell/>
          <table:table-cell office:value-type="float" office:value="-0.003354253" calcext:value-type="float">
            <text:p>-0.003354253</text:p>
          </table:table-cell>
          <table:table-cell office:value-type="float" office:value="0.001183901" calcext:value-type="float">
            <text:p>0.001183901</text:p>
          </table:table-cell>
          <table:table-cell office:value-type="float" office:value="0.000435005" calcext:value-type="float">
            <text:p>0.000435005</text:p>
          </table:table-cell>
          <table:table-cell office:value-type="float" office:value="-0.000587137" calcext:value-type="float">
            <text:p>-0.000587137</text:p>
          </table:table-cell>
          <table:table-cell/>
          <table:table-cell office:value-type="float" office:value="26.310839299" calcext:value-type="float">
            <text:p>26.310839299</text:p>
          </table:table-cell>
          <table:table-cell office:value-type="float" office:value="26.422707495" calcext:value-type="float">
            <text:p>26.422707495</text:p>
          </table:table-cell>
          <table:table-cell office:value-type="float" office:value="26.404247535" calcext:value-type="float">
            <text:p>26.404247535</text:p>
          </table:table-cell>
          <table:table-cell office:value-type="float" office:value="26.379051681" calcext:value-type="float">
            <text:p>26.379051681</text:p>
          </table:table-cell>
          <table:table-cell/>
          <table:table-cell office:value-type="float" office:value="-0.085029493" calcext:value-type="float">
            <text:p>-0.085029493</text:p>
          </table:table-cell>
          <table:table-cell office:value-type="float" office:value="0.030009451" calcext:value-type="float">
            <text:p>0.030009451</text:p>
          </table:table-cell>
          <table:table-cell office:value-type="float" office:value="0.011026587" calcext:value-type="float">
            <text:p>0.011026587</text:p>
          </table:table-cell>
          <table:table-cell office:value-type="float" office:value="-0.014883143" calcext:value-type="float">
            <text:p>-0.0148831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8 16:31:3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667091" calcext:value-type="float">
            <text:p>0.234667091</text:p>
          </table:table-cell>
          <table:table-cell office:value-type="float" office:value="0.789731835" calcext:value-type="float">
            <text:p>0.789731835</text:p>
          </table:table-cell>
          <table:table-cell office:value-type="float" office:value="0.710799779" calcext:value-type="float">
            <text:p>0.710799779</text:p>
          </table:table-cell>
          <table:table-cell office:value-type="float" office:value="0.574582288" calcext:value-type="float">
            <text:p>0.574582288</text:p>
          </table:table-cell>
          <table:table-cell/>
          <table:table-cell office:value-type="float" office:value="0.001917215" calcext:value-type="float">
            <text:p>0.001917215</text:p>
          </table:table-cell>
          <table:table-cell office:value-type="float" office:value="0.006452057" calcext:value-type="float">
            <text:p>0.006452057</text:p>
          </table:table-cell>
          <table:table-cell office:value-type="float" office:value="0.005807188" calcext:value-type="float">
            <text:p>0.005807188</text:p>
          </table:table-cell>
          <table:table-cell office:value-type="float" office:value="0.0046943" calcext:value-type="float">
            <text:p>0.0046943</text:p>
          </table:table-cell>
          <table:table-cell/>
          <table:table-cell office:value-type="float" office:value="-0.00335253" calcext:value-type="float">
            <text:p>-0.00335253</text:p>
          </table:table-cell>
          <table:table-cell office:value-type="float" office:value="0.001182313" calcext:value-type="float">
            <text:p>0.001182313</text:p>
          </table:table-cell>
          <table:table-cell office:value-type="float" office:value="0.000537443" calcext:value-type="float">
            <text:p>0.000537443</text:p>
          </table:table-cell>
          <table:table-cell office:value-type="float" office:value="-0.000575445" calcext:value-type="float">
            <text:p>-0.000575445</text:p>
          </table:table-cell>
          <table:table-cell/>
          <table:table-cell office:value-type="float" office:value="26.315936249" calcext:value-type="float">
            <text:p>26.315936249</text:p>
          </table:table-cell>
          <table:table-cell office:value-type="float" office:value="26.427722321" calcext:value-type="float">
            <text:p>26.427722321</text:p>
          </table:table-cell>
          <table:table-cell office:value-type="float" office:value="26.411826639" calcext:value-type="float">
            <text:p>26.411826639</text:p>
          </table:table-cell>
          <table:table-cell office:value-type="float" office:value="26.384394044" calcext:value-type="float">
            <text:p>26.384394044</text:p>
          </table:table-cell>
          <table:table-cell/>
          <table:table-cell office:value-type="float" office:value="-0.084985792" calcext:value-type="float">
            <text:p>-0.084985792</text:p>
          </table:table-cell>
          <table:table-cell office:value-type="float" office:value="0.029969212" calcext:value-type="float">
            <text:p>0.029969212</text:p>
          </table:table-cell>
          <table:table-cell office:value-type="float" office:value="0.013623198" calcext:value-type="float">
            <text:p>0.013623198</text:p>
          </table:table-cell>
          <table:table-cell office:value-type="float" office:value="-0.014586762" calcext:value-type="float">
            <text:p>-0.0145867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8 16:31:3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811334" calcext:value-type="float">
            <text:p>0.234811334</text:p>
          </table:table-cell>
          <table:table-cell office:value-type="float" office:value="0.741164177" calcext:value-type="float">
            <text:p>0.741164177</text:p>
          </table:table-cell>
          <table:table-cell office:value-type="float" office:value="0.772881004" calcext:value-type="float">
            <text:p>0.772881004</text:p>
          </table:table-cell>
          <table:table-cell office:value-type="float" office:value="0.582773159" calcext:value-type="float">
            <text:p>0.582773159</text:p>
          </table:table-cell>
          <table:table-cell/>
          <table:table-cell office:value-type="float" office:value="0.001918393" calcext:value-type="float">
            <text:p>0.001918393</text:p>
          </table:table-cell>
          <table:table-cell office:value-type="float" office:value="0.006055263" calcext:value-type="float">
            <text:p>0.006055263</text:p>
          </table:table-cell>
          <table:table-cell office:value-type="float" office:value="0.006314387" calcext:value-type="float">
            <text:p>0.006314387</text:p>
          </table:table-cell>
          <table:table-cell office:value-type="float" office:value="0.004761219" calcext:value-type="float">
            <text:p>0.004761219</text:p>
          </table:table-cell>
          <table:table-cell/>
          <table:table-cell office:value-type="float" office:value="-0.003351351" calcext:value-type="float">
            <text:p>-0.003351351</text:p>
          </table:table-cell>
          <table:table-cell office:value-type="float" office:value="0.000785519" calcext:value-type="float">
            <text:p>0.000785519</text:p>
          </table:table-cell>
          <table:table-cell office:value-type="float" office:value="0.001044643" calcext:value-type="float">
            <text:p>0.001044643</text:p>
          </table:table-cell>
          <table:table-cell office:value-type="float" office:value="-0.000508526" calcext:value-type="float">
            <text:p>-0.000508526</text:p>
          </table:table-cell>
          <table:table-cell/>
          <table:table-cell office:value-type="float" office:value="26.3159653" calcext:value-type="float">
            <text:p>26.3159653</text:p>
          </table:table-cell>
          <table:table-cell office:value-type="float" office:value="26.41794158" calcext:value-type="float">
            <text:p>26.41794158</text:p>
          </table:table-cell>
          <table:table-cell office:value-type="float" office:value="26.424328846" calcext:value-type="float">
            <text:p>26.424328846</text:p>
          </table:table-cell>
          <table:table-cell office:value-type="float" office:value="26.386043607" calcext:value-type="float">
            <text:p>26.386043607</text:p>
          </table:table-cell>
          <table:table-cell/>
          <table:table-cell office:value-type="float" office:value="-0.084955916" calcext:value-type="float">
            <text:p>-0.084955916</text:p>
          </table:table-cell>
          <table:table-cell office:value-type="float" office:value="0.01991139" calcext:value-type="float">
            <text:p>0.01991139</text:p>
          </table:table-cell>
          <table:table-cell office:value-type="float" office:value="0.026479606" calcext:value-type="float">
            <text:p>0.026479606</text:p>
          </table:table-cell>
          <table:table-cell office:value-type="float" office:value="-0.012890443" calcext:value-type="float">
            <text:p>-0.0128904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8 16:31:40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711198" calcext:value-type="float">
            <text:p>0.234711198</text:p>
          </table:table-cell>
          <table:table-cell office:value-type="float" office:value="0.663307388" calcext:value-type="float">
            <text:p>0.663307388</text:p>
          </table:table-cell>
          <table:table-cell office:value-type="float" office:value="0.732031552" calcext:value-type="float">
            <text:p>0.732031552</text:p>
          </table:table-cell>
          <table:table-cell office:value-type="float" office:value="0.692169749" calcext:value-type="float">
            <text:p>0.692169749</text:p>
          </table:table-cell>
          <table:table-cell/>
          <table:table-cell office:value-type="float" office:value="0.001917575" calcext:value-type="float">
            <text:p>0.001917575</text:p>
          </table:table-cell>
          <table:table-cell office:value-type="float" office:value="0.005419178" calcext:value-type="float">
            <text:p>0.005419178</text:p>
          </table:table-cell>
          <table:table-cell office:value-type="float" office:value="0.00598065" calcext:value-type="float">
            <text:p>0.00598065</text:p>
          </table:table-cell>
          <table:table-cell office:value-type="float" office:value="0.005654982" calcext:value-type="float">
            <text:p>0.005654982</text:p>
          </table:table-cell>
          <table:table-cell/>
          <table:table-cell office:value-type="float" office:value="-0.003352169" calcext:value-type="float">
            <text:p>-0.003352169</text:p>
          </table:table-cell>
          <table:table-cell office:value-type="float" office:value="0.000149434" calcext:value-type="float">
            <text:p>0.000149434</text:p>
          </table:table-cell>
          <table:table-cell office:value-type="float" office:value="0.000710906" calcext:value-type="float">
            <text:p>0.000710906</text:p>
          </table:table-cell>
          <table:table-cell office:value-type="float" office:value="0.000385237" calcext:value-type="float">
            <text:p>0.000385237</text:p>
          </table:table-cell>
          <table:table-cell/>
          <table:table-cell office:value-type="float" office:value="26.315945133" calcext:value-type="float">
            <text:p>26.315945133</text:p>
          </table:table-cell>
          <table:table-cell office:value-type="float" office:value="26.402262307" calcext:value-type="float">
            <text:p>26.402262307</text:p>
          </table:table-cell>
          <table:table-cell office:value-type="float" office:value="26.416102408" calcext:value-type="float">
            <text:p>26.416102408</text:p>
          </table:table-cell>
          <table:table-cell office:value-type="float" office:value="26.40807481" calcext:value-type="float">
            <text:p>26.40807481</text:p>
          </table:table-cell>
          <table:table-cell/>
          <table:table-cell office:value-type="float" office:value="-0.084976656" calcext:value-type="float">
            <text:p>-0.084976656</text:p>
          </table:table-cell>
          <table:table-cell office:value-type="float" office:value="0.003787855" calcext:value-type="float">
            <text:p>0.003787855</text:p>
          </table:table-cell>
          <table:table-cell office:value-type="float" office:value="0.018020111" calcext:value-type="float">
            <text:p>0.018020111</text:p>
          </table:table-cell>
          <table:table-cell office:value-type="float" office:value="0.009765063" calcext:value-type="float">
            <text:p>0.009765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8 16:31:4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74107" calcext:value-type="float">
            <text:p>0.234574107</text:p>
          </table:table-cell>
          <table:table-cell office:value-type="float" office:value="0.645036178" calcext:value-type="float">
            <text:p>0.645036178</text:p>
          </table:table-cell>
          <table:table-cell office:value-type="float" office:value="0.723326888" calcext:value-type="float">
            <text:p>0.723326888</text:p>
          </table:table-cell>
          <table:table-cell office:value-type="float" office:value="0.693637215" calcext:value-type="float">
            <text:p>0.693637215</text:p>
          </table:table-cell>
          <table:table-cell/>
          <table:table-cell office:value-type="float" office:value="0.001916455" calcext:value-type="float">
            <text:p>0.001916455</text:p>
          </table:table-cell>
          <table:table-cell office:value-type="float" office:value="0.005269903" calcext:value-type="float">
            <text:p>0.005269903</text:p>
          </table:table-cell>
          <table:table-cell office:value-type="float" office:value="0.005909533" calcext:value-type="float">
            <text:p>0.005909533</text:p>
          </table:table-cell>
          <table:table-cell office:value-type="float" office:value="0.005666971" calcext:value-type="float">
            <text:p>0.005666971</text:p>
          </table:table-cell>
          <table:table-cell/>
          <table:table-cell office:value-type="float" office:value="-0.003353289" calcext:value-type="float">
            <text:p>-0.003353289</text:p>
          </table:table-cell>
          <table:table-cell office:value-type="float" office:value="0.000000159" calcext:value-type="float">
            <text:p>1.59E-07</text:p>
          </table:table-cell>
          <table:table-cell office:value-type="float" office:value="0.000639789" calcext:value-type="float">
            <text:p>0.000639789</text:p>
          </table:table-cell>
          <table:table-cell office:value-type="float" office:value="0.000397226" calcext:value-type="float">
            <text:p>0.000397226</text:p>
          </table:table-cell>
          <table:table-cell/>
          <table:table-cell office:value-type="float" office:value="26.315917522" calcext:value-type="float">
            <text:p>26.315917522</text:p>
          </table:table-cell>
          <table:table-cell office:value-type="float" office:value="26.398582709" calcext:value-type="float">
            <text:p>26.398582709</text:p>
          </table:table-cell>
          <table:table-cell office:value-type="float" office:value="26.414349418" calcext:value-type="float">
            <text:p>26.414349418</text:p>
          </table:table-cell>
          <table:table-cell office:value-type="float" office:value="26.408370338" calcext:value-type="float">
            <text:p>26.408370338</text:p>
          </table:table-cell>
          <table:table-cell/>
          <table:table-cell office:value-type="float" office:value="-0.08500505" calcext:value-type="float">
            <text:p>-0.08500505</text:p>
          </table:table-cell>
          <table:table-cell office:value-type="float" office:value="0.000003982" calcext:value-type="float">
            <text:p>3.982E-06</text:p>
          </table:table-cell>
          <table:table-cell office:value-type="float" office:value="0.016217455" calcext:value-type="float">
            <text:p>0.016217455</text:p>
          </table:table-cell>
          <table:table-cell office:value-type="float" office:value="0.010068964" calcext:value-type="float">
            <text:p>0.0100689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8 16:31:4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485893" calcext:value-type="float">
            <text:p>0.234485893</text:p>
          </table:table-cell>
          <table:table-cell office:value-type="float" office:value="0.651145655" calcext:value-type="float">
            <text:p>0.651145655</text:p>
          </table:table-cell>
          <table:table-cell office:value-type="float" office:value="0.737072317" calcext:value-type="float">
            <text:p>0.737072317</text:p>
          </table:table-cell>
          <table:table-cell office:value-type="float" office:value="0.669124802" calcext:value-type="float">
            <text:p>0.669124802</text:p>
          </table:table-cell>
          <table:table-cell/>
          <table:table-cell office:value-type="float" office:value="0.001915734" calcext:value-type="float">
            <text:p>0.001915734</text:p>
          </table:table-cell>
          <table:table-cell office:value-type="float" office:value="0.005319817" calcext:value-type="float">
            <text:p>0.005319817</text:p>
          </table:table-cell>
          <table:table-cell office:value-type="float" office:value="0.006021833" calcext:value-type="float">
            <text:p>0.006021833</text:p>
          </table:table-cell>
          <table:table-cell office:value-type="float" office:value="0.005466706" calcext:value-type="float">
            <text:p>0.005466706</text:p>
          </table:table-cell>
          <table:table-cell/>
          <table:table-cell office:value-type="float" office:value="-0.00335401" calcext:value-type="float">
            <text:p>-0.00335401</text:p>
          </table:table-cell>
          <table:table-cell office:value-type="float" office:value="0.000050073" calcext:value-type="float">
            <text:p>5.0073E-05</text:p>
          </table:table-cell>
          <table:table-cell office:value-type="float" office:value="0.000752088" calcext:value-type="float">
            <text:p>0.000752088</text:p>
          </table:table-cell>
          <table:table-cell office:value-type="float" office:value="0.000196962" calcext:value-type="float">
            <text:p>0.000196962</text:p>
          </table:table-cell>
          <table:table-cell/>
          <table:table-cell office:value-type="float" office:value="26.315899755" calcext:value-type="float">
            <text:p>26.315899755</text:p>
          </table:table-cell>
          <table:table-cell office:value-type="float" office:value="26.399813084" calcext:value-type="float">
            <text:p>26.399813084</text:p>
          </table:table-cell>
          <table:table-cell office:value-type="float" office:value="26.417117542" calcext:value-type="float">
            <text:p>26.417117542</text:p>
          </table:table-cell>
          <table:table-cell office:value-type="float" office:value="26.403433861" calcext:value-type="float">
            <text:p>26.403433861</text:p>
          </table:table-cell>
          <table:table-cell/>
          <table:table-cell office:value-type="float" office:value="-0.085023321" calcext:value-type="float">
            <text:p>-0.085023321</text:p>
          </table:table-cell>
          <table:table-cell office:value-type="float" office:value="0.001269225" calcext:value-type="float">
            <text:p>0.001269225</text:p>
          </table:table-cell>
          <table:table-cell office:value-type="float" office:value="0.019064006" calcext:value-type="float">
            <text:p>0.019064006</text:p>
          </table:table-cell>
          <table:table-cell office:value-type="float" office:value="0.004992607" calcext:value-type="float">
            <text:p>0.0049926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8 16:31:4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855441" calcext:value-type="float">
            <text:p>0.234855441</text:p>
          </table:table-cell>
          <table:table-cell office:value-type="float" office:value="0.748728007" calcext:value-type="float">
            <text:p>0.748728007</text:p>
          </table:table-cell>
          <table:table-cell office:value-type="float" office:value="0.774714443" calcext:value-type="float">
            <text:p>0.774714443</text:p>
          </table:table-cell>
          <table:table-cell office:value-type="float" office:value="0.596624088" calcext:value-type="float">
            <text:p>0.596624088</text:p>
          </table:table-cell>
          <table:table-cell/>
          <table:table-cell office:value-type="float" office:value="0.001918754" calcext:value-type="float">
            <text:p>0.001918754</text:p>
          </table:table-cell>
          <table:table-cell office:value-type="float" office:value="0.006117059" calcext:value-type="float">
            <text:p>0.006117059</text:p>
          </table:table-cell>
          <table:table-cell office:value-type="float" office:value="0.006329366" calcext:value-type="float">
            <text:p>0.006329366</text:p>
          </table:table-cell>
          <table:table-cell office:value-type="float" office:value="0.00487438" calcext:value-type="float">
            <text:p>0.00487438</text:p>
          </table:table-cell>
          <table:table-cell/>
          <table:table-cell office:value-type="float" office:value="-0.003350991" calcext:value-type="float">
            <text:p>-0.003350991</text:p>
          </table:table-cell>
          <table:table-cell office:value-type="float" office:value="0.000847315" calcext:value-type="float">
            <text:p>0.000847315</text:p>
          </table:table-cell>
          <table:table-cell office:value-type="float" office:value="0.001059622" calcext:value-type="float">
            <text:p>0.001059622</text:p>
          </table:table-cell>
          <table:table-cell office:value-type="float" office:value="-0.000395365" calcext:value-type="float">
            <text:p>-0.000395365</text:p>
          </table:table-cell>
          <table:table-cell/>
          <table:table-cell office:value-type="float" office:value="26.315974184" calcext:value-type="float">
            <text:p>26.315974184</text:p>
          </table:table-cell>
          <table:table-cell office:value-type="float" office:value="26.419464819" calcext:value-type="float">
            <text:p>26.419464819</text:p>
          </table:table-cell>
          <table:table-cell office:value-type="float" office:value="26.42469807" calcext:value-type="float">
            <text:p>26.42469807</text:p>
          </table:table-cell>
          <table:table-cell office:value-type="float" office:value="26.388833047" calcext:value-type="float">
            <text:p>26.388833047</text:p>
          </table:table-cell>
          <table:table-cell/>
          <table:table-cell office:value-type="float" office:value="-0.084946781" calcext:value-type="float">
            <text:p>-0.084946781</text:p>
          </table:table-cell>
          <table:table-cell office:value-type="float" office:value="0.021477783" calcext:value-type="float">
            <text:p>0.021477783</text:p>
          </table:table-cell>
          <table:table-cell office:value-type="float" office:value="0.02685929" calcext:value-type="float">
            <text:p>0.02685929</text:p>
          </table:table-cell>
          <table:table-cell office:value-type="float" office:value="-0.010021942" calcext:value-type="float">
            <text:p>-0.0100219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8 16:31:46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5250024" calcext:value-type="float">
            <text:p>0.235250024</text:p>
          </table:table-cell>
          <table:table-cell office:value-type="float" office:value="0.741705983" calcext:value-type="float">
            <text:p>0.741705983</text:p>
          </table:table-cell>
          <table:table-cell office:value-type="float" office:value="0.771034452" calcext:value-type="float">
            <text:p>0.771034452</text:p>
          </table:table-cell>
          <table:table-cell office:value-type="float" office:value="0.600435209" calcext:value-type="float">
            <text:p>0.600435209</text:p>
          </table:table-cell>
          <table:table-cell/>
          <table:table-cell office:value-type="float" office:value="0.001921977" calcext:value-type="float">
            <text:p>0.001921977</text:p>
          </table:table-cell>
          <table:table-cell office:value-type="float" office:value="0.006059689" calcext:value-type="float">
            <text:p>0.006059689</text:p>
          </table:table-cell>
          <table:table-cell office:value-type="float" office:value="0.006299301" calcext:value-type="float">
            <text:p>0.006299301</text:p>
          </table:table-cell>
          <table:table-cell office:value-type="float" office:value="0.004905516" calcext:value-type="float">
            <text:p>0.004905516</text:p>
          </table:table-cell>
          <table:table-cell/>
          <table:table-cell office:value-type="float" office:value="-0.003347767" calcext:value-type="float">
            <text:p>-0.003347767</text:p>
          </table:table-cell>
          <table:table-cell office:value-type="float" office:value="0.000789945" calcext:value-type="float">
            <text:p>0.000789945</text:p>
          </table:table-cell>
          <table:table-cell office:value-type="float" office:value="0.001029557" calcext:value-type="float">
            <text:p>0.001029557</text:p>
          </table:table-cell>
          <table:table-cell office:value-type="float" office:value="-0.000364228" calcext:value-type="float">
            <text:p>-0.000364228</text:p>
          </table:table-cell>
          <table:table-cell/>
          <table:table-cell office:value-type="float" office:value="26.316053654" calcext:value-type="float">
            <text:p>26.316053654</text:p>
          </table:table-cell>
          <table:table-cell office:value-type="float" office:value="26.418050692" calcext:value-type="float">
            <text:p>26.418050692</text:p>
          </table:table-cell>
          <table:table-cell office:value-type="float" office:value="26.42395698" calcext:value-type="float">
            <text:p>26.42395698</text:p>
          </table:table-cell>
          <table:table-cell office:value-type="float" office:value="26.389600568" calcext:value-type="float">
            <text:p>26.389600568</text:p>
          </table:table-cell>
          <table:table-cell/>
          <table:table-cell office:value-type="float" office:value="-0.084865057" calcext:value-type="float">
            <text:p>-0.084865057</text:p>
          </table:table-cell>
          <table:table-cell office:value-type="float" office:value="0.020023593" calcext:value-type="float">
            <text:p>0.020023593</text:p>
          </table:table-cell>
          <table:table-cell office:value-type="float" office:value="0.026097206" calcext:value-type="float">
            <text:p>0.026097206</text:p>
          </table:table-cell>
          <table:table-cell office:value-type="float" office:value="-0.009232668" calcext:value-type="float">
            <text:p>-0.0092326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8 16:31:47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19271" calcext:value-type="float">
            <text:p>0.234519271</text:p>
          </table:table-cell>
          <table:table-cell office:value-type="float" office:value="0.657387454" calcext:value-type="float">
            <text:p>0.657387454</text:p>
          </table:table-cell>
          <table:table-cell office:value-type="float" office:value="0.736240832" calcext:value-type="float">
            <text:p>0.736240832</text:p>
          </table:table-cell>
          <table:table-cell office:value-type="float" office:value="0.669261297" calcext:value-type="float">
            <text:p>0.669261297</text:p>
          </table:table-cell>
          <table:table-cell/>
          <table:table-cell office:value-type="float" office:value="0.001916007" calcext:value-type="float">
            <text:p>0.001916007</text:p>
          </table:table-cell>
          <table:table-cell office:value-type="float" office:value="0.005370813" calcext:value-type="float">
            <text:p>0.005370813</text:p>
          </table:table-cell>
          <table:table-cell office:value-type="float" office:value="0.006015039" calcext:value-type="float">
            <text:p>0.006015039</text:p>
          </table:table-cell>
          <table:table-cell office:value-type="float" office:value="0.005467821" calcext:value-type="float">
            <text:p>0.005467821</text:p>
          </table:table-cell>
          <table:table-cell/>
          <table:table-cell office:value-type="float" office:value="-0.003353737" calcext:value-type="float">
            <text:p>-0.003353737</text:p>
          </table:table-cell>
          <table:table-cell office:value-type="float" office:value="0.000101068" calcext:value-type="float">
            <text:p>0.000101068</text:p>
          </table:table-cell>
          <table:table-cell office:value-type="float" office:value="0.000745295" calcext:value-type="float">
            <text:p>0.000745295</text:p>
          </table:table-cell>
          <table:table-cell office:value-type="float" office:value="0.000198077" calcext:value-type="float">
            <text:p>0.000198077</text:p>
          </table:table-cell>
          <table:table-cell/>
          <table:table-cell office:value-type="float" office:value="26.315906478" calcext:value-type="float">
            <text:p>26.315906478</text:p>
          </table:table-cell>
          <table:table-cell office:value-type="float" office:value="26.401070106" calcext:value-type="float">
            <text:p>26.401070106</text:p>
          </table:table-cell>
          <table:table-cell office:value-type="float" office:value="26.416950094" calcext:value-type="float">
            <text:p>26.416950094</text:p>
          </table:table-cell>
          <table:table-cell office:value-type="float" office:value="26.403461349" calcext:value-type="float">
            <text:p>26.403461349</text:p>
          </table:table-cell>
          <table:table-cell/>
          <table:table-cell office:value-type="float" office:value="-0.085016407" calcext:value-type="float">
            <text:p>-0.085016407</text:p>
          </table:table-cell>
          <table:table-cell office:value-type="float" office:value="0.002561869" calcext:value-type="float">
            <text:p>0.002561869</text:p>
          </table:table-cell>
          <table:table-cell office:value-type="float" office:value="0.018891813" calcext:value-type="float">
            <text:p>0.018891813</text:p>
          </table:table-cell>
          <table:table-cell office:value-type="float" office:value="0.005020874" calcext:value-type="float">
            <text:p>0.0050208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8 16:31:4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525662" calcext:value-type="float">
            <text:p>0.233525662</text:p>
          </table:table-cell>
          <table:table-cell office:value-type="float" office:value="0.756805033" calcext:value-type="float">
            <text:p>0.756805033</text:p>
          </table:table-cell>
          <table:table-cell office:value-type="float" office:value="0.629742221" calcext:value-type="float">
            <text:p>0.629742221</text:p>
          </table:table-cell>
          <table:table-cell office:value-type="float" office:value="0.593121719" calcext:value-type="float">
            <text:p>0.593121719</text:p>
          </table:table-cell>
          <table:table-cell/>
          <table:table-cell office:value-type="float" office:value="0.001907889" calcext:value-type="float">
            <text:p>0.001907889</text:p>
          </table:table-cell>
          <table:table-cell office:value-type="float" office:value="0.006183048" calcext:value-type="float">
            <text:p>0.006183048</text:p>
          </table:table-cell>
          <table:table-cell office:value-type="float" office:value="0.005144953" calcext:value-type="float">
            <text:p>0.005144953</text:p>
          </table:table-cell>
          <table:table-cell office:value-type="float" office:value="0.004845766" calcext:value-type="float">
            <text:p>0.004845766</text:p>
          </table:table-cell>
          <table:table-cell/>
          <table:table-cell office:value-type="float" office:value="-0.003361855" calcext:value-type="float">
            <text:p>-0.003361855</text:p>
          </table:table-cell>
          <table:table-cell office:value-type="float" office:value="0.000913303" calcext:value-type="float">
            <text:p>0.000913303</text:p>
          </table:table-cell>
          <table:table-cell office:value-type="float" office:value="-0.000124792" calcext:value-type="float">
            <text:p>-0.000124792</text:p>
          </table:table-cell>
          <table:table-cell office:value-type="float" office:value="-0.000423979" calcext:value-type="float">
            <text:p>-0.000423979</text:p>
          </table:table-cell>
          <table:table-cell/>
          <table:table-cell office:value-type="float" office:value="26.315706362" calcext:value-type="float">
            <text:p>26.315706362</text:p>
          </table:table-cell>
          <table:table-cell office:value-type="float" office:value="26.421091405" calcext:value-type="float">
            <text:p>26.421091405</text:p>
          </table:table-cell>
          <table:table-cell office:value-type="float" office:value="26.395502683" calcext:value-type="float">
            <text:p>26.395502683</text:p>
          </table:table-cell>
          <table:table-cell office:value-type="float" office:value="26.388127705" calcext:value-type="float">
            <text:p>26.388127705</text:p>
          </table:table-cell>
          <table:table-cell/>
          <table:table-cell office:value-type="float" office:value="-0.0852222" calcext:value-type="float">
            <text:p>-0.0852222</text:p>
          </table:table-cell>
          <table:table-cell office:value-type="float" office:value="0.023150451" calcext:value-type="float">
            <text:p>0.023150451</text:p>
          </table:table-cell>
          <table:table-cell office:value-type="float" office:value="-0.00316328" calcext:value-type="float">
            <text:p>-0.00316328</text:p>
          </table:table-cell>
          <table:table-cell office:value-type="float" office:value="-0.010747275" calcext:value-type="float">
            <text:p>-0.0107472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8 16:31:4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5254197" calcext:value-type="float">
            <text:p>0.235254197</text:p>
          </table:table-cell>
          <table:table-cell office:value-type="float" office:value="0.769186708" calcext:value-type="float">
            <text:p>0.769186708</text:p>
          </table:table-cell>
          <table:table-cell office:value-type="float" office:value="0.75010249" calcext:value-type="float">
            <text:p>0.75010249</text:p>
          </table:table-cell>
          <table:table-cell office:value-type="float" office:value="0.577836702" calcext:value-type="float">
            <text:p>0.577836702</text:p>
          </table:table-cell>
          <table:table-cell/>
          <table:table-cell office:value-type="float" office:value="0.001922011" calcext:value-type="float">
            <text:p>0.001922011</text:p>
          </table:table-cell>
          <table:table-cell office:value-type="float" office:value="0.006284205" calcext:value-type="float">
            <text:p>0.006284205</text:p>
          </table:table-cell>
          <table:table-cell office:value-type="float" office:value="0.006128288" calcext:value-type="float">
            <text:p>0.006128288</text:p>
          </table:table-cell>
          <table:table-cell office:value-type="float" office:value="0.004720888" calcext:value-type="float">
            <text:p>0.004720888</text:p>
          </table:table-cell>
          <table:table-cell/>
          <table:table-cell office:value-type="float" office:value="-0.003347733" calcext:value-type="float">
            <text:p>-0.003347733</text:p>
          </table:table-cell>
          <table:table-cell office:value-type="float" office:value="0.001014461" calcext:value-type="float">
            <text:p>0.001014461</text:p>
          </table:table-cell>
          <table:table-cell office:value-type="float" office:value="0.000858544" calcext:value-type="float">
            <text:p>0.000858544</text:p>
          </table:table-cell>
          <table:table-cell office:value-type="float" office:value="-0.000548856" calcext:value-type="float">
            <text:p>-0.000548856</text:p>
          </table:table-cell>
          <table:table-cell/>
          <table:table-cell office:value-type="float" office:value="26.316054494" calcext:value-type="float">
            <text:p>26.316054494</text:p>
          </table:table-cell>
          <table:table-cell office:value-type="float" office:value="26.423584875" calcext:value-type="float">
            <text:p>26.423584875</text:p>
          </table:table-cell>
          <table:table-cell office:value-type="float" office:value="26.419741618" calcext:value-type="float">
            <text:p>26.419741618</text:p>
          </table:table-cell>
          <table:table-cell office:value-type="float" office:value="26.385049452" calcext:value-type="float">
            <text:p>26.385049452</text:p>
          </table:table-cell>
          <table:table-cell/>
          <table:table-cell office:value-type="float" office:value="-0.084864192" calcext:value-type="float">
            <text:p>-0.084864192</text:p>
          </table:table-cell>
          <table:table-cell office:value-type="float" office:value="0.02571456" calcext:value-type="float">
            <text:p>0.02571456</text:p>
          </table:table-cell>
          <table:table-cell office:value-type="float" office:value="0.021762425" calcext:value-type="float">
            <text:p>0.021762425</text:p>
          </table:table-cell>
          <table:table-cell office:value-type="float" office:value="-0.013912777" calcext:value-type="float">
            <text:p>-0.0139127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8 16:31:5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5083131" calcext:value-type="float">
            <text:p>0.235083131</text:p>
          </table:table-cell>
          <table:table-cell office:value-type="float" office:value="0.794509744" calcext:value-type="float">
            <text:p>0.794509744</text:p>
          </table:table-cell>
          <table:table-cell office:value-type="float" office:value="0.686641417" calcext:value-type="float">
            <text:p>0.686641417</text:p>
          </table:table-cell>
          <table:table-cell office:value-type="float" office:value="0.572536656" calcext:value-type="float">
            <text:p>0.572536656</text:p>
          </table:table-cell>
          <table:table-cell/>
          <table:table-cell office:value-type="float" office:value="0.001920614" calcext:value-type="float">
            <text:p>0.001920614</text:p>
          </table:table-cell>
          <table:table-cell office:value-type="float" office:value="0.006491093" calcext:value-type="float">
            <text:p>0.006491093</text:p>
          </table:table-cell>
          <table:table-cell office:value-type="float" office:value="0.005609816" calcext:value-type="float">
            <text:p>0.005609816</text:p>
          </table:table-cell>
          <table:table-cell office:value-type="float" office:value="0.004677587" calcext:value-type="float">
            <text:p>0.004677587</text:p>
          </table:table-cell>
          <table:table-cell/>
          <table:table-cell office:value-type="float" office:value="-0.003349131" calcext:value-type="float">
            <text:p>-0.003349131</text:p>
          </table:table-cell>
          <table:table-cell office:value-type="float" office:value="0.001221348" calcext:value-type="float">
            <text:p>0.001221348</text:p>
          </table:table-cell>
          <table:table-cell office:value-type="float" office:value="0.000340071" calcext:value-type="float">
            <text:p>0.000340071</text:p>
          </table:table-cell>
          <table:table-cell office:value-type="float" office:value="-0.000592157" calcext:value-type="float">
            <text:p>-0.000592157</text:p>
          </table:table-cell>
          <table:table-cell/>
          <table:table-cell office:value-type="float" office:value="26.316020041" calcext:value-type="float">
            <text:p>26.316020041</text:p>
          </table:table-cell>
          <table:table-cell office:value-type="float" office:value="26.42868451" calcext:value-type="float">
            <text:p>26.42868451</text:p>
          </table:table-cell>
          <table:table-cell office:value-type="float" office:value="26.406961478" calcext:value-type="float">
            <text:p>26.406961478</text:p>
          </table:table-cell>
          <table:table-cell office:value-type="float" office:value="26.383982073" calcext:value-type="float">
            <text:p>26.383982073</text:p>
          </table:table-cell>
          <table:table-cell/>
          <table:table-cell office:value-type="float" office:value="-0.084899623" calcext:value-type="float">
            <text:p>-0.084899623</text:p>
          </table:table-cell>
          <table:table-cell office:value-type="float" office:value="0.030958656" calcext:value-type="float">
            <text:p>0.030958656</text:p>
          </table:table-cell>
          <table:table-cell office:value-type="float" office:value="0.008620184" calcext:value-type="float">
            <text:p>0.008620184</text:p>
          </table:table-cell>
          <table:table-cell office:value-type="float" office:value="-0.01501041" calcext:value-type="float">
            <text:p>-0.015010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8 16:31:5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220652" calcext:value-type="float">
            <text:p>0.234220652</text:p>
          </table:table-cell>
          <table:table-cell office:value-type="float" office:value="0.811638333" calcext:value-type="float">
            <text:p>0.811638333</text:p>
          </table:table-cell>
          <table:table-cell office:value-type="float" office:value="0.630307869" calcext:value-type="float">
            <text:p>0.630307869</text:p>
          </table:table-cell>
          <table:table-cell office:value-type="float" office:value="0.568667718" calcext:value-type="float">
            <text:p>0.568667718</text:p>
          </table:table-cell>
          <table:table-cell/>
          <table:table-cell office:value-type="float" office:value="0.001913567" calcext:value-type="float">
            <text:p>0.001913567</text:p>
          </table:table-cell>
          <table:table-cell office:value-type="float" office:value="0.006631032" calcext:value-type="float">
            <text:p>0.006631032</text:p>
          </table:table-cell>
          <table:table-cell office:value-type="float" office:value="0.005149574" calcext:value-type="float">
            <text:p>0.005149574</text:p>
          </table:table-cell>
          <table:table-cell office:value-type="float" office:value="0.004645978" calcext:value-type="float">
            <text:p>0.004645978</text:p>
          </table:table-cell>
          <table:table-cell/>
          <table:table-cell office:value-type="float" office:value="-0.003356177" calcext:value-type="float">
            <text:p>-0.003356177</text:p>
          </table:table-cell>
          <table:table-cell office:value-type="float" office:value="0.001361288" calcext:value-type="float">
            <text:p>0.001361288</text:p>
          </table:table-cell>
          <table:table-cell office:value-type="float" office:value="-0.00012017" calcext:value-type="float">
            <text:p>-0.00012017</text:p>
          </table:table-cell>
          <table:table-cell office:value-type="float" office:value="-0.000623766" calcext:value-type="float">
            <text:p>-0.000623766</text:p>
          </table:table-cell>
          <table:table-cell/>
          <table:table-cell office:value-type="float" office:value="26.315846335" calcext:value-type="float">
            <text:p>26.315846335</text:p>
          </table:table-cell>
          <table:table-cell office:value-type="float" office:value="26.432133908" calcext:value-type="float">
            <text:p>26.432133908</text:p>
          </table:table-cell>
          <table:table-cell office:value-type="float" office:value="26.395616598" calcext:value-type="float">
            <text:p>26.395616598</text:p>
          </table:table-cell>
          <table:table-cell office:value-type="float" office:value="26.383202904" calcext:value-type="float">
            <text:p>26.383202904</text:p>
          </table:table-cell>
          <table:table-cell/>
          <table:table-cell office:value-type="float" office:value="-0.085078256" calcext:value-type="float">
            <text:p>-0.085078256</text:p>
          </table:table-cell>
          <table:table-cell office:value-type="float" office:value="0.034505762" calcext:value-type="float">
            <text:p>0.034505762</text:p>
          </table:table-cell>
          <table:table-cell office:value-type="float" office:value="-0.003046136" calcext:value-type="float">
            <text:p>-0.003046136</text:p>
          </table:table-cell>
          <table:table-cell office:value-type="float" office:value="-0.015811664" calcext:value-type="float">
            <text:p>-0.015811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8 16:31:53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710861172" calcext:value-type="float">
            <text:p>0.710861172</text:p>
          </table:table-cell>
          <table:table-cell office:value-type="float" office:value="0.629788116" calcext:value-type="float">
            <text:p>0.629788116</text:p>
          </table:table-cell>
          <table:table-cell office:value-type="float" office:value="0.610166861" calcext:value-type="float">
            <text:p>0.610166861</text:p>
          </table:table-cell>
          <table:table-cell/>
          <table:table-cell office:value-type="float" office:value="0.001911332" calcext:value-type="float">
            <text:p>0.001911332</text:p>
          </table:table-cell>
          <table:table-cell office:value-type="float" office:value="0.005807689" calcext:value-type="float">
            <text:p>0.005807689</text:p>
          </table:table-cell>
          <table:table-cell office:value-type="float" office:value="0.005145328" calcext:value-type="float">
            <text:p>0.005145328</text:p>
          </table:table-cell>
          <table:table-cell office:value-type="float" office:value="0.004985023" calcext:value-type="float">
            <text:p>0.004985023</text:p>
          </table:table-cell>
          <table:table-cell/>
          <table:table-cell office:value-type="float" office:value="-0.003358412" calcext:value-type="float">
            <text:p>-0.003358412</text:p>
          </table:table-cell>
          <table:table-cell office:value-type="float" office:value="0.000537945" calcext:value-type="float">
            <text:p>0.000537945</text:p>
          </table:table-cell>
          <table:table-cell office:value-type="float" office:value="-0.000124417" calcext:value-type="float">
            <text:p>-0.000124417</text:p>
          </table:table-cell>
          <table:table-cell office:value-type="float" office:value="-0.000284721" calcext:value-type="float">
            <text:p>-0.000284721</text:p>
          </table:table-cell>
          <table:table-cell/>
          <table:table-cell office:value-type="float" office:value="26.31073678" calcext:value-type="float">
            <text:p>26.31073678</text:p>
          </table:table-cell>
          <table:table-cell office:value-type="float" office:value="26.406784975" calcext:value-type="float">
            <text:p>26.406784975</text:p>
          </table:table-cell>
          <table:table-cell office:value-type="float" office:value="26.390457826" calcext:value-type="float">
            <text:p>26.390457826</text:p>
          </table:table-cell>
          <table:table-cell office:value-type="float" office:value="26.386506303" calcext:value-type="float">
            <text:p>26.386506303</text:p>
          </table:table-cell>
          <table:table-cell/>
          <table:table-cell office:value-type="float" office:value="-0.08513492" calcext:value-type="float">
            <text:p>-0.08513492</text:p>
          </table:table-cell>
          <table:table-cell office:value-type="float" office:value="0.013635912" calcext:value-type="float">
            <text:p>0.013635912</text:p>
          </table:table-cell>
          <table:table-cell office:value-type="float" office:value="-0.003153775" calcext:value-type="float">
            <text:p>-0.003153775</text:p>
          </table:table-cell>
          <table:table-cell office:value-type="float" office:value="-0.007217269" calcext:value-type="float">
            <text:p>-0.0072172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8 16:31:54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758286" calcext:value-type="float">
            <text:p>0.234758286</text:p>
          </table:table-cell>
          <table:table-cell office:value-type="float" office:value="0.733897773" calcext:value-type="float">
            <text:p>0.733897773</text:p>
          </table:table-cell>
          <table:table-cell office:value-type="float" office:value="0.767511221" calcext:value-type="float">
            <text:p>0.767511221</text:p>
          </table:table-cell>
          <table:table-cell office:value-type="float" office:value="0.616082623" calcext:value-type="float">
            <text:p>0.616082623</text:p>
          </table:table-cell>
          <table:table-cell/>
          <table:table-cell office:value-type="float" office:value="0.00191796" calcext:value-type="float">
            <text:p>0.00191796</text:p>
          </table:table-cell>
          <table:table-cell office:value-type="float" office:value="0.005995897" calcext:value-type="float">
            <text:p>0.005995897</text:p>
          </table:table-cell>
          <table:table-cell office:value-type="float" office:value="0.006270517" calcext:value-type="float">
            <text:p>0.006270517</text:p>
          </table:table-cell>
          <table:table-cell office:value-type="float" office:value="0.005033355" calcext:value-type="float">
            <text:p>0.005033355</text:p>
          </table:table-cell>
          <table:table-cell/>
          <table:table-cell office:value-type="float" office:value="-0.003351784" calcext:value-type="float">
            <text:p>-0.003351784</text:p>
          </table:table-cell>
          <table:table-cell office:value-type="float" office:value="0.000726153" calcext:value-type="float">
            <text:p>0.000726153</text:p>
          </table:table-cell>
          <table:table-cell office:value-type="float" office:value="0.001000772" calcext:value-type="float">
            <text:p>0.001000772</text:p>
          </table:table-cell>
          <table:table-cell office:value-type="float" office:value="-0.00023639" calcext:value-type="float">
            <text:p>-0.00023639</text:p>
          </table:table-cell>
          <table:table-cell/>
          <table:table-cell office:value-type="float" office:value="26.326063525" calcext:value-type="float">
            <text:p>26.326063525</text:p>
          </table:table-cell>
          <table:table-cell office:value-type="float" office:value="26.426586252" calcext:value-type="float">
            <text:p>26.426586252</text:p>
          </table:table-cell>
          <table:table-cell office:value-type="float" office:value="26.433355415" calcext:value-type="float">
            <text:p>26.433355415</text:p>
          </table:table-cell>
          <table:table-cell office:value-type="float" office:value="26.402860018" calcext:value-type="float">
            <text:p>26.402860018</text:p>
          </table:table-cell>
          <table:table-cell/>
          <table:table-cell office:value-type="float" office:value="-0.084966904" calcext:value-type="float">
            <text:p>-0.084966904</text:p>
          </table:table-cell>
          <table:table-cell office:value-type="float" office:value="0.018406588" calcext:value-type="float">
            <text:p>0.018406588</text:p>
          </table:table-cell>
          <table:table-cell office:value-type="float" office:value="0.025367585" calcext:value-type="float">
            <text:p>0.025367585</text:p>
          </table:table-cell>
          <table:table-cell office:value-type="float" office:value="-0.005992133" calcext:value-type="float">
            <text:p>-0.0059921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8 16:31:56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75786242" calcext:value-type="float">
            <text:p>0.75786242</text:p>
          </table:table-cell>
          <table:table-cell office:value-type="float" office:value="0.767189356" calcext:value-type="float">
            <text:p>0.767189356</text:p>
          </table:table-cell>
          <table:table-cell office:value-type="float" office:value="0.584490369" calcext:value-type="float">
            <text:p>0.584490369</text:p>
          </table:table-cell>
          <table:table-cell/>
          <table:table-cell office:value-type="float" office:value="0.001921909" calcext:value-type="float">
            <text:p>0.001921909</text:p>
          </table:table-cell>
          <table:table-cell office:value-type="float" office:value="0.006191686" calcext:value-type="float">
            <text:p>0.006191686</text:p>
          </table:table-cell>
          <table:table-cell office:value-type="float" office:value="0.006267887" calcext:value-type="float">
            <text:p>0.006267887</text:p>
          </table:table-cell>
          <table:table-cell office:value-type="float" office:value="0.004775248" calcext:value-type="float">
            <text:p>0.004775248</text:p>
          </table:table-cell>
          <table:table-cell/>
          <table:table-cell office:value-type="float" office:value="-0.003347835" calcext:value-type="float">
            <text:p>-0.003347835</text:p>
          </table:table-cell>
          <table:table-cell office:value-type="float" office:value="0.000921942" calcext:value-type="float">
            <text:p>0.000921942</text:p>
          </table:table-cell>
          <table:table-cell office:value-type="float" office:value="0.000998143" calcext:value-type="float">
            <text:p>0.000998143</text:p>
          </table:table-cell>
          <table:table-cell office:value-type="float" office:value="-0.000494496" calcext:value-type="float">
            <text:p>-0.000494496</text:p>
          </table:table-cell>
          <table:table-cell/>
          <table:table-cell office:value-type="float" office:value="26.310997519" calcext:value-type="float">
            <text:p>26.310997519</text:p>
          </table:table-cell>
          <table:table-cell office:value-type="float" office:value="26.41625036" calcext:value-type="float">
            <text:p>26.41625036</text:p>
          </table:table-cell>
          <table:table-cell office:value-type="float" office:value="26.418128663" calcext:value-type="float">
            <text:p>26.418128663</text:p>
          </table:table-cell>
          <table:table-cell office:value-type="float" office:value="26.381335296" calcext:value-type="float">
            <text:p>26.381335296</text:p>
          </table:table-cell>
          <table:table-cell/>
          <table:table-cell office:value-type="float" office:value="-0.084866785" calcext:value-type="float">
            <text:p>-0.084866785</text:p>
          </table:table-cell>
          <table:table-cell office:value-type="float" office:value="0.023369424" calcext:value-type="float">
            <text:p>0.023369424</text:p>
          </table:table-cell>
          <table:table-cell office:value-type="float" office:value="0.025300931" calcext:value-type="float">
            <text:p>0.025300931</text:p>
          </table:table-cell>
          <table:table-cell office:value-type="float" office:value="-0.012534812" calcext:value-type="float">
            <text:p>-0.0125348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8 16:31:57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261183" calcext:value-type="float">
            <text:p>0.234261183</text:p>
          </table:table-cell>
          <table:table-cell office:value-type="float" office:value="0.658642728" calcext:value-type="float">
            <text:p>0.658642728</text:p>
          </table:table-cell>
          <table:table-cell office:value-type="float" office:value="0.747271269" calcext:value-type="float">
            <text:p>0.747271269</text:p>
          </table:table-cell>
          <table:table-cell office:value-type="float" office:value="0.628956035" calcext:value-type="float">
            <text:p>0.628956035</text:p>
          </table:table-cell>
          <table:table-cell/>
          <table:table-cell office:value-type="float" office:value="0.001913899" calcext:value-type="float">
            <text:p>0.001913899</text:p>
          </table:table-cell>
          <table:table-cell office:value-type="float" office:value="0.005381068" calcext:value-type="float">
            <text:p>0.005381068</text:p>
          </table:table-cell>
          <table:table-cell office:value-type="float" office:value="0.006105157" calcext:value-type="float">
            <text:p>0.006105157</text:p>
          </table:table-cell>
          <table:table-cell office:value-type="float" office:value="0.00513853" calcext:value-type="float">
            <text:p>0.00513853</text:p>
          </table:table-cell>
          <table:table-cell/>
          <table:table-cell office:value-type="float" office:value="-0.003355846" calcext:value-type="float">
            <text:p>-0.003355846</text:p>
          </table:table-cell>
          <table:table-cell office:value-type="float" office:value="0.000111324" calcext:value-type="float">
            <text:p>0.000111324</text:p>
          </table:table-cell>
          <table:table-cell office:value-type="float" office:value="0.000835413" calcext:value-type="float">
            <text:p>0.000835413</text:p>
          </table:table-cell>
          <table:table-cell office:value-type="float" office:value="-0.000131215" calcext:value-type="float">
            <text:p>-0.000131215</text:p>
          </table:table-cell>
          <table:table-cell/>
          <table:table-cell office:value-type="float" office:value="26.320908953" calcext:value-type="float">
            <text:p>26.320908953</text:p>
          </table:table-cell>
          <table:table-cell office:value-type="float" office:value="26.406376978" calcext:value-type="float">
            <text:p>26.406376978</text:p>
          </table:table-cell>
          <table:table-cell office:value-type="float" office:value="26.42422545" calcext:value-type="float">
            <text:p>26.42422545</text:p>
          </table:table-cell>
          <table:table-cell office:value-type="float" office:value="26.400398456" calcext:value-type="float">
            <text:p>26.400398456</text:p>
          </table:table-cell>
          <table:table-cell/>
          <table:table-cell office:value-type="float" office:value="-0.085069862" calcext:value-type="float">
            <text:p>-0.085069862</text:p>
          </table:table-cell>
          <table:table-cell office:value-type="float" office:value="0.00282183" calcext:value-type="float">
            <text:p>0.00282183</text:p>
          </table:table-cell>
          <table:table-cell office:value-type="float" office:value="0.021176108" calcext:value-type="float">
            <text:p>0.021176108</text:p>
          </table:table-cell>
          <table:table-cell office:value-type="float" office:value="-0.003326096" calcext:value-type="float">
            <text:p>-0.0033260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8 16:31:58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190254" calcext:value-type="float">
            <text:p>0.234190254</text:p>
          </table:table-cell>
          <table:table-cell office:value-type="float" office:value="0.639750438" calcext:value-type="float">
            <text:p>0.639750438</text:p>
          </table:table-cell>
          <table:table-cell office:value-type="float" office:value="0.689633571" calcext:value-type="float">
            <text:p>0.689633571</text:p>
          </table:table-cell>
          <table:table-cell office:value-type="float" office:value="0.670106491" calcext:value-type="float">
            <text:p>0.670106491</text:p>
          </table:table-cell>
          <table:table-cell/>
          <table:table-cell office:value-type="float" office:value="0.001913319" calcext:value-type="float">
            <text:p>0.001913319</text:p>
          </table:table-cell>
          <table:table-cell office:value-type="float" office:value="0.005226719" calcext:value-type="float">
            <text:p>0.005226719</text:p>
          </table:table-cell>
          <table:table-cell office:value-type="float" office:value="0.005634261" calcext:value-type="float">
            <text:p>0.005634261</text:p>
          </table:table-cell>
          <table:table-cell office:value-type="float" office:value="0.005474726" calcext:value-type="float">
            <text:p>0.005474726</text:p>
          </table:table-cell>
          <table:table-cell/>
          <table:table-cell office:value-type="float" office:value="-0.003356425" calcext:value-type="float">
            <text:p>-0.003356425</text:p>
          </table:table-cell>
          <table:table-cell office:value-type="float" office:value="-0.000043025" calcext:value-type="float">
            <text:p>-4.3025E-05</text:p>
          </table:table-cell>
          <table:table-cell office:value-type="float" office:value="0.000364517" calcext:value-type="float">
            <text:p>0.000364517</text:p>
          </table:table-cell>
          <table:table-cell office:value-type="float" office:value="0.000204982" calcext:value-type="float">
            <text:p>0.000204982</text:p>
          </table:table-cell>
          <table:table-cell/>
          <table:table-cell office:value-type="float" office:value="26.320894668" calcext:value-type="float">
            <text:p>26.320894668</text:p>
          </table:table-cell>
          <table:table-cell office:value-type="float" office:value="26.402572315" calcext:value-type="float">
            <text:p>26.402572315</text:p>
          </table:table-cell>
          <table:table-cell office:value-type="float" office:value="26.412618105" calcext:value-type="float">
            <text:p>26.412618105</text:p>
          </table:table-cell>
          <table:table-cell office:value-type="float" office:value="26.408685625" calcext:value-type="float">
            <text:p>26.408685625</text:p>
          </table:table-cell>
          <table:table-cell/>
          <table:table-cell office:value-type="float" office:value="-0.085084552" calcext:value-type="float">
            <text:p>-0.085084552</text:p>
          </table:table-cell>
          <table:table-cell office:value-type="float" office:value="-0.00109062" calcext:value-type="float">
            <text:p>-0.00109062</text:p>
          </table:table-cell>
          <table:table-cell office:value-type="float" office:value="0.009239838" calcext:value-type="float">
            <text:p>0.009239838</text:p>
          </table:table-cell>
          <table:table-cell office:value-type="float" office:value="0.005195909" calcext:value-type="float">
            <text:p>0.0051959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8 16:32:00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871535" calcext:value-type="float">
            <text:p>0.234871535</text:p>
          </table:table-cell>
          <table:table-cell office:value-type="float" office:value="0.811322428" calcext:value-type="float">
            <text:p>0.811322428</text:p>
          </table:table-cell>
          <table:table-cell office:value-type="float" office:value="0.637105183" calcext:value-type="float">
            <text:p>0.637105183</text:p>
          </table:table-cell>
          <table:table-cell office:value-type="float" office:value="0.567124554" calcext:value-type="float">
            <text:p>0.567124554</text:p>
          </table:table-cell>
          <table:table-cell/>
          <table:table-cell office:value-type="float" office:value="0.001918885" calcext:value-type="float">
            <text:p>0.001918885</text:p>
          </table:table-cell>
          <table:table-cell office:value-type="float" office:value="0.006628451" calcext:value-type="float">
            <text:p>0.006628451</text:p>
          </table:table-cell>
          <table:table-cell office:value-type="float" office:value="0.005205108" calcext:value-type="float">
            <text:p>0.005205108</text:p>
          </table:table-cell>
          <table:table-cell office:value-type="float" office:value="0.004633371" calcext:value-type="float">
            <text:p>0.004633371</text:p>
          </table:table-cell>
          <table:table-cell/>
          <table:table-cell office:value-type="float" office:value="-0.003350859" calcext:value-type="float">
            <text:p>-0.003350859</text:p>
          </table:table-cell>
          <table:table-cell office:value-type="float" office:value="0.001358707" calcext:value-type="float">
            <text:p>0.001358707</text:p>
          </table:table-cell>
          <table:table-cell office:value-type="float" office:value="-0.000064637" calcext:value-type="float">
            <text:p>-6.4637E-05</text:p>
          </table:table-cell>
          <table:table-cell office:value-type="float" office:value="-0.000636374" calcext:value-type="float">
            <text:p>-0.000636374</text:p>
          </table:table-cell>
          <table:table-cell/>
          <table:table-cell office:value-type="float" office:value="26.321031879" calcext:value-type="float">
            <text:p>26.321031879</text:p>
          </table:table-cell>
          <table:table-cell office:value-type="float" office:value="26.437124229" calcext:value-type="float">
            <text:p>26.437124229</text:p>
          </table:table-cell>
          <table:table-cell office:value-type="float" office:value="26.402039593" calcext:value-type="float">
            <text:p>26.402039593</text:p>
          </table:table-cell>
          <table:table-cell office:value-type="float" office:value="26.387946282" calcext:value-type="float">
            <text:p>26.387946282</text:p>
          </table:table-cell>
          <table:table-cell/>
          <table:table-cell office:value-type="float" office:value="-0.084943448" calcext:value-type="float">
            <text:p>-0.084943448</text:p>
          </table:table-cell>
          <table:table-cell office:value-type="float" office:value="0.034440343" calcext:value-type="float">
            <text:p>0.034440343</text:p>
          </table:table-cell>
          <table:table-cell office:value-type="float" office:value="-0.001638441" calcext:value-type="float">
            <text:p>-0.001638441</text:p>
          </table:table-cell>
          <table:table-cell office:value-type="float" office:value="-0.016131252" calcext:value-type="float">
            <text:p>-0.0161312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8 16:32:0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371452" calcext:value-type="float">
            <text:p>0.234371452</text:p>
          </table:table-cell>
          <table:table-cell office:value-type="float" office:value="0.812372662" calcext:value-type="float">
            <text:p>0.812372662</text:p>
          </table:table-cell>
          <table:table-cell office:value-type="float" office:value="0.627142862" calcext:value-type="float">
            <text:p>0.627142862</text:p>
          </table:table-cell>
          <table:table-cell office:value-type="float" office:value="0.566716858" calcext:value-type="float">
            <text:p>0.566716858</text:p>
          </table:table-cell>
          <table:table-cell/>
          <table:table-cell office:value-type="float" office:value="0.001914799" calcext:value-type="float">
            <text:p>0.001914799</text:p>
          </table:table-cell>
          <table:table-cell office:value-type="float" office:value="0.006637032" calcext:value-type="float">
            <text:p>0.006637032</text:p>
          </table:table-cell>
          <table:table-cell office:value-type="float" office:value="0.005123716" calcext:value-type="float">
            <text:p>0.005123716</text:p>
          </table:table-cell>
          <table:table-cell office:value-type="float" office:value="0.00463004" calcext:value-type="float">
            <text:p>0.00463004</text:p>
          </table:table-cell>
          <table:table-cell/>
          <table:table-cell office:value-type="float" office:value="-0.003354945" calcext:value-type="float">
            <text:p>-0.003354945</text:p>
          </table:table-cell>
          <table:table-cell office:value-type="float" office:value="0.001367287" calcext:value-type="float">
            <text:p>0.001367287</text:p>
          </table:table-cell>
          <table:table-cell office:value-type="float" office:value="-0.000146028" calcext:value-type="float">
            <text:p>-0.000146028</text:p>
          </table:table-cell>
          <table:table-cell office:value-type="float" office:value="-0.000639705" calcext:value-type="float">
            <text:p>-0.000639705</text:p>
          </table:table-cell>
          <table:table-cell/>
          <table:table-cell office:value-type="float" office:value="26.315876707" calcext:value-type="float">
            <text:p>26.315876707</text:p>
          </table:table-cell>
          <table:table-cell office:value-type="float" office:value="26.432281789" calcext:value-type="float">
            <text:p>26.432281789</text:p>
          </table:table-cell>
          <table:table-cell office:value-type="float" office:value="26.394979202" calcext:value-type="float">
            <text:p>26.394979202</text:p>
          </table:table-cell>
          <table:table-cell office:value-type="float" office:value="26.382810019" calcext:value-type="float">
            <text:p>26.382810019</text:p>
          </table:table-cell>
          <table:table-cell/>
          <table:table-cell office:value-type="float" office:value="-0.085047023" calcext:value-type="float">
            <text:p>-0.085047023</text:p>
          </table:table-cell>
          <table:table-cell office:value-type="float" office:value="0.034657832" calcext:value-type="float">
            <text:p>0.034657832</text:p>
          </table:table-cell>
          <table:table-cell office:value-type="float" office:value="-0.003701597" calcext:value-type="float">
            <text:p>-0.003701597</text:p>
          </table:table-cell>
          <table:table-cell office:value-type="float" office:value="-0.016215685" calcext:value-type="float">
            <text:p>-0.0162156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8 16:32:02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75701663" calcext:value-type="float">
            <text:p>0.75701663</text:p>
          </table:table-cell>
          <table:table-cell office:value-type="float" office:value="0.627865866" calcext:value-type="float">
            <text:p>0.627865866</text:p>
          </table:table-cell>
          <table:table-cell office:value-type="float" office:value="0.590222548" calcext:value-type="float">
            <text:p>0.590222548</text:p>
          </table:table-cell>
          <table:table-cell/>
          <table:table-cell office:value-type="float" office:value="0.001912043" calcext:value-type="float">
            <text:p>0.001912043</text:p>
          </table:table-cell>
          <table:table-cell office:value-type="float" office:value="0.006184776" calcext:value-type="float">
            <text:p>0.006184776</text:p>
          </table:table-cell>
          <table:table-cell office:value-type="float" office:value="0.005129623" calcext:value-type="float">
            <text:p>0.005129623</text:p>
          </table:table-cell>
          <table:table-cell office:value-type="float" office:value="0.00482208" calcext:value-type="float">
            <text:p>0.00482208</text:p>
          </table:table-cell>
          <table:table-cell/>
          <table:table-cell office:value-type="float" office:value="-0.003357701" calcext:value-type="float">
            <text:p>-0.003357701</text:p>
          </table:table-cell>
          <table:table-cell office:value-type="float" office:value="0.000915032" calcext:value-type="float">
            <text:p>0.000915032</text:p>
          </table:table-cell>
          <table:table-cell office:value-type="float" office:value="-0.000140121" calcext:value-type="float">
            <text:p>-0.000140121</text:p>
          </table:table-cell>
          <table:table-cell office:value-type="float" office:value="-0.000447665" calcext:value-type="float">
            <text:p>-0.000447665</text:p>
          </table:table-cell>
          <table:table-cell/>
          <table:table-cell office:value-type="float" office:value="26.310754306" calcext:value-type="float">
            <text:p>26.310754306</text:p>
          </table:table-cell>
          <table:table-cell office:value-type="float" office:value="26.416080031" calcext:value-type="float">
            <text:p>26.416080031</text:p>
          </table:table-cell>
          <table:table-cell office:value-type="float" office:value="26.390070704" calcext:value-type="float">
            <text:p>26.390070704</text:p>
          </table:table-cell>
          <table:table-cell office:value-type="float" office:value="26.382489706" calcext:value-type="float">
            <text:p>26.382489706</text:p>
          </table:table-cell>
          <table:table-cell/>
          <table:table-cell office:value-type="float" office:value="-0.085116897" calcext:value-type="float">
            <text:p>-0.085116897</text:p>
          </table:table-cell>
          <table:table-cell office:value-type="float" office:value="0.02319427" calcext:value-type="float">
            <text:p>0.02319427</text:p>
          </table:table-cell>
          <table:table-cell office:value-type="float" office:value="-0.003551865" calcext:value-type="float">
            <text:p>-0.003551865</text:p>
          </table:table-cell>
          <table:table-cell office:value-type="float" office:value="-0.011347688" calcext:value-type="float">
            <text:p>-0.0113476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8 16:32:03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961538" calcext:value-type="float">
            <text:p>0.234961538</text:p>
          </table:table-cell>
          <table:table-cell office:value-type="float" office:value="0.803567267" calcext:value-type="float">
            <text:p>0.803567267</text:p>
          </table:table-cell>
          <table:table-cell office:value-type="float" office:value="0.638152437" calcext:value-type="float">
            <text:p>0.638152437</text:p>
          </table:table-cell>
          <table:table-cell office:value-type="float" office:value="0.565967031" calcext:value-type="float">
            <text:p>0.565967031</text:p>
          </table:table-cell>
          <table:table-cell/>
          <table:table-cell office:value-type="float" office:value="0.00191962" calcext:value-type="float">
            <text:p>0.00191962</text:p>
          </table:table-cell>
          <table:table-cell office:value-type="float" office:value="0.006565092" calcext:value-type="float">
            <text:p>0.006565092</text:p>
          </table:table-cell>
          <table:table-cell office:value-type="float" office:value="0.005213664" calcext:value-type="float">
            <text:p>0.005213664</text:p>
          </table:table-cell>
          <table:table-cell office:value-type="float" office:value="0.004623914" calcext:value-type="float">
            <text:p>0.004623914</text:p>
          </table:table-cell>
          <table:table-cell/>
          <table:table-cell office:value-type="float" office:value="-0.003350124" calcext:value-type="float">
            <text:p>-0.003350124</text:p>
          </table:table-cell>
          <table:table-cell office:value-type="float" office:value="0.001295348" calcext:value-type="float">
            <text:p>0.001295348</text:p>
          </table:table-cell>
          <table:table-cell office:value-type="float" office:value="-0.000056081" calcext:value-type="float">
            <text:p>-5.6081E-05</text:p>
          </table:table-cell>
          <table:table-cell office:value-type="float" office:value="-0.000645831" calcext:value-type="float">
            <text:p>-0.000645831</text:p>
          </table:table-cell>
          <table:table-cell/>
          <table:table-cell office:value-type="float" office:value="26.321050006" calcext:value-type="float">
            <text:p>26.321050006</text:p>
          </table:table-cell>
          <table:table-cell office:value-type="float" office:value="26.435562483" calcext:value-type="float">
            <text:p>26.435562483</text:p>
          </table:table-cell>
          <table:table-cell office:value-type="float" office:value="26.402250497" calcext:value-type="float">
            <text:p>26.402250497</text:p>
          </table:table-cell>
          <table:table-cell office:value-type="float" office:value="26.387713168" calcext:value-type="float">
            <text:p>26.387713168</text:p>
          </table:table-cell>
          <table:table-cell/>
          <table:table-cell office:value-type="float" office:value="-0.084924807" calcext:value-type="float">
            <text:p>-0.084924807</text:p>
          </table:table-cell>
          <table:table-cell office:value-type="float" office:value="0.032834352" calcext:value-type="float">
            <text:p>0.032834352</text:p>
          </table:table-cell>
          <table:table-cell office:value-type="float" office:value="-0.001421559" calcext:value-type="float">
            <text:p>-0.001421559</text:p>
          </table:table-cell>
          <table:table-cell office:value-type="float" office:value="-0.016370974" calcext:value-type="float">
            <text:p>-0.0163709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8 16:32:0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819083" calcext:value-type="float">
            <text:p>0.234819083</text:p>
          </table:table-cell>
          <table:table-cell office:value-type="float" office:value="0.805954433" calcext:value-type="float">
            <text:p>0.805954433</text:p>
          </table:table-cell>
          <table:table-cell office:value-type="float" office:value="0.644325095" calcext:value-type="float">
            <text:p>0.644325095</text:p>
          </table:table-cell>
          <table:table-cell office:value-type="float" office:value="0.569602915" calcext:value-type="float">
            <text:p>0.569602915</text:p>
          </table:table-cell>
          <table:table-cell/>
          <table:table-cell office:value-type="float" office:value="0.001918457" calcext:value-type="float">
            <text:p>0.001918457</text:p>
          </table:table-cell>
          <table:table-cell office:value-type="float" office:value="0.006584595" calcext:value-type="float">
            <text:p>0.006584595</text:p>
          </table:table-cell>
          <table:table-cell office:value-type="float" office:value="0.005264094" calcext:value-type="float">
            <text:p>0.005264094</text:p>
          </table:table-cell>
          <table:table-cell office:value-type="float" office:value="0.004653619" calcext:value-type="float">
            <text:p>0.004653619</text:p>
          </table:table-cell>
          <table:table-cell/>
          <table:table-cell office:value-type="float" office:value="-0.003351288" calcext:value-type="float">
            <text:p>-0.003351288</text:p>
          </table:table-cell>
          <table:table-cell office:value-type="float" office:value="0.001314851" calcext:value-type="float">
            <text:p>0.001314851</text:p>
          </table:table-cell>
          <table:table-cell office:value-type="float" office:value="-0.00000565" calcext:value-type="float">
            <text:p>-5.65E-06</text:p>
          </table:table-cell>
          <table:table-cell office:value-type="float" office:value="-0.000616126" calcext:value-type="float">
            <text:p>-0.000616126</text:p>
          </table:table-cell>
          <table:table-cell/>
          <table:table-cell office:value-type="float" office:value="26.305857953" calcext:value-type="float">
            <text:p>26.305857953</text:p>
          </table:table-cell>
          <table:table-cell office:value-type="float" office:value="26.420881386" calcext:value-type="float">
            <text:p>26.420881386</text:p>
          </table:table-cell>
          <table:table-cell office:value-type="float" office:value="26.38833133" calcext:value-type="float">
            <text:p>26.38833133</text:p>
          </table:table-cell>
          <table:table-cell office:value-type="float" office:value="26.373282936" calcext:value-type="float">
            <text:p>26.373282936</text:p>
          </table:table-cell>
          <table:table-cell/>
          <table:table-cell office:value-type="float" office:value="-0.084954312" calcext:value-type="float">
            <text:p>-0.084954312</text:p>
          </table:table-cell>
          <table:table-cell office:value-type="float" office:value="0.033328703" calcext:value-type="float">
            <text:p>0.033328703</text:p>
          </table:table-cell>
          <table:table-cell office:value-type="float" office:value="-0.00014323" calcext:value-type="float">
            <text:p>-0.00014323</text:p>
          </table:table-cell>
          <table:table-cell office:value-type="float" office:value="-0.015617985" calcext:value-type="float">
            <text:p>-0.0156179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8 16:32:06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973293" calcext:value-type="float">
            <text:p>0.233973293</text:p>
          </table:table-cell>
          <table:table-cell office:value-type="float" office:value="0.763245316" calcext:value-type="float">
            <text:p>0.763245316</text:p>
          </table:table-cell>
          <table:table-cell office:value-type="float" office:value="0.628566817" calcext:value-type="float">
            <text:p>0.628566817</text:p>
          </table:table-cell>
          <table:table-cell office:value-type="float" office:value="0.587914656" calcext:value-type="float">
            <text:p>0.587914656</text:p>
          </table:table-cell>
          <table:table-cell/>
          <table:table-cell office:value-type="float" office:value="0.001911547" calcext:value-type="float">
            <text:p>0.001911547</text:p>
          </table:table-cell>
          <table:table-cell office:value-type="float" office:value="0.006235664" calcext:value-type="float">
            <text:p>0.006235664</text:p>
          </table:table-cell>
          <table:table-cell office:value-type="float" office:value="0.00513535" calcext:value-type="float">
            <text:p>0.00513535</text:p>
          </table:table-cell>
          <table:table-cell office:value-type="float" office:value="0.004803224" calcext:value-type="float">
            <text:p>0.004803224</text:p>
          </table:table-cell>
          <table:table-cell/>
          <table:table-cell office:value-type="float" office:value="-0.003358198" calcext:value-type="float">
            <text:p>-0.003358198</text:p>
          </table:table-cell>
          <table:table-cell office:value-type="float" office:value="0.00096592" calcext:value-type="float">
            <text:p>0.00096592</text:p>
          </table:table-cell>
          <table:table-cell office:value-type="float" office:value="-0.000134395" calcext:value-type="float">
            <text:p>-0.000134395</text:p>
          </table:table-cell>
          <table:table-cell office:value-type="float" office:value="-0.00046652" calcext:value-type="float">
            <text:p>-0.00046652</text:p>
          </table:table-cell>
          <table:table-cell/>
          <table:table-cell office:value-type="float" office:value="26.310742062" calcext:value-type="float">
            <text:p>26.310742062</text:p>
          </table:table-cell>
          <table:table-cell office:value-type="float" office:value="26.417334394" calcext:value-type="float">
            <text:p>26.417334394</text:p>
          </table:table-cell>
          <table:table-cell office:value-type="float" office:value="26.390211869" calcext:value-type="float">
            <text:p>26.390211869</text:p>
          </table:table-cell>
          <table:table-cell office:value-type="float" office:value="26.382024917" calcext:value-type="float">
            <text:p>26.382024917</text:p>
          </table:table-cell>
          <table:table-cell/>
          <table:table-cell office:value-type="float" office:value="-0.085129489" calcext:value-type="float">
            <text:p>-0.085129489</text:p>
          </table:table-cell>
          <table:table-cell office:value-type="float" office:value="0.024484164" calcext:value-type="float">
            <text:p>0.024484164</text:p>
          </table:table-cell>
          <table:table-cell office:value-type="float" office:value="-0.003406701" calcext:value-type="float">
            <text:p>-0.003406701</text:p>
          </table:table-cell>
          <table:table-cell office:value-type="float" office:value="-0.011825648" calcext:value-type="float">
            <text:p>-0.0118256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8 16:32:07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445361" calcext:value-type="float">
            <text:p>0.234445361</text:p>
          </table:table-cell>
          <table:table-cell office:value-type="float" office:value="0.641290622" calcext:value-type="float">
            <text:p>0.641290622</text:p>
          </table:table-cell>
          <table:table-cell office:value-type="float" office:value="0.697556817" calcext:value-type="float">
            <text:p>0.697556817</text:p>
          </table:table-cell>
          <table:table-cell office:value-type="float" office:value="0.674176893" calcext:value-type="float">
            <text:p>0.674176893</text:p>
          </table:table-cell>
          <table:table-cell/>
          <table:table-cell office:value-type="float" office:value="0.001915403" calcext:value-type="float">
            <text:p>0.001915403</text:p>
          </table:table-cell>
          <table:table-cell office:value-type="float" office:value="0.005239302" calcext:value-type="float">
            <text:p>0.005239302</text:p>
          </table:table-cell>
          <table:table-cell office:value-type="float" office:value="0.005698994" calcext:value-type="float">
            <text:p>0.005698994</text:p>
          </table:table-cell>
          <table:table-cell office:value-type="float" office:value="0.005507981" calcext:value-type="float">
            <text:p>0.005507981</text:p>
          </table:table-cell>
          <table:table-cell/>
          <table:table-cell office:value-type="float" office:value="-0.003354341" calcext:value-type="float">
            <text:p>-0.003354341</text:p>
          </table:table-cell>
          <table:table-cell office:value-type="float" office:value="-0.000030442" calcext:value-type="float">
            <text:p>-3.0442E-05</text:p>
          </table:table-cell>
          <table:table-cell office:value-type="float" office:value="0.000429249" calcext:value-type="float">
            <text:p>0.000429249</text:p>
          </table:table-cell>
          <table:table-cell office:value-type="float" office:value="0.000238237" calcext:value-type="float">
            <text:p>0.000238237</text:p>
          </table:table-cell>
          <table:table-cell/>
          <table:table-cell office:value-type="float" office:value="26.320946047" calcext:value-type="float">
            <text:p>26.320946047</text:p>
          </table:table-cell>
          <table:table-cell office:value-type="float" office:value="26.402882488" calcext:value-type="float">
            <text:p>26.402882488</text:p>
          </table:table-cell>
          <table:table-cell office:value-type="float" office:value="26.414213732" calcext:value-type="float">
            <text:p>26.414213732</text:p>
          </table:table-cell>
          <table:table-cell office:value-type="float" office:value="26.409505348" calcext:value-type="float">
            <text:p>26.409505348</text:p>
          </table:table-cell>
          <table:table-cell/>
          <table:table-cell office:value-type="float" office:value="-0.085031715" calcext:value-type="float">
            <text:p>-0.085031715</text:p>
          </table:table-cell>
          <table:table-cell office:value-type="float" office:value="-0.000771655" calcext:value-type="float">
            <text:p>-0.000771655</text:p>
          </table:table-cell>
          <table:table-cell office:value-type="float" office:value="0.010880685" calcext:value-type="float">
            <text:p>0.010880685</text:p>
          </table:table-cell>
          <table:table-cell office:value-type="float" office:value="0.006038864" calcext:value-type="float">
            <text:p>0.0060388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8 16:32:0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460263" calcext:value-type="float">
            <text:p>0.234460263</text:p>
          </table:table-cell>
          <table:table-cell office:value-type="float" office:value="0.640662389" calcext:value-type="float">
            <text:p>0.640662389</text:p>
          </table:table-cell>
          <table:table-cell office:value-type="float" office:value="0.693610393" calcext:value-type="float">
            <text:p>0.693610393</text:p>
          </table:table-cell>
          <table:table-cell office:value-type="float" office:value="0.672743401" calcext:value-type="float">
            <text:p>0.672743401</text:p>
          </table:table-cell>
          <table:table-cell/>
          <table:table-cell office:value-type="float" office:value="0.001915525" calcext:value-type="float">
            <text:p>0.001915525</text:p>
          </table:table-cell>
          <table:table-cell office:value-type="float" office:value="0.00523417" calcext:value-type="float">
            <text:p>0.00523417</text:p>
          </table:table-cell>
          <table:table-cell office:value-type="float" office:value="0.005666752" calcext:value-type="float">
            <text:p>0.005666752</text:p>
          </table:table-cell>
          <table:table-cell office:value-type="float" office:value="0.00549627" calcext:value-type="float">
            <text:p>0.00549627</text:p>
          </table:table-cell>
          <table:table-cell/>
          <table:table-cell office:value-type="float" office:value="-0.003354219" calcext:value-type="float">
            <text:p>-0.003354219</text:p>
          </table:table-cell>
          <table:table-cell office:value-type="float" office:value="-0.000035574" calcext:value-type="float">
            <text:p>-3.5574E-05</text:p>
          </table:table-cell>
          <table:table-cell office:value-type="float" office:value="0.000397007" calcext:value-type="float">
            <text:p>0.000397007</text:p>
          </table:table-cell>
          <table:table-cell office:value-type="float" office:value="0.000226525" calcext:value-type="float">
            <text:p>0.000226525</text:p>
          </table:table-cell>
          <table:table-cell/>
          <table:table-cell office:value-type="float" office:value="26.315894594" calcext:value-type="float">
            <text:p>26.315894594</text:p>
          </table:table-cell>
          <table:table-cell office:value-type="float" office:value="26.397701879" calcext:value-type="float">
            <text:p>26.397701879</text:p>
          </table:table-cell>
          <table:table-cell office:value-type="float" office:value="26.408364936" calcext:value-type="float">
            <text:p>26.408364936</text:p>
          </table:table-cell>
          <table:table-cell office:value-type="float" office:value="26.4041626" calcext:value-type="float">
            <text:p>26.4041626</text:p>
          </table:table-cell>
          <table:table-cell/>
          <table:table-cell office:value-type="float" office:value="-0.085028629" calcext:value-type="float">
            <text:p>-0.085028629</text:p>
          </table:table-cell>
          <table:table-cell office:value-type="float" office:value="-0.000901759" calcext:value-type="float">
            <text:p>-0.000901759</text:p>
          </table:table-cell>
          <table:table-cell office:value-type="float" office:value="0.01006341" calcext:value-type="float">
            <text:p>0.01006341</text:p>
          </table:table-cell>
          <table:table-cell office:value-type="float" office:value="0.005741997" calcext:value-type="float">
            <text:p>0.0057419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8 16:32:10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341649" calcext:value-type="float">
            <text:p>0.234341649</text:p>
          </table:table-cell>
          <table:table-cell office:value-type="float" office:value="0.643313604" calcext:value-type="float">
            <text:p>0.643313604</text:p>
          </table:table-cell>
          <table:table-cell office:value-type="float" office:value="0.717855777" calcext:value-type="float">
            <text:p>0.717855777</text:p>
          </table:table-cell>
          <table:table-cell office:value-type="float" office:value="0.695055806" calcext:value-type="float">
            <text:p>0.695055806</text:p>
          </table:table-cell>
          <table:table-cell/>
          <table:table-cell office:value-type="float" office:value="0.001914556" calcext:value-type="float">
            <text:p>0.001914556</text:p>
          </table:table-cell>
          <table:table-cell office:value-type="float" office:value="0.00525583" calcext:value-type="float">
            <text:p>0.00525583</text:p>
          </table:table-cell>
          <table:table-cell office:value-type="float" office:value="0.005864835" calcext:value-type="float">
            <text:p>0.005864835</text:p>
          </table:table-cell>
          <table:table-cell office:value-type="float" office:value="0.005678561" calcext:value-type="float">
            <text:p>0.005678561</text:p>
          </table:table-cell>
          <table:table-cell/>
          <table:table-cell office:value-type="float" office:value="-0.003355188" calcext:value-type="float">
            <text:p>-0.003355188</text:p>
          </table:table-cell>
          <table:table-cell office:value-type="float" office:value="-0.000013914" calcext:value-type="float">
            <text:p>-1.3914E-05</text:p>
          </table:table-cell>
          <table:table-cell office:value-type="float" office:value="0.00059509" calcext:value-type="float">
            <text:p>0.00059509</text:p>
          </table:table-cell>
          <table:table-cell office:value-type="float" office:value="0.000408816" calcext:value-type="float">
            <text:p>0.000408816</text:p>
          </table:table-cell>
          <table:table-cell/>
          <table:table-cell office:value-type="float" office:value="26.325979614" calcext:value-type="float">
            <text:p>26.325979614</text:p>
          </table:table-cell>
          <table:table-cell office:value-type="float" office:value="26.40834398" calcext:value-type="float">
            <text:p>26.40834398</text:p>
          </table:table-cell>
          <table:table-cell office:value-type="float" office:value="26.42335566" calcext:value-type="float">
            <text:p>26.42335566</text:p>
          </table:table-cell>
          <table:table-cell office:value-type="float" office:value="26.418764107" calcext:value-type="float">
            <text:p>26.418764107</text:p>
          </table:table-cell>
          <table:table-cell/>
          <table:table-cell office:value-type="float" office:value="-0.085053196" calcext:value-type="float">
            <text:p>-0.085053196</text:p>
          </table:table-cell>
          <table:table-cell office:value-type="float" office:value="-0.000352705" calcext:value-type="float">
            <text:p>-0.000352705</text:p>
          </table:table-cell>
          <table:table-cell office:value-type="float" office:value="0.015084436" calcext:value-type="float">
            <text:p>0.015084436</text:p>
          </table:table-cell>
          <table:table-cell office:value-type="float" office:value="0.010362744" calcext:value-type="float">
            <text:p>0.0103627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8 16:32:1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717159" calcext:value-type="float">
            <text:p>0.234717159</text:p>
          </table:table-cell>
          <table:table-cell office:value-type="float" office:value="0.666695317" calcext:value-type="float">
            <text:p>0.666695317</text:p>
          </table:table-cell>
          <table:table-cell office:value-type="float" office:value="0.72936484" calcext:value-type="float">
            <text:p>0.72936484</text:p>
          </table:table-cell>
          <table:table-cell office:value-type="float" office:value="0.693765365" calcext:value-type="float">
            <text:p>0.693765365</text:p>
          </table:table-cell>
          <table:table-cell/>
          <table:table-cell office:value-type="float" office:value="0.001917624" calcext:value-type="float">
            <text:p>0.001917624</text:p>
          </table:table-cell>
          <table:table-cell office:value-type="float" office:value="0.005446857" calcext:value-type="float">
            <text:p>0.005446857</text:p>
          </table:table-cell>
          <table:table-cell office:value-type="float" office:value="0.005958863" calcext:value-type="float">
            <text:p>0.005958863</text:p>
          </table:table-cell>
          <table:table-cell office:value-type="float" office:value="0.005668018" calcext:value-type="float">
            <text:p>0.005668018</text:p>
          </table:table-cell>
          <table:table-cell/>
          <table:table-cell office:value-type="float" office:value="-0.00335212" calcext:value-type="float">
            <text:p>-0.00335212</text:p>
          </table:table-cell>
          <table:table-cell office:value-type="float" office:value="0.000177113" calcext:value-type="float">
            <text:p>0.000177113</text:p>
          </table:table-cell>
          <table:table-cell office:value-type="float" office:value="0.000689119" calcext:value-type="float">
            <text:p>0.000689119</text:p>
          </table:table-cell>
          <table:table-cell office:value-type="float" office:value="0.000398273" calcext:value-type="float">
            <text:p>0.000398273</text:p>
          </table:table-cell>
          <table:table-cell/>
          <table:table-cell office:value-type="float" office:value="26.315946333" calcext:value-type="float">
            <text:p>26.315946333</text:p>
          </table:table-cell>
          <table:table-cell office:value-type="float" office:value="26.402944593" calcext:value-type="float">
            <text:p>26.402944593</text:p>
          </table:table-cell>
          <table:table-cell office:value-type="float" office:value="26.415565372" calcext:value-type="float">
            <text:p>26.415565372</text:p>
          </table:table-cell>
          <table:table-cell office:value-type="float" office:value="26.408396145" calcext:value-type="float">
            <text:p>26.408396145</text:p>
          </table:table-cell>
          <table:table-cell/>
          <table:table-cell office:value-type="float" office:value="-0.084975422" calcext:value-type="float">
            <text:p>-0.084975422</text:p>
          </table:table-cell>
          <table:table-cell office:value-type="float" office:value="0.004489475" calcext:value-type="float">
            <text:p>0.004489475</text:p>
          </table:table-cell>
          <table:table-cell office:value-type="float" office:value="0.01746786" calcext:value-type="float">
            <text:p>0.01746786</text:p>
          </table:table-cell>
          <table:table-cell office:value-type="float" office:value="0.010095503" calcext:value-type="float">
            <text:p>0.0100955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8 16:32:1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88882" calcext:value-type="float">
            <text:p>0.23488882</text:p>
          </table:table-cell>
          <table:table-cell office:value-type="float" office:value="0.668189605" calcext:value-type="float">
            <text:p>0.668189605</text:p>
          </table:table-cell>
          <table:table-cell office:value-type="float" office:value="0.73324093" calcext:value-type="float">
            <text:p>0.73324093</text:p>
          </table:table-cell>
          <table:table-cell office:value-type="float" office:value="0.691509925" calcext:value-type="float">
            <text:p>0.691509925</text:p>
          </table:table-cell>
          <table:table-cell/>
          <table:table-cell office:value-type="float" office:value="0.001919026" calcext:value-type="float">
            <text:p>0.001919026</text:p>
          </table:table-cell>
          <table:table-cell office:value-type="float" office:value="0.005459065" calcext:value-type="float">
            <text:p>0.005459065</text:p>
          </table:table-cell>
          <table:table-cell office:value-type="float" office:value="0.00599053" calcext:value-type="float">
            <text:p>0.00599053</text:p>
          </table:table-cell>
          <table:table-cell office:value-type="float" office:value="0.005649591" calcext:value-type="float">
            <text:p>0.005649591</text:p>
          </table:table-cell>
          <table:table-cell/>
          <table:table-cell office:value-type="float" office:value="-0.003350718" calcext:value-type="float">
            <text:p>-0.003350718</text:p>
          </table:table-cell>
          <table:table-cell office:value-type="float" office:value="0.000189321" calcext:value-type="float">
            <text:p>0.000189321</text:p>
          </table:table-cell>
          <table:table-cell office:value-type="float" office:value="0.000720786" calcext:value-type="float">
            <text:p>0.000720786</text:p>
          </table:table-cell>
          <table:table-cell office:value-type="float" office:value="0.000379847" calcext:value-type="float">
            <text:p>0.000379847</text:p>
          </table:table-cell>
          <table:table-cell/>
          <table:table-cell office:value-type="float" office:value="26.315980906" calcext:value-type="float">
            <text:p>26.315980906</text:p>
          </table:table-cell>
          <table:table-cell office:value-type="float" office:value="26.403245524" calcext:value-type="float">
            <text:p>26.403245524</text:p>
          </table:table-cell>
          <table:table-cell office:value-type="float" office:value="26.416345959" calcext:value-type="float">
            <text:p>26.416345959</text:p>
          </table:table-cell>
          <table:table-cell office:value-type="float" office:value="26.40794193" calcext:value-type="float">
            <text:p>26.40794193</text:p>
          </table:table-cell>
          <table:table-cell/>
          <table:table-cell office:value-type="float" office:value="-0.084939868" calcext:value-type="float">
            <text:p>-0.084939868</text:p>
          </table:table-cell>
          <table:table-cell office:value-type="float" office:value="0.004798933" calcext:value-type="float">
            <text:p>0.004798933</text:p>
          </table:table-cell>
          <table:table-cell office:value-type="float" office:value="0.018270562" calcext:value-type="float">
            <text:p>0.018270562</text:p>
          </table:table-cell>
          <table:table-cell office:value-type="float" office:value="0.009628418" calcext:value-type="float">
            <text:p>0.0096284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8 16:32:1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696893" calcext:value-type="float">
            <text:p>0.234696893</text:p>
          </table:table-cell>
          <table:table-cell office:value-type="float" office:value="0.716787662" calcext:value-type="float">
            <text:p>0.716787662</text:p>
          </table:table-cell>
          <table:table-cell office:value-type="float" office:value="0.77246556" calcext:value-type="float">
            <text:p>0.77246556</text:p>
          </table:table-cell>
          <table:table-cell office:value-type="float" office:value="0.593354177" calcext:value-type="float">
            <text:p>0.593354177</text:p>
          </table:table-cell>
          <table:table-cell/>
          <table:table-cell office:value-type="float" office:value="0.001917458" calcext:value-type="float">
            <text:p>0.001917458</text:p>
          </table:table-cell>
          <table:table-cell office:value-type="float" office:value="0.005856108" calcext:value-type="float">
            <text:p>0.005856108</text:p>
          </table:table-cell>
          <table:table-cell office:value-type="float" office:value="0.006310993" calcext:value-type="float">
            <text:p>0.006310993</text:p>
          </table:table-cell>
          <table:table-cell office:value-type="float" office:value="0.004847665" calcext:value-type="float">
            <text:p>0.004847665</text:p>
          </table:table-cell>
          <table:table-cell/>
          <table:table-cell office:value-type="float" office:value="-0.003352286" calcext:value-type="float">
            <text:p>-0.003352286</text:p>
          </table:table-cell>
          <table:table-cell office:value-type="float" office:value="0.000586364" calcext:value-type="float">
            <text:p>0.000586364</text:p>
          </table:table-cell>
          <table:table-cell office:value-type="float" office:value="0.001041249" calcext:value-type="float">
            <text:p>0.001041249</text:p>
          </table:table-cell>
          <table:table-cell office:value-type="float" office:value="-0.000422079" calcext:value-type="float">
            <text:p>-0.000422079</text:p>
          </table:table-cell>
          <table:table-cell/>
          <table:table-cell office:value-type="float" office:value="26.315942252" calcext:value-type="float">
            <text:p>26.315942252</text:p>
          </table:table-cell>
          <table:table-cell office:value-type="float" office:value="26.413032513" calcext:value-type="float">
            <text:p>26.413032513</text:p>
          </table:table-cell>
          <table:table-cell office:value-type="float" office:value="26.424245182" calcext:value-type="float">
            <text:p>26.424245182</text:p>
          </table:table-cell>
          <table:table-cell office:value-type="float" office:value="26.38817452" calcext:value-type="float">
            <text:p>26.38817452</text:p>
          </table:table-cell>
          <table:table-cell/>
          <table:table-cell office:value-type="float" office:value="-0.084979619" calcext:value-type="float">
            <text:p>-0.084979619</text:p>
          </table:table-cell>
          <table:table-cell office:value-type="float" office:value="0.014863238" calcext:value-type="float">
            <text:p>0.014863238</text:p>
          </table:table-cell>
          <table:table-cell office:value-type="float" office:value="0.026393572" calcext:value-type="float">
            <text:p>0.026393572</text:p>
          </table:table-cell>
          <table:table-cell office:value-type="float" office:value="-0.010699134" calcext:value-type="float">
            <text:p>-0.010699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8 16:32:1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998923" calcext:value-type="float">
            <text:p>0.233998923</text:p>
          </table:table-cell>
          <table:table-cell office:value-type="float" office:value="0.727289406" calcext:value-type="float">
            <text:p>0.727289406</text:p>
          </table:table-cell>
          <table:table-cell office:value-type="float" office:value="0.627134517" calcext:value-type="float">
            <text:p>0.627134517</text:p>
          </table:table-cell>
          <table:table-cell office:value-type="float" office:value="0.604056788" calcext:value-type="float">
            <text:p>0.604056788</text:p>
          </table:table-cell>
          <table:table-cell/>
          <table:table-cell office:value-type="float" office:value="0.001911756" calcext:value-type="float">
            <text:p>0.001911756</text:p>
          </table:table-cell>
          <table:table-cell office:value-type="float" office:value="0.005941907" calcext:value-type="float">
            <text:p>0.005941907</text:p>
          </table:table-cell>
          <table:table-cell office:value-type="float" office:value="0.005123648" calcext:value-type="float">
            <text:p>0.005123648</text:p>
          </table:table-cell>
          <table:table-cell office:value-type="float" office:value="0.004935104" calcext:value-type="float">
            <text:p>0.004935104</text:p>
          </table:table-cell>
          <table:table-cell/>
          <table:table-cell office:value-type="float" office:value="-0.003357988" calcext:value-type="float">
            <text:p>-0.003357988</text:p>
          </table:table-cell>
          <table:table-cell office:value-type="float" office:value="0.000672163" calcext:value-type="float">
            <text:p>0.000672163</text:p>
          </table:table-cell>
          <table:table-cell office:value-type="float" office:value="-0.000146096" calcext:value-type="float">
            <text:p>-0.000146096</text:p>
          </table:table-cell>
          <table:table-cell office:value-type="float" office:value="-0.00033464" calcext:value-type="float">
            <text:p>-0.00033464</text:p>
          </table:table-cell>
          <table:table-cell/>
          <table:table-cell office:value-type="float" office:value="26.315801678" calcext:value-type="float">
            <text:p>26.315801678</text:p>
          </table:table-cell>
          <table:table-cell office:value-type="float" office:value="26.41514741" calcext:value-type="float">
            <text:p>26.41514741</text:p>
          </table:table-cell>
          <table:table-cell office:value-type="float" office:value="26.394977521" calcext:value-type="float">
            <text:p>26.394977521</text:p>
          </table:table-cell>
          <table:table-cell office:value-type="float" office:value="26.390329916" calcext:value-type="float">
            <text:p>26.390329916</text:p>
          </table:table-cell>
          <table:table-cell/>
          <table:table-cell office:value-type="float" office:value="-0.08512418" calcext:value-type="float">
            <text:p>-0.08512418</text:p>
          </table:table-cell>
          <table:table-cell office:value-type="float" office:value="0.017038056" calcext:value-type="float">
            <text:p>0.017038056</text:p>
          </table:table-cell>
          <table:table-cell office:value-type="float" office:value="-0.003703325" calcext:value-type="float">
            <text:p>-0.003703325</text:p>
          </table:table-cell>
          <table:table-cell office:value-type="float" office:value="-0.008482648" calcext:value-type="float">
            <text:p>-0.0084826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8 16:32:16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130649" calcext:value-type="float">
            <text:p>0.234130649</text:p>
          </table:table-cell>
          <table:table-cell office:value-type="float" office:value="0.725256291" calcext:value-type="float">
            <text:p>0.725256291</text:p>
          </table:table-cell>
          <table:table-cell office:value-type="float" office:value="0.627143458" calcext:value-type="float">
            <text:p>0.627143458</text:p>
          </table:table-cell>
          <table:table-cell office:value-type="float" office:value="0.603510213" calcext:value-type="float">
            <text:p>0.603510213</text:p>
          </table:table-cell>
          <table:table-cell/>
          <table:table-cell office:value-type="float" office:value="0.001912832" calcext:value-type="float">
            <text:p>0.001912832</text:p>
          </table:table-cell>
          <table:table-cell office:value-type="float" office:value="0.005925296" calcext:value-type="float">
            <text:p>0.005925296</text:p>
          </table:table-cell>
          <table:table-cell office:value-type="float" office:value="0.005123721" calcext:value-type="float">
            <text:p>0.005123721</text:p>
          </table:table-cell>
          <table:table-cell office:value-type="float" office:value="0.004930639" calcext:value-type="float">
            <text:p>0.004930639</text:p>
          </table:table-cell>
          <table:table-cell/>
          <table:table-cell office:value-type="float" office:value="-0.003356912" calcext:value-type="float">
            <text:p>-0.003356912</text:p>
          </table:table-cell>
          <table:table-cell office:value-type="float" office:value="0.000655552" calcext:value-type="float">
            <text:p>0.000655552</text:p>
          </table:table-cell>
          <table:table-cell office:value-type="float" office:value="-0.000146023" calcext:value-type="float">
            <text:p>-0.000146023</text:p>
          </table:table-cell>
          <table:table-cell office:value-type="float" office:value="-0.000339105" calcext:value-type="float">
            <text:p>-0.000339105</text:p>
          </table:table-cell>
          <table:table-cell/>
          <table:table-cell office:value-type="float" office:value="26.320882663" calcext:value-type="float">
            <text:p>26.320882663</text:p>
          </table:table-cell>
          <table:table-cell office:value-type="float" office:value="26.419791986" calcext:value-type="float">
            <text:p>26.419791986</text:p>
          </table:table-cell>
          <table:table-cell office:value-type="float" office:value="26.400033425" calcext:value-type="float">
            <text:p>26.400033425</text:p>
          </table:table-cell>
          <table:table-cell office:value-type="float" office:value="26.395273966" calcext:value-type="float">
            <text:p>26.395273966</text:p>
          </table:table-cell>
          <table:table-cell/>
          <table:table-cell office:value-type="float" office:value="-0.085096897" calcext:value-type="float">
            <text:p>-0.085096897</text:p>
          </table:table-cell>
          <table:table-cell office:value-type="float" office:value="0.016617017" calcext:value-type="float">
            <text:p>0.016617017</text:p>
          </table:table-cell>
          <table:table-cell office:value-type="float" office:value="-0.003701473" calcext:value-type="float">
            <text:p>-0.003701473</text:p>
          </table:table-cell>
          <table:table-cell office:value-type="float" office:value="-0.008595842" calcext:value-type="float">
            <text:p>-0.0085958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8 16:32:1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150914" calcext:value-type="float">
            <text:p>0.234150914</text:p>
          </table:table-cell>
          <table:table-cell office:value-type="float" office:value="0.727494446" calcext:value-type="float">
            <text:p>0.727494446</text:p>
          </table:table-cell>
          <table:table-cell office:value-type="float" office:value="0.642123299" calcext:value-type="float">
            <text:p>0.642123299</text:p>
          </table:table-cell>
          <table:table-cell office:value-type="float" office:value="0.665030559" calcext:value-type="float">
            <text:p>0.665030559</text:p>
          </table:table-cell>
          <table:table-cell/>
          <table:table-cell office:value-type="float" office:value="0.001912998" calcext:value-type="float">
            <text:p>0.001912998</text:p>
          </table:table-cell>
          <table:table-cell office:value-type="float" office:value="0.005943582" calcext:value-type="float">
            <text:p>0.005943582</text:p>
          </table:table-cell>
          <table:table-cell office:value-type="float" office:value="0.005246105" calcext:value-type="float">
            <text:p>0.005246105</text:p>
          </table:table-cell>
          <table:table-cell office:value-type="float" office:value="0.005433256" calcext:value-type="float">
            <text:p>0.005433256</text:p>
          </table:table-cell>
          <table:table-cell/>
          <table:table-cell office:value-type="float" office:value="-0.003356747" calcext:value-type="float">
            <text:p>-0.003356747</text:p>
          </table:table-cell>
          <table:table-cell office:value-type="float" office:value="0.000673838" calcext:value-type="float">
            <text:p>0.000673838</text:p>
          </table:table-cell>
          <table:table-cell office:value-type="float" office:value="-0.000023639" calcext:value-type="float">
            <text:p>-2.3639E-05</text:p>
          </table:table-cell>
          <table:table-cell office:value-type="float" office:value="0.000163512" calcext:value-type="float">
            <text:p>0.000163512</text:p>
          </table:table-cell>
          <table:table-cell/>
          <table:table-cell office:value-type="float" office:value="26.310777835" calcext:value-type="float">
            <text:p>26.310777835</text:p>
          </table:table-cell>
          <table:table-cell office:value-type="float" office:value="26.410134689" calcext:value-type="float">
            <text:p>26.410134689</text:p>
          </table:table-cell>
          <table:table-cell office:value-type="float" office:value="26.392942" calcext:value-type="float">
            <text:p>26.392942</text:p>
          </table:table-cell>
          <table:table-cell office:value-type="float" office:value="26.397555263" calcext:value-type="float">
            <text:p>26.397555263</text:p>
          </table:table-cell>
          <table:table-cell/>
          <table:table-cell office:value-type="float" office:value="-0.0850927" calcext:value-type="float">
            <text:p>-0.0850927</text:p>
          </table:table-cell>
          <table:table-cell office:value-type="float" office:value="0.017080518" calcext:value-type="float">
            <text:p>0.017080518</text:p>
          </table:table-cell>
          <table:table-cell office:value-type="float" office:value="-0.000599211" calcext:value-type="float">
            <text:p>-0.000599211</text:p>
          </table:table-cell>
          <table:table-cell office:value-type="float" office:value="0.004144713" calcext:value-type="float">
            <text:p>0.0041447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8 16:32:19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5126643" calcext:value-type="float">
            <text:p>0.235126643</text:p>
          </table:table-cell>
          <table:table-cell office:value-type="float" office:value="0.667290767" calcext:value-type="float">
            <text:p>0.667290767</text:p>
          </table:table-cell>
          <table:table-cell office:value-type="float" office:value="0.734787671" calcext:value-type="float">
            <text:p>0.734787671</text:p>
          </table:table-cell>
          <table:table-cell office:value-type="float" office:value="0.691257202" calcext:value-type="float">
            <text:p>0.691257202</text:p>
          </table:table-cell>
          <table:table-cell/>
          <table:table-cell office:value-type="float" office:value="0.001920969" calcext:value-type="float">
            <text:p>0.001920969</text:p>
          </table:table-cell>
          <table:table-cell office:value-type="float" office:value="0.005451722" calcext:value-type="float">
            <text:p>0.005451722</text:p>
          </table:table-cell>
          <table:table-cell office:value-type="float" office:value="0.006003167" calcext:value-type="float">
            <text:p>0.006003167</text:p>
          </table:table-cell>
          <table:table-cell office:value-type="float" office:value="0.005647526" calcext:value-type="float">
            <text:p>0.005647526</text:p>
          </table:table-cell>
          <table:table-cell/>
          <table:table-cell office:value-type="float" office:value="-0.003348775" calcext:value-type="float">
            <text:p>-0.003348775</text:p>
          </table:table-cell>
          <table:table-cell office:value-type="float" office:value="0.000181978" calcext:value-type="float">
            <text:p>0.000181978</text:p>
          </table:table-cell>
          <table:table-cell office:value-type="float" office:value="0.000733423" calcext:value-type="float">
            <text:p>0.000733423</text:p>
          </table:table-cell>
          <table:table-cell office:value-type="float" office:value="0.000377782" calcext:value-type="float">
            <text:p>0.000377782</text:p>
          </table:table-cell>
          <table:table-cell/>
          <table:table-cell office:value-type="float" office:value="26.321083258" calcext:value-type="float">
            <text:p>26.321083258</text:p>
          </table:table-cell>
          <table:table-cell office:value-type="float" office:value="26.408118577" calcext:value-type="float">
            <text:p>26.408118577</text:p>
          </table:table-cell>
          <table:table-cell office:value-type="float" office:value="26.421711456" calcext:value-type="float">
            <text:p>26.421711456</text:p>
          </table:table-cell>
          <table:table-cell office:value-type="float" office:value="26.412945081" calcext:value-type="float">
            <text:p>26.412945081</text:p>
          </table:table-cell>
          <table:table-cell/>
          <table:table-cell office:value-type="float" office:value="-0.084890611" calcext:value-type="float">
            <text:p>-0.084890611</text:p>
          </table:table-cell>
          <table:table-cell office:value-type="float" office:value="0.004612789" calcext:value-type="float">
            <text:p>0.004612789</text:p>
          </table:table-cell>
          <table:table-cell office:value-type="float" office:value="0.018590877" calcext:value-type="float">
            <text:p>0.018590877</text:p>
          </table:table-cell>
          <table:table-cell office:value-type="float" office:value="0.009576081" calcext:value-type="float">
            <text:p>0.0095760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8 16:32:20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474568" calcext:value-type="float">
            <text:p>0.234474568</text:p>
          </table:table-cell>
          <table:table-cell office:value-type="float" office:value="0.681688271" calcext:value-type="float">
            <text:p>0.681688271</text:p>
          </table:table-cell>
          <table:table-cell office:value-type="float" office:value="0.740458458" calcext:value-type="float">
            <text:p>0.740458458</text:p>
          </table:table-cell>
          <table:table-cell office:value-type="float" office:value="0.683738075" calcext:value-type="float">
            <text:p>0.683738075</text:p>
          </table:table-cell>
          <table:table-cell/>
          <table:table-cell office:value-type="float" office:value="0.001915642" calcext:value-type="float">
            <text:p>0.001915642</text:p>
          </table:table-cell>
          <table:table-cell office:value-type="float" office:value="0.005569349" calcext:value-type="float">
            <text:p>0.005569349</text:p>
          </table:table-cell>
          <table:table-cell office:value-type="float" office:value="0.006049497" calcext:value-type="float">
            <text:p>0.006049497</text:p>
          </table:table-cell>
          <table:table-cell office:value-type="float" office:value="0.005586095" calcext:value-type="float">
            <text:p>0.005586095</text:p>
          </table:table-cell>
          <table:table-cell/>
          <table:table-cell office:value-type="float" office:value="-0.003354102" calcext:value-type="float">
            <text:p>-0.003354102</text:p>
          </table:table-cell>
          <table:table-cell office:value-type="float" office:value="0.000299604" calcext:value-type="float">
            <text:p>0.000299604</text:p>
          </table:table-cell>
          <table:table-cell office:value-type="float" office:value="0.000779753" calcext:value-type="float">
            <text:p>0.000779753</text:p>
          </table:table-cell>
          <table:table-cell office:value-type="float" office:value="0.000316351" calcext:value-type="float">
            <text:p>0.000316351</text:p>
          </table:table-cell>
          <table:table-cell/>
          <table:table-cell office:value-type="float" office:value="26.320951929" calcext:value-type="float">
            <text:p>26.320951929</text:p>
          </table:table-cell>
          <table:table-cell office:value-type="float" office:value="26.411018035" calcext:value-type="float">
            <text:p>26.411018035</text:p>
          </table:table-cell>
          <table:table-cell office:value-type="float" office:value="26.422853461" calcext:value-type="float">
            <text:p>26.422853461</text:p>
          </table:table-cell>
          <table:table-cell office:value-type="float" office:value="26.411430836" calcext:value-type="float">
            <text:p>26.411430836</text:p>
          </table:table-cell>
          <table:table-cell/>
          <table:table-cell office:value-type="float" office:value="-0.085025666" calcext:value-type="float">
            <text:p>-0.085025666</text:p>
          </table:table-cell>
          <table:table-cell office:value-type="float" office:value="0.007594421" calcext:value-type="float">
            <text:p>0.007594421</text:p>
          </table:table-cell>
          <table:table-cell office:value-type="float" office:value="0.019765243" calcext:value-type="float">
            <text:p>0.019765243</text:p>
          </table:table-cell>
          <table:table-cell office:value-type="float" office:value="0.008018922" calcext:value-type="float">
            <text:p>0.0080189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8 16:32:21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06754" calcext:value-type="float">
            <text:p>0.234506754</text:p>
          </table:table-cell>
          <table:table-cell office:value-type="float" office:value="0.770117136" calcext:value-type="float">
            <text:p>0.770117136</text:p>
          </table:table-cell>
          <table:table-cell office:value-type="float" office:value="0.626247004" calcext:value-type="float">
            <text:p>0.626247004</text:p>
          </table:table-cell>
          <table:table-cell office:value-type="float" office:value="0.585739682" calcext:value-type="float">
            <text:p>0.585739682</text:p>
          </table:table-cell>
          <table:table-cell/>
          <table:table-cell office:value-type="float" office:value="0.001915905" calcext:value-type="float">
            <text:p>0.001915905</text:p>
          </table:table-cell>
          <table:table-cell office:value-type="float" office:value="0.006291807" calcext:value-type="float">
            <text:p>0.006291807</text:p>
          </table:table-cell>
          <table:table-cell office:value-type="float" office:value="0.005116397" calcext:value-type="float">
            <text:p>0.005116397</text:p>
          </table:table-cell>
          <table:table-cell office:value-type="float" office:value="0.004785455" calcext:value-type="float">
            <text:p>0.004785455</text:p>
          </table:table-cell>
          <table:table-cell/>
          <table:table-cell office:value-type="float" office:value="-0.003353839" calcext:value-type="float">
            <text:p>-0.003353839</text:p>
          </table:table-cell>
          <table:table-cell office:value-type="float" office:value="0.001022062" calcext:value-type="float">
            <text:p>0.001022062</text:p>
          </table:table-cell>
          <table:table-cell office:value-type="float" office:value="-0.000153347" calcext:value-type="float">
            <text:p>-0.000153347</text:p>
          </table:table-cell>
          <table:table-cell office:value-type="float" office:value="-0.000484289" calcext:value-type="float">
            <text:p>-0.000484289</text:p>
          </table:table-cell>
          <table:table-cell/>
          <table:table-cell office:value-type="float" office:value="26.315903957" calcext:value-type="float">
            <text:p>26.315903957</text:p>
          </table:table-cell>
          <table:table-cell office:value-type="float" office:value="26.423772248" calcext:value-type="float">
            <text:p>26.423772248</text:p>
          </table:table-cell>
          <table:table-cell office:value-type="float" office:value="26.394798786" calcext:value-type="float">
            <text:p>26.394798786</text:p>
          </table:table-cell>
          <table:table-cell office:value-type="float" office:value="26.386641036" calcext:value-type="float">
            <text:p>26.386641036</text:p>
          </table:table-cell>
          <table:table-cell/>
          <table:table-cell office:value-type="float" office:value="-0.085019" calcext:value-type="float">
            <text:p>-0.085019</text:p>
          </table:table-cell>
          <table:table-cell office:value-type="float" office:value="0.025907241" calcext:value-type="float">
            <text:p>0.025907241</text:p>
          </table:table-cell>
          <table:table-cell office:value-type="float" office:value="-0.003887126" calcext:value-type="float">
            <text:p>-0.003887126</text:p>
          </table:table-cell>
          <table:table-cell office:value-type="float" office:value="-0.012276081" calcext:value-type="float">
            <text:p>-0.0122760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8 16:32:2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2404" calcext:value-type="float">
            <text:p>0.23452404</text:p>
          </table:table-cell>
          <table:table-cell office:value-type="float" office:value="0.642249065" calcext:value-type="float">
            <text:p>0.642249065</text:p>
          </table:table-cell>
          <table:table-cell office:value-type="float" office:value="0.706641162" calcext:value-type="float">
            <text:p>0.706641162</text:p>
          </table:table-cell>
          <table:table-cell office:value-type="float" office:value="0.679532967" calcext:value-type="float">
            <text:p>0.679532967</text:p>
          </table:table-cell>
          <table:table-cell/>
          <table:table-cell office:value-type="float" office:value="0.001916046" calcext:value-type="float">
            <text:p>0.001916046</text:p>
          </table:table-cell>
          <table:table-cell office:value-type="float" office:value="0.005247133" calcext:value-type="float">
            <text:p>0.005247133</text:p>
          </table:table-cell>
          <table:table-cell office:value-type="float" office:value="0.005773212" calcext:value-type="float">
            <text:p>0.005773212</text:p>
          </table:table-cell>
          <table:table-cell office:value-type="float" office:value="0.00555174" calcext:value-type="float">
            <text:p>0.00555174</text:p>
          </table:table-cell>
          <table:table-cell/>
          <table:table-cell office:value-type="float" office:value="-0.003353698" calcext:value-type="float">
            <text:p>-0.003353698</text:p>
          </table:table-cell>
          <table:table-cell office:value-type="float" office:value="-0.000022611" calcext:value-type="float">
            <text:p>-2.2611E-05</text:p>
          </table:table-cell>
          <table:table-cell office:value-type="float" office:value="0.000503468" calcext:value-type="float">
            <text:p>0.000503468</text:p>
          </table:table-cell>
          <table:table-cell office:value-type="float" office:value="0.000281996" calcext:value-type="float">
            <text:p>0.000281996</text:p>
          </table:table-cell>
          <table:table-cell/>
          <table:table-cell office:value-type="float" office:value="26.315907438" calcext:value-type="float">
            <text:p>26.315907438</text:p>
          </table:table-cell>
          <table:table-cell office:value-type="float" office:value="26.398021417" calcext:value-type="float">
            <text:p>26.398021417</text:p>
          </table:table-cell>
          <table:table-cell office:value-type="float" office:value="26.410989153" calcext:value-type="float">
            <text:p>26.410989153</text:p>
          </table:table-cell>
          <table:table-cell office:value-type="float" office:value="26.405529931" calcext:value-type="float">
            <text:p>26.405529931</text:p>
          </table:table-cell>
          <table:table-cell/>
          <table:table-cell office:value-type="float" office:value="-0.08501542" calcext:value-type="float">
            <text:p>-0.08501542</text:p>
          </table:table-cell>
          <table:table-cell office:value-type="float" office:value="-0.000573166" calcext:value-type="float">
            <text:p>-0.000573166</text:p>
          </table:table-cell>
          <table:table-cell office:value-type="float" office:value="0.012761982" calcext:value-type="float">
            <text:p>0.012761982</text:p>
          </table:table-cell>
          <table:table-cell office:value-type="float" office:value="0.007148072" calcext:value-type="float">
            <text:p>0.0071480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8 16:32:2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155683" calcext:value-type="float">
            <text:p>0.234155683</text:p>
          </table:table-cell>
          <table:table-cell office:value-type="float" office:value="0.634027199" calcext:value-type="float">
            <text:p>0.634027199</text:p>
          </table:table-cell>
          <table:table-cell office:value-type="float" office:value="0.654610473" calcext:value-type="float">
            <text:p>0.654610473</text:p>
          </table:table-cell>
          <table:table-cell office:value-type="float" office:value="0.651360232" calcext:value-type="float">
            <text:p>0.651360232</text:p>
          </table:table-cell>
          <table:table-cell/>
          <table:table-cell office:value-type="float" office:value="0.001913037" calcext:value-type="float">
            <text:p>0.001913037</text:p>
          </table:table-cell>
          <table:table-cell office:value-type="float" office:value="0.005179961" calcext:value-type="float">
            <text:p>0.005179961</text:p>
          </table:table-cell>
          <table:table-cell office:value-type="float" office:value="0.005348125" calcext:value-type="float">
            <text:p>0.005348125</text:p>
          </table:table-cell>
          <table:table-cell office:value-type="float" office:value="0.005321571" calcext:value-type="float">
            <text:p>0.005321571</text:p>
          </table:table-cell>
          <table:table-cell/>
          <table:table-cell office:value-type="float" office:value="-0.003356708" calcext:value-type="float">
            <text:p>-0.003356708</text:p>
          </table:table-cell>
          <table:table-cell office:value-type="float" office:value="-0.000089784" calcext:value-type="float">
            <text:p>-8.9784E-05</text:p>
          </table:table-cell>
          <table:table-cell office:value-type="float" office:value="0.00007838" calcext:value-type="float">
            <text:p>7.838E-05</text:p>
          </table:table-cell>
          <table:table-cell office:value-type="float" office:value="0.000051826" calcext:value-type="float">
            <text:p>5.1826E-05</text:p>
          </table:table-cell>
          <table:table-cell/>
          <table:table-cell office:value-type="float" office:value="26.31583325" calcext:value-type="float">
            <text:p>26.31583325</text:p>
          </table:table-cell>
          <table:table-cell office:value-type="float" office:value="26.396365629" calcext:value-type="float">
            <text:p>26.396365629</text:p>
          </table:table-cell>
          <table:table-cell office:value-type="float" office:value="26.400510856" calcext:value-type="float">
            <text:p>26.400510856</text:p>
          </table:table-cell>
          <table:table-cell office:value-type="float" office:value="26.399856297" calcext:value-type="float">
            <text:p>26.399856297</text:p>
          </table:table-cell>
          <table:table-cell/>
          <table:table-cell office:value-type="float" office:value="-0.085091713" calcext:value-type="float">
            <text:p>-0.085091713</text:p>
          </table:table-cell>
          <table:table-cell office:value-type="float" office:value="-0.002275878" calcext:value-type="float">
            <text:p>-0.002275878</text:p>
          </table:table-cell>
          <table:table-cell office:value-type="float" office:value="0.001986771" calcext:value-type="float">
            <text:p>0.001986771</text:p>
          </table:table-cell>
          <table:table-cell office:value-type="float" office:value="0.001313663" calcext:value-type="float">
            <text:p>0.0013136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8 16:32:25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754114" calcext:value-type="float">
            <text:p>0.234754114</text:p>
          </table:table-cell>
          <table:table-cell office:value-type="float" office:value="0.779838059" calcext:value-type="float">
            <text:p>0.779838059</text:p>
          </table:table-cell>
          <table:table-cell office:value-type="float" office:value="0.626869872" calcext:value-type="float">
            <text:p>0.626869872</text:p>
          </table:table-cell>
          <table:table-cell office:value-type="float" office:value="0.582757066" calcext:value-type="float">
            <text:p>0.582757066</text:p>
          </table:table-cell>
          <table:table-cell/>
          <table:table-cell office:value-type="float" office:value="0.001917926" calcext:value-type="float">
            <text:p>0.001917926</text:p>
          </table:table-cell>
          <table:table-cell office:value-type="float" office:value="0.006371226" calcext:value-type="float">
            <text:p>0.006371226</text:p>
          </table:table-cell>
          <table:table-cell office:value-type="float" office:value="0.005121486" calcext:value-type="float">
            <text:p>0.005121486</text:p>
          </table:table-cell>
          <table:table-cell office:value-type="float" office:value="0.004761087" calcext:value-type="float">
            <text:p>0.004761087</text:p>
          </table:table-cell>
          <table:table-cell/>
          <table:table-cell office:value-type="float" office:value="-0.003351819" calcext:value-type="float">
            <text:p>-0.003351819</text:p>
          </table:table-cell>
          <table:table-cell office:value-type="float" office:value="0.001101482" calcext:value-type="float">
            <text:p>0.001101482</text:p>
          </table:table-cell>
          <table:table-cell office:value-type="float" office:value="-0.000148258" calcext:value-type="float">
            <text:p>-0.000148258</text:p>
          </table:table-cell>
          <table:table-cell office:value-type="float" office:value="-0.000508657" calcext:value-type="float">
            <text:p>-0.000508657</text:p>
          </table:table-cell>
          <table:table-cell/>
          <table:table-cell office:value-type="float" office:value="26.310899322" calcext:value-type="float">
            <text:p>26.310899322</text:p>
          </table:table-cell>
          <table:table-cell office:value-type="float" office:value="26.420675915" calcext:value-type="float">
            <text:p>26.420675915</text:p>
          </table:table-cell>
          <table:table-cell office:value-type="float" office:value="26.389870122" calcext:value-type="float">
            <text:p>26.389870122</text:p>
          </table:table-cell>
          <table:table-cell office:value-type="float" office:value="26.380986224" calcext:value-type="float">
            <text:p>26.380986224</text:p>
          </table:table-cell>
          <table:table-cell/>
          <table:table-cell office:value-type="float" office:value="-0.084967768" calcext:value-type="float">
            <text:p>-0.084967768</text:p>
          </table:table-cell>
          <table:table-cell office:value-type="float" office:value="0.027920331" calcext:value-type="float">
            <text:p>0.027920331</text:p>
          </table:table-cell>
          <table:table-cell office:value-type="float" office:value="-0.003758132" calcext:value-type="float">
            <text:p>-0.003758132</text:p>
          </table:table-cell>
          <table:table-cell office:value-type="float" office:value="-0.012893776" calcext:value-type="float">
            <text:p>-0.0128937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8 16:32:26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342493" calcext:value-type="float">
            <text:p>0.23342493</text:p>
          </table:table-cell>
          <table:table-cell office:value-type="float" office:value="0.674663863" calcext:value-type="float">
            <text:p>0.674663863</text:p>
          </table:table-cell>
          <table:table-cell office:value-type="float" office:value="0.634021239" calcext:value-type="float">
            <text:p>0.634021239</text:p>
          </table:table-cell>
          <table:table-cell office:value-type="float" office:value="0.624804571" calcext:value-type="float">
            <text:p>0.624804571</text:p>
          </table:table-cell>
          <table:table-cell/>
          <table:table-cell office:value-type="float" office:value="0.001907066" calcext:value-type="float">
            <text:p>0.001907066</text:p>
          </table:table-cell>
          <table:table-cell office:value-type="float" office:value="0.00551196" calcext:value-type="float">
            <text:p>0.00551196</text:p>
          </table:table-cell>
          <table:table-cell office:value-type="float" office:value="0.005179912" calcext:value-type="float">
            <text:p>0.005179912</text:p>
          </table:table-cell>
          <table:table-cell office:value-type="float" office:value="0.005104613" calcext:value-type="float">
            <text:p>0.005104613</text:p>
          </table:table-cell>
          <table:table-cell/>
          <table:table-cell office:value-type="float" office:value="-0.003362678" calcext:value-type="float">
            <text:p>-0.003362678</text:p>
          </table:table-cell>
          <table:table-cell office:value-type="float" office:value="0.000242215" calcext:value-type="float">
            <text:p>0.000242215</text:p>
          </table:table-cell>
          <table:table-cell office:value-type="float" office:value="-0.000089832" calcext:value-type="float">
            <text:p>-8.9832E-05</text:p>
          </table:table-cell>
          <table:table-cell office:value-type="float" office:value="-0.000165132" calcext:value-type="float">
            <text:p>-0.000165132</text:p>
          </table:table-cell>
          <table:table-cell/>
          <table:table-cell office:value-type="float" office:value="26.32074053" calcext:value-type="float">
            <text:p>26.32074053</text:p>
          </table:table-cell>
          <table:table-cell office:value-type="float" office:value="26.409603417" calcext:value-type="float">
            <text:p>26.409603417</text:p>
          </table:table-cell>
          <table:table-cell office:value-type="float" office:value="26.401418525" calcext:value-type="float">
            <text:p>26.401418525</text:p>
          </table:table-cell>
          <table:table-cell office:value-type="float" office:value="26.399562401" calcext:value-type="float">
            <text:p>26.399562401</text:p>
          </table:table-cell>
          <table:table-cell/>
          <table:table-cell office:value-type="float" office:value="-0.085243063" calcext:value-type="float">
            <text:p>-0.085243063</text:p>
          </table:table-cell>
          <table:table-cell office:value-type="float" office:value="0.006139712" calcext:value-type="float">
            <text:p>0.006139712</text:p>
          </table:table-cell>
          <table:table-cell office:value-type="float" office:value="-0.002277112" calcext:value-type="float">
            <text:p>-0.002277112</text:p>
          </table:table-cell>
          <table:table-cell office:value-type="float" office:value="-0.004185848" calcext:value-type="float">
            <text:p>-0.0041858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8 16:32:28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722357" calcext:value-type="float">
            <text:p>0.233722357</text:p>
          </table:table-cell>
          <table:table-cell office:value-type="float" office:value="0.733549682" calcext:value-type="float">
            <text:p>0.733549682</text:p>
          </table:table-cell>
          <table:table-cell office:value-type="float" office:value="0.62888451" calcext:value-type="float">
            <text:p>0.62888451</text:p>
          </table:table-cell>
          <table:table-cell office:value-type="float" office:value="0.601524186" calcext:value-type="float">
            <text:p>0.601524186</text:p>
          </table:table-cell>
          <table:table-cell/>
          <table:table-cell office:value-type="float" office:value="0.001909496" calcext:value-type="float">
            <text:p>0.001909496</text:p>
          </table:table-cell>
          <table:table-cell office:value-type="float" office:value="0.005993053" calcext:value-type="float">
            <text:p>0.005993053</text:p>
          </table:table-cell>
          <table:table-cell office:value-type="float" office:value="0.005137945" calcext:value-type="float">
            <text:p>0.005137945</text:p>
          </table:table-cell>
          <table:table-cell office:value-type="float" office:value="0.004914413" calcext:value-type="float">
            <text:p>0.004914413</text:p>
          </table:table-cell>
          <table:table-cell/>
          <table:table-cell office:value-type="float" office:value="-0.003360248" calcext:value-type="float">
            <text:p>-0.003360248</text:p>
          </table:table-cell>
          <table:table-cell office:value-type="float" office:value="0.000723309" calcext:value-type="float">
            <text:p>0.000723309</text:p>
          </table:table-cell>
          <table:table-cell office:value-type="float" office:value="-0.000131799" calcext:value-type="float">
            <text:p>-0.000131799</text:p>
          </table:table-cell>
          <table:table-cell office:value-type="float" office:value="-0.000355331" calcext:value-type="float">
            <text:p>-0.000355331</text:p>
          </table:table-cell>
          <table:table-cell/>
          <table:table-cell office:value-type="float" office:value="26.305637068" calcext:value-type="float">
            <text:p>26.305637068</text:p>
          </table:table-cell>
          <table:table-cell office:value-type="float" office:value="26.406300122" calcext:value-type="float">
            <text:p>26.406300122</text:p>
          </table:table-cell>
          <table:table-cell office:value-type="float" office:value="26.385221748" calcext:value-type="float">
            <text:p>26.385221748</text:p>
          </table:table-cell>
          <table:table-cell office:value-type="float" office:value="26.379711626" calcext:value-type="float">
            <text:p>26.379711626</text:p>
          </table:table-cell>
          <table:table-cell/>
          <table:table-cell office:value-type="float" office:value="-0.085181461" calcext:value-type="float">
            <text:p>-0.085181461</text:p>
          </table:table-cell>
          <table:table-cell office:value-type="float" office:value="0.018334502" calcext:value-type="float">
            <text:p>0.018334502</text:p>
          </table:table-cell>
          <table:table-cell office:value-type="float" office:value="-0.003340908" calcext:value-type="float">
            <text:p>-0.003340908</text:p>
          </table:table-cell>
          <table:table-cell office:value-type="float" office:value="-0.009007144" calcext:value-type="float">
            <text:p>-0.0090071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8 16:32:2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694343" calcext:value-type="float">
            <text:p>0.233694343</text:p>
          </table:table-cell>
          <table:table-cell office:value-type="float" office:value="0.634493307" calcext:value-type="float">
            <text:p>0.634493307</text:p>
          </table:table-cell>
          <table:table-cell office:value-type="float" office:value="0.673571905" calcext:value-type="float">
            <text:p>0.673571905</text:p>
          </table:table-cell>
          <table:table-cell office:value-type="float" office:value="0.669598063" calcext:value-type="float">
            <text:p>0.669598063</text:p>
          </table:table-cell>
          <table:table-cell/>
          <table:table-cell office:value-type="float" office:value="0.001909268" calcext:value-type="float">
            <text:p>0.001909268</text:p>
          </table:table-cell>
          <table:table-cell office:value-type="float" office:value="0.005183769" calcext:value-type="float">
            <text:p>0.005183769</text:p>
          </table:table-cell>
          <table:table-cell office:value-type="float" office:value="0.005503038" calcext:value-type="float">
            <text:p>0.005503038</text:p>
          </table:table-cell>
          <table:table-cell office:value-type="float" office:value="0.005470572" calcext:value-type="float">
            <text:p>0.005470572</text:p>
          </table:table-cell>
          <table:table-cell/>
          <table:table-cell office:value-type="float" office:value="-0.003360477" calcext:value-type="float">
            <text:p>-0.003360477</text:p>
          </table:table-cell>
          <table:table-cell office:value-type="float" office:value="-0.000085975" calcext:value-type="float">
            <text:p>-8.5975E-05</text:p>
          </table:table-cell>
          <table:table-cell office:value-type="float" office:value="0.000233294" calcext:value-type="float">
            <text:p>0.000233294</text:p>
          </table:table-cell>
          <table:table-cell office:value-type="float" office:value="0.000200828" calcext:value-type="float">
            <text:p>0.000200828</text:p>
          </table:table-cell>
          <table:table-cell/>
          <table:table-cell office:value-type="float" office:value="26.315740335" calcext:value-type="float">
            <text:p>26.315740335</text:p>
          </table:table-cell>
          <table:table-cell office:value-type="float" office:value="26.396459498" calcext:value-type="float">
            <text:p>26.396459498</text:p>
          </table:table-cell>
          <table:table-cell office:value-type="float" office:value="26.40432945" calcext:value-type="float">
            <text:p>26.40432945</text:p>
          </table:table-cell>
          <table:table-cell office:value-type="float" office:value="26.40352917" calcext:value-type="float">
            <text:p>26.40352917</text:p>
          </table:table-cell>
          <table:table-cell/>
          <table:table-cell office:value-type="float" office:value="-0.085187264" calcext:value-type="float">
            <text:p>-0.085187264</text:p>
          </table:table-cell>
          <table:table-cell office:value-type="float" office:value="-0.002179349" calcext:value-type="float">
            <text:p>-0.002179349</text:p>
          </table:table-cell>
          <table:table-cell office:value-type="float" office:value="0.005913575" calcext:value-type="float">
            <text:p>0.005913575</text:p>
          </table:table-cell>
          <table:table-cell office:value-type="float" office:value="0.005090616" calcext:value-type="float">
            <text:p>0.0050906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8 16:32:3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400062" calcext:value-type="float">
            <text:p>0.234400062</text:p>
          </table:table-cell>
          <table:table-cell office:value-type="float" office:value="0.680403791" calcext:value-type="float">
            <text:p>0.680403791</text:p>
          </table:table-cell>
          <table:table-cell office:value-type="float" office:value="0.744738072" calcext:value-type="float">
            <text:p>0.744738072</text:p>
          </table:table-cell>
          <table:table-cell office:value-type="float" office:value="0.637790637" calcext:value-type="float">
            <text:p>0.637790637</text:p>
          </table:table-cell>
          <table:table-cell/>
          <table:table-cell office:value-type="float" office:value="0.001915033" calcext:value-type="float">
            <text:p>0.001915033</text:p>
          </table:table-cell>
          <table:table-cell office:value-type="float" office:value="0.005558854" calcext:value-type="float">
            <text:p>0.005558854</text:p>
          </table:table-cell>
          <table:table-cell office:value-type="float" office:value="0.006084461" calcext:value-type="float">
            <text:p>0.006084461</text:p>
          </table:table-cell>
          <table:table-cell office:value-type="float" office:value="0.005210708" calcext:value-type="float">
            <text:p>0.005210708</text:p>
          </table:table-cell>
          <table:table-cell/>
          <table:table-cell office:value-type="float" office:value="-0.003354711" calcext:value-type="float">
            <text:p>-0.003354711</text:p>
          </table:table-cell>
          <table:table-cell office:value-type="float" office:value="0.00028911" calcext:value-type="float">
            <text:p>0.00028911</text:p>
          </table:table-cell>
          <table:table-cell office:value-type="float" office:value="0.000814717" calcext:value-type="float">
            <text:p>0.000814717</text:p>
          </table:table-cell>
          <table:table-cell office:value-type="float" office:value="-0.000059037" calcext:value-type="float">
            <text:p>-5.9037E-05</text:p>
          </table:table-cell>
          <table:table-cell/>
          <table:table-cell office:value-type="float" office:value="26.305773561" calcext:value-type="float">
            <text:p>26.305773561</text:p>
          </table:table-cell>
          <table:table-cell office:value-type="float" office:value="26.395597193" calcext:value-type="float">
            <text:p>26.395597193</text:p>
          </table:table-cell>
          <table:table-cell office:value-type="float" office:value="26.408553313" calcext:value-type="float">
            <text:p>26.408553313</text:p>
          </table:table-cell>
          <table:table-cell office:value-type="float" office:value="26.387015356" calcext:value-type="float">
            <text:p>26.387015356</text:p>
          </table:table-cell>
          <table:table-cell/>
          <table:table-cell office:value-type="float" office:value="-0.085041098" calcext:value-type="float">
            <text:p>-0.085041098</text:p>
          </table:table-cell>
          <table:table-cell office:value-type="float" office:value="0.007328414" calcext:value-type="float">
            <text:p>0.007328414</text:p>
          </table:table-cell>
          <table:table-cell office:value-type="float" office:value="0.020651508" calcext:value-type="float">
            <text:p>0.020651508</text:p>
          </table:table-cell>
          <table:table-cell office:value-type="float" office:value="-0.001496486" calcext:value-type="float">
            <text:p>-0.0014964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8 16:32:3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623579" calcext:value-type="float">
            <text:p>0.234623579</text:p>
          </table:table-cell>
          <table:table-cell office:value-type="float" office:value="0.733477561" calcext:value-type="float">
            <text:p>0.733477561</text:p>
          </table:table-cell>
          <table:table-cell office:value-type="float" office:value="0.767591091" calcext:value-type="float">
            <text:p>0.767591091</text:p>
          </table:table-cell>
          <table:table-cell office:value-type="float" office:value="0.613119675" calcext:value-type="float">
            <text:p>0.613119675</text:p>
          </table:table-cell>
          <table:table-cell/>
          <table:table-cell office:value-type="float" office:value="0.001916859" calcext:value-type="float">
            <text:p>0.001916859</text:p>
          </table:table-cell>
          <table:table-cell office:value-type="float" office:value="0.005992464" calcext:value-type="float">
            <text:p>0.005992464</text:p>
          </table:table-cell>
          <table:table-cell office:value-type="float" office:value="0.006271169" calcext:value-type="float">
            <text:p>0.006271169</text:p>
          </table:table-cell>
          <table:table-cell office:value-type="float" office:value="0.005009148" calcext:value-type="float">
            <text:p>0.005009148</text:p>
          </table:table-cell>
          <table:table-cell/>
          <table:table-cell office:value-type="float" office:value="-0.003352885" calcext:value-type="float">
            <text:p>-0.003352885</text:p>
          </table:table-cell>
          <table:table-cell office:value-type="float" office:value="0.000722719" calcext:value-type="float">
            <text:p>0.000722719</text:p>
          </table:table-cell>
          <table:table-cell office:value-type="float" office:value="0.001001425" calcext:value-type="float">
            <text:p>0.001001425</text:p>
          </table:table-cell>
          <table:table-cell office:value-type="float" office:value="-0.000260597" calcext:value-type="float">
            <text:p>-0.000260597</text:p>
          </table:table-cell>
          <table:table-cell/>
          <table:table-cell office:value-type="float" office:value="26.310873032" calcext:value-type="float">
            <text:p>26.310873032</text:p>
          </table:table-cell>
          <table:table-cell office:value-type="float" office:value="26.411339605" calcext:value-type="float">
            <text:p>26.411339605</text:p>
          </table:table-cell>
          <table:table-cell office:value-type="float" office:value="26.418209567" calcext:value-type="float">
            <text:p>26.418209567</text:p>
          </table:table-cell>
          <table:table-cell office:value-type="float" office:value="26.387100971" calcext:value-type="float">
            <text:p>26.387100971</text:p>
          </table:table-cell>
          <table:table-cell/>
          <table:table-cell office:value-type="float" office:value="-0.084994803" calcext:value-type="float">
            <text:p>-0.084994803</text:p>
          </table:table-cell>
          <table:table-cell office:value-type="float" office:value="0.018319566" calcext:value-type="float">
            <text:p>0.018319566</text:p>
          </table:table-cell>
          <table:table-cell office:value-type="float" office:value="0.025384125" calcext:value-type="float">
            <text:p>0.025384125</text:p>
          </table:table-cell>
          <table:table-cell office:value-type="float" office:value="-0.00660575" calcext:value-type="float">
            <text:p>-0.006605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8 16:32:33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02336" calcext:value-type="float">
            <text:p>0.23402336</text:p>
          </table:table-cell>
          <table:table-cell office:value-type="float" office:value="0.656432588" calcext:value-type="float">
            <text:p>0.656432588</text:p>
          </table:table-cell>
          <table:table-cell office:value-type="float" office:value="0.71812221" calcext:value-type="float">
            <text:p>0.71812221</text:p>
          </table:table-cell>
          <table:table-cell office:value-type="float" office:value="0.688948713" calcext:value-type="float">
            <text:p>0.688948713</text:p>
          </table:table-cell>
          <table:table-cell/>
          <table:table-cell office:value-type="float" office:value="0.001911956" calcext:value-type="float">
            <text:p>0.001911956</text:p>
          </table:table-cell>
          <table:table-cell office:value-type="float" office:value="0.005363011" calcext:value-type="float">
            <text:p>0.005363011</text:p>
          </table:table-cell>
          <table:table-cell office:value-type="float" office:value="0.005867012" calcext:value-type="float">
            <text:p>0.005867012</text:p>
          </table:table-cell>
          <table:table-cell office:value-type="float" office:value="0.005628666" calcext:value-type="float">
            <text:p>0.005628666</text:p>
          </table:table-cell>
          <table:table-cell/>
          <table:table-cell office:value-type="float" office:value="-0.003357789" calcext:value-type="float">
            <text:p>-0.003357789</text:p>
          </table:table-cell>
          <table:table-cell office:value-type="float" office:value="0.000093267" calcext:value-type="float">
            <text:p>9.3267E-05</text:p>
          </table:table-cell>
          <table:table-cell office:value-type="float" office:value="0.000597267" calcext:value-type="float">
            <text:p>0.000597267</text:p>
          </table:table-cell>
          <table:table-cell office:value-type="float" office:value="0.000358922" calcext:value-type="float">
            <text:p>0.000358922</text:p>
          </table:table-cell>
          <table:table-cell/>
          <table:table-cell office:value-type="float" office:value="26.320861055" calcext:value-type="float">
            <text:p>26.320861055</text:p>
          </table:table-cell>
          <table:table-cell office:value-type="float" office:value="26.405931885" calcext:value-type="float">
            <text:p>26.405931885</text:p>
          </table:table-cell>
          <table:table-cell office:value-type="float" office:value="26.418355293" calcext:value-type="float">
            <text:p>26.418355293</text:p>
          </table:table-cell>
          <table:table-cell office:value-type="float" office:value="26.412480185" calcext:value-type="float">
            <text:p>26.412480185</text:p>
          </table:table-cell>
          <table:table-cell/>
          <table:table-cell office:value-type="float" office:value="-0.085119119" calcext:value-type="float">
            <text:p>-0.085119119</text:p>
          </table:table-cell>
          <table:table-cell office:value-type="float" office:value="0.002364121" calcext:value-type="float">
            <text:p>0.002364121</text:p>
          </table:table-cell>
          <table:table-cell office:value-type="float" office:value="0.015139612" calcext:value-type="float">
            <text:p>0.015139612</text:p>
          </table:table-cell>
          <table:table-cell office:value-type="float" office:value="0.009098009" calcext:value-type="float">
            <text:p>0.0090980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8 16:32:3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59206" calcext:value-type="float">
            <text:p>0.234559206</text:p>
          </table:table-cell>
          <table:table-cell office:value-type="float" office:value="0.677463493" calcext:value-type="float">
            <text:p>0.677463493</text:p>
          </table:table-cell>
          <table:table-cell office:value-type="float" office:value="0.738314478" calcext:value-type="float">
            <text:p>0.738314478</text:p>
          </table:table-cell>
          <table:table-cell office:value-type="float" office:value="0.685675226" calcext:value-type="float">
            <text:p>0.685675226</text:p>
          </table:table-cell>
          <table:table-cell/>
          <table:table-cell office:value-type="float" office:value="0.001916333" calcext:value-type="float">
            <text:p>0.001916333</text:p>
          </table:table-cell>
          <table:table-cell office:value-type="float" office:value="0.005534832" calcext:value-type="float">
            <text:p>0.005534832</text:p>
          </table:table-cell>
          <table:table-cell office:value-type="float" office:value="0.006031981" calcext:value-type="float">
            <text:p>0.006031981</text:p>
          </table:table-cell>
          <table:table-cell office:value-type="float" office:value="0.005601922" calcext:value-type="float">
            <text:p>0.005601922</text:p>
          </table:table-cell>
          <table:table-cell/>
          <table:table-cell office:value-type="float" office:value="-0.003353411" calcext:value-type="float">
            <text:p>-0.003353411</text:p>
          </table:table-cell>
          <table:table-cell office:value-type="float" office:value="0.000265088" calcext:value-type="float">
            <text:p>0.000265088</text:p>
          </table:table-cell>
          <table:table-cell office:value-type="float" office:value="0.000762237" calcext:value-type="float">
            <text:p>0.000762237</text:p>
          </table:table-cell>
          <table:table-cell office:value-type="float" office:value="0.000332177" calcext:value-type="float">
            <text:p>0.000332177</text:p>
          </table:table-cell>
          <table:table-cell/>
          <table:table-cell office:value-type="float" office:value="26.315914521" calcext:value-type="float">
            <text:p>26.315914521</text:p>
          </table:table-cell>
          <table:table-cell office:value-type="float" office:value="26.405113166" calcext:value-type="float">
            <text:p>26.405113166</text:p>
          </table:table-cell>
          <table:table-cell office:value-type="float" office:value="26.417367695" calcext:value-type="float">
            <text:p>26.417367695</text:p>
          </table:table-cell>
          <table:table-cell office:value-type="float" office:value="26.4067669" calcext:value-type="float">
            <text:p>26.4067669</text:p>
          </table:table-cell>
          <table:table-cell/>
          <table:table-cell office:value-type="float" office:value="-0.085008136" calcext:value-type="float">
            <text:p>-0.085008136</text:p>
          </table:table-cell>
          <table:table-cell office:value-type="float" office:value="0.006719498" calcext:value-type="float">
            <text:p>0.006719498</text:p>
          </table:table-cell>
          <table:table-cell office:value-type="float" office:value="0.019321245" calcext:value-type="float">
            <text:p>0.019321245</text:p>
          </table:table-cell>
          <table:table-cell office:value-type="float" office:value="0.008420093" calcext:value-type="float">
            <text:p>0.0084200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8 16:32:3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75896" calcext:value-type="float">
            <text:p>0.234575896</text:p>
          </table:table-cell>
          <table:table-cell office:value-type="float" office:value="0.650888163" calcext:value-type="float">
            <text:p>0.650888163</text:p>
          </table:table-cell>
          <table:table-cell office:value-type="float" office:value="0.716397252" calcext:value-type="float">
            <text:p>0.716397252</text:p>
          </table:table-cell>
          <table:table-cell office:value-type="float" office:value="0.687729202" calcext:value-type="float">
            <text:p>0.687729202</text:p>
          </table:table-cell>
          <table:table-cell/>
          <table:table-cell office:value-type="float" office:value="0.00191647" calcext:value-type="float">
            <text:p>0.00191647</text:p>
          </table:table-cell>
          <table:table-cell office:value-type="float" office:value="0.005317714" calcext:value-type="float">
            <text:p>0.005317714</text:p>
          </table:table-cell>
          <table:table-cell office:value-type="float" office:value="0.005852919" calcext:value-type="float">
            <text:p>0.005852919</text:p>
          </table:table-cell>
          <table:table-cell office:value-type="float" office:value="0.005618703" calcext:value-type="float">
            <text:p>0.005618703</text:p>
          </table:table-cell>
          <table:table-cell/>
          <table:table-cell office:value-type="float" office:value="-0.003353275" calcext:value-type="float">
            <text:p>-0.003353275</text:p>
          </table:table-cell>
          <table:table-cell office:value-type="float" office:value="0.000047969" calcext:value-type="float">
            <text:p>4.7969E-05</text:p>
          </table:table-cell>
          <table:table-cell office:value-type="float" office:value="0.000583174" calcext:value-type="float">
            <text:p>0.000583174</text:p>
          </table:table-cell>
          <table:table-cell office:value-type="float" office:value="0.000348958" calcext:value-type="float">
            <text:p>0.000348958</text:p>
          </table:table-cell>
          <table:table-cell/>
          <table:table-cell office:value-type="float" office:value="26.315917882" calcext:value-type="float">
            <text:p>26.315917882</text:p>
          </table:table-cell>
          <table:table-cell office:value-type="float" office:value="26.399761228" calcext:value-type="float">
            <text:p>26.399761228</text:p>
          </table:table-cell>
          <table:table-cell office:value-type="float" office:value="26.41295389" calcext:value-type="float">
            <text:p>26.41295389</text:p>
          </table:table-cell>
          <table:table-cell office:value-type="float" office:value="26.407180544" calcext:value-type="float">
            <text:p>26.407180544</text:p>
          </table:table-cell>
          <table:table-cell/>
          <table:table-cell office:value-type="float" office:value="-0.08500468" calcext:value-type="float">
            <text:p>-0.08500468</text:p>
          </table:table-cell>
          <table:table-cell office:value-type="float" office:value="0.0012159" calcext:value-type="float">
            <text:p>0.0012159</text:p>
          </table:table-cell>
          <table:table-cell office:value-type="float" office:value="0.014782387" calcext:value-type="float">
            <text:p>0.014782387</text:p>
          </table:table-cell>
          <table:table-cell office:value-type="float" office:value="0.008845457" calcext:value-type="float">
            <text:p>0.0088454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8 16:32:37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563975" calcext:value-type="float">
            <text:p>0.234563975</text:p>
          </table:table-cell>
          <table:table-cell office:value-type="float" office:value="0.669877609" calcext:value-type="float">
            <text:p>0.669877609</text:p>
          </table:table-cell>
          <table:table-cell office:value-type="float" office:value="0.736609189" calcext:value-type="float">
            <text:p>0.736609189</text:p>
          </table:table-cell>
          <table:table-cell office:value-type="float" office:value="0.688920699" calcext:value-type="float">
            <text:p>0.688920699</text:p>
          </table:table-cell>
          <table:table-cell/>
          <table:table-cell office:value-type="float" office:value="0.001916372" calcext:value-type="float">
            <text:p>0.001916372</text:p>
          </table:table-cell>
          <table:table-cell office:value-type="float" office:value="0.005472856" calcext:value-type="float">
            <text:p>0.005472856</text:p>
          </table:table-cell>
          <table:table-cell office:value-type="float" office:value="0.006018049" calcext:value-type="float">
            <text:p>0.006018049</text:p>
          </table:table-cell>
          <table:table-cell office:value-type="float" office:value="0.005628437" calcext:value-type="float">
            <text:p>0.005628437</text:p>
          </table:table-cell>
          <table:table-cell/>
          <table:table-cell office:value-type="float" office:value="-0.003353372" calcext:value-type="float">
            <text:p>-0.003353372</text:p>
          </table:table-cell>
          <table:table-cell office:value-type="float" office:value="0.000203112" calcext:value-type="float">
            <text:p>0.000203112</text:p>
          </table:table-cell>
          <table:table-cell office:value-type="float" office:value="0.000748305" calcext:value-type="float">
            <text:p>0.000748305</text:p>
          </table:table-cell>
          <table:table-cell office:value-type="float" office:value="0.000358693" calcext:value-type="float">
            <text:p>0.000358693</text:p>
          </table:table-cell>
          <table:table-cell/>
          <table:table-cell office:value-type="float" office:value="26.326024391" calcext:value-type="float">
            <text:p>26.326024391</text:p>
          </table:table-cell>
          <table:table-cell office:value-type="float" office:value="26.413693596" calcext:value-type="float">
            <text:p>26.413693596</text:p>
          </table:table-cell>
          <table:table-cell office:value-type="float" office:value="26.427132286" calcext:value-type="float">
            <text:p>26.427132286</text:p>
          </table:table-cell>
          <table:table-cell office:value-type="float" office:value="26.417528591" calcext:value-type="float">
            <text:p>26.417528591</text:p>
          </table:table-cell>
          <table:table-cell/>
          <table:table-cell office:value-type="float" office:value="-0.085007149" calcext:value-type="float">
            <text:p>-0.085007149</text:p>
          </table:table-cell>
          <table:table-cell office:value-type="float" office:value="0.005148509" calcext:value-type="float">
            <text:p>0.005148509</text:p>
          </table:table-cell>
          <table:table-cell office:value-type="float" office:value="0.018968096" calcext:value-type="float">
            <text:p>0.018968096</text:p>
          </table:table-cell>
          <table:table-cell office:value-type="float" office:value="0.009092208" calcext:value-type="float">
            <text:p>0.0090922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8 16:32:38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633712" calcext:value-type="float">
            <text:p>0.234633712</text:p>
          </table:table-cell>
          <table:table-cell office:value-type="float" office:value="0.655604083" calcext:value-type="float">
            <text:p>0.655604083</text:p>
          </table:table-cell>
          <table:table-cell office:value-type="float" office:value="0.72288045" calcext:value-type="float">
            <text:p>0.72288045</text:p>
          </table:table-cell>
          <table:table-cell office:value-type="float" office:value="0.689491712" calcext:value-type="float">
            <text:p>0.689491712</text:p>
          </table:table-cell>
          <table:table-cell/>
          <table:table-cell office:value-type="float" office:value="0.001916942" calcext:value-type="float">
            <text:p>0.001916942</text:p>
          </table:table-cell>
          <table:table-cell office:value-type="float" office:value="0.005356243" calcext:value-type="float">
            <text:p>0.005356243</text:p>
          </table:table-cell>
          <table:table-cell office:value-type="float" office:value="0.005905886" calcext:value-type="float">
            <text:p>0.005905886</text:p>
          </table:table-cell>
          <table:table-cell office:value-type="float" office:value="0.005633102" calcext:value-type="float">
            <text:p>0.005633102</text:p>
          </table:table-cell>
          <table:table-cell/>
          <table:table-cell office:value-type="float" office:value="-0.003352802" calcext:value-type="float">
            <text:p>-0.003352802</text:p>
          </table:table-cell>
          <table:table-cell office:value-type="float" office:value="0.000086498" calcext:value-type="float">
            <text:p>8.6498E-05</text:p>
          </table:table-cell>
          <table:table-cell office:value-type="float" office:value="0.000636142" calcext:value-type="float">
            <text:p>0.000636142</text:p>
          </table:table-cell>
          <table:table-cell office:value-type="float" office:value="0.000363358" calcext:value-type="float">
            <text:p>0.000363358</text:p>
          </table:table-cell>
          <table:table-cell/>
          <table:table-cell office:value-type="float" office:value="26.326038436" calcext:value-type="float">
            <text:p>26.326038436</text:p>
          </table:table-cell>
          <table:table-cell office:value-type="float" office:value="26.410819112" calcext:value-type="float">
            <text:p>26.410819112</text:p>
          </table:table-cell>
          <table:table-cell office:value-type="float" office:value="26.424367547" calcext:value-type="float">
            <text:p>26.424367547</text:p>
          </table:table-cell>
          <table:table-cell office:value-type="float" office:value="26.417643584" calcext:value-type="float">
            <text:p>26.417643584</text:p>
          </table:table-cell>
          <table:table-cell/>
          <table:table-cell office:value-type="float" office:value="-0.084992705" calcext:value-type="float">
            <text:p>-0.084992705</text:p>
          </table:table-cell>
          <table:table-cell office:value-type="float" office:value="0.002192542" calcext:value-type="float">
            <text:p>0.002192542</text:p>
          </table:table-cell>
          <table:table-cell office:value-type="float" office:value="0.016125001" calcext:value-type="float">
            <text:p>0.016125001</text:p>
          </table:table-cell>
          <table:table-cell office:value-type="float" office:value="0.00921046" calcext:value-type="float">
            <text:p>0.009210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8 16:32:3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617619" calcext:value-type="float">
            <text:p>0.234617619</text:p>
          </table:table-cell>
          <table:table-cell office:value-type="float" office:value="0.679327331" calcext:value-type="float">
            <text:p>0.679327331</text:p>
          </table:table-cell>
          <table:table-cell office:value-type="float" office:value="0.738190501" calcext:value-type="float">
            <text:p>0.738190501</text:p>
          </table:table-cell>
          <table:table-cell office:value-type="float" office:value="0.685505353" calcext:value-type="float">
            <text:p>0.685505353</text:p>
          </table:table-cell>
          <table:table-cell/>
          <table:table-cell office:value-type="float" office:value="0.001916811" calcext:value-type="float">
            <text:p>0.001916811</text:p>
          </table:table-cell>
          <table:table-cell office:value-type="float" office:value="0.00555006" calcext:value-type="float">
            <text:p>0.00555006</text:p>
          </table:table-cell>
          <table:table-cell office:value-type="float" office:value="0.006030968" calcext:value-type="float">
            <text:p>0.006030968</text:p>
          </table:table-cell>
          <table:table-cell office:value-type="float" office:value="0.005600534" calcext:value-type="float">
            <text:p>0.005600534</text:p>
          </table:table-cell>
          <table:table-cell/>
          <table:table-cell office:value-type="float" office:value="-0.003352934" calcext:value-type="float">
            <text:p>-0.003352934</text:p>
          </table:table-cell>
          <table:table-cell office:value-type="float" office:value="0.000280316" calcext:value-type="float">
            <text:p>0.000280316</text:p>
          </table:table-cell>
          <table:table-cell office:value-type="float" office:value="0.000761224" calcext:value-type="float">
            <text:p>0.000761224</text:p>
          </table:table-cell>
          <table:table-cell office:value-type="float" office:value="0.00033079" calcext:value-type="float">
            <text:p>0.00033079</text:p>
          </table:table-cell>
          <table:table-cell/>
          <table:table-cell office:value-type="float" office:value="26.315926286" calcext:value-type="float">
            <text:p>26.315926286</text:p>
          </table:table-cell>
          <table:table-cell office:value-type="float" office:value="26.405488518" calcext:value-type="float">
            <text:p>26.405488518</text:p>
          </table:table-cell>
          <table:table-cell office:value-type="float" office:value="26.417342727" calcext:value-type="float">
            <text:p>26.417342727</text:p>
          </table:table-cell>
          <table:table-cell office:value-type="float" office:value="26.40673269" calcext:value-type="float">
            <text:p>26.40673269</text:p>
          </table:table-cell>
          <table:table-cell/>
          <table:table-cell office:value-type="float" office:value="-0.084996038" calcext:value-type="float">
            <text:p>-0.084996038</text:p>
          </table:table-cell>
          <table:table-cell office:value-type="float" office:value="0.007105486" calcext:value-type="float">
            <text:p>0.007105486</text:p>
          </table:table-cell>
          <table:table-cell office:value-type="float" office:value="0.019295571" calcext:value-type="float">
            <text:p>0.019295571</text:p>
          </table:table-cell>
          <table:table-cell office:value-type="float" office:value="0.008384913" calcext:value-type="float">
            <text:p>0.0083849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8 16:32:40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959154" calcext:value-type="float">
            <text:p>0.234959154</text:p>
          </table:table-cell>
          <table:table-cell office:value-type="float" office:value="0.794680809" calcext:value-type="float">
            <text:p>0.794680809</text:p>
          </table:table-cell>
          <table:table-cell office:value-type="float" office:value="0.646700936" calcext:value-type="float">
            <text:p>0.646700936</text:p>
          </table:table-cell>
          <table:table-cell office:value-type="float" office:value="0.573654243" calcext:value-type="float">
            <text:p>0.573654243</text:p>
          </table:table-cell>
          <table:table-cell/>
          <table:table-cell office:value-type="float" office:value="0.001919601" calcext:value-type="float">
            <text:p>0.001919601</text:p>
          </table:table-cell>
          <table:table-cell office:value-type="float" office:value="0.00649249" calcext:value-type="float">
            <text:p>0.00649249</text:p>
          </table:table-cell>
          <table:table-cell office:value-type="float" office:value="0.005283504" calcext:value-type="float">
            <text:p>0.005283504</text:p>
          </table:table-cell>
          <table:table-cell office:value-type="float" office:value="0.004686718" calcext:value-type="float">
            <text:p>0.004686718</text:p>
          </table:table-cell>
          <table:table-cell/>
          <table:table-cell office:value-type="float" office:value="-0.003350143" calcext:value-type="float">
            <text:p>-0.003350143</text:p>
          </table:table-cell>
          <table:table-cell office:value-type="float" office:value="0.001222746" calcext:value-type="float">
            <text:p>0.001222746</text:p>
          </table:table-cell>
          <table:table-cell office:value-type="float" office:value="0.00001376" calcext:value-type="float">
            <text:p>1.376E-05</text:p>
          </table:table-cell>
          <table:table-cell office:value-type="float" office:value="-0.000583027" calcext:value-type="float">
            <text:p>-0.000583027</text:p>
          </table:table-cell>
          <table:table-cell/>
          <table:table-cell office:value-type="float" office:value="26.315995072" calcext:value-type="float">
            <text:p>26.315995072</text:p>
          </table:table-cell>
          <table:table-cell office:value-type="float" office:value="26.42871896" calcext:value-type="float">
            <text:p>26.42871896</text:p>
          </table:table-cell>
          <table:table-cell office:value-type="float" office:value="26.398917971" calcext:value-type="float">
            <text:p>26.398917971</text:p>
          </table:table-cell>
          <table:table-cell office:value-type="float" office:value="26.384207144" calcext:value-type="float">
            <text:p>26.384207144</text:p>
          </table:table-cell>
          <table:table-cell/>
          <table:table-cell office:value-type="float" office:value="-0.084925301" calcext:value-type="float">
            <text:p>-0.084925301</text:p>
          </table:table-cell>
          <table:table-cell office:value-type="float" office:value="0.030994082" calcext:value-type="float">
            <text:p>0.030994082</text:p>
          </table:table-cell>
          <table:table-cell office:value-type="float" office:value="0.000348746" calcext:value-type="float">
            <text:p>0.000348746</text:p>
          </table:table-cell>
          <table:table-cell office:value-type="float" office:value="-0.014778959" calcext:value-type="float">
            <text:p>-0.0147789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8 16:32:42</text:p>
          </table:table-cell>
          <table:table-cell office:value-type="float" office:value="26.41374" calcext:value-type="float">
            <text:p>26.41374</text:p>
          </table:table-cell>
          <table:table-cell office:value-type="string" calcext:value-type="string">
            <text:p><text:s/></text:p>
          </table:table-cell>
          <table:table-cell office:value-type="float" office:value="0.233585862" calcext:value-type="float">
            <text:p>0.233585862</text:p>
          </table:table-cell>
          <table:table-cell office:value-type="float" office:value="0.705868686" calcext:value-type="float">
            <text:p>0.705868686</text:p>
          </table:table-cell>
          <table:table-cell office:value-type="float" office:value="0.629685596" calcext:value-type="float">
            <text:p>0.629685596</text:p>
          </table:table-cell>
          <table:table-cell office:value-type="float" office:value="0.60915537" calcext:value-type="float">
            <text:p>0.60915537</text:p>
          </table:table-cell>
          <table:table-cell/>
          <table:table-cell office:value-type="float" office:value="0.001908381" calcext:value-type="float">
            <text:p>0.001908381</text:p>
          </table:table-cell>
          <table:table-cell office:value-type="float" office:value="0.005766901" calcext:value-type="float">
            <text:p>0.005766901</text:p>
          </table:table-cell>
          <table:table-cell office:value-type="float" office:value="0.00514449" calcext:value-type="float">
            <text:p>0.00514449</text:p>
          </table:table-cell>
          <table:table-cell office:value-type="float" office:value="0.00497676" calcext:value-type="float">
            <text:p>0.00497676</text:p>
          </table:table-cell>
          <table:table-cell/>
          <table:table-cell office:value-type="float" office:value="-0.003361363" calcext:value-type="float">
            <text:p>-0.003361363</text:p>
          </table:table-cell>
          <table:table-cell office:value-type="float" office:value="0.000497157" calcext:value-type="float">
            <text:p>0.000497157</text:p>
          </table:table-cell>
          <table:table-cell office:value-type="float" office:value="-0.000125254" calcext:value-type="float">
            <text:p>-0.000125254</text:p>
          </table:table-cell>
          <table:table-cell office:value-type="float" office:value="-0.000292985" calcext:value-type="float">
            <text:p>-0.000292985</text:p>
          </table:table-cell>
          <table:table-cell/>
          <table:table-cell office:value-type="float" office:value="26.330881854" calcext:value-type="float">
            <text:p>26.330881854</text:p>
          </table:table-cell>
          <table:table-cell office:value-type="float" office:value="26.425995685" calcext:value-type="float">
            <text:p>26.425995685</text:p>
          </table:table-cell>
          <table:table-cell office:value-type="float" office:value="26.410653583" calcext:value-type="float">
            <text:p>26.410653583</text:p>
          </table:table-cell>
          <table:table-cell office:value-type="float" office:value="26.406519076" calcext:value-type="float">
            <text:p>26.406519076</text:p>
          </table:table-cell>
          <table:table-cell/>
          <table:table-cell office:value-type="float" office:value="-0.085209732" calcext:value-type="float">
            <text:p>-0.085209732</text:p>
          </table:table-cell>
          <table:table-cell office:value-type="float" office:value="0.012602008" calcext:value-type="float">
            <text:p>0.012602008</text:p>
          </table:table-cell>
          <table:table-cell office:value-type="float" office:value="-0.003175006" calcext:value-type="float">
            <text:p>-0.003175006</text:p>
          </table:table-cell>
          <table:table-cell office:value-type="float" office:value="-0.007426746" calcext:value-type="float">
            <text:p>-0.0074267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8 16:32:43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350778" calcext:value-type="float">
            <text:p>0.23350778</text:p>
          </table:table-cell>
          <table:table-cell office:value-type="float" office:value="0.804553128" calcext:value-type="float">
            <text:p>0.804553128</text:p>
          </table:table-cell>
          <table:table-cell office:value-type="float" office:value="0.626396015" calcext:value-type="float">
            <text:p>0.626396015</text:p>
          </table:table-cell>
          <table:table-cell office:value-type="float" office:value="0.571113893" calcext:value-type="float">
            <text:p>0.571113893</text:p>
          </table:table-cell>
          <table:table-cell/>
          <table:table-cell office:value-type="float" office:value="0.001907743" calcext:value-type="float">
            <text:p>0.001907743</text:p>
          </table:table-cell>
          <table:table-cell office:value-type="float" office:value="0.006573146" calcext:value-type="float">
            <text:p>0.006573146</text:p>
          </table:table-cell>
          <table:table-cell office:value-type="float" office:value="0.005117615" calcext:value-type="float">
            <text:p>0.005117615</text:p>
          </table:table-cell>
          <table:table-cell office:value-type="float" office:value="0.004665963" calcext:value-type="float">
            <text:p>0.004665963</text:p>
          </table:table-cell>
          <table:table-cell/>
          <table:table-cell office:value-type="float" office:value="-0.003362001" calcext:value-type="float">
            <text:p>-0.003362001</text:p>
          </table:table-cell>
          <table:table-cell office:value-type="float" office:value="0.001303402" calcext:value-type="float">
            <text:p>0.001303402</text:p>
          </table:table-cell>
          <table:table-cell office:value-type="float" office:value="-0.00015213" calcext:value-type="float">
            <text:p>-0.00015213</text:p>
          </table:table-cell>
          <table:table-cell office:value-type="float" office:value="-0.000603781" calcext:value-type="float">
            <text:p>-0.000603781</text:p>
          </table:table-cell>
          <table:table-cell/>
          <table:table-cell office:value-type="float" office:value="26.325811672" calcext:value-type="float">
            <text:p>26.325811672</text:p>
          </table:table-cell>
          <table:table-cell office:value-type="float" office:value="26.440814962" calcext:value-type="float">
            <text:p>26.440814962</text:p>
          </table:table-cell>
          <table:table-cell office:value-type="float" office:value="26.404937003" calcext:value-type="float">
            <text:p>26.404937003</text:p>
          </table:table-cell>
          <table:table-cell office:value-type="float" office:value="26.393803848" calcext:value-type="float">
            <text:p>26.393803848</text:p>
          </table:table-cell>
          <table:table-cell/>
          <table:table-cell office:value-type="float" office:value="-0.085225904" calcext:value-type="float">
            <text:p>-0.085225904</text:p>
          </table:table-cell>
          <table:table-cell office:value-type="float" office:value="0.033038511" calcext:value-type="float">
            <text:p>0.033038511</text:p>
          </table:table-cell>
          <table:table-cell office:value-type="float" office:value="-0.003856266" calcext:value-type="float">
            <text:p>-0.003856266</text:p>
          </table:table-cell>
          <table:table-cell office:value-type="float" office:value="-0.015305063" calcext:value-type="float">
            <text:p>-0.0153050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8 16:32:44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51033" calcext:value-type="float">
            <text:p>0.23451033</text:p>
          </table:table-cell>
          <table:table-cell office:value-type="float" office:value="0.67788013" calcext:value-type="float">
            <text:p>0.67788013</text:p>
          </table:table-cell>
          <table:table-cell office:value-type="float" office:value="0.740230172" calcext:value-type="float">
            <text:p>0.740230172</text:p>
          </table:table-cell>
          <table:table-cell office:value-type="float" office:value="0.684228025" calcext:value-type="float">
            <text:p>0.684228025</text:p>
          </table:table-cell>
          <table:table-cell/>
          <table:table-cell office:value-type="float" office:value="0.001915934" calcext:value-type="float">
            <text:p>0.001915934</text:p>
          </table:table-cell>
          <table:table-cell office:value-type="float" office:value="0.005538236" calcext:value-type="float">
            <text:p>0.005538236</text:p>
          </table:table-cell>
          <table:table-cell office:value-type="float" office:value="0.006047632" calcext:value-type="float">
            <text:p>0.006047632</text:p>
          </table:table-cell>
          <table:table-cell office:value-type="float" office:value="0.005590098" calcext:value-type="float">
            <text:p>0.005590098</text:p>
          </table:table-cell>
          <table:table-cell/>
          <table:table-cell office:value-type="float" office:value="-0.00335381" calcext:value-type="float">
            <text:p>-0.00335381</text:p>
          </table:table-cell>
          <table:table-cell office:value-type="float" office:value="0.000268492" calcext:value-type="float">
            <text:p>0.000268492</text:p>
          </table:table-cell>
          <table:table-cell office:value-type="float" office:value="0.000777888" calcext:value-type="float">
            <text:p>0.000777888</text:p>
          </table:table-cell>
          <table:table-cell office:value-type="float" office:value="0.000320354" calcext:value-type="float">
            <text:p>0.000320354</text:p>
          </table:table-cell>
          <table:table-cell/>
          <table:table-cell office:value-type="float" office:value="26.326013587" calcext:value-type="float">
            <text:p>26.326013587</text:p>
          </table:table-cell>
          <table:table-cell office:value-type="float" office:value="26.415305186" calcext:value-type="float">
            <text:p>26.415305186</text:p>
          </table:table-cell>
          <table:table-cell office:value-type="float" office:value="26.42786149" calcext:value-type="float">
            <text:p>26.42786149</text:p>
          </table:table-cell>
          <table:table-cell office:value-type="float" office:value="26.416583558" calcext:value-type="float">
            <text:p>26.416583558</text:p>
          </table:table-cell>
          <table:table-cell/>
          <table:table-cell office:value-type="float" office:value="-0.085018259" calcext:value-type="float">
            <text:p>-0.085018259</text:p>
          </table:table-cell>
          <table:table-cell office:value-type="float" office:value="0.00680578" calcext:value-type="float">
            <text:p>0.00680578</text:p>
          </table:table-cell>
          <table:table-cell office:value-type="float" office:value="0.019717967" calcext:value-type="float">
            <text:p>0.019717967</text:p>
          </table:table-cell>
          <table:table-cell office:value-type="float" office:value="0.008120387" calcext:value-type="float">
            <text:p>0.00812038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8 16:32:45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364895" calcext:value-type="float">
            <text:p>0.234364895</text:p>
          </table:table-cell>
          <table:table-cell office:value-type="float" office:value="0.798254108" calcext:value-type="float">
            <text:p>0.798254108</text:p>
          </table:table-cell>
          <table:table-cell office:value-type="float" office:value="0.684406839" calcext:value-type="float">
            <text:p>0.684406839</text:p>
          </table:table-cell>
          <table:table-cell office:value-type="float" office:value="0.572170683" calcext:value-type="float">
            <text:p>0.572170683</text:p>
          </table:table-cell>
          <table:table-cell/>
          <table:table-cell office:value-type="float" office:value="0.001914746" calcext:value-type="float">
            <text:p>0.001914746</text:p>
          </table:table-cell>
          <table:table-cell office:value-type="float" office:value="0.006521684" calcext:value-type="float">
            <text:p>0.006521684</text:p>
          </table:table-cell>
          <table:table-cell office:value-type="float" office:value="0.005591559" calcext:value-type="float">
            <text:p>0.005591559</text:p>
          </table:table-cell>
          <table:table-cell office:value-type="float" office:value="0.004674597" calcext:value-type="float">
            <text:p>0.004674597</text:p>
          </table:table-cell>
          <table:table-cell/>
          <table:table-cell office:value-type="float" office:value="-0.003354998" calcext:value-type="float">
            <text:p>-0.003354998</text:p>
          </table:table-cell>
          <table:table-cell office:value-type="float" office:value="0.00125194" calcext:value-type="float">
            <text:p>0.00125194</text:p>
          </table:table-cell>
          <table:table-cell office:value-type="float" office:value="0.000321815" calcext:value-type="float">
            <text:p>0.000321815</text:p>
          </table:table-cell>
          <table:table-cell office:value-type="float" office:value="-0.000595147" calcext:value-type="float">
            <text:p>-0.000595147</text:p>
          </table:table-cell>
          <table:table-cell/>
          <table:table-cell office:value-type="float" office:value="26.320929841" calcext:value-type="float">
            <text:p>26.320929841</text:p>
          </table:table-cell>
          <table:table-cell office:value-type="float" office:value="26.43449251" calcext:value-type="float">
            <text:p>26.43449251</text:p>
          </table:table-cell>
          <table:table-cell office:value-type="float" office:value="26.411565516" calcext:value-type="float">
            <text:p>26.411565516</text:p>
          </table:table-cell>
          <table:table-cell office:value-type="float" office:value="26.388962522" calcext:value-type="float">
            <text:p>26.388962522</text:p>
          </table:table-cell>
          <table:table-cell/>
          <table:table-cell office:value-type="float" office:value="-0.085048381" calcext:value-type="float">
            <text:p>-0.085048381</text:p>
          </table:table-cell>
          <table:table-cell office:value-type="float" office:value="0.031734066" calcext:value-type="float">
            <text:p>0.031734066</text:p>
          </table:table-cell>
          <table:table-cell office:value-type="float" office:value="0.008157419" calcext:value-type="float">
            <text:p>0.008157419</text:p>
          </table:table-cell>
          <table:table-cell office:value-type="float" office:value="-0.015086203" calcext:value-type="float">
            <text:p>-0.0150862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8 16:32:47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80735395" calcext:value-type="float">
            <text:p>0.80735395</text:p>
          </table:table-cell>
          <table:table-cell office:value-type="float" office:value="0.635138826" calcext:value-type="float">
            <text:p>0.635138826</text:p>
          </table:table-cell>
          <table:table-cell office:value-type="float" office:value="0.568150946" calcext:value-type="float">
            <text:p>0.568150946</text:p>
          </table:table-cell>
          <table:table-cell/>
          <table:table-cell office:value-type="float" office:value="0.001914683" calcext:value-type="float">
            <text:p>0.001914683</text:p>
          </table:table-cell>
          <table:table-cell office:value-type="float" office:value="0.006596029" calcext:value-type="float">
            <text:p>0.006596029</text:p>
          </table:table-cell>
          <table:table-cell office:value-type="float" office:value="0.005189043" calcext:value-type="float">
            <text:p>0.005189043</text:p>
          </table:table-cell>
          <table:table-cell office:value-type="float" office:value="0.004641756" calcext:value-type="float">
            <text:p>0.004641756</text:p>
          </table:table-cell>
          <table:table-cell/>
          <table:table-cell office:value-type="float" office:value="-0.003355062" calcext:value-type="float">
            <text:p>-0.003355062</text:p>
          </table:table-cell>
          <table:table-cell office:value-type="float" office:value="0.001326285" calcext:value-type="float">
            <text:p>0.001326285</text:p>
          </table:table-cell>
          <table:table-cell office:value-type="float" office:value="-0.000080702" calcext:value-type="float">
            <text:p>-8.0702E-05</text:p>
          </table:table-cell>
          <table:table-cell office:value-type="float" office:value="-0.000627988" calcext:value-type="float">
            <text:p>-0.000627988</text:p>
          </table:table-cell>
          <table:table-cell/>
          <table:table-cell office:value-type="float" office:value="26.315873826" calcext:value-type="float">
            <text:p>26.315873826</text:p>
          </table:table-cell>
          <table:table-cell office:value-type="float" office:value="26.431271109" calcext:value-type="float">
            <text:p>26.431271109</text:p>
          </table:table-cell>
          <table:table-cell office:value-type="float" office:value="26.396589498" calcext:value-type="float">
            <text:p>26.396589498</text:p>
          </table:table-cell>
          <table:table-cell office:value-type="float" office:value="26.383098831" calcext:value-type="float">
            <text:p>26.383098831</text:p>
          </table:table-cell>
          <table:table-cell/>
          <table:table-cell office:value-type="float" office:value="-0.085049986" calcext:value-type="float">
            <text:p>-0.085049986</text:p>
          </table:table-cell>
          <table:table-cell office:value-type="float" office:value="0.033618524" calcext:value-type="float">
            <text:p>0.033618524</text:p>
          </table:table-cell>
          <table:table-cell office:value-type="float" office:value="-0.002045665" calcext:value-type="float">
            <text:p>-0.002045665</text:p>
          </table:table-cell>
          <table:table-cell office:value-type="float" office:value="-0.015918687" calcext:value-type="float">
            <text:p>-0.0159186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8 16:32:4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969716" calcext:value-type="float">
            <text:p>0.233969716</text:p>
          </table:table-cell>
          <table:table-cell office:value-type="float" office:value="0.773247573" calcext:value-type="float">
            <text:p>0.773247573</text:p>
          </table:table-cell>
          <table:table-cell office:value-type="float" office:value="0.630397276" calcext:value-type="float">
            <text:p>0.630397276</text:p>
          </table:table-cell>
          <table:table-cell office:value-type="float" office:value="0.601409149" calcext:value-type="float">
            <text:p>0.601409149</text:p>
          </table:table-cell>
          <table:table-cell/>
          <table:table-cell office:value-type="float" office:value="0.001911517" calcext:value-type="float">
            <text:p>0.001911517</text:p>
          </table:table-cell>
          <table:table-cell office:value-type="float" office:value="0.006317382" calcext:value-type="float">
            <text:p>0.006317382</text:p>
          </table:table-cell>
          <table:table-cell office:value-type="float" office:value="0.005150305" calcext:value-type="float">
            <text:p>0.005150305</text:p>
          </table:table-cell>
          <table:table-cell office:value-type="float" office:value="0.004913473" calcext:value-type="float">
            <text:p>0.004913473</text:p>
          </table:table-cell>
          <table:table-cell/>
          <table:table-cell office:value-type="float" office:value="-0.003358227" calcext:value-type="float">
            <text:p>-0.003358227</text:p>
          </table:table-cell>
          <table:table-cell office:value-type="float" office:value="0.001047638" calcext:value-type="float">
            <text:p>0.001047638</text:p>
          </table:table-cell>
          <table:table-cell office:value-type="float" office:value="-0.00011944" calcext:value-type="float">
            <text:p>-0.00011944</text:p>
          </table:table-cell>
          <table:table-cell office:value-type="float" office:value="-0.000356271" calcext:value-type="float">
            <text:p>-0.000356271</text:p>
          </table:table-cell>
          <table:table-cell/>
          <table:table-cell office:value-type="float" office:value="26.315795796" calcext:value-type="float">
            <text:p>26.315795796</text:p>
          </table:table-cell>
          <table:table-cell office:value-type="float" office:value="26.424402667" calcext:value-type="float">
            <text:p>26.424402667</text:p>
          </table:table-cell>
          <table:table-cell office:value-type="float" office:value="26.395634604" calcext:value-type="float">
            <text:p>26.395634604</text:p>
          </table:table-cell>
          <table:table-cell office:value-type="float" office:value="26.38979671" calcext:value-type="float">
            <text:p>26.38979671</text:p>
          </table:table-cell>
          <table:table-cell/>
          <table:table-cell office:value-type="float" office:value="-0.085130229" calcext:value-type="float">
            <text:p>-0.085130229</text:p>
          </table:table-cell>
          <table:table-cell office:value-type="float" office:value="0.026555518" calcext:value-type="float">
            <text:p>0.026555518</text:p>
          </table:table-cell>
          <table:table-cell office:value-type="float" office:value="-0.00302762" calcext:value-type="float">
            <text:p>-0.00302762</text:p>
          </table:table-cell>
          <table:table-cell office:value-type="float" office:value="-0.009030967" calcext:value-type="float">
            <text:p>-0.0090309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8 16:32:49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4227804" calcext:value-type="float">
            <text:p>0.234227804</text:p>
          </table:table-cell>
          <table:table-cell office:value-type="float" office:value="0.813545682" calcext:value-type="float">
            <text:p>0.813545682</text:p>
          </table:table-cell>
          <table:table-cell office:value-type="float" office:value="0.627921895" calcext:value-type="float">
            <text:p>0.627921895</text:p>
          </table:table-cell>
          <table:table-cell office:value-type="float" office:value="0.567674705" calcext:value-type="float">
            <text:p>0.567674705</text:p>
          </table:table-cell>
          <table:table-cell/>
          <table:table-cell office:value-type="float" office:value="0.001913626" calcext:value-type="float">
            <text:p>0.001913626</text:p>
          </table:table-cell>
          <table:table-cell office:value-type="float" office:value="0.006646615" calcext:value-type="float">
            <text:p>0.006646615</text:p>
          </table:table-cell>
          <table:table-cell office:value-type="float" office:value="0.005130081" calcext:value-type="float">
            <text:p>0.005130081</text:p>
          </table:table-cell>
          <table:table-cell office:value-type="float" office:value="0.004637865" calcext:value-type="float">
            <text:p>0.004637865</text:p>
          </table:table-cell>
          <table:table-cell/>
          <table:table-cell office:value-type="float" office:value="-0.003356118" calcext:value-type="float">
            <text:p>-0.003356118</text:p>
          </table:table-cell>
          <table:table-cell office:value-type="float" office:value="0.001376871" calcext:value-type="float">
            <text:p>0.001376871</text:p>
          </table:table-cell>
          <table:table-cell office:value-type="float" office:value="-0.000139663" calcext:value-type="float">
            <text:p>-0.000139663</text:p>
          </table:table-cell>
          <table:table-cell office:value-type="float" office:value="-0.000631879" calcext:value-type="float">
            <text:p>-0.000631879</text:p>
          </table:table-cell>
          <table:table-cell/>
          <table:table-cell office:value-type="float" office:value="26.320902231" calcext:value-type="float">
            <text:p>26.320902231</text:p>
          </table:table-cell>
          <table:table-cell office:value-type="float" office:value="26.43757195" calcext:value-type="float">
            <text:p>26.43757195</text:p>
          </table:table-cell>
          <table:table-cell office:value-type="float" office:value="26.400190192" calcext:value-type="float">
            <text:p>26.400190192</text:p>
          </table:table-cell>
          <table:table-cell office:value-type="float" office:value="26.388057077" calcext:value-type="float">
            <text:p>26.388057077</text:p>
          </table:table-cell>
          <table:table-cell/>
          <table:table-cell office:value-type="float" office:value="-0.085076775" calcext:value-type="float">
            <text:p>-0.085076775</text:p>
          </table:table-cell>
          <table:table-cell office:value-type="float" office:value="0.034900748" calcext:value-type="float">
            <text:p>0.034900748</text:p>
          </table:table-cell>
          <table:table-cell office:value-type="float" office:value="-0.003540262" calcext:value-type="float">
            <text:p>-0.003540262</text:p>
          </table:table-cell>
          <table:table-cell office:value-type="float" office:value="-0.016017316" calcext:value-type="float">
            <text:p>-0.0160173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8 16:32:5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841566" calcext:value-type="float">
            <text:p>0.233841566</text:p>
          </table:table-cell>
          <table:table-cell office:value-type="float" office:value="0.731861083" calcext:value-type="float">
            <text:p>0.731861083</text:p>
          </table:table-cell>
          <table:table-cell office:value-type="float" office:value="0.631907658" calcext:value-type="float">
            <text:p>0.631907658</text:p>
          </table:table-cell>
          <table:table-cell office:value-type="float" office:value="0.625673011" calcext:value-type="float">
            <text:p>0.625673011</text:p>
          </table:table-cell>
          <table:table-cell/>
          <table:table-cell office:value-type="float" office:value="0.00191047" calcext:value-type="float">
            <text:p>0.00191047</text:p>
          </table:table-cell>
          <table:table-cell office:value-type="float" office:value="0.005979257" calcext:value-type="float">
            <text:p>0.005979257</text:p>
          </table:table-cell>
          <table:table-cell office:value-type="float" office:value="0.005162644" calcext:value-type="float">
            <text:p>0.005162644</text:p>
          </table:table-cell>
          <table:table-cell office:value-type="float" office:value="0.005111708" calcext:value-type="float">
            <text:p>0.005111708</text:p>
          </table:table-cell>
          <table:table-cell/>
          <table:table-cell office:value-type="float" office:value="-0.003359274" calcext:value-type="float">
            <text:p>-0.003359274</text:p>
          </table:table-cell>
          <table:table-cell office:value-type="float" office:value="0.000709513" calcext:value-type="float">
            <text:p>0.000709513</text:p>
          </table:table-cell>
          <table:table-cell office:value-type="float" office:value="-0.0001071" calcext:value-type="float">
            <text:p>-0.0001071</text:p>
          </table:table-cell>
          <table:table-cell office:value-type="float" office:value="-0.000158037" calcext:value-type="float">
            <text:p>-0.000158037</text:p>
          </table:table-cell>
          <table:table-cell/>
          <table:table-cell office:value-type="float" office:value="26.310715532" calcext:value-type="float">
            <text:p>26.310715532</text:p>
          </table:table-cell>
          <table:table-cell office:value-type="float" office:value="26.411014069" calcext:value-type="float">
            <text:p>26.411014069</text:p>
          </table:table-cell>
          <table:table-cell office:value-type="float" office:value="26.390884679" calcext:value-type="float">
            <text:p>26.390884679</text:p>
          </table:table-cell>
          <table:table-cell office:value-type="float" office:value="26.389629086" calcext:value-type="float">
            <text:p>26.389629086</text:p>
          </table:table-cell>
          <table:table-cell/>
          <table:table-cell office:value-type="float" office:value="-0.085156771" calcext:value-type="float">
            <text:p>-0.085156771</text:p>
          </table:table-cell>
          <table:table-cell office:value-type="float" office:value="0.017984809" calcext:value-type="float">
            <text:p>0.017984809</text:p>
          </table:table-cell>
          <table:table-cell office:value-type="float" office:value="-0.002714826" calcext:value-type="float">
            <text:p>-0.002714826</text:p>
          </table:table-cell>
          <table:table-cell office:value-type="float" office:value="-0.004005997" calcext:value-type="float">
            <text:p>-0.0040059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8 16:32:5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610896" calcext:value-type="float">
            <text:p>0.233610896</text:p>
          </table:table-cell>
          <table:table-cell office:value-type="float" office:value="0.794463848" calcext:value-type="float">
            <text:p>0.794463848</text:p>
          </table:table-cell>
          <table:table-cell office:value-type="float" office:value="0.628812984" calcext:value-type="float">
            <text:p>0.628812984</text:p>
          </table:table-cell>
          <table:table-cell office:value-type="float" office:value="0.575418541" calcext:value-type="float">
            <text:p>0.575418541</text:p>
          </table:table-cell>
          <table:table-cell/>
          <table:table-cell office:value-type="float" office:value="0.001908586" calcext:value-type="float">
            <text:p>0.001908586</text:p>
          </table:table-cell>
          <table:table-cell office:value-type="float" office:value="0.006490718" calcext:value-type="float">
            <text:p>0.006490718</text:p>
          </table:table-cell>
          <table:table-cell office:value-type="float" office:value="0.005137361" calcext:value-type="float">
            <text:p>0.005137361</text:p>
          </table:table-cell>
          <table:table-cell office:value-type="float" office:value="0.004701132" calcext:value-type="float">
            <text:p>0.004701132</text:p>
          </table:table-cell>
          <table:table-cell/>
          <table:table-cell office:value-type="float" office:value="-0.003361159" calcext:value-type="float">
            <text:p>-0.003361159</text:p>
          </table:table-cell>
          <table:table-cell office:value-type="float" office:value="0.001220973" calcext:value-type="float">
            <text:p>0.001220973</text:p>
          </table:table-cell>
          <table:table-cell office:value-type="float" office:value="-0.000132383" calcext:value-type="float">
            <text:p>-0.000132383</text:p>
          </table:table-cell>
          <table:table-cell office:value-type="float" office:value="-0.000568612" calcext:value-type="float">
            <text:p>-0.000568612</text:p>
          </table:table-cell>
          <table:table-cell/>
          <table:table-cell office:value-type="float" office:value="26.315723529" calcext:value-type="float">
            <text:p>26.315723529</text:p>
          </table:table-cell>
          <table:table-cell office:value-type="float" office:value="26.428675268" calcext:value-type="float">
            <text:p>26.428675268</text:p>
          </table:table-cell>
          <table:table-cell office:value-type="float" office:value="26.395315545" calcext:value-type="float">
            <text:p>26.395315545</text:p>
          </table:table-cell>
          <table:table-cell office:value-type="float" office:value="26.384562457" calcext:value-type="float">
            <text:p>26.384562457</text:p>
          </table:table-cell>
          <table:table-cell/>
          <table:table-cell office:value-type="float" office:value="-0.085204547" calcext:value-type="float">
            <text:p>-0.085204547</text:p>
          </table:table-cell>
          <table:table-cell office:value-type="float" office:value="0.030949152" calcext:value-type="float">
            <text:p>0.030949152</text:p>
          </table:table-cell>
          <table:table-cell office:value-type="float" office:value="-0.003355721" calcext:value-type="float">
            <text:p>-0.003355721</text:p>
          </table:table-cell>
          <table:table-cell office:value-type="float" office:value="-0.014413575" calcext:value-type="float">
            <text:p>-0.0144135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8 16:32:53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211711" calcext:value-type="float">
            <text:p>0.234211711</text:p>
          </table:table-cell>
          <table:table-cell office:value-type="float" office:value="0.640873389" calcext:value-type="float">
            <text:p>0.640873389</text:p>
          </table:table-cell>
          <table:table-cell office:value-type="float" office:value="0.684779368" calcext:value-type="float">
            <text:p>0.684779368</text:p>
          </table:table-cell>
          <table:table-cell office:value-type="float" office:value="0.67957469" calcext:value-type="float">
            <text:p>0.67957469</text:p>
          </table:table-cell>
          <table:table-cell/>
          <table:table-cell office:value-type="float" office:value="0.001913494" calcext:value-type="float">
            <text:p>0.001913494</text:p>
          </table:table-cell>
          <table:table-cell office:value-type="float" office:value="0.005235894" calcext:value-type="float">
            <text:p>0.005235894</text:p>
          </table:table-cell>
          <table:table-cell office:value-type="float" office:value="0.005594603" calcext:value-type="float">
            <text:p>0.005594603</text:p>
          </table:table-cell>
          <table:table-cell office:value-type="float" office:value="0.005552081" calcext:value-type="float">
            <text:p>0.005552081</text:p>
          </table:table-cell>
          <table:table-cell/>
          <table:table-cell office:value-type="float" office:value="-0.00335625" calcext:value-type="float">
            <text:p>-0.00335625</text:p>
          </table:table-cell>
          <table:table-cell office:value-type="float" office:value="-0.000033851" calcext:value-type="float">
            <text:p>-3.3851E-05</text:p>
          </table:table-cell>
          <table:table-cell office:value-type="float" office:value="0.000324858" calcext:value-type="float">
            <text:p>0.000324858</text:p>
          </table:table-cell>
          <table:table-cell office:value-type="float" office:value="0.000282336" calcext:value-type="float">
            <text:p>0.000282336</text:p>
          </table:table-cell>
          <table:table-cell/>
          <table:table-cell office:value-type="float" office:value="26.31079008" calcext:value-type="float">
            <text:p>26.31079008</text:p>
          </table:table-cell>
          <table:table-cell office:value-type="float" office:value="26.392690282" calcext:value-type="float">
            <text:p>26.392690282</text:p>
          </table:table-cell>
          <table:table-cell office:value-type="float" office:value="26.401532435" calcext:value-type="float">
            <text:p>26.401532435</text:p>
          </table:table-cell>
          <table:table-cell office:value-type="float" office:value="26.400484277" calcext:value-type="float">
            <text:p>26.400484277</text:p>
          </table:table-cell>
          <table:table-cell/>
          <table:table-cell office:value-type="float" office:value="-0.085080108" calcext:value-type="float">
            <text:p>-0.085080108</text:p>
          </table:table-cell>
          <table:table-cell office:value-type="float" office:value="-0.000858062" calcext:value-type="float">
            <text:p>-0.000858062</text:p>
          </table:table-cell>
          <table:table-cell office:value-type="float" office:value="0.008234567" calcext:value-type="float">
            <text:p>0.008234567</text:p>
          </table:table-cell>
          <table:table-cell office:value-type="float" office:value="0.007156713" calcext:value-type="float">
            <text:p>0.0071567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8 16:32:54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178333" calcext:value-type="float">
            <text:p>0.234178333</text:p>
          </table:table-cell>
          <table:table-cell office:value-type="float" office:value="0.673912248" calcext:value-type="float">
            <text:p>0.673912248</text:p>
          </table:table-cell>
          <table:table-cell office:value-type="float" office:value="0.771021339" calcext:value-type="float">
            <text:p>0.771021339</text:p>
          </table:table-cell>
          <table:table-cell office:value-type="float" office:value="0.580639908" calcext:value-type="float">
            <text:p>0.580639908</text:p>
          </table:table-cell>
          <table:table-cell/>
          <table:table-cell office:value-type="float" office:value="0.001913222" calcext:value-type="float">
            <text:p>0.001913222</text:p>
          </table:table-cell>
          <table:table-cell office:value-type="float" office:value="0.005505819" calcext:value-type="float">
            <text:p>0.005505819</text:p>
          </table:table-cell>
          <table:table-cell office:value-type="float" office:value="0.006299194" calcext:value-type="float">
            <text:p>0.006299194</text:p>
          </table:table-cell>
          <table:table-cell office:value-type="float" office:value="0.00474379" calcext:value-type="float">
            <text:p>0.00474379</text:p>
          </table:table-cell>
          <table:table-cell/>
          <table:table-cell office:value-type="float" office:value="-0.003356523" calcext:value-type="float">
            <text:p>-0.003356523</text:p>
          </table:table-cell>
          <table:table-cell office:value-type="float" office:value="0.000236075" calcext:value-type="float">
            <text:p>0.000236075</text:p>
          </table:table-cell>
          <table:table-cell office:value-type="float" office:value="0.00102945" calcext:value-type="float">
            <text:p>0.00102945</text:p>
          </table:table-cell>
          <table:table-cell office:value-type="float" office:value="-0.000525954" calcext:value-type="float">
            <text:p>-0.000525954</text:p>
          </table:table-cell>
          <table:table-cell/>
          <table:table-cell office:value-type="float" office:value="26.315837812" calcext:value-type="float">
            <text:p>26.315837812</text:p>
          </table:table-cell>
          <table:table-cell office:value-type="float" office:value="26.404397991" calcext:value-type="float">
            <text:p>26.404397991</text:p>
          </table:table-cell>
          <table:table-cell office:value-type="float" office:value="26.42395434" calcext:value-type="float">
            <text:p>26.42395434</text:p>
          </table:table-cell>
          <table:table-cell office:value-type="float" office:value="26.385613991" calcext:value-type="float">
            <text:p>26.385613991</text:p>
          </table:table-cell>
          <table:table-cell/>
          <table:table-cell office:value-type="float" office:value="-0.085087021" calcext:value-type="float">
            <text:p>-0.085087021</text:p>
          </table:table-cell>
          <table:table-cell office:value-type="float" office:value="0.005984057" calcext:value-type="float">
            <text:p>0.005984057</text:p>
          </table:table-cell>
          <table:table-cell office:value-type="float" office:value="0.026094491" calcext:value-type="float">
            <text:p>0.026094491</text:p>
          </table:table-cell>
          <table:table-cell office:value-type="float" office:value="-0.013332236" calcext:value-type="float">
            <text:p>-0.0133322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8 16:32:56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648447" calcext:value-type="float">
            <text:p>0.233648447</text:p>
          </table:table-cell>
          <table:table-cell office:value-type="float" office:value="0.63670464" calcext:value-type="float">
            <text:p>0.63670464</text:p>
          </table:table-cell>
          <table:table-cell office:value-type="float" office:value="0.680365644" calcext:value-type="float">
            <text:p>0.680365644</text:p>
          </table:table-cell>
          <table:table-cell office:value-type="float" office:value="0.664562066" calcext:value-type="float">
            <text:p>0.664562066</text:p>
          </table:table-cell>
          <table:table-cell/>
          <table:table-cell office:value-type="float" office:value="0.001908893" calcext:value-type="float">
            <text:p>0.001908893</text:p>
          </table:table-cell>
          <table:table-cell office:value-type="float" office:value="0.005201835" calcext:value-type="float">
            <text:p>0.005201835</text:p>
          </table:table-cell>
          <table:table-cell office:value-type="float" office:value="0.005558543" calcext:value-type="float">
            <text:p>0.005558543</text:p>
          </table:table-cell>
          <table:table-cell office:value-type="float" office:value="0.005429429" calcext:value-type="float">
            <text:p>0.005429429</text:p>
          </table:table-cell>
          <table:table-cell/>
          <table:table-cell office:value-type="float" office:value="-0.003360852" calcext:value-type="float">
            <text:p>-0.003360852</text:p>
          </table:table-cell>
          <table:table-cell office:value-type="float" office:value="-0.000067909" calcext:value-type="float">
            <text:p>-6.7909E-05</text:p>
          </table:table-cell>
          <table:table-cell office:value-type="float" office:value="0.000288799" calcext:value-type="float">
            <text:p>0.000288799</text:p>
          </table:table-cell>
          <table:table-cell office:value-type="float" office:value="0.000159684" calcext:value-type="float">
            <text:p>0.000159684</text:p>
          </table:table-cell>
          <table:table-cell/>
          <table:table-cell office:value-type="float" office:value="26.310676637" calcext:value-type="float">
            <text:p>26.310676637</text:p>
          </table:table-cell>
          <table:table-cell office:value-type="float" office:value="26.39185074" calcext:value-type="float">
            <text:p>26.39185074</text:p>
          </table:table-cell>
          <table:table-cell office:value-type="float" office:value="26.400643566" calcext:value-type="float">
            <text:p>26.400643566</text:p>
          </table:table-cell>
          <table:table-cell office:value-type="float" office:value="26.397460914" calcext:value-type="float">
            <text:p>26.397460914</text:p>
          </table:table-cell>
          <table:table-cell/>
          <table:table-cell office:value-type="float" office:value="-0.085196769" calcext:value-type="float">
            <text:p>-0.085196769</text:p>
          </table:table-cell>
          <table:table-cell office:value-type="float" office:value="-0.001721391" calcext:value-type="float">
            <text:p>-0.001721391</text:p>
          </table:table-cell>
          <table:table-cell office:value-type="float" office:value="0.007320514" calcext:value-type="float">
            <text:p>0.007320514</text:p>
          </table:table-cell>
          <table:table-cell office:value-type="float" office:value="0.004047691" calcext:value-type="float">
            <text:p>0.0040476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8 16:32:57</text:p>
          </table:table-cell>
          <table:table-cell office:value-type="float" office:value="26.40363" calcext:value-type="float">
            <text:p>26.40363</text:p>
          </table:table-cell>
          <table:table-cell office:value-type="string" calcext:value-type="string">
            <text:p><text:s/></text:p>
          </table:table-cell>
          <table:table-cell office:value-type="float" office:value="0.233614473" calcext:value-type="float">
            <text:p>0.233614473</text:p>
          </table:table-cell>
          <table:table-cell office:value-type="float" office:value="0.659110029" calcext:value-type="float">
            <text:p>0.659110029</text:p>
          </table:table-cell>
          <table:table-cell office:value-type="float" office:value="0.637406187" calcext:value-type="float">
            <text:p>0.637406187</text:p>
          </table:table-cell>
          <table:table-cell office:value-type="float" office:value="0.632477478" calcext:value-type="float">
            <text:p>0.632477478</text:p>
          </table:table-cell>
          <table:table-cell/>
          <table:table-cell office:value-type="float" office:value="0.001908615" calcext:value-type="float">
            <text:p>0.001908615</text:p>
          </table:table-cell>
          <table:table-cell office:value-type="float" office:value="0.005384886" calcext:value-type="float">
            <text:p>0.005384886</text:p>
          </table:table-cell>
          <table:table-cell office:value-type="float" office:value="0.005207567" calcext:value-type="float">
            <text:p>0.005207567</text:p>
          </table:table-cell>
          <table:table-cell office:value-type="float" office:value="0.0051673" calcext:value-type="float">
            <text:p>0.0051673</text:p>
          </table:table-cell>
          <table:table-cell/>
          <table:table-cell office:value-type="float" office:value="-0.003361129" calcext:value-type="float">
            <text:p>-0.003361129</text:p>
          </table:table-cell>
          <table:table-cell office:value-type="float" office:value="0.000115142" calcext:value-type="float">
            <text:p>0.000115142</text:p>
          </table:table-cell>
          <table:table-cell office:value-type="float" office:value="-0.000062177" calcext:value-type="float">
            <text:p>-6.2177E-05</text:p>
          </table:table-cell>
          <table:table-cell office:value-type="float" office:value="-0.000102445" calcext:value-type="float">
            <text:p>-0.000102445</text:p>
          </table:table-cell>
          <table:table-cell/>
          <table:table-cell office:value-type="float" office:value="26.320778704" calcext:value-type="float">
            <text:p>26.320778704</text:p>
          </table:table-cell>
          <table:table-cell office:value-type="float" office:value="26.406471086" calcext:value-type="float">
            <text:p>26.406471086</text:p>
          </table:table-cell>
          <table:table-cell office:value-type="float" office:value="26.402100212" calcext:value-type="float">
            <text:p>26.402100212</text:p>
          </table:table-cell>
          <table:table-cell office:value-type="float" office:value="26.401107631" calcext:value-type="float">
            <text:p>26.401107631</text:p>
          </table:table-cell>
          <table:table-cell/>
          <table:table-cell office:value-type="float" office:value="-0.085203806" calcext:value-type="float">
            <text:p>-0.085203806</text:p>
          </table:table-cell>
          <table:table-cell office:value-type="float" office:value="0.002918605" calcext:value-type="float">
            <text:p>0.002918605</text:p>
          </table:table-cell>
          <table:table-cell office:value-type="float" office:value="-0.001576104" calcext:value-type="float">
            <text:p>-0.001576104</text:p>
          </table:table-cell>
          <table:table-cell office:value-type="float" office:value="-0.002596819" calcext:value-type="float">
            <text:p>-0.0025968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8 16:32:5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55606" calcext:value-type="float">
            <text:p>0.23355606</text:p>
          </table:table-cell>
          <table:table-cell office:value-type="float" office:value="0.643887597" calcext:value-type="float">
            <text:p>0.643887597</text:p>
          </table:table-cell>
          <table:table-cell office:value-type="float" office:value="0.72696158" calcext:value-type="float">
            <text:p>0.72696158</text:p>
          </table:table-cell>
          <table:table-cell office:value-type="float" office:value="0.691556417" calcext:value-type="float">
            <text:p>0.691556417</text:p>
          </table:table-cell>
          <table:table-cell/>
          <table:table-cell office:value-type="float" office:value="0.001908138" calcext:value-type="float">
            <text:p>0.001908138</text:p>
          </table:table-cell>
          <table:table-cell office:value-type="float" office:value="0.00526052" calcext:value-type="float">
            <text:p>0.00526052</text:p>
          </table:table-cell>
          <table:table-cell office:value-type="float" office:value="0.005939229" calcext:value-type="float">
            <text:p>0.005939229</text:p>
          </table:table-cell>
          <table:table-cell office:value-type="float" office:value="0.005649971" calcext:value-type="float">
            <text:p>0.005649971</text:p>
          </table:table-cell>
          <table:table-cell/>
          <table:table-cell office:value-type="float" office:value="-0.003361607" calcext:value-type="float">
            <text:p>-0.003361607</text:p>
          </table:table-cell>
          <table:table-cell office:value-type="float" office:value="-0.000009225" calcext:value-type="float">
            <text:p>-9.225E-06</text:p>
          </table:table-cell>
          <table:table-cell office:value-type="float" office:value="0.000669484" calcext:value-type="float">
            <text:p>0.000669484</text:p>
          </table:table-cell>
          <table:table-cell office:value-type="float" office:value="0.000380226" calcext:value-type="float">
            <text:p>0.000380226</text:p>
          </table:table-cell>
          <table:table-cell/>
          <table:table-cell office:value-type="float" office:value="26.315712485" calcext:value-type="float">
            <text:p>26.315712485</text:p>
          </table:table-cell>
          <table:table-cell office:value-type="float" office:value="26.398351398" calcext:value-type="float">
            <text:p>26.398351398</text:p>
          </table:table-cell>
          <table:table-cell office:value-type="float" office:value="26.415081391" calcext:value-type="float">
            <text:p>26.415081391</text:p>
          </table:table-cell>
          <table:table-cell office:value-type="float" office:value="26.407951293" calcext:value-type="float">
            <text:p>26.407951293</text:p>
          </table:table-cell>
          <table:table-cell/>
          <table:table-cell office:value-type="float" office:value="-0.085215904" calcext:value-type="float">
            <text:p>-0.085215904</text:p>
          </table:table-cell>
          <table:table-cell office:value-type="float" office:value="-0.000233833" calcext:value-type="float">
            <text:p>-0.000233833</text:p>
          </table:table-cell>
          <table:table-cell office:value-type="float" office:value="0.016970167" calcext:value-type="float">
            <text:p>0.016970167</text:p>
          </table:table-cell>
          <table:table-cell office:value-type="float" office:value="0.009638046" calcext:value-type="float">
            <text:p>0.0096380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8 16:32:5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697489" calcext:value-type="float">
            <text:p>0.234697489</text:p>
          </table:table-cell>
          <table:table-cell office:value-type="float" office:value="0.649874884" calcext:value-type="float">
            <text:p>0.649874884</text:p>
          </table:table-cell>
          <table:table-cell office:value-type="float" office:value="0.71778306" calcext:value-type="float">
            <text:p>0.71778306</text:p>
          </table:table-cell>
          <table:table-cell office:value-type="float" office:value="0.687349521" calcext:value-type="float">
            <text:p>0.687349521</text:p>
          </table:table-cell>
          <table:table-cell/>
          <table:table-cell office:value-type="float" office:value="0.001917463" calcext:value-type="float">
            <text:p>0.001917463</text:p>
          </table:table-cell>
          <table:table-cell office:value-type="float" office:value="0.005309435" calcext:value-type="float">
            <text:p>0.005309435</text:p>
          </table:table-cell>
          <table:table-cell office:value-type="float" office:value="0.005864241" calcext:value-type="float">
            <text:p>0.005864241</text:p>
          </table:table-cell>
          <table:table-cell office:value-type="float" office:value="0.005615601" calcext:value-type="float">
            <text:p>0.005615601</text:p>
          </table:table-cell>
          <table:table-cell/>
          <table:table-cell office:value-type="float" office:value="-0.003352281" calcext:value-type="float">
            <text:p>-0.003352281</text:p>
          </table:table-cell>
          <table:table-cell office:value-type="float" office:value="0.000039691" calcext:value-type="float">
            <text:p>3.9691E-05</text:p>
          </table:table-cell>
          <table:table-cell office:value-type="float" office:value="0.000594496" calcext:value-type="float">
            <text:p>0.000594496</text:p>
          </table:table-cell>
          <table:table-cell office:value-type="float" office:value="0.000345856" calcext:value-type="float">
            <text:p>0.000345856</text:p>
          </table:table-cell>
          <table:table-cell/>
          <table:table-cell office:value-type="float" office:value="26.315942372" calcext:value-type="float">
            <text:p>26.315942372</text:p>
          </table:table-cell>
          <table:table-cell office:value-type="float" office:value="26.399557166" calcext:value-type="float">
            <text:p>26.399557166</text:p>
          </table:table-cell>
          <table:table-cell office:value-type="float" office:value="26.413232972" calcext:value-type="float">
            <text:p>26.413232972</text:p>
          </table:table-cell>
          <table:table-cell office:value-type="float" office:value="26.407104081" calcext:value-type="float">
            <text:p>26.407104081</text:p>
          </table:table-cell>
          <table:table-cell/>
          <table:table-cell office:value-type="float" office:value="-0.084979496" calcext:value-type="float">
            <text:p>-0.084979496</text:p>
          </table:table-cell>
          <table:table-cell office:value-type="float" office:value="0.001006055" calcext:value-type="float">
            <text:p>0.001006055</text:p>
          </table:table-cell>
          <table:table-cell office:value-type="float" office:value="0.015069376" calcext:value-type="float">
            <text:p>0.015069376</text:p>
          </table:table-cell>
          <table:table-cell office:value-type="float" office:value="0.008766828" calcext:value-type="float">
            <text:p>0.0087668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8 16:33:0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446554" calcext:value-type="float">
            <text:p>0.234446554</text:p>
          </table:table-cell>
          <table:table-cell office:value-type="float" office:value="0.802661276" calcext:value-type="float">
            <text:p>0.802661276</text:p>
          </table:table-cell>
          <table:table-cell office:value-type="float" office:value="0.65632828" calcext:value-type="float">
            <text:p>0.65632828</text:p>
          </table:table-cell>
          <table:table-cell office:value-type="float" office:value="0.570029684" calcext:value-type="float">
            <text:p>0.570029684</text:p>
          </table:table-cell>
          <table:table-cell/>
          <table:table-cell office:value-type="float" office:value="0.001915413" calcext:value-type="float">
            <text:p>0.001915413</text:p>
          </table:table-cell>
          <table:table-cell office:value-type="float" office:value="0.00655769" calcext:value-type="float">
            <text:p>0.00655769</text:p>
          </table:table-cell>
          <table:table-cell office:value-type="float" office:value="0.005362159" calcext:value-type="float">
            <text:p>0.005362159</text:p>
          </table:table-cell>
          <table:table-cell office:value-type="float" office:value="0.004657105" calcext:value-type="float">
            <text:p>0.004657105</text:p>
          </table:table-cell>
          <table:table-cell/>
          <table:table-cell office:value-type="float" office:value="-0.003354331" calcext:value-type="float">
            <text:p>-0.003354331</text:p>
          </table:table-cell>
          <table:table-cell office:value-type="float" office:value="0.001287946" calcext:value-type="float">
            <text:p>0.001287946</text:p>
          </table:table-cell>
          <table:table-cell office:value-type="float" office:value="0.000092415" calcext:value-type="float">
            <text:p>9.2415E-05</text:p>
          </table:table-cell>
          <table:table-cell office:value-type="float" office:value="-0.000612639" calcext:value-type="float">
            <text:p>-0.000612639</text:p>
          </table:table-cell>
          <table:table-cell/>
          <table:table-cell office:value-type="float" office:value="26.310837378" calcext:value-type="float">
            <text:p>26.310837378</text:p>
          </table:table-cell>
          <table:table-cell office:value-type="float" office:value="26.425272141" calcext:value-type="float">
            <text:p>26.425272141</text:p>
          </table:table-cell>
          <table:table-cell office:value-type="float" office:value="26.395802725" calcext:value-type="float">
            <text:p>26.395802725</text:p>
          </table:table-cell>
          <table:table-cell office:value-type="float" office:value="26.378423038" calcext:value-type="float">
            <text:p>26.378423038</text:p>
          </table:table-cell>
          <table:table-cell/>
          <table:table-cell office:value-type="float" office:value="-0.085031468" calcext:value-type="float">
            <text:p>-0.085031468</text:p>
          </table:table-cell>
          <table:table-cell office:value-type="float" office:value="0.032646734" calcext:value-type="float">
            <text:p>0.032646734</text:p>
          </table:table-cell>
          <table:table-cell office:value-type="float" office:value="0.00234252" calcext:value-type="float">
            <text:p>0.00234252</text:p>
          </table:table-cell>
          <table:table-cell office:value-type="float" office:value="-0.015529602" calcext:value-type="float">
            <text:p>-0.0155296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8 16:33:0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069256" calcext:value-type="float">
            <text:p>0.234069256</text:p>
          </table:table-cell>
          <table:table-cell office:value-type="float" office:value="0.811036922" calcext:value-type="float">
            <text:p>0.811036922</text:p>
          </table:table-cell>
          <table:table-cell office:value-type="float" office:value="0.632432775" calcext:value-type="float">
            <text:p>0.632432775</text:p>
          </table:table-cell>
          <table:table-cell office:value-type="float" office:value="0.565562316" calcext:value-type="float">
            <text:p>0.565562316</text:p>
          </table:table-cell>
          <table:table-cell/>
          <table:table-cell office:value-type="float" office:value="0.001912331" calcext:value-type="float">
            <text:p>0.001912331</text:p>
          </table:table-cell>
          <table:table-cell office:value-type="float" office:value="0.006626119" calcext:value-type="float">
            <text:p>0.006626119</text:p>
          </table:table-cell>
          <table:table-cell office:value-type="float" office:value="0.005166934" calcext:value-type="float">
            <text:p>0.005166934</text:p>
          </table:table-cell>
          <table:table-cell office:value-type="float" office:value="0.004620607" calcext:value-type="float">
            <text:p>0.004620607</text:p>
          </table:table-cell>
          <table:table-cell/>
          <table:table-cell office:value-type="float" office:value="-0.003357414" calcext:value-type="float">
            <text:p>-0.003357414</text:p>
          </table:table-cell>
          <table:table-cell office:value-type="float" office:value="0.001356374" calcext:value-type="float">
            <text:p>0.001356374</text:p>
          </table:table-cell>
          <table:table-cell office:value-type="float" office:value="-0.00010281" calcext:value-type="float">
            <text:p>-0.00010281</text:p>
          </table:table-cell>
          <table:table-cell office:value-type="float" office:value="-0.000649137" calcext:value-type="float">
            <text:p>-0.000649137</text:p>
          </table:table-cell>
          <table:table-cell/>
          <table:table-cell office:value-type="float" office:value="26.315815844" calcext:value-type="float">
            <text:p>26.315815844</text:p>
          </table:table-cell>
          <table:table-cell office:value-type="float" office:value="26.432012794" calcext:value-type="float">
            <text:p>26.432012794</text:p>
          </table:table-cell>
          <table:table-cell office:value-type="float" office:value="26.39604453" calcext:value-type="float">
            <text:p>26.39604453</text:p>
          </table:table-cell>
          <table:table-cell office:value-type="float" office:value="26.382577505" calcext:value-type="float">
            <text:p>26.382577505</text:p>
          </table:table-cell>
          <table:table-cell/>
          <table:table-cell office:value-type="float" office:value="-0.085109613" calcext:value-type="float">
            <text:p>-0.085109613</text:p>
          </table:table-cell>
          <table:table-cell office:value-type="float" office:value="0.034381218" calcext:value-type="float">
            <text:p>0.034381218</text:p>
          </table:table-cell>
          <table:table-cell office:value-type="float" office:value="-0.002606077" calcext:value-type="float">
            <text:p>-0.002606077</text:p>
          </table:table-cell>
          <table:table-cell office:value-type="float" office:value="-0.01645479" calcext:value-type="float">
            <text:p>-0.01645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8 16:33:03</text:p>
          </table:table-cell>
          <table:table-cell office:value-type="float" office:value="26.40869" calcext:value-type="float">
            <text:p>26.40869</text:p>
          </table:table-cell>
          <table:table-cell office:value-type="string" calcext:value-type="string">
            <text:p><text:s/></text:p>
          </table:table-cell>
          <table:table-cell office:value-type="float" office:value="0.234774379" calcext:value-type="float">
            <text:p>0.234774379</text:p>
          </table:table-cell>
          <table:table-cell office:value-type="float" office:value="0.782442186" calcext:value-type="float">
            <text:p>0.782442186</text:p>
          </table:table-cell>
          <table:table-cell office:value-type="float" office:value="0.638032632" calcext:value-type="float">
            <text:p>0.638032632</text:p>
          </table:table-cell>
          <table:table-cell office:value-type="float" office:value="0.568186112" calcext:value-type="float">
            <text:p>0.568186112</text:p>
          </table:table-cell>
          <table:table-cell/>
          <table:table-cell office:value-type="float" office:value="0.001918091" calcext:value-type="float">
            <text:p>0.001918091</text:p>
          </table:table-cell>
          <table:table-cell office:value-type="float" office:value="0.006392502" calcext:value-type="float">
            <text:p>0.006392502</text:p>
          </table:table-cell>
          <table:table-cell office:value-type="float" office:value="0.005212685" calcext:value-type="float">
            <text:p>0.005212685</text:p>
          </table:table-cell>
          <table:table-cell office:value-type="float" office:value="0.004642043" calcext:value-type="float">
            <text:p>0.004642043</text:p>
          </table:table-cell>
          <table:table-cell/>
          <table:table-cell office:value-type="float" office:value="-0.003351653" calcext:value-type="float">
            <text:p>-0.003351653</text:p>
          </table:table-cell>
          <table:table-cell office:value-type="float" office:value="0.001122757" calcext:value-type="float">
            <text:p>0.001122757</text:p>
          </table:table-cell>
          <table:table-cell office:value-type="float" office:value="-0.000057059" calcext:value-type="float">
            <text:p>-5.7059E-05</text:p>
          </table:table-cell>
          <table:table-cell office:value-type="float" office:value="-0.000627701" calcext:value-type="float">
            <text:p>-0.000627701</text:p>
          </table:table-cell>
          <table:table-cell/>
          <table:table-cell office:value-type="float" office:value="26.326066766" calcext:value-type="float">
            <text:p>26.326066766</text:p>
          </table:table-cell>
          <table:table-cell office:value-type="float" office:value="26.436362238" calcext:value-type="float">
            <text:p>26.436362238</text:p>
          </table:table-cell>
          <table:table-cell office:value-type="float" office:value="26.407280464" calcext:value-type="float">
            <text:p>26.407280464</text:p>
          </table:table-cell>
          <table:table-cell office:value-type="float" office:value="26.393214225" calcext:value-type="float">
            <text:p>26.393214225</text:p>
          </table:table-cell>
          <table:table-cell/>
          <table:table-cell office:value-type="float" office:value="-0.08496357" calcext:value-type="float">
            <text:p>-0.08496357</text:p>
          </table:table-cell>
          <table:table-cell office:value-type="float" office:value="0.028459614" calcext:value-type="float">
            <text:p>0.028459614</text:p>
          </table:table-cell>
          <table:table-cell office:value-type="float" office:value="-0.00144637" calcext:value-type="float">
            <text:p>-0.00144637</text:p>
          </table:table-cell>
          <table:table-cell office:value-type="float" office:value="-0.015911404" calcext:value-type="float">
            <text:p>-0.0159114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8 16:33:0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53" calcext:value-type="float">
            <text:p>0.23453</text:p>
          </table:table-cell>
          <table:table-cell office:value-type="float" office:value="0.643907862" calcext:value-type="float">
            <text:p>0.643907862</text:p>
          </table:table-cell>
          <table:table-cell office:value-type="float" office:value="0.706123794" calcext:value-type="float">
            <text:p>0.706123794</text:p>
          </table:table-cell>
          <table:table-cell office:value-type="float" office:value="0.678436241" calcext:value-type="float">
            <text:p>0.678436241</text:p>
          </table:table-cell>
          <table:table-cell/>
          <table:table-cell office:value-type="float" office:value="0.001916095" calcext:value-type="float">
            <text:p>0.001916095</text:p>
          </table:table-cell>
          <table:table-cell office:value-type="float" office:value="0.005260685" calcext:value-type="float">
            <text:p>0.005260685</text:p>
          </table:table-cell>
          <table:table-cell office:value-type="float" office:value="0.005768985" calcext:value-type="float">
            <text:p>0.005768985</text:p>
          </table:table-cell>
          <table:table-cell office:value-type="float" office:value="0.00554278" calcext:value-type="float">
            <text:p>0.00554278</text:p>
          </table:table-cell>
          <table:table-cell/>
          <table:table-cell office:value-type="float" office:value="-0.00335365" calcext:value-type="float">
            <text:p>-0.00335365</text:p>
          </table:table-cell>
          <table:table-cell office:value-type="float" office:value="-0.000009059" calcext:value-type="float">
            <text:p>-9.059E-06</text:p>
          </table:table-cell>
          <table:table-cell office:value-type="float" office:value="0.000499241" calcext:value-type="float">
            <text:p>0.000499241</text:p>
          </table:table-cell>
          <table:table-cell office:value-type="float" office:value="0.000273035" calcext:value-type="float">
            <text:p>0.000273035</text:p>
          </table:table-cell>
          <table:table-cell/>
          <table:table-cell office:value-type="float" office:value="26.315908639" calcext:value-type="float">
            <text:p>26.315908639</text:p>
          </table:table-cell>
          <table:table-cell office:value-type="float" office:value="26.398355479" calcext:value-type="float">
            <text:p>26.398355479</text:p>
          </table:table-cell>
          <table:table-cell office:value-type="float" office:value="26.410884962" calcext:value-type="float">
            <text:p>26.410884962</text:p>
          </table:table-cell>
          <table:table-cell office:value-type="float" office:value="26.405309064" calcext:value-type="float">
            <text:p>26.405309064</text:p>
          </table:table-cell>
          <table:table-cell/>
          <table:table-cell office:value-type="float" office:value="-0.085014185" calcext:value-type="float">
            <text:p>-0.085014185</text:p>
          </table:table-cell>
          <table:table-cell office:value-type="float" office:value="-0.000229636" calcext:value-type="float">
            <text:p>-0.000229636</text:p>
          </table:table-cell>
          <table:table-cell office:value-type="float" office:value="0.012654839" calcext:value-type="float">
            <text:p>0.012654839</text:p>
          </table:table-cell>
          <table:table-cell office:value-type="float" office:value="0.006920948" calcext:value-type="float">
            <text:p>0.0069209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8 16:33:06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200982" calcext:value-type="float">
            <text:p>0.234200982</text:p>
          </table:table-cell>
          <table:table-cell office:value-type="float" office:value="0.640683251" calcext:value-type="float">
            <text:p>0.640683251</text:p>
          </table:table-cell>
          <table:table-cell office:value-type="float" office:value="0.687338196" calcext:value-type="float">
            <text:p>0.687338196</text:p>
          </table:table-cell>
          <table:table-cell office:value-type="float" office:value="0.669038972" calcext:value-type="float">
            <text:p>0.669038972</text:p>
          </table:table-cell>
          <table:table-cell/>
          <table:table-cell office:value-type="float" office:value="0.001913407" calcext:value-type="float">
            <text:p>0.001913407</text:p>
          </table:table-cell>
          <table:table-cell office:value-type="float" office:value="0.00523434" calcext:value-type="float">
            <text:p>0.00523434</text:p>
          </table:table-cell>
          <table:table-cell office:value-type="float" office:value="0.005615508" calcext:value-type="float">
            <text:p>0.005615508</text:p>
          </table:table-cell>
          <table:table-cell office:value-type="float" office:value="0.005466005" calcext:value-type="float">
            <text:p>0.005466005</text:p>
          </table:table-cell>
          <table:table-cell/>
          <table:table-cell office:value-type="float" office:value="-0.003356338" calcext:value-type="float">
            <text:p>-0.003356338</text:p>
          </table:table-cell>
          <table:table-cell office:value-type="float" office:value="-0.000035404" calcext:value-type="float">
            <text:p>-3.5404E-05</text:p>
          </table:table-cell>
          <table:table-cell office:value-type="float" office:value="0.000345764" calcext:value-type="float">
            <text:p>0.000345764</text:p>
          </table:table-cell>
          <table:table-cell office:value-type="float" office:value="0.00019626" calcext:value-type="float">
            <text:p>0.00019626</text:p>
          </table:table-cell>
          <table:table-cell/>
          <table:table-cell office:value-type="float" office:value="26.315842374" calcext:value-type="float">
            <text:p>26.315842374</text:p>
          </table:table-cell>
          <table:table-cell office:value-type="float" office:value="26.39770608" calcext:value-type="float">
            <text:p>26.39770608</text:p>
          </table:table-cell>
          <table:table-cell office:value-type="float" office:value="26.4071018" calcext:value-type="float">
            <text:p>26.4071018</text:p>
          </table:table-cell>
          <table:table-cell office:value-type="float" office:value="26.403416576" calcext:value-type="float">
            <text:p>26.403416576</text:p>
          </table:table-cell>
          <table:table-cell/>
          <table:table-cell office:value-type="float" office:value="-0.08508233" calcext:value-type="float">
            <text:p>-0.08508233</text:p>
          </table:table-cell>
          <table:table-cell office:value-type="float" office:value="-0.000897439" calcext:value-type="float">
            <text:p>-0.000897439</text:p>
          </table:table-cell>
          <table:table-cell office:value-type="float" office:value="0.008764482" calcext:value-type="float">
            <text:p>0.008764482</text:p>
          </table:table-cell>
          <table:table-cell office:value-type="float" office:value="0.004974832" calcext:value-type="float">
            <text:p>0.0049748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8 16:33:07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637176113" calcext:value-type="float">
            <text:p>0.637176113</text:p>
          </table:table-cell>
          <table:table-cell office:value-type="float" office:value="0.688528501" calcext:value-type="float">
            <text:p>0.688528501</text:p>
          </table:table-cell>
          <table:table-cell office:value-type="float" office:value="0.686193786" calcext:value-type="float">
            <text:p>0.686193786</text:p>
          </table:table-cell>
          <table:table-cell/>
          <table:table-cell office:value-type="float" office:value="0.00190636" calcext:value-type="float">
            <text:p>0.00190636</text:p>
          </table:table-cell>
          <table:table-cell office:value-type="float" office:value="0.005205687" calcext:value-type="float">
            <text:p>0.005205687</text:p>
          </table:table-cell>
          <table:table-cell office:value-type="float" office:value="0.005625233" calcext:value-type="float">
            <text:p>0.005625233</text:p>
          </table:table-cell>
          <table:table-cell office:value-type="float" office:value="0.005606158" calcext:value-type="float">
            <text:p>0.005606158</text:p>
          </table:table-cell>
          <table:table-cell/>
          <table:table-cell office:value-type="float" office:value="-0.003363384" calcext:value-type="float">
            <text:p>-0.003363384</text:p>
          </table:table-cell>
          <table:table-cell office:value-type="float" office:value="-0.000064057" calcext:value-type="float">
            <text:p>-6.4057E-05</text:p>
          </table:table-cell>
          <table:table-cell office:value-type="float" office:value="0.000355489" calcext:value-type="float">
            <text:p>0.000355489</text:p>
          </table:table-cell>
          <table:table-cell office:value-type="float" office:value="0.000336414" calcext:value-type="float">
            <text:p>0.000336414</text:p>
          </table:table-cell>
          <table:table-cell/>
          <table:table-cell office:value-type="float" office:value="26.300505303" calcext:value-type="float">
            <text:p>26.300505303</text:p>
          </table:table-cell>
          <table:table-cell office:value-type="float" office:value="26.381837503" calcext:value-type="float">
            <text:p>26.381837503</text:p>
          </table:table-cell>
          <table:table-cell office:value-type="float" office:value="26.392179369" calcext:value-type="float">
            <text:p>26.392179369</text:p>
          </table:table-cell>
          <table:table-cell office:value-type="float" office:value="26.391709183" calcext:value-type="float">
            <text:p>26.391709183</text:p>
          </table:table-cell>
          <table:table-cell/>
          <table:table-cell office:value-type="float" office:value="-0.085260964" calcext:value-type="float">
            <text:p>-0.085260964</text:p>
          </table:table-cell>
          <table:table-cell office:value-type="float" office:value="-0.001623751" calcext:value-type="float">
            <text:p>-0.001623751</text:p>
          </table:table-cell>
          <table:table-cell office:value-type="float" office:value="0.009010986" calcext:value-type="float">
            <text:p>0.009010986</text:p>
          </table:table-cell>
          <table:table-cell office:value-type="float" office:value="0.008527483" calcext:value-type="float">
            <text:p>0.0085274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8 16:33:08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777789" calcext:value-type="float">
            <text:p>0.233777789</text:p>
          </table:table-cell>
          <table:table-cell office:value-type="float" office:value="0.635343866" calcext:value-type="float">
            <text:p>0.635343866</text:p>
          </table:table-cell>
          <table:table-cell office:value-type="float" office:value="0.661084135" calcext:value-type="float">
            <text:p>0.661084135</text:p>
          </table:table-cell>
          <table:table-cell office:value-type="float" office:value="0.652840811" calcext:value-type="float">
            <text:p>0.652840811</text:p>
          </table:table-cell>
          <table:table-cell/>
          <table:table-cell office:value-type="float" office:value="0.001909949" calcext:value-type="float">
            <text:p>0.001909949</text:p>
          </table:table-cell>
          <table:table-cell office:value-type="float" office:value="0.005190718" calcext:value-type="float">
            <text:p>0.005190718</text:p>
          </table:table-cell>
          <table:table-cell office:value-type="float" office:value="0.005401014" calcext:value-type="float">
            <text:p>0.005401014</text:p>
          </table:table-cell>
          <table:table-cell office:value-type="float" office:value="0.005333667" calcext:value-type="float">
            <text:p>0.005333667</text:p>
          </table:table-cell>
          <table:table-cell/>
          <table:table-cell office:value-type="float" office:value="-0.003359795" calcext:value-type="float">
            <text:p>-0.003359795</text:p>
          </table:table-cell>
          <table:table-cell office:value-type="float" office:value="-0.000079026" calcext:value-type="float">
            <text:p>-7.9026E-05</text:p>
          </table:table-cell>
          <table:table-cell office:value-type="float" office:value="0.00013127" calcext:value-type="float">
            <text:p>0.00013127</text:p>
          </table:table-cell>
          <table:table-cell office:value-type="float" office:value="0.000063922" calcext:value-type="float">
            <text:p>6.3922E-05</text:p>
          </table:table-cell>
          <table:table-cell/>
          <table:table-cell office:value-type="float" office:value="26.315757142" calcext:value-type="float">
            <text:p>26.315757142</text:p>
          </table:table-cell>
          <table:table-cell office:value-type="float" office:value="26.39663079" calcext:value-type="float">
            <text:p>26.39663079</text:p>
          </table:table-cell>
          <table:table-cell office:value-type="float" office:value="26.401814572" calcext:value-type="float">
            <text:p>26.401814572</text:p>
          </table:table-cell>
          <table:table-cell office:value-type="float" office:value="26.400154468" calcext:value-type="float">
            <text:p>26.400154468</text:p>
          </table:table-cell>
          <table:table-cell/>
          <table:table-cell office:value-type="float" office:value="-0.08516998" calcext:value-type="float">
            <text:p>-0.08516998</text:p>
          </table:table-cell>
          <table:table-cell office:value-type="float" office:value="-0.002003202" calcext:value-type="float">
            <text:p>-0.002003202</text:p>
          </table:table-cell>
          <table:table-cell office:value-type="float" office:value="0.003327431" calcext:value-type="float">
            <text:p>0.003327431</text:p>
          </table:table-cell>
          <table:table-cell office:value-type="float" office:value="0.001620283" calcext:value-type="float">
            <text:p>0.0016202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8 16:33:10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927993" calcext:value-type="float">
            <text:p>0.233927993</text:p>
          </table:table-cell>
          <table:table-cell office:value-type="float" office:value="0.65755852" calcext:value-type="float">
            <text:p>0.65755852</text:p>
          </table:table-cell>
          <table:table-cell office:value-type="float" office:value="0.639601426" calcext:value-type="float">
            <text:p>0.639601426</text:p>
          </table:table-cell>
          <table:table-cell office:value-type="float" office:value="0.633282737" calcext:value-type="float">
            <text:p>0.633282737</text:p>
          </table:table-cell>
          <table:table-cell/>
          <table:table-cell office:value-type="float" office:value="0.001911176" calcext:value-type="float">
            <text:p>0.001911176</text:p>
          </table:table-cell>
          <table:table-cell office:value-type="float" office:value="0.00537221" calcext:value-type="float">
            <text:p>0.00537221</text:p>
          </table:table-cell>
          <table:table-cell office:value-type="float" office:value="0.005225502" calcext:value-type="float">
            <text:p>0.005225502</text:p>
          </table:table-cell>
          <table:table-cell office:value-type="float" office:value="0.005173879" calcext:value-type="float">
            <text:p>0.005173879</text:p>
          </table:table-cell>
          <table:table-cell/>
          <table:table-cell office:value-type="float" office:value="-0.003358568" calcext:value-type="float">
            <text:p>-0.003358568</text:p>
          </table:table-cell>
          <table:table-cell office:value-type="float" office:value="0.000102466" calcext:value-type="float">
            <text:p>0.000102466</text:p>
          </table:table-cell>
          <table:table-cell office:value-type="float" office:value="-0.000044242" calcext:value-type="float">
            <text:p>-4.4242E-05</text:p>
          </table:table-cell>
          <table:table-cell office:value-type="float" office:value="-0.000095866" calcext:value-type="float">
            <text:p>-9.5866E-05</text:p>
          </table:table-cell>
          <table:table-cell/>
          <table:table-cell office:value-type="float" office:value="26.310732938" calcext:value-type="float">
            <text:p>26.310732938</text:p>
          </table:table-cell>
          <table:table-cell office:value-type="float" office:value="26.396050481" calcext:value-type="float">
            <text:p>26.396050481</text:p>
          </table:table-cell>
          <table:table-cell office:value-type="float" office:value="26.392434122" calcext:value-type="float">
            <text:p>26.392434122</text:p>
          </table:table-cell>
          <table:table-cell office:value-type="float" office:value="26.391161605" calcext:value-type="float">
            <text:p>26.391161605</text:p>
          </table:table-cell>
          <table:table-cell/>
          <table:table-cell office:value-type="float" office:value="-0.085138871" calcext:value-type="float">
            <text:p>-0.085138871</text:p>
          </table:table-cell>
          <table:table-cell office:value-type="float" office:value="0.002597296" calcext:value-type="float">
            <text:p>0.002597296</text:p>
          </table:table-cell>
          <table:table-cell office:value-type="float" office:value="-0.00112148" calcext:value-type="float">
            <text:p>-0.00112148</text:p>
          </table:table-cell>
          <table:table-cell office:value-type="float" office:value="-0.002430053" calcext:value-type="float">
            <text:p>-0.0024300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8 16:33:1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729676" calcext:value-type="float">
            <text:p>0.234729676</text:p>
          </table:table-cell>
          <table:table-cell office:value-type="float" office:value="0.736909597" calcext:value-type="float">
            <text:p>0.736909597</text:p>
          </table:table-cell>
          <table:table-cell office:value-type="float" office:value="0.769052001" calcext:value-type="float">
            <text:p>0.769052001</text:p>
          </table:table-cell>
          <table:table-cell office:value-type="float" office:value="0.605019403" calcext:value-type="float">
            <text:p>0.605019403</text:p>
          </table:table-cell>
          <table:table-cell/>
          <table:table-cell office:value-type="float" office:value="0.001917726" calcext:value-type="float">
            <text:p>0.001917726</text:p>
          </table:table-cell>
          <table:table-cell office:value-type="float" office:value="0.006020503" calcext:value-type="float">
            <text:p>0.006020503</text:p>
          </table:table-cell>
          <table:table-cell office:value-type="float" office:value="0.006283105" calcext:value-type="float">
            <text:p>0.006283105</text:p>
          </table:table-cell>
          <table:table-cell office:value-type="float" office:value="0.004942969" calcext:value-type="float">
            <text:p>0.004942969</text:p>
          </table:table-cell>
          <table:table-cell/>
          <table:table-cell office:value-type="float" office:value="-0.003352018" calcext:value-type="float">
            <text:p>-0.003352018</text:p>
          </table:table-cell>
          <table:table-cell office:value-type="float" office:value="0.000750759" calcext:value-type="float">
            <text:p>0.000750759</text:p>
          </table:table-cell>
          <table:table-cell office:value-type="float" office:value="0.00101336" calcext:value-type="float">
            <text:p>0.00101336</text:p>
          </table:table-cell>
          <table:table-cell office:value-type="float" office:value="-0.000326775" calcext:value-type="float">
            <text:p>-0.000326775</text:p>
          </table:table-cell>
          <table:table-cell/>
          <table:table-cell office:value-type="float" office:value="26.3108944" calcext:value-type="float">
            <text:p>26.3108944</text:p>
          </table:table-cell>
          <table:table-cell office:value-type="float" office:value="26.412030768" calcext:value-type="float">
            <text:p>26.412030768</text:p>
          </table:table-cell>
          <table:table-cell office:value-type="float" office:value="26.418503771" calcext:value-type="float">
            <text:p>26.418503771</text:p>
          </table:table-cell>
          <table:table-cell office:value-type="float" office:value="26.385469655" calcext:value-type="float">
            <text:p>26.385469655</text:p>
          </table:table-cell>
          <table:table-cell/>
          <table:table-cell office:value-type="float" office:value="-0.084972829" calcext:value-type="float">
            <text:p>-0.084972829</text:p>
          </table:table-cell>
          <table:table-cell office:value-type="float" office:value="0.019030308" calcext:value-type="float">
            <text:p>0.019030308</text:p>
          </table:table-cell>
          <table:table-cell office:value-type="float" office:value="0.025686663" calcext:value-type="float">
            <text:p>0.025686663</text:p>
          </table:table-cell>
          <table:table-cell office:value-type="float" office:value="-0.008283293" calcext:value-type="float">
            <text:p>-0.0082832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8 16:33:12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800605" calcext:value-type="float">
            <text:p>0.234800605</text:p>
          </table:table-cell>
          <table:table-cell office:value-type="float" office:value="0.788179134" calcext:value-type="float">
            <text:p>0.788179134</text:p>
          </table:table-cell>
          <table:table-cell office:value-type="float" office:value="0.711951937" calcext:value-type="float">
            <text:p>0.711951937</text:p>
          </table:table-cell>
          <table:table-cell office:value-type="float" office:value="0.574693152" calcext:value-type="float">
            <text:p>0.574693152</text:p>
          </table:table-cell>
          <table:table-cell/>
          <table:table-cell office:value-type="float" office:value="0.001918306" calcext:value-type="float">
            <text:p>0.001918306</text:p>
          </table:table-cell>
          <table:table-cell office:value-type="float" office:value="0.006439372" calcext:value-type="float">
            <text:p>0.006439372</text:p>
          </table:table-cell>
          <table:table-cell office:value-type="float" office:value="0.005816601" calcext:value-type="float">
            <text:p>0.005816601</text:p>
          </table:table-cell>
          <table:table-cell office:value-type="float" office:value="0.004695205" calcext:value-type="float">
            <text:p>0.004695205</text:p>
          </table:table-cell>
          <table:table-cell/>
          <table:table-cell office:value-type="float" office:value="-0.003351439" calcext:value-type="float">
            <text:p>-0.003351439</text:p>
          </table:table-cell>
          <table:table-cell office:value-type="float" office:value="0.001169628" calcext:value-type="float">
            <text:p>0.001169628</text:p>
          </table:table-cell>
          <table:table-cell office:value-type="float" office:value="0.000546856" calcext:value-type="float">
            <text:p>0.000546856</text:p>
          </table:table-cell>
          <table:table-cell office:value-type="float" office:value="-0.000574539" calcext:value-type="float">
            <text:p>-0.000574539</text:p>
          </table:table-cell>
          <table:table-cell/>
          <table:table-cell office:value-type="float" office:value="26.310908685" calcext:value-type="float">
            <text:p>26.310908685</text:p>
          </table:table-cell>
          <table:table-cell office:value-type="float" office:value="26.422355675" calcext:value-type="float">
            <text:p>26.422355675</text:p>
          </table:table-cell>
          <table:table-cell office:value-type="float" office:value="26.40700464" calcext:value-type="float">
            <text:p>26.40700464</text:p>
          </table:table-cell>
          <table:table-cell office:value-type="float" office:value="26.379362221" calcext:value-type="float">
            <text:p>26.379362221</text:p>
          </table:table-cell>
          <table:table-cell/>
          <table:table-cell office:value-type="float" office:value="-0.084958139" calcext:value-type="float">
            <text:p>-0.084958139</text:p>
          </table:table-cell>
          <table:table-cell office:value-type="float" office:value="0.029647666" calcext:value-type="float">
            <text:p>0.029647666</text:p>
          </table:table-cell>
          <table:table-cell office:value-type="float" office:value="0.0138618" calcext:value-type="float">
            <text:p>0.0138618</text:p>
          </table:table-cell>
          <table:table-cell office:value-type="float" office:value="-0.014563802" calcext:value-type="float">
            <text:p>-0.0145638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8 16:33:1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876137" calcext:value-type="float">
            <text:p>0.233876137</text:p>
          </table:table-cell>
          <table:table-cell office:value-type="float" office:value="0.809533096" calcext:value-type="float">
            <text:p>0.809533096</text:p>
          </table:table-cell>
          <table:table-cell office:value-type="float" office:value="0.627721623" calcext:value-type="float">
            <text:p>0.627721623</text:p>
          </table:table-cell>
          <table:table-cell office:value-type="float" office:value="0.569865772" calcext:value-type="float">
            <text:p>0.569865772</text:p>
          </table:table-cell>
          <table:table-cell/>
          <table:table-cell office:value-type="float" office:value="0.001910753" calcext:value-type="float">
            <text:p>0.001910753</text:p>
          </table:table-cell>
          <table:table-cell office:value-type="float" office:value="0.006613832" calcext:value-type="float">
            <text:p>0.006613832</text:p>
          </table:table-cell>
          <table:table-cell office:value-type="float" office:value="0.005128445" calcext:value-type="float">
            <text:p>0.005128445</text:p>
          </table:table-cell>
          <table:table-cell office:value-type="float" office:value="0.004655766" calcext:value-type="float">
            <text:p>0.004655766</text:p>
          </table:table-cell>
          <table:table-cell/>
          <table:table-cell office:value-type="float" office:value="-0.003358992" calcext:value-type="float">
            <text:p>-0.003358992</text:p>
          </table:table-cell>
          <table:table-cell office:value-type="float" office:value="0.001344088" calcext:value-type="float">
            <text:p>0.001344088</text:p>
          </table:table-cell>
          <table:table-cell office:value-type="float" office:value="-0.0001413" calcext:value-type="float">
            <text:p>-0.0001413</text:p>
          </table:table-cell>
          <table:table-cell office:value-type="float" office:value="-0.000613978" calcext:value-type="float">
            <text:p>-0.000613978</text:p>
          </table:table-cell>
          <table:table-cell/>
          <table:table-cell office:value-type="float" office:value="26.315776949" calcext:value-type="float">
            <text:p>26.315776949</text:p>
          </table:table-cell>
          <table:table-cell office:value-type="float" office:value="26.431709951" calcext:value-type="float">
            <text:p>26.431709951</text:p>
          </table:table-cell>
          <table:table-cell office:value-type="float" office:value="26.395095758" calcext:value-type="float">
            <text:p>26.395095758</text:p>
          </table:table-cell>
          <table:table-cell office:value-type="float" office:value="26.383444181" calcext:value-type="float">
            <text:p>26.383444181</text:p>
          </table:table-cell>
          <table:table-cell/>
          <table:table-cell office:value-type="float" office:value="-0.085149611" calcext:value-type="float">
            <text:p>-0.085149611</text:p>
          </table:table-cell>
          <table:table-cell office:value-type="float" office:value="0.034069796" calcext:value-type="float">
            <text:p>0.034069796</text:p>
          </table:table-cell>
          <table:table-cell office:value-type="float" office:value="-0.003581738" calcext:value-type="float">
            <text:p>-0.003581738</text:p>
          </table:table-cell>
          <table:table-cell office:value-type="float" office:value="-0.015563548" calcext:value-type="float">
            <text:p>-0.0155635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8 16:33:1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153895" calcext:value-type="float">
            <text:p>0.234153895</text:p>
          </table:table-cell>
          <table:table-cell office:value-type="float" office:value="0.638628678" calcext:value-type="float">
            <text:p>0.638628678</text:p>
          </table:table-cell>
          <table:table-cell office:value-type="float" office:value="0.652206022" calcext:value-type="float">
            <text:p>0.652206022</text:p>
          </table:table-cell>
          <table:table-cell office:value-type="float" office:value="0.648887831" calcext:value-type="float">
            <text:p>0.648887831</text:p>
          </table:table-cell>
          <table:table-cell/>
          <table:table-cell office:value-type="float" office:value="0.001913022" calcext:value-type="float">
            <text:p>0.001913022</text:p>
          </table:table-cell>
          <table:table-cell office:value-type="float" office:value="0.005217555" calcext:value-type="float">
            <text:p>0.005217555</text:p>
          </table:table-cell>
          <table:table-cell office:value-type="float" office:value="0.005328481" calcext:value-type="float">
            <text:p>0.005328481</text:p>
          </table:table-cell>
          <table:table-cell office:value-type="float" office:value="0.005301371" calcext:value-type="float">
            <text:p>0.005301371</text:p>
          </table:table-cell>
          <table:table-cell/>
          <table:table-cell office:value-type="float" office:value="-0.003356722" calcext:value-type="float">
            <text:p>-0.003356722</text:p>
          </table:table-cell>
          <table:table-cell office:value-type="float" office:value="-0.00005219" calcext:value-type="float">
            <text:p>-5.219E-05</text:p>
          </table:table-cell>
          <table:table-cell office:value-type="float" office:value="0.000058736" calcext:value-type="float">
            <text:p>5.8736E-05</text:p>
          </table:table-cell>
          <table:table-cell office:value-type="float" office:value="0.000031627" calcext:value-type="float">
            <text:p>3.1627E-05</text:p>
          </table:table-cell>
          <table:table-cell/>
          <table:table-cell office:value-type="float" office:value="26.305723981" calcext:value-type="float">
            <text:p>26.305723981</text:p>
          </table:table-cell>
          <table:table-cell office:value-type="float" office:value="26.387184129" calcext:value-type="float">
            <text:p>26.387184129</text:p>
          </table:table-cell>
          <table:table-cell office:value-type="float" office:value="26.389918469" calcext:value-type="float">
            <text:p>26.389918469</text:p>
          </table:table-cell>
          <table:table-cell office:value-type="float" office:value="26.389250219" calcext:value-type="float">
            <text:p>26.389250219</text:p>
          </table:table-cell>
          <table:table-cell/>
          <table:table-cell office:value-type="float" office:value="-0.085092083" calcext:value-type="float">
            <text:p>-0.085092083</text:p>
          </table:table-cell>
          <table:table-cell office:value-type="float" office:value="-0.001322931" calcext:value-type="float">
            <text:p>-0.001322931</text:p>
          </table:table-cell>
          <table:table-cell office:value-type="float" office:value="0.001488822" calcext:value-type="float">
            <text:p>0.001488822</text:p>
          </table:table-cell>
          <table:table-cell office:value-type="float" office:value="0.000801641" calcext:value-type="float">
            <text:p>0.0008016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8 16:33:16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063296" calcext:value-type="float">
            <text:p>0.234063296</text:p>
          </table:table-cell>
          <table:table-cell office:value-type="float" office:value="0.637587981" calcext:value-type="float">
            <text:p>0.637587981</text:p>
          </table:table-cell>
          <table:table-cell office:value-type="float" office:value="0.702436054" calcext:value-type="float">
            <text:p>0.702436054</text:p>
          </table:table-cell>
          <table:table-cell office:value-type="float" office:value="0.693756425" calcext:value-type="float">
            <text:p>0.693756425</text:p>
          </table:table-cell>
          <table:table-cell/>
          <table:table-cell office:value-type="float" office:value="0.001912282" calcext:value-type="float">
            <text:p>0.001912282</text:p>
          </table:table-cell>
          <table:table-cell office:value-type="float" office:value="0.005209052" calcext:value-type="float">
            <text:p>0.005209052</text:p>
          </table:table-cell>
          <table:table-cell office:value-type="float" office:value="0.005738857" calcext:value-type="float">
            <text:p>0.005738857</text:p>
          </table:table-cell>
          <table:table-cell office:value-type="float" office:value="0.005667945" calcext:value-type="float">
            <text:p>0.005667945</text:p>
          </table:table-cell>
          <table:table-cell/>
          <table:table-cell office:value-type="float" office:value="-0.003357463" calcext:value-type="float">
            <text:p>-0.003357463</text:p>
          </table:table-cell>
          <table:table-cell office:value-type="float" office:value="-0.000060692" calcext:value-type="float">
            <text:p>-6.0692E-05</text:p>
          </table:table-cell>
          <table:table-cell office:value-type="float" office:value="0.000469112" calcext:value-type="float">
            <text:p>0.000469112</text:p>
          </table:table-cell>
          <table:table-cell office:value-type="float" office:value="0.0003982" calcext:value-type="float">
            <text:p>0.0003982</text:p>
          </table:table-cell>
          <table:table-cell/>
          <table:table-cell office:value-type="float" office:value="26.310760189" calcext:value-type="float">
            <text:p>26.310760189</text:p>
          </table:table-cell>
          <table:table-cell office:value-type="float" office:value="26.392028636" calcext:value-type="float">
            <text:p>26.392028636</text:p>
          </table:table-cell>
          <table:table-cell office:value-type="float" office:value="26.405088267" calcext:value-type="float">
            <text:p>26.405088267</text:p>
          </table:table-cell>
          <table:table-cell office:value-type="float" office:value="26.403340302" calcext:value-type="float">
            <text:p>26.403340302</text:p>
          </table:table-cell>
          <table:table-cell/>
          <table:table-cell office:value-type="float" office:value="-0.085110847" calcext:value-type="float">
            <text:p>-0.085110847</text:p>
          </table:table-cell>
          <table:table-cell office:value-type="float" office:value="-0.001538455" calcext:value-type="float">
            <text:p>-0.001538455</text:p>
          </table:table-cell>
          <table:table-cell office:value-type="float" office:value="0.011891137" calcext:value-type="float">
            <text:p>0.011891137</text:p>
          </table:table-cell>
          <table:table-cell office:value-type="float" office:value="0.010093652" calcext:value-type="float">
            <text:p>0.010093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8 16:33:1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5161213" calcext:value-type="float">
            <text:p>0.235161213</text:p>
          </table:table-cell>
          <table:table-cell office:value-type="float" office:value="0.684033714" calcext:value-type="float">
            <text:p>0.684033714</text:p>
          </table:table-cell>
          <table:table-cell office:value-type="float" office:value="0.754913182" calcext:value-type="float">
            <text:p>0.754913182</text:p>
          </table:table-cell>
          <table:table-cell office:value-type="float" office:value="0.654682595" calcext:value-type="float">
            <text:p>0.654682595</text:p>
          </table:table-cell>
          <table:table-cell/>
          <table:table-cell office:value-type="float" office:value="0.001921252" calcext:value-type="float">
            <text:p>0.001921252</text:p>
          </table:table-cell>
          <table:table-cell office:value-type="float" office:value="0.005588511" calcext:value-type="float">
            <text:p>0.005588511</text:p>
          </table:table-cell>
          <table:table-cell office:value-type="float" office:value="0.006167591" calcext:value-type="float">
            <text:p>0.006167591</text:p>
          </table:table-cell>
          <table:table-cell office:value-type="float" office:value="0.005348714" calcext:value-type="float">
            <text:p>0.005348714</text:p>
          </table:table-cell>
          <table:table-cell/>
          <table:table-cell office:value-type="float" office:value="-0.003348493" calcext:value-type="float">
            <text:p>-0.003348493</text:p>
          </table:table-cell>
          <table:table-cell office:value-type="float" office:value="0.000318766" calcext:value-type="float">
            <text:p>0.000318766</text:p>
          </table:table-cell>
          <table:table-cell office:value-type="float" office:value="0.000897847" calcext:value-type="float">
            <text:p>0.000897847</text:p>
          </table:table-cell>
          <table:table-cell office:value-type="float" office:value="0.00007897" calcext:value-type="float">
            <text:p>7.897E-05</text:p>
          </table:table-cell>
          <table:table-cell/>
          <table:table-cell office:value-type="float" office:value="26.310981313" calcext:value-type="float">
            <text:p>26.310981313</text:p>
          </table:table-cell>
          <table:table-cell office:value-type="float" office:value="26.40138227" calcext:value-type="float">
            <text:p>26.40138227</text:p>
          </table:table-cell>
          <table:table-cell office:value-type="float" office:value="26.415656428" calcext:value-type="float">
            <text:p>26.415656428</text:p>
          </table:table-cell>
          <table:table-cell office:value-type="float" office:value="26.395471302" calcext:value-type="float">
            <text:p>26.395471302</text:p>
          </table:table-cell>
          <table:table-cell/>
          <table:table-cell office:value-type="float" office:value="-0.084883451" calcext:value-type="float">
            <text:p>-0.084883451</text:p>
          </table:table-cell>
          <table:table-cell office:value-type="float" office:value="0.008080147" calcext:value-type="float">
            <text:p>0.008080147</text:p>
          </table:table-cell>
          <table:table-cell office:value-type="float" office:value="0.022758669" calcext:value-type="float">
            <text:p>0.022758669</text:p>
          </table:table-cell>
          <table:table-cell office:value-type="float" office:value="0.002001707" calcext:value-type="float">
            <text:p>0.0020017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8 16:33:19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723119" calcext:value-type="float">
            <text:p>0.234723119</text:p>
          </table:table-cell>
          <table:table-cell office:value-type="float" office:value="0.652530867" calcext:value-type="float">
            <text:p>0.652530867</text:p>
          </table:table-cell>
          <table:table-cell office:value-type="float" office:value="0.722841111" calcext:value-type="float">
            <text:p>0.722841111</text:p>
          </table:table-cell>
          <table:table-cell office:value-type="float" office:value="0.691279255" calcext:value-type="float">
            <text:p>0.691279255</text:p>
          </table:table-cell>
          <table:table-cell/>
          <table:table-cell office:value-type="float" office:value="0.001917673" calcext:value-type="float">
            <text:p>0.001917673</text:p>
          </table:table-cell>
          <table:table-cell office:value-type="float" office:value="0.005331135" calcext:value-type="float">
            <text:p>0.005331135</text:p>
          </table:table-cell>
          <table:table-cell office:value-type="float" office:value="0.005905565" calcext:value-type="float">
            <text:p>0.005905565</text:p>
          </table:table-cell>
          <table:table-cell office:value-type="float" office:value="0.005647706" calcext:value-type="float">
            <text:p>0.005647706</text:p>
          </table:table-cell>
          <table:table-cell/>
          <table:table-cell office:value-type="float" office:value="-0.003352072" calcext:value-type="float">
            <text:p>-0.003352072</text:p>
          </table:table-cell>
          <table:table-cell office:value-type="float" office:value="0.00006139" calcext:value-type="float">
            <text:p>6.139E-05</text:p>
          </table:table-cell>
          <table:table-cell office:value-type="float" office:value="0.00063582" calcext:value-type="float">
            <text:p>0.00063582</text:p>
          </table:table-cell>
          <table:table-cell office:value-type="float" office:value="0.000377962" calcext:value-type="float">
            <text:p>0.000377962</text:p>
          </table:table-cell>
          <table:table-cell/>
          <table:table-cell office:value-type="float" office:value="26.315947534" calcext:value-type="float">
            <text:p>26.315947534</text:p>
          </table:table-cell>
          <table:table-cell office:value-type="float" office:value="26.400092049" calcext:value-type="float">
            <text:p>26.400092049</text:p>
          </table:table-cell>
          <table:table-cell office:value-type="float" office:value="26.414251589" calcext:value-type="float">
            <text:p>26.414251589</text:p>
          </table:table-cell>
          <table:table-cell office:value-type="float" office:value="26.407895477" calcext:value-type="float">
            <text:p>26.407895477</text:p>
          </table:table-cell>
          <table:table-cell/>
          <table:table-cell office:value-type="float" office:value="-0.084974187" calcext:value-type="float">
            <text:p>-0.084974187</text:p>
          </table:table-cell>
          <table:table-cell office:value-type="float" office:value="0.001556096" calcext:value-type="float">
            <text:p>0.001556096</text:p>
          </table:table-cell>
          <table:table-cell office:value-type="float" office:value="0.016116855" calcext:value-type="float">
            <text:p>0.016116855</text:p>
          </table:table-cell>
          <table:table-cell office:value-type="float" office:value="0.009580648" calcext:value-type="float">
            <text:p>0.0095806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8 16:33:20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860806" calcext:value-type="float">
            <text:p>0.234860806</text:p>
          </table:table-cell>
          <table:table-cell office:value-type="float" office:value="0.685337268" calcext:value-type="float">
            <text:p>0.685337268</text:p>
          </table:table-cell>
          <table:table-cell office:value-type="float" office:value="0.743897646" calcext:value-type="float">
            <text:p>0.743897646</text:p>
          </table:table-cell>
          <table:table-cell office:value-type="float" office:value="0.679336867" calcext:value-type="float">
            <text:p>0.679336867</text:p>
          </table:table-cell>
          <table:table-cell/>
          <table:table-cell office:value-type="float" office:value="0.001918797" calcext:value-type="float">
            <text:p>0.001918797</text:p>
          </table:table-cell>
          <table:table-cell office:value-type="float" office:value="0.005599161" calcext:value-type="float">
            <text:p>0.005599161</text:p>
          </table:table-cell>
          <table:table-cell office:value-type="float" office:value="0.006077595" calcext:value-type="float">
            <text:p>0.006077595</text:p>
          </table:table-cell>
          <table:table-cell office:value-type="float" office:value="0.005550138" calcext:value-type="float">
            <text:p>0.005550138</text:p>
          </table:table-cell>
          <table:table-cell/>
          <table:table-cell office:value-type="float" office:value="-0.003350947" calcext:value-type="float">
            <text:p>-0.003350947</text:p>
          </table:table-cell>
          <table:table-cell office:value-type="float" office:value="0.000329416" calcext:value-type="float">
            <text:p>0.000329416</text:p>
          </table:table-cell>
          <table:table-cell office:value-type="float" office:value="0.000807851" calcext:value-type="float">
            <text:p>0.000807851</text:p>
          </table:table-cell>
          <table:table-cell office:value-type="float" office:value="0.000280393" calcext:value-type="float">
            <text:p>0.000280393</text:p>
          </table:table-cell>
          <table:table-cell/>
          <table:table-cell office:value-type="float" office:value="26.31092081" calcext:value-type="float">
            <text:p>26.31092081</text:p>
          </table:table-cell>
          <table:table-cell office:value-type="float" office:value="26.401644789" calcext:value-type="float">
            <text:p>26.401644789</text:p>
          </table:table-cell>
          <table:table-cell office:value-type="float" office:value="26.413438061" calcext:value-type="float">
            <text:p>26.413438061</text:p>
          </table:table-cell>
          <table:table-cell office:value-type="float" office:value="26.400436383" calcext:value-type="float">
            <text:p>26.400436383</text:p>
          </table:table-cell>
          <table:table-cell/>
          <table:table-cell office:value-type="float" office:value="-0.08494567" calcext:value-type="float">
            <text:p>-0.08494567</text:p>
          </table:table-cell>
          <table:table-cell office:value-type="float" office:value="0.008350104" calcext:value-type="float">
            <text:p>0.008350104</text:p>
          </table:table-cell>
          <table:table-cell office:value-type="float" office:value="0.020477464" calcext:value-type="float">
            <text:p>0.020477464</text:p>
          </table:table-cell>
          <table:table-cell office:value-type="float" office:value="0.007107461" calcext:value-type="float">
            <text:p>0.0071074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8 16:33:2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730272" calcext:value-type="float">
            <text:p>0.234730272</text:p>
          </table:table-cell>
          <table:table-cell office:value-type="float" office:value="0.658479411" calcext:value-type="float">
            <text:p>0.658479411</text:p>
          </table:table-cell>
          <table:table-cell office:value-type="float" office:value="0.728757468" calcext:value-type="float">
            <text:p>0.728757468</text:p>
          </table:table-cell>
          <table:table-cell office:value-type="float" office:value="0.691177927" calcext:value-type="float">
            <text:p>0.691177927</text:p>
          </table:table-cell>
          <table:table-cell/>
          <table:table-cell office:value-type="float" office:value="0.001917731" calcext:value-type="float">
            <text:p>0.001917731</text:p>
          </table:table-cell>
          <table:table-cell office:value-type="float" office:value="0.005379734" calcext:value-type="float">
            <text:p>0.005379734</text:p>
          </table:table-cell>
          <table:table-cell office:value-type="float" office:value="0.005953901" calcext:value-type="float">
            <text:p>0.005953901</text:p>
          </table:table-cell>
          <table:table-cell office:value-type="float" office:value="0.005646878" calcext:value-type="float">
            <text:p>0.005646878</text:p>
          </table:table-cell>
          <table:table-cell/>
          <table:table-cell office:value-type="float" office:value="-0.003352013" calcext:value-type="float">
            <text:p>-0.003352013</text:p>
          </table:table-cell>
          <table:table-cell office:value-type="float" office:value="0.000109989" calcext:value-type="float">
            <text:p>0.000109989</text:p>
          </table:table-cell>
          <table:table-cell office:value-type="float" office:value="0.000684157" calcext:value-type="float">
            <text:p>0.000684157</text:p>
          </table:table-cell>
          <table:table-cell office:value-type="float" office:value="0.000377134" calcext:value-type="float">
            <text:p>0.000377134</text:p>
          </table:table-cell>
          <table:table-cell/>
          <table:table-cell office:value-type="float" office:value="26.305840066" calcext:value-type="float">
            <text:p>26.305840066</text:p>
          </table:table-cell>
          <table:table-cell office:value-type="float" office:value="26.391181864" calcext:value-type="float">
            <text:p>26.391181864</text:p>
          </table:table-cell>
          <table:table-cell office:value-type="float" office:value="26.405335033" calcext:value-type="float">
            <text:p>26.405335033</text:p>
          </table:table-cell>
          <table:table-cell office:value-type="float" office:value="26.39776698" calcext:value-type="float">
            <text:p>26.39776698</text:p>
          </table:table-cell>
          <table:table-cell/>
          <table:table-cell office:value-type="float" office:value="-0.084972706" calcext:value-type="float">
            <text:p>-0.084972706</text:p>
          </table:table-cell>
          <table:table-cell office:value-type="float" office:value="0.002788008" calcext:value-type="float">
            <text:p>0.002788008</text:p>
          </table:table-cell>
          <table:table-cell office:value-type="float" office:value="0.017342079" calcext:value-type="float">
            <text:p>0.017342079</text:p>
          </table:table-cell>
          <table:table-cell office:value-type="float" office:value="0.009559664" calcext:value-type="float">
            <text:p>0.0095596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8 16:33:22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499602" calcext:value-type="float">
            <text:p>0.234499602</text:p>
          </table:table-cell>
          <table:table-cell office:value-type="float" office:value="0.649064261" calcext:value-type="float">
            <text:p>0.649064261</text:p>
          </table:table-cell>
          <table:table-cell office:value-type="float" office:value="0.712772693" calcext:value-type="float">
            <text:p>0.712772693</text:p>
          </table:table-cell>
          <table:table-cell office:value-type="float" office:value="0.684000335" calcext:value-type="float">
            <text:p>0.684000335</text:p>
          </table:table-cell>
          <table:table-cell/>
          <table:table-cell office:value-type="float" office:value="0.001915846" calcext:value-type="float">
            <text:p>0.001915846</text:p>
          </table:table-cell>
          <table:table-cell office:value-type="float" office:value="0.005302813" calcext:value-type="float">
            <text:p>0.005302813</text:p>
          </table:table-cell>
          <table:table-cell office:value-type="float" office:value="0.005823306" calcext:value-type="float">
            <text:p>0.005823306</text:p>
          </table:table-cell>
          <table:table-cell office:value-type="float" office:value="0.005588238" calcext:value-type="float">
            <text:p>0.005588238</text:p>
          </table:table-cell>
          <table:table-cell/>
          <table:table-cell office:value-type="float" office:value="-0.003353898" calcext:value-type="float">
            <text:p>-0.003353898</text:p>
          </table:table-cell>
          <table:table-cell office:value-type="float" office:value="0.000033068" calcext:value-type="float">
            <text:p>3.3068E-05</text:p>
          </table:table-cell>
          <table:table-cell office:value-type="float" office:value="0.000553562" calcext:value-type="float">
            <text:p>0.000553562</text:p>
          </table:table-cell>
          <table:table-cell office:value-type="float" office:value="0.000318494" calcext:value-type="float">
            <text:p>0.000318494</text:p>
          </table:table-cell>
          <table:table-cell/>
          <table:table-cell office:value-type="float" office:value="26.315902517" calcext:value-type="float">
            <text:p>26.315902517</text:p>
          </table:table-cell>
          <table:table-cell office:value-type="float" office:value="26.399393916" calcext:value-type="float">
            <text:p>26.399393916</text:p>
          </table:table-cell>
          <table:table-cell office:value-type="float" office:value="26.412223956" calcext:value-type="float">
            <text:p>26.412223956</text:p>
          </table:table-cell>
          <table:table-cell office:value-type="float" office:value="26.4064296" calcext:value-type="float">
            <text:p>26.4064296</text:p>
          </table:table-cell>
          <table:table-cell/>
          <table:table-cell office:value-type="float" office:value="-0.085020481" calcext:value-type="float">
            <text:p>-0.085020481</text:p>
          </table:table-cell>
          <table:table-cell office:value-type="float" office:value="0.000838179" calcext:value-type="float">
            <text:p>0.000838179</text:p>
          </table:table-cell>
          <table:table-cell office:value-type="float" office:value="0.014031772" calcext:value-type="float">
            <text:p>0.014031772</text:p>
          </table:table-cell>
          <table:table-cell office:value-type="float" office:value="0.008073234" calcext:value-type="float">
            <text:p>0.0080732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8 16:33:2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876137" calcext:value-type="float">
            <text:p>0.233876137</text:p>
          </table:table-cell>
          <table:table-cell office:value-type="float" office:value="0.663164933" calcext:value-type="float">
            <text:p>0.663164933</text:p>
          </table:table-cell>
          <table:table-cell office:value-type="float" office:value="0.638868885" calcext:value-type="float">
            <text:p>0.638868885</text:p>
          </table:table-cell>
          <table:table-cell office:value-type="float" office:value="0.632789806" calcext:value-type="float">
            <text:p>0.632789806</text:p>
          </table:table-cell>
          <table:table-cell/>
          <table:table-cell office:value-type="float" office:value="0.001910753" calcext:value-type="float">
            <text:p>0.001910753</text:p>
          </table:table-cell>
          <table:table-cell office:value-type="float" office:value="0.005418014" calcext:value-type="float">
            <text:p>0.005418014</text:p>
          </table:table-cell>
          <table:table-cell office:value-type="float" office:value="0.005219517" calcext:value-type="float">
            <text:p>0.005219517</text:p>
          </table:table-cell>
          <table:table-cell office:value-type="float" office:value="0.005169851" calcext:value-type="float">
            <text:p>0.005169851</text:p>
          </table:table-cell>
          <table:table-cell/>
          <table:table-cell office:value-type="float" office:value="-0.003358992" calcext:value-type="float">
            <text:p>-0.003358992</text:p>
          </table:table-cell>
          <table:table-cell office:value-type="float" office:value="0.00014827" calcext:value-type="float">
            <text:p>0.00014827</text:p>
          </table:table-cell>
          <table:table-cell office:value-type="float" office:value="-0.000050227" calcext:value-type="float">
            <text:p>-5.0227E-05</text:p>
          </table:table-cell>
          <table:table-cell office:value-type="float" office:value="-0.000099893" calcext:value-type="float">
            <text:p>-9.9893E-05</text:p>
          </table:table-cell>
          <table:table-cell/>
          <table:table-cell office:value-type="float" office:value="26.30566804" calcext:value-type="float">
            <text:p>26.30566804</text:p>
          </table:table-cell>
          <table:table-cell office:value-type="float" office:value="26.392125478" calcext:value-type="float">
            <text:p>26.392125478</text:p>
          </table:table-cell>
          <table:table-cell office:value-type="float" office:value="26.387232504" calcext:value-type="float">
            <text:p>26.387232504</text:p>
          </table:table-cell>
          <table:table-cell office:value-type="float" office:value="26.386008237" calcext:value-type="float">
            <text:p>26.386008237</text:p>
          </table:table-cell>
          <table:table-cell/>
          <table:table-cell office:value-type="float" office:value="-0.085149611" calcext:value-type="float">
            <text:p>-0.085149611</text:p>
          </table:table-cell>
          <table:table-cell office:value-type="float" office:value="0.003758353" calcext:value-type="float">
            <text:p>0.003758353</text:p>
          </table:table-cell>
          <table:table-cell office:value-type="float" office:value="-0.001273186" calcext:value-type="float">
            <text:p>-0.001273186</text:p>
          </table:table-cell>
          <table:table-cell office:value-type="float" office:value="-0.002532137" calcext:value-type="float">
            <text:p>-0.0025321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8 16:33:2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910708" calcext:value-type="float">
            <text:p>0.233910708</text:p>
          </table:table-cell>
          <table:table-cell office:value-type="float" office:value="0.665177186" calcext:value-type="float">
            <text:p>0.665177186</text:p>
          </table:table-cell>
          <table:table-cell office:value-type="float" office:value="0.66176184" calcext:value-type="float">
            <text:p>0.66176184</text:p>
          </table:table-cell>
          <table:table-cell office:value-type="float" office:value="0.678999505" calcext:value-type="float">
            <text:p>0.678999505</text:p>
          </table:table-cell>
          <table:table-cell/>
          <table:table-cell office:value-type="float" office:value="0.001911035" calcext:value-type="float">
            <text:p>0.001911035</text:p>
          </table:table-cell>
          <table:table-cell office:value-type="float" office:value="0.005434454" calcext:value-type="float">
            <text:p>0.005434454</text:p>
          </table:table-cell>
          <table:table-cell office:value-type="float" office:value="0.005406551" calcext:value-type="float">
            <text:p>0.005406551</text:p>
          </table:table-cell>
          <table:table-cell office:value-type="float" office:value="0.005547382" calcext:value-type="float">
            <text:p>0.005547382</text:p>
          </table:table-cell>
          <table:table-cell/>
          <table:table-cell office:value-type="float" office:value="-0.003358709" calcext:value-type="float">
            <text:p>-0.003358709</text:p>
          </table:table-cell>
          <table:table-cell office:value-type="float" office:value="0.00016471" calcext:value-type="float">
            <text:p>0.00016471</text:p>
          </table:table-cell>
          <table:table-cell office:value-type="float" office:value="0.000136807" calcext:value-type="float">
            <text:p>0.000136807</text:p>
          </table:table-cell>
          <table:table-cell office:value-type="float" office:value="0.000277637" calcext:value-type="float">
            <text:p>0.000277637</text:p>
          </table:table-cell>
          <table:table-cell/>
          <table:table-cell office:value-type="float" office:value="26.305675002" calcext:value-type="float">
            <text:p>26.305675002</text:p>
          </table:table-cell>
          <table:table-cell office:value-type="float" office:value="26.392530724" calcext:value-type="float">
            <text:p>26.392530724</text:p>
          </table:table-cell>
          <table:table-cell office:value-type="float" office:value="26.39184291" calcext:value-type="float">
            <text:p>26.39184291</text:p>
          </table:table-cell>
          <table:table-cell office:value-type="float" office:value="26.395314386" calcext:value-type="float">
            <text:p>26.395314386</text:p>
          </table:table-cell>
          <table:table-cell/>
          <table:table-cell office:value-type="float" office:value="-0.085142451" calcext:value-type="float">
            <text:p>-0.085142451</text:p>
          </table:table-cell>
          <table:table-cell office:value-type="float" office:value="0.004175079" calcext:value-type="float">
            <text:p>0.004175079</text:p>
          </table:table-cell>
          <table:table-cell office:value-type="float" office:value="0.00346778" calcext:value-type="float">
            <text:p>0.00346778</text:p>
          </table:table-cell>
          <table:table-cell office:value-type="float" office:value="0.007037596" calcext:value-type="float">
            <text:p>0.007037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8 16:33:26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970908" calcext:value-type="float">
            <text:p>0.233970908</text:p>
          </table:table-cell>
          <table:table-cell office:value-type="float" office:value="0.697218859" calcext:value-type="float">
            <text:p>0.697218859</text:p>
          </table:table-cell>
          <table:table-cell office:value-type="float" office:value="0.631668047" calcext:value-type="float">
            <text:p>0.631668047</text:p>
          </table:table-cell>
          <table:table-cell office:value-type="float" office:value="0.616880729" calcext:value-type="float">
            <text:p>0.616880729</text:p>
          </table:table-cell>
          <table:table-cell/>
          <table:table-cell office:value-type="float" office:value="0.001911527" calcext:value-type="float">
            <text:p>0.001911527</text:p>
          </table:table-cell>
          <table:table-cell office:value-type="float" office:value="0.005696233" calcext:value-type="float">
            <text:p>0.005696233</text:p>
          </table:table-cell>
          <table:table-cell office:value-type="float" office:value="0.005160687" calcext:value-type="float">
            <text:p>0.005160687</text:p>
          </table:table-cell>
          <table:table-cell office:value-type="float" office:value="0.005039875" calcext:value-type="float">
            <text:p>0.005039875</text:p>
          </table:table-cell>
          <table:table-cell/>
          <table:table-cell office:value-type="float" office:value="-0.003358217" calcext:value-type="float">
            <text:p>-0.003358217</text:p>
          </table:table-cell>
          <table:table-cell office:value-type="float" office:value="0.000426488" calcext:value-type="float">
            <text:p>0.000426488</text:p>
          </table:table-cell>
          <table:table-cell office:value-type="float" office:value="-0.000109058" calcext:value-type="float">
            <text:p>-0.000109058</text:p>
          </table:table-cell>
          <table:table-cell office:value-type="float" office:value="-0.000229869" calcext:value-type="float">
            <text:p>-0.000229869</text:p>
          </table:table-cell>
          <table:table-cell/>
          <table:table-cell office:value-type="float" office:value="26.315796036" calcext:value-type="float">
            <text:p>26.315796036</text:p>
          </table:table-cell>
          <table:table-cell office:value-type="float" office:value="26.409091632" calcext:value-type="float">
            <text:p>26.409091632</text:p>
          </table:table-cell>
          <table:table-cell office:value-type="float" office:value="26.395890523" calcext:value-type="float">
            <text:p>26.395890523</text:p>
          </table:table-cell>
          <table:table-cell office:value-type="float" office:value="26.392912522" calcext:value-type="float">
            <text:p>26.392912522</text:p>
          </table:table-cell>
          <table:table-cell/>
          <table:table-cell office:value-type="float" office:value="-0.085129982" calcext:value-type="float">
            <text:p>-0.085129982</text:p>
          </table:table-cell>
          <table:table-cell office:value-type="float" office:value="0.010810696" calcext:value-type="float">
            <text:p>0.010810696</text:p>
          </table:table-cell>
          <table:table-cell office:value-type="float" office:value="-0.002764449" calcext:value-type="float">
            <text:p>-0.002764449</text:p>
          </table:table-cell>
          <table:table-cell office:value-type="float" office:value="-0.005826848" calcext:value-type="float">
            <text:p>-0.0058268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8 16:33:2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212903" calcext:value-type="float">
            <text:p>0.234212903</text:p>
          </table:table-cell>
          <table:table-cell office:value-type="float" office:value="0.640884118" calcext:value-type="float">
            <text:p>0.640884118</text:p>
          </table:table-cell>
          <table:table-cell office:value-type="float" office:value="0.650553185" calcext:value-type="float">
            <text:p>0.650553185</text:p>
          </table:table-cell>
          <table:table-cell office:value-type="float" office:value="0.647233206" calcext:value-type="float">
            <text:p>0.647233206</text:p>
          </table:table-cell>
          <table:table-cell/>
          <table:table-cell office:value-type="float" office:value="0.001913504" calcext:value-type="float">
            <text:p>0.001913504</text:p>
          </table:table-cell>
          <table:table-cell office:value-type="float" office:value="0.005235981" calcext:value-type="float">
            <text:p>0.005235981</text:p>
          </table:table-cell>
          <table:table-cell office:value-type="float" office:value="0.005314977" calcext:value-type="float">
            <text:p>0.005314977</text:p>
          </table:table-cell>
          <table:table-cell office:value-type="float" office:value="0.005287853" calcext:value-type="float">
            <text:p>0.005287853</text:p>
          </table:table-cell>
          <table:table-cell/>
          <table:table-cell office:value-type="float" office:value="-0.00335624" calcext:value-type="float">
            <text:p>-0.00335624</text:p>
          </table:table-cell>
          <table:table-cell office:value-type="float" office:value="-0.000033763" calcext:value-type="float">
            <text:p>-3.3763E-05</text:p>
          </table:table-cell>
          <table:table-cell office:value-type="float" office:value="0.000045233" calcext:value-type="float">
            <text:p>4.5233E-05</text:p>
          </table:table-cell>
          <table:table-cell office:value-type="float" office:value="0.000018109" calcext:value-type="float">
            <text:p>1.8109E-05</text:p>
          </table:table-cell>
          <table:table-cell/>
          <table:table-cell office:value-type="float" office:value="26.31079032" calcext:value-type="float">
            <text:p>26.31079032</text:p>
          </table:table-cell>
          <table:table-cell office:value-type="float" office:value="26.392692442" calcext:value-type="float">
            <text:p>26.392692442</text:p>
          </table:table-cell>
          <table:table-cell office:value-type="float" office:value="26.394639686" calcext:value-type="float">
            <text:p>26.394639686</text:p>
          </table:table-cell>
          <table:table-cell office:value-type="float" office:value="26.393971079" calcext:value-type="float">
            <text:p>26.393971079</text:p>
          </table:table-cell>
          <table:table-cell/>
          <table:table-cell office:value-type="float" office:value="-0.085079861" calcext:value-type="float">
            <text:p>-0.085079861</text:p>
          </table:table-cell>
          <table:table-cell office:value-type="float" office:value="-0.00085584" calcext:value-type="float">
            <text:p>-0.00085584</text:p>
          </table:table-cell>
          <table:table-cell office:value-type="float" office:value="0.001146528" calcext:value-type="float">
            <text:p>0.001146528</text:p>
          </table:table-cell>
          <table:table-cell office:value-type="float" office:value="0.000458976" calcext:value-type="float">
            <text:p>0.0004589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8 16:33:29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916834" calcext:value-type="float">
            <text:p>0.234916834</text:p>
          </table:table-cell>
          <table:table-cell office:value-type="float" office:value="0.657396395" calcext:value-type="float">
            <text:p>0.657396395</text:p>
          </table:table-cell>
          <table:table-cell office:value-type="float" office:value="0.723208871" calcext:value-type="float">
            <text:p>0.723208871</text:p>
          </table:table-cell>
          <table:table-cell office:value-type="float" office:value="0.690901362" calcext:value-type="float">
            <text:p>0.690901362</text:p>
          </table:table-cell>
          <table:table-cell/>
          <table:table-cell office:value-type="float" office:value="0.001919255" calcext:value-type="float">
            <text:p>0.001919255</text:p>
          </table:table-cell>
          <table:table-cell office:value-type="float" office:value="0.005370886" calcext:value-type="float">
            <text:p>0.005370886</text:p>
          </table:table-cell>
          <table:table-cell office:value-type="float" office:value="0.005908569" calcext:value-type="float">
            <text:p>0.005908569</text:p>
          </table:table-cell>
          <table:table-cell office:value-type="float" office:value="0.005644619" calcext:value-type="float">
            <text:p>0.005644619</text:p>
          </table:table-cell>
          <table:table-cell/>
          <table:table-cell office:value-type="float" office:value="-0.003350489" calcext:value-type="float">
            <text:p>-0.003350489</text:p>
          </table:table-cell>
          <table:table-cell office:value-type="float" office:value="0.000101141" calcext:value-type="float">
            <text:p>0.000101141</text:p>
          </table:table-cell>
          <table:table-cell office:value-type="float" office:value="0.000638825" calcext:value-type="float">
            <text:p>0.000638825</text:p>
          </table:table-cell>
          <table:table-cell office:value-type="float" office:value="0.000374875" calcext:value-type="float">
            <text:p>0.000374875</text:p>
          </table:table-cell>
          <table:table-cell/>
          <table:table-cell office:value-type="float" office:value="26.300823188" calcext:value-type="float">
            <text:p>26.300823188</text:p>
          </table:table-cell>
          <table:table-cell office:value-type="float" office:value="26.38590968" calcext:value-type="float">
            <text:p>26.38590968</text:p>
          </table:table-cell>
          <table:table-cell office:value-type="float" office:value="26.399163601" calcext:value-type="float">
            <text:p>26.399163601</text:p>
          </table:table-cell>
          <table:table-cell office:value-type="float" office:value="26.392657238" calcext:value-type="float">
            <text:p>26.392657238</text:p>
          </table:table-cell>
          <table:table-cell/>
          <table:table-cell office:value-type="float" office:value="-0.084934066" calcext:value-type="float">
            <text:p>-0.084934066</text:p>
          </table:table-cell>
          <table:table-cell office:value-type="float" office:value="0.002563721" calcext:value-type="float">
            <text:p>0.002563721</text:p>
          </table:table-cell>
          <table:table-cell office:value-type="float" office:value="0.016193014" calcext:value-type="float">
            <text:p>0.016193014</text:p>
          </table:table-cell>
          <table:table-cell office:value-type="float" office:value="0.009502389" calcext:value-type="float">
            <text:p>0.0095023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8 16:33:30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5366849" calcext:value-type="float">
            <text:p>0.235366849</text:p>
          </table:table-cell>
          <table:table-cell office:value-type="float" office:value="0.799286461" calcext:value-type="float">
            <text:p>0.799286461</text:p>
          </table:table-cell>
          <table:table-cell office:value-type="float" office:value="0.636103825" calcext:value-type="float">
            <text:p>0.636103825</text:p>
          </table:table-cell>
          <table:table-cell office:value-type="float" office:value="0.569209524" calcext:value-type="float">
            <text:p>0.569209524</text:p>
          </table:table-cell>
          <table:table-cell/>
          <table:table-cell office:value-type="float" office:value="0.001922932" calcext:value-type="float">
            <text:p>0.001922932</text:p>
          </table:table-cell>
          <table:table-cell office:value-type="float" office:value="0.006530118" calcext:value-type="float">
            <text:p>0.006530118</text:p>
          </table:table-cell>
          <table:table-cell office:value-type="float" office:value="0.005196927" calcext:value-type="float">
            <text:p>0.005196927</text:p>
          </table:table-cell>
          <table:table-cell office:value-type="float" office:value="0.004650405" calcext:value-type="float">
            <text:p>0.004650405</text:p>
          </table:table-cell>
          <table:table-cell/>
          <table:table-cell office:value-type="float" office:value="-0.003346813" calcext:value-type="float">
            <text:p>-0.003346813</text:p>
          </table:table-cell>
          <table:table-cell office:value-type="float" office:value="0.001260374" calcext:value-type="float">
            <text:p>0.001260374</text:p>
          </table:table-cell>
          <table:table-cell office:value-type="float" office:value="-0.000072818" calcext:value-type="float">
            <text:p>-7.2818E-05</text:p>
          </table:table-cell>
          <table:table-cell office:value-type="float" office:value="-0.00061934" calcext:value-type="float">
            <text:p>-0.00061934</text:p>
          </table:table-cell>
          <table:table-cell/>
          <table:table-cell office:value-type="float" office:value="26.316077183" calcext:value-type="float">
            <text:p>26.316077183</text:p>
          </table:table-cell>
          <table:table-cell office:value-type="float" office:value="26.429646458" calcext:value-type="float">
            <text:p>26.429646458</text:p>
          </table:table-cell>
          <table:table-cell office:value-type="float" office:value="26.396783837" calcext:value-type="float">
            <text:p>26.396783837</text:p>
          </table:table-cell>
          <table:table-cell office:value-type="float" office:value="26.383312019" calcext:value-type="float">
            <text:p>26.383312019</text:p>
          </table:table-cell>
          <table:table-cell/>
          <table:table-cell office:value-type="float" office:value="-0.08484086" calcext:value-type="float">
            <text:p>-0.08484086</text:p>
          </table:table-cell>
          <table:table-cell office:value-type="float" office:value="0.031947853" calcext:value-type="float">
            <text:p>0.031947853</text:p>
          </table:table-cell>
          <table:table-cell office:value-type="float" office:value="-0.001845818" calcext:value-type="float">
            <text:p>-0.001845818</text:p>
          </table:table-cell>
          <table:table-cell office:value-type="float" office:value="-0.015699456" calcext:value-type="float">
            <text:p>-0.015699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8 16:33:3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417943" calcext:value-type="float">
            <text:p>0.234417943</text:p>
          </table:table-cell>
          <table:table-cell office:value-type="float" office:value="0.646303373" calcext:value-type="float">
            <text:p>0.646303373</text:p>
          </table:table-cell>
          <table:table-cell office:value-type="float" office:value="0.708758319" calcext:value-type="float">
            <text:p>0.708758319</text:p>
          </table:table-cell>
          <table:table-cell office:value-type="float" office:value="0.680328689" calcext:value-type="float">
            <text:p>0.680328689</text:p>
          </table:table-cell>
          <table:table-cell/>
          <table:table-cell office:value-type="float" office:value="0.001915179" calcext:value-type="float">
            <text:p>0.001915179</text:p>
          </table:table-cell>
          <table:table-cell office:value-type="float" office:value="0.005280256" calcext:value-type="float">
            <text:p>0.005280256</text:p>
          </table:table-cell>
          <table:table-cell office:value-type="float" office:value="0.005790509" calcext:value-type="float">
            <text:p>0.005790509</text:p>
          </table:table-cell>
          <table:table-cell office:value-type="float" office:value="0.005558241" calcext:value-type="float">
            <text:p>0.005558241</text:p>
          </table:table-cell>
          <table:table-cell/>
          <table:table-cell office:value-type="float" office:value="-0.003354565" calcext:value-type="float">
            <text:p>-0.003354565</text:p>
          </table:table-cell>
          <table:table-cell office:value-type="float" office:value="0.000010512" calcext:value-type="float">
            <text:p>1.0512E-05</text:p>
          </table:table-cell>
          <table:table-cell office:value-type="float" office:value="0.000520765" calcext:value-type="float">
            <text:p>0.000520765</text:p>
          </table:table-cell>
          <table:table-cell office:value-type="float" office:value="0.000288497" calcext:value-type="float">
            <text:p>0.000288497</text:p>
          </table:table-cell>
          <table:table-cell/>
          <table:table-cell office:value-type="float" office:value="26.305777162" calcext:value-type="float">
            <text:p>26.305777162</text:p>
          </table:table-cell>
          <table:table-cell office:value-type="float" office:value="26.388729736" calcext:value-type="float">
            <text:p>26.388729736</text:p>
          </table:table-cell>
          <table:table-cell office:value-type="float" office:value="26.401307459" calcext:value-type="float">
            <text:p>26.401307459</text:p>
          </table:table-cell>
          <table:table-cell office:value-type="float" office:value="26.395582068" calcext:value-type="float">
            <text:p>26.395582068</text:p>
          </table:table-cell>
          <table:table-cell/>
          <table:table-cell office:value-type="float" office:value="-0.085037394" calcext:value-type="float">
            <text:p>-0.085037394</text:p>
          </table:table-cell>
          <table:table-cell office:value-type="float" office:value="0.000266412" calcext:value-type="float">
            <text:p>0.000266412</text:p>
          </table:table-cell>
          <table:table-cell office:value-type="float" office:value="0.013200428" calcext:value-type="float">
            <text:p>0.013200428</text:p>
          </table:table-cell>
          <table:table-cell office:value-type="float" office:value="0.007312861" calcext:value-type="float">
            <text:p>0.0073128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8 16:33:33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370856" calcext:value-type="float">
            <text:p>0.234370856</text:p>
          </table:table-cell>
          <table:table-cell office:value-type="float" office:value="0.644437748" calcext:value-type="float">
            <text:p>0.644437748</text:p>
          </table:table-cell>
          <table:table-cell office:value-type="float" office:value="0.698875272" calcext:value-type="float">
            <text:p>0.698875272</text:p>
          </table:table-cell>
          <table:table-cell office:value-type="float" office:value="0.675185999" calcext:value-type="float">
            <text:p>0.675185999</text:p>
          </table:table-cell>
          <table:table-cell/>
          <table:table-cell office:value-type="float" office:value="0.001914795" calcext:value-type="float">
            <text:p>0.001914795</text:p>
          </table:table-cell>
          <table:table-cell office:value-type="float" office:value="0.005265014" calcext:value-type="float">
            <text:p>0.005265014</text:p>
          </table:table-cell>
          <table:table-cell office:value-type="float" office:value="0.005709765" calcext:value-type="float">
            <text:p>0.005709765</text:p>
          </table:table-cell>
          <table:table-cell office:value-type="float" office:value="0.005516225" calcext:value-type="float">
            <text:p>0.005516225</text:p>
          </table:table-cell>
          <table:table-cell/>
          <table:table-cell office:value-type="float" office:value="-0.00335495" calcext:value-type="float">
            <text:p>-0.00335495</text:p>
          </table:table-cell>
          <table:table-cell office:value-type="float" office:value="-0.00000473" calcext:value-type="float">
            <text:p>-4.73E-06</text:p>
          </table:table-cell>
          <table:table-cell office:value-type="float" office:value="0.000440021" calcext:value-type="float">
            <text:p>0.000440021</text:p>
          </table:table-cell>
          <table:table-cell office:value-type="float" office:value="0.000246481" calcext:value-type="float">
            <text:p>0.000246481</text:p>
          </table:table-cell>
          <table:table-cell/>
          <table:table-cell office:value-type="float" office:value="26.300713224" calcext:value-type="float">
            <text:p>26.300713224</text:p>
          </table:table-cell>
          <table:table-cell office:value-type="float" office:value="26.383299931" calcext:value-type="float">
            <text:p>26.383299931</text:p>
          </table:table-cell>
          <table:table-cell office:value-type="float" office:value="26.394263096" calcext:value-type="float">
            <text:p>26.394263096</text:p>
          </table:table-cell>
          <table:table-cell office:value-type="float" office:value="26.38949233" calcext:value-type="float">
            <text:p>26.38949233</text:p>
          </table:table-cell>
          <table:table-cell/>
          <table:table-cell office:value-type="float" office:value="-0.085047147" calcext:value-type="float">
            <text:p>-0.085047147</text:p>
          </table:table-cell>
          <table:table-cell office:value-type="float" office:value="-0.0001199" calcext:value-type="float">
            <text:p>-0.0001199</text:p>
          </table:table-cell>
          <table:table-cell office:value-type="float" office:value="0.011153727" calcext:value-type="float">
            <text:p>0.011153727</text:p>
          </table:table-cell>
          <table:table-cell office:value-type="float" office:value="0.006247843" calcext:value-type="float">
            <text:p>0.0062478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8 16:33:3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627156" calcext:value-type="float">
            <text:p>0.234627156</text:p>
          </table:table-cell>
          <table:table-cell office:value-type="float" office:value="0.788782929" calcext:value-type="float">
            <text:p>0.788782929</text:p>
          </table:table-cell>
          <table:table-cell office:value-type="float" office:value="0.709911073" calcext:value-type="float">
            <text:p>0.709911073</text:p>
          </table:table-cell>
          <table:table-cell office:value-type="float" office:value="0.572947928" calcext:value-type="float">
            <text:p>0.572947928</text:p>
          </table:table-cell>
          <table:table-cell/>
          <table:table-cell office:value-type="float" office:value="0.001916889" calcext:value-type="float">
            <text:p>0.001916889</text:p>
          </table:table-cell>
          <table:table-cell office:value-type="float" office:value="0.006444305" calcext:value-type="float">
            <text:p>0.006444305</text:p>
          </table:table-cell>
          <table:table-cell office:value-type="float" office:value="0.005799927" calcext:value-type="float">
            <text:p>0.005799927</text:p>
          </table:table-cell>
          <table:table-cell office:value-type="float" office:value="0.004680947" calcext:value-type="float">
            <text:p>0.004680947</text:p>
          </table:table-cell>
          <table:table-cell/>
          <table:table-cell office:value-type="float" office:value="-0.003352856" calcext:value-type="float">
            <text:p>-0.003352856</text:p>
          </table:table-cell>
          <table:table-cell office:value-type="float" office:value="0.001174561" calcext:value-type="float">
            <text:p>0.001174561</text:p>
          </table:table-cell>
          <table:table-cell office:value-type="float" office:value="0.000530183" calcext:value-type="float">
            <text:p>0.000530183</text:p>
          </table:table-cell>
          <table:table-cell office:value-type="float" office:value="-0.000588797" calcext:value-type="float">
            <text:p>-0.000588797</text:p>
          </table:table-cell>
          <table:table-cell/>
          <table:table-cell office:value-type="float" office:value="26.305819298" calcext:value-type="float">
            <text:p>26.305819298</text:p>
          </table:table-cell>
          <table:table-cell office:value-type="float" office:value="26.417423311" calcext:value-type="float">
            <text:p>26.417423311</text:p>
          </table:table-cell>
          <table:table-cell office:value-type="float" office:value="26.401539609" calcext:value-type="float">
            <text:p>26.401539609</text:p>
          </table:table-cell>
          <table:table-cell office:value-type="float" office:value="26.373956597" calcext:value-type="float">
            <text:p>26.373956597</text:p>
          </table:table-cell>
          <table:table-cell/>
          <table:table-cell office:value-type="float" office:value="-0.084994063" calcext:value-type="float">
            <text:p>-0.084994063</text:p>
          </table:table-cell>
          <table:table-cell office:value-type="float" office:value="0.029772705" calcext:value-type="float">
            <text:p>0.029772705</text:p>
          </table:table-cell>
          <table:table-cell office:value-type="float" office:value="0.013439154" calcext:value-type="float">
            <text:p>0.013439154</text:p>
          </table:table-cell>
          <table:table-cell office:value-type="float" office:value="-0.014925236" calcext:value-type="float">
            <text:p>-0.0149252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8 16:33:3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646063" calcext:value-type="float">
            <text:p>0.233646063</text:p>
          </table:table-cell>
          <table:table-cell office:value-type="float" office:value="0.719633784" calcext:value-type="float">
            <text:p>0.719633784</text:p>
          </table:table-cell>
          <table:table-cell office:value-type="float" office:value="0.628209189" calcext:value-type="float">
            <text:p>0.628209189</text:p>
          </table:table-cell>
          <table:table-cell office:value-type="float" office:value="0.60656674" calcext:value-type="float">
            <text:p>0.60656674</text:p>
          </table:table-cell>
          <table:table-cell/>
          <table:table-cell office:value-type="float" office:value="0.001908873" calcext:value-type="float">
            <text:p>0.001908873</text:p>
          </table:table-cell>
          <table:table-cell office:value-type="float" office:value="0.005879361" calcext:value-type="float">
            <text:p>0.005879361</text:p>
          </table:table-cell>
          <table:table-cell office:value-type="float" office:value="0.005132428" calcext:value-type="float">
            <text:p>0.005132428</text:p>
          </table:table-cell>
          <table:table-cell office:value-type="float" office:value="0.004955611" calcext:value-type="float">
            <text:p>0.004955611</text:p>
          </table:table-cell>
          <table:table-cell/>
          <table:table-cell office:value-type="float" office:value="-0.003360871" calcext:value-type="float">
            <text:p>-0.003360871</text:p>
          </table:table-cell>
          <table:table-cell office:value-type="float" office:value="0.000609617" calcext:value-type="float">
            <text:p>0.000609617</text:p>
          </table:table-cell>
          <table:table-cell office:value-type="float" office:value="-0.000137316" calcext:value-type="float">
            <text:p>-0.000137316</text:p>
          </table:table-cell>
          <table:table-cell office:value-type="float" office:value="-0.000314134" calcext:value-type="float">
            <text:p>-0.000314134</text:p>
          </table:table-cell>
          <table:table-cell/>
          <table:table-cell office:value-type="float" office:value="26.305621702" calcext:value-type="float">
            <text:p>26.305621702</text:p>
          </table:table-cell>
          <table:table-cell office:value-type="float" office:value="26.403497641" calcext:value-type="float">
            <text:p>26.403497641</text:p>
          </table:table-cell>
          <table:table-cell office:value-type="float" office:value="26.385085745" calcext:value-type="float">
            <text:p>26.385085745</text:p>
          </table:table-cell>
          <table:table-cell office:value-type="float" office:value="26.380727152" calcext:value-type="float">
            <text:p>26.380727152</text:p>
          </table:table-cell>
          <table:table-cell/>
          <table:table-cell office:value-type="float" office:value="-0.085197263" calcext:value-type="float">
            <text:p>-0.085197263</text:p>
          </table:table-cell>
          <table:table-cell office:value-type="float" office:value="0.015452645" calcext:value-type="float">
            <text:p>0.015452645</text:p>
          </table:table-cell>
          <table:table-cell office:value-type="float" office:value="-0.003480765" calcext:value-type="float">
            <text:p>-0.003480765</text:p>
          </table:table-cell>
          <table:table-cell office:value-type="float" office:value="-0.007962844" calcext:value-type="float">
            <text:p>-0.0079628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8 16:33:3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656196" calcext:value-type="float">
            <text:p>0.233656196</text:p>
          </table:table-cell>
          <table:table-cell office:value-type="float" office:value="0.77882478" calcext:value-type="float">
            <text:p>0.77882478</text:p>
          </table:table-cell>
          <table:table-cell office:value-type="float" office:value="0.626624301" calcext:value-type="float">
            <text:p>0.626624301</text:p>
          </table:table-cell>
          <table:table-cell office:value-type="float" office:value="0.582740376" calcext:value-type="float">
            <text:p>0.582740376</text:p>
          </table:table-cell>
          <table:table-cell/>
          <table:table-cell office:value-type="float" office:value="0.001908956" calcext:value-type="float">
            <text:p>0.001908956</text:p>
          </table:table-cell>
          <table:table-cell office:value-type="float" office:value="0.006362948" calcext:value-type="float">
            <text:p>0.006362948</text:p>
          </table:table-cell>
          <table:table-cell office:value-type="float" office:value="0.00511948" calcext:value-type="float">
            <text:p>0.00511948</text:p>
          </table:table-cell>
          <table:table-cell office:value-type="float" office:value="0.004760951" calcext:value-type="float">
            <text:p>0.004760951</text:p>
          </table:table-cell>
          <table:table-cell/>
          <table:table-cell office:value-type="float" office:value="-0.003360788" calcext:value-type="float">
            <text:p>-0.003360788</text:p>
          </table:table-cell>
          <table:table-cell office:value-type="float" office:value="0.001093203" calcext:value-type="float">
            <text:p>0.001093203</text:p>
          </table:table-cell>
          <table:table-cell office:value-type="float" office:value="-0.000150265" calcext:value-type="float">
            <text:p>-0.000150265</text:p>
          </table:table-cell>
          <table:table-cell office:value-type="float" office:value="-0.000508794" calcext:value-type="float">
            <text:p>-0.000508794</text:p>
          </table:table-cell>
          <table:table-cell/>
          <table:table-cell office:value-type="float" office:value="26.305623743" calcext:value-type="float">
            <text:p>26.305623743</text:p>
          </table:table-cell>
          <table:table-cell office:value-type="float" office:value="26.41541789" calcext:value-type="float">
            <text:p>26.41541789</text:p>
          </table:table-cell>
          <table:table-cell office:value-type="float" office:value="26.384766563" calcext:value-type="float">
            <text:p>26.384766563</text:p>
          </table:table-cell>
          <table:table-cell office:value-type="float" office:value="26.375928721" calcext:value-type="float">
            <text:p>26.375928721</text:p>
          </table:table-cell>
          <table:table-cell/>
          <table:table-cell office:value-type="float" office:value="-0.085195164" calcext:value-type="float">
            <text:p>-0.085195164</text:p>
          </table:table-cell>
          <table:table-cell office:value-type="float" office:value="0.027710493" calcext:value-type="float">
            <text:p>0.027710493</text:p>
          </table:table-cell>
          <table:table-cell office:value-type="float" office:value="-0.003808989" calcext:value-type="float">
            <text:p>-0.003808989</text:p>
          </table:table-cell>
          <table:table-cell office:value-type="float" office:value="-0.012897233" calcext:value-type="float">
            <text:p>-0.0128972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8 16:33:3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3750371" calcext:value-type="float">
            <text:p>0.233750371</text:p>
          </table:table-cell>
          <table:table-cell office:value-type="float" office:value="0.655911047" calcext:value-type="float">
            <text:p>0.655911047</text:p>
          </table:table-cell>
          <table:table-cell office:value-type="float" office:value="0.640214758" calcext:value-type="float">
            <text:p>0.640214758</text:p>
          </table:table-cell>
          <table:table-cell office:value-type="float" office:value="0.63454874" calcext:value-type="float">
            <text:p>0.63454874</text:p>
          </table:table-cell>
          <table:table-cell/>
          <table:table-cell office:value-type="float" office:value="0.001909725" calcext:value-type="float">
            <text:p>0.001909725</text:p>
          </table:table-cell>
          <table:table-cell office:value-type="float" office:value="0.00535875" calcext:value-type="float">
            <text:p>0.00535875</text:p>
          </table:table-cell>
          <table:table-cell office:value-type="float" office:value="0.005230513" calcext:value-type="float">
            <text:p>0.005230513</text:p>
          </table:table-cell>
          <table:table-cell office:value-type="float" office:value="0.005184222" calcext:value-type="float">
            <text:p>0.005184222</text:p>
          </table:table-cell>
          <table:table-cell/>
          <table:table-cell office:value-type="float" office:value="-0.003360019" calcext:value-type="float">
            <text:p>-0.003360019</text:p>
          </table:table-cell>
          <table:table-cell office:value-type="float" office:value="0.000089006" calcext:value-type="float">
            <text:p>8.9006E-05</text:p>
          </table:table-cell>
          <table:table-cell office:value-type="float" office:value="-0.000039232" calcext:value-type="float">
            <text:p>-3.9232E-05</text:p>
          </table:table-cell>
          <table:table-cell office:value-type="float" office:value="-0.000085523" calcext:value-type="float">
            <text:p>-8.5523E-05</text:p>
          </table:table-cell>
          <table:table-cell/>
          <table:table-cell office:value-type="float" office:value="26.300588256" calcext:value-type="float">
            <text:p>26.300588256</text:p>
          </table:table-cell>
          <table:table-cell office:value-type="float" office:value="26.385610546" calcext:value-type="float">
            <text:p>26.385610546</text:p>
          </table:table-cell>
          <table:table-cell office:value-type="float" office:value="26.382449459" calcext:value-type="float">
            <text:p>26.382449459</text:p>
          </table:table-cell>
          <table:table-cell office:value-type="float" office:value="26.381308374" calcext:value-type="float">
            <text:p>26.381308374</text:p>
          </table:table-cell>
          <table:table-cell/>
          <table:table-cell office:value-type="float" office:value="-0.085175659" calcext:value-type="float">
            <text:p>-0.085175659</text:p>
          </table:table-cell>
          <table:table-cell office:value-type="float" office:value="0.002256113" calcext:value-type="float">
            <text:p>0.002256113</text:p>
          </table:table-cell>
          <table:table-cell office:value-type="float" office:value="-0.000994461" calcext:value-type="float">
            <text:p>-0.000994461</text:p>
          </table:table-cell>
          <table:table-cell office:value-type="float" office:value="-0.002167869" calcext:value-type="float">
            <text:p>-0.0021678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8 16:33:3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063296" calcext:value-type="float">
            <text:p>0.234063296</text:p>
          </table:table-cell>
          <table:table-cell office:value-type="float" office:value="0.800199008" calcext:value-type="float">
            <text:p>0.800199008</text:p>
          </table:table-cell>
          <table:table-cell office:value-type="float" office:value="0.626297072" calcext:value-type="float">
            <text:p>0.626297072</text:p>
          </table:table-cell>
          <table:table-cell office:value-type="float" office:value="0.572474071" calcext:value-type="float">
            <text:p>0.572474071</text:p>
          </table:table-cell>
          <table:table-cell/>
          <table:table-cell office:value-type="float" office:value="0.001912282" calcext:value-type="float">
            <text:p>0.001912282</text:p>
          </table:table-cell>
          <table:table-cell office:value-type="float" office:value="0.006537574" calcext:value-type="float">
            <text:p>0.006537574</text:p>
          </table:table-cell>
          <table:table-cell office:value-type="float" office:value="0.005116806" calcext:value-type="float">
            <text:p>0.005116806</text:p>
          </table:table-cell>
          <table:table-cell office:value-type="float" office:value="0.004677076" calcext:value-type="float">
            <text:p>0.004677076</text:p>
          </table:table-cell>
          <table:table-cell/>
          <table:table-cell office:value-type="float" office:value="-0.003357463" calcext:value-type="float">
            <text:p>-0.003357463</text:p>
          </table:table-cell>
          <table:table-cell office:value-type="float" office:value="0.001267829" calcext:value-type="float">
            <text:p>0.001267829</text:p>
          </table:table-cell>
          <table:table-cell office:value-type="float" office:value="-0.000152938" calcext:value-type="float">
            <text:p>-0.000152938</text:p>
          </table:table-cell>
          <table:table-cell office:value-type="float" office:value="-0.000592669" calcext:value-type="float">
            <text:p>-0.000592669</text:p>
          </table:table-cell>
          <table:table-cell/>
          <table:table-cell office:value-type="float" office:value="26.305705734" calcext:value-type="float">
            <text:p>26.305705734</text:p>
          </table:table-cell>
          <table:table-cell office:value-type="float" office:value="26.419722334" calcext:value-type="float">
            <text:p>26.419722334</text:p>
          </table:table-cell>
          <table:table-cell office:value-type="float" office:value="26.384700662" calcext:value-type="float">
            <text:p>26.384700662</text:p>
          </table:table-cell>
          <table:table-cell office:value-type="float" office:value="26.373861166" calcext:value-type="float">
            <text:p>26.373861166</text:p>
          </table:table-cell>
          <table:table-cell/>
          <table:table-cell office:value-type="float" office:value="-0.085110847" calcext:value-type="float">
            <text:p>-0.085110847</text:p>
          </table:table-cell>
          <table:table-cell office:value-type="float" office:value="0.03213683" calcext:value-type="float">
            <text:p>0.03213683</text:p>
          </table:table-cell>
          <table:table-cell office:value-type="float" office:value="-0.003876757" calcext:value-type="float">
            <text:p>-0.003876757</text:p>
          </table:table-cell>
          <table:table-cell office:value-type="float" office:value="-0.015023371" calcext:value-type="float">
            <text:p>-0.0150233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8 16:33:40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5114126" calcext:value-type="float">
            <text:p>0.235114126</text:p>
          </table:table-cell>
          <table:table-cell office:value-type="float" office:value="0.69149264" calcext:value-type="float">
            <text:p>0.69149264</text:p>
          </table:table-cell>
          <table:table-cell office:value-type="float" office:value="0.748636812" calcext:value-type="float">
            <text:p>0.748636812</text:p>
          </table:table-cell>
          <table:table-cell office:value-type="float" office:value="0.67178615" calcext:value-type="float">
            <text:p>0.67178615</text:p>
          </table:table-cell>
          <table:table-cell/>
          <table:table-cell office:value-type="float" office:value="0.001920867" calcext:value-type="float">
            <text:p>0.001920867</text:p>
          </table:table-cell>
          <table:table-cell office:value-type="float" office:value="0.00564945" calcext:value-type="float">
            <text:p>0.00564945</text:p>
          </table:table-cell>
          <table:table-cell office:value-type="float" office:value="0.006116314" calcext:value-type="float">
            <text:p>0.006116314</text:p>
          </table:table-cell>
          <table:table-cell office:value-type="float" office:value="0.005488449" calcext:value-type="float">
            <text:p>0.005488449</text:p>
          </table:table-cell>
          <table:table-cell/>
          <table:table-cell office:value-type="float" office:value="-0.003348877" calcext:value-type="float">
            <text:p>-0.003348877</text:p>
          </table:table-cell>
          <table:table-cell office:value-type="float" office:value="0.000379705" calcext:value-type="float">
            <text:p>0.000379705</text:p>
          </table:table-cell>
          <table:table-cell office:value-type="float" office:value="0.000846569" calcext:value-type="float">
            <text:p>0.000846569</text:p>
          </table:table-cell>
          <table:table-cell office:value-type="float" office:value="0.000218705" calcext:value-type="float">
            <text:p>0.000218705</text:p>
          </table:table-cell>
          <table:table-cell/>
          <table:table-cell office:value-type="float" office:value="26.29580847" calcext:value-type="float">
            <text:p>26.29580847</text:p>
          </table:table-cell>
          <table:table-cell office:value-type="float" office:value="26.38772227" calcext:value-type="float">
            <text:p>26.38772227</text:p>
          </table:table-cell>
          <table:table-cell office:value-type="float" office:value="26.399230479" calcext:value-type="float">
            <text:p>26.399230479</text:p>
          </table:table-cell>
          <table:table-cell office:value-type="float" office:value="26.383753573" calcext:value-type="float">
            <text:p>26.383753573</text:p>
          </table:table-cell>
          <table:table-cell/>
          <table:table-cell office:value-type="float" office:value="-0.084893203" calcext:value-type="float">
            <text:p>-0.084893203</text:p>
          </table:table-cell>
          <table:table-cell office:value-type="float" office:value="0.009624838" calcext:value-type="float">
            <text:p>0.009624838</text:p>
          </table:table-cell>
          <table:table-cell office:value-type="float" office:value="0.021458898" calcext:value-type="float">
            <text:p>0.021458898</text:p>
          </table:table-cell>
          <table:table-cell office:value-type="float" office:value="0.005543756" calcext:value-type="float">
            <text:p>0.0055437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8 16:33:4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5361485" calcext:value-type="float">
            <text:p>0.235361485</text:p>
          </table:table-cell>
          <table:table-cell office:value-type="float" office:value="0.707072104" calcext:value-type="float">
            <text:p>0.707072104</text:p>
          </table:table-cell>
          <table:table-cell office:value-type="float" office:value="0.754641384" calcext:value-type="float">
            <text:p>0.754641384</text:p>
          </table:table-cell>
          <table:table-cell office:value-type="float" office:value="0.653428513" calcext:value-type="float">
            <text:p>0.653428513</text:p>
          </table:table-cell>
          <table:table-cell/>
          <table:table-cell office:value-type="float" office:value="0.001922888" calcext:value-type="float">
            <text:p>0.001922888</text:p>
          </table:table-cell>
          <table:table-cell office:value-type="float" office:value="0.005776733" calcext:value-type="float">
            <text:p>0.005776733</text:p>
          </table:table-cell>
          <table:table-cell office:value-type="float" office:value="0.006165371" calcext:value-type="float">
            <text:p>0.006165371</text:p>
          </table:table-cell>
          <table:table-cell office:value-type="float" office:value="0.005338468" calcext:value-type="float">
            <text:p>0.005338468</text:p>
          </table:table-cell>
          <table:table-cell/>
          <table:table-cell office:value-type="float" office:value="-0.003346856" calcext:value-type="float">
            <text:p>-0.003346856</text:p>
          </table:table-cell>
          <table:table-cell office:value-type="float" office:value="0.000506989" calcext:value-type="float">
            <text:p>0.000506989</text:p>
          </table:table-cell>
          <table:table-cell office:value-type="float" office:value="0.000895626" calcext:value-type="float">
            <text:p>0.000895626</text:p>
          </table:table-cell>
          <table:table-cell office:value-type="float" office:value="0.000068724" calcext:value-type="float">
            <text:p>6.8724E-05</text:p>
          </table:table-cell>
          <table:table-cell/>
          <table:table-cell office:value-type="float" office:value="26.311021649" calcext:value-type="float">
            <text:p>26.311021649</text:p>
          </table:table-cell>
          <table:table-cell office:value-type="float" office:value="26.406021907" calcext:value-type="float">
            <text:p>26.406021907</text:p>
          </table:table-cell>
          <table:table-cell office:value-type="float" office:value="26.415601692" calcext:value-type="float">
            <text:p>26.415601692</text:p>
          </table:table-cell>
          <table:table-cell office:value-type="float" office:value="26.395218745" calcext:value-type="float">
            <text:p>26.395218745</text:p>
          </table:table-cell>
          <table:table-cell/>
          <table:table-cell office:value-type="float" office:value="-0.084841971" calcext:value-type="float">
            <text:p>-0.084841971</text:p>
          </table:table-cell>
          <table:table-cell office:value-type="float" office:value="0.012851226" calcext:value-type="float">
            <text:p>0.012851226</text:p>
          </table:table-cell>
          <table:table-cell office:value-type="float" office:value="0.022702382" calcext:value-type="float">
            <text:p>0.022702382</text:p>
          </table:table-cell>
          <table:table-cell office:value-type="float" office:value="0.001741993" calcext:value-type="float">
            <text:p>0.0017419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8 16:33:4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065846" calcext:value-type="float">
            <text:p>0.235065846</text:p>
          </table:table-cell>
          <table:table-cell office:value-type="float" office:value="0.670880159" calcext:value-type="float">
            <text:p>0.670880159</text:p>
          </table:table-cell>
          <table:table-cell office:value-type="float" office:value="0.755679101" calcext:value-type="float">
            <text:p>0.755679101</text:p>
          </table:table-cell>
          <table:table-cell office:value-type="float" office:value="0.609573199" calcext:value-type="float">
            <text:p>0.609573199</text:p>
          </table:table-cell>
          <table:table-cell/>
          <table:table-cell office:value-type="float" office:value="0.001920473" calcext:value-type="float">
            <text:p>0.001920473</text:p>
          </table:table-cell>
          <table:table-cell office:value-type="float" office:value="0.005481047" calcext:value-type="float">
            <text:p>0.005481047</text:p>
          </table:table-cell>
          <table:table-cell office:value-type="float" office:value="0.006173849" calcext:value-type="float">
            <text:p>0.006173849</text:p>
          </table:table-cell>
          <table:table-cell office:value-type="float" office:value="0.004980173" calcext:value-type="float">
            <text:p>0.004980173</text:p>
          </table:table-cell>
          <table:table-cell/>
          <table:table-cell office:value-type="float" office:value="-0.003349272" calcext:value-type="float">
            <text:p>-0.003349272</text:p>
          </table:table-cell>
          <table:table-cell office:value-type="float" office:value="0.000211303" calcext:value-type="float">
            <text:p>0.000211303</text:p>
          </table:table-cell>
          <table:table-cell office:value-type="float" office:value="0.000904105" calcext:value-type="float">
            <text:p>0.000904105</text:p>
          </table:table-cell>
          <table:table-cell office:value-type="float" office:value="-0.000289571" calcext:value-type="float">
            <text:p>-0.000289571</text:p>
          </table:table-cell>
          <table:table-cell/>
          <table:table-cell office:value-type="float" office:value="26.305907652" calcext:value-type="float">
            <text:p>26.305907652</text:p>
          </table:table-cell>
          <table:table-cell office:value-type="float" office:value="26.39367924" calcext:value-type="float">
            <text:p>26.39367924</text:p>
          </table:table-cell>
          <table:table-cell office:value-type="float" office:value="26.410756685" calcext:value-type="float">
            <text:p>26.410756685</text:p>
          </table:table-cell>
          <table:table-cell office:value-type="float" office:value="26.381332627" calcext:value-type="float">
            <text:p>26.381332627</text:p>
          </table:table-cell>
          <table:table-cell/>
          <table:table-cell office:value-type="float" office:value="-0.084903203" calcext:value-type="float">
            <text:p>-0.084903203</text:p>
          </table:table-cell>
          <table:table-cell office:value-type="float" office:value="0.005356131" calcext:value-type="float">
            <text:p>0.005356131</text:p>
          </table:table-cell>
          <table:table-cell office:value-type="float" office:value="0.022917283" calcext:value-type="float">
            <text:p>0.022917283</text:p>
          </table:table-cell>
          <table:table-cell office:value-type="float" office:value="-0.007340215" calcext:value-type="float">
            <text:p>-0.0073402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8 16:33:44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075217" calcext:value-type="float">
            <text:p>0.234075217</text:p>
          </table:table-cell>
          <table:table-cell office:value-type="float" office:value="0.66707023" calcext:value-type="float">
            <text:p>0.66707023</text:p>
          </table:table-cell>
          <table:table-cell office:value-type="float" office:value="0.635559635" calcext:value-type="float">
            <text:p>0.635559635</text:p>
          </table:table-cell>
          <table:table-cell office:value-type="float" office:value="0.630024151" calcext:value-type="float">
            <text:p>0.630024151</text:p>
          </table:table-cell>
          <table:table-cell/>
          <table:table-cell office:value-type="float" office:value="0.001912379" calcext:value-type="float">
            <text:p>0.001912379</text:p>
          </table:table-cell>
          <table:table-cell office:value-type="float" office:value="0.00544992" calcext:value-type="float">
            <text:p>0.00544992</text:p>
          </table:table-cell>
          <table:table-cell office:value-type="float" office:value="0.005192481" calcext:value-type="float">
            <text:p>0.005192481</text:p>
          </table:table-cell>
          <table:table-cell office:value-type="float" office:value="0.005147256" calcext:value-type="float">
            <text:p>0.005147256</text:p>
          </table:table-cell>
          <table:table-cell/>
          <table:table-cell office:value-type="float" office:value="-0.003357365" calcext:value-type="float">
            <text:p>-0.003357365</text:p>
          </table:table-cell>
          <table:table-cell office:value-type="float" office:value="0.000180176" calcext:value-type="float">
            <text:p>0.000180176</text:p>
          </table:table-cell>
          <table:table-cell office:value-type="float" office:value="-0.000077264" calcext:value-type="float">
            <text:p>-7.7264E-05</text:p>
          </table:table-cell>
          <table:table-cell office:value-type="float" office:value="-0.000122488" calcext:value-type="float">
            <text:p>-0.000122488</text:p>
          </table:table-cell>
          <table:table-cell/>
          <table:table-cell office:value-type="float" office:value="26.31076259" calcext:value-type="float">
            <text:p>26.31076259</text:p>
          </table:table-cell>
          <table:table-cell office:value-type="float" office:value="26.397966029" calcext:value-type="float">
            <text:p>26.397966029</text:p>
          </table:table-cell>
          <table:table-cell office:value-type="float" office:value="26.391620148" calcext:value-type="float">
            <text:p>26.391620148</text:p>
          </table:table-cell>
          <table:table-cell office:value-type="float" office:value="26.39050536" calcext:value-type="float">
            <text:p>26.39050536</text:p>
          </table:table-cell>
          <table:table-cell/>
          <table:table-cell office:value-type="float" office:value="-0.085108378" calcext:value-type="float">
            <text:p>-0.085108378</text:p>
          </table:table-cell>
          <table:table-cell office:value-type="float" office:value="0.004567117" calcext:value-type="float">
            <text:p>0.004567117</text:p>
          </table:table-cell>
          <table:table-cell office:value-type="float" office:value="-0.001958517" calcext:value-type="float">
            <text:p>-0.001958517</text:p>
          </table:table-cell>
          <table:table-cell office:value-type="float" office:value="-0.003104893" calcext:value-type="float">
            <text:p>-0.0031048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8 16:33:45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24807" calcext:value-type="float">
            <text:p>0.23424807</text:p>
          </table:table-cell>
          <table:table-cell office:value-type="float" office:value="0.643890577" calcext:value-type="float">
            <text:p>0.643890577</text:p>
          </table:table-cell>
          <table:table-cell office:value-type="float" office:value="0.698157036" calcext:value-type="float">
            <text:p>0.698157036</text:p>
          </table:table-cell>
          <table:table-cell office:value-type="float" office:value="0.674638233" calcext:value-type="float">
            <text:p>0.674638233</text:p>
          </table:table-cell>
          <table:table-cell/>
          <table:table-cell office:value-type="float" office:value="0.001913791" calcext:value-type="float">
            <text:p>0.001913791</text:p>
          </table:table-cell>
          <table:table-cell office:value-type="float" office:value="0.005260544" calcext:value-type="float">
            <text:p>0.005260544</text:p>
          </table:table-cell>
          <table:table-cell office:value-type="float" office:value="0.005703897" calcext:value-type="float">
            <text:p>0.005703897</text:p>
          </table:table-cell>
          <table:table-cell office:value-type="float" office:value="0.00551175" calcext:value-type="float">
            <text:p>0.00551175</text:p>
          </table:table-cell>
          <table:table-cell/>
          <table:table-cell office:value-type="float" office:value="-0.003355953" calcext:value-type="float">
            <text:p>-0.003355953</text:p>
          </table:table-cell>
          <table:table-cell office:value-type="float" office:value="-0.0000092" calcext:value-type="float">
            <text:p>-9.2E-06</text:p>
          </table:table-cell>
          <table:table-cell office:value-type="float" office:value="0.000434153" calcext:value-type="float">
            <text:p>0.000434153</text:p>
          </table:table-cell>
          <table:table-cell office:value-type="float" office:value="0.000242006" calcext:value-type="float">
            <text:p>0.000242006</text:p>
          </table:table-cell>
          <table:table-cell/>
          <table:table-cell office:value-type="float" office:value="26.310797403" calcext:value-type="float">
            <text:p>26.310797403</text:p>
          </table:table-cell>
          <table:table-cell office:value-type="float" office:value="26.39329791" calcext:value-type="float">
            <text:p>26.39329791</text:p>
          </table:table-cell>
          <table:table-cell office:value-type="float" office:value="26.404226528" calcext:value-type="float">
            <text:p>26.404226528</text:p>
          </table:table-cell>
          <table:table-cell office:value-type="float" office:value="26.399490135" calcext:value-type="float">
            <text:p>26.399490135</text:p>
          </table:table-cell>
          <table:table-cell/>
          <table:table-cell office:value-type="float" office:value="-0.085072578" calcext:value-type="float">
            <text:p>-0.085072578</text:p>
          </table:table-cell>
          <table:table-cell office:value-type="float" office:value="-0.000233216" calcext:value-type="float">
            <text:p>-0.000233216</text:p>
          </table:table-cell>
          <table:table-cell office:value-type="float" office:value="0.011004985" calcext:value-type="float">
            <text:p>0.011004985</text:p>
          </table:table-cell>
          <table:table-cell office:value-type="float" office:value="0.006134404" calcext:value-type="float">
            <text:p>0.0061344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8 16:33:46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793883" calcext:value-type="float">
            <text:p>0.233793883</text:p>
          </table:table-cell>
          <table:table-cell office:value-type="float" office:value="0.641908722" calcext:value-type="float">
            <text:p>0.641908722</text:p>
          </table:table-cell>
          <table:table-cell office:value-type="float" office:value="0.712655868" calcext:value-type="float">
            <text:p>0.712655868</text:p>
          </table:table-cell>
          <table:table-cell office:value-type="float" office:value="0.689779006" calcext:value-type="float">
            <text:p>0.689779006</text:p>
          </table:table-cell>
          <table:table-cell/>
          <table:table-cell office:value-type="float" office:value="0.001910081" calcext:value-type="float">
            <text:p>0.001910081</text:p>
          </table:table-cell>
          <table:table-cell office:value-type="float" office:value="0.005244352" calcext:value-type="float">
            <text:p>0.005244352</text:p>
          </table:table-cell>
          <table:table-cell office:value-type="float" office:value="0.005822352" calcext:value-type="float">
            <text:p>0.005822352</text:p>
          </table:table-cell>
          <table:table-cell office:value-type="float" office:value="0.005635449" calcext:value-type="float">
            <text:p>0.005635449</text:p>
          </table:table-cell>
          <table:table-cell/>
          <table:table-cell office:value-type="float" office:value="-0.003359664" calcext:value-type="float">
            <text:p>-0.003359664</text:p>
          </table:table-cell>
          <table:table-cell office:value-type="float" office:value="-0.000025392" calcext:value-type="float">
            <text:p>-2.5392E-05</text:p>
          </table:table-cell>
          <table:table-cell office:value-type="float" office:value="0.000552608" calcext:value-type="float">
            <text:p>0.000552608</text:p>
          </table:table-cell>
          <table:table-cell office:value-type="float" office:value="0.000365705" calcext:value-type="float">
            <text:p>0.000365705</text:p>
          </table:table-cell>
          <table:table-cell/>
          <table:table-cell office:value-type="float" office:value="26.310705928" calcext:value-type="float">
            <text:p>26.310705928</text:p>
          </table:table-cell>
          <table:table-cell office:value-type="float" office:value="26.392898786" calcext:value-type="float">
            <text:p>26.392898786</text:p>
          </table:table-cell>
          <table:table-cell office:value-type="float" office:value="26.407146403" calcext:value-type="float">
            <text:p>26.407146403</text:p>
          </table:table-cell>
          <table:table-cell office:value-type="float" office:value="26.4025393" calcext:value-type="float">
            <text:p>26.4025393</text:p>
          </table:table-cell>
          <table:table-cell/>
          <table:table-cell office:value-type="float" office:value="-0.085166647" calcext:value-type="float">
            <text:p>-0.085166647</text:p>
          </table:table-cell>
          <table:table-cell office:value-type="float" office:value="-0.000643649" calcext:value-type="float">
            <text:p>-0.000643649</text:p>
          </table:table-cell>
          <table:table-cell office:value-type="float" office:value="0.014007578" calcext:value-type="float">
            <text:p>0.014007578</text:p>
          </table:table-cell>
          <table:table-cell office:value-type="float" office:value="0.009269957" calcext:value-type="float">
            <text:p>0.0092699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8 16:33:48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581856" calcext:value-type="float">
            <text:p>0.234581856</text:p>
          </table:table-cell>
          <table:table-cell office:value-type="float" office:value="0.643826204" calcext:value-type="float">
            <text:p>0.643826204</text:p>
          </table:table-cell>
          <table:table-cell office:value-type="float" office:value="0.697377407" calcext:value-type="float">
            <text:p>0.697377407</text:p>
          </table:table-cell>
          <table:table-cell office:value-type="float" office:value="0.67342051" calcext:value-type="float">
            <text:p>0.67342051</text:p>
          </table:table-cell>
          <table:table-cell/>
          <table:table-cell office:value-type="float" office:value="0.001916518" calcext:value-type="float">
            <text:p>0.001916518</text:p>
          </table:table-cell>
          <table:table-cell office:value-type="float" office:value="0.005260018" calcext:value-type="float">
            <text:p>0.005260018</text:p>
          </table:table-cell>
          <table:table-cell office:value-type="float" office:value="0.005697528" calcext:value-type="float">
            <text:p>0.005697528</text:p>
          </table:table-cell>
          <table:table-cell office:value-type="float" office:value="0.005501802" calcext:value-type="float">
            <text:p>0.005501802</text:p>
          </table:table-cell>
          <table:table-cell/>
          <table:table-cell office:value-type="float" office:value="-0.003353226" calcext:value-type="float">
            <text:p>-0.003353226</text:p>
          </table:table-cell>
          <table:table-cell office:value-type="float" office:value="-0.000009726" calcext:value-type="float">
            <text:p>-9.726E-06</text:p>
          </table:table-cell>
          <table:table-cell office:value-type="float" office:value="0.000427784" calcext:value-type="float">
            <text:p>0.000427784</text:p>
          </table:table-cell>
          <table:table-cell office:value-type="float" office:value="0.000232057" calcext:value-type="float">
            <text:p>0.000232057</text:p>
          </table:table-cell>
          <table:table-cell/>
          <table:table-cell office:value-type="float" office:value="26.305810175" calcext:value-type="float">
            <text:p>26.305810175</text:p>
          </table:table-cell>
          <table:table-cell office:value-type="float" office:value="26.388230859" calcext:value-type="float">
            <text:p>26.388230859</text:p>
          </table:table-cell>
          <table:table-cell office:value-type="float" office:value="26.399015482" calcext:value-type="float">
            <text:p>26.399015482</text:p>
          </table:table-cell>
          <table:table-cell office:value-type="float" office:value="26.394190839" calcext:value-type="float">
            <text:p>26.394190839</text:p>
          </table:table-cell>
          <table:table-cell/>
          <table:table-cell office:value-type="float" office:value="-0.085003445" calcext:value-type="float">
            <text:p>-0.085003445</text:p>
          </table:table-cell>
          <table:table-cell office:value-type="float" office:value="-0.000246548" calcext:value-type="float">
            <text:p>-0.000246548</text:p>
          </table:table-cell>
          <table:table-cell office:value-type="float" office:value="0.01084353" calcext:value-type="float">
            <text:p>0.01084353</text:p>
          </table:table-cell>
          <table:table-cell office:value-type="float" office:value="0.005882222" calcext:value-type="float">
            <text:p>0.0058822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8 16:33:4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066872" calcext:value-type="float">
            <text:p>0.234066872</text:p>
          </table:table-cell>
          <table:table-cell office:value-type="float" office:value="0.804214573" calcext:value-type="float">
            <text:p>0.804214573</text:p>
          </table:table-cell>
          <table:table-cell office:value-type="float" office:value="0.627510026" calcext:value-type="float">
            <text:p>0.627510026</text:p>
          </table:table-cell>
          <table:table-cell office:value-type="float" office:value="0.571973988" calcext:value-type="float">
            <text:p>0.571973988</text:p>
          </table:table-cell>
          <table:table-cell/>
          <table:table-cell office:value-type="float" office:value="0.001912311" calcext:value-type="float">
            <text:p>0.001912311</text:p>
          </table:table-cell>
          <table:table-cell office:value-type="float" office:value="0.006570381" calcext:value-type="float">
            <text:p>0.006570381</text:p>
          </table:table-cell>
          <table:table-cell office:value-type="float" office:value="0.005126716" calcext:value-type="float">
            <text:p>0.005126716</text:p>
          </table:table-cell>
          <table:table-cell office:value-type="float" office:value="0.00467299" calcext:value-type="float">
            <text:p>0.00467299</text:p>
          </table:table-cell>
          <table:table-cell/>
          <table:table-cell office:value-type="float" office:value="-0.003357433" calcext:value-type="float">
            <text:p>-0.003357433</text:p>
          </table:table-cell>
          <table:table-cell office:value-type="float" office:value="0.001300636" calcext:value-type="float">
            <text:p>0.001300636</text:p>
          </table:table-cell>
          <table:table-cell office:value-type="float" office:value="-0.000143028" calcext:value-type="float">
            <text:p>-0.000143028</text:p>
          </table:table-cell>
          <table:table-cell office:value-type="float" office:value="-0.000596754" calcext:value-type="float">
            <text:p>-0.000596754</text:p>
          </table:table-cell>
          <table:table-cell/>
          <table:table-cell office:value-type="float" office:value="26.305706455" calcext:value-type="float">
            <text:p>26.305706455</text:p>
          </table:table-cell>
          <table:table-cell office:value-type="float" office:value="26.420531006" calcext:value-type="float">
            <text:p>26.420531006</text:p>
          </table:table-cell>
          <table:table-cell office:value-type="float" office:value="26.38494494" calcext:value-type="float">
            <text:p>26.38494494</text:p>
          </table:table-cell>
          <table:table-cell office:value-type="float" office:value="26.373760453" calcext:value-type="float">
            <text:p>26.373760453</text:p>
          </table:table-cell>
          <table:table-cell/>
          <table:table-cell office:value-type="float" office:value="-0.085110107" calcext:value-type="float">
            <text:p>-0.085110107</text:p>
          </table:table-cell>
          <table:table-cell office:value-type="float" office:value="0.032968401" calcext:value-type="float">
            <text:p>0.032968401</text:p>
          </table:table-cell>
          <table:table-cell office:value-type="float" office:value="-0.003625558" calcext:value-type="float">
            <text:p>-0.003625558</text:p>
          </table:table-cell>
          <table:table-cell office:value-type="float" office:value="-0.015126938" calcext:value-type="float">
            <text:p>-0.0151269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8 16:33:5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419731" calcext:value-type="float">
            <text:p>0.234419731</text:p>
          </table:table-cell>
          <table:table-cell office:value-type="float" office:value="0.783805941" calcext:value-type="float">
            <text:p>0.783805941</text:p>
          </table:table-cell>
          <table:table-cell office:value-type="float" office:value="0.633742289" calcext:value-type="float">
            <text:p>0.633742289</text:p>
          </table:table-cell>
          <table:table-cell office:value-type="float" office:value="0.641921239" calcext:value-type="float">
            <text:p>0.641921239</text:p>
          </table:table-cell>
          <table:table-cell/>
          <table:table-cell office:value-type="float" office:value="0.001915194" calcext:value-type="float">
            <text:p>0.001915194</text:p>
          </table:table-cell>
          <table:table-cell office:value-type="float" office:value="0.006403643" calcext:value-type="float">
            <text:p>0.006403643</text:p>
          </table:table-cell>
          <table:table-cell office:value-type="float" office:value="0.005177633" calcext:value-type="float">
            <text:p>0.005177633</text:p>
          </table:table-cell>
          <table:table-cell office:value-type="float" office:value="0.005244455" calcext:value-type="float">
            <text:p>0.005244455</text:p>
          </table:table-cell>
          <table:table-cell/>
          <table:table-cell office:value-type="float" office:value="-0.00335455" calcext:value-type="float">
            <text:p>-0.00335455</text:p>
          </table:table-cell>
          <table:table-cell office:value-type="float" office:value="0.001133899" calcext:value-type="float">
            <text:p>0.001133899</text:p>
          </table:table-cell>
          <table:table-cell office:value-type="float" office:value="-0.000092111" calcext:value-type="float">
            <text:p>-9.2111E-05</text:p>
          </table:table-cell>
          <table:table-cell office:value-type="float" office:value="-0.00002529" calcext:value-type="float">
            <text:p>-2.529E-05</text:p>
          </table:table-cell>
          <table:table-cell/>
          <table:table-cell office:value-type="float" office:value="26.305777522" calcext:value-type="float">
            <text:p>26.305777522</text:p>
          </table:table-cell>
          <table:table-cell office:value-type="float" office:value="26.416421021" calcext:value-type="float">
            <text:p>26.416421021</text:p>
          </table:table-cell>
          <table:table-cell office:value-type="float" office:value="26.386200058" calcext:value-type="float">
            <text:p>26.386200058</text:p>
          </table:table-cell>
          <table:table-cell office:value-type="float" office:value="26.387847218" calcext:value-type="float">
            <text:p>26.387847218</text:p>
          </table:table-cell>
          <table:table-cell/>
          <table:table-cell office:value-type="float" office:value="-0.085037024" calcext:value-type="float">
            <text:p>-0.085037024</text:p>
          </table:table-cell>
          <table:table-cell office:value-type="float" office:value="0.028742031" calcext:value-type="float">
            <text:p>0.028742031</text:p>
          </table:table-cell>
          <table:table-cell office:value-type="float" office:value="-0.002334882" calcext:value-type="float">
            <text:p>-0.002334882</text:p>
          </table:table-cell>
          <table:table-cell office:value-type="float" office:value="-0.000641057" calcext:value-type="float">
            <text:p>-0.0006410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8 16:33:52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454302" calcext:value-type="float">
            <text:p>0.234454302</text:p>
          </table:table-cell>
          <table:table-cell office:value-type="float" office:value="0.635550098" calcext:value-type="float">
            <text:p>0.635550098</text:p>
          </table:table-cell>
          <table:table-cell office:value-type="float" office:value="0.653979856" calcext:value-type="float">
            <text:p>0.653979856</text:p>
          </table:table-cell>
          <table:table-cell office:value-type="float" office:value="0.649514872" calcext:value-type="float">
            <text:p>0.649514872</text:p>
          </table:table-cell>
          <table:table-cell/>
          <table:table-cell office:value-type="float" office:value="0.001915476" calcext:value-type="float">
            <text:p>0.001915476</text:p>
          </table:table-cell>
          <table:table-cell office:value-type="float" office:value="0.005192403" calcext:value-type="float">
            <text:p>0.005192403</text:p>
          </table:table-cell>
          <table:table-cell office:value-type="float" office:value="0.005342973" calcext:value-type="float">
            <text:p>0.005342973</text:p>
          </table:table-cell>
          <table:table-cell office:value-type="float" office:value="0.005306494" calcext:value-type="float">
            <text:p>0.005306494</text:p>
          </table:table-cell>
          <table:table-cell/>
          <table:table-cell office:value-type="float" office:value="-0.003354268" calcext:value-type="float">
            <text:p>-0.003354268</text:p>
          </table:table-cell>
          <table:table-cell office:value-type="float" office:value="-0.000077342" calcext:value-type="float">
            <text:p>-7.7342E-05</text:p>
          </table:table-cell>
          <table:table-cell office:value-type="float" office:value="0.000073228" calcext:value-type="float">
            <text:p>7.3228E-05</text:p>
          </table:table-cell>
          <table:table-cell office:value-type="float" office:value="0.00003675" calcext:value-type="float">
            <text:p>3.675E-05</text:p>
          </table:table-cell>
          <table:table-cell/>
          <table:table-cell office:value-type="float" office:value="26.310838939" calcext:value-type="float">
            <text:p>26.310838939</text:p>
          </table:table-cell>
          <table:table-cell office:value-type="float" office:value="26.391618228" calcext:value-type="float">
            <text:p>26.391618228</text:p>
          </table:table-cell>
          <table:table-cell office:value-type="float" office:value="26.395329779" calcext:value-type="float">
            <text:p>26.395329779</text:p>
          </table:table-cell>
          <table:table-cell office:value-type="float" office:value="26.394430581" calcext:value-type="float">
            <text:p>26.394430581</text:p>
          </table:table-cell>
          <table:table-cell/>
          <table:table-cell office:value-type="float" office:value="-0.085029864" calcext:value-type="float">
            <text:p>-0.085029864</text:p>
          </table:table-cell>
          <table:table-cell office:value-type="float" office:value="-0.001960492" calcext:value-type="float">
            <text:p>-0.001960492</text:p>
          </table:table-cell>
          <table:table-cell office:value-type="float" office:value="0.001856174" calcext:value-type="float">
            <text:p>0.001856174</text:p>
          </table:table-cell>
          <table:table-cell office:value-type="float" office:value="0.000931498" calcext:value-type="float">
            <text:p>0.0009314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8 16:33:5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156445" calcext:value-type="float">
            <text:p>0.235156445</text:p>
          </table:table-cell>
          <table:table-cell office:value-type="float" office:value="0.791549181" calcext:value-type="float">
            <text:p>0.791549181</text:p>
          </table:table-cell>
          <table:table-cell office:value-type="float" office:value="0.692727052" calcext:value-type="float">
            <text:p>0.692727052</text:p>
          </table:table-cell>
          <table:table-cell office:value-type="float" office:value="0.572669574" calcext:value-type="float">
            <text:p>0.572669574</text:p>
          </table:table-cell>
          <table:table-cell/>
          <table:table-cell office:value-type="float" office:value="0.001921213" calcext:value-type="float">
            <text:p>0.001921213</text:p>
          </table:table-cell>
          <table:table-cell office:value-type="float" office:value="0.006466905" calcext:value-type="float">
            <text:p>0.006466905</text:p>
          </table:table-cell>
          <table:table-cell office:value-type="float" office:value="0.005659535" calcext:value-type="float">
            <text:p>0.005659535</text:p>
          </table:table-cell>
          <table:table-cell office:value-type="float" office:value="0.004678673" calcext:value-type="float">
            <text:p>0.004678673</text:p>
          </table:table-cell>
          <table:table-cell/>
          <table:table-cell office:value-type="float" office:value="-0.003348532" calcext:value-type="float">
            <text:p>-0.003348532</text:p>
          </table:table-cell>
          <table:table-cell office:value-type="float" office:value="0.001197161" calcext:value-type="float">
            <text:p>0.001197161</text:p>
          </table:table-cell>
          <table:table-cell office:value-type="float" office:value="0.00038979" calcext:value-type="float">
            <text:p>0.00038979</text:p>
          </table:table-cell>
          <table:table-cell office:value-type="float" office:value="-0.000591071" calcext:value-type="float">
            <text:p>-0.000591071</text:p>
          </table:table-cell>
          <table:table-cell/>
          <table:table-cell office:value-type="float" office:value="26.3059259" calcext:value-type="float">
            <text:p>26.3059259</text:p>
          </table:table-cell>
          <table:table-cell office:value-type="float" office:value="26.417980392" calcext:value-type="float">
            <text:p>26.417980392</text:p>
          </table:table-cell>
          <table:table-cell office:value-type="float" office:value="26.398078955" calcext:value-type="float">
            <text:p>26.398078955</text:p>
          </table:table-cell>
          <table:table-cell office:value-type="float" office:value="26.373900539" calcext:value-type="float">
            <text:p>26.373900539</text:p>
          </table:table-cell>
          <table:table-cell/>
          <table:table-cell office:value-type="float" office:value="-0.084884438" calcext:value-type="float">
            <text:p>-0.084884438</text:p>
          </table:table-cell>
          <table:table-cell office:value-type="float" office:value="0.030345561" calcext:value-type="float">
            <text:p>0.030345561</text:p>
          </table:table-cell>
          <table:table-cell office:value-type="float" office:value="0.009880476" calcext:value-type="float">
            <text:p>0.009880476</text:p>
          </table:table-cell>
          <table:table-cell office:value-type="float" office:value="-0.014982883" calcext:value-type="float">
            <text:p>-0.0149828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8 16:33:5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902529" calcext:value-type="float">
            <text:p>0.234902529</text:p>
          </table:table-cell>
          <table:table-cell office:value-type="float" office:value="0.716505732" calcext:value-type="float">
            <text:p>0.716505732</text:p>
          </table:table-cell>
          <table:table-cell office:value-type="float" office:value="0.771596524" calcext:value-type="float">
            <text:p>0.771596524</text:p>
          </table:table-cell>
          <table:table-cell office:value-type="float" office:value="0.600548458" calcext:value-type="float">
            <text:p>0.600548458</text:p>
          </table:table-cell>
          <table:table-cell/>
          <table:table-cell office:value-type="float" office:value="0.001919138" calcext:value-type="float">
            <text:p>0.001919138</text:p>
          </table:table-cell>
          <table:table-cell office:value-type="float" office:value="0.005853805" calcext:value-type="float">
            <text:p>0.005853805</text:p>
          </table:table-cell>
          <table:table-cell office:value-type="float" office:value="0.006303893" calcext:value-type="float">
            <text:p>0.006303893</text:p>
          </table:table-cell>
          <table:table-cell office:value-type="float" office:value="0.004906442" calcext:value-type="float">
            <text:p>0.004906442</text:p>
          </table:table-cell>
          <table:table-cell/>
          <table:table-cell office:value-type="float" office:value="-0.003350606" calcext:value-type="float">
            <text:p>-0.003350606</text:p>
          </table:table-cell>
          <table:table-cell office:value-type="float" office:value="0.000584061" calcext:value-type="float">
            <text:p>0.000584061</text:p>
          </table:table-cell>
          <table:table-cell office:value-type="float" office:value="0.001034149" calcext:value-type="float">
            <text:p>0.001034149</text:p>
          </table:table-cell>
          <table:table-cell office:value-type="float" office:value="-0.000363303" calcext:value-type="float">
            <text:p>-0.000363303</text:p>
          </table:table-cell>
          <table:table-cell/>
          <table:table-cell office:value-type="float" office:value="26.30587476" calcext:value-type="float">
            <text:p>26.30587476</text:p>
          </table:table-cell>
          <table:table-cell office:value-type="float" office:value="26.402867691" calcext:value-type="float">
            <text:p>26.402867691</text:p>
          </table:table-cell>
          <table:table-cell office:value-type="float" office:value="26.413962226" calcext:value-type="float">
            <text:p>26.413962226</text:p>
          </table:table-cell>
          <table:table-cell office:value-type="float" office:value="26.379515122" calcext:value-type="float">
            <text:p>26.379515122</text:p>
          </table:table-cell>
          <table:table-cell/>
          <table:table-cell office:value-type="float" office:value="-0.084937028" calcext:value-type="float">
            <text:p>-0.084937028</text:p>
          </table:table-cell>
          <table:table-cell office:value-type="float" office:value="0.014804853" calcext:value-type="float">
            <text:p>0.014804853</text:p>
          </table:table-cell>
          <table:table-cell office:value-type="float" office:value="0.026213605" calcext:value-type="float">
            <text:p>0.026213605</text:p>
          </table:table-cell>
          <table:table-cell office:value-type="float" office:value="-0.009209214" calcext:value-type="float">
            <text:p>-0.0092092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8 16:33:5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231547" calcext:value-type="float">
            <text:p>0.235231547</text:p>
          </table:table-cell>
          <table:table-cell office:value-type="float" office:value="0.77097902" calcext:value-type="float">
            <text:p>0.77097902</text:p>
          </table:table-cell>
          <table:table-cell office:value-type="float" office:value="0.746064275" calcext:value-type="float">
            <text:p>0.746064275</text:p>
          </table:table-cell>
          <table:table-cell office:value-type="float" office:value="0.57722635" calcext:value-type="float">
            <text:p>0.57722635</text:p>
          </table:table-cell>
          <table:table-cell/>
          <table:table-cell office:value-type="float" office:value="0.001921826" calcext:value-type="float">
            <text:p>0.001921826</text:p>
          </table:table-cell>
          <table:table-cell office:value-type="float" office:value="0.006298848" calcext:value-type="float">
            <text:p>0.006298848</text:p>
          </table:table-cell>
          <table:table-cell office:value-type="float" office:value="0.006095296" calcext:value-type="float">
            <text:p>0.006095296</text:p>
          </table:table-cell>
          <table:table-cell office:value-type="float" office:value="0.004715902" calcext:value-type="float">
            <text:p>0.004715902</text:p>
          </table:table-cell>
          <table:table-cell/>
          <table:table-cell office:value-type="float" office:value="-0.003347918" calcext:value-type="float">
            <text:p>-0.003347918</text:p>
          </table:table-cell>
          <table:table-cell office:value-type="float" office:value="0.001029104" calcext:value-type="float">
            <text:p>0.001029104</text:p>
          </table:table-cell>
          <table:table-cell office:value-type="float" office:value="0.000825552" calcext:value-type="float">
            <text:p>0.000825552</text:p>
          </table:table-cell>
          <table:table-cell office:value-type="float" office:value="-0.000553843" calcext:value-type="float">
            <text:p>-0.000553843</text:p>
          </table:table-cell>
          <table:table-cell/>
          <table:table-cell office:value-type="float" office:value="26.305941025" calcext:value-type="float">
            <text:p>26.305941025</text:p>
          </table:table-cell>
          <table:table-cell office:value-type="float" office:value="26.413837869" calcext:value-type="float">
            <text:p>26.413837869</text:p>
          </table:table-cell>
          <table:table-cell office:value-type="float" office:value="26.408820392" calcext:value-type="float">
            <text:p>26.408820392</text:p>
          </table:table-cell>
          <table:table-cell office:value-type="float" office:value="26.374818239" calcext:value-type="float">
            <text:p>26.374818239</text:p>
          </table:table-cell>
          <table:table-cell/>
          <table:table-cell office:value-type="float" office:value="-0.084868883" calcext:value-type="float">
            <text:p>-0.084868883</text:p>
          </table:table-cell>
          <table:table-cell office:value-type="float" office:value="0.026085727" calcext:value-type="float">
            <text:p>0.026085727</text:p>
          </table:table-cell>
          <table:table-cell office:value-type="float" office:value="0.020926152" calcext:value-type="float">
            <text:p>0.020926152</text:p>
          </table:table-cell>
          <table:table-cell office:value-type="float" office:value="-0.01403918" calcext:value-type="float">
            <text:p>-0.014039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8 16:33:57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812111594" calcext:value-type="float">
            <text:p>0.812111594</text:p>
          </table:table-cell>
          <table:table-cell office:value-type="float" office:value="0.630120114" calcext:value-type="float">
            <text:p>0.630120114</text:p>
          </table:table-cell>
          <table:table-cell office:value-type="float" office:value="0.566124984" calcext:value-type="float">
            <text:p>0.566124984</text:p>
          </table:table-cell>
          <table:table-cell/>
          <table:table-cell office:value-type="float" office:value="0.001914196" calcext:value-type="float">
            <text:p>0.001914196</text:p>
          </table:table-cell>
          <table:table-cell office:value-type="float" office:value="0.006634899" calcext:value-type="float">
            <text:p>0.006634899</text:p>
          </table:table-cell>
          <table:table-cell office:value-type="float" office:value="0.00514804" calcext:value-type="float">
            <text:p>0.00514804</text:p>
          </table:table-cell>
          <table:table-cell office:value-type="float" office:value="0.004625204" calcext:value-type="float">
            <text:p>0.004625204</text:p>
          </table:table-cell>
          <table:table-cell/>
          <table:table-cell office:value-type="float" office:value="-0.003355549" calcext:value-type="float">
            <text:p>-0.003355549</text:p>
          </table:table-cell>
          <table:table-cell office:value-type="float" office:value="0.001365154" calcext:value-type="float">
            <text:p>0.001365154</text:p>
          </table:table-cell>
          <table:table-cell office:value-type="float" office:value="-0.000121704" calcext:value-type="float">
            <text:p>-0.000121704</text:p>
          </table:table-cell>
          <table:table-cell office:value-type="float" office:value="-0.00064454" calcext:value-type="float">
            <text:p>-0.00064454</text:p>
          </table:table-cell>
          <table:table-cell/>
          <table:table-cell office:value-type="float" office:value="26.310807367" calcext:value-type="float">
            <text:p>26.310807367</text:p>
          </table:table-cell>
          <table:table-cell office:value-type="float" office:value="26.427175277" calcext:value-type="float">
            <text:p>26.427175277</text:p>
          </table:table-cell>
          <table:table-cell office:value-type="float" office:value="26.390524686" calcext:value-type="float">
            <text:p>26.390524686</text:p>
          </table:table-cell>
          <table:table-cell office:value-type="float" office:value="26.377636664" calcext:value-type="float">
            <text:p>26.377636664</text:p>
          </table:table-cell>
          <table:table-cell/>
          <table:table-cell office:value-type="float" office:value="-0.085062331" calcext:value-type="float">
            <text:p>-0.085062331</text:p>
          </table:table-cell>
          <table:table-cell office:value-type="float" office:value="0.034603768" calcext:value-type="float">
            <text:p>0.034603768</text:p>
          </table:table-cell>
          <table:table-cell office:value-type="float" office:value="-0.003085019" calcext:value-type="float">
            <text:p>-0.003085019</text:p>
          </table:table-cell>
          <table:table-cell office:value-type="float" office:value="-0.016338262" calcext:value-type="float">
            <text:p>-0.0163382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8 16:33:5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189061" calcext:value-type="float">
            <text:p>0.234189061</text:p>
          </table:table-cell>
          <table:table-cell office:value-type="float" office:value="0.711147274" calcext:value-type="float">
            <text:p>0.711147274</text:p>
          </table:table-cell>
          <table:table-cell office:value-type="float" office:value="0.629223064" calcext:value-type="float">
            <text:p>0.629223064</text:p>
          </table:table-cell>
          <table:table-cell office:value-type="float" office:value="0.629219488" calcext:value-type="float">
            <text:p>0.629219488</text:p>
          </table:table-cell>
          <table:table-cell/>
          <table:table-cell office:value-type="float" office:value="0.001913309" calcext:value-type="float">
            <text:p>0.001913309</text:p>
          </table:table-cell>
          <table:table-cell office:value-type="float" office:value="0.005810027" calcext:value-type="float">
            <text:p>0.005810027</text:p>
          </table:table-cell>
          <table:table-cell office:value-type="float" office:value="0.005140711" calcext:value-type="float">
            <text:p>0.005140711</text:p>
          </table:table-cell>
          <table:table-cell office:value-type="float" office:value="0.005140682" calcext:value-type="float">
            <text:p>0.005140682</text:p>
          </table:table-cell>
          <table:table-cell/>
          <table:table-cell office:value-type="float" office:value="-0.003356435" calcext:value-type="float">
            <text:p>-0.003356435</text:p>
          </table:table-cell>
          <table:table-cell office:value-type="float" office:value="0.000540282" calcext:value-type="float">
            <text:p>0.000540282</text:p>
          </table:table-cell>
          <table:table-cell office:value-type="float" office:value="-0.000129033" calcext:value-type="float">
            <text:p>-0.000129033</text:p>
          </table:table-cell>
          <table:table-cell office:value-type="float" office:value="-0.000129062" calcext:value-type="float">
            <text:p>-0.000129062</text:p>
          </table:table-cell>
          <table:table-cell/>
          <table:table-cell office:value-type="float" office:value="26.30067661" calcext:value-type="float">
            <text:p>26.30067661</text:p>
          </table:table-cell>
          <table:table-cell office:value-type="float" office:value="26.396734538" calcext:value-type="float">
            <text:p>26.396734538</text:p>
          </table:table-cell>
          <table:table-cell office:value-type="float" office:value="26.380235829" calcext:value-type="float">
            <text:p>26.380235829</text:p>
          </table:table-cell>
          <table:table-cell office:value-type="float" office:value="26.380235109" calcext:value-type="float">
            <text:p>26.380235109</text:p>
          </table:table-cell>
          <table:table-cell/>
          <table:table-cell office:value-type="float" office:value="-0.085084799" calcext:value-type="float">
            <text:p>-0.085084799</text:p>
          </table:table-cell>
          <table:table-cell office:value-type="float" office:value="0.013695161" calcext:value-type="float">
            <text:p>0.013695161</text:p>
          </table:table-cell>
          <table:table-cell office:value-type="float" office:value="-0.003270795" calcext:value-type="float">
            <text:p>-0.003270795</text:p>
          </table:table-cell>
          <table:table-cell office:value-type="float" office:value="-0.003271536" calcext:value-type="float">
            <text:p>-0.0032715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8 16:33:5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789876" calcext:value-type="float">
            <text:p>0.234789876</text:p>
          </table:table-cell>
          <table:table-cell office:value-type="float" office:value="0.645065385" calcext:value-type="float">
            <text:p>0.645065385</text:p>
          </table:table-cell>
          <table:table-cell office:value-type="float" office:value="0.698590958" calcext:value-type="float">
            <text:p>0.698590958</text:p>
          </table:table-cell>
          <table:table-cell office:value-type="float" office:value="0.675301036" calcext:value-type="float">
            <text:p>0.675301036</text:p>
          </table:table-cell>
          <table:table-cell/>
          <table:table-cell office:value-type="float" office:value="0.001918218" calcext:value-type="float">
            <text:p>0.001918218</text:p>
          </table:table-cell>
          <table:table-cell office:value-type="float" office:value="0.005270142" calcext:value-type="float">
            <text:p>0.005270142</text:p>
          </table:table-cell>
          <table:table-cell office:value-type="float" office:value="0.005707442" calcext:value-type="float">
            <text:p>0.005707442</text:p>
          </table:table-cell>
          <table:table-cell office:value-type="float" office:value="0.005517165" calcext:value-type="float">
            <text:p>0.005517165</text:p>
          </table:table-cell>
          <table:table-cell/>
          <table:table-cell office:value-type="float" office:value="-0.003351526" calcext:value-type="float">
            <text:p>-0.003351526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0.000437698" calcext:value-type="float">
            <text:p>0.000437698</text:p>
          </table:table-cell>
          <table:table-cell office:value-type="float" office:value="0.000247421" calcext:value-type="float">
            <text:p>0.000247421</text:p>
          </table:table-cell>
          <table:table-cell/>
          <table:table-cell office:value-type="float" office:value="26.310906525" calcext:value-type="float">
            <text:p>26.310906525</text:p>
          </table:table-cell>
          <table:table-cell office:value-type="float" office:value="26.393534504" calcext:value-type="float">
            <text:p>26.393534504</text:p>
          </table:table-cell>
          <table:table-cell office:value-type="float" office:value="26.404313915" calcext:value-type="float">
            <text:p>26.404313915</text:p>
          </table:table-cell>
          <table:table-cell office:value-type="float" office:value="26.399623615" calcext:value-type="float">
            <text:p>26.399623615</text:p>
          </table:table-cell>
          <table:table-cell/>
          <table:table-cell office:value-type="float" office:value="-0.084960361" calcext:value-type="float">
            <text:p>-0.084960361</text:p>
          </table:table-cell>
          <table:table-cell office:value-type="float" office:value="0.000010031" calcext:value-type="float">
            <text:p>1.0031E-05</text:p>
          </table:table-cell>
          <table:table-cell office:value-type="float" office:value="0.011094847" calcext:value-type="float">
            <text:p>0.011094847</text:p>
          </table:table-cell>
          <table:table-cell office:value-type="float" office:value="0.006271667" calcext:value-type="float">
            <text:p>0.00627166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8 16:34:00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60391" calcext:value-type="float">
            <text:p>0.23460391</text:p>
          </table:table-cell>
          <table:table-cell office:value-type="float" office:value="0.653028566" calcext:value-type="float">
            <text:p>0.653028566</text:p>
          </table:table-cell>
          <table:table-cell office:value-type="float" office:value="0.719407287" calcext:value-type="float">
            <text:p>0.719407287</text:p>
          </table:table-cell>
          <table:table-cell office:value-type="float" office:value="0.689107262" calcext:value-type="float">
            <text:p>0.689107262</text:p>
          </table:table-cell>
          <table:table-cell/>
          <table:table-cell office:value-type="float" office:value="0.001916699" calcext:value-type="float">
            <text:p>0.001916699</text:p>
          </table:table-cell>
          <table:table-cell office:value-type="float" office:value="0.005335201" calcext:value-type="float">
            <text:p>0.005335201</text:p>
          </table:table-cell>
          <table:table-cell office:value-type="float" office:value="0.005877511" calcext:value-type="float">
            <text:p>0.005877511</text:p>
          </table:table-cell>
          <table:table-cell office:value-type="float" office:value="0.005629961" calcext:value-type="float">
            <text:p>0.005629961</text:p>
          </table:table-cell>
          <table:table-cell/>
          <table:table-cell office:value-type="float" office:value="-0.003353046" calcext:value-type="float">
            <text:p>-0.003353046</text:p>
          </table:table-cell>
          <table:table-cell office:value-type="float" office:value="0.000065456" calcext:value-type="float">
            <text:p>6.5456E-05</text:p>
          </table:table-cell>
          <table:table-cell office:value-type="float" office:value="0.000607766" calcext:value-type="float">
            <text:p>0.000607766</text:p>
          </table:table-cell>
          <table:table-cell office:value-type="float" office:value="0.000360217" calcext:value-type="float">
            <text:p>0.000360217</text:p>
          </table:table-cell>
          <table:table-cell/>
          <table:table-cell office:value-type="float" office:value="26.300760163" calcext:value-type="float">
            <text:p>26.300760163</text:p>
          </table:table-cell>
          <table:table-cell office:value-type="float" office:value="26.385030041" calcext:value-type="float">
            <text:p>26.385030041</text:p>
          </table:table-cell>
          <table:table-cell office:value-type="float" office:value="26.398398007" calcext:value-type="float">
            <text:p>26.398398007</text:p>
          </table:table-cell>
          <table:table-cell office:value-type="float" office:value="26.392295925" calcext:value-type="float">
            <text:p>26.392295925</text:p>
          </table:table-cell>
          <table:table-cell/>
          <table:table-cell office:value-type="float" office:value="-0.084998877" calcext:value-type="float">
            <text:p>-0.084998877</text:p>
          </table:table-cell>
          <table:table-cell office:value-type="float" office:value="0.001659166" calcext:value-type="float">
            <text:p>0.001659166</text:p>
          </table:table-cell>
          <table:table-cell office:value-type="float" office:value="0.01540574" calcext:value-type="float">
            <text:p>0.01540574</text:p>
          </table:table-cell>
          <table:table-cell office:value-type="float" office:value="0.009130843" calcext:value-type="float">
            <text:p>0.0091308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8 16:34:0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863786" calcext:value-type="float">
            <text:p>0.234863786</text:p>
          </table:table-cell>
          <table:table-cell office:value-type="float" office:value="0.646963197" calcext:value-type="float">
            <text:p>0.646963197</text:p>
          </table:table-cell>
          <table:table-cell office:value-type="float" office:value="0.711753453" calcext:value-type="float">
            <text:p>0.711753453</text:p>
          </table:table-cell>
          <table:table-cell office:value-type="float" office:value="0.682946525" calcext:value-type="float">
            <text:p>0.682946525</text:p>
          </table:table-cell>
          <table:table-cell/>
          <table:table-cell office:value-type="float" office:value="0.001918822" calcext:value-type="float">
            <text:p>0.001918822</text:p>
          </table:table-cell>
          <table:table-cell office:value-type="float" office:value="0.005285647" calcext:value-type="float">
            <text:p>0.005285647</text:p>
          </table:table-cell>
          <table:table-cell office:value-type="float" office:value="0.005814979" calcext:value-type="float">
            <text:p>0.005814979</text:p>
          </table:table-cell>
          <table:table-cell office:value-type="float" office:value="0.005579628" calcext:value-type="float">
            <text:p>0.005579628</text:p>
          </table:table-cell>
          <table:table-cell/>
          <table:table-cell office:value-type="float" office:value="-0.003350923" calcext:value-type="float">
            <text:p>-0.003350923</text:p>
          </table:table-cell>
          <table:table-cell office:value-type="float" office:value="0.000015903" calcext:value-type="float">
            <text:p>1.5903E-05</text:p>
          </table:table-cell>
          <table:table-cell office:value-type="float" office:value="0.000545235" calcext:value-type="float">
            <text:p>0.000545235</text:p>
          </table:table-cell>
          <table:table-cell office:value-type="float" office:value="0.000309884" calcext:value-type="float">
            <text:p>0.000309884</text:p>
          </table:table-cell>
          <table:table-cell/>
          <table:table-cell office:value-type="float" office:value="26.305866957" calcext:value-type="float">
            <text:p>26.305866957</text:p>
          </table:table-cell>
          <table:table-cell office:value-type="float" office:value="26.388862617" calcext:value-type="float">
            <text:p>26.388862617</text:p>
          </table:table-cell>
          <table:table-cell office:value-type="float" office:value="26.401910642" calcext:value-type="float">
            <text:p>26.401910642</text:p>
          </table:table-cell>
          <table:table-cell office:value-type="float" office:value="26.396109271" calcext:value-type="float">
            <text:p>26.396109271</text:p>
          </table:table-cell>
          <table:table-cell/>
          <table:table-cell office:value-type="float" office:value="-0.084945053" calcext:value-type="float">
            <text:p>-0.084945053</text:p>
          </table:table-cell>
          <table:table-cell office:value-type="float" office:value="0.000403059" calcext:value-type="float">
            <text:p>0.000403059</text:p>
          </table:table-cell>
          <table:table-cell office:value-type="float" office:value="0.013820696" calcext:value-type="float">
            <text:p>0.013820696</text:p>
          </table:table-cell>
          <table:table-cell office:value-type="float" office:value="0.007854997" calcext:value-type="float">
            <text:p>0.0078549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8 16:34:0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990578" calcext:value-type="float">
            <text:p>0.233990578</text:p>
          </table:table-cell>
          <table:table-cell office:value-type="float" office:value="0.644496756" calcext:value-type="float">
            <text:p>0.644496756</text:p>
          </table:table-cell>
          <table:table-cell office:value-type="float" office:value="0.72124907" calcext:value-type="float">
            <text:p>0.72124907</text:p>
          </table:table-cell>
          <table:table-cell office:value-type="float" office:value="0.691730463" calcext:value-type="float">
            <text:p>0.691730463</text:p>
          </table:table-cell>
          <table:table-cell/>
          <table:table-cell office:value-type="float" office:value="0.001911688" calcext:value-type="float">
            <text:p>0.001911688</text:p>
          </table:table-cell>
          <table:table-cell office:value-type="float" office:value="0.005265496" calcext:value-type="float">
            <text:p>0.005265496</text:p>
          </table:table-cell>
          <table:table-cell office:value-type="float" office:value="0.005892558" calcext:value-type="float">
            <text:p>0.005892558</text:p>
          </table:table-cell>
          <table:table-cell office:value-type="float" office:value="0.005651393" calcext:value-type="float">
            <text:p>0.005651393</text:p>
          </table:table-cell>
          <table:table-cell/>
          <table:table-cell office:value-type="float" office:value="-0.003358057" calcext:value-type="float">
            <text:p>-0.003358057</text:p>
          </table:table-cell>
          <table:table-cell office:value-type="float" office:value="-0.000004248" calcext:value-type="float">
            <text:p>-4.248E-06</text:p>
          </table:table-cell>
          <table:table-cell office:value-type="float" office:value="0.000622813" calcext:value-type="float">
            <text:p>0.000622813</text:p>
          </table:table-cell>
          <table:table-cell office:value-type="float" office:value="0.000381648" calcext:value-type="float">
            <text:p>0.000381648</text:p>
          </table:table-cell>
          <table:table-cell/>
          <table:table-cell office:value-type="float" office:value="26.305691089" calcext:value-type="float">
            <text:p>26.305691089</text:p>
          </table:table-cell>
          <table:table-cell office:value-type="float" office:value="26.388365901" calcext:value-type="float">
            <text:p>26.388365901</text:p>
          </table:table-cell>
          <table:table-cell office:value-type="float" office:value="26.403822939" calcext:value-type="float">
            <text:p>26.403822939</text:p>
          </table:table-cell>
          <table:table-cell office:value-type="float" office:value="26.397878254" calcext:value-type="float">
            <text:p>26.397878254</text:p>
          </table:table-cell>
          <table:table-cell/>
          <table:table-cell office:value-type="float" office:value="-0.085125908" calcext:value-type="float">
            <text:p>-0.085125908</text:p>
          </table:table-cell>
          <table:table-cell office:value-type="float" office:value="-0.000107679" calcext:value-type="float">
            <text:p>-0.000107679</text:p>
          </table:table-cell>
          <table:table-cell office:value-type="float" office:value="0.015787157" calcext:value-type="float">
            <text:p>0.015787157</text:p>
          </table:table-cell>
          <table:table-cell office:value-type="float" office:value="0.00967409" calcext:value-type="float">
            <text:p>0.009674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8 16:34:04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649805" calcext:value-type="float">
            <text:p>0.234649805</text:p>
          </table:table-cell>
          <table:table-cell office:value-type="float" office:value="0.645032006" calcext:value-type="float">
            <text:p>0.645032006</text:p>
          </table:table-cell>
          <table:table-cell office:value-type="float" office:value="0.702126706" calcext:value-type="float">
            <text:p>0.702126706</text:p>
          </table:table-cell>
          <table:table-cell office:value-type="float" office:value="0.677238187" calcext:value-type="float">
            <text:p>0.677238187</text:p>
          </table:table-cell>
          <table:table-cell/>
          <table:table-cell office:value-type="float" office:value="0.001917074" calcext:value-type="float">
            <text:p>0.001917074</text:p>
          </table:table-cell>
          <table:table-cell office:value-type="float" office:value="0.005269869" calcext:value-type="float">
            <text:p>0.005269869</text:p>
          </table:table-cell>
          <table:table-cell office:value-type="float" office:value="0.005736329" calcext:value-type="float">
            <text:p>0.005736329</text:p>
          </table:table-cell>
          <table:table-cell office:value-type="float" office:value="0.005532992" calcext:value-type="float">
            <text:p>0.005532992</text:p>
          </table:table-cell>
          <table:table-cell/>
          <table:table-cell office:value-type="float" office:value="-0.003352671" calcext:value-type="float">
            <text:p>-0.003352671</text:p>
          </table:table-cell>
          <table:table-cell office:value-type="float" office:value="0.000000125" calcext:value-type="float">
            <text:p>1.25E-07</text:p>
          </table:table-cell>
          <table:table-cell office:value-type="float" office:value="0.000466585" calcext:value-type="float">
            <text:p>0.000466585</text:p>
          </table:table-cell>
          <table:table-cell office:value-type="float" office:value="0.000263247" calcext:value-type="float">
            <text:p>0.000263247</text:p>
          </table:table-cell>
          <table:table-cell/>
          <table:table-cell office:value-type="float" office:value="26.300769406" calcext:value-type="float">
            <text:p>26.300769406</text:p>
          </table:table-cell>
          <table:table-cell office:value-type="float" office:value="26.383419609" calcext:value-type="float">
            <text:p>26.383419609</text:p>
          </table:table-cell>
          <table:table-cell office:value-type="float" office:value="26.394917898" calcext:value-type="float">
            <text:p>26.394917898</text:p>
          </table:table-cell>
          <table:table-cell office:value-type="float" office:value="26.389905619" calcext:value-type="float">
            <text:p>26.389905619</text:p>
          </table:table-cell>
          <table:table-cell/>
          <table:table-cell office:value-type="float" office:value="-0.084989372" calcext:value-type="float">
            <text:p>-0.084989372</text:p>
          </table:table-cell>
          <table:table-cell office:value-type="float" office:value="0.000003118" calcext:value-type="float">
            <text:p>3.118E-06</text:p>
          </table:table-cell>
          <table:table-cell office:value-type="float" office:value="0.011827074" calcext:value-type="float">
            <text:p>0.011827074</text:p>
          </table:table-cell>
          <table:table-cell office:value-type="float" office:value="0.006672838" calcext:value-type="float">
            <text:p>0.0066728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8 16:34:0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378008" calcext:value-type="float">
            <text:p>0.234378008</text:p>
          </table:table-cell>
          <table:table-cell office:value-type="float" office:value="0.643521028" calcext:value-type="float">
            <text:p>0.643521028</text:p>
          </table:table-cell>
          <table:table-cell office:value-type="float" office:value="0.698192799" calcext:value-type="float">
            <text:p>0.698192799</text:p>
          </table:table-cell>
          <table:table-cell office:value-type="float" office:value="0.674923739" calcext:value-type="float">
            <text:p>0.674923739</text:p>
          </table:table-cell>
          <table:table-cell/>
          <table:table-cell office:value-type="float" office:value="0.001914853" calcext:value-type="float">
            <text:p>0.001914853</text:p>
          </table:table-cell>
          <table:table-cell office:value-type="float" office:value="0.005257525" calcext:value-type="float">
            <text:p>0.005257525</text:p>
          </table:table-cell>
          <table:table-cell office:value-type="float" office:value="0.00570419" calcext:value-type="float">
            <text:p>0.00570419</text:p>
          </table:table-cell>
          <table:table-cell office:value-type="float" office:value="0.005514083" calcext:value-type="float">
            <text:p>0.005514083</text:p>
          </table:table-cell>
          <table:table-cell/>
          <table:table-cell office:value-type="float" office:value="-0.003354891" calcext:value-type="float">
            <text:p>-0.003354891</text:p>
          </table:table-cell>
          <table:table-cell office:value-type="float" office:value="-0.00001222" calcext:value-type="float">
            <text:p>-1.222E-05</text:p>
          </table:table-cell>
          <table:table-cell office:value-type="float" office:value="0.000434445" calcext:value-type="float">
            <text:p>0.000434445</text:p>
          </table:table-cell>
          <table:table-cell office:value-type="float" office:value="0.000244338" calcext:value-type="float">
            <text:p>0.000244338</text:p>
          </table:table-cell>
          <table:table-cell/>
          <table:table-cell office:value-type="float" office:value="26.305769119" calcext:value-type="float">
            <text:p>26.305769119</text:p>
          </table:table-cell>
          <table:table-cell office:value-type="float" office:value="26.388169399" calcext:value-type="float">
            <text:p>26.388169399</text:p>
          </table:table-cell>
          <table:table-cell office:value-type="float" office:value="26.399179692" calcext:value-type="float">
            <text:p>26.399179692</text:p>
          </table:table-cell>
          <table:table-cell office:value-type="float" office:value="26.394493572" calcext:value-type="float">
            <text:p>26.394493572</text:p>
          </table:table-cell>
          <table:table-cell/>
          <table:table-cell office:value-type="float" office:value="-0.085045665" calcext:value-type="float">
            <text:p>-0.085045665</text:p>
          </table:table-cell>
          <table:table-cell office:value-type="float" office:value="-0.000309748" calcext:value-type="float">
            <text:p>-0.000309748</text:p>
          </table:table-cell>
          <table:table-cell office:value-type="float" office:value="0.011012392" calcext:value-type="float">
            <text:p>0.011012392</text:p>
          </table:table-cell>
          <table:table-cell office:value-type="float" office:value="0.006193531" calcext:value-type="float">
            <text:p>0.0061935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8 16:34:07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5008625" calcext:value-type="float">
            <text:p>0.235008625</text:p>
          </table:table-cell>
          <table:table-cell office:value-type="float" office:value="0.788331722" calcext:value-type="float">
            <text:p>0.788331722</text:p>
          </table:table-cell>
          <table:table-cell office:value-type="float" office:value="0.637255983" calcext:value-type="float">
            <text:p>0.637255983</text:p>
          </table:table-cell>
          <table:table-cell office:value-type="float" office:value="0.569143959" calcext:value-type="float">
            <text:p>0.569143959</text:p>
          </table:table-cell>
          <table:table-cell/>
          <table:table-cell office:value-type="float" office:value="0.001920005" calcext:value-type="float">
            <text:p>0.001920005</text:p>
          </table:table-cell>
          <table:table-cell office:value-type="float" office:value="0.006440619" calcext:value-type="float">
            <text:p>0.006440619</text:p>
          </table:table-cell>
          <table:table-cell office:value-type="float" office:value="0.00520634" calcext:value-type="float">
            <text:p>0.00520634</text:p>
          </table:table-cell>
          <table:table-cell office:value-type="float" office:value="0.004649869" calcext:value-type="float">
            <text:p>0.004649869</text:p>
          </table:table-cell>
          <table:table-cell/>
          <table:table-cell office:value-type="float" office:value="-0.003349739" calcext:value-type="float">
            <text:p>-0.003349739</text:p>
          </table:table-cell>
          <table:table-cell office:value-type="float" office:value="0.001170874" calcext:value-type="float">
            <text:p>0.001170874</text:p>
          </table:table-cell>
          <table:table-cell office:value-type="float" office:value="-0.000063405" calcext:value-type="float">
            <text:p>-6.3405E-05</text:p>
          </table:table-cell>
          <table:table-cell office:value-type="float" office:value="-0.000619875" calcext:value-type="float">
            <text:p>-0.000619875</text:p>
          </table:table-cell>
          <table:table-cell/>
          <table:table-cell office:value-type="float" office:value="26.300841675" calcext:value-type="float">
            <text:p>26.300841675</text:p>
          </table:table-cell>
          <table:table-cell office:value-type="float" office:value="26.412278487" calcext:value-type="float">
            <text:p>26.412278487</text:p>
          </table:table-cell>
          <table:table-cell office:value-type="float" office:value="26.381853588" calcext:value-type="float">
            <text:p>26.381853588</text:p>
          </table:table-cell>
          <table:table-cell office:value-type="float" office:value="26.368136352" calcext:value-type="float">
            <text:p>26.368136352</text:p>
          </table:table-cell>
          <table:table-cell/>
          <table:table-cell office:value-type="float" office:value="-0.084915054" calcext:value-type="float">
            <text:p>-0.084915054</text:p>
          </table:table-cell>
          <table:table-cell office:value-type="float" office:value="0.029679265" calcext:value-type="float">
            <text:p>0.029679265</text:p>
          </table:table-cell>
          <table:table-cell office:value-type="float" office:value="-0.001607211" calcext:value-type="float">
            <text:p>-0.001607211</text:p>
          </table:table-cell>
          <table:table-cell office:value-type="float" office:value="-0.015713034" calcext:value-type="float">
            <text:p>-0.0157130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8 16:34:08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328536" calcext:value-type="float">
            <text:p>0.234328536</text:p>
          </table:table-cell>
          <table:table-cell office:value-type="float" office:value="0.813362099" calcext:value-type="float">
            <text:p>0.813362099</text:p>
          </table:table-cell>
          <table:table-cell office:value-type="float" office:value="0.625530556" calcext:value-type="float">
            <text:p>0.625530556</text:p>
          </table:table-cell>
          <table:table-cell office:value-type="float" office:value="0.579739878" calcext:value-type="float">
            <text:p>0.579739878</text:p>
          </table:table-cell>
          <table:table-cell/>
          <table:table-cell office:value-type="float" office:value="0.001914449" calcext:value-type="float">
            <text:p>0.001914449</text:p>
          </table:table-cell>
          <table:table-cell office:value-type="float" office:value="0.006645115" calcext:value-type="float">
            <text:p>0.006645115</text:p>
          </table:table-cell>
          <table:table-cell office:value-type="float" office:value="0.005110544" calcext:value-type="float">
            <text:p>0.005110544</text:p>
          </table:table-cell>
          <table:table-cell office:value-type="float" office:value="0.004736437" calcext:value-type="float">
            <text:p>0.004736437</text:p>
          </table:table-cell>
          <table:table-cell/>
          <table:table-cell office:value-type="float" office:value="-0.003355296" calcext:value-type="float">
            <text:p>-0.003355296</text:p>
          </table:table-cell>
          <table:table-cell office:value-type="float" office:value="0.001375371" calcext:value-type="float">
            <text:p>0.001375371</text:p>
          </table:table-cell>
          <table:table-cell office:value-type="float" office:value="-0.000159201" calcext:value-type="float">
            <text:p>-0.000159201</text:p>
          </table:table-cell>
          <table:table-cell office:value-type="float" office:value="-0.000533307" calcext:value-type="float">
            <text:p>-0.000533307</text:p>
          </table:table-cell>
          <table:table-cell/>
          <table:table-cell office:value-type="float" office:value="26.310813609" calcext:value-type="float">
            <text:p>26.310813609</text:p>
          </table:table-cell>
          <table:table-cell office:value-type="float" office:value="26.427427107" calcext:value-type="float">
            <text:p>26.427427107</text:p>
          </table:table-cell>
          <table:table-cell office:value-type="float" office:value="26.389600397" calcext:value-type="float">
            <text:p>26.389600397</text:p>
          </table:table-cell>
          <table:table-cell office:value-type="float" office:value="26.380378589" calcext:value-type="float">
            <text:p>26.380378589</text:p>
          </table:table-cell>
          <table:table-cell/>
          <table:table-cell office:value-type="float" office:value="-0.085055912" calcext:value-type="float">
            <text:p>-0.085055912</text:p>
          </table:table-cell>
          <table:table-cell office:value-type="float" office:value="0.034862731" calcext:value-type="float">
            <text:p>0.034862731</text:p>
          </table:table-cell>
          <table:table-cell office:value-type="float" office:value="-0.004035499" calcext:value-type="float">
            <text:p>-0.004035499</text:p>
          </table:table-cell>
          <table:table-cell office:value-type="float" office:value="-0.013518631" calcext:value-type="float">
            <text:p>-0.0135186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8 16:34:0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806566" calcext:value-type="float">
            <text:p>0.234806566</text:p>
          </table:table-cell>
          <table:table-cell office:value-type="float" office:value="0.668022116" calcext:value-type="float">
            <text:p>0.668022116</text:p>
          </table:table-cell>
          <table:table-cell office:value-type="float" office:value="0.734387724" calcext:value-type="float">
            <text:p>0.734387724</text:p>
          </table:table-cell>
          <table:table-cell office:value-type="float" office:value="0.690513932" calcext:value-type="float">
            <text:p>0.690513932</text:p>
          </table:table-cell>
          <table:table-cell/>
          <table:table-cell office:value-type="float" office:value="0.001918354" calcext:value-type="float">
            <text:p>0.001918354</text:p>
          </table:table-cell>
          <table:table-cell office:value-type="float" office:value="0.005457697" calcext:value-type="float">
            <text:p>0.005457697</text:p>
          </table:table-cell>
          <table:table-cell office:value-type="float" office:value="0.0059999" calcext:value-type="float">
            <text:p>0.0059999</text:p>
          </table:table-cell>
          <table:table-cell office:value-type="float" office:value="0.005641454" calcext:value-type="float">
            <text:p>0.005641454</text:p>
          </table:table-cell>
          <table:table-cell/>
          <table:table-cell office:value-type="float" office:value="-0.00335139" calcext:value-type="float">
            <text:p>-0.00335139</text:p>
          </table:table-cell>
          <table:table-cell office:value-type="float" office:value="0.000187953" calcext:value-type="float">
            <text:p>0.000187953</text:p>
          </table:table-cell>
          <table:table-cell office:value-type="float" office:value="0.000730155" calcext:value-type="float">
            <text:p>0.000730155</text:p>
          </table:table-cell>
          <table:table-cell office:value-type="float" office:value="0.000371709" calcext:value-type="float">
            <text:p>0.000371709</text:p>
          </table:table-cell>
          <table:table-cell/>
          <table:table-cell office:value-type="float" office:value="26.305855432" calcext:value-type="float">
            <text:p>26.305855432</text:p>
          </table:table-cell>
          <table:table-cell office:value-type="float" office:value="26.393103662" calcext:value-type="float">
            <text:p>26.393103662</text:p>
          </table:table-cell>
          <table:table-cell office:value-type="float" office:value="26.406468892" calcext:value-type="float">
            <text:p>26.406468892</text:p>
          </table:table-cell>
          <table:table-cell office:value-type="float" office:value="26.397633259" calcext:value-type="float">
            <text:p>26.397633259</text:p>
          </table:table-cell>
          <table:table-cell/>
          <table:table-cell office:value-type="float" office:value="-0.084956904" calcext:value-type="float">
            <text:p>-0.084956904</text:p>
          </table:table-cell>
          <table:table-cell office:value-type="float" office:value="0.004764247" calcext:value-type="float">
            <text:p>0.004764247</text:p>
          </table:table-cell>
          <table:table-cell office:value-type="float" office:value="0.018508052" calcext:value-type="float">
            <text:p>0.018508052</text:p>
          </table:table-cell>
          <table:table-cell office:value-type="float" office:value="0.009422155" calcext:value-type="float">
            <text:p>0.00942215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8 16:34:1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730868" calcext:value-type="float">
            <text:p>0.234730868</text:p>
          </table:table-cell>
          <table:table-cell office:value-type="float" office:value="0.670095166" calcext:value-type="float">
            <text:p>0.670095166</text:p>
          </table:table-cell>
          <table:table-cell office:value-type="float" office:value="0.747701615" calcext:value-type="float">
            <text:p>0.747701615</text:p>
          </table:table-cell>
          <table:table-cell office:value-type="float" office:value="0.672411403" calcext:value-type="float">
            <text:p>0.672411403</text:p>
          </table:table-cell>
          <table:table-cell/>
          <table:table-cell office:value-type="float" office:value="0.001917736" calcext:value-type="float">
            <text:p>0.001917736</text:p>
          </table:table-cell>
          <table:table-cell office:value-type="float" office:value="0.005474634" calcext:value-type="float">
            <text:p>0.005474634</text:p>
          </table:table-cell>
          <table:table-cell office:value-type="float" office:value="0.006108673" calcext:value-type="float">
            <text:p>0.006108673</text:p>
          </table:table-cell>
          <table:table-cell office:value-type="float" office:value="0.005493557" calcext:value-type="float">
            <text:p>0.005493557</text:p>
          </table:table-cell>
          <table:table-cell/>
          <table:table-cell office:value-type="float" office:value="-0.003352008" calcext:value-type="float">
            <text:p>-0.003352008</text:p>
          </table:table-cell>
          <table:table-cell office:value-type="float" office:value="0.000204889" calcext:value-type="float">
            <text:p>0.000204889</text:p>
          </table:table-cell>
          <table:table-cell office:value-type="float" office:value="0.000838929" calcext:value-type="float">
            <text:p>0.000838929</text:p>
          </table:table-cell>
          <table:table-cell office:value-type="float" office:value="0.000223813" calcext:value-type="float">
            <text:p>0.000223813</text:p>
          </table:table-cell>
          <table:table-cell/>
          <table:table-cell office:value-type="float" office:value="26.31089464" calcext:value-type="float">
            <text:p>26.31089464</text:p>
          </table:table-cell>
          <table:table-cell office:value-type="float" office:value="26.398575215" calcext:value-type="float">
            <text:p>26.398575215</text:p>
          </table:table-cell>
          <table:table-cell office:value-type="float" office:value="26.414204125" calcext:value-type="float">
            <text:p>26.414204125</text:p>
          </table:table-cell>
          <table:table-cell office:value-type="float" office:value="26.399041678" calcext:value-type="float">
            <text:p>26.399041678</text:p>
          </table:table-cell>
          <table:table-cell/>
          <table:table-cell office:value-type="float" office:value="-0.084972582" calcext:value-type="float">
            <text:p>-0.084972582</text:p>
          </table:table-cell>
          <table:table-cell office:value-type="float" office:value="0.005193563" calcext:value-type="float">
            <text:p>0.005193563</text:p>
          </table:table-cell>
          <table:table-cell office:value-type="float" office:value="0.021265228" calcext:value-type="float">
            <text:p>0.021265228</text:p>
          </table:table-cell>
          <table:table-cell office:value-type="float" office:value="0.005673242" calcext:value-type="float">
            <text:p>0.0056732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8 16:34:1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594969" calcext:value-type="float">
            <text:p>0.234594969</text:p>
          </table:table-cell>
          <table:table-cell office:value-type="float" office:value="0.670124968" calcext:value-type="float">
            <text:p>0.670124968</text:p>
          </table:table-cell>
          <table:table-cell office:value-type="float" office:value="0.752593369" calcext:value-type="float">
            <text:p>0.752593369</text:p>
          </table:table-cell>
          <table:table-cell office:value-type="float" office:value="0.611785127" calcext:value-type="float">
            <text:p>0.611785127</text:p>
          </table:table-cell>
          <table:table-cell/>
          <table:table-cell office:value-type="float" office:value="0.001916626" calcext:value-type="float">
            <text:p>0.001916626</text:p>
          </table:table-cell>
          <table:table-cell office:value-type="float" office:value="0.005474877" calcext:value-type="float">
            <text:p>0.005474877</text:p>
          </table:table-cell>
          <table:table-cell office:value-type="float" office:value="0.006148639" calcext:value-type="float">
            <text:p>0.006148639</text:p>
          </table:table-cell>
          <table:table-cell office:value-type="float" office:value="0.004998245" calcext:value-type="float">
            <text:p>0.004998245</text:p>
          </table:table-cell>
          <table:table-cell/>
          <table:table-cell office:value-type="float" office:value="-0.003353119" calcext:value-type="float">
            <text:p>-0.003353119</text:p>
          </table:table-cell>
          <table:table-cell office:value-type="float" office:value="0.000205133" calcext:value-type="float">
            <text:p>0.000205133</text:p>
          </table:table-cell>
          <table:table-cell office:value-type="float" office:value="0.000878894" calcext:value-type="float">
            <text:p>0.000878894</text:p>
          </table:table-cell>
          <table:table-cell office:value-type="float" office:value="-0.0002715" calcext:value-type="float">
            <text:p>-0.0002715</text:p>
          </table:table-cell>
          <table:table-cell/>
          <table:table-cell office:value-type="float" office:value="26.305812816" calcext:value-type="float">
            <text:p>26.305812816</text:p>
          </table:table-cell>
          <table:table-cell office:value-type="float" office:value="26.393527153" calcext:value-type="float">
            <text:p>26.393527153</text:p>
          </table:table-cell>
          <table:table-cell office:value-type="float" office:value="26.410135261" calcext:value-type="float">
            <text:p>26.410135261</text:p>
          </table:table-cell>
          <table:table-cell office:value-type="float" office:value="26.38177809" calcext:value-type="float">
            <text:p>26.38177809</text:p>
          </table:table-cell>
          <table:table-cell/>
          <table:table-cell office:value-type="float" office:value="-0.085000729" calcext:value-type="float">
            <text:p>-0.085000729</text:p>
          </table:table-cell>
          <table:table-cell office:value-type="float" office:value="0.005199735" calcext:value-type="float">
            <text:p>0.005199735</text:p>
          </table:table-cell>
          <table:table-cell office:value-type="float" office:value="0.02227826" calcext:value-type="float">
            <text:p>0.02227826</text:p>
          </table:table-cell>
          <table:table-cell office:value-type="float" office:value="-0.006882131" calcext:value-type="float">
            <text:p>-0.0068821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8 16:34:13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805374" calcext:value-type="float">
            <text:p>0.234805374</text:p>
          </table:table-cell>
          <table:table-cell office:value-type="float" office:value="0.652350265" calcext:value-type="float">
            <text:p>0.652350265</text:p>
          </table:table-cell>
          <table:table-cell office:value-type="float" office:value="0.719199862" calcext:value-type="float">
            <text:p>0.719199862</text:p>
          </table:table-cell>
          <table:table-cell office:value-type="float" office:value="0.689106666" calcext:value-type="float">
            <text:p>0.689106666</text:p>
          </table:table-cell>
          <table:table-cell/>
          <table:table-cell office:value-type="float" office:value="0.001918345" calcext:value-type="float">
            <text:p>0.001918345</text:p>
          </table:table-cell>
          <table:table-cell office:value-type="float" office:value="0.005329659" calcext:value-type="float">
            <text:p>0.005329659</text:p>
          </table:table-cell>
          <table:table-cell office:value-type="float" office:value="0.005875816" calcext:value-type="float">
            <text:p>0.005875816</text:p>
          </table:table-cell>
          <table:table-cell office:value-type="float" office:value="0.005629956" calcext:value-type="float">
            <text:p>0.005629956</text:p>
          </table:table-cell>
          <table:table-cell/>
          <table:table-cell office:value-type="float" office:value="-0.0033514" calcext:value-type="float">
            <text:p>-0.0033514</text:p>
          </table:table-cell>
          <table:table-cell office:value-type="float" office:value="0.000059915" calcext:value-type="float">
            <text:p>5.9915E-05</text:p>
          </table:table-cell>
          <table:table-cell office:value-type="float" office:value="0.000606072" calcext:value-type="float">
            <text:p>0.000606072</text:p>
          </table:table-cell>
          <table:table-cell office:value-type="float" office:value="0.000360212" calcext:value-type="float">
            <text:p>0.000360212</text:p>
          </table:table-cell>
          <table:table-cell/>
          <table:table-cell office:value-type="float" office:value="26.310909646" calcext:value-type="float">
            <text:p>26.310909646</text:p>
          </table:table-cell>
          <table:table-cell office:value-type="float" office:value="26.395001598" calcext:value-type="float">
            <text:p>26.395001598</text:p>
          </table:table-cell>
          <table:table-cell office:value-type="float" office:value="26.408464275" calcext:value-type="float">
            <text:p>26.408464275</text:p>
          </table:table-cell>
          <table:table-cell office:value-type="float" office:value="26.402403899" calcext:value-type="float">
            <text:p>26.402403899</text:p>
          </table:table-cell>
          <table:table-cell/>
          <table:table-cell office:value-type="float" office:value="-0.084957151" calcext:value-type="float">
            <text:p>-0.084957151</text:p>
          </table:table-cell>
          <table:table-cell office:value-type="float" office:value="0.001518694" calcext:value-type="float">
            <text:p>0.001518694</text:p>
          </table:table-cell>
          <table:table-cell office:value-type="float" office:value="0.015362784" calcext:value-type="float">
            <text:p>0.015362784</text:p>
          </table:table-cell>
          <table:table-cell office:value-type="float" office:value="0.00913072" calcext:value-type="float">
            <text:p>0.009130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8 16:34:14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899383" calcext:value-type="float">
            <text:p>0.233899383</text:p>
          </table:table-cell>
          <table:table-cell office:value-type="float" office:value="0.636869149" calcext:value-type="float">
            <text:p>0.636869149</text:p>
          </table:table-cell>
          <table:table-cell office:value-type="float" office:value="0.664377888" calcext:value-type="float">
            <text:p>0.664377888</text:p>
          </table:table-cell>
          <table:table-cell office:value-type="float" office:value="0.668261727" calcext:value-type="float">
            <text:p>0.668261727</text:p>
          </table:table-cell>
          <table:table-cell/>
          <table:table-cell office:value-type="float" office:value="0.001910943" calcext:value-type="float">
            <text:p>0.001910943</text:p>
          </table:table-cell>
          <table:table-cell office:value-type="float" office:value="0.005203179" calcext:value-type="float">
            <text:p>0.005203179</text:p>
          </table:table-cell>
          <table:table-cell office:value-type="float" office:value="0.005427924" calcext:value-type="float">
            <text:p>0.005427924</text:p>
          </table:table-cell>
          <table:table-cell office:value-type="float" office:value="0.005459655" calcext:value-type="float">
            <text:p>0.005459655</text:p>
          </table:table-cell>
          <table:table-cell/>
          <table:table-cell office:value-type="float" office:value="-0.003358802" calcext:value-type="float">
            <text:p>-0.003358802</text:p>
          </table:table-cell>
          <table:table-cell office:value-type="float" office:value="-0.000066565" calcext:value-type="float">
            <text:p>-6.6565E-05</text:p>
          </table:table-cell>
          <table:table-cell office:value-type="float" office:value="0.00015818" calcext:value-type="float">
            <text:p>0.00015818</text:p>
          </table:table-cell>
          <table:table-cell office:value-type="float" office:value="0.00018991" calcext:value-type="float">
            <text:p>0.00018991</text:p>
          </table:table-cell>
          <table:table-cell/>
          <table:table-cell office:value-type="float" office:value="26.310727176" calcext:value-type="float">
            <text:p>26.310727176</text:p>
          </table:table-cell>
          <table:table-cell office:value-type="float" office:value="26.391883871" calcext:value-type="float">
            <text:p>26.391883871</text:p>
          </table:table-cell>
          <table:table-cell office:value-type="float" office:value="26.397423823" calcext:value-type="float">
            <text:p>26.397423823</text:p>
          </table:table-cell>
          <table:table-cell office:value-type="float" office:value="26.398205982" calcext:value-type="float">
            <text:p>26.398205982</text:p>
          </table:table-cell>
          <table:table-cell/>
          <table:table-cell office:value-type="float" office:value="-0.085144796" calcext:value-type="float">
            <text:p>-0.085144796</text:p>
          </table:table-cell>
          <table:table-cell office:value-type="float" office:value="-0.001687322" calcext:value-type="float">
            <text:p>-0.001687322</text:p>
          </table:table-cell>
          <table:table-cell office:value-type="float" office:value="0.004009549" calcext:value-type="float">
            <text:p>0.004009549</text:p>
          </table:table-cell>
          <table:table-cell office:value-type="float" office:value="0.004813869" calcext:value-type="float">
            <text:p>0.0048138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8 16:34:1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138397" calcext:value-type="float">
            <text:p>0.234138397</text:p>
          </table:table-cell>
          <table:table-cell office:value-type="float" office:value="0.641304927" calcext:value-type="float">
            <text:p>0.641304927</text:p>
          </table:table-cell>
          <table:table-cell office:value-type="float" office:value="0.713232245" calcext:value-type="float">
            <text:p>0.713232245</text:p>
          </table:table-cell>
          <table:table-cell office:value-type="float" office:value="0.683255873" calcext:value-type="float">
            <text:p>0.683255873</text:p>
          </table:table-cell>
          <table:table-cell/>
          <table:table-cell office:value-type="float" office:value="0.001912895" calcext:value-type="float">
            <text:p>0.001912895</text:p>
          </table:table-cell>
          <table:table-cell office:value-type="float" office:value="0.005239419" calcext:value-type="float">
            <text:p>0.005239419</text:p>
          </table:table-cell>
          <table:table-cell office:value-type="float" office:value="0.005827061" calcext:value-type="float">
            <text:p>0.005827061</text:p>
          </table:table-cell>
          <table:table-cell office:value-type="float" office:value="0.005582156" calcext:value-type="float">
            <text:p>0.005582156</text:p>
          </table:table-cell>
          <table:table-cell/>
          <table:table-cell office:value-type="float" office:value="-0.003356849" calcext:value-type="float">
            <text:p>-0.003356849</text:p>
          </table:table-cell>
          <table:table-cell office:value-type="float" office:value="-0.000030325" calcext:value-type="float">
            <text:p>-3.0325E-05</text:p>
          </table:table-cell>
          <table:table-cell office:value-type="float" office:value="0.000557316" calcext:value-type="float">
            <text:p>0.000557316</text:p>
          </table:table-cell>
          <table:table-cell office:value-type="float" office:value="0.000312411" calcext:value-type="float">
            <text:p>0.000312411</text:p>
          </table:table-cell>
          <table:table-cell/>
          <table:table-cell office:value-type="float" office:value="26.30572086" calcext:value-type="float">
            <text:p>26.30572086</text:p>
          </table:table-cell>
          <table:table-cell office:value-type="float" office:value="26.387723099" calcext:value-type="float">
            <text:p>26.387723099</text:p>
          </table:table-cell>
          <table:table-cell office:value-type="float" office:value="26.402208452" calcext:value-type="float">
            <text:p>26.402208452</text:p>
          </table:table-cell>
          <table:table-cell office:value-type="float" office:value="26.39617157" calcext:value-type="float">
            <text:p>26.39617157</text:p>
          </table:table-cell>
          <table:table-cell/>
          <table:table-cell office:value-type="float" office:value="-0.085095293" calcext:value-type="float">
            <text:p>-0.085095293</text:p>
          </table:table-cell>
          <table:table-cell office:value-type="float" office:value="-0.000768692" calcext:value-type="float">
            <text:p>-0.000768692</text:p>
          </table:table-cell>
          <table:table-cell office:value-type="float" office:value="0.014126941" calcext:value-type="float">
            <text:p>0.014126941</text:p>
          </table:table-cell>
          <table:table-cell office:value-type="float" office:value="0.007919061" calcext:value-type="float">
            <text:p>0.0079190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8 16:34:17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639077" calcext:value-type="float">
            <text:p>0.234639077</text:p>
          </table:table-cell>
          <table:table-cell office:value-type="float" office:value="0.641112404" calcext:value-type="float">
            <text:p>0.641112404</text:p>
          </table:table-cell>
          <table:table-cell office:value-type="float" office:value="0.692994081" calcext:value-type="float">
            <text:p>0.692994081</text:p>
          </table:table-cell>
          <table:table-cell office:value-type="float" office:value="0.670259675" calcext:value-type="float">
            <text:p>0.670259675</text:p>
          </table:table-cell>
          <table:table-cell/>
          <table:table-cell office:value-type="float" office:value="0.001916986" calcext:value-type="float">
            <text:p>0.001916986</text:p>
          </table:table-cell>
          <table:table-cell office:value-type="float" office:value="0.005237846" calcext:value-type="float">
            <text:p>0.005237846</text:p>
          </table:table-cell>
          <table:table-cell office:value-type="float" office:value="0.005661716" calcext:value-type="float">
            <text:p>0.005661716</text:p>
          </table:table-cell>
          <table:table-cell office:value-type="float" office:value="0.005475978" calcext:value-type="float">
            <text:p>0.005475978</text:p>
          </table:table-cell>
          <table:table-cell/>
          <table:table-cell office:value-type="float" office:value="-0.003352758" calcext:value-type="float">
            <text:p>-0.003352758</text:p>
          </table:table-cell>
          <table:table-cell office:value-type="float" office:value="-0.000031898" calcext:value-type="float">
            <text:p>-3.1898E-05</text:p>
          </table:table-cell>
          <table:table-cell office:value-type="float" office:value="0.000391972" calcext:value-type="float">
            <text:p>0.000391972</text:p>
          </table:table-cell>
          <table:table-cell office:value-type="float" office:value="0.000206233" calcext:value-type="float">
            <text:p>0.000206233</text:p>
          </table:table-cell>
          <table:table-cell/>
          <table:table-cell office:value-type="float" office:value="26.305821699" calcext:value-type="float">
            <text:p>26.305821699</text:p>
          </table:table-cell>
          <table:table-cell office:value-type="float" office:value="26.387684327" calcext:value-type="float">
            <text:p>26.387684327</text:p>
          </table:table-cell>
          <table:table-cell office:value-type="float" office:value="26.398132732" calcext:value-type="float">
            <text:p>26.398132732</text:p>
          </table:table-cell>
          <table:table-cell office:value-type="float" office:value="26.393554282" calcext:value-type="float">
            <text:p>26.393554282</text:p>
          </table:table-cell>
          <table:table-cell/>
          <table:table-cell office:value-type="float" office:value="-0.084991594" calcext:value-type="float">
            <text:p>-0.084991594</text:p>
          </table:table-cell>
          <table:table-cell office:value-type="float" office:value="-0.000808563" calcext:value-type="float">
            <text:p>-0.000808563</text:p>
          </table:table-cell>
          <table:table-cell office:value-type="float" office:value="0.009935776" calcext:value-type="float">
            <text:p>0.009935776</text:p>
          </table:table-cell>
          <table:table-cell office:value-type="float" office:value="0.005227632" calcext:value-type="float">
            <text:p>0.0052276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8 16:34:1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818487" calcext:value-type="float">
            <text:p>0.234818487</text:p>
          </table:table-cell>
          <table:table-cell office:value-type="float" office:value="0.770431253" calcext:value-type="float">
            <text:p>0.770431253</text:p>
          </table:table-cell>
          <table:table-cell office:value-type="float" office:value="0.748919338" calcext:value-type="float">
            <text:p>0.748919338</text:p>
          </table:table-cell>
          <table:table-cell office:value-type="float" office:value="0.577173898" calcext:value-type="float">
            <text:p>0.577173898</text:p>
          </table:table-cell>
          <table:table-cell/>
          <table:table-cell office:value-type="float" office:value="0.001918452" calcext:value-type="float">
            <text:p>0.001918452</text:p>
          </table:table-cell>
          <table:table-cell office:value-type="float" office:value="0.006294373" calcext:value-type="float">
            <text:p>0.006294373</text:p>
          </table:table-cell>
          <table:table-cell office:value-type="float" office:value="0.006118622" calcext:value-type="float">
            <text:p>0.006118622</text:p>
          </table:table-cell>
          <table:table-cell office:value-type="float" office:value="0.004715473" calcext:value-type="float">
            <text:p>0.004715473</text:p>
          </table:table-cell>
          <table:table-cell/>
          <table:table-cell office:value-type="float" office:value="-0.003351293" calcext:value-type="float">
            <text:p>-0.003351293</text:p>
          </table:table-cell>
          <table:table-cell office:value-type="float" office:value="0.001024629" calcext:value-type="float">
            <text:p>0.001024629</text:p>
          </table:table-cell>
          <table:table-cell office:value-type="float" office:value="0.000848878" calcext:value-type="float">
            <text:p>0.000848878</text:p>
          </table:table-cell>
          <table:table-cell office:value-type="float" office:value="-0.000554271" calcext:value-type="float">
            <text:p>-0.000554271</text:p>
          </table:table-cell>
          <table:table-cell/>
          <table:table-cell office:value-type="float" office:value="26.30080338" calcext:value-type="float">
            <text:p>26.30080338</text:p>
          </table:table-cell>
          <table:table-cell office:value-type="float" office:value="26.408673583" calcext:value-type="float">
            <text:p>26.408673583</text:p>
          </table:table-cell>
          <table:table-cell office:value-type="float" office:value="26.404341369" calcext:value-type="float">
            <text:p>26.404341369</text:p>
          </table:table-cell>
          <table:table-cell office:value-type="float" office:value="26.369753528" calcext:value-type="float">
            <text:p>26.369753528</text:p>
          </table:table-cell>
          <table:table-cell/>
          <table:table-cell office:value-type="float" office:value="-0.084954435" calcext:value-type="float">
            <text:p>-0.084954435</text:p>
          </table:table-cell>
          <table:table-cell office:value-type="float" office:value="0.025972291" calcext:value-type="float">
            <text:p>0.025972291</text:p>
          </table:table-cell>
          <table:table-cell office:value-type="float" office:value="0.021517406" calcext:value-type="float">
            <text:p>0.021517406</text:p>
          </table:table-cell>
          <table:table-cell office:value-type="float" office:value="-0.014050043" calcext:value-type="float">
            <text:p>-0.0140500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8 16:34:19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738328783" calcext:value-type="float">
            <text:p>0.738328783</text:p>
          </table:table-cell>
          <table:table-cell office:value-type="float" office:value="0.769651028" calcext:value-type="float">
            <text:p>0.769651028</text:p>
          </table:table-cell>
          <table:table-cell office:value-type="float" office:value="0.607935859" calcext:value-type="float">
            <text:p>0.607935859</text:p>
          </table:table-cell>
          <table:table-cell/>
          <table:table-cell office:value-type="float" office:value="0.001919732" calcext:value-type="float">
            <text:p>0.001919732</text:p>
          </table:table-cell>
          <table:table-cell office:value-type="float" office:value="0.006032098" calcext:value-type="float">
            <text:p>0.006032098</text:p>
          </table:table-cell>
          <table:table-cell office:value-type="float" office:value="0.006287999" calcext:value-type="float">
            <text:p>0.006287999</text:p>
          </table:table-cell>
          <table:table-cell office:value-type="float" office:value="0.004966796" calcext:value-type="float">
            <text:p>0.004966796</text:p>
          </table:table-cell>
          <table:table-cell/>
          <table:table-cell office:value-type="float" office:value="-0.003350012" calcext:value-type="float">
            <text:p>-0.003350012</text:p>
          </table:table-cell>
          <table:table-cell office:value-type="float" office:value="0.000762354" calcext:value-type="float">
            <text:p>0.000762354</text:p>
          </table:table-cell>
          <table:table-cell office:value-type="float" office:value="0.001018254" calcext:value-type="float">
            <text:p>0.001018254</text:p>
          </table:table-cell>
          <table:table-cell office:value-type="float" office:value="-0.000302948" calcext:value-type="float">
            <text:p>-0.000302948</text:p>
          </table:table-cell>
          <table:table-cell/>
          <table:table-cell office:value-type="float" office:value="26.310943859" calcext:value-type="float">
            <text:p>26.310943859</text:p>
          </table:table-cell>
          <table:table-cell office:value-type="float" office:value="26.412316572" calcext:value-type="float">
            <text:p>26.412316572</text:p>
          </table:table-cell>
          <table:table-cell office:value-type="float" office:value="26.418624406" calcext:value-type="float">
            <text:p>26.418624406</text:p>
          </table:table-cell>
          <table:table-cell office:value-type="float" office:value="26.386057001" calcext:value-type="float">
            <text:p>26.386057001</text:p>
          </table:table-cell>
          <table:table-cell/>
          <table:table-cell office:value-type="float" office:value="-0.084921967" calcext:value-type="float">
            <text:p>-0.084921967</text:p>
          </table:table-cell>
          <table:table-cell office:value-type="float" office:value="0.019324208" calcext:value-type="float">
            <text:p>0.019324208</text:p>
          </table:table-cell>
          <table:table-cell office:value-type="float" office:value="0.025810715" calcext:value-type="float">
            <text:p>0.025810715</text:p>
          </table:table-cell>
          <table:table-cell office:value-type="float" office:value="-0.007679303" calcext:value-type="float">
            <text:p>-0.0076793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8 16:34:21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738006322" calcext:value-type="float">
            <text:p>0.738006322</text:p>
          </table:table-cell>
          <table:table-cell office:value-type="float" office:value="0.768422576" calcext:value-type="float">
            <text:p>0.768422576</text:p>
          </table:table-cell>
          <table:table-cell office:value-type="float" office:value="0.604742241" calcext:value-type="float">
            <text:p>0.604742241</text:p>
          </table:table-cell>
          <table:table-cell/>
          <table:table-cell office:value-type="float" office:value="0.001923346" calcext:value-type="float">
            <text:p>0.001923346</text:p>
          </table:table-cell>
          <table:table-cell office:value-type="float" office:value="0.006029463" calcext:value-type="float">
            <text:p>0.006029463</text:p>
          </table:table-cell>
          <table:table-cell office:value-type="float" office:value="0.006277962" calcext:value-type="float">
            <text:p>0.006277962</text:p>
          </table:table-cell>
          <table:table-cell office:value-type="float" office:value="0.004940705" calcext:value-type="float">
            <text:p>0.004940705</text:p>
          </table:table-cell>
          <table:table-cell/>
          <table:table-cell office:value-type="float" office:value="-0.003346399" calcext:value-type="float">
            <text:p>-0.003346399</text:p>
          </table:table-cell>
          <table:table-cell office:value-type="float" office:value="0.000759719" calcext:value-type="float">
            <text:p>0.000759719</text:p>
          </table:table-cell>
          <table:table-cell office:value-type="float" office:value="0.001008218" calcext:value-type="float">
            <text:p>0.001008218</text:p>
          </table:table-cell>
          <table:table-cell office:value-type="float" office:value="-0.00032904" calcext:value-type="float">
            <text:p>-0.00032904</text:p>
          </table:table-cell>
          <table:table-cell/>
          <table:table-cell office:value-type="float" office:value="26.311032933" calcext:value-type="float">
            <text:p>26.311032933</text:p>
          </table:table-cell>
          <table:table-cell office:value-type="float" office:value="26.412251633" calcext:value-type="float">
            <text:p>26.412251633</text:p>
          </table:table-cell>
          <table:table-cell office:value-type="float" office:value="26.418377015" calcext:value-type="float">
            <text:p>26.418377015</text:p>
          </table:table-cell>
          <table:table-cell office:value-type="float" office:value="26.385413837" calcext:value-type="float">
            <text:p>26.385413837</text:p>
          </table:table-cell>
          <table:table-cell/>
          <table:table-cell office:value-type="float" office:value="-0.084830367" calcext:value-type="float">
            <text:p>-0.084830367</text:p>
          </table:table-cell>
          <table:table-cell office:value-type="float" office:value="0.019257429" calcext:value-type="float">
            <text:p>0.019257429</text:p>
          </table:table-cell>
          <table:table-cell office:value-type="float" office:value="0.025556317" calcext:value-type="float">
            <text:p>0.025556317</text:p>
          </table:table-cell>
          <table:table-cell office:value-type="float" office:value="-0.008340693" calcext:value-type="float">
            <text:p>-0.0083406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8 16:34:2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161809" calcext:value-type="float">
            <text:p>0.235161809</text:p>
          </table:table-cell>
          <table:table-cell office:value-type="float" office:value="0.764914842" calcext:value-type="float">
            <text:p>0.764914842</text:p>
          </table:table-cell>
          <table:table-cell office:value-type="float" office:value="0.737480609" calcext:value-type="float">
            <text:p>0.737480609</text:p>
          </table:table-cell>
          <table:table-cell office:value-type="float" office:value="0.573809811" calcext:value-type="float">
            <text:p>0.573809811</text:p>
          </table:table-cell>
          <table:table-cell/>
          <table:table-cell office:value-type="float" office:value="0.001921257" calcext:value-type="float">
            <text:p>0.001921257</text:p>
          </table:table-cell>
          <table:table-cell office:value-type="float" office:value="0.006249304" calcext:value-type="float">
            <text:p>0.006249304</text:p>
          </table:table-cell>
          <table:table-cell office:value-type="float" office:value="0.006025168" calcext:value-type="float">
            <text:p>0.006025168</text:p>
          </table:table-cell>
          <table:table-cell office:value-type="float" office:value="0.004687989" calcext:value-type="float">
            <text:p>0.004687989</text:p>
          </table:table-cell>
          <table:table-cell/>
          <table:table-cell office:value-type="float" office:value="-0.003348488" calcext:value-type="float">
            <text:p>-0.003348488</text:p>
          </table:table-cell>
          <table:table-cell office:value-type="float" office:value="0.00097956" calcext:value-type="float">
            <text:p>0.00097956</text:p>
          </table:table-cell>
          <table:table-cell office:value-type="float" office:value="0.000755424" calcext:value-type="float">
            <text:p>0.000755424</text:p>
          </table:table-cell>
          <table:table-cell office:value-type="float" office:value="-0.000581756" calcext:value-type="float">
            <text:p>-0.000581756</text:p>
          </table:table-cell>
          <table:table-cell/>
          <table:table-cell office:value-type="float" office:value="26.30592698" calcext:value-type="float">
            <text:p>26.30592698</text:p>
          </table:table-cell>
          <table:table-cell office:value-type="float" office:value="26.412616632" calcext:value-type="float">
            <text:p>26.412616632</text:p>
          </table:table-cell>
          <table:table-cell office:value-type="float" office:value="26.407091758" calcext:value-type="float">
            <text:p>26.407091758</text:p>
          </table:table-cell>
          <table:table-cell office:value-type="float" office:value="26.374130174" calcext:value-type="float">
            <text:p>26.374130174</text:p>
          </table:table-cell>
          <table:table-cell/>
          <table:table-cell office:value-type="float" office:value="-0.084883327" calcext:value-type="float">
            <text:p>-0.084883327</text:p>
          </table:table-cell>
          <table:table-cell office:value-type="float" office:value="0.024829904" calcext:value-type="float">
            <text:p>0.024829904</text:p>
          </table:table-cell>
          <table:table-cell office:value-type="float" office:value="0.019148559" calcext:value-type="float">
            <text:p>0.019148559</text:p>
          </table:table-cell>
          <table:table-cell office:value-type="float" office:value="-0.014746741" calcext:value-type="float">
            <text:p>-0.0147467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8 16:34:23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289197" calcext:value-type="float">
            <text:p>0.234289197</text:p>
          </table:table-cell>
          <table:table-cell office:value-type="float" office:value="0.807935692" calcext:value-type="float">
            <text:p>0.807935692</text:p>
          </table:table-cell>
          <table:table-cell office:value-type="float" office:value="0.625933483" calcext:value-type="float">
            <text:p>0.625933483</text:p>
          </table:table-cell>
          <table:table-cell office:value-type="float" office:value="0.568425127" calcext:value-type="float">
            <text:p>0.568425127</text:p>
          </table:table-cell>
          <table:table-cell/>
          <table:table-cell office:value-type="float" office:value="0.001914127" calcext:value-type="float">
            <text:p>0.001914127</text:p>
          </table:table-cell>
          <table:table-cell office:value-type="float" office:value="0.006600782" calcext:value-type="float">
            <text:p>0.006600782</text:p>
          </table:table-cell>
          <table:table-cell office:value-type="float" office:value="0.005113836" calcext:value-type="float">
            <text:p>0.005113836</text:p>
          </table:table-cell>
          <table:table-cell office:value-type="float" office:value="0.004643996" calcext:value-type="float">
            <text:p>0.004643996</text:p>
          </table:table-cell>
          <table:table-cell/>
          <table:table-cell office:value-type="float" office:value="-0.003355617" calcext:value-type="float">
            <text:p>-0.003355617</text:p>
          </table:table-cell>
          <table:table-cell office:value-type="float" office:value="0.001331037" calcext:value-type="float">
            <text:p>0.001331037</text:p>
          </table:table-cell>
          <table:table-cell office:value-type="float" office:value="-0.000155909" calcext:value-type="float">
            <text:p>-0.000155909</text:p>
          </table:table-cell>
          <table:table-cell office:value-type="float" office:value="-0.000625748" calcext:value-type="float">
            <text:p>-0.000625748</text:p>
          </table:table-cell>
          <table:table-cell/>
          <table:table-cell office:value-type="float" office:value="26.305751232" calcext:value-type="float">
            <text:p>26.305751232</text:p>
          </table:table-cell>
          <table:table-cell office:value-type="float" office:value="26.42128038" calcext:value-type="float">
            <text:p>26.42128038</text:p>
          </table:table-cell>
          <table:table-cell office:value-type="float" office:value="26.384627439" calcext:value-type="float">
            <text:p>26.384627439</text:p>
          </table:table-cell>
          <table:table-cell office:value-type="float" office:value="26.373045739" calcext:value-type="float">
            <text:p>26.373045739</text:p>
          </table:table-cell>
          <table:table-cell/>
          <table:table-cell office:value-type="float" office:value="-0.08506406" calcext:value-type="float">
            <text:p>-0.08506406</text:p>
          </table:table-cell>
          <table:table-cell office:value-type="float" office:value="0.033738995" calcext:value-type="float">
            <text:p>0.033738995</text:p>
          </table:table-cell>
          <table:table-cell office:value-type="float" office:value="-0.003952055" calcext:value-type="float">
            <text:p>-0.003952055</text:p>
          </table:table-cell>
          <table:table-cell office:value-type="float" office:value="-0.015861904" calcext:value-type="float">
            <text:p>-0.0158619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8 16:34:25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174756" calcext:value-type="float">
            <text:p>0.234174756</text:p>
          </table:table-cell>
          <table:table-cell office:value-type="float" office:value="0.784156416" calcext:value-type="float">
            <text:p>0.784156416</text:p>
          </table:table-cell>
          <table:table-cell office:value-type="float" office:value="0.626665428" calcext:value-type="float">
            <text:p>0.626665428</text:p>
          </table:table-cell>
          <table:table-cell office:value-type="float" office:value="0.61630018" calcext:value-type="float">
            <text:p>0.61630018</text:p>
          </table:table-cell>
          <table:table-cell/>
          <table:table-cell office:value-type="float" office:value="0.001913192" calcext:value-type="float">
            <text:p>0.001913192</text:p>
          </table:table-cell>
          <table:table-cell office:value-type="float" office:value="0.006406507" calcext:value-type="float">
            <text:p>0.006406507</text:p>
          </table:table-cell>
          <table:table-cell office:value-type="float" office:value="0.005119816" calcext:value-type="float">
            <text:p>0.005119816</text:p>
          </table:table-cell>
          <table:table-cell office:value-type="float" office:value="0.005035132" calcext:value-type="float">
            <text:p>0.005035132</text:p>
          </table:table-cell>
          <table:table-cell/>
          <table:table-cell office:value-type="float" office:value="-0.003356552" calcext:value-type="float">
            <text:p>-0.003356552</text:p>
          </table:table-cell>
          <table:table-cell office:value-type="float" office:value="0.001136762" calcext:value-type="float">
            <text:p>0.001136762</text:p>
          </table:table-cell>
          <table:table-cell office:value-type="float" office:value="-0.000149929" calcext:value-type="float">
            <text:p>-0.000149929</text:p>
          </table:table-cell>
          <table:table-cell office:value-type="float" office:value="-0.000234612" calcext:value-type="float">
            <text:p>-0.000234612</text:p>
          </table:table-cell>
          <table:table-cell/>
          <table:table-cell office:value-type="float" office:value="26.300673729" calcext:value-type="float">
            <text:p>26.300673729</text:p>
          </table:table-cell>
          <table:table-cell office:value-type="float" office:value="26.41143764" calcext:value-type="float">
            <text:p>26.41143764</text:p>
          </table:table-cell>
          <table:table-cell office:value-type="float" office:value="26.379720743" calcext:value-type="float">
            <text:p>26.379720743</text:p>
          </table:table-cell>
          <table:table-cell office:value-type="float" office:value="26.377633269" calcext:value-type="float">
            <text:p>26.377633269</text:p>
          </table:table-cell>
          <table:table-cell/>
          <table:table-cell office:value-type="float" office:value="-0.085087762" calcext:value-type="float">
            <text:p>-0.085087762</text:p>
          </table:table-cell>
          <table:table-cell office:value-type="float" office:value="0.028814611" calcext:value-type="float">
            <text:p>0.028814611</text:p>
          </table:table-cell>
          <table:table-cell office:value-type="float" office:value="-0.003800471" calcext:value-type="float">
            <text:p>-0.003800471</text:p>
          </table:table-cell>
          <table:table-cell office:value-type="float" office:value="-0.005947078" calcext:value-type="float">
            <text:p>-0.0059470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8 16:34:26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130815" calcext:value-type="float">
            <text:p>0.235130815</text:p>
          </table:table-cell>
          <table:table-cell office:value-type="float" office:value="0.649638849" calcext:value-type="float">
            <text:p>0.649638849</text:p>
          </table:table-cell>
          <table:table-cell office:value-type="float" office:value="0.71368226" calcext:value-type="float">
            <text:p>0.71368226</text:p>
          </table:table-cell>
          <table:table-cell office:value-type="float" office:value="0.685231171" calcext:value-type="float">
            <text:p>0.685231171</text:p>
          </table:table-cell>
          <table:table-cell/>
          <table:table-cell office:value-type="float" office:value="0.001921003" calcext:value-type="float">
            <text:p>0.001921003</text:p>
          </table:table-cell>
          <table:table-cell office:value-type="float" office:value="0.005307507" calcext:value-type="float">
            <text:p>0.005307507</text:p>
          </table:table-cell>
          <table:table-cell office:value-type="float" office:value="0.005830737" calcext:value-type="float">
            <text:p>0.005830737</text:p>
          </table:table-cell>
          <table:table-cell office:value-type="float" office:value="0.005598294" calcext:value-type="float">
            <text:p>0.005598294</text:p>
          </table:table-cell>
          <table:table-cell/>
          <table:table-cell office:value-type="float" office:value="-0.003348741" calcext:value-type="float">
            <text:p>-0.003348741</text:p>
          </table:table-cell>
          <table:table-cell office:value-type="float" office:value="0.000037763" calcext:value-type="float">
            <text:p>3.7763E-05</text:p>
          </table:table-cell>
          <table:table-cell office:value-type="float" office:value="0.000560993" calcext:value-type="float">
            <text:p>0.000560993</text:p>
          </table:table-cell>
          <table:table-cell office:value-type="float" office:value="0.00032855" calcext:value-type="float">
            <text:p>0.00032855</text:p>
          </table:table-cell>
          <table:table-cell/>
          <table:table-cell office:value-type="float" office:value="26.305920738" calcext:value-type="float">
            <text:p>26.305920738</text:p>
          </table:table-cell>
          <table:table-cell office:value-type="float" office:value="26.389401466" calcext:value-type="float">
            <text:p>26.389401466</text:p>
          </table:table-cell>
          <table:table-cell office:value-type="float" office:value="26.402299079" calcext:value-type="float">
            <text:p>26.402299079</text:p>
          </table:table-cell>
          <table:table-cell office:value-type="float" office:value="26.396569372" calcext:value-type="float">
            <text:p>26.396569372</text:p>
          </table:table-cell>
          <table:table-cell/>
          <table:table-cell office:value-type="float" office:value="-0.084889747" calcext:value-type="float">
            <text:p>-0.084889747</text:p>
          </table:table-cell>
          <table:table-cell office:value-type="float" office:value="0.000957173" calcext:value-type="float">
            <text:p>0.000957173</text:p>
          </table:table-cell>
          <table:table-cell office:value-type="float" office:value="0.014220136" calcext:value-type="float">
            <text:p>0.014220136</text:p>
          </table:table-cell>
          <table:table-cell office:value-type="float" office:value="0.008328132" calcext:value-type="float">
            <text:p>0.0083281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8 16:34:27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5055713" calcext:value-type="float">
            <text:p>0.235055713</text:p>
          </table:table-cell>
          <table:table-cell office:value-type="float" office:value="0.689450585" calcext:value-type="float">
            <text:p>0.689450585</text:p>
          </table:table-cell>
          <table:table-cell office:value-type="float" office:value="0.744629591" calcext:value-type="float">
            <text:p>0.744629591</text:p>
          </table:table-cell>
          <table:table-cell office:value-type="float" office:value="0.672842344" calcext:value-type="float">
            <text:p>0.672842344</text:p>
          </table:table-cell>
          <table:table-cell/>
          <table:table-cell office:value-type="float" office:value="0.00192039" calcext:value-type="float">
            <text:p>0.00192039</text:p>
          </table:table-cell>
          <table:table-cell office:value-type="float" office:value="0.005632766" calcext:value-type="float">
            <text:p>0.005632766</text:p>
          </table:table-cell>
          <table:table-cell office:value-type="float" office:value="0.006083575" calcext:value-type="float">
            <text:p>0.006083575</text:p>
          </table:table-cell>
          <table:table-cell office:value-type="float" office:value="0.005497078" calcext:value-type="float">
            <text:p>0.005497078</text:p>
          </table:table-cell>
          <table:table-cell/>
          <table:table-cell office:value-type="float" office:value="-0.003349355" calcext:value-type="float">
            <text:p>-0.003349355</text:p>
          </table:table-cell>
          <table:table-cell office:value-type="float" office:value="0.000363022" calcext:value-type="float">
            <text:p>0.000363022</text:p>
          </table:table-cell>
          <table:table-cell office:value-type="float" office:value="0.000813831" calcext:value-type="float">
            <text:p>0.000813831</text:p>
          </table:table-cell>
          <table:table-cell office:value-type="float" office:value="0.000227334" calcext:value-type="float">
            <text:p>0.000227334</text:p>
          </table:table-cell>
          <table:table-cell/>
          <table:table-cell office:value-type="float" office:value="26.300851158" calcext:value-type="float">
            <text:p>26.300851158</text:p>
          </table:table-cell>
          <table:table-cell office:value-type="float" office:value="26.392365067" calcext:value-type="float">
            <text:p>26.392365067</text:p>
          </table:table-cell>
          <table:table-cell office:value-type="float" office:value="26.403477469" calcext:value-type="float">
            <text:p>26.403477469</text:p>
          </table:table-cell>
          <table:table-cell office:value-type="float" office:value="26.389020341" calcext:value-type="float">
            <text:p>26.389020341</text:p>
          </table:table-cell>
          <table:table-cell/>
          <table:table-cell office:value-type="float" office:value="-0.084905302" calcext:value-type="float">
            <text:p>-0.084905302</text:p>
          </table:table-cell>
          <table:table-cell office:value-type="float" office:value="0.009201943" calcext:value-type="float">
            <text:p>0.009201943</text:p>
          </table:table-cell>
          <table:table-cell office:value-type="float" office:value="0.020629043" calcext:value-type="float">
            <text:p>0.020629043</text:p>
          </table:table-cell>
          <table:table-cell office:value-type="float" office:value="0.005762487" calcext:value-type="float">
            <text:p>0.0057624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8 16:34:28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265355" calcext:value-type="float">
            <text:p>0.234265355</text:p>
          </table:table-cell>
          <table:table-cell office:value-type="float" office:value="0.636293368" calcext:value-type="float">
            <text:p>0.636293368</text:p>
          </table:table-cell>
          <table:table-cell office:value-type="float" office:value="0.651862699" calcext:value-type="float">
            <text:p>0.651862699</text:p>
          </table:table-cell>
          <table:table-cell office:value-type="float" office:value="0.648471194" calcext:value-type="float">
            <text:p>0.648471194</text:p>
          </table:table-cell>
          <table:table-cell/>
          <table:table-cell office:value-type="float" office:value="0.001913933" calcext:value-type="float">
            <text:p>0.001913933</text:p>
          </table:table-cell>
          <table:table-cell office:value-type="float" office:value="0.005198475" calcext:value-type="float">
            <text:p>0.005198475</text:p>
          </table:table-cell>
          <table:table-cell office:value-type="float" office:value="0.005325676" calcext:value-type="float">
            <text:p>0.005325676</text:p>
          </table:table-cell>
          <table:table-cell office:value-type="float" office:value="0.005297967" calcext:value-type="float">
            <text:p>0.005297967</text:p>
          </table:table-cell>
          <table:table-cell/>
          <table:table-cell office:value-type="float" office:value="-0.003355812" calcext:value-type="float">
            <text:p>-0.003355812</text:p>
          </table:table-cell>
          <table:table-cell office:value-type="float" office:value="-0.000071269" calcext:value-type="float">
            <text:p>-7.1269E-05</text:p>
          </table:table-cell>
          <table:table-cell office:value-type="float" office:value="0.000055931" calcext:value-type="float">
            <text:p>5.5931E-05</text:p>
          </table:table-cell>
          <table:table-cell office:value-type="float" office:value="0.000028223" calcext:value-type="float">
            <text:p>2.8223E-05</text:p>
          </table:table-cell>
          <table:table-cell/>
          <table:table-cell office:value-type="float" office:value="26.300691976" calcext:value-type="float">
            <text:p>26.300691976</text:p>
          </table:table-cell>
          <table:table-cell office:value-type="float" office:value="26.381659726" calcext:value-type="float">
            <text:p>26.381659726</text:p>
          </table:table-cell>
          <table:table-cell office:value-type="float" office:value="26.384795247" calcext:value-type="float">
            <text:p>26.384795247</text:p>
          </table:table-cell>
          <table:table-cell office:value-type="float" office:value="26.38411223" calcext:value-type="float">
            <text:p>26.38411223</text:p>
          </table:table-cell>
          <table:table-cell/>
          <table:table-cell office:value-type="float" office:value="-0.085068998" calcext:value-type="float">
            <text:p>-0.085068998</text:p>
          </table:table-cell>
          <table:table-cell office:value-type="float" office:value="-0.001806564" calcext:value-type="float">
            <text:p>-0.001806564</text:p>
          </table:table-cell>
          <table:table-cell office:value-type="float" office:value="0.001417721" calcext:value-type="float">
            <text:p>0.001417721</text:p>
          </table:table-cell>
          <table:table-cell office:value-type="float" office:value="0.000715358" calcext:value-type="float">
            <text:p>0.0007153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8 16:34:30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136609" calcext:value-type="float">
            <text:p>0.234136609</text:p>
          </table:table-cell>
          <table:table-cell office:value-type="float" office:value="0.740249841" calcext:value-type="float">
            <text:p>0.740249841</text:p>
          </table:table-cell>
          <table:table-cell office:value-type="float" office:value="0.637365656" calcext:value-type="float">
            <text:p>0.637365656</text:p>
          </table:table-cell>
          <table:table-cell office:value-type="float" office:value="0.654922802" calcext:value-type="float">
            <text:p>0.654922802</text:p>
          </table:table-cell>
          <table:table-cell/>
          <table:table-cell office:value-type="float" office:value="0.001912881" calcext:value-type="float">
            <text:p>0.001912881</text:p>
          </table:table-cell>
          <table:table-cell office:value-type="float" office:value="0.006047793" calcext:value-type="float">
            <text:p>0.006047793</text:p>
          </table:table-cell>
          <table:table-cell office:value-type="float" office:value="0.005207236" calcext:value-type="float">
            <text:p>0.005207236</text:p>
          </table:table-cell>
          <table:table-cell office:value-type="float" office:value="0.005350676" calcext:value-type="float">
            <text:p>0.005350676</text:p>
          </table:table-cell>
          <table:table-cell/>
          <table:table-cell office:value-type="float" office:value="-0.003356864" calcext:value-type="float">
            <text:p>-0.003356864</text:p>
          </table:table-cell>
          <table:table-cell office:value-type="float" office:value="0.000778048" calcext:value-type="float">
            <text:p>0.000778048</text:p>
          </table:table-cell>
          <table:table-cell office:value-type="float" office:value="-0.000062509" calcext:value-type="float">
            <text:p>-6.2509E-05</text:p>
          </table:table-cell>
          <table:table-cell office:value-type="float" office:value="0.000080932" calcext:value-type="float">
            <text:p>8.0932E-05</text:p>
          </table:table-cell>
          <table:table-cell/>
          <table:table-cell office:value-type="float" office:value="26.310774954" calcext:value-type="float">
            <text:p>26.310774954</text:p>
          </table:table-cell>
          <table:table-cell office:value-type="float" office:value="26.412703446" calcext:value-type="float">
            <text:p>26.412703446</text:p>
          </table:table-cell>
          <table:table-cell office:value-type="float" office:value="26.391983862" calcext:value-type="float">
            <text:p>26.391983862</text:p>
          </table:table-cell>
          <table:table-cell office:value-type="float" office:value="26.395519677" calcext:value-type="float">
            <text:p>26.395519677</text:p>
          </table:table-cell>
          <table:table-cell/>
          <table:table-cell office:value-type="float" office:value="-0.085095663" calcext:value-type="float">
            <text:p>-0.085095663</text:p>
          </table:table-cell>
          <table:table-cell office:value-type="float" office:value="0.01972204" calcext:value-type="float">
            <text:p>0.01972204</text:p>
          </table:table-cell>
          <table:table-cell office:value-type="float" office:value="-0.001584498" calcext:value-type="float">
            <text:p>-0.001584498</text:p>
          </table:table-cell>
          <table:table-cell office:value-type="float" office:value="0.002051453" calcext:value-type="float">
            <text:p>0.0020514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8 16:34:3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357313" calcext:value-type="float">
            <text:p>0.235357313</text:p>
          </table:table-cell>
          <table:table-cell office:value-type="float" office:value="0.796320533" calcext:value-type="float">
            <text:p>0.796320533</text:p>
          </table:table-cell>
          <table:table-cell office:value-type="float" office:value="0.661786874" calcext:value-type="float">
            <text:p>0.661786874</text:p>
          </table:table-cell>
          <table:table-cell office:value-type="float" office:value="0.56979365" calcext:value-type="float">
            <text:p>0.56979365</text:p>
          </table:table-cell>
          <table:table-cell/>
          <table:table-cell office:value-type="float" office:value="0.001922854" calcext:value-type="float">
            <text:p>0.001922854</text:p>
          </table:table-cell>
          <table:table-cell office:value-type="float" office:value="0.006505887" calcext:value-type="float">
            <text:p>0.006505887</text:p>
          </table:table-cell>
          <table:table-cell office:value-type="float" office:value="0.005406756" calcext:value-type="float">
            <text:p>0.005406756</text:p>
          </table:table-cell>
          <table:table-cell office:value-type="float" office:value="0.004655177" calcext:value-type="float">
            <text:p>0.004655177</text:p>
          </table:table-cell>
          <table:table-cell/>
          <table:table-cell office:value-type="float" office:value="-0.00334689" calcext:value-type="float">
            <text:p>-0.00334689</text:p>
          </table:table-cell>
          <table:table-cell office:value-type="float" office:value="0.001236142" calcext:value-type="float">
            <text:p>0.001236142</text:p>
          </table:table-cell>
          <table:table-cell office:value-type="float" office:value="0.000137011" calcext:value-type="float">
            <text:p>0.000137011</text:p>
          </table:table-cell>
          <table:table-cell office:value-type="float" office:value="-0.000614567" calcext:value-type="float">
            <text:p>-0.000614567</text:p>
          </table:table-cell>
          <table:table-cell/>
          <table:table-cell office:value-type="float" office:value="26.305966355" calcext:value-type="float">
            <text:p>26.305966355</text:p>
          </table:table-cell>
          <table:table-cell office:value-type="float" office:value="26.418941269" calcext:value-type="float">
            <text:p>26.418941269</text:p>
          </table:table-cell>
          <table:table-cell office:value-type="float" office:value="26.391847951" calcext:value-type="float">
            <text:p>26.391847951</text:p>
          </table:table-cell>
          <table:table-cell office:value-type="float" office:value="26.373321349" calcext:value-type="float">
            <text:p>26.373321349</text:p>
          </table:table-cell>
          <table:table-cell/>
          <table:table-cell office:value-type="float" office:value="-0.084842835" calcext:value-type="float">
            <text:p>-0.084842835</text:p>
          </table:table-cell>
          <table:table-cell office:value-type="float" office:value="0.031333648" calcext:value-type="float">
            <text:p>0.031333648</text:p>
          </table:table-cell>
          <table:table-cell office:value-type="float" office:value="0.003472965" calcext:value-type="float">
            <text:p>0.003472965</text:p>
          </table:table-cell>
          <table:table-cell office:value-type="float" office:value="-0.015578484" calcext:value-type="float">
            <text:p>-0.0155784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8 16:34:3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137967" calcext:value-type="float">
            <text:p>0.235137967</text:p>
          </table:table-cell>
          <table:table-cell office:value-type="float" office:value="0.804950095" calcext:value-type="float">
            <text:p>0.804950095</text:p>
          </table:table-cell>
          <table:table-cell office:value-type="float" office:value="0.645870047" calcext:value-type="float">
            <text:p>0.645870047</text:p>
          </table:table-cell>
          <table:table-cell office:value-type="float" office:value="0.566998788" calcext:value-type="float">
            <text:p>0.566998788</text:p>
          </table:table-cell>
          <table:table-cell/>
          <table:table-cell office:value-type="float" office:value="0.001921062" calcext:value-type="float">
            <text:p>0.001921062</text:p>
          </table:table-cell>
          <table:table-cell office:value-type="float" office:value="0.00657639" calcext:value-type="float">
            <text:p>0.00657639</text:p>
          </table:table-cell>
          <table:table-cell office:value-type="float" office:value="0.005276716" calcext:value-type="float">
            <text:p>0.005276716</text:p>
          </table:table-cell>
          <table:table-cell office:value-type="float" office:value="0.004632343" calcext:value-type="float">
            <text:p>0.004632343</text:p>
          </table:table-cell>
          <table:table-cell/>
          <table:table-cell office:value-type="float" office:value="-0.003348683" calcext:value-type="float">
            <text:p>-0.003348683</text:p>
          </table:table-cell>
          <table:table-cell office:value-type="float" office:value="0.001306645" calcext:value-type="float">
            <text:p>0.001306645</text:p>
          </table:table-cell>
          <table:table-cell office:value-type="float" office:value="0.000006972" calcext:value-type="float">
            <text:p>6.972E-06</text:p>
          </table:table-cell>
          <table:table-cell office:value-type="float" office:value="-0.000637401" calcext:value-type="float">
            <text:p>-0.000637401</text:p>
          </table:table-cell>
          <table:table-cell/>
          <table:table-cell office:value-type="float" office:value="26.305922178" calcext:value-type="float">
            <text:p>26.305922178</text:p>
          </table:table-cell>
          <table:table-cell office:value-type="float" office:value="26.420679128" calcext:value-type="float">
            <text:p>26.420679128</text:p>
          </table:table-cell>
          <table:table-cell office:value-type="float" office:value="26.388642468" calcext:value-type="float">
            <text:p>26.388642468</text:p>
          </table:table-cell>
          <table:table-cell office:value-type="float" office:value="26.372758484" calcext:value-type="float">
            <text:p>26.372758484</text:p>
          </table:table-cell>
          <table:table-cell/>
          <table:table-cell office:value-type="float" office:value="-0.084888265" calcext:value-type="float">
            <text:p>-0.084888265</text:p>
          </table:table-cell>
          <table:table-cell office:value-type="float" office:value="0.033120718" calcext:value-type="float">
            <text:p>0.033120718</text:p>
          </table:table-cell>
          <table:table-cell office:value-type="float" office:value="0.000176673" calcext:value-type="float">
            <text:p>0.000176673</text:p>
          </table:table-cell>
          <table:table-cell office:value-type="float" office:value="-0.016157298" calcext:value-type="float">
            <text:p>-0.0161572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8 16:34:34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644019323" calcext:value-type="float">
            <text:p>0.644019323</text:p>
          </table:table-cell>
          <table:table-cell office:value-type="float" office:value="0.687762581" calcext:value-type="float">
            <text:p>0.687762581</text:p>
          </table:table-cell>
          <table:table-cell office:value-type="float" office:value="0.668312391" calcext:value-type="float">
            <text:p>0.668312391</text:p>
          </table:table-cell>
          <table:table-cell/>
          <table:table-cell office:value-type="float" office:value="0.001916923" calcext:value-type="float">
            <text:p>0.001916923</text:p>
          </table:table-cell>
          <table:table-cell office:value-type="float" office:value="0.005261596" calcext:value-type="float">
            <text:p>0.005261596</text:p>
          </table:table-cell>
          <table:table-cell office:value-type="float" office:value="0.005618975" calcext:value-type="float">
            <text:p>0.005618975</text:p>
          </table:table-cell>
          <table:table-cell office:value-type="float" office:value="0.005460069" calcext:value-type="float">
            <text:p>0.005460069</text:p>
          </table:table-cell>
          <table:table-cell/>
          <table:table-cell office:value-type="float" office:value="-0.003352822" calcext:value-type="float">
            <text:p>-0.003352822</text:p>
          </table:table-cell>
          <table:table-cell office:value-type="float" office:value="-0.000008149" calcext:value-type="float">
            <text:p>-8.149E-06</text:p>
          </table:table-cell>
          <table:table-cell office:value-type="float" office:value="0.000349231" calcext:value-type="float">
            <text:p>0.000349231</text:p>
          </table:table-cell>
          <table:table-cell office:value-type="float" office:value="0.000190324" calcext:value-type="float">
            <text:p>0.000190324</text:p>
          </table:table-cell>
          <table:table-cell/>
          <table:table-cell office:value-type="float" office:value="26.310874592" calcext:value-type="float">
            <text:p>26.310874592</text:p>
          </table:table-cell>
          <table:table-cell office:value-type="float" office:value="26.393323838" calcext:value-type="float">
            <text:p>26.393323838</text:p>
          </table:table-cell>
          <table:table-cell office:value-type="float" office:value="26.402133217" calcext:value-type="float">
            <text:p>26.402133217</text:p>
          </table:table-cell>
          <table:table-cell office:value-type="float" office:value="26.398216186" calcext:value-type="float">
            <text:p>26.398216186</text:p>
          </table:table-cell>
          <table:table-cell/>
          <table:table-cell office:value-type="float" office:value="-0.084993199" calcext:value-type="float">
            <text:p>-0.084993199</text:p>
          </table:table-cell>
          <table:table-cell office:value-type="float" office:value="-0.000206553" calcext:value-type="float">
            <text:p>-0.000206553</text:p>
          </table:table-cell>
          <table:table-cell office:value-type="float" office:value="0.008852369" calcext:value-type="float">
            <text:p>0.008852369</text:p>
          </table:table-cell>
          <table:table-cell office:value-type="float" office:value="0.004824361" calcext:value-type="float">
            <text:p>0.004824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8 16:34:3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769611" calcext:value-type="float">
            <text:p>0.234769611</text:p>
          </table:table-cell>
          <table:table-cell office:value-type="float" office:value="0.672441205" calcext:value-type="float">
            <text:p>0.672441205</text:p>
          </table:table-cell>
          <table:table-cell office:value-type="float" office:value="0.736228911" calcext:value-type="float">
            <text:p>0.736228911</text:p>
          </table:table-cell>
          <table:table-cell office:value-type="float" office:value="0.687974773" calcext:value-type="float">
            <text:p>0.687974773</text:p>
          </table:table-cell>
          <table:table-cell/>
          <table:table-cell office:value-type="float" office:value="0.001918052" calcext:value-type="float">
            <text:p>0.001918052</text:p>
          </table:table-cell>
          <table:table-cell office:value-type="float" office:value="0.005493801" calcext:value-type="float">
            <text:p>0.005493801</text:p>
          </table:table-cell>
          <table:table-cell office:value-type="float" office:value="0.006014942" calcext:value-type="float">
            <text:p>0.006014942</text:p>
          </table:table-cell>
          <table:table-cell office:value-type="float" office:value="0.005620709" calcext:value-type="float">
            <text:p>0.005620709</text:p>
          </table:table-cell>
          <table:table-cell/>
          <table:table-cell office:value-type="float" office:value="-0.003351692" calcext:value-type="float">
            <text:p>-0.003351692</text:p>
          </table:table-cell>
          <table:table-cell office:value-type="float" office:value="0.000224056" calcext:value-type="float">
            <text:p>0.000224056</text:p>
          </table:table-cell>
          <table:table-cell office:value-type="float" office:value="0.000745198" calcext:value-type="float">
            <text:p>0.000745198</text:p>
          </table:table-cell>
          <table:table-cell office:value-type="float" office:value="0.000350965" calcext:value-type="float">
            <text:p>0.000350965</text:p>
          </table:table-cell>
          <table:table-cell/>
          <table:table-cell office:value-type="float" office:value="26.305847989" calcext:value-type="float">
            <text:p>26.305847989</text:p>
          </table:table-cell>
          <table:table-cell office:value-type="float" office:value="26.393993618" calcext:value-type="float">
            <text:p>26.393993618</text:p>
          </table:table-cell>
          <table:table-cell office:value-type="float" office:value="26.406839683" calcext:value-type="float">
            <text:p>26.406839683</text:p>
          </table:table-cell>
          <table:table-cell office:value-type="float" office:value="26.397121902" calcext:value-type="float">
            <text:p>26.397121902</text:p>
          </table:table-cell>
          <table:table-cell/>
          <table:table-cell office:value-type="float" office:value="-0.084964558" calcext:value-type="float">
            <text:p>-0.084964558</text:p>
          </table:table-cell>
          <table:table-cell office:value-type="float" office:value="0.005679414" calcext:value-type="float">
            <text:p>0.005679414</text:p>
          </table:table-cell>
          <table:table-cell office:value-type="float" office:value="0.018889345" calcext:value-type="float">
            <text:p>0.018889345</text:p>
          </table:table-cell>
          <table:table-cell office:value-type="float" office:value="0.008896313" calcext:value-type="float">
            <text:p>0.0088963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8 16:34:36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751133" calcext:value-type="float">
            <text:p>0.234751133</text:p>
          </table:table-cell>
          <table:table-cell office:value-type="float" office:value="0.643337446" calcext:value-type="float">
            <text:p>0.643337446</text:p>
          </table:table-cell>
          <table:table-cell office:value-type="float" office:value="0.703365887" calcext:value-type="float">
            <text:p>0.703365887</text:p>
          </table:table-cell>
          <table:table-cell office:value-type="float" office:value="0.676047883" calcext:value-type="float">
            <text:p>0.676047883</text:p>
          </table:table-cell>
          <table:table-cell/>
          <table:table-cell office:value-type="float" office:value="0.001917901" calcext:value-type="float">
            <text:p>0.001917901</text:p>
          </table:table-cell>
          <table:table-cell office:value-type="float" office:value="0.005256025" calcext:value-type="float">
            <text:p>0.005256025</text:p>
          </table:table-cell>
          <table:table-cell office:value-type="float" office:value="0.005746453" calcext:value-type="float">
            <text:p>0.005746453</text:p>
          </table:table-cell>
          <table:table-cell office:value-type="float" office:value="0.005523267" calcext:value-type="float">
            <text:p>0.005523267</text:p>
          </table:table-cell>
          <table:table-cell/>
          <table:table-cell office:value-type="float" office:value="-0.003351843" calcext:value-type="float">
            <text:p>-0.003351843</text:p>
          </table:table-cell>
          <table:table-cell office:value-type="float" office:value="-0.000013719" calcext:value-type="float">
            <text:p>-1.3719E-05</text:p>
          </table:table-cell>
          <table:table-cell office:value-type="float" office:value="0.000476709" calcext:value-type="float">
            <text:p>0.000476709</text:p>
          </table:table-cell>
          <table:table-cell office:value-type="float" office:value="0.000253523" calcext:value-type="float">
            <text:p>0.000253523</text:p>
          </table:table-cell>
          <table:table-cell/>
          <table:table-cell office:value-type="float" office:value="26.300789814" calcext:value-type="float">
            <text:p>26.300789814</text:p>
          </table:table-cell>
          <table:table-cell office:value-type="float" office:value="26.38307834" calcext:value-type="float">
            <text:p>26.38307834</text:p>
          </table:table-cell>
          <table:table-cell office:value-type="float" office:value="26.395167455" calcext:value-type="float">
            <text:p>26.395167455</text:p>
          </table:table-cell>
          <table:table-cell office:value-type="float" office:value="26.389665904" calcext:value-type="float">
            <text:p>26.389665904</text:p>
          </table:table-cell>
          <table:table-cell/>
          <table:table-cell office:value-type="float" office:value="-0.084968385" calcext:value-type="float">
            <text:p>-0.084968385</text:p>
          </table:table-cell>
          <table:table-cell office:value-type="float" office:value="-0.000347767" calcext:value-type="float">
            <text:p>-0.000347767</text:p>
          </table:table-cell>
          <table:table-cell office:value-type="float" office:value="0.012083698" calcext:value-type="float">
            <text:p>0.012083698</text:p>
          </table:table-cell>
          <table:table-cell office:value-type="float" office:value="0.006426334" calcext:value-type="float">
            <text:p>0.0064263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8 16:34:37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503664" calcext:value-type="float">
            <text:p>0.23503664</text:p>
          </table:table-cell>
          <table:table-cell office:value-type="float" office:value="0.664190133" calcext:value-type="float">
            <text:p>0.664190133</text:p>
          </table:table-cell>
          <table:table-cell office:value-type="float" office:value="0.739959567" calcext:value-type="float">
            <text:p>0.739959567</text:p>
          </table:table-cell>
          <table:table-cell office:value-type="float" office:value="0.675491175" calcext:value-type="float">
            <text:p>0.675491175</text:p>
          </table:table-cell>
          <table:table-cell/>
          <table:table-cell office:value-type="float" office:value="0.001920234" calcext:value-type="float">
            <text:p>0.001920234</text:p>
          </table:table-cell>
          <table:table-cell office:value-type="float" office:value="0.00542639" calcext:value-type="float">
            <text:p>0.00542639</text:p>
          </table:table-cell>
          <table:table-cell office:value-type="float" office:value="0.006045421" calcext:value-type="float">
            <text:p>0.006045421</text:p>
          </table:table-cell>
          <table:table-cell office:value-type="float" office:value="0.005518719" calcext:value-type="float">
            <text:p>0.005518719</text:p>
          </table:table-cell>
          <table:table-cell/>
          <table:table-cell office:value-type="float" office:value="-0.00334951" calcext:value-type="float">
            <text:p>-0.00334951</text:p>
          </table:table-cell>
          <table:table-cell office:value-type="float" office:value="0.000156646" calcext:value-type="float">
            <text:p>0.000156646</text:p>
          </table:table-cell>
          <table:table-cell office:value-type="float" office:value="0.000775677" calcext:value-type="float">
            <text:p>0.000775677</text:p>
          </table:table-cell>
          <table:table-cell office:value-type="float" office:value="0.000248974" calcext:value-type="float">
            <text:p>0.000248974</text:p>
          </table:table-cell>
          <table:table-cell/>
          <table:table-cell office:value-type="float" office:value="26.300847317" calcext:value-type="float">
            <text:p>26.300847317</text:p>
          </table:table-cell>
          <table:table-cell office:value-type="float" office:value="26.387277873" calcext:value-type="float">
            <text:p>26.387277873</text:p>
          </table:table-cell>
          <table:table-cell office:value-type="float" office:value="26.402536986" calcext:value-type="float">
            <text:p>26.402536986</text:p>
          </table:table-cell>
          <table:table-cell office:value-type="float" office:value="26.389553789" calcext:value-type="float">
            <text:p>26.389553789</text:p>
          </table:table-cell>
          <table:table-cell/>
          <table:table-cell office:value-type="float" office:value="-0.084909252" calcext:value-type="float">
            <text:p>-0.084909252</text:p>
          </table:table-cell>
          <table:table-cell office:value-type="float" office:value="0.003970666" calcext:value-type="float">
            <text:p>0.003970666</text:p>
          </table:table-cell>
          <table:table-cell office:value-type="float" office:value="0.019661927" calcext:value-type="float">
            <text:p>0.019661927</text:p>
          </table:table-cell>
          <table:table-cell office:value-type="float" office:value="0.006311043" calcext:value-type="float">
            <text:p>0.0063110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8 16:34:3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005049" calcext:value-type="float">
            <text:p>0.235005049</text:p>
          </table:table-cell>
          <table:table-cell office:value-type="float" office:value="0.636344032" calcext:value-type="float">
            <text:p>0.636344032</text:p>
          </table:table-cell>
          <table:table-cell office:value-type="float" office:value="0.655640442" calcext:value-type="float">
            <text:p>0.655640442</text:p>
          </table:table-cell>
          <table:table-cell office:value-type="float" office:value="0.65154143" calcext:value-type="float">
            <text:p>0.65154143</text:p>
          </table:table-cell>
          <table:table-cell/>
          <table:table-cell office:value-type="float" office:value="0.001919976" calcext:value-type="float">
            <text:p>0.001919976</text:p>
          </table:table-cell>
          <table:table-cell office:value-type="float" office:value="0.005198889" calcext:value-type="float">
            <text:p>0.005198889</text:p>
          </table:table-cell>
          <table:table-cell office:value-type="float" office:value="0.00535654" calcext:value-type="float">
            <text:p>0.00535654</text:p>
          </table:table-cell>
          <table:table-cell office:value-type="float" office:value="0.005323051" calcext:value-type="float">
            <text:p>0.005323051</text:p>
          </table:table-cell>
          <table:table-cell/>
          <table:table-cell office:value-type="float" office:value="-0.003349768" calcext:value-type="float">
            <text:p>-0.003349768</text:p>
          </table:table-cell>
          <table:table-cell office:value-type="float" office:value="-0.000070855" calcext:value-type="float">
            <text:p>-7.0855E-05</text:p>
          </table:table-cell>
          <table:table-cell office:value-type="float" office:value="0.000086795" calcext:value-type="float">
            <text:p>8.6795E-05</text:p>
          </table:table-cell>
          <table:table-cell office:value-type="float" office:value="0.000053307" calcext:value-type="float">
            <text:p>5.3307E-05</text:p>
          </table:table-cell>
          <table:table-cell/>
          <table:table-cell office:value-type="float" office:value="26.305895408" calcext:value-type="float">
            <text:p>26.305895408</text:p>
          </table:table-cell>
          <table:table-cell office:value-type="float" office:value="26.386724023" calcext:value-type="float">
            <text:p>26.386724023</text:p>
          </table:table-cell>
          <table:table-cell office:value-type="float" office:value="26.390610125" calcext:value-type="float">
            <text:p>26.390610125</text:p>
          </table:table-cell>
          <table:table-cell office:value-type="float" office:value="26.389784627" calcext:value-type="float">
            <text:p>26.389784627</text:p>
          </table:table-cell>
          <table:table-cell/>
          <table:table-cell office:value-type="float" office:value="-0.084915795" calcext:value-type="float">
            <text:p>-0.084915795</text:p>
          </table:table-cell>
          <table:table-cell office:value-type="float" office:value="-0.001796072" calcext:value-type="float">
            <text:p>-0.001796072</text:p>
          </table:table-cell>
          <table:table-cell office:value-type="float" office:value="0.002200072" calcext:value-type="float">
            <text:p>0.002200072</text:p>
          </table:table-cell>
          <table:table-cell office:value-type="float" office:value="0.001351188" calcext:value-type="float">
            <text:p>0.0013511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8 16:34:40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547881" calcext:value-type="float">
            <text:p>0.234547881</text:p>
          </table:table-cell>
          <table:table-cell office:value-type="float" office:value="0.646416026" calcext:value-type="float">
            <text:p>0.646416026</text:p>
          </table:table-cell>
          <table:table-cell office:value-type="float" office:value="0.71921834" calcext:value-type="float">
            <text:p>0.71921834</text:p>
          </table:table-cell>
          <table:table-cell office:value-type="float" office:value="0.684787713" calcext:value-type="float">
            <text:p>0.684787713</text:p>
          </table:table-cell>
          <table:table-cell/>
          <table:table-cell office:value-type="float" office:value="0.001916241" calcext:value-type="float">
            <text:p>0.001916241</text:p>
          </table:table-cell>
          <table:table-cell office:value-type="float" office:value="0.005281177" calcext:value-type="float">
            <text:p>0.005281177</text:p>
          </table:table-cell>
          <table:table-cell office:value-type="float" office:value="0.005875967" calcext:value-type="float">
            <text:p>0.005875967</text:p>
          </table:table-cell>
          <table:table-cell office:value-type="float" office:value="0.005594671" calcext:value-type="float">
            <text:p>0.005594671</text:p>
          </table:table-cell>
          <table:table-cell/>
          <table:table-cell office:value-type="float" office:value="-0.003353503" calcext:value-type="float">
            <text:p>-0.003353503</text:p>
          </table:table-cell>
          <table:table-cell office:value-type="float" office:value="0.000011432" calcext:value-type="float">
            <text:p>1.1432E-05</text:p>
          </table:table-cell>
          <table:table-cell office:value-type="float" office:value="0.000606222" calcext:value-type="float">
            <text:p>0.000606222</text:p>
          </table:table-cell>
          <table:table-cell office:value-type="float" office:value="0.000324927" calcext:value-type="float">
            <text:p>0.000324927</text:p>
          </table:table-cell>
          <table:table-cell/>
          <table:table-cell office:value-type="float" office:value="26.300748878" calcext:value-type="float">
            <text:p>26.300748878</text:p>
          </table:table-cell>
          <table:table-cell office:value-type="float" office:value="26.383698338" calcext:value-type="float">
            <text:p>26.383698338</text:p>
          </table:table-cell>
          <table:table-cell office:value-type="float" office:value="26.398359956" calcext:value-type="float">
            <text:p>26.398359956</text:p>
          </table:table-cell>
          <table:table-cell office:value-type="float" office:value="26.391426014" calcext:value-type="float">
            <text:p>26.391426014</text:p>
          </table:table-cell>
          <table:table-cell/>
          <table:table-cell office:value-type="float" office:value="-0.085010482" calcext:value-type="float">
            <text:p>-0.085010482</text:p>
          </table:table-cell>
          <table:table-cell office:value-type="float" office:value="0.000289742" calcext:value-type="float">
            <text:p>0.000289742</text:p>
          </table:table-cell>
          <table:table-cell office:value-type="float" office:value="0.01536661" calcext:value-type="float">
            <text:p>0.01536661</text:p>
          </table:table-cell>
          <table:table-cell office:value-type="float" office:value="0.008236295" calcext:value-type="float">
            <text:p>0.0082362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8 16:34:4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490827" calcext:value-type="float">
            <text:p>0.235490827</text:p>
          </table:table-cell>
          <table:table-cell office:value-type="float" office:value="0.774236414" calcext:value-type="float">
            <text:p>0.774236414</text:p>
          </table:table-cell>
          <table:table-cell office:value-type="float" office:value="0.744559854" calcext:value-type="float">
            <text:p>0.744559854</text:p>
          </table:table-cell>
          <table:table-cell office:value-type="float" office:value="0.576174328" calcext:value-type="float">
            <text:p>0.576174328</text:p>
          </table:table-cell>
          <table:table-cell/>
          <table:table-cell office:value-type="float" office:value="0.001923945" calcext:value-type="float">
            <text:p>0.001923945</text:p>
          </table:table-cell>
          <table:table-cell office:value-type="float" office:value="0.006325461" calcext:value-type="float">
            <text:p>0.006325461</text:p>
          </table:table-cell>
          <table:table-cell office:value-type="float" office:value="0.006083005" calcext:value-type="float">
            <text:p>0.006083005</text:p>
          </table:table-cell>
          <table:table-cell office:value-type="float" office:value="0.004707307" calcext:value-type="float">
            <text:p>0.004707307</text:p>
          </table:table-cell>
          <table:table-cell/>
          <table:table-cell office:value-type="float" office:value="-0.0033458" calcext:value-type="float">
            <text:p>-0.0033458</text:p>
          </table:table-cell>
          <table:table-cell office:value-type="float" office:value="0.001055717" calcext:value-type="float">
            <text:p>0.001055717</text:p>
          </table:table-cell>
          <table:table-cell office:value-type="float" office:value="0.000813261" calcext:value-type="float">
            <text:p>0.000813261</text:p>
          </table:table-cell>
          <table:table-cell office:value-type="float" office:value="-0.000562438" calcext:value-type="float">
            <text:p>-0.000562438</text:p>
          </table:table-cell>
          <table:table-cell/>
          <table:table-cell office:value-type="float" office:value="26.305993246" calcext:value-type="float">
            <text:p>26.305993246</text:p>
          </table:table-cell>
          <table:table-cell office:value-type="float" office:value="26.414493861" calcext:value-type="float">
            <text:p>26.414493861</text:p>
          </table:table-cell>
          <table:table-cell office:value-type="float" office:value="26.408517422" calcext:value-type="float">
            <text:p>26.408517422</text:p>
          </table:table-cell>
          <table:table-cell office:value-type="float" office:value="26.374606369" calcext:value-type="float">
            <text:p>26.374606369</text:p>
          </table:table-cell>
          <table:table-cell/>
          <table:table-cell office:value-type="float" office:value="-0.084815182" calcext:value-type="float">
            <text:p>-0.084815182</text:p>
          </table:table-cell>
          <table:table-cell office:value-type="float" office:value="0.026760296" calcext:value-type="float">
            <text:p>0.026760296</text:p>
          </table:table-cell>
          <table:table-cell office:value-type="float" office:value="0.020614601" calcext:value-type="float">
            <text:p>0.020614601</text:p>
          </table:table-cell>
          <table:table-cell office:value-type="float" office:value="-0.014257052" calcext:value-type="float">
            <text:p>-0.0142570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8 16:34:42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579472" calcext:value-type="float">
            <text:p>0.234579472</text:p>
          </table:table-cell>
          <table:table-cell office:value-type="float" office:value="0.653756339" calcext:value-type="float">
            <text:p>0.653756339</text:p>
          </table:table-cell>
          <table:table-cell office:value-type="float" office:value="0.720420566" calcext:value-type="float">
            <text:p>0.720420566</text:p>
          </table:table-cell>
          <table:table-cell office:value-type="float" office:value="0.68928846" calcext:value-type="float">
            <text:p>0.68928846</text:p>
          </table:table-cell>
          <table:table-cell/>
          <table:table-cell office:value-type="float" office:value="0.001916499" calcext:value-type="float">
            <text:p>0.001916499</text:p>
          </table:table-cell>
          <table:table-cell office:value-type="float" office:value="0.005341147" calcext:value-type="float">
            <text:p>0.005341147</text:p>
          </table:table-cell>
          <table:table-cell office:value-type="float" office:value="0.005885789" calcext:value-type="float">
            <text:p>0.005885789</text:p>
          </table:table-cell>
          <table:table-cell office:value-type="float" office:value="0.005631442" calcext:value-type="float">
            <text:p>0.005631442</text:p>
          </table:table-cell>
          <table:table-cell/>
          <table:table-cell office:value-type="float" office:value="-0.003353245" calcext:value-type="float">
            <text:p>-0.003353245</text:p>
          </table:table-cell>
          <table:table-cell office:value-type="float" office:value="0.000071402" calcext:value-type="float">
            <text:p>7.1402E-05</text:p>
          </table:table-cell>
          <table:table-cell office:value-type="float" office:value="0.000616045" calcext:value-type="float">
            <text:p>0.000616045</text:p>
          </table:table-cell>
          <table:table-cell office:value-type="float" office:value="0.000361697" calcext:value-type="float">
            <text:p>0.000361697</text:p>
          </table:table-cell>
          <table:table-cell/>
          <table:table-cell office:value-type="float" office:value="26.300755241" calcext:value-type="float">
            <text:p>26.300755241</text:p>
          </table:table-cell>
          <table:table-cell office:value-type="float" office:value="26.385176608" calcext:value-type="float">
            <text:p>26.385176608</text:p>
          </table:table-cell>
          <table:table-cell office:value-type="float" office:value="26.39860207" calcext:value-type="float">
            <text:p>26.39860207</text:p>
          </table:table-cell>
          <table:table-cell office:value-type="float" office:value="26.392332417" calcext:value-type="float">
            <text:p>26.392332417</text:p>
          </table:table-cell>
          <table:table-cell/>
          <table:table-cell office:value-type="float" office:value="-0.085003939" calcext:value-type="float">
            <text:p>-0.085003939</text:p>
          </table:table-cell>
          <table:table-cell office:value-type="float" office:value="0.001809884" calcext:value-type="float">
            <text:p>0.001809884</text:p>
          </table:table-cell>
          <table:table-cell office:value-type="float" office:value="0.015615581" calcext:value-type="float">
            <text:p>0.015615581</text:p>
          </table:table-cell>
          <table:table-cell office:value-type="float" office:value="0.009168368" calcext:value-type="float">
            <text:p>0.0091683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8 16:34:44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033493" calcext:value-type="float">
            <text:p>0.234033493</text:p>
          </table:table-cell>
          <table:table-cell office:value-type="float" office:value="0.722862568" calcext:value-type="float">
            <text:p>0.722862568</text:p>
          </table:table-cell>
          <table:table-cell office:value-type="float" office:value="0.631183461" calcext:value-type="float">
            <text:p>0.631183461</text:p>
          </table:table-cell>
          <table:table-cell office:value-type="float" office:value="0.606973244" calcext:value-type="float">
            <text:p>0.606973244</text:p>
          </table:table-cell>
          <table:table-cell/>
          <table:table-cell office:value-type="float" office:value="0.001912038" calcext:value-type="float">
            <text:p>0.001912038</text:p>
          </table:table-cell>
          <table:table-cell office:value-type="float" office:value="0.00590574" calcext:value-type="float">
            <text:p>0.00590574</text:p>
          </table:table-cell>
          <table:table-cell office:value-type="float" office:value="0.005156728" calcext:value-type="float">
            <text:p>0.005156728</text:p>
          </table:table-cell>
          <table:table-cell office:value-type="float" office:value="0.004958932" calcext:value-type="float">
            <text:p>0.004958932</text:p>
          </table:table-cell>
          <table:table-cell/>
          <table:table-cell office:value-type="float" office:value="-0.003357706" calcext:value-type="float">
            <text:p>-0.003357706</text:p>
          </table:table-cell>
          <table:table-cell office:value-type="float" office:value="0.000635996" calcext:value-type="float">
            <text:p>0.000635996</text:p>
          </table:table-cell>
          <table:table-cell office:value-type="float" office:value="-0.000113017" calcext:value-type="float">
            <text:p>-0.000113017</text:p>
          </table:table-cell>
          <table:table-cell office:value-type="float" office:value="-0.000310813" calcext:value-type="float">
            <text:p>-0.000310813</text:p>
          </table:table-cell>
          <table:table-cell/>
          <table:table-cell office:value-type="float" office:value="26.300645278" calcext:value-type="float">
            <text:p>26.300645278</text:p>
          </table:table-cell>
          <table:table-cell office:value-type="float" office:value="26.39909386" calcext:value-type="float">
            <text:p>26.39909386</text:p>
          </table:table-cell>
          <table:table-cell office:value-type="float" office:value="26.380630636" calcext:value-type="float">
            <text:p>26.380630636</text:p>
          </table:table-cell>
          <table:table-cell office:value-type="float" office:value="26.375754899" calcext:value-type="float">
            <text:p>26.375754899</text:p>
          </table:table-cell>
          <table:table-cell/>
          <table:table-cell office:value-type="float" office:value="-0.08511702" calcext:value-type="float">
            <text:p>-0.08511702</text:p>
          </table:table-cell>
          <table:table-cell office:value-type="float" office:value="0.016121298" calcext:value-type="float">
            <text:p>0.016121298</text:p>
          </table:table-cell>
          <table:table-cell office:value-type="float" office:value="-0.002864805" calcext:value-type="float">
            <text:p>-0.002864805</text:p>
          </table:table-cell>
          <table:table-cell office:value-type="float" office:value="-0.007878658" calcext:value-type="float">
            <text:p>-0.0078786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8 16:34:4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741001" calcext:value-type="float">
            <text:p>0.234741001</text:p>
          </table:table-cell>
          <table:table-cell office:value-type="float" office:value="0.806306101" calcext:value-type="float">
            <text:p>0.806306101</text:p>
          </table:table-cell>
          <table:table-cell office:value-type="float" office:value="0.668042382" calcext:value-type="float">
            <text:p>0.668042382</text:p>
          </table:table-cell>
          <table:table-cell office:value-type="float" office:value="0.566263862" calcext:value-type="float">
            <text:p>0.566263862</text:p>
          </table:table-cell>
          <table:table-cell/>
          <table:table-cell office:value-type="float" office:value="0.001917819" calcext:value-type="float">
            <text:p>0.001917819</text:p>
          </table:table-cell>
          <table:table-cell office:value-type="float" office:value="0.006587468" calcext:value-type="float">
            <text:p>0.006587468</text:p>
          </table:table-cell>
          <table:table-cell office:value-type="float" office:value="0.005457863" calcext:value-type="float">
            <text:p>0.005457863</text:p>
          </table:table-cell>
          <table:table-cell office:value-type="float" office:value="0.004626339" calcext:value-type="float">
            <text:p>0.004626339</text:p>
          </table:table-cell>
          <table:table-cell/>
          <table:table-cell office:value-type="float" office:value="-0.003351926" calcext:value-type="float">
            <text:p>-0.003351926</text:p>
          </table:table-cell>
          <table:table-cell office:value-type="float" office:value="0.001317724" calcext:value-type="float">
            <text:p>0.001317724</text:p>
          </table:table-cell>
          <table:table-cell office:value-type="float" office:value="0.000188118" calcext:value-type="float">
            <text:p>0.000188118</text:p>
          </table:table-cell>
          <table:table-cell office:value-type="float" office:value="-0.000643406" calcext:value-type="float">
            <text:p>-0.000643406</text:p>
          </table:table-cell>
          <table:table-cell/>
          <table:table-cell office:value-type="float" office:value="26.305842227" calcext:value-type="float">
            <text:p>26.305842227</text:p>
          </table:table-cell>
          <table:table-cell office:value-type="float" office:value="26.420952206" calcext:value-type="float">
            <text:p>26.420952206</text:p>
          </table:table-cell>
          <table:table-cell office:value-type="float" office:value="26.393107743" calcext:value-type="float">
            <text:p>26.393107743</text:p>
          </table:table-cell>
          <table:table-cell office:value-type="float" office:value="26.372610476" calcext:value-type="float">
            <text:p>26.372610476</text:p>
          </table:table-cell>
          <table:table-cell/>
          <table:table-cell office:value-type="float" office:value="-0.084970484" calcext:value-type="float">
            <text:p>-0.084970484</text:p>
          </table:table-cell>
          <table:table-cell office:value-type="float" office:value="0.033401529" calcext:value-type="float">
            <text:p>0.033401529</text:p>
          </table:table-cell>
          <table:table-cell office:value-type="float" office:value="0.004768444" calcext:value-type="float">
            <text:p>0.004768444</text:p>
          </table:table-cell>
          <table:table-cell office:value-type="float" office:value="-0.0163095" calcext:value-type="float">
            <text:p>-0.01630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8 16:34:46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5189824" calcext:value-type="float">
            <text:p>0.235189824</text:p>
          </table:table-cell>
          <table:table-cell office:value-type="float" office:value="0.749920696" calcext:value-type="float">
            <text:p>0.749920696</text:p>
          </table:table-cell>
          <table:table-cell office:value-type="float" office:value="0.7726253" calcext:value-type="float">
            <text:p>0.7726253</text:p>
          </table:table-cell>
          <table:table-cell office:value-type="float" office:value="0.595667433" calcext:value-type="float">
            <text:p>0.595667433</text:p>
          </table:table-cell>
          <table:table-cell/>
          <table:table-cell office:value-type="float" office:value="0.001921485" calcext:value-type="float">
            <text:p>0.001921485</text:p>
          </table:table-cell>
          <table:table-cell office:value-type="float" office:value="0.006126803" calcext:value-type="float">
            <text:p>0.006126803</text:p>
          </table:table-cell>
          <table:table-cell office:value-type="float" office:value="0.006312298" calcext:value-type="float">
            <text:p>0.006312298</text:p>
          </table:table-cell>
          <table:table-cell office:value-type="float" office:value="0.004866564" calcext:value-type="float">
            <text:p>0.004866564</text:p>
          </table:table-cell>
          <table:table-cell/>
          <table:table-cell office:value-type="float" office:value="-0.003348259" calcext:value-type="float">
            <text:p>-0.003348259</text:p>
          </table:table-cell>
          <table:table-cell office:value-type="float" office:value="0.000857059" calcext:value-type="float">
            <text:p>0.000857059</text:p>
          </table:table-cell>
          <table:table-cell office:value-type="float" office:value="0.001042554" calcext:value-type="float">
            <text:p>0.001042554</text:p>
          </table:table-cell>
          <table:table-cell office:value-type="float" office:value="-0.00040318" calcext:value-type="float">
            <text:p>-0.00040318</text:p>
          </table:table-cell>
          <table:table-cell/>
          <table:table-cell office:value-type="float" office:value="26.316041529" calcext:value-type="float">
            <text:p>26.316041529</text:p>
          </table:table-cell>
          <table:table-cell office:value-type="float" office:value="26.419705008" calcext:value-type="float">
            <text:p>26.419705008</text:p>
          </table:table-cell>
          <table:table-cell office:value-type="float" office:value="26.424277351" calcext:value-type="float">
            <text:p>26.424277351</text:p>
          </table:table-cell>
          <table:table-cell office:value-type="float" office:value="26.388640387" calcext:value-type="float">
            <text:p>26.388640387</text:p>
          </table:table-cell>
          <table:table-cell/>
          <table:table-cell office:value-type="float" office:value="-0.084877525" calcext:value-type="float">
            <text:p>-0.084877525</text:p>
          </table:table-cell>
          <table:table-cell office:value-type="float" office:value="0.021724777" calcext:value-type="float">
            <text:p>0.021724777</text:p>
          </table:table-cell>
          <table:table-cell office:value-type="float" office:value="0.026426653" calcext:value-type="float">
            <text:p>0.026426653</text:p>
          </table:table-cell>
          <table:table-cell office:value-type="float" office:value="-0.010220063" calcext:value-type="float">
            <text:p>-0.0102200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8 16:34:48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182671" calcext:value-type="float">
            <text:p>0.235182671</text:p>
          </table:table-cell>
          <table:table-cell office:value-type="float" office:value="0.761182995" calcext:value-type="float">
            <text:p>0.761182995</text:p>
          </table:table-cell>
          <table:table-cell office:value-type="float" office:value="0.760532708" calcext:value-type="float">
            <text:p>0.760532708</text:p>
          </table:table-cell>
          <table:table-cell office:value-type="float" office:value="0.578642557" calcext:value-type="float">
            <text:p>0.578642557</text:p>
          </table:table-cell>
          <table:table-cell/>
          <table:table-cell office:value-type="float" office:value="0.001921427" calcext:value-type="float">
            <text:p>0.001921427</text:p>
          </table:table-cell>
          <table:table-cell office:value-type="float" office:value="0.006218815" calcext:value-type="float">
            <text:p>0.006218815</text:p>
          </table:table-cell>
          <table:table-cell office:value-type="float" office:value="0.006213503" calcext:value-type="float">
            <text:p>0.006213503</text:p>
          </table:table-cell>
          <table:table-cell office:value-type="float" office:value="0.004727472" calcext:value-type="float">
            <text:p>0.004727472</text:p>
          </table:table-cell>
          <table:table-cell/>
          <table:table-cell office:value-type="float" office:value="-0.003348317" calcext:value-type="float">
            <text:p>-0.003348317</text:p>
          </table:table-cell>
          <table:table-cell office:value-type="float" office:value="0.000949071" calcext:value-type="float">
            <text:p>0.000949071</text:p>
          </table:table-cell>
          <table:table-cell office:value-type="float" office:value="0.000943758" calcext:value-type="float">
            <text:p>0.000943758</text:p>
          </table:table-cell>
          <table:table-cell office:value-type="float" office:value="-0.000542272" calcext:value-type="float">
            <text:p>-0.000542272</text:p>
          </table:table-cell>
          <table:table-cell/>
          <table:table-cell office:value-type="float" office:value="26.305931182" calcext:value-type="float">
            <text:p>26.305931182</text:p>
          </table:table-cell>
          <table:table-cell office:value-type="float" office:value="26.411865091" calcext:value-type="float">
            <text:p>26.411865091</text:p>
          </table:table-cell>
          <table:table-cell office:value-type="float" office:value="26.411734133" calcext:value-type="float">
            <text:p>26.411734133</text:p>
          </table:table-cell>
          <table:table-cell office:value-type="float" office:value="26.375103452" calcext:value-type="float">
            <text:p>26.375103452</text:p>
          </table:table-cell>
          <table:table-cell/>
          <table:table-cell office:value-type="float" office:value="-0.084879006" calcext:value-type="float">
            <text:p>-0.084879006</text:p>
          </table:table-cell>
          <table:table-cell office:value-type="float" office:value="0.02405708" calcext:value-type="float">
            <text:p>0.02405708</text:p>
          </table:table-cell>
          <table:table-cell office:value-type="float" office:value="0.023922412" calcext:value-type="float">
            <text:p>0.023922412</text:p>
          </table:table-cell>
          <table:table-cell office:value-type="float" office:value="-0.013745885" calcext:value-type="float">
            <text:p>-0.0137458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8 16:34:4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567551" calcext:value-type="float">
            <text:p>0.234567551</text:p>
          </table:table-cell>
          <table:table-cell office:value-type="float" office:value="0.648865181" calcext:value-type="float">
            <text:p>0.648865181</text:p>
          </table:table-cell>
          <table:table-cell office:value-type="float" office:value="0.645073729" calcext:value-type="float">
            <text:p>0.645073729</text:p>
          </table:table-cell>
          <table:table-cell office:value-type="float" office:value="0.640406089" calcext:value-type="float">
            <text:p>0.640406089</text:p>
          </table:table-cell>
          <table:table-cell/>
          <table:table-cell office:value-type="float" office:value="0.001916402" calcext:value-type="float">
            <text:p>0.001916402</text:p>
          </table:table-cell>
          <table:table-cell office:value-type="float" office:value="0.005301186" calcext:value-type="float">
            <text:p>0.005301186</text:p>
          </table:table-cell>
          <table:table-cell office:value-type="float" office:value="0.00527021" calcext:value-type="float">
            <text:p>0.00527021</text:p>
          </table:table-cell>
          <table:table-cell office:value-type="float" office:value="0.005232076" calcext:value-type="float">
            <text:p>0.005232076</text:p>
          </table:table-cell>
          <table:table-cell/>
          <table:table-cell office:value-type="float" office:value="-0.003353343" calcext:value-type="float">
            <text:p>-0.003353343</text:p>
          </table:table-cell>
          <table:table-cell office:value-type="float" office:value="0.000031442" calcext:value-type="float">
            <text:p>3.1442E-05</text:p>
          </table:table-cell>
          <table:table-cell office:value-type="float" office:value="0.000000466" calcext:value-type="float">
            <text:p>4.66E-07</text:p>
          </table:table-cell>
          <table:table-cell office:value-type="float" office:value="-0.000037668" calcext:value-type="float">
            <text:p>-3.7668E-05</text:p>
          </table:table-cell>
          <table:table-cell/>
          <table:table-cell office:value-type="float" office:value="26.305807294" calcext:value-type="float">
            <text:p>26.305807294</text:p>
          </table:table-cell>
          <table:table-cell office:value-type="float" office:value="26.389245658" calcext:value-type="float">
            <text:p>26.389245658</text:p>
          </table:table-cell>
          <table:table-cell office:value-type="float" office:value="26.388482098" calcext:value-type="float">
            <text:p>26.388482098</text:p>
          </table:table-cell>
          <table:table-cell office:value-type="float" office:value="26.387542082" calcext:value-type="float">
            <text:p>26.387542082</text:p>
          </table:table-cell>
          <table:table-cell/>
          <table:table-cell office:value-type="float" office:value="-0.085006408" calcext:value-type="float">
            <text:p>-0.085006408</text:p>
          </table:table-cell>
          <table:table-cell office:value-type="float" office:value="0.00079695" calcext:value-type="float">
            <text:p>0.00079695</text:p>
          </table:table-cell>
          <table:table-cell office:value-type="float" office:value="0.000011759" calcext:value-type="float">
            <text:p>1.1759E-05</text:p>
          </table:table-cell>
          <table:table-cell office:value-type="float" office:value="-0.000954838" calcext:value-type="float">
            <text:p>-0.0009548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8 16:34:5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273104" calcext:value-type="float">
            <text:p>0.234273104</text:p>
          </table:table-cell>
          <table:table-cell office:value-type="float" office:value="0.676525316" calcext:value-type="float">
            <text:p>0.676525316</text:p>
          </table:table-cell>
          <table:table-cell office:value-type="float" office:value="0.635702686" calcext:value-type="float">
            <text:p>0.635702686</text:p>
          </table:table-cell>
          <table:table-cell office:value-type="float" office:value="0.624175146" calcext:value-type="float">
            <text:p>0.624175146</text:p>
          </table:table-cell>
          <table:table-cell/>
          <table:table-cell office:value-type="float" office:value="0.001913996" calcext:value-type="float">
            <text:p>0.001913996</text:p>
          </table:table-cell>
          <table:table-cell office:value-type="float" office:value="0.005527168" calcext:value-type="float">
            <text:p>0.005527168</text:p>
          </table:table-cell>
          <table:table-cell office:value-type="float" office:value="0.005193649" calcext:value-type="float">
            <text:p>0.005193649</text:p>
          </table:table-cell>
          <table:table-cell office:value-type="float" office:value="0.00509947" calcext:value-type="float">
            <text:p>0.00509947</text:p>
          </table:table-cell>
          <table:table-cell/>
          <table:table-cell office:value-type="float" office:value="-0.003355748" calcext:value-type="float">
            <text:p>-0.003355748</text:p>
          </table:table-cell>
          <table:table-cell office:value-type="float" office:value="0.000257423" calcext:value-type="float">
            <text:p>0.000257423</text:p>
          </table:table-cell>
          <table:table-cell office:value-type="float" office:value="-0.000076095" calcext:value-type="float">
            <text:p>-7.6095E-05</text:p>
          </table:table-cell>
          <table:table-cell office:value-type="float" office:value="-0.000170274" calcext:value-type="float">
            <text:p>-0.000170274</text:p>
          </table:table-cell>
          <table:table-cell/>
          <table:table-cell office:value-type="float" office:value="26.305747991" calcext:value-type="float">
            <text:p>26.305747991</text:p>
          </table:table-cell>
          <table:table-cell office:value-type="float" office:value="26.394816112" calcext:value-type="float">
            <text:p>26.394816112</text:p>
          </table:table-cell>
          <table:table-cell office:value-type="float" office:value="26.386594863" calcext:value-type="float">
            <text:p>26.386594863</text:p>
          </table:table-cell>
          <table:table-cell office:value-type="float" office:value="26.384273326" calcext:value-type="float">
            <text:p>26.384273326</text:p>
          </table:table-cell>
          <table:table-cell/>
          <table:table-cell office:value-type="float" office:value="-0.085067393" calcext:value-type="float">
            <text:p>-0.085067393</text:p>
          </table:table-cell>
          <table:table-cell office:value-type="float" office:value="0.006525207" calcext:value-type="float">
            <text:p>0.006525207</text:p>
          </table:table-cell>
          <table:table-cell office:value-type="float" office:value="-0.001928892" calcext:value-type="float">
            <text:p>-0.001928892</text:p>
          </table:table-cell>
          <table:table-cell office:value-type="float" office:value="-0.0043162" calcext:value-type="float">
            <text:p>-0.004316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8 16:34:5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5027103" calcext:value-type="float">
            <text:p>0.235027103</text:p>
          </table:table-cell>
          <table:table-cell office:value-type="float" office:value="0.67606934" calcext:value-type="float">
            <text:p>0.67606934</text:p>
          </table:table-cell>
          <table:table-cell office:value-type="float" office:value="0.739301531" calcext:value-type="float">
            <text:p>0.739301531</text:p>
          </table:table-cell>
          <table:table-cell office:value-type="float" office:value="0.686476312" calcext:value-type="float">
            <text:p>0.686476312</text:p>
          </table:table-cell>
          <table:table-cell/>
          <table:table-cell office:value-type="float" office:value="0.001920156" calcext:value-type="float">
            <text:p>0.001920156</text:p>
          </table:table-cell>
          <table:table-cell office:value-type="float" office:value="0.005523442" calcext:value-type="float">
            <text:p>0.005523442</text:p>
          </table:table-cell>
          <table:table-cell office:value-type="float" office:value="0.006040045" calcext:value-type="float">
            <text:p>0.006040045</text:p>
          </table:table-cell>
          <table:table-cell office:value-type="float" office:value="0.005608467" calcext:value-type="float">
            <text:p>0.005608467</text:p>
          </table:table-cell>
          <table:table-cell/>
          <table:table-cell office:value-type="float" office:value="-0.003349588" calcext:value-type="float">
            <text:p>-0.003349588</text:p>
          </table:table-cell>
          <table:table-cell office:value-type="float" office:value="0.000253698" calcext:value-type="float">
            <text:p>0.000253698</text:p>
          </table:table-cell>
          <table:table-cell office:value-type="float" office:value="0.000770301" calcext:value-type="float">
            <text:p>0.000770301</text:p>
          </table:table-cell>
          <table:table-cell office:value-type="float" office:value="0.000338722" calcext:value-type="float">
            <text:p>0.000338722</text:p>
          </table:table-cell>
          <table:table-cell/>
          <table:table-cell office:value-type="float" office:value="26.305899849" calcext:value-type="float">
            <text:p>26.305899849</text:p>
          </table:table-cell>
          <table:table-cell office:value-type="float" office:value="26.394724284" calcext:value-type="float">
            <text:p>26.394724284</text:p>
          </table:table-cell>
          <table:table-cell office:value-type="float" office:value="26.407458467" calcext:value-type="float">
            <text:p>26.407458467</text:p>
          </table:table-cell>
          <table:table-cell office:value-type="float" office:value="26.396820129" calcext:value-type="float">
            <text:p>26.396820129</text:p>
          </table:table-cell>
          <table:table-cell/>
          <table:table-cell office:value-type="float" office:value="-0.084911227" calcext:value-type="float">
            <text:p>-0.084911227</text:p>
          </table:table-cell>
          <table:table-cell office:value-type="float" office:value="0.006430778" calcext:value-type="float">
            <text:p>0.006430778</text:p>
          </table:table-cell>
          <table:table-cell office:value-type="float" office:value="0.019525654" calcext:value-type="float">
            <text:p>0.019525654</text:p>
          </table:table-cell>
          <table:table-cell office:value-type="float" office:value="0.008585992" calcext:value-type="float">
            <text:p>0.0085859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8 16:34:53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783431623" calcext:value-type="float">
            <text:p>0.783431623</text:p>
          </table:table-cell>
          <table:table-cell office:value-type="float" office:value="0.629232005" calcext:value-type="float">
            <text:p>0.629232005</text:p>
          </table:table-cell>
          <table:table-cell office:value-type="float" office:value="0.588496398" calcext:value-type="float">
            <text:p>0.588496398</text:p>
          </table:table-cell>
          <table:table-cell/>
          <table:table-cell office:value-type="float" office:value="0.001911025" calcext:value-type="float">
            <text:p>0.001911025</text:p>
          </table:table-cell>
          <table:table-cell office:value-type="float" office:value="0.006400585" calcext:value-type="float">
            <text:p>0.006400585</text:p>
          </table:table-cell>
          <table:table-cell office:value-type="float" office:value="0.005140784" calcext:value-type="float">
            <text:p>0.005140784</text:p>
          </table:table-cell>
          <table:table-cell office:value-type="float" office:value="0.004807977" calcext:value-type="float">
            <text:p>0.004807977</text:p>
          </table:table-cell>
          <table:table-cell/>
          <table:table-cell office:value-type="float" office:value="-0.003358719" calcext:value-type="float">
            <text:p>-0.003358719</text:p>
          </table:table-cell>
          <table:table-cell office:value-type="float" office:value="0.001130841" calcext:value-type="float">
            <text:p>0.001130841</text:p>
          </table:table-cell>
          <table:table-cell office:value-type="float" office:value="-0.00012896" calcext:value-type="float">
            <text:p>-0.00012896</text:p>
          </table:table-cell>
          <table:table-cell office:value-type="float" office:value="-0.000461767" calcext:value-type="float">
            <text:p>-0.000461767</text:p>
          </table:table-cell>
          <table:table-cell/>
          <table:table-cell office:value-type="float" office:value="26.315783672" calcext:value-type="float">
            <text:p>26.315783672</text:p>
          </table:table-cell>
          <table:table-cell office:value-type="float" office:value="26.426453565" calcext:value-type="float">
            <text:p>26.426453565</text:p>
          </table:table-cell>
          <table:table-cell office:value-type="float" office:value="26.395399931" calcext:value-type="float">
            <text:p>26.395399931</text:p>
          </table:table-cell>
          <table:table-cell office:value-type="float" office:value="26.387196212" calcext:value-type="float">
            <text:p>26.387196212</text:p>
          </table:table-cell>
          <table:table-cell/>
          <table:table-cell office:value-type="float" office:value="-0.085142698" calcext:value-type="float">
            <text:p>-0.085142698</text:p>
          </table:table-cell>
          <table:table-cell office:value-type="float" office:value="0.028664515" calcext:value-type="float">
            <text:p>0.028664515</text:p>
          </table:table-cell>
          <table:table-cell office:value-type="float" office:value="-0.003268943" calcext:value-type="float">
            <text:p>-0.003268943</text:p>
          </table:table-cell>
          <table:table-cell office:value-type="float" office:value="-0.01170517" calcext:value-type="float">
            <text:p>-0.011705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8 16:34:54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3794479" calcext:value-type="float">
            <text:p>0.233794479</text:p>
          </table:table-cell>
          <table:table-cell office:value-type="float" office:value="0.63850172" calcext:value-type="float">
            <text:p>0.63850172</text:p>
          </table:table-cell>
          <table:table-cell office:value-type="float" office:value="0.689830862" calcext:value-type="float">
            <text:p>0.689830862</text:p>
          </table:table-cell>
          <table:table-cell office:value-type="float" office:value="0.687738143" calcext:value-type="float">
            <text:p>0.687738143</text:p>
          </table:table-cell>
          <table:table-cell/>
          <table:table-cell office:value-type="float" office:value="0.001910086" calcext:value-type="float">
            <text:p>0.001910086</text:p>
          </table:table-cell>
          <table:table-cell office:value-type="float" office:value="0.005216517" calcext:value-type="float">
            <text:p>0.005216517</text:p>
          </table:table-cell>
          <table:table-cell office:value-type="float" office:value="0.005635873" calcext:value-type="float">
            <text:p>0.005635873</text:p>
          </table:table-cell>
          <table:table-cell office:value-type="float" office:value="0.005618776" calcext:value-type="float">
            <text:p>0.005618776</text:p>
          </table:table-cell>
          <table:table-cell/>
          <table:table-cell office:value-type="float" office:value="-0.003359659" calcext:value-type="float">
            <text:p>-0.003359659</text:p>
          </table:table-cell>
          <table:table-cell office:value-type="float" office:value="-0.000053227" calcext:value-type="float">
            <text:p>-5.3227E-05</text:p>
          </table:table-cell>
          <table:table-cell office:value-type="float" office:value="0.000366129" calcext:value-type="float">
            <text:p>0.000366129</text:p>
          </table:table-cell>
          <table:table-cell office:value-type="float" office:value="0.000349031" calcext:value-type="float">
            <text:p>0.000349031</text:p>
          </table:table-cell>
          <table:table-cell/>
          <table:table-cell office:value-type="float" office:value="26.310706048" calcext:value-type="float">
            <text:p>26.310706048</text:p>
          </table:table-cell>
          <table:table-cell office:value-type="float" office:value="26.392212653" calcext:value-type="float">
            <text:p>26.392212653</text:p>
          </table:table-cell>
          <table:table-cell office:value-type="float" office:value="26.402549743" calcext:value-type="float">
            <text:p>26.402549743</text:p>
          </table:table-cell>
          <table:table-cell office:value-type="float" office:value="26.402128296" calcext:value-type="float">
            <text:p>26.402128296</text:p>
          </table:table-cell>
          <table:table-cell/>
          <table:table-cell office:value-type="float" office:value="-0.085166524" calcext:value-type="float">
            <text:p>-0.085166524</text:p>
          </table:table-cell>
          <table:table-cell office:value-type="float" office:value="-0.001349224" calcext:value-type="float">
            <text:p>-0.001349224</text:p>
          </table:table-cell>
          <table:table-cell office:value-type="float" office:value="0.009280696" calcext:value-type="float">
            <text:p>0.009280696</text:p>
          </table:table-cell>
          <table:table-cell office:value-type="float" office:value="0.008847309" calcext:value-type="float">
            <text:p>0.0088473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8 16:34:55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62954" calcext:value-type="float">
            <text:p>0.23462954</text:p>
          </table:table-cell>
          <table:table-cell office:value-type="float" office:value="0.709980215" calcext:value-type="float">
            <text:p>0.709980215</text:p>
          </table:table-cell>
          <table:table-cell office:value-type="float" office:value="0.757277102" calcext:value-type="float">
            <text:p>0.757277102</text:p>
          </table:table-cell>
          <table:table-cell office:value-type="float" office:value="0.614293291" calcext:value-type="float">
            <text:p>0.614293291</text:p>
          </table:table-cell>
          <table:table-cell/>
          <table:table-cell office:value-type="float" office:value="0.001916908" calcext:value-type="float">
            <text:p>0.001916908</text:p>
          </table:table-cell>
          <table:table-cell office:value-type="float" office:value="0.005800492" calcext:value-type="float">
            <text:p>0.005800492</text:p>
          </table:table-cell>
          <table:table-cell office:value-type="float" office:value="0.006186904" calcext:value-type="float">
            <text:p>0.006186904</text:p>
          </table:table-cell>
          <table:table-cell office:value-type="float" office:value="0.005018736" calcext:value-type="float">
            <text:p>0.005018736</text:p>
          </table:table-cell>
          <table:table-cell/>
          <table:table-cell office:value-type="float" office:value="-0.003352836" calcext:value-type="float">
            <text:p>-0.003352836</text:p>
          </table:table-cell>
          <table:table-cell office:value-type="float" office:value="0.000530748" calcext:value-type="float">
            <text:p>0.000530748</text:p>
          </table:table-cell>
          <table:table-cell office:value-type="float" office:value="0.00091716" calcext:value-type="float">
            <text:p>0.00091716</text:p>
          </table:table-cell>
          <table:table-cell office:value-type="float" office:value="-0.000251008" calcext:value-type="float">
            <text:p>-0.000251008</text:p>
          </table:table-cell>
          <table:table-cell/>
          <table:table-cell office:value-type="float" office:value="26.315928686" calcext:value-type="float">
            <text:p>26.315928686</text:p>
          </table:table-cell>
          <table:table-cell office:value-type="float" office:value="26.411661591" calcext:value-type="float">
            <text:p>26.411661591</text:p>
          </table:table-cell>
          <table:table-cell office:value-type="float" office:value="26.421186472" calcext:value-type="float">
            <text:p>26.421186472</text:p>
          </table:table-cell>
          <table:table-cell office:value-type="float" office:value="26.39239144" calcext:value-type="float">
            <text:p>26.39239144</text:p>
          </table:table-cell>
          <table:table-cell/>
          <table:table-cell office:value-type="float" office:value="-0.084993569" calcext:value-type="float">
            <text:p>-0.084993569</text:p>
          </table:table-cell>
          <table:table-cell office:value-type="float" office:value="0.013453473" calcext:value-type="float">
            <text:p>0.013453473</text:p>
          </table:table-cell>
          <table:table-cell office:value-type="float" office:value="0.023248211" calcext:value-type="float">
            <text:p>0.023248211</text:p>
          </table:table-cell>
          <table:table-cell office:value-type="float" office:value="-0.006362698" calcext:value-type="float">
            <text:p>-0.0063626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8 16:34:57</text:p>
          </table:table-cell>
          <table:table-cell office:value-type="float" office:value="26.39858" calcext:value-type="float">
            <text:p>26.39858</text:p>
          </table:table-cell>
          <table:table-cell office:value-type="string" calcext:value-type="string">
            <text:p><text:s/></text:p>
          </table:table-cell>
          <table:table-cell office:value-type="float" office:value="0.234949021" calcext:value-type="float">
            <text:p>0.234949021</text:p>
          </table:table-cell>
          <table:table-cell office:value-type="float" office:value="0.748768538" calcext:value-type="float">
            <text:p>0.748768538</text:p>
          </table:table-cell>
          <table:table-cell office:value-type="float" office:value="0.774065348" calcext:value-type="float">
            <text:p>0.774065348</text:p>
          </table:table-cell>
          <table:table-cell office:value-type="float" office:value="0.594071221" calcext:value-type="float">
            <text:p>0.594071221</text:p>
          </table:table-cell>
          <table:table-cell/>
          <table:table-cell office:value-type="float" office:value="0.001919518" calcext:value-type="float">
            <text:p>0.001919518</text:p>
          </table:table-cell>
          <table:table-cell office:value-type="float" office:value="0.00611739" calcext:value-type="float">
            <text:p>0.00611739</text:p>
          </table:table-cell>
          <table:table-cell office:value-type="float" office:value="0.006324063" calcext:value-type="float">
            <text:p>0.006324063</text:p>
          </table:table-cell>
          <table:table-cell office:value-type="float" office:value="0.004853523" calcext:value-type="float">
            <text:p>0.004853523</text:p>
          </table:table-cell>
          <table:table-cell/>
          <table:table-cell office:value-type="float" office:value="-0.003350226" calcext:value-type="float">
            <text:p>-0.003350226</text:p>
          </table:table-cell>
          <table:table-cell office:value-type="float" office:value="0.000847646" calcext:value-type="float">
            <text:p>0.000847646</text:p>
          </table:table-cell>
          <table:table-cell office:value-type="float" office:value="0.001054319" calcext:value-type="float">
            <text:p>0.001054319</text:p>
          </table:table-cell>
          <table:table-cell office:value-type="float" office:value="-0.000416221" calcext:value-type="float">
            <text:p>-0.000416221</text:p>
          </table:table-cell>
          <table:table-cell/>
          <table:table-cell office:value-type="float" office:value="26.315993031" calcext:value-type="float">
            <text:p>26.315993031</text:p>
          </table:table-cell>
          <table:table-cell office:value-type="float" office:value="26.419472981" calcext:value-type="float">
            <text:p>26.419472981</text:p>
          </table:table-cell>
          <table:table-cell office:value-type="float" office:value="26.424567353" calcext:value-type="float">
            <text:p>26.424567353</text:p>
          </table:table-cell>
          <table:table-cell office:value-type="float" office:value="26.388318926" calcext:value-type="float">
            <text:p>26.388318926</text:p>
          </table:table-cell>
          <table:table-cell/>
          <table:table-cell office:value-type="float" office:value="-0.084927399" calcext:value-type="float">
            <text:p>-0.084927399</text:p>
          </table:table-cell>
          <table:table-cell office:value-type="float" office:value="0.021486177" calcext:value-type="float">
            <text:p>0.021486177</text:p>
          </table:table-cell>
          <table:table-cell office:value-type="float" office:value="0.02672487" calcext:value-type="float">
            <text:p>0.02672487</text:p>
          </table:table-cell>
          <table:table-cell office:value-type="float" office:value="-0.010550635" calcext:value-type="float">
            <text:p>-0.0105506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8 16:34:58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935312" calcext:value-type="float">
            <text:p>0.234935312</text:p>
          </table:table-cell>
          <table:table-cell office:value-type="float" office:value="0.772541853" calcext:value-type="float">
            <text:p>0.772541853</text:p>
          </table:table-cell>
          <table:table-cell office:value-type="float" office:value="0.749277562" calcext:value-type="float">
            <text:p>0.749277562</text:p>
          </table:table-cell>
          <table:table-cell office:value-type="float" office:value="0.576109359" calcext:value-type="float">
            <text:p>0.576109359</text:p>
          </table:table-cell>
          <table:table-cell/>
          <table:table-cell office:value-type="float" office:value="0.001919406" calcext:value-type="float">
            <text:p>0.001919406</text:p>
          </table:table-cell>
          <table:table-cell office:value-type="float" office:value="0.006311616" calcext:value-type="float">
            <text:p>0.006311616</text:p>
          </table:table-cell>
          <table:table-cell office:value-type="float" office:value="0.006121549" calcext:value-type="float">
            <text:p>0.006121549</text:p>
          </table:table-cell>
          <table:table-cell office:value-type="float" office:value="0.004706776" calcext:value-type="float">
            <text:p>0.004706776</text:p>
          </table:table-cell>
          <table:table-cell/>
          <table:table-cell office:value-type="float" office:value="-0.003350338" calcext:value-type="float">
            <text:p>-0.003350338</text:p>
          </table:table-cell>
          <table:table-cell office:value-type="float" office:value="0.001041872" calcext:value-type="float">
            <text:p>0.001041872</text:p>
          </table:table-cell>
          <table:table-cell office:value-type="float" office:value="0.000851804" calcext:value-type="float">
            <text:p>0.000851804</text:p>
          </table:table-cell>
          <table:table-cell office:value-type="float" office:value="-0.000562969" calcext:value-type="float">
            <text:p>-0.000562969</text:p>
          </table:table-cell>
          <table:table-cell/>
          <table:table-cell office:value-type="float" office:value="26.305881362" calcext:value-type="float">
            <text:p>26.305881362</text:p>
          </table:table-cell>
          <table:table-cell office:value-type="float" office:value="26.414152601" calcext:value-type="float">
            <text:p>26.414152601</text:p>
          </table:table-cell>
          <table:table-cell office:value-type="float" office:value="26.409467504" calcext:value-type="float">
            <text:p>26.409467504</text:p>
          </table:table-cell>
          <table:table-cell office:value-type="float" office:value="26.374593285" calcext:value-type="float">
            <text:p>26.374593285</text:p>
          </table:table-cell>
          <table:table-cell/>
          <table:table-cell office:value-type="float" office:value="-0.084930239" calcext:value-type="float">
            <text:p>-0.084930239</text:p>
          </table:table-cell>
          <table:table-cell office:value-type="float" office:value="0.026409372" calcext:value-type="float">
            <text:p>0.026409372</text:p>
          </table:table-cell>
          <table:table-cell office:value-type="float" office:value="0.021591591" calcext:value-type="float">
            <text:p>0.021591591</text:p>
          </table:table-cell>
          <table:table-cell office:value-type="float" office:value="-0.014270507" calcext:value-type="float">
            <text:p>-0.0142705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8 16:34:59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3781962" calcext:value-type="float">
            <text:p>0.233781962</text:p>
          </table:table-cell>
          <table:table-cell office:value-type="float" office:value="0.701391184" calcext:value-type="float">
            <text:p>0.701391184</text:p>
          </table:table-cell>
          <table:table-cell office:value-type="float" office:value="0.648576099" calcext:value-type="float">
            <text:p>0.648576099</text:p>
          </table:table-cell>
          <table:table-cell office:value-type="float" office:value="0.667832573" calcext:value-type="float">
            <text:p>0.667832573</text:p>
          </table:table-cell>
          <table:table-cell/>
          <table:table-cell office:value-type="float" office:value="0.001909983" calcext:value-type="float">
            <text:p>0.001909983</text:p>
          </table:table-cell>
          <table:table-cell office:value-type="float" office:value="0.00573032" calcext:value-type="float">
            <text:p>0.00573032</text:p>
          </table:table-cell>
          <table:table-cell office:value-type="float" office:value="0.005298824" calcext:value-type="float">
            <text:p>0.005298824</text:p>
          </table:table-cell>
          <table:table-cell office:value-type="float" office:value="0.005456148" calcext:value-type="float">
            <text:p>0.005456148</text:p>
          </table:table-cell>
          <table:table-cell/>
          <table:table-cell office:value-type="float" office:value="-0.003359761" calcext:value-type="float">
            <text:p>-0.003359761</text:p>
          </table:table-cell>
          <table:table-cell office:value-type="float" office:value="0.000460576" calcext:value-type="float">
            <text:p>0.000460576</text:p>
          </table:table-cell>
          <table:table-cell office:value-type="float" office:value="0.00002908" calcext:value-type="float">
            <text:p>2.908E-05</text:p>
          </table:table-cell>
          <table:table-cell office:value-type="float" office:value="0.000186404" calcext:value-type="float">
            <text:p>0.000186404</text:p>
          </table:table-cell>
          <table:table-cell/>
          <table:table-cell office:value-type="float" office:value="26.300594618" calcext:value-type="float">
            <text:p>26.300594618</text:p>
          </table:table-cell>
          <table:table-cell office:value-type="float" office:value="26.394769772" calcext:value-type="float">
            <text:p>26.394769772</text:p>
          </table:table-cell>
          <table:table-cell office:value-type="float" office:value="26.384133356" calcext:value-type="float">
            <text:p>26.384133356</text:p>
          </table:table-cell>
          <table:table-cell office:value-type="float" office:value="26.388011424" calcext:value-type="float">
            <text:p>26.388011424</text:p>
          </table:table-cell>
          <table:table-cell/>
          <table:table-cell office:value-type="float" office:value="-0.085169116" calcext:value-type="float">
            <text:p>-0.085169116</text:p>
          </table:table-cell>
          <table:table-cell office:value-type="float" office:value="0.011674753" calcext:value-type="float">
            <text:p>0.011674753</text:p>
          </table:table-cell>
          <table:table-cell office:value-type="float" office:value="0.000737083" calcext:value-type="float">
            <text:p>0.000737083</text:p>
          </table:table-cell>
          <table:table-cell office:value-type="float" office:value="0.004724994" calcext:value-type="float">
            <text:p>0.0047249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8 16:35:00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310059" calcext:value-type="float">
            <text:p>0.234310059</text:p>
          </table:table-cell>
          <table:table-cell office:value-type="float" office:value="0.638412909" calcext:value-type="float">
            <text:p>0.638412909</text:p>
          </table:table-cell>
          <table:table-cell office:value-type="float" office:value="0.676133713" calcext:value-type="float">
            <text:p>0.676133713</text:p>
          </table:table-cell>
          <table:table-cell office:value-type="float" office:value="0.663643558" calcext:value-type="float">
            <text:p>0.663643558</text:p>
          </table:table-cell>
          <table:table-cell/>
          <table:table-cell office:value-type="float" office:value="0.001914298" calcext:value-type="float">
            <text:p>0.001914298</text:p>
          </table:table-cell>
          <table:table-cell office:value-type="float" office:value="0.005215792" calcext:value-type="float">
            <text:p>0.005215792</text:p>
          </table:table-cell>
          <table:table-cell office:value-type="float" office:value="0.005523968" calcext:value-type="float">
            <text:p>0.005523968</text:p>
          </table:table-cell>
          <table:table-cell office:value-type="float" office:value="0.005421924" calcext:value-type="float">
            <text:p>0.005421924</text:p>
          </table:table-cell>
          <table:table-cell/>
          <table:table-cell office:value-type="float" office:value="-0.003355446" calcext:value-type="float">
            <text:p>-0.003355446</text:p>
          </table:table-cell>
          <table:table-cell office:value-type="float" office:value="-0.000053953" calcext:value-type="float">
            <text:p>-5.3953E-05</text:p>
          </table:table-cell>
          <table:table-cell office:value-type="float" office:value="0.000254224" calcext:value-type="float">
            <text:p>0.000254224</text:p>
          </table:table-cell>
          <table:table-cell office:value-type="float" office:value="0.00015218" calcext:value-type="float">
            <text:p>0.00015218</text:p>
          </table:table-cell>
          <table:table-cell/>
          <table:table-cell office:value-type="float" office:value="26.305755434" calcext:value-type="float">
            <text:p>26.305755434</text:p>
          </table:table-cell>
          <table:table-cell office:value-type="float" office:value="26.387140675" calcext:value-type="float">
            <text:p>26.387140675</text:p>
          </table:table-cell>
          <table:table-cell office:value-type="float" office:value="26.394737248" calcext:value-type="float">
            <text:p>26.394737248</text:p>
          </table:table-cell>
          <table:table-cell office:value-type="float" office:value="26.392221868" calcext:value-type="float">
            <text:p>26.392221868</text:p>
          </table:table-cell>
          <table:table-cell/>
          <table:table-cell office:value-type="float" office:value="-0.085059739" calcext:value-type="float">
            <text:p>-0.085059739</text:p>
          </table:table-cell>
          <table:table-cell office:value-type="float" office:value="-0.001367616" calcext:value-type="float">
            <text:p>-0.001367616</text:p>
          </table:table-cell>
          <table:table-cell office:value-type="float" office:value="0.006444109" calcext:value-type="float">
            <text:p>0.006444109</text:p>
          </table:table-cell>
          <table:table-cell office:value-type="float" office:value="0.003857474" calcext:value-type="float">
            <text:p>0.0038574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8 16:35:02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581856" calcext:value-type="float">
            <text:p>0.234581856</text:p>
          </table:table-cell>
          <table:table-cell office:value-type="float" office:value="0.645838457" calcext:value-type="float">
            <text:p>0.645838457</text:p>
          </table:table-cell>
          <table:table-cell office:value-type="float" office:value="0.709466423" calcext:value-type="float">
            <text:p>0.709466423</text:p>
          </table:table-cell>
          <table:table-cell office:value-type="float" office:value="0.680508099" calcext:value-type="float">
            <text:p>0.680508099</text:p>
          </table:table-cell>
          <table:table-cell/>
          <table:table-cell office:value-type="float" office:value="0.001916518" calcext:value-type="float">
            <text:p>0.001916518</text:p>
          </table:table-cell>
          <table:table-cell office:value-type="float" office:value="0.005276458" calcext:value-type="float">
            <text:p>0.005276458</text:p>
          </table:table-cell>
          <table:table-cell office:value-type="float" office:value="0.005796294" calcext:value-type="float">
            <text:p>0.005796294</text:p>
          </table:table-cell>
          <table:table-cell office:value-type="float" office:value="0.005559707" calcext:value-type="float">
            <text:p>0.005559707</text:p>
          </table:table-cell>
          <table:table-cell/>
          <table:table-cell office:value-type="float" office:value="-0.003353226" calcext:value-type="float">
            <text:p>-0.003353226</text:p>
          </table:table-cell>
          <table:table-cell office:value-type="float" office:value="0.000006714" calcext:value-type="float">
            <text:p>6.714E-06</text:p>
          </table:table-cell>
          <table:table-cell office:value-type="float" office:value="0.00052655" calcext:value-type="float">
            <text:p>0.00052655</text:p>
          </table:table-cell>
          <table:table-cell office:value-type="float" office:value="0.000289962" calcext:value-type="float">
            <text:p>0.000289962</text:p>
          </table:table-cell>
          <table:table-cell/>
          <table:table-cell office:value-type="float" office:value="26.305810175" calcext:value-type="float">
            <text:p>26.305810175</text:p>
          </table:table-cell>
          <table:table-cell office:value-type="float" office:value="26.388636106" calcext:value-type="float">
            <text:p>26.388636106</text:p>
          </table:table-cell>
          <table:table-cell office:value-type="float" office:value="26.401450062" calcext:value-type="float">
            <text:p>26.401450062</text:p>
          </table:table-cell>
          <table:table-cell office:value-type="float" office:value="26.3956182" calcext:value-type="float">
            <text:p>26.3956182</text:p>
          </table:table-cell>
          <table:table-cell/>
          <table:table-cell office:value-type="float" office:value="-0.085003445" calcext:value-type="float">
            <text:p>-0.085003445</text:p>
          </table:table-cell>
          <table:table-cell office:value-type="float" office:value="0.000170131" calcext:value-type="float">
            <text:p>0.000170131</text:p>
          </table:table-cell>
          <table:table-cell office:value-type="float" office:value="0.013347071" calcext:value-type="float">
            <text:p>0.013347071</text:p>
          </table:table-cell>
          <table:table-cell office:value-type="float" office:value="0.007350016" calcext:value-type="float">
            <text:p>0.0073500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8 16:35:0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3829049" calcext:value-type="float">
            <text:p>0.233829049</text:p>
          </table:table-cell>
          <table:table-cell office:value-type="float" office:value="0.775672886" calcext:value-type="float">
            <text:p>0.775672886</text:p>
          </table:table-cell>
          <table:table-cell office:value-type="float" office:value="0.626764968" calcext:value-type="float">
            <text:p>0.626764968</text:p>
          </table:table-cell>
          <table:table-cell office:value-type="float" office:value="0.594925355" calcext:value-type="float">
            <text:p>0.594925355</text:p>
          </table:table-cell>
          <table:table-cell/>
          <table:table-cell office:value-type="float" office:value="0.001910368" calcext:value-type="float">
            <text:p>0.001910368</text:p>
          </table:table-cell>
          <table:table-cell office:value-type="float" office:value="0.006337197" calcext:value-type="float">
            <text:p>0.006337197</text:p>
          </table:table-cell>
          <table:table-cell office:value-type="float" office:value="0.005120629" calcext:value-type="float">
            <text:p>0.005120629</text:p>
          </table:table-cell>
          <table:table-cell office:value-type="float" office:value="0.004860501" calcext:value-type="float">
            <text:p>0.004860501</text:p>
          </table:table-cell>
          <table:table-cell/>
          <table:table-cell office:value-type="float" office:value="-0.003359376" calcext:value-type="float">
            <text:p>-0.003359376</text:p>
          </table:table-cell>
          <table:table-cell office:value-type="float" office:value="0.001067452" calcext:value-type="float">
            <text:p>0.001067452</text:p>
          </table:table-cell>
          <table:table-cell office:value-type="float" office:value="-0.000149116" calcext:value-type="float">
            <text:p>-0.000149116</text:p>
          </table:table-cell>
          <table:table-cell office:value-type="float" office:value="-0.000409243" calcext:value-type="float">
            <text:p>-0.000409243</text:p>
          </table:table-cell>
          <table:table-cell/>
          <table:table-cell office:value-type="float" office:value="26.295549648" calcext:value-type="float">
            <text:p>26.295549648</text:p>
          </table:table-cell>
          <table:table-cell office:value-type="float" office:value="26.404675207" calcext:value-type="float">
            <text:p>26.404675207</text:p>
          </table:table-cell>
          <table:table-cell office:value-type="float" office:value="26.374686687" calcext:value-type="float">
            <text:p>26.374686687</text:p>
          </table:table-cell>
          <table:table-cell office:value-type="float" office:value="26.368274415" calcext:value-type="float">
            <text:p>26.368274415</text:p>
          </table:table-cell>
          <table:table-cell/>
          <table:table-cell office:value-type="float" office:value="-0.085159364" calcext:value-type="float">
            <text:p>-0.085159364</text:p>
          </table:table-cell>
          <table:table-cell office:value-type="float" office:value="0.027057772" calcext:value-type="float">
            <text:p>0.027057772</text:p>
          </table:table-cell>
          <table:table-cell office:value-type="float" office:value="-0.003779857" calcext:value-type="float">
            <text:p>-0.003779857</text:p>
          </table:table-cell>
          <table:table-cell office:value-type="float" office:value="-0.010373746" calcext:value-type="float">
            <text:p>-0.0103737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8 16:35:04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957199" calcext:value-type="float">
            <text:p>0.233957199</text:p>
          </table:table-cell>
          <table:table-cell office:value-type="float" office:value="0.814704992" calcext:value-type="float">
            <text:p>0.814704992</text:p>
          </table:table-cell>
          <table:table-cell office:value-type="float" office:value="0.634570197" calcext:value-type="float">
            <text:p>0.634570197</text:p>
          </table:table-cell>
          <table:table-cell office:value-type="float" office:value="0.571739146" calcext:value-type="float">
            <text:p>0.571739146</text:p>
          </table:table-cell>
          <table:table-cell/>
          <table:table-cell office:value-type="float" office:value="0.001911415" calcext:value-type="float">
            <text:p>0.001911415</text:p>
          </table:table-cell>
          <table:table-cell office:value-type="float" office:value="0.006656087" calcext:value-type="float">
            <text:p>0.006656087</text:p>
          </table:table-cell>
          <table:table-cell office:value-type="float" office:value="0.005184397" calcext:value-type="float">
            <text:p>0.005184397</text:p>
          </table:table-cell>
          <table:table-cell office:value-type="float" office:value="0.004671071" calcext:value-type="float">
            <text:p>0.004671071</text:p>
          </table:table-cell>
          <table:table-cell/>
          <table:table-cell office:value-type="float" office:value="-0.003358329" calcext:value-type="float">
            <text:p>-0.003358329</text:p>
          </table:table-cell>
          <table:table-cell office:value-type="float" office:value="0.001386342" calcext:value-type="float">
            <text:p>0.001386342</text:p>
          </table:table-cell>
          <table:table-cell office:value-type="float" office:value="-0.000085347" calcext:value-type="float">
            <text:p>-8.5347E-05</text:p>
          </table:table-cell>
          <table:table-cell office:value-type="float" office:value="-0.000598673" calcext:value-type="float">
            <text:p>-0.000598673</text:p>
          </table:table-cell>
          <table:table-cell/>
          <table:table-cell office:value-type="float" office:value="26.305684366" calcext:value-type="float">
            <text:p>26.305684366</text:p>
          </table:table-cell>
          <table:table-cell office:value-type="float" office:value="26.422643608" calcext:value-type="float">
            <text:p>26.422643608</text:p>
          </table:table-cell>
          <table:table-cell office:value-type="float" office:value="26.386366791" calcext:value-type="float">
            <text:p>26.386366791</text:p>
          </table:table-cell>
          <table:table-cell office:value-type="float" office:value="26.373713157" calcext:value-type="float">
            <text:p>26.373713157</text:p>
          </table:table-cell>
          <table:table-cell/>
          <table:table-cell office:value-type="float" office:value="-0.085132822" calcext:value-type="float">
            <text:p>-0.085132822</text:p>
          </table:table-cell>
          <table:table-cell office:value-type="float" office:value="0.035140826" calcext:value-type="float">
            <text:p>0.035140826</text:p>
          </table:table-cell>
          <table:table-cell office:value-type="float" office:value="-0.002163425" calcext:value-type="float">
            <text:p>-0.002163425</text:p>
          </table:table-cell>
          <table:table-cell office:value-type="float" office:value="-0.015175574" calcext:value-type="float">
            <text:p>-0.0151755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8 16:35:05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717159" calcext:value-type="float">
            <text:p>0.234717159</text:p>
          </table:table-cell>
          <table:table-cell office:value-type="float" office:value="0.70299455" calcext:value-type="float">
            <text:p>0.70299455</text:p>
          </table:table-cell>
          <table:table-cell office:value-type="float" office:value="0.749930829" calcext:value-type="float">
            <text:p>0.749930829</text:p>
          </table:table-cell>
          <table:table-cell office:value-type="float" office:value="0.661829789" calcext:value-type="float">
            <text:p>0.661829789</text:p>
          </table:table-cell>
          <table:table-cell/>
          <table:table-cell office:value-type="float" office:value="0.001917624" calcext:value-type="float">
            <text:p>0.001917624</text:p>
          </table:table-cell>
          <table:table-cell office:value-type="float" office:value="0.00574342" calcext:value-type="float">
            <text:p>0.00574342</text:p>
          </table:table-cell>
          <table:table-cell office:value-type="float" office:value="0.006126886" calcext:value-type="float">
            <text:p>0.006126886</text:p>
          </table:table-cell>
          <table:table-cell office:value-type="float" office:value="0.005407106" calcext:value-type="float">
            <text:p>0.005407106</text:p>
          </table:table-cell>
          <table:table-cell/>
          <table:table-cell office:value-type="float" office:value="-0.00335212" calcext:value-type="float">
            <text:p>-0.00335212</text:p>
          </table:table-cell>
          <table:table-cell office:value-type="float" office:value="0.000473675" calcext:value-type="float">
            <text:p>0.000473675</text:p>
          </table:table-cell>
          <table:table-cell office:value-type="float" office:value="0.000857142" calcext:value-type="float">
            <text:p>0.000857142</text:p>
          </table:table-cell>
          <table:table-cell office:value-type="float" office:value="0.000137362" calcext:value-type="float">
            <text:p>0.000137362</text:p>
          </table:table-cell>
          <table:table-cell/>
          <table:table-cell office:value-type="float" office:value="26.305837425" calcext:value-type="float">
            <text:p>26.305837425</text:p>
          </table:table-cell>
          <table:table-cell office:value-type="float" office:value="26.400146706" calcext:value-type="float">
            <text:p>26.400146706</text:p>
          </table:table-cell>
          <table:table-cell office:value-type="float" office:value="26.409599063" calcext:value-type="float">
            <text:p>26.409599063</text:p>
          </table:table-cell>
          <table:table-cell office:value-type="float" office:value="26.391856594" calcext:value-type="float">
            <text:p>26.391856594</text:p>
          </table:table-cell>
          <table:table-cell/>
          <table:table-cell office:value-type="float" office:value="-0.084975422" calcext:value-type="float">
            <text:p>-0.084975422</text:p>
          </table:table-cell>
          <table:table-cell office:value-type="float" office:value="0.012006797" calcext:value-type="float">
            <text:p>0.012006797</text:p>
          </table:table-cell>
          <table:table-cell office:value-type="float" office:value="0.021726875" calcext:value-type="float">
            <text:p>0.021726875</text:p>
          </table:table-cell>
          <table:table-cell office:value-type="float" office:value="0.003481852" calcext:value-type="float">
            <text:p>0.0034818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8 16:35:07</text:p>
          </table:table-cell>
          <table:table-cell office:value-type="float" office:value="26.38342" calcext:value-type="float">
            <text:p>26.38342</text:p>
          </table:table-cell>
          <table:table-cell office:value-type="string" calcext:value-type="string">
            <text:p><text:s/></text:p>
          </table:table-cell>
          <table:table-cell office:value-type="float" office:value="0.234590201" calcext:value-type="float">
            <text:p>0.234590201</text:p>
          </table:table-cell>
          <table:table-cell office:value-type="float" office:value="0.667100628" calcext:value-type="float">
            <text:p>0.667100628</text:p>
          </table:table-cell>
          <table:table-cell office:value-type="float" office:value="0.74461767" calcext:value-type="float">
            <text:p>0.74461767</text:p>
          </table:table-cell>
          <table:table-cell office:value-type="float" office:value="0.680059276" calcext:value-type="float">
            <text:p>0.680059276</text:p>
          </table:table-cell>
          <table:table-cell/>
          <table:table-cell office:value-type="float" office:value="0.001916587" calcext:value-type="float">
            <text:p>0.001916587</text:p>
          </table:table-cell>
          <table:table-cell office:value-type="float" office:value="0.005450169" calcext:value-type="float">
            <text:p>0.005450169</text:p>
          </table:table-cell>
          <table:table-cell office:value-type="float" office:value="0.006083478" calcext:value-type="float">
            <text:p>0.006083478</text:p>
          </table:table-cell>
          <table:table-cell office:value-type="float" office:value="0.00555604" calcext:value-type="float">
            <text:p>0.00555604</text:p>
          </table:table-cell>
          <table:table-cell/>
          <table:table-cell office:value-type="float" office:value="-0.003353158" calcext:value-type="float">
            <text:p>-0.003353158</text:p>
          </table:table-cell>
          <table:table-cell office:value-type="float" office:value="0.000180424" calcext:value-type="float">
            <text:p>0.000180424</text:p>
          </table:table-cell>
          <table:table-cell office:value-type="float" office:value="0.000813733" calcext:value-type="float">
            <text:p>0.000813733</text:p>
          </table:table-cell>
          <table:table-cell office:value-type="float" office:value="0.000286295" calcext:value-type="float">
            <text:p>0.000286295</text:p>
          </table:table-cell>
          <table:table-cell/>
          <table:table-cell office:value-type="float" office:value="26.300757402" calcext:value-type="float">
            <text:p>26.300757402</text:p>
          </table:table-cell>
          <table:table-cell office:value-type="float" office:value="26.387864018" calcext:value-type="float">
            <text:p>26.387864018</text:p>
          </table:table-cell>
          <table:table-cell office:value-type="float" office:value="26.403475069" calcext:value-type="float">
            <text:p>26.403475069</text:p>
          </table:table-cell>
          <table:table-cell office:value-type="float" office:value="26.390473757" calcext:value-type="float">
            <text:p>26.390473757</text:p>
          </table:table-cell>
          <table:table-cell/>
          <table:table-cell office:value-type="float" office:value="-0.085001717" calcext:value-type="float">
            <text:p>-0.085001717</text:p>
          </table:table-cell>
          <table:table-cell office:value-type="float" office:value="0.004573413" calcext:value-type="float">
            <text:p>0.004573413</text:p>
          </table:table-cell>
          <table:table-cell office:value-type="float" office:value="0.020626574" calcext:value-type="float">
            <text:p>0.020626574</text:p>
          </table:table-cell>
          <table:table-cell office:value-type="float" office:value="0.007257067" calcext:value-type="float">
            <text:p>0.0072570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8 16:35:08</text:p>
          </table:table-cell>
          <table:table-cell office:value-type="float" office:value="26.39352" calcext:value-type="float">
            <text:p>26.39352</text:p>
          </table:table-cell>
          <table:table-cell office:value-type="string" calcext:value-type="string">
            <text:p><text:s/>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684466444" calcext:value-type="float">
            <text:p>0.684466444</text:p>
          </table:table-cell>
          <table:table-cell office:value-type="float" office:value="0.651473481" calcext:value-type="float">
            <text:p>0.651473481</text:p>
          </table:table-cell>
          <table:table-cell office:value-type="float" office:value="0.648446756" calcext:value-type="float">
            <text:p>0.648446756</text:p>
          </table:table-cell>
          <table:table-cell/>
          <table:table-cell office:value-type="float" office:value="0.001914595" calcext:value-type="float">
            <text:p>0.001914595</text:p>
          </table:table-cell>
          <table:table-cell office:value-type="float" office:value="0.005592046" calcext:value-type="float">
            <text:p>0.005592046</text:p>
          </table:table-cell>
          <table:table-cell office:value-type="float" office:value="0.005322496" calcext:value-type="float">
            <text:p>0.005322496</text:p>
          </table:table-cell>
          <table:table-cell office:value-type="float" office:value="0.005297768" calcext:value-type="float">
            <text:p>0.005297768</text:p>
          </table:table-cell>
          <table:table-cell/>
          <table:table-cell office:value-type="float" office:value="-0.003355149" calcext:value-type="float">
            <text:p>-0.003355149</text:p>
          </table:table-cell>
          <table:table-cell office:value-type="float" office:value="0.000322302" calcext:value-type="float">
            <text:p>0.000322302</text:p>
          </table:table-cell>
          <table:table-cell office:value-type="float" office:value="0.000052751" calcext:value-type="float">
            <text:p>5.2751E-05</text:p>
          </table:table-cell>
          <table:table-cell office:value-type="float" office:value="0.000028023" calcext:value-type="float">
            <text:p>2.8023E-05</text:p>
          </table:table-cell>
          <table:table-cell/>
          <table:table-cell office:value-type="float" office:value="26.31081721" calcext:value-type="float">
            <text:p>26.31081721</text:p>
          </table:table-cell>
          <table:table-cell office:value-type="float" office:value="26.401469416" calcext:value-type="float">
            <text:p>26.401469416</text:p>
          </table:table-cell>
          <table:table-cell office:value-type="float" office:value="26.394825023" calcext:value-type="float">
            <text:p>26.394825023</text:p>
          </table:table-cell>
          <table:table-cell office:value-type="float" office:value="26.394215475" calcext:value-type="float">
            <text:p>26.394215475</text:p>
          </table:table-cell>
          <table:table-cell/>
          <table:table-cell office:value-type="float" office:value="-0.085052208" calcext:value-type="float">
            <text:p>-0.085052208</text:p>
          </table:table-cell>
          <table:table-cell office:value-type="float" office:value="0.008169762" calcext:value-type="float">
            <text:p>0.008169762</text:p>
          </table:table-cell>
          <table:table-cell office:value-type="float" office:value="0.001337116" calcext:value-type="float">
            <text:p>0.001337116</text:p>
          </table:table-cell>
          <table:table-cell office:value-type="float" office:value="0.000710297" calcext:value-type="float">
            <text:p>0.0007102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8 16:35:09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3391551" calcext:value-type="float">
            <text:p>0.233391551</text:p>
          </table:table-cell>
          <table:table-cell office:value-type="float" office:value="0.707114423" calcext:value-type="float">
            <text:p>0.707114423</text:p>
          </table:table-cell>
          <table:table-cell office:value-type="float" office:value="0.629689172" calcext:value-type="float">
            <text:p>0.629689172</text:p>
          </table:table-cell>
          <table:table-cell office:value-type="float" office:value="0.613072588" calcext:value-type="float">
            <text:p>0.613072588</text:p>
          </table:table-cell>
          <table:table-cell/>
          <table:table-cell office:value-type="float" office:value="0.001906794" calcext:value-type="float">
            <text:p>0.001906794</text:p>
          </table:table-cell>
          <table:table-cell office:value-type="float" office:value="0.005777079" calcext:value-type="float">
            <text:p>0.005777079</text:p>
          </table:table-cell>
          <table:table-cell office:value-type="float" office:value="0.005144519" calcext:value-type="float">
            <text:p>0.005144519</text:p>
          </table:table-cell>
          <table:table-cell office:value-type="float" office:value="0.005008763" calcext:value-type="float">
            <text:p>0.005008763</text:p>
          </table:table-cell>
          <table:table-cell/>
          <table:table-cell office:value-type="float" office:value="-0.003362951" calcext:value-type="float">
            <text:p>-0.003362951</text:p>
          </table:table-cell>
          <table:table-cell office:value-type="float" office:value="0.000507334" calcext:value-type="float">
            <text:p>0.000507334</text:p>
          </table:table-cell>
          <table:table-cell office:value-type="float" office:value="-0.000125225" calcext:value-type="float">
            <text:p>-0.000125225</text:p>
          </table:table-cell>
          <table:table-cell office:value-type="float" office:value="-0.000260981" calcext:value-type="float">
            <text:p>-0.000260981</text:p>
          </table:table-cell>
          <table:table-cell/>
          <table:table-cell office:value-type="float" office:value="26.305570442" calcext:value-type="float">
            <text:p>26.305570442</text:p>
          </table:table-cell>
          <table:table-cell office:value-type="float" office:value="26.400976398" calcext:value-type="float">
            <text:p>26.400976398</text:p>
          </table:table-cell>
          <table:table-cell office:value-type="float" office:value="26.385383799" calcext:value-type="float">
            <text:p>26.385383799</text:p>
          </table:table-cell>
          <table:table-cell office:value-type="float" office:value="26.382037373" calcext:value-type="float">
            <text:p>26.382037373</text:p>
          </table:table-cell>
          <table:table-cell/>
          <table:table-cell office:value-type="float" office:value="-0.085249977" calcext:value-type="float">
            <text:p>-0.085249977</text:p>
          </table:table-cell>
          <table:table-cell office:value-type="float" office:value="0.01285999" calcext:value-type="float">
            <text:p>0.01285999</text:p>
          </table:table-cell>
          <table:table-cell office:value-type="float" office:value="-0.003174266" calcext:value-type="float">
            <text:p>-0.003174266</text:p>
          </table:table-cell>
          <table:table-cell office:value-type="float" office:value="-0.006615502" calcext:value-type="float">
            <text:p>-0.0066155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8 16:35:11</text:p>
          </table:table-cell>
          <table:table-cell office:value-type="float" office:value="26.38847" calcext:value-type="float">
            <text:p>26.38847</text:p>
          </table:table-cell>
          <table:table-cell office:value-type="string" calcext:value-type="string">
            <text:p><text:s/></text:p>
          </table:table-cell>
          <table:table-cell office:value-type="float" office:value="0.234224228" calcext:value-type="float">
            <text:p>0.234224228</text:p>
          </table:table-cell>
          <table:table-cell office:value-type="float" office:value="0.646560269" calcext:value-type="float">
            <text:p>0.646560269</text:p>
          </table:table-cell>
          <table:table-cell office:value-type="float" office:value="0.70751139" calcext:value-type="float">
            <text:p>0.70751139</text:p>
          </table:table-cell>
          <table:table-cell office:value-type="float" office:value="0.679885826" calcext:value-type="float">
            <text:p>0.679885826</text:p>
          </table:table-cell>
          <table:table-cell/>
          <table:table-cell office:value-type="float" office:value="0.001913597" calcext:value-type="float">
            <text:p>0.001913597</text:p>
          </table:table-cell>
          <table:table-cell office:value-type="float" office:value="0.005282355" calcext:value-type="float">
            <text:p>0.005282355</text:p>
          </table:table-cell>
          <table:table-cell office:value-type="float" office:value="0.005780322" calcext:value-type="float">
            <text:p>0.005780322</text:p>
          </table:table-cell>
          <table:table-cell office:value-type="float" office:value="0.005554623" calcext:value-type="float">
            <text:p>0.005554623</text:p>
          </table:table-cell>
          <table:table-cell/>
          <table:table-cell office:value-type="float" office:value="-0.003356148" calcext:value-type="float">
            <text:p>-0.003356148</text:p>
          </table:table-cell>
          <table:table-cell office:value-type="float" office:value="0.000012611" calcext:value-type="float">
            <text:p>1.2611E-05</text:p>
          </table:table-cell>
          <table:table-cell office:value-type="float" office:value="0.000510577" calcext:value-type="float">
            <text:p>0.000510577</text:p>
          </table:table-cell>
          <table:table-cell office:value-type="float" office:value="0.000284878" calcext:value-type="float">
            <text:p>0.000284878</text:p>
          </table:table-cell>
          <table:table-cell/>
          <table:table-cell office:value-type="float" office:value="26.305738147" calcext:value-type="float">
            <text:p>26.305738147</text:p>
          </table:table-cell>
          <table:table-cell office:value-type="float" office:value="26.388781472" calcext:value-type="float">
            <text:p>26.388781472</text:p>
          </table:table-cell>
          <table:table-cell office:value-type="float" office:value="26.401056343" calcext:value-type="float">
            <text:p>26.401056343</text:p>
          </table:table-cell>
          <table:table-cell office:value-type="float" office:value="26.395492881" calcext:value-type="float">
            <text:p>26.395492881</text:p>
          </table:table-cell>
          <table:table-cell/>
          <table:table-cell office:value-type="float" office:value="-0.085077516" calcext:value-type="float">
            <text:p>-0.085077516</text:p>
          </table:table-cell>
          <table:table-cell office:value-type="float" office:value="0.000319614" calcext:value-type="float">
            <text:p>0.000319614</text:p>
          </table:table-cell>
          <table:table-cell office:value-type="float" office:value="0.012942199" calcext:value-type="float">
            <text:p>0.012942199</text:p>
          </table:table-cell>
          <table:table-cell office:value-type="float" office:value="0.007221147" calcext:value-type="float">
            <text:p>0.0072211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8 16:35:12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3645467" calcext:value-type="float">
            <text:p>0.233645467</text:p>
          </table:table-cell>
          <table:table-cell office:value-type="float" office:value="0.640046673" calcext:value-type="float">
            <text:p>0.640046673</text:p>
          </table:table-cell>
          <table:table-cell office:value-type="float" office:value="0.677821717" calcext:value-type="float">
            <text:p>0.677821717</text:p>
          </table:table-cell>
          <table:table-cell office:value-type="float" office:value="0.663340171" calcext:value-type="float">
            <text:p>0.663340171</text:p>
          </table:table-cell>
          <table:table-cell/>
          <table:table-cell office:value-type="float" office:value="0.001908868" calcext:value-type="float">
            <text:p>0.001908868</text:p>
          </table:table-cell>
          <table:table-cell office:value-type="float" office:value="0.005229139" calcext:value-type="float">
            <text:p>0.005229139</text:p>
          </table:table-cell>
          <table:table-cell office:value-type="float" office:value="0.005537759" calcext:value-type="float">
            <text:p>0.005537759</text:p>
          </table:table-cell>
          <table:table-cell office:value-type="float" office:value="0.005419446" calcext:value-type="float">
            <text:p>0.005419446</text:p>
          </table:table-cell>
          <table:table-cell/>
          <table:table-cell office:value-type="float" office:value="-0.003360876" calcext:value-type="float">
            <text:p>-0.003360876</text:p>
          </table:table-cell>
          <table:table-cell office:value-type="float" office:value="-0.000040605" calcext:value-type="float">
            <text:p>-4.0605E-05</text:p>
          </table:table-cell>
          <table:table-cell office:value-type="float" office:value="0.000268015" calcext:value-type="float">
            <text:p>0.000268015</text:p>
          </table:table-cell>
          <table:table-cell office:value-type="float" office:value="0.000149702" calcext:value-type="float">
            <text:p>0.000149702</text:p>
          </table:table-cell>
          <table:table-cell/>
          <table:table-cell office:value-type="float" office:value="26.290458219" calcext:value-type="float">
            <text:p>26.290458219</text:p>
          </table:table-cell>
          <table:table-cell office:value-type="float" office:value="26.372307428" calcext:value-type="float">
            <text:p>26.372307428</text:p>
          </table:table-cell>
          <table:table-cell office:value-type="float" office:value="26.379915023" calcext:value-type="float">
            <text:p>26.379915023</text:p>
          </table:table-cell>
          <table:table-cell office:value-type="float" office:value="26.37699856" calcext:value-type="float">
            <text:p>26.37699856</text:p>
          </table:table-cell>
          <table:table-cell/>
          <table:table-cell office:value-type="float" office:value="-0.085197387" calcext:value-type="float">
            <text:p>-0.085197387</text:p>
          </table:table-cell>
          <table:table-cell office:value-type="float" office:value="-0.001029271" calcext:value-type="float">
            <text:p>-0.001029271</text:p>
          </table:table-cell>
          <table:table-cell office:value-type="float" office:value="0.006793684" calcext:value-type="float">
            <text:p>0.006793684</text:p>
          </table:table-cell>
          <table:table-cell office:value-type="float" office:value="0.003794644" calcext:value-type="float">
            <text:p>0.0037946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8 16:35:13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5151081" calcext:value-type="float">
            <text:p>0.235151081</text:p>
          </table:table-cell>
          <table:table-cell office:value-type="float" office:value="0.720163074" calcext:value-type="float">
            <text:p>0.720163074</text:p>
          </table:table-cell>
          <table:table-cell office:value-type="float" office:value="0.773604008" calcext:value-type="float">
            <text:p>0.773604008</text:p>
          </table:table-cell>
          <table:table-cell office:value-type="float" office:value="0.5775655" calcext:value-type="float">
            <text:p>0.5775655</text:p>
          </table:table-cell>
          <table:table-cell/>
          <table:table-cell office:value-type="float" office:value="0.001921169" calcext:value-type="float">
            <text:p>0.001921169</text:p>
          </table:table-cell>
          <table:table-cell office:value-type="float" office:value="0.005883685" calcext:value-type="float">
            <text:p>0.005883685</text:p>
          </table:table-cell>
          <table:table-cell office:value-type="float" office:value="0.006320294" calcext:value-type="float">
            <text:p>0.006320294</text:p>
          </table:table-cell>
          <table:table-cell office:value-type="float" office:value="0.004718672" calcext:value-type="float">
            <text:p>0.004718672</text:p>
          </table:table-cell>
          <table:table-cell/>
          <table:table-cell office:value-type="float" office:value="-0.003348575" calcext:value-type="float">
            <text:p>-0.003348575</text:p>
          </table:table-cell>
          <table:table-cell office:value-type="float" office:value="0.000613941" calcext:value-type="float">
            <text:p>0.000613941</text:p>
          </table:table-cell>
          <table:table-cell office:value-type="float" office:value="0.00105055" calcext:value-type="float">
            <text:p>0.00105055</text:p>
          </table:table-cell>
          <table:table-cell office:value-type="float" office:value="-0.000551072" calcext:value-type="float">
            <text:p>-0.000551072</text:p>
          </table:table-cell>
          <table:table-cell/>
          <table:table-cell office:value-type="float" office:value="26.295815913" calcext:value-type="float">
            <text:p>26.295815913</text:p>
          </table:table-cell>
          <table:table-cell office:value-type="float" office:value="26.393496195" calcext:value-type="float">
            <text:p>26.393496195</text:p>
          </table:table-cell>
          <table:table-cell office:value-type="float" office:value="26.404258562" calcext:value-type="float">
            <text:p>26.404258562</text:p>
          </table:table-cell>
          <table:table-cell office:value-type="float" office:value="26.364778248" calcext:value-type="float">
            <text:p>26.364778248</text:p>
          </table:table-cell>
          <table:table-cell/>
          <table:table-cell office:value-type="float" office:value="-0.084885549" calcext:value-type="float">
            <text:p>-0.084885549</text:p>
          </table:table-cell>
          <table:table-cell office:value-type="float" office:value="0.015562257" calcext:value-type="float">
            <text:p>0.015562257</text:p>
          </table:table-cell>
          <table:table-cell office:value-type="float" office:value="0.026629332" calcext:value-type="float">
            <text:p>0.026629332</text:p>
          </table:table-cell>
          <table:table-cell office:value-type="float" office:value="-0.013968942" calcext:value-type="float">
            <text:p>-0.0139689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8 16:35:14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724907" calcext:value-type="float">
            <text:p>0.234724907</text:p>
          </table:table-cell>
          <table:table-cell office:value-type="float" office:value="0.660704453" calcext:value-type="float">
            <text:p>0.660704453</text:p>
          </table:table-cell>
          <table:table-cell office:value-type="float" office:value="0.730533687" calcext:value-type="float">
            <text:p>0.730533687</text:p>
          </table:table-cell>
          <table:table-cell office:value-type="float" office:value="0.691951596" calcext:value-type="float">
            <text:p>0.691951596</text:p>
          </table:table-cell>
          <table:table-cell/>
          <table:table-cell office:value-type="float" office:value="0.001917687" calcext:value-type="float">
            <text:p>0.001917687</text:p>
          </table:table-cell>
          <table:table-cell office:value-type="float" office:value="0.005397912" calcext:value-type="float">
            <text:p>0.005397912</text:p>
          </table:table-cell>
          <table:table-cell office:value-type="float" office:value="0.005968412" calcext:value-type="float">
            <text:p>0.005968412</text:p>
          </table:table-cell>
          <table:table-cell office:value-type="float" office:value="0.005653199" calcext:value-type="float">
            <text:p>0.005653199</text:p>
          </table:table-cell>
          <table:table-cell/>
          <table:table-cell office:value-type="float" office:value="-0.003352057" calcext:value-type="float">
            <text:p>-0.003352057</text:p>
          </table:table-cell>
          <table:table-cell office:value-type="float" office:value="0.000128168" calcext:value-type="float">
            <text:p>0.000128168</text:p>
          </table:table-cell>
          <table:table-cell office:value-type="float" office:value="0.000698668" calcext:value-type="float">
            <text:p>0.000698668</text:p>
          </table:table-cell>
          <table:table-cell office:value-type="float" office:value="0.000383455" calcext:value-type="float">
            <text:p>0.000383455</text:p>
          </table:table-cell>
          <table:table-cell/>
          <table:table-cell office:value-type="float" office:value="26.295730079" calcext:value-type="float">
            <text:p>26.295730079</text:p>
          </table:table-cell>
          <table:table-cell office:value-type="float" office:value="26.381521819" calcext:value-type="float">
            <text:p>26.381521819</text:p>
          </table:table-cell>
          <table:table-cell office:value-type="float" office:value="26.395584721" calcext:value-type="float">
            <text:p>26.395584721</text:p>
          </table:table-cell>
          <table:table-cell office:value-type="float" office:value="26.387814699" calcext:value-type="float">
            <text:p>26.387814699</text:p>
          </table:table-cell>
          <table:table-cell/>
          <table:table-cell office:value-type="float" office:value="-0.084973817" calcext:value-type="float">
            <text:p>-0.084973817</text:p>
          </table:table-cell>
          <table:table-cell office:value-type="float" office:value="0.003248801" calcext:value-type="float">
            <text:p>0.003248801</text:p>
          </table:table-cell>
          <table:table-cell office:value-type="float" office:value="0.017709917" calcext:value-type="float">
            <text:p>0.017709917</text:p>
          </table:table-cell>
          <table:table-cell office:value-type="float" office:value="0.009719885" calcext:value-type="float">
            <text:p>0.0097198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8 16:35:16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770207" calcext:value-type="float">
            <text:p>0.234770207</text:p>
          </table:table-cell>
          <table:table-cell office:value-type="float" office:value="0.699473107" calcext:value-type="float">
            <text:p>0.699473107</text:p>
          </table:table-cell>
          <table:table-cell office:value-type="float" office:value="0.750427336" calcext:value-type="float">
            <text:p>0.750427336</text:p>
          </table:table-cell>
          <table:table-cell office:value-type="float" office:value="0.66405185" calcext:value-type="float">
            <text:p>0.66405185</text:p>
          </table:table-cell>
          <table:table-cell/>
          <table:table-cell office:value-type="float" office:value="0.001918057" calcext:value-type="float">
            <text:p>0.001918057</text:p>
          </table:table-cell>
          <table:table-cell office:value-type="float" office:value="0.00571465" calcext:value-type="float">
            <text:p>0.00571465</text:p>
          </table:table-cell>
          <table:table-cell office:value-type="float" office:value="0.006130942" calcext:value-type="float">
            <text:p>0.006130942</text:p>
          </table:table-cell>
          <table:table-cell office:value-type="float" office:value="0.00542526" calcext:value-type="float">
            <text:p>0.00542526</text:p>
          </table:table-cell>
          <table:table-cell/>
          <table:table-cell office:value-type="float" office:value="-0.003351687" calcext:value-type="float">
            <text:p>-0.003351687</text:p>
          </table:table-cell>
          <table:table-cell office:value-type="float" office:value="0.000444905" calcext:value-type="float">
            <text:p>0.000444905</text:p>
          </table:table-cell>
          <table:table-cell office:value-type="float" office:value="0.000861198" calcext:value-type="float">
            <text:p>0.000861198</text:p>
          </table:table-cell>
          <table:table-cell office:value-type="float" office:value="0.000155516" calcext:value-type="float">
            <text:p>0.000155516</text:p>
          </table:table-cell>
          <table:table-cell/>
          <table:table-cell office:value-type="float" office:value="26.295739203" calcext:value-type="float">
            <text:p>26.295739203</text:p>
          </table:table-cell>
          <table:table-cell office:value-type="float" office:value="26.389329456" calcext:value-type="float">
            <text:p>26.389329456</text:p>
          </table:table-cell>
          <table:table-cell office:value-type="float" office:value="26.399591069" calcext:value-type="float">
            <text:p>26.399591069</text:p>
          </table:table-cell>
          <table:table-cell office:value-type="float" office:value="26.382195955" calcext:value-type="float">
            <text:p>26.382195955</text:p>
          </table:table-cell>
          <table:table-cell/>
          <table:table-cell office:value-type="float" office:value="-0.084964435" calcext:value-type="float">
            <text:p>-0.084964435</text:p>
          </table:table-cell>
          <table:table-cell office:value-type="float" office:value="0.011277534" calcext:value-type="float">
            <text:p>0.011277534</text:p>
          </table:table-cell>
          <table:table-cell office:value-type="float" office:value="0.021829697" calcext:value-type="float">
            <text:p>0.021829697</text:p>
          </table:table-cell>
          <table:table-cell office:value-type="float" office:value="0.003942028" calcext:value-type="float">
            <text:p>0.0039420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8 16:35:1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463243" calcext:value-type="float">
            <text:p>0.234463243</text:p>
          </table:table-cell>
          <table:table-cell office:value-type="float" office:value="0.750642508" calcext:value-type="float">
            <text:p>0.750642508</text:p>
          </table:table-cell>
          <table:table-cell office:value-type="float" office:value="0.751462668" calcext:value-type="float">
            <text:p>0.751462668</text:p>
          </table:table-cell>
          <table:table-cell office:value-type="float" office:value="0.577573249" calcext:value-type="float">
            <text:p>0.577573249</text:p>
          </table:table-cell>
          <table:table-cell/>
          <table:table-cell office:value-type="float" office:value="0.001915549" calcext:value-type="float">
            <text:p>0.001915549</text:p>
          </table:table-cell>
          <table:table-cell office:value-type="float" office:value="0.0061327" calcext:value-type="float">
            <text:p>0.0061327</text:p>
          </table:table-cell>
          <table:table-cell office:value-type="float" office:value="0.006139401" calcext:value-type="float">
            <text:p>0.006139401</text:p>
          </table:table-cell>
          <table:table-cell office:value-type="float" office:value="0.004718736" calcext:value-type="float">
            <text:p>0.004718736</text:p>
          </table:table-cell>
          <table:table-cell/>
          <table:table-cell office:value-type="float" office:value="-0.003354195" calcext:value-type="float">
            <text:p>-0.003354195</text:p>
          </table:table-cell>
          <table:table-cell office:value-type="float" office:value="0.000862956" calcext:value-type="float">
            <text:p>0.000862956</text:p>
          </table:table-cell>
          <table:table-cell office:value-type="float" office:value="0.000869657" calcext:value-type="float">
            <text:p>0.000869657</text:p>
          </table:table-cell>
          <table:table-cell office:value-type="float" office:value="-0.000551009" calcext:value-type="float">
            <text:p>-0.000551009</text:p>
          </table:table-cell>
          <table:table-cell/>
          <table:table-cell office:value-type="float" office:value="26.285568472" calcext:value-type="float">
            <text:p>26.285568472</text:p>
          </table:table-cell>
          <table:table-cell office:value-type="float" office:value="26.38952642" calcext:value-type="float">
            <text:p>26.38952642</text:p>
          </table:table-cell>
          <table:table-cell office:value-type="float" office:value="26.389691592" calcext:value-type="float">
            <text:p>26.389691592</text:p>
          </table:table-cell>
          <table:table-cell office:value-type="float" office:value="26.354671517" calcext:value-type="float">
            <text:p>26.354671517</text:p>
          </table:table-cell>
          <table:table-cell/>
          <table:table-cell office:value-type="float" office:value="-0.085028012" calcext:value-type="float">
            <text:p>-0.085028012</text:p>
          </table:table-cell>
          <table:table-cell office:value-type="float" office:value="0.021874257" calcext:value-type="float">
            <text:p>0.021874257</text:p>
          </table:table-cell>
          <table:table-cell office:value-type="float" office:value="0.022044104" calcext:value-type="float">
            <text:p>0.022044104</text:p>
          </table:table-cell>
          <table:table-cell office:value-type="float" office:value="-0.013967337" calcext:value-type="float">
            <text:p>-0.0139673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8 16:35:18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808319546" calcext:value-type="float">
            <text:p>0.808319546</text:p>
          </table:table-cell>
          <table:table-cell office:value-type="float" office:value="0.642026739" calcext:value-type="float">
            <text:p>0.642026739</text:p>
          </table:table-cell>
          <table:table-cell office:value-type="float" office:value="0.566714474" calcext:value-type="float">
            <text:p>0.566714474</text:p>
          </table:table-cell>
          <table:table-cell/>
          <table:table-cell office:value-type="float" office:value="0.001916752" calcext:value-type="float">
            <text:p>0.001916752</text:p>
          </table:table-cell>
          <table:table-cell office:value-type="float" office:value="0.006603918" calcext:value-type="float">
            <text:p>0.006603918</text:p>
          </table:table-cell>
          <table:table-cell office:value-type="float" office:value="0.005245316" calcext:value-type="float">
            <text:p>0.005245316</text:p>
          </table:table-cell>
          <table:table-cell office:value-type="float" office:value="0.00463002" calcext:value-type="float">
            <text:p>0.00463002</text:p>
          </table:table-cell>
          <table:table-cell/>
          <table:table-cell office:value-type="float" office:value="-0.003352992" calcext:value-type="float">
            <text:p>-0.003352992</text:p>
          </table:table-cell>
          <table:table-cell office:value-type="float" office:value="0.001334174" calcext:value-type="float">
            <text:p>0.001334174</text:p>
          </table:table-cell>
          <table:table-cell office:value-type="float" office:value="-0.000024428" calcext:value-type="float">
            <text:p>-2.4428E-05</text:p>
          </table:table-cell>
          <table:table-cell office:value-type="float" office:value="-0.000639724" calcext:value-type="float">
            <text:p>-0.000639724</text:p>
          </table:table-cell>
          <table:table-cell/>
          <table:table-cell office:value-type="float" office:value="26.290652577" calcext:value-type="float">
            <text:p>26.290652577</text:p>
          </table:table-cell>
          <table:table-cell office:value-type="float" office:value="26.406195862" calcext:value-type="float">
            <text:p>26.406195862</text:p>
          </table:table-cell>
          <table:table-cell office:value-type="float" office:value="26.372706199" calcext:value-type="float">
            <text:p>26.372706199</text:p>
          </table:table-cell>
          <table:table-cell office:value-type="float" office:value="26.357538758" calcext:value-type="float">
            <text:p>26.357538758</text:p>
          </table:table-cell>
          <table:table-cell/>
          <table:table-cell office:value-type="float" office:value="-0.084997519" calcext:value-type="float">
            <text:p>-0.084997519</text:p>
          </table:table-cell>
          <table:table-cell office:value-type="float" office:value="0.033818486" calcext:value-type="float">
            <text:p>0.033818486</text:p>
          </table:table-cell>
          <table:table-cell office:value-type="float" office:value="-0.000619208" calcext:value-type="float">
            <text:p>-0.000619208</text:p>
          </table:table-cell>
          <table:table-cell office:value-type="float" office:value="-0.016216179" calcext:value-type="float">
            <text:p>-0.0162161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8 16:35:1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3395724" calcext:value-type="float">
            <text:p>0.233395724</text:p>
          </table:table-cell>
          <table:table-cell office:value-type="float" office:value="0.692697846" calcext:value-type="float">
            <text:p>0.692697846</text:p>
          </table:table-cell>
          <table:table-cell office:value-type="float" office:value="0.635652022" calcext:value-type="float">
            <text:p>0.635652022</text:p>
          </table:table-cell>
          <table:table-cell office:value-type="float" office:value="0.65179475" calcext:value-type="float">
            <text:p>0.65179475</text:p>
          </table:table-cell>
          <table:table-cell/>
          <table:table-cell office:value-type="float" office:value="0.001906828" calcext:value-type="float">
            <text:p>0.001906828</text:p>
          </table:table-cell>
          <table:table-cell office:value-type="float" office:value="0.005659296" calcext:value-type="float">
            <text:p>0.005659296</text:p>
          </table:table-cell>
          <table:table-cell office:value-type="float" office:value="0.005193235" calcext:value-type="float">
            <text:p>0.005193235</text:p>
          </table:table-cell>
          <table:table-cell office:value-type="float" office:value="0.005325121" calcext:value-type="float">
            <text:p>0.005325121</text:p>
          </table:table-cell>
          <table:table-cell/>
          <table:table-cell office:value-type="float" office:value="-0.003362917" calcext:value-type="float">
            <text:p>-0.003362917</text:p>
          </table:table-cell>
          <table:table-cell office:value-type="float" office:value="0.000389552" calcext:value-type="float">
            <text:p>0.000389552</text:p>
          </table:table-cell>
          <table:table-cell office:value-type="float" office:value="-0.000076509" calcext:value-type="float">
            <text:p>-7.6509E-05</text:p>
          </table:table-cell>
          <table:table-cell office:value-type="float" office:value="0.000055376" calcext:value-type="float">
            <text:p>5.5376E-05</text:p>
          </table:table-cell>
          <table:table-cell/>
          <table:table-cell office:value-type="float" office:value="26.285353465" calcext:value-type="float">
            <text:p>26.285353465</text:p>
          </table:table-cell>
          <table:table-cell office:value-type="float" office:value="26.377856901" calcext:value-type="float">
            <text:p>26.377856901</text:p>
          </table:table-cell>
          <table:table-cell office:value-type="float" office:value="26.366368283" calcext:value-type="float">
            <text:p>26.366368283</text:p>
          </table:table-cell>
          <table:table-cell office:value-type="float" office:value="26.369619324" calcext:value-type="float">
            <text:p>26.369619324</text:p>
          </table:table-cell>
          <table:table-cell/>
          <table:table-cell office:value-type="float" office:value="-0.085249113" calcext:value-type="float">
            <text:p>-0.085249113</text:p>
          </table:table-cell>
          <table:table-cell office:value-type="float" office:value="0.009874428" calcext:value-type="float">
            <text:p>0.009874428</text:p>
          </table:table-cell>
          <table:table-cell office:value-type="float" office:value="-0.001939384" calcext:value-type="float">
            <text:p>-0.001939384</text:p>
          </table:table-cell>
          <table:table-cell office:value-type="float" office:value="0.001403649" calcext:value-type="float">
            <text:p>0.0014036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8 16:35:2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3855275" calcext:value-type="float">
            <text:p>0.233855275</text:p>
          </table:table-cell>
          <table:table-cell office:value-type="float" office:value="0.766550394" calcext:value-type="float">
            <text:p>0.766550394</text:p>
          </table:table-cell>
          <table:table-cell office:value-type="float" office:value="0.628213957" calcext:value-type="float">
            <text:p>0.628213957</text:p>
          </table:table-cell>
          <table:table-cell office:value-type="float" office:value="0.594491433" calcext:value-type="float">
            <text:p>0.594491433</text:p>
          </table:table-cell>
          <table:table-cell/>
          <table:table-cell office:value-type="float" office:value="0.001910582" calcext:value-type="float">
            <text:p>0.001910582</text:p>
          </table:table-cell>
          <table:table-cell office:value-type="float" office:value="0.006262667" calcext:value-type="float">
            <text:p>0.006262667</text:p>
          </table:table-cell>
          <table:table-cell office:value-type="float" office:value="0.005132467" calcext:value-type="float">
            <text:p>0.005132467</text:p>
          </table:table-cell>
          <table:table-cell office:value-type="float" office:value="0.004856956" calcext:value-type="float">
            <text:p>0.004856956</text:p>
          </table:table-cell>
          <table:table-cell/>
          <table:table-cell office:value-type="float" office:value="-0.003359162" calcext:value-type="float">
            <text:p>-0.003359162</text:p>
          </table:table-cell>
          <table:table-cell office:value-type="float" office:value="0.000992922" calcext:value-type="float">
            <text:p>0.000992922</text:p>
          </table:table-cell>
          <table:table-cell office:value-type="float" office:value="-0.000137277" calcext:value-type="float">
            <text:p>-0.000137277</text:p>
          </table:table-cell>
          <table:table-cell office:value-type="float" office:value="-0.000412788" calcext:value-type="float">
            <text:p>-0.000412788</text:p>
          </table:table-cell>
          <table:table-cell/>
          <table:table-cell office:value-type="float" office:value="26.285446022" calcext:value-type="float">
            <text:p>26.285446022</text:p>
          </table:table-cell>
          <table:table-cell office:value-type="float" office:value="26.3927301" calcext:value-type="float">
            <text:p>26.3927301</text:p>
          </table:table-cell>
          <table:table-cell office:value-type="float" office:value="26.364870302" calcext:value-type="float">
            <text:p>26.364870302</text:p>
          </table:table-cell>
          <table:table-cell office:value-type="float" office:value="26.358078765" calcext:value-type="float">
            <text:p>26.358078765</text:p>
          </table:table-cell>
          <table:table-cell/>
          <table:table-cell office:value-type="float" office:value="-0.085153932" calcext:value-type="float">
            <text:p>-0.085153932</text:p>
          </table:table-cell>
          <table:table-cell office:value-type="float" office:value="0.025168609" calcext:value-type="float">
            <text:p>0.025168609</text:p>
          </table:table-cell>
          <table:table-cell office:value-type="float" office:value="-0.003479777" calcext:value-type="float">
            <text:p>-0.003479777</text:p>
          </table:table-cell>
          <table:table-cell office:value-type="float" office:value="-0.01046361" calcext:value-type="float">
            <text:p>-0.010463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8 16:35:22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444169" calcext:value-type="float">
            <text:p>0.234444169</text:p>
          </table:table-cell>
          <table:table-cell office:value-type="float" office:value="0.813885428" calcext:value-type="float">
            <text:p>0.813885428</text:p>
          </table:table-cell>
          <table:table-cell office:value-type="float" office:value="0.633518175" calcext:value-type="float">
            <text:p>0.633518175</text:p>
          </table:table-cell>
          <table:table-cell office:value-type="float" office:value="0.56553907" calcext:value-type="float">
            <text:p>0.56553907</text:p>
          </table:table-cell>
          <table:table-cell/>
          <table:table-cell office:value-type="float" office:value="0.001915394" calcext:value-type="float">
            <text:p>0.001915394</text:p>
          </table:table-cell>
          <table:table-cell office:value-type="float" office:value="0.006649391" calcext:value-type="float">
            <text:p>0.006649391</text:p>
          </table:table-cell>
          <table:table-cell office:value-type="float" office:value="0.005175802" calcext:value-type="float">
            <text:p>0.005175802</text:p>
          </table:table-cell>
          <table:table-cell office:value-type="float" office:value="0.004620417" calcext:value-type="float">
            <text:p>0.004620417</text:p>
          </table:table-cell>
          <table:table-cell/>
          <table:table-cell office:value-type="float" office:value="-0.003354351" calcext:value-type="float">
            <text:p>-0.003354351</text:p>
          </table:table-cell>
          <table:table-cell office:value-type="float" office:value="0.001379646" calcext:value-type="float">
            <text:p>0.001379646</text:p>
          </table:table-cell>
          <table:table-cell office:value-type="float" office:value="-0.000093942" calcext:value-type="float">
            <text:p>-9.3942E-05</text:p>
          </table:table-cell>
          <table:table-cell office:value-type="float" office:value="-0.000649327" calcext:value-type="float">
            <text:p>-0.000649327</text:p>
          </table:table-cell>
          <table:table-cell/>
          <table:table-cell office:value-type="float" office:value="26.295673537" calcext:value-type="float">
            <text:p>26.295673537</text:p>
          </table:table-cell>
          <table:table-cell office:value-type="float" office:value="26.412370691" calcext:value-type="float">
            <text:p>26.412370691</text:p>
          </table:table-cell>
          <table:table-cell office:value-type="float" office:value="26.376046731" calcext:value-type="float">
            <text:p>26.376046731</text:p>
          </table:table-cell>
          <table:table-cell office:value-type="float" office:value="26.362356193" calcext:value-type="float">
            <text:p>26.362356193</text:p>
          </table:table-cell>
          <table:table-cell/>
          <table:table-cell office:value-type="float" office:value="-0.085031962" calcext:value-type="float">
            <text:p>-0.085031962</text:p>
          </table:table-cell>
          <table:table-cell office:value-type="float" office:value="0.034971105" calcext:value-type="float">
            <text:p>0.034971105</text:p>
          </table:table-cell>
          <table:table-cell office:value-type="float" office:value="-0.002381295" calcext:value-type="float">
            <text:p>-0.002381295</text:p>
          </table:table-cell>
          <table:table-cell office:value-type="float" office:value="-0.016459604" calcext:value-type="float">
            <text:p>-0.0164596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8 16:35:23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851865" calcext:value-type="float">
            <text:p>0.234851865</text:p>
          </table:table-cell>
          <table:table-cell office:value-type="float" office:value="0.794288611" calcext:value-type="float">
            <text:p>0.794288611</text:p>
          </table:table-cell>
          <table:table-cell office:value-type="float" office:value="0.689649068" calcext:value-type="float">
            <text:p>0.689649068</text:p>
          </table:table-cell>
          <table:table-cell office:value-type="float" office:value="0.572540232" calcext:value-type="float">
            <text:p>0.572540232</text:p>
          </table:table-cell>
          <table:table-cell/>
          <table:table-cell office:value-type="float" office:value="0.001918724" calcext:value-type="float">
            <text:p>0.001918724</text:p>
          </table:table-cell>
          <table:table-cell office:value-type="float" office:value="0.006489286" calcext:value-type="float">
            <text:p>0.006489286</text:p>
          </table:table-cell>
          <table:table-cell office:value-type="float" office:value="0.005634388" calcext:value-type="float">
            <text:p>0.005634388</text:p>
          </table:table-cell>
          <table:table-cell office:value-type="float" office:value="0.004677616" calcext:value-type="float">
            <text:p>0.004677616</text:p>
          </table:table-cell>
          <table:table-cell/>
          <table:table-cell office:value-type="float" office:value="-0.00335102" calcext:value-type="float">
            <text:p>-0.00335102</text:p>
          </table:table-cell>
          <table:table-cell office:value-type="float" office:value="0.001219542" calcext:value-type="float">
            <text:p>0.001219542</text:p>
          </table:table-cell>
          <table:table-cell office:value-type="float" office:value="0.000364643" calcext:value-type="float">
            <text:p>0.000364643</text:p>
          </table:table-cell>
          <table:table-cell office:value-type="float" office:value="-0.000592128" calcext:value-type="float">
            <text:p>-0.000592128</text:p>
          </table:table-cell>
          <table:table-cell/>
          <table:table-cell office:value-type="float" office:value="26.290701196" calcext:value-type="float">
            <text:p>26.290701196</text:p>
          </table:table-cell>
          <table:table-cell office:value-type="float" office:value="26.403370214" calcext:value-type="float">
            <text:p>26.403370214</text:p>
          </table:table-cell>
          <table:table-cell office:value-type="float" office:value="26.382296948" calcext:value-type="float">
            <text:p>26.382296948</text:p>
          </table:table-cell>
          <table:table-cell office:value-type="float" office:value="26.358712038" calcext:value-type="float">
            <text:p>26.358712038</text:p>
          </table:table-cell>
          <table:table-cell/>
          <table:table-cell office:value-type="float" office:value="-0.084947522" calcext:value-type="float">
            <text:p>-0.084947522</text:p>
          </table:table-cell>
          <table:table-cell office:value-type="float" office:value="0.030912863" calcext:value-type="float">
            <text:p>0.030912863</text:p>
          </table:table-cell>
          <table:table-cell office:value-type="float" office:value="0.009243048" calcext:value-type="float">
            <text:p>0.009243048</text:p>
          </table:table-cell>
          <table:table-cell office:value-type="float" office:value="-0.015009669" calcext:value-type="float">
            <text:p>-0.0150096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8 16:35:24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5053329" calcext:value-type="float">
            <text:p>0.235053329</text:p>
          </table:table-cell>
          <table:table-cell office:value-type="float" office:value="0.786323045" calcext:value-type="float">
            <text:p>0.786323045</text:p>
          </table:table-cell>
          <table:table-cell office:value-type="float" office:value="0.699448669" calcext:value-type="float">
            <text:p>0.699448669</text:p>
          </table:table-cell>
          <table:table-cell office:value-type="float" office:value="0.571059653" calcext:value-type="float">
            <text:p>0.571059653</text:p>
          </table:table-cell>
          <table:table-cell/>
          <table:table-cell office:value-type="float" office:value="0.00192037" calcext:value-type="float">
            <text:p>0.00192037</text:p>
          </table:table-cell>
          <table:table-cell office:value-type="float" office:value="0.006424208" calcext:value-type="float">
            <text:p>0.006424208</text:p>
          </table:table-cell>
          <table:table-cell office:value-type="float" office:value="0.00571445" calcext:value-type="float">
            <text:p>0.00571445</text:p>
          </table:table-cell>
          <table:table-cell office:value-type="float" office:value="0.00466552" calcext:value-type="float">
            <text:p>0.00466552</text:p>
          </table:table-cell>
          <table:table-cell/>
          <table:table-cell office:value-type="float" office:value="-0.003349374" calcext:value-type="float">
            <text:p>-0.003349374</text:p>
          </table:table-cell>
          <table:table-cell office:value-type="float" office:value="0.001154464" calcext:value-type="float">
            <text:p>0.001154464</text:p>
          </table:table-cell>
          <table:table-cell office:value-type="float" office:value="0.000444706" calcext:value-type="float">
            <text:p>0.000444706</text:p>
          </table:table-cell>
          <table:table-cell office:value-type="float" office:value="-0.000604224" calcext:value-type="float">
            <text:p>-0.000604224</text:p>
          </table:table-cell>
          <table:table-cell/>
          <table:table-cell office:value-type="float" office:value="26.28568732" calcext:value-type="float">
            <text:p>26.28568732</text:p>
          </table:table-cell>
          <table:table-cell office:value-type="float" office:value="26.396712091" calcext:value-type="float">
            <text:p>26.396712091</text:p>
          </table:table-cell>
          <table:table-cell office:value-type="float" office:value="26.379216461" calcext:value-type="float">
            <text:p>26.379216461</text:p>
          </table:table-cell>
          <table:table-cell office:value-type="float" office:value="26.353359705" calcext:value-type="float">
            <text:p>26.353359705</text:p>
          </table:table-cell>
          <table:table-cell/>
          <table:table-cell office:value-type="float" office:value="-0.084905795" calcext:value-type="float">
            <text:p>-0.084905795</text:p>
          </table:table-cell>
          <table:table-cell office:value-type="float" office:value="0.029263293" calcext:value-type="float">
            <text:p>0.029263293</text:p>
          </table:table-cell>
          <table:table-cell office:value-type="float" office:value="0.011272473" calcext:value-type="float">
            <text:p>0.011272473</text:p>
          </table:table-cell>
          <table:table-cell office:value-type="float" office:value="-0.015316296" calcext:value-type="float">
            <text:p>-0.0153162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8 16:35:26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282045" calcext:value-type="float">
            <text:p>0.234282045</text:p>
          </table:table-cell>
          <table:table-cell office:value-type="float" office:value="0.809174873" calcext:value-type="float">
            <text:p>0.809174873</text:p>
          </table:table-cell>
          <table:table-cell office:value-type="float" office:value="0.636877493" calcext:value-type="float">
            <text:p>0.636877493</text:p>
          </table:table-cell>
          <table:table-cell office:value-type="float" office:value="0.566709109" calcext:value-type="float">
            <text:p>0.566709109</text:p>
          </table:table-cell>
          <table:table-cell/>
          <table:table-cell office:value-type="float" office:value="0.001914069" calcext:value-type="float">
            <text:p>0.001914069</text:p>
          </table:table-cell>
          <table:table-cell office:value-type="float" office:value="0.006610906" calcext:value-type="float">
            <text:p>0.006610906</text:p>
          </table:table-cell>
          <table:table-cell office:value-type="float" office:value="0.005203247" calcext:value-type="float">
            <text:p>0.005203247</text:p>
          </table:table-cell>
          <table:table-cell office:value-type="float" office:value="0.004629976" calcext:value-type="float">
            <text:p>0.004629976</text:p>
          </table:table-cell>
          <table:table-cell/>
          <table:table-cell office:value-type="float" office:value="-0.003355675" calcext:value-type="float">
            <text:p>-0.003355675</text:p>
          </table:table-cell>
          <table:table-cell office:value-type="float" office:value="0.001341161" calcext:value-type="float">
            <text:p>0.001341161</text:p>
          </table:table-cell>
          <table:table-cell office:value-type="float" office:value="-0.000066497" calcext:value-type="float">
            <text:p>-6.6497E-05</text:p>
          </table:table-cell>
          <table:table-cell office:value-type="float" office:value="-0.000639768" calcext:value-type="float">
            <text:p>-0.000639768</text:p>
          </table:table-cell>
          <table:table-cell/>
          <table:table-cell office:value-type="float" office:value="26.29058643" calcext:value-type="float">
            <text:p>26.29058643</text:p>
          </table:table-cell>
          <table:table-cell office:value-type="float" office:value="26.406368114" calcext:value-type="float">
            <text:p>26.406368114</text:p>
          </table:table-cell>
          <table:table-cell office:value-type="float" office:value="26.371669178" calcext:value-type="float">
            <text:p>26.371669178</text:p>
          </table:table-cell>
          <table:table-cell office:value-type="float" office:value="26.357537677" calcext:value-type="float">
            <text:p>26.357537677</text:p>
          </table:table-cell>
          <table:table-cell/>
          <table:table-cell office:value-type="float" office:value="-0.085065541" calcext:value-type="float">
            <text:p>-0.085065541</text:p>
          </table:table-cell>
          <table:table-cell office:value-type="float" office:value="0.033995613" calcext:value-type="float">
            <text:p>0.033995613</text:p>
          </table:table-cell>
          <table:table-cell office:value-type="float" office:value="-0.001685594" calcext:value-type="float">
            <text:p>-0.001685594</text:p>
          </table:table-cell>
          <table:table-cell office:value-type="float" office:value="-0.01621729" calcext:value-type="float">
            <text:p>-0.0162172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8 16:35:2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178333" calcext:value-type="float">
            <text:p>0.234178333</text:p>
          </table:table-cell>
          <table:table-cell office:value-type="float" office:value="0.642429071" calcext:value-type="float">
            <text:p>0.642429071</text:p>
          </table:table-cell>
          <table:table-cell office:value-type="float" office:value="0.695664966" calcext:value-type="float">
            <text:p>0.695664966</text:p>
          </table:table-cell>
          <table:table-cell office:value-type="float" office:value="0.672243318" calcext:value-type="float">
            <text:p>0.672243318</text:p>
          </table:table-cell>
          <table:table-cell/>
          <table:table-cell office:value-type="float" office:value="0.001913222" calcext:value-type="float">
            <text:p>0.001913222</text:p>
          </table:table-cell>
          <table:table-cell office:value-type="float" office:value="0.005248604" calcext:value-type="float">
            <text:p>0.005248604</text:p>
          </table:table-cell>
          <table:table-cell office:value-type="float" office:value="0.005683537" calcext:value-type="float">
            <text:p>0.005683537</text:p>
          </table:table-cell>
          <table:table-cell office:value-type="float" office:value="0.005492184" calcext:value-type="float">
            <text:p>0.005492184</text:p>
          </table:table-cell>
          <table:table-cell/>
          <table:table-cell office:value-type="float" office:value="-0.003356523" calcext:value-type="float">
            <text:p>-0.003356523</text:p>
          </table:table-cell>
          <table:table-cell office:value-type="float" office:value="-0.000021141" calcext:value-type="float">
            <text:p>-2.1141E-05</text:p>
          </table:table-cell>
          <table:table-cell office:value-type="float" office:value="0.000413793" calcext:value-type="float">
            <text:p>0.000413793</text:p>
          </table:table-cell>
          <table:table-cell office:value-type="float" office:value="0.00022244" calcext:value-type="float">
            <text:p>0.00022244</text:p>
          </table:table-cell>
          <table:table-cell/>
          <table:table-cell office:value-type="float" office:value="26.285511089" calcext:value-type="float">
            <text:p>26.285511089</text:p>
          </table:table-cell>
          <table:table-cell office:value-type="float" office:value="26.367733138" calcext:value-type="float">
            <text:p>26.367733138</text:p>
          </table:table-cell>
          <table:table-cell office:value-type="float" office:value="26.378454455" calcext:value-type="float">
            <text:p>26.378454455</text:p>
          </table:table-cell>
          <table:table-cell office:value-type="float" office:value="26.37373752" calcext:value-type="float">
            <text:p>26.37373752</text:p>
          </table:table-cell>
          <table:table-cell/>
          <table:table-cell office:value-type="float" office:value="-0.085087021" calcext:value-type="float">
            <text:p>-0.085087021</text:p>
          </table:table-cell>
          <table:table-cell office:value-type="float" office:value="-0.000535887" calcext:value-type="float">
            <text:p>-0.000535887</text:p>
          </table:table-cell>
          <table:table-cell office:value-type="float" office:value="0.010488896" calcext:value-type="float">
            <text:p>0.010488896</text:p>
          </table:table-cell>
          <table:table-cell office:value-type="float" office:value="0.005638432" calcext:value-type="float">
            <text:p>0.0056384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8 16:35:28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727291" calcext:value-type="float">
            <text:p>0.234727291</text:p>
          </table:table-cell>
          <table:table-cell office:value-type="float" office:value="0.675638995" calcext:value-type="float">
            <text:p>0.675638995</text:p>
          </table:table-cell>
          <table:table-cell office:value-type="float" office:value="0.738786547" calcext:value-type="float">
            <text:p>0.738786547</text:p>
          </table:table-cell>
          <table:table-cell office:value-type="float" office:value="0.684018217" calcext:value-type="float">
            <text:p>0.684018217</text:p>
          </table:table-cell>
          <table:table-cell/>
          <table:table-cell office:value-type="float" office:value="0.001917707" calcext:value-type="float">
            <text:p>0.001917707</text:p>
          </table:table-cell>
          <table:table-cell office:value-type="float" office:value="0.005519926" calcext:value-type="float">
            <text:p>0.005519926</text:p>
          </table:table-cell>
          <table:table-cell office:value-type="float" office:value="0.006035838" calcext:value-type="float">
            <text:p>0.006035838</text:p>
          </table:table-cell>
          <table:table-cell office:value-type="float" office:value="0.005588384" calcext:value-type="float">
            <text:p>0.005588384</text:p>
          </table:table-cell>
          <table:table-cell/>
          <table:table-cell office:value-type="float" office:value="-0.003352038" calcext:value-type="float">
            <text:p>-0.003352038</text:p>
          </table:table-cell>
          <table:table-cell office:value-type="float" office:value="0.000250182" calcext:value-type="float">
            <text:p>0.000250182</text:p>
          </table:table-cell>
          <table:table-cell office:value-type="float" office:value="0.000766093" calcext:value-type="float">
            <text:p>0.000766093</text:p>
          </table:table-cell>
          <table:table-cell office:value-type="float" office:value="0.00031864" calcext:value-type="float">
            <text:p>0.00031864</text:p>
          </table:table-cell>
          <table:table-cell/>
          <table:table-cell office:value-type="float" office:value="26.295730559" calcext:value-type="float">
            <text:p>26.295730559</text:p>
          </table:table-cell>
          <table:table-cell office:value-type="float" office:value="26.3845295" calcext:value-type="float">
            <text:p>26.3845295</text:p>
          </table:table-cell>
          <table:table-cell office:value-type="float" office:value="26.397246752" calcext:value-type="float">
            <text:p>26.397246752</text:p>
          </table:table-cell>
          <table:table-cell office:value-type="float" office:value="26.386216995" calcext:value-type="float">
            <text:p>26.386216995</text:p>
          </table:table-cell>
          <table:table-cell/>
          <table:table-cell office:value-type="float" office:value="-0.084973323" calcext:value-type="float">
            <text:p>-0.084973323</text:p>
          </table:table-cell>
          <table:table-cell office:value-type="float" office:value="0.006341656" calcext:value-type="float">
            <text:p>0.006341656</text:p>
          </table:table-cell>
          <table:table-cell office:value-type="float" office:value="0.019419006" calcext:value-type="float">
            <text:p>0.019419006</text:p>
          </table:table-cell>
          <table:table-cell office:value-type="float" office:value="0.008076938" calcext:value-type="float">
            <text:p>0.0080769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8 16:35:30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562187" calcext:value-type="float">
            <text:p>0.234562187</text:p>
          </table:table-cell>
          <table:table-cell office:value-type="float" office:value="0.661816676" calcext:value-type="float">
            <text:p>0.661816676</text:p>
          </table:table-cell>
          <table:table-cell office:value-type="float" office:value="0.730211822" calcext:value-type="float">
            <text:p>0.730211822</text:p>
          </table:table-cell>
          <table:table-cell office:value-type="float" office:value="0.692185246" calcext:value-type="float">
            <text:p>0.692185246</text:p>
          </table:table-cell>
          <table:table-cell/>
          <table:table-cell office:value-type="float" office:value="0.001916358" calcext:value-type="float">
            <text:p>0.001916358</text:p>
          </table:table-cell>
          <table:table-cell office:value-type="float" office:value="0.005406999" calcext:value-type="float">
            <text:p>0.005406999</text:p>
          </table:table-cell>
          <table:table-cell office:value-type="float" office:value="0.005965783" calcext:value-type="float">
            <text:p>0.005965783</text:p>
          </table:table-cell>
          <table:table-cell office:value-type="float" office:value="0.005655108" calcext:value-type="float">
            <text:p>0.005655108</text:p>
          </table:table-cell>
          <table:table-cell/>
          <table:table-cell office:value-type="float" office:value="-0.003353387" calcext:value-type="float">
            <text:p>-0.003353387</text:p>
          </table:table-cell>
          <table:table-cell office:value-type="float" office:value="0.000137255" calcext:value-type="float">
            <text:p>0.000137255</text:p>
          </table:table-cell>
          <table:table-cell office:value-type="float" office:value="0.000696039" calcext:value-type="float">
            <text:p>0.000696039</text:p>
          </table:table-cell>
          <table:table-cell office:value-type="float" office:value="0.000385364" calcext:value-type="float">
            <text:p>0.000385364</text:p>
          </table:table-cell>
          <table:table-cell/>
          <table:table-cell office:value-type="float" office:value="26.280533948" calcext:value-type="float">
            <text:p>26.280533948</text:p>
          </table:table-cell>
          <table:table-cell office:value-type="float" office:value="26.3665836" calcext:value-type="float">
            <text:p>26.3665836</text:p>
          </table:table-cell>
          <table:table-cell office:value-type="float" office:value="26.380357874" calcext:value-type="float">
            <text:p>26.380357874</text:p>
          </table:table-cell>
          <table:table-cell office:value-type="float" office:value="26.372699625" calcext:value-type="float">
            <text:p>26.372699625</text:p>
          </table:table-cell>
          <table:table-cell/>
          <table:table-cell office:value-type="float" office:value="-0.085007519" calcext:value-type="float">
            <text:p>-0.085007519</text:p>
          </table:table-cell>
          <table:table-cell office:value-type="float" office:value="0.003479137" calcext:value-type="float">
            <text:p>0.003479137</text:p>
          </table:table-cell>
          <table:table-cell office:value-type="float" office:value="0.017643262" calcext:value-type="float">
            <text:p>0.017643262</text:p>
          </table:table-cell>
          <table:table-cell office:value-type="float" office:value="0.009768272" calcext:value-type="float">
            <text:p>0.0097682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8 16:35:3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661410768" calcext:value-type="float">
            <text:p>0.661410768</text:p>
          </table:table-cell>
          <table:table-cell office:value-type="float" office:value="0.746520251" calcext:value-type="float">
            <text:p>0.746520251</text:p>
          </table:table-cell>
          <table:table-cell office:value-type="float" office:value="0.641102867" calcext:value-type="float">
            <text:p>0.641102867</text:p>
          </table:table-cell>
          <table:table-cell/>
          <table:table-cell office:value-type="float" office:value="0.001917337" calcext:value-type="float">
            <text:p>0.001917337</text:p>
          </table:table-cell>
          <table:table-cell office:value-type="float" office:value="0.005403683" calcext:value-type="float">
            <text:p>0.005403683</text:p>
          </table:table-cell>
          <table:table-cell office:value-type="float" office:value="0.006099022" calcext:value-type="float">
            <text:p>0.006099022</text:p>
          </table:table-cell>
          <table:table-cell office:value-type="float" office:value="0.005237769" calcext:value-type="float">
            <text:p>0.005237769</text:p>
          </table:table-cell>
          <table:table-cell/>
          <table:table-cell office:value-type="float" office:value="-0.003352408" calcext:value-type="float">
            <text:p>-0.003352408</text:p>
          </table:table-cell>
          <table:table-cell office:value-type="float" office:value="0.000133938" calcext:value-type="float">
            <text:p>0.000133938</text:p>
          </table:table-cell>
          <table:table-cell office:value-type="float" office:value="0.000829277" calcext:value-type="float">
            <text:p>0.000829277</text:p>
          </table:table-cell>
          <table:table-cell office:value-type="float" office:value="-0.000031976" calcext:value-type="float">
            <text:p>-3.1976E-05</text:p>
          </table:table-cell>
          <table:table-cell/>
          <table:table-cell office:value-type="float" office:value="26.28561253" calcext:value-type="float">
            <text:p>26.28561253</text:p>
          </table:table-cell>
          <table:table-cell office:value-type="float" office:value="26.371555923" calcext:value-type="float">
            <text:p>26.371555923</text:p>
          </table:table-cell>
          <table:table-cell office:value-type="float" office:value="26.38869624" calcext:value-type="float">
            <text:p>26.38869624</text:p>
          </table:table-cell>
          <table:table-cell office:value-type="float" office:value="26.367466049" calcext:value-type="float">
            <text:p>26.367466049</text:p>
          </table:table-cell>
          <table:table-cell/>
          <table:table-cell office:value-type="float" office:value="-0.084982705" calcext:value-type="float">
            <text:p>-0.084982705</text:p>
          </table:table-cell>
          <table:table-cell office:value-type="float" office:value="0.003395075" calcext:value-type="float">
            <text:p>0.003395075</text:p>
          </table:table-cell>
          <table:table-cell office:value-type="float" office:value="0.02102058" calcext:value-type="float">
            <text:p>0.02102058</text:p>
          </table:table-cell>
          <table:table-cell office:value-type="float" office:value="-0.000810538" calcext:value-type="float">
            <text:p>-0.0008105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8 16:35:32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22244" calcext:value-type="float">
            <text:p>0.23422244</text:p>
          </table:table-cell>
          <table:table-cell office:value-type="float" office:value="0.810248948" calcext:value-type="float">
            <text:p>0.810248948</text:p>
          </table:table-cell>
          <table:table-cell office:value-type="float" office:value="0.627508834" calcext:value-type="float">
            <text:p>0.627508834</text:p>
          </table:table-cell>
          <table:table-cell office:value-type="float" office:value="0.569564172" calcext:value-type="float">
            <text:p>0.569564172</text:p>
          </table:table-cell>
          <table:table-cell/>
          <table:table-cell office:value-type="float" office:value="0.001913582" calcext:value-type="float">
            <text:p>0.001913582</text:p>
          </table:table-cell>
          <table:table-cell office:value-type="float" office:value="0.006619681" calcext:value-type="float">
            <text:p>0.006619681</text:p>
          </table:table-cell>
          <table:table-cell office:value-type="float" office:value="0.005126706" calcext:value-type="float">
            <text:p>0.005126706</text:p>
          </table:table-cell>
          <table:table-cell office:value-type="float" office:value="0.004653302" calcext:value-type="float">
            <text:p>0.004653302</text:p>
          </table:table-cell>
          <table:table-cell/>
          <table:table-cell office:value-type="float" office:value="-0.003356162" calcext:value-type="float">
            <text:p>-0.003356162</text:p>
          </table:table-cell>
          <table:table-cell office:value-type="float" office:value="0.001349937" calcext:value-type="float">
            <text:p>0.001349937</text:p>
          </table:table-cell>
          <table:table-cell office:value-type="float" office:value="-0.000143038" calcext:value-type="float">
            <text:p>-0.000143038</text:p>
          </table:table-cell>
          <table:table-cell office:value-type="float" office:value="-0.000616442" calcext:value-type="float">
            <text:p>-0.000616442</text:p>
          </table:table-cell>
          <table:table-cell/>
          <table:table-cell office:value-type="float" office:value="26.280465519" calcext:value-type="float">
            <text:p>26.280465519</text:p>
          </table:table-cell>
          <table:table-cell office:value-type="float" office:value="26.396476544" calcext:value-type="float">
            <text:p>26.396476544</text:p>
          </table:table-cell>
          <table:table-cell office:value-type="float" office:value="26.359674193" calcext:value-type="float">
            <text:p>26.359674193</text:p>
          </table:table-cell>
          <table:table-cell office:value-type="float" office:value="26.348004368" calcext:value-type="float">
            <text:p>26.348004368</text:p>
          </table:table-cell>
          <table:table-cell/>
          <table:table-cell office:value-type="float" office:value="-0.085077886" calcext:value-type="float">
            <text:p>-0.085077886</text:p>
          </table:table-cell>
          <table:table-cell office:value-type="float" office:value="0.03421804" calcext:value-type="float">
            <text:p>0.03421804</text:p>
          </table:table-cell>
          <table:table-cell office:value-type="float" office:value="-0.003625805" calcext:value-type="float">
            <text:p>-0.003625805</text:p>
          </table:table-cell>
          <table:table-cell office:value-type="float" office:value="-0.015626009" calcext:value-type="float">
            <text:p>-0.0156260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8 16:35:33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3808784" calcext:value-type="float">
            <text:p>0.233808784</text:p>
          </table:table-cell>
          <table:table-cell office:value-type="float" office:value="0.660645444" calcext:value-type="float">
            <text:p>0.660645444</text:p>
          </table:table-cell>
          <table:table-cell office:value-type="float" office:value="0.640108662" calcext:value-type="float">
            <text:p>0.640108662</text:p>
          </table:table-cell>
          <table:table-cell office:value-type="float" office:value="0.636169986" calcext:value-type="float">
            <text:p>0.636169986</text:p>
          </table:table-cell>
          <table:table-cell/>
          <table:table-cell office:value-type="float" office:value="0.001910202" calcext:value-type="float">
            <text:p>0.001910202</text:p>
          </table:table-cell>
          <table:table-cell office:value-type="float" office:value="0.00539743" calcext:value-type="float">
            <text:p>0.00539743</text:p>
          </table:table-cell>
          <table:table-cell office:value-type="float" office:value="0.005229646" calcext:value-type="float">
            <text:p>0.005229646</text:p>
          </table:table-cell>
          <table:table-cell office:value-type="float" office:value="0.005197467" calcext:value-type="float">
            <text:p>0.005197467</text:p>
          </table:table-cell>
          <table:table-cell/>
          <table:table-cell office:value-type="float" office:value="-0.003359542" calcext:value-type="float">
            <text:p>-0.003359542</text:p>
          </table:table-cell>
          <table:table-cell office:value-type="float" office:value="0.000127686" calcext:value-type="float">
            <text:p>0.000127686</text:p>
          </table:table-cell>
          <table:table-cell office:value-type="float" office:value="-0.000040098" calcext:value-type="float">
            <text:p>-4.0098E-05</text:p>
          </table:table-cell>
          <table:table-cell office:value-type="float" office:value="-0.000072277" calcext:value-type="float">
            <text:p>-7.2277E-05</text:p>
          </table:table-cell>
          <table:table-cell/>
          <table:table-cell office:value-type="float" office:value="26.275327752" calcext:value-type="float">
            <text:p>26.275327752</text:p>
          </table:table-cell>
          <table:table-cell office:value-type="float" office:value="26.361293651" calcext:value-type="float">
            <text:p>26.361293651</text:p>
          </table:table-cell>
          <table:table-cell office:value-type="float" office:value="26.357157644" calcext:value-type="float">
            <text:p>26.357157644</text:p>
          </table:table-cell>
          <table:table-cell office:value-type="float" office:value="26.356364412" calcext:value-type="float">
            <text:p>26.356364412</text:p>
          </table:table-cell>
          <table:table-cell/>
          <table:table-cell office:value-type="float" office:value="-0.085163561" calcext:value-type="float">
            <text:p>-0.085163561</text:p>
          </table:table-cell>
          <table:table-cell office:value-type="float" office:value="0.003236581" calcext:value-type="float">
            <text:p>0.003236581</text:p>
          </table:table-cell>
          <table:table-cell office:value-type="float" office:value="-0.001016433" calcext:value-type="float">
            <text:p>-0.001016433</text:p>
          </table:table-cell>
          <table:table-cell office:value-type="float" office:value="-0.001832116" calcext:value-type="float">
            <text:p>-0.0018321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8 16:35:35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485297" calcext:value-type="float">
            <text:p>0.234485297</text:p>
          </table:table-cell>
          <table:table-cell office:value-type="float" office:value="0.655717332" calcext:value-type="float">
            <text:p>0.655717332</text:p>
          </table:table-cell>
          <table:table-cell office:value-type="float" office:value="0.720439043" calcext:value-type="float">
            <text:p>0.720439043</text:p>
          </table:table-cell>
          <table:table-cell office:value-type="float" office:value="0.690308892" calcext:value-type="float">
            <text:p>0.690308892</text:p>
          </table:table-cell>
          <table:table-cell/>
          <table:table-cell office:value-type="float" office:value="0.00191573" calcext:value-type="float">
            <text:p>0.00191573</text:p>
          </table:table-cell>
          <table:table-cell office:value-type="float" office:value="0.005357168" calcext:value-type="float">
            <text:p>0.005357168</text:p>
          </table:table-cell>
          <table:table-cell office:value-type="float" office:value="0.00588594" calcext:value-type="float">
            <text:p>0.00588594</text:p>
          </table:table-cell>
          <table:table-cell office:value-type="float" office:value="0.005639779" calcext:value-type="float">
            <text:p>0.005639779</text:p>
          </table:table-cell>
          <table:table-cell/>
          <table:table-cell office:value-type="float" office:value="-0.003354015" calcext:value-type="float">
            <text:p>-0.003354015</text:p>
          </table:table-cell>
          <table:table-cell office:value-type="float" office:value="0.000087423" calcext:value-type="float">
            <text:p>8.7423E-05</text:p>
          </table:table-cell>
          <table:table-cell office:value-type="float" office:value="0.000616196" calcext:value-type="float">
            <text:p>0.000616196</text:p>
          </table:table-cell>
          <table:table-cell office:value-type="float" office:value="0.000370034" calcext:value-type="float">
            <text:p>0.000370034</text:p>
          </table:table-cell>
          <table:table-cell/>
          <table:table-cell office:value-type="float" office:value="26.285572914" calcext:value-type="float">
            <text:p>26.285572914</text:p>
          </table:table-cell>
          <table:table-cell office:value-type="float" office:value="26.370409305" calcext:value-type="float">
            <text:p>26.370409305</text:p>
          </table:table-cell>
          <table:table-cell office:value-type="float" office:value="26.383443737" calcext:value-type="float">
            <text:p>26.383443737</text:p>
          </table:table-cell>
          <table:table-cell office:value-type="float" office:value="26.377375785" calcext:value-type="float">
            <text:p>26.377375785</text:p>
          </table:table-cell>
          <table:table-cell/>
          <table:table-cell office:value-type="float" office:value="-0.085023444" calcext:value-type="float">
            <text:p>-0.085023444</text:p>
          </table:table-cell>
          <table:table-cell office:value-type="float" office:value="0.002215996" calcext:value-type="float">
            <text:p>0.002215996</text:p>
          </table:table-cell>
          <table:table-cell office:value-type="float" office:value="0.015619408" calcext:value-type="float">
            <text:p>0.015619408</text:p>
          </table:table-cell>
          <table:table-cell office:value-type="float" office:value="0.009379692" calcext:value-type="float">
            <text:p>0.0093796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8 16:35:36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928159" calcext:value-type="float">
            <text:p>0.234928159</text:p>
          </table:table-cell>
          <table:table-cell office:value-type="float" office:value="0.777564141" calcext:value-type="float">
            <text:p>0.777564141</text:p>
          </table:table-cell>
          <table:table-cell office:value-type="float" office:value="0.738092749" calcext:value-type="float">
            <text:p>0.738092749</text:p>
          </table:table-cell>
          <table:table-cell office:value-type="float" office:value="0.575826237" calcext:value-type="float">
            <text:p>0.575826237</text:p>
          </table:table-cell>
          <table:table-cell/>
          <table:table-cell office:value-type="float" office:value="0.001919348" calcext:value-type="float">
            <text:p>0.001919348</text:p>
          </table:table-cell>
          <table:table-cell office:value-type="float" office:value="0.006352648" calcext:value-type="float">
            <text:p>0.006352648</text:p>
          </table:table-cell>
          <table:table-cell office:value-type="float" office:value="0.00603017" calcext:value-type="float">
            <text:p>0.00603017</text:p>
          </table:table-cell>
          <table:table-cell office:value-type="float" office:value="0.004704463" calcext:value-type="float">
            <text:p>0.004704463</text:p>
          </table:table-cell>
          <table:table-cell/>
          <table:table-cell office:value-type="float" office:value="-0.003350397" calcext:value-type="float">
            <text:p>-0.003350397</text:p>
          </table:table-cell>
          <table:table-cell office:value-type="float" office:value="0.001082904" calcext:value-type="float">
            <text:p>0.001082904</text:p>
          </table:table-cell>
          <table:table-cell office:value-type="float" office:value="0.000760425" calcext:value-type="float">
            <text:p>0.000760425</text:p>
          </table:table-cell>
          <table:table-cell office:value-type="float" office:value="-0.000565282" calcext:value-type="float">
            <text:p>-0.000565282</text:p>
          </table:table-cell>
          <table:table-cell/>
          <table:table-cell office:value-type="float" office:value="26.280607658" calcext:value-type="float">
            <text:p>26.280607658</text:p>
          </table:table-cell>
          <table:table-cell office:value-type="float" office:value="26.389894181" calcext:value-type="float">
            <text:p>26.389894181</text:p>
          </table:table-cell>
          <table:table-cell office:value-type="float" office:value="26.381945023" calcext:value-type="float">
            <text:p>26.381945023</text:p>
          </table:table-cell>
          <table:table-cell office:value-type="float" office:value="26.349265529" calcext:value-type="float">
            <text:p>26.349265529</text:p>
          </table:table-cell>
          <table:table-cell/>
          <table:table-cell office:value-type="float" office:value="-0.08493172" calcext:value-type="float">
            <text:p>-0.08493172</text:p>
          </table:table-cell>
          <table:table-cell office:value-type="float" office:value="0.027449429" calcext:value-type="float">
            <text:p>0.027449429</text:p>
          </table:table-cell>
          <table:table-cell office:value-type="float" office:value="0.019275327" calcext:value-type="float">
            <text:p>0.019275327</text:p>
          </table:table-cell>
          <table:table-cell office:value-type="float" office:value="-0.014329142" calcext:value-type="float">
            <text:p>-0.0143291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8 16:35:3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217076" calcext:value-type="float">
            <text:p>0.234217076</text:p>
          </table:table-cell>
          <table:table-cell office:value-type="float" office:value="0.80704043" calcext:value-type="float">
            <text:p>0.80704043</text:p>
          </table:table-cell>
          <table:table-cell office:value-type="float" office:value="0.647456723" calcext:value-type="float">
            <text:p>0.647456723</text:p>
          </table:table-cell>
          <table:table-cell office:value-type="float" office:value="0.568199821" calcext:value-type="float">
            <text:p>0.568199821</text:p>
          </table:table-cell>
          <table:table-cell/>
          <table:table-cell office:value-type="float" office:value="0.001913538" calcext:value-type="float">
            <text:p>0.001913538</text:p>
          </table:table-cell>
          <table:table-cell office:value-type="float" office:value="0.006593468" calcext:value-type="float">
            <text:p>0.006593468</text:p>
          </table:table-cell>
          <table:table-cell office:value-type="float" office:value="0.005289679" calcext:value-type="float">
            <text:p>0.005289679</text:p>
          </table:table-cell>
          <table:table-cell office:value-type="float" office:value="0.004642155" calcext:value-type="float">
            <text:p>0.004642155</text:p>
          </table:table-cell>
          <table:table-cell/>
          <table:table-cell office:value-type="float" office:value="-0.003356206" calcext:value-type="float">
            <text:p>-0.003356206</text:p>
          </table:table-cell>
          <table:table-cell office:value-type="float" office:value="0.001323723" calcext:value-type="float">
            <text:p>0.001323723</text:p>
          </table:table-cell>
          <table:table-cell office:value-type="float" office:value="0.000019935" calcext:value-type="float">
            <text:p>1.9935E-05</text:p>
          </table:table-cell>
          <table:table-cell office:value-type="float" office:value="-0.000627589" calcext:value-type="float">
            <text:p>-0.000627589</text:p>
          </table:table-cell>
          <table:table-cell/>
          <table:table-cell office:value-type="float" office:value="26.285518892" calcext:value-type="float">
            <text:p>26.285518892</text:p>
          </table:table-cell>
          <table:table-cell office:value-type="float" office:value="26.400884325" calcext:value-type="float">
            <text:p>26.400884325</text:p>
          </table:table-cell>
          <table:table-cell office:value-type="float" office:value="26.368745674" calcext:value-type="float">
            <text:p>26.368745674</text:p>
          </table:table-cell>
          <table:table-cell office:value-type="float" office:value="26.352783746" calcext:value-type="float">
            <text:p>26.352783746</text:p>
          </table:table-cell>
          <table:table-cell/>
          <table:table-cell office:value-type="float" office:value="-0.085078997" calcext:value-type="float">
            <text:p>-0.085078997</text:p>
          </table:table-cell>
          <table:table-cell office:value-type="float" office:value="0.033553599" calcext:value-type="float">
            <text:p>0.033553599</text:p>
          </table:table-cell>
          <table:table-cell office:value-type="float" office:value="0.000505266" calcext:value-type="float">
            <text:p>0.000505266</text:p>
          </table:table-cell>
          <table:table-cell office:value-type="float" office:value="-0.015908565" calcext:value-type="float">
            <text:p>-0.0159085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8 16:35:3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230189" calcext:value-type="float">
            <text:p>0.234230189</text:p>
          </table:table-cell>
          <table:table-cell office:value-type="float" office:value="0.658567626" calcext:value-type="float">
            <text:p>0.658567626</text:p>
          </table:table-cell>
          <table:table-cell office:value-type="float" office:value="0.731010524" calcext:value-type="float">
            <text:p>0.731010524</text:p>
          </table:table-cell>
          <table:table-cell office:value-type="float" office:value="0.684650026" calcext:value-type="float">
            <text:p>0.684650026</text:p>
          </table:table-cell>
          <table:table-cell/>
          <table:table-cell office:value-type="float" office:value="0.001913645" calcext:value-type="float">
            <text:p>0.001913645</text:p>
          </table:table-cell>
          <table:table-cell office:value-type="float" office:value="0.005380454" calcext:value-type="float">
            <text:p>0.005380454</text:p>
          </table:table-cell>
          <table:table-cell office:value-type="float" office:value="0.005972308" calcext:value-type="float">
            <text:p>0.005972308</text:p>
          </table:table-cell>
          <table:table-cell office:value-type="float" office:value="0.005593546" calcext:value-type="float">
            <text:p>0.005593546</text:p>
          </table:table-cell>
          <table:table-cell/>
          <table:table-cell office:value-type="float" office:value="-0.003356099" calcext:value-type="float">
            <text:p>-0.003356099</text:p>
          </table:table-cell>
          <table:table-cell office:value-type="float" office:value="0.00011071" calcext:value-type="float">
            <text:p>0.00011071</text:p>
          </table:table-cell>
          <table:table-cell office:value-type="float" office:value="0.000702564" calcext:value-type="float">
            <text:p>0.000702564</text:p>
          </table:table-cell>
          <table:table-cell office:value-type="float" office:value="0.000323802" calcext:value-type="float">
            <text:p>0.000323802</text:p>
          </table:table-cell>
          <table:table-cell/>
          <table:table-cell office:value-type="float" office:value="26.285521533" calcext:value-type="float">
            <text:p>26.285521533</text:p>
          </table:table-cell>
          <table:table-cell office:value-type="float" office:value="26.370983335" calcext:value-type="float">
            <text:p>26.370983335</text:p>
          </table:table-cell>
          <table:table-cell office:value-type="float" office:value="26.385572734" calcext:value-type="float">
            <text:p>26.385572734</text:p>
          </table:table-cell>
          <table:table-cell office:value-type="float" office:value="26.376236135" calcext:value-type="float">
            <text:p>26.376236135</text:p>
          </table:table-cell>
          <table:table-cell/>
          <table:table-cell office:value-type="float" office:value="-0.085076281" calcext:value-type="float">
            <text:p>-0.085076281</text:p>
          </table:table-cell>
          <table:table-cell office:value-type="float" office:value="0.002806276" calcext:value-type="float">
            <text:p>0.002806276</text:p>
          </table:table-cell>
          <table:table-cell office:value-type="float" office:value="0.017808666" calcext:value-type="float">
            <text:p>0.017808666</text:p>
          </table:table-cell>
          <table:table-cell office:value-type="float" office:value="0.008207781" calcext:value-type="float">
            <text:p>0.0082077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8 16:35:4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234361" calcext:value-type="float">
            <text:p>0.234234361</text:p>
          </table:table-cell>
          <table:table-cell office:value-type="float" office:value="0.70561775" calcext:value-type="float">
            <text:p>0.70561775</text:p>
          </table:table-cell>
          <table:table-cell office:value-type="float" office:value="0.774048063" calcext:value-type="float">
            <text:p>0.774048063</text:p>
          </table:table-cell>
          <table:table-cell office:value-type="float" office:value="0.576624939" calcext:value-type="float">
            <text:p>0.576624939</text:p>
          </table:table-cell>
          <table:table-cell/>
          <table:table-cell office:value-type="float" office:value="0.001913679" calcext:value-type="float">
            <text:p>0.001913679</text:p>
          </table:table-cell>
          <table:table-cell office:value-type="float" office:value="0.005764851" calcext:value-type="float">
            <text:p>0.005764851</text:p>
          </table:table-cell>
          <table:table-cell office:value-type="float" office:value="0.006323922" calcext:value-type="float">
            <text:p>0.006323922</text:p>
          </table:table-cell>
          <table:table-cell office:value-type="float" office:value="0.004710988" calcext:value-type="float">
            <text:p>0.004710988</text:p>
          </table:table-cell>
          <table:table-cell/>
          <table:table-cell office:value-type="float" office:value="-0.003356065" calcext:value-type="float">
            <text:p>-0.003356065</text:p>
          </table:table-cell>
          <table:table-cell office:value-type="float" office:value="0.000495107" calcext:value-type="float">
            <text:p>0.000495107</text:p>
          </table:table-cell>
          <table:table-cell office:value-type="float" office:value="0.001054178" calcext:value-type="float">
            <text:p>0.001054178</text:p>
          </table:table-cell>
          <table:table-cell office:value-type="float" office:value="-0.000558756" calcext:value-type="float">
            <text:p>-0.000558756</text:p>
          </table:table-cell>
          <table:table-cell/>
          <table:table-cell office:value-type="float" office:value="26.285522373" calcext:value-type="float">
            <text:p>26.285522373</text:p>
          </table:table-cell>
          <table:table-cell office:value-type="float" office:value="26.380458861" calcext:value-type="float">
            <text:p>26.380458861</text:p>
          </table:table-cell>
          <table:table-cell office:value-type="float" office:value="26.394240049" calcext:value-type="float">
            <text:p>26.394240049</text:p>
          </table:table-cell>
          <table:table-cell office:value-type="float" office:value="26.354480531" calcext:value-type="float">
            <text:p>26.354480531</text:p>
          </table:table-cell>
          <table:table-cell/>
          <table:table-cell office:value-type="float" office:value="-0.085075417" calcext:value-type="float">
            <text:p>-0.085075417</text:p>
          </table:table-cell>
          <table:table-cell office:value-type="float" office:value="0.012550042" calcext:value-type="float">
            <text:p>0.012550042</text:p>
          </table:table-cell>
          <table:table-cell office:value-type="float" office:value="0.026721291" calcext:value-type="float">
            <text:p>0.026721291</text:p>
          </table:table-cell>
          <table:table-cell office:value-type="float" office:value="-0.014163731" calcext:value-type="float">
            <text:p>-0.0141637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8 16:35:41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615235" calcext:value-type="float">
            <text:p>0.234615235</text:p>
          </table:table-cell>
          <table:table-cell office:value-type="float" office:value="0.683987222" calcext:value-type="float">
            <text:p>0.683987222</text:p>
          </table:table-cell>
          <table:table-cell office:value-type="float" office:value="0.743095963" calcext:value-type="float">
            <text:p>0.743095963</text:p>
          </table:table-cell>
          <table:table-cell office:value-type="float" office:value="0.679056725" calcext:value-type="float">
            <text:p>0.679056725</text:p>
          </table:table-cell>
          <table:table-cell/>
          <table:table-cell office:value-type="float" office:value="0.001916791" calcext:value-type="float">
            <text:p>0.001916791</text:p>
          </table:table-cell>
          <table:table-cell office:value-type="float" office:value="0.005588131" calcext:value-type="float">
            <text:p>0.005588131</text:p>
          </table:table-cell>
          <table:table-cell office:value-type="float" office:value="0.006071045" calcext:value-type="float">
            <text:p>0.006071045</text:p>
          </table:table-cell>
          <table:table-cell office:value-type="float" office:value="0.005547849" calcext:value-type="float">
            <text:p>0.005547849</text:p>
          </table:table-cell>
          <table:table-cell/>
          <table:table-cell office:value-type="float" office:value="-0.003352953" calcext:value-type="float">
            <text:p>-0.003352953</text:p>
          </table:table-cell>
          <table:table-cell office:value-type="float" office:value="0.000318387" calcext:value-type="float">
            <text:p>0.000318387</text:p>
          </table:table-cell>
          <table:table-cell office:value-type="float" office:value="0.000801301" calcext:value-type="float">
            <text:p>0.000801301</text:p>
          </table:table-cell>
          <table:table-cell office:value-type="float" office:value="0.000278105" calcext:value-type="float">
            <text:p>0.000278105</text:p>
          </table:table-cell>
          <table:table-cell/>
          <table:table-cell office:value-type="float" office:value="26.29570799" calcext:value-type="float">
            <text:p>26.29570799</text:p>
          </table:table-cell>
          <table:table-cell office:value-type="float" office:value="26.386210753" calcext:value-type="float">
            <text:p>26.386210753</text:p>
          </table:table-cell>
          <table:table-cell office:value-type="float" office:value="26.398114618" calcext:value-type="float">
            <text:p>26.398114618</text:p>
          </table:table-cell>
          <table:table-cell office:value-type="float" office:value="26.385217798" calcext:value-type="float">
            <text:p>26.385217798</text:p>
          </table:table-cell>
          <table:table-cell/>
          <table:table-cell office:value-type="float" office:value="-0.084996532" calcext:value-type="float">
            <text:p>-0.084996532</text:p>
          </table:table-cell>
          <table:table-cell office:value-type="float" office:value="0.008070519" calcext:value-type="float">
            <text:p>0.008070519</text:p>
          </table:table-cell>
          <table:table-cell office:value-type="float" office:value="0.020311444" calcext:value-type="float">
            <text:p>0.020311444</text:p>
          </table:table-cell>
          <table:table-cell office:value-type="float" office:value="0.007049446" calcext:value-type="float">
            <text:p>0.0070494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8 16:35:42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19979" calcext:value-type="float">
            <text:p>0.23419979</text:p>
          </table:table-cell>
          <table:table-cell office:value-type="float" office:value="0.640034752" calcext:value-type="float">
            <text:p>0.640034752</text:p>
          </table:table-cell>
          <table:table-cell office:value-type="float" office:value="0.687953316" calcext:value-type="float">
            <text:p>0.687953316</text:p>
          </table:table-cell>
          <table:table-cell office:value-type="float" office:value="0.670500478" calcext:value-type="float">
            <text:p>0.670500478</text:p>
          </table:table-cell>
          <table:table-cell/>
          <table:table-cell office:value-type="float" office:value="0.001913397" calcext:value-type="float">
            <text:p>0.001913397</text:p>
          </table:table-cell>
          <table:table-cell office:value-type="float" office:value="0.005229042" calcext:value-type="float">
            <text:p>0.005229042</text:p>
          </table:table-cell>
          <table:table-cell office:value-type="float" office:value="0.005620534" calcext:value-type="float">
            <text:p>0.005620534</text:p>
          </table:table-cell>
          <table:table-cell office:value-type="float" office:value="0.005477945" calcext:value-type="float">
            <text:p>0.005477945</text:p>
          </table:table-cell>
          <table:table-cell/>
          <table:table-cell office:value-type="float" office:value="-0.003356347" calcext:value-type="float">
            <text:p>-0.003356347</text:p>
          </table:table-cell>
          <table:table-cell office:value-type="float" office:value="-0.000040702" calcext:value-type="float">
            <text:p>-4.0702E-05</text:p>
          </table:table-cell>
          <table:table-cell office:value-type="float" office:value="0.000350789" calcext:value-type="float">
            <text:p>0.000350789</text:p>
          </table:table-cell>
          <table:table-cell office:value-type="float" office:value="0.000208201" calcext:value-type="float">
            <text:p>0.000208201</text:p>
          </table:table-cell>
          <table:table-cell/>
          <table:table-cell office:value-type="float" office:value="26.295624317" calcext:value-type="float">
            <text:p>26.295624317</text:p>
          </table:table-cell>
          <table:table-cell office:value-type="float" office:value="26.377359117" calcext:value-type="float">
            <text:p>26.377359117</text:p>
          </table:table-cell>
          <table:table-cell office:value-type="float" office:value="26.387009485" calcext:value-type="float">
            <text:p>26.387009485</text:p>
          </table:table-cell>
          <table:table-cell office:value-type="float" office:value="26.38349465" calcext:value-type="float">
            <text:p>26.38349465</text:p>
          </table:table-cell>
          <table:table-cell/>
          <table:table-cell office:value-type="float" office:value="-0.085082577" calcext:value-type="float">
            <text:p>-0.085082577</text:p>
          </table:table-cell>
          <table:table-cell office:value-type="float" office:value="-0.00103174" calcext:value-type="float">
            <text:p>-0.00103174</text:p>
          </table:table-cell>
          <table:table-cell office:value-type="float" office:value="0.008891869" calcext:value-type="float">
            <text:p>0.008891869</text:p>
          </table:table-cell>
          <table:table-cell office:value-type="float" office:value="0.005277501" calcext:value-type="float">
            <text:p>0.0052775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8 16:35:44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602718" calcext:value-type="float">
            <text:p>0.234602718</text:p>
          </table:table-cell>
          <table:table-cell office:value-type="float" office:value="0.639887528" calcext:value-type="float">
            <text:p>0.639887528</text:p>
          </table:table-cell>
          <table:table-cell office:value-type="float" office:value="0.682435117" calcext:value-type="float">
            <text:p>0.682435117</text:p>
          </table:table-cell>
          <table:table-cell office:value-type="float" office:value="0.664770086" calcext:value-type="float">
            <text:p>0.664770086</text:p>
          </table:table-cell>
          <table:table-cell/>
          <table:table-cell office:value-type="float" office:value="0.001916689" calcext:value-type="float">
            <text:p>0.001916689</text:p>
          </table:table-cell>
          <table:table-cell office:value-type="float" office:value="0.005227839" calcext:value-type="float">
            <text:p>0.005227839</text:p>
          </table:table-cell>
          <table:table-cell office:value-type="float" office:value="0.00557545" calcext:value-type="float">
            <text:p>0.00557545</text:p>
          </table:table-cell>
          <table:table-cell office:value-type="float" office:value="0.005431128" calcext:value-type="float">
            <text:p>0.005431128</text:p>
          </table:table-cell>
          <table:table-cell/>
          <table:table-cell office:value-type="float" office:value="-0.003353055" calcext:value-type="float">
            <text:p>-0.003353055</text:p>
          </table:table-cell>
          <table:table-cell office:value-type="float" office:value="-0.000041905" calcext:value-type="float">
            <text:p>-4.1905E-05</text:p>
          </table:table-cell>
          <table:table-cell office:value-type="float" office:value="0.000305706" calcext:value-type="float">
            <text:p>0.000305706</text:p>
          </table:table-cell>
          <table:table-cell office:value-type="float" office:value="0.000161384" calcext:value-type="float">
            <text:p>0.000161384</text:p>
          </table:table-cell>
          <table:table-cell/>
          <table:table-cell office:value-type="float" office:value="26.290651016" calcext:value-type="float">
            <text:p>26.290651016</text:p>
          </table:table-cell>
          <table:table-cell office:value-type="float" office:value="26.372275377" calcext:value-type="float">
            <text:p>26.372275377</text:p>
          </table:table-cell>
          <table:table-cell office:value-type="float" office:value="26.380844122" calcext:value-type="float">
            <text:p>26.380844122</text:p>
          </table:table-cell>
          <table:table-cell office:value-type="float" office:value="26.377286534" calcext:value-type="float">
            <text:p>26.377286534</text:p>
          </table:table-cell>
          <table:table-cell/>
          <table:table-cell office:value-type="float" office:value="-0.084999124" calcext:value-type="float">
            <text:p>-0.084999124</text:p>
          </table:table-cell>
          <table:table-cell office:value-type="float" office:value="-0.001062229" calcext:value-type="float">
            <text:p>-0.001062229</text:p>
          </table:table-cell>
          <table:table-cell office:value-type="float" office:value="0.007749088" calcext:value-type="float">
            <text:p>0.007749088</text:p>
          </table:table-cell>
          <table:table-cell office:value-type="float" office:value="0.004090771" calcext:value-type="float">
            <text:p>0.0040907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8 16:35:45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3751563" calcext:value-type="float">
            <text:p>0.233751563</text:p>
          </table:table-cell>
          <table:table-cell office:value-type="float" office:value="0.660781939" calcext:value-type="float">
            <text:p>0.660781939</text:p>
          </table:table-cell>
          <table:table-cell office:value-type="float" office:value="0.659394343" calcext:value-type="float">
            <text:p>0.659394343</text:p>
          </table:table-cell>
          <table:table-cell office:value-type="float" office:value="0.652726966" calcext:value-type="float">
            <text:p>0.652726966</text:p>
          </table:table-cell>
          <table:table-cell/>
          <table:table-cell office:value-type="float" office:value="0.001909735" calcext:value-type="float">
            <text:p>0.001909735</text:p>
          </table:table-cell>
          <table:table-cell office:value-type="float" office:value="0.005398545" calcext:value-type="float">
            <text:p>0.005398545</text:p>
          </table:table-cell>
          <table:table-cell office:value-type="float" office:value="0.005387209" calcext:value-type="float">
            <text:p>0.005387209</text:p>
          </table:table-cell>
          <table:table-cell office:value-type="float" office:value="0.005332737" calcext:value-type="float">
            <text:p>0.005332737</text:p>
          </table:table-cell>
          <table:table-cell/>
          <table:table-cell office:value-type="float" office:value="-0.003360009" calcext:value-type="float">
            <text:p>-0.003360009</text:p>
          </table:table-cell>
          <table:table-cell office:value-type="float" office:value="0.000128801" calcext:value-type="float">
            <text:p>0.000128801</text:p>
          </table:table-cell>
          <table:table-cell office:value-type="float" office:value="0.000117464" calcext:value-type="float">
            <text:p>0.000117464</text:p>
          </table:table-cell>
          <table:table-cell office:value-type="float" office:value="0.000062992" calcext:value-type="float">
            <text:p>6.2992E-05</text:p>
          </table:table-cell>
          <table:table-cell/>
          <table:table-cell office:value-type="float" office:value="26.290479588" calcext:value-type="float">
            <text:p>26.290479588</text:p>
          </table:table-cell>
          <table:table-cell office:value-type="float" office:value="26.376483353" calcext:value-type="float">
            <text:p>26.376483353</text:p>
          </table:table-cell>
          <table:table-cell office:value-type="float" office:value="26.376203902" calcext:value-type="float">
            <text:p>26.376203902</text:p>
          </table:table-cell>
          <table:table-cell office:value-type="float" office:value="26.374861144" calcext:value-type="float">
            <text:p>26.374861144</text:p>
          </table:table-cell>
          <table:table-cell/>
          <table:table-cell office:value-type="float" office:value="-0.085175412" calcext:value-type="float">
            <text:p>-0.085175412</text:p>
          </table:table-cell>
          <table:table-cell office:value-type="float" office:value="0.003264848" calcext:value-type="float">
            <text:p>0.003264848</text:p>
          </table:table-cell>
          <table:table-cell office:value-type="float" office:value="0.002977485" calcext:value-type="float">
            <text:p>0.002977485</text:p>
          </table:table-cell>
          <table:table-cell office:value-type="float" office:value="0.001596707" calcext:value-type="float">
            <text:p>0.0015967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8 16:35:46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395294" calcext:value-type="float">
            <text:p>0.234395294</text:p>
          </table:table-cell>
          <table:table-cell office:value-type="float" office:value="0.680465183" calcext:value-type="float">
            <text:p>0.680465183</text:p>
          </table:table-cell>
          <table:table-cell office:value-type="float" office:value="0.748905629" calcext:value-type="float">
            <text:p>0.748905629</text:p>
          </table:table-cell>
          <table:table-cell office:value-type="float" office:value="0.647351223" calcext:value-type="float">
            <text:p>0.647351223</text:p>
          </table:table-cell>
          <table:table-cell/>
          <table:table-cell office:value-type="float" office:value="0.001914994" calcext:value-type="float">
            <text:p>0.001914994</text:p>
          </table:table-cell>
          <table:table-cell office:value-type="float" office:value="0.005559356" calcext:value-type="float">
            <text:p>0.005559356</text:p>
          </table:table-cell>
          <table:table-cell office:value-type="float" office:value="0.00611851" calcext:value-type="float">
            <text:p>0.00611851</text:p>
          </table:table-cell>
          <table:table-cell office:value-type="float" office:value="0.005288817" calcext:value-type="float">
            <text:p>0.005288817</text:p>
          </table:table-cell>
          <table:table-cell/>
          <table:table-cell office:value-type="float" office:value="-0.00335475" calcext:value-type="float">
            <text:p>-0.00335475</text:p>
          </table:table-cell>
          <table:table-cell office:value-type="float" office:value="0.000289612" calcext:value-type="float">
            <text:p>0.000289612</text:p>
          </table:table-cell>
          <table:table-cell office:value-type="float" office:value="0.000848766" calcext:value-type="float">
            <text:p>0.000848766</text:p>
          </table:table-cell>
          <table:table-cell office:value-type="float" office:value="0.000019073" calcext:value-type="float">
            <text:p>1.9073E-05</text:p>
          </table:table-cell>
          <table:table-cell/>
          <table:table-cell office:value-type="float" office:value="26.29060924" calcext:value-type="float">
            <text:p>26.29060924</text:p>
          </table:table-cell>
          <table:table-cell office:value-type="float" office:value="26.380447394" calcext:value-type="float">
            <text:p>26.380447394</text:p>
          </table:table-cell>
          <table:table-cell office:value-type="float" office:value="26.394230623" calcext:value-type="float">
            <text:p>26.394230623</text:p>
          </table:table-cell>
          <table:table-cell office:value-type="float" office:value="26.37377851" calcext:value-type="float">
            <text:p>26.37377851</text:p>
          </table:table-cell>
          <table:table-cell/>
          <table:table-cell office:value-type="float" office:value="-0.085042085" calcext:value-type="float">
            <text:p>-0.085042085</text:p>
          </table:table-cell>
          <table:table-cell office:value-type="float" office:value="0.007341128" calcext:value-type="float">
            <text:p>0.007341128</text:p>
          </table:table-cell>
          <table:table-cell office:value-type="float" office:value="0.021514567" calcext:value-type="float">
            <text:p>0.021514567</text:p>
          </table:table-cell>
          <table:table-cell office:value-type="float" office:value="0.000483417" calcext:value-type="float">
            <text:p>0.0004834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8 16:35:47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730272" calcext:value-type="float">
            <text:p>0.234730272</text:p>
          </table:table-cell>
          <table:table-cell office:value-type="float" office:value="0.797028041" calcext:value-type="float">
            <text:p>0.797028041</text:p>
          </table:table-cell>
          <table:table-cell office:value-type="float" office:value="0.665115793" calcext:value-type="float">
            <text:p>0.665115793</text:p>
          </table:table-cell>
          <table:table-cell office:value-type="float" office:value="0.567831465" calcext:value-type="float">
            <text:p>0.567831465</text:p>
          </table:table-cell>
          <table:table-cell/>
          <table:table-cell office:value-type="float" office:value="0.001917731" calcext:value-type="float">
            <text:p>0.001917731</text:p>
          </table:table-cell>
          <table:table-cell office:value-type="float" office:value="0.006511667" calcext:value-type="float">
            <text:p>0.006511667</text:p>
          </table:table-cell>
          <table:table-cell office:value-type="float" office:value="0.005433953" calcext:value-type="float">
            <text:p>0.005433953</text:p>
          </table:table-cell>
          <table:table-cell office:value-type="float" office:value="0.004639146" calcext:value-type="float">
            <text:p>0.004639146</text:p>
          </table:table-cell>
          <table:table-cell/>
          <table:table-cell office:value-type="float" office:value="-0.003352013" calcext:value-type="float">
            <text:p>-0.003352013</text:p>
          </table:table-cell>
          <table:table-cell office:value-type="float" office:value="0.001241923" calcext:value-type="float">
            <text:p>0.001241923</text:p>
          </table:table-cell>
          <table:table-cell office:value-type="float" office:value="0.000164208" calcext:value-type="float">
            <text:p>0.000164208</text:p>
          </table:table-cell>
          <table:table-cell office:value-type="float" office:value="-0.000630598" calcext:value-type="float">
            <text:p>-0.000630598</text:p>
          </table:table-cell>
          <table:table-cell/>
          <table:table-cell office:value-type="float" office:value="26.290676707" calcext:value-type="float">
            <text:p>26.290676707</text:p>
          </table:table-cell>
          <table:table-cell office:value-type="float" office:value="26.4039219" calcext:value-type="float">
            <text:p>26.4039219</text:p>
          </table:table-cell>
          <table:table-cell office:value-type="float" office:value="26.377356156" calcext:value-type="float">
            <text:p>26.377356156</text:p>
          </table:table-cell>
          <table:table-cell office:value-type="float" office:value="26.357763714" calcext:value-type="float">
            <text:p>26.357763714</text:p>
          </table:table-cell>
          <table:table-cell/>
          <table:table-cell office:value-type="float" office:value="-0.084972706" calcext:value-type="float">
            <text:p>-0.084972706</text:p>
          </table:table-cell>
          <table:table-cell office:value-type="float" office:value="0.031480164" calcext:value-type="float">
            <text:p>0.031480164</text:p>
          </table:table-cell>
          <table:table-cell office:value-type="float" office:value="0.004162365" calcext:value-type="float">
            <text:p>0.004162365</text:p>
          </table:table-cell>
          <table:table-cell office:value-type="float" office:value="-0.015984851" calcext:value-type="float">
            <text:p>-0.0159848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8 16:35:49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3484534" calcext:value-type="float">
            <text:p>0.233484534</text:p>
          </table:table-cell>
          <table:table-cell office:value-type="float" office:value="0.671604952" calcext:value-type="float">
            <text:p>0.671604952</text:p>
          </table:table-cell>
          <table:table-cell office:value-type="float" office:value="0.751606316" calcext:value-type="float">
            <text:p>0.751606316</text:p>
          </table:table-cell>
          <table:table-cell office:value-type="float" office:value="0.617636516" calcext:value-type="float">
            <text:p>0.617636516</text:p>
          </table:table-cell>
          <table:table-cell/>
          <table:table-cell office:value-type="float" office:value="0.001907553" calcext:value-type="float">
            <text:p>0.001907553</text:p>
          </table:table-cell>
          <table:table-cell office:value-type="float" office:value="0.005486969" calcext:value-type="float">
            <text:p>0.005486969</text:p>
          </table:table-cell>
          <table:table-cell office:value-type="float" office:value="0.006140574" calcext:value-type="float">
            <text:p>0.006140574</text:p>
          </table:table-cell>
          <table:table-cell office:value-type="float" office:value="0.00504605" calcext:value-type="float">
            <text:p>0.00504605</text:p>
          </table:table-cell>
          <table:table-cell/>
          <table:table-cell office:value-type="float" office:value="-0.003362191" calcext:value-type="float">
            <text:p>-0.003362191</text:p>
          </table:table-cell>
          <table:table-cell office:value-type="float" office:value="0.000217224" calcext:value-type="float">
            <text:p>0.000217224</text:p>
          </table:table-cell>
          <table:table-cell office:value-type="float" office:value="0.00087083" calcext:value-type="float">
            <text:p>0.00087083</text:p>
          </table:table-cell>
          <table:table-cell office:value-type="float" office:value="-0.000223694" calcext:value-type="float">
            <text:p>-0.000223694</text:p>
          </table:table-cell>
          <table:table-cell/>
          <table:table-cell office:value-type="float" office:value="26.290425806" calcext:value-type="float">
            <text:p>26.290425806</text:p>
          </table:table-cell>
          <table:table-cell office:value-type="float" office:value="26.378663019" calcext:value-type="float">
            <text:p>26.378663019</text:p>
          </table:table-cell>
          <table:table-cell office:value-type="float" office:value="26.394774511" calcext:value-type="float">
            <text:p>26.394774511</text:p>
          </table:table-cell>
          <table:table-cell office:value-type="float" office:value="26.367794175" calcext:value-type="float">
            <text:p>26.367794175</text:p>
          </table:table-cell>
          <table:table-cell/>
          <table:table-cell office:value-type="float" office:value="-0.085230718" calcext:value-type="float">
            <text:p>-0.085230718</text:p>
          </table:table-cell>
          <table:table-cell office:value-type="float" office:value="0.005506231" calcext:value-type="float">
            <text:p>0.005506231</text:p>
          </table:table-cell>
          <table:table-cell office:value-type="float" office:value="0.022073851" calcext:value-type="float">
            <text:p>0.022073851</text:p>
          </table:table-cell>
          <table:table-cell office:value-type="float" office:value="-0.005670327" calcext:value-type="float">
            <text:p>-0.0056703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8 16:35:5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761749835" calcext:value-type="float">
            <text:p>0.761749835</text:p>
          </table:table-cell>
          <table:table-cell office:value-type="float" office:value="0.768979879" calcext:value-type="float">
            <text:p>0.768979879</text:p>
          </table:table-cell>
          <table:table-cell office:value-type="float" office:value="0.586776207" calcext:value-type="float">
            <text:p>0.586776207</text:p>
          </table:table-cell>
          <table:table-cell/>
          <table:table-cell office:value-type="float" office:value="0.001916884" calcext:value-type="float">
            <text:p>0.001916884</text:p>
          </table:table-cell>
          <table:table-cell office:value-type="float" office:value="0.006223446" calcext:value-type="float">
            <text:p>0.006223446</text:p>
          </table:table-cell>
          <table:table-cell office:value-type="float" office:value="0.006282515" calcext:value-type="float">
            <text:p>0.006282515</text:p>
          </table:table-cell>
          <table:table-cell office:value-type="float" office:value="0.004793923" calcext:value-type="float">
            <text:p>0.004793923</text:p>
          </table:table-cell>
          <table:table-cell/>
          <table:table-cell office:value-type="float" office:value="-0.003352861" calcext:value-type="float">
            <text:p>-0.003352861</text:p>
          </table:table-cell>
          <table:table-cell office:value-type="float" office:value="0.000953702" calcext:value-type="float">
            <text:p>0.000953702</text:p>
          </table:table-cell>
          <table:table-cell office:value-type="float" office:value="0.001012771" calcext:value-type="float">
            <text:p>0.001012771</text:p>
          </table:table-cell>
          <table:table-cell office:value-type="float" office:value="-0.000475821" calcext:value-type="float">
            <text:p>-0.000475821</text:p>
          </table:table-cell>
          <table:table-cell/>
          <table:table-cell office:value-type="float" office:value="26.285601365" calcext:value-type="float">
            <text:p>26.285601365</text:p>
          </table:table-cell>
          <table:table-cell office:value-type="float" office:value="26.391763319" calcext:value-type="float">
            <text:p>26.391763319</text:p>
          </table:table-cell>
          <table:table-cell office:value-type="float" office:value="26.393219372" calcext:value-type="float">
            <text:p>26.393219372</text:p>
          </table:table-cell>
          <table:table-cell office:value-type="float" office:value="26.356524953" calcext:value-type="float">
            <text:p>26.356524953</text:p>
          </table:table-cell>
          <table:table-cell/>
          <table:table-cell office:value-type="float" office:value="-0.084994186" calcext:value-type="float">
            <text:p>-0.084994186</text:p>
          </table:table-cell>
          <table:table-cell office:value-type="float" office:value="0.024174466" calcext:value-type="float">
            <text:p>0.024174466</text:p>
          </table:table-cell>
          <table:table-cell office:value-type="float" office:value="0.025671728" calcext:value-type="float">
            <text:p>0.025671728</text:p>
          </table:table-cell>
          <table:table-cell office:value-type="float" office:value="-0.012061419" calcext:value-type="float">
            <text:p>-0.0120614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8 16:35:5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906105" calcext:value-type="float">
            <text:p>0.234906105</text:p>
          </table:table-cell>
          <table:table-cell office:value-type="float" office:value="0.759829969" calcext:value-type="float">
            <text:p>0.759829969</text:p>
          </table:table-cell>
          <table:table-cell office:value-type="float" office:value="0.754686684" calcext:value-type="float">
            <text:p>0.754686684</text:p>
          </table:table-cell>
          <table:table-cell office:value-type="float" office:value="0.574840376" calcext:value-type="float">
            <text:p>0.574840376</text:p>
          </table:table-cell>
          <table:table-cell/>
          <table:table-cell office:value-type="float" office:value="0.001919168" calcext:value-type="float">
            <text:p>0.001919168</text:p>
          </table:table-cell>
          <table:table-cell office:value-type="float" office:value="0.006207761" calcext:value-type="float">
            <text:p>0.006207761</text:p>
          </table:table-cell>
          <table:table-cell office:value-type="float" office:value="0.006165741" calcext:value-type="float">
            <text:p>0.006165741</text:p>
          </table:table-cell>
          <table:table-cell office:value-type="float" office:value="0.004696408" calcext:value-type="float">
            <text:p>0.004696408</text:p>
          </table:table-cell>
          <table:table-cell/>
          <table:table-cell office:value-type="float" office:value="-0.003350577" calcext:value-type="float">
            <text:p>-0.003350577</text:p>
          </table:table-cell>
          <table:table-cell office:value-type="float" office:value="0.000938017" calcext:value-type="float">
            <text:p>0.000938017</text:p>
          </table:table-cell>
          <table:table-cell office:value-type="float" office:value="0.000895997" calcext:value-type="float">
            <text:p>0.000895997</text:p>
          </table:table-cell>
          <table:table-cell office:value-type="float" office:value="-0.000573336" calcext:value-type="float">
            <text:p>-0.000573336</text:p>
          </table:table-cell>
          <table:table-cell/>
          <table:table-cell office:value-type="float" office:value="26.285657668" calcext:value-type="float">
            <text:p>26.285657668</text:p>
          </table:table-cell>
          <table:table-cell office:value-type="float" office:value="26.391376679" calcext:value-type="float">
            <text:p>26.391376679</text:p>
          </table:table-cell>
          <table:table-cell office:value-type="float" office:value="26.390340875" calcext:value-type="float">
            <text:p>26.390340875</text:p>
          </table:table-cell>
          <table:table-cell office:value-type="float" office:value="26.354121127" calcext:value-type="float">
            <text:p>26.354121127</text:p>
          </table:table-cell>
          <table:table-cell/>
          <table:table-cell office:value-type="float" office:value="-0.084936288" calcext:value-type="float">
            <text:p>-0.084936288</text:p>
          </table:table-cell>
          <table:table-cell office:value-type="float" office:value="0.023776883" calcext:value-type="float">
            <text:p>0.023776883</text:p>
          </table:table-cell>
          <table:table-cell office:value-type="float" office:value="0.022711763" calcext:value-type="float">
            <text:p>0.022711763</text:p>
          </table:table-cell>
          <table:table-cell office:value-type="float" office:value="-0.014533312" calcext:value-type="float">
            <text:p>-0.0145333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8 16:35:53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3643679" calcext:value-type="float">
            <text:p>0.233643679</text:p>
          </table:table-cell>
          <table:table-cell office:value-type="float" office:value="0.637762027" calcext:value-type="float">
            <text:p>0.637762027</text:p>
          </table:table-cell>
          <table:table-cell office:value-type="float" office:value="0.653687793" calcext:value-type="float">
            <text:p>0.653687793</text:p>
          </table:table-cell>
          <table:table-cell office:value-type="float" office:value="0.653321821" calcext:value-type="float">
            <text:p>0.653321821</text:p>
          </table:table-cell>
          <table:table-cell/>
          <table:table-cell office:value-type="float" office:value="0.001908854" calcext:value-type="float">
            <text:p>0.001908854</text:p>
          </table:table-cell>
          <table:table-cell office:value-type="float" office:value="0.005210474" calcext:value-type="float">
            <text:p>0.005210474</text:p>
          </table:table-cell>
          <table:table-cell office:value-type="float" office:value="0.005340587" calcext:value-type="float">
            <text:p>0.005340587</text:p>
          </table:table-cell>
          <table:table-cell office:value-type="float" office:value="0.005337597" calcext:value-type="float">
            <text:p>0.005337597</text:p>
          </table:table-cell>
          <table:table-cell/>
          <table:table-cell office:value-type="float" office:value="-0.003360891" calcext:value-type="float">
            <text:p>-0.003360891</text:p>
          </table:table-cell>
          <table:table-cell office:value-type="float" office:value="-0.00005927" calcext:value-type="float">
            <text:p>-5.927E-05</text:p>
          </table:table-cell>
          <table:table-cell office:value-type="float" office:value="0.000070842" calcext:value-type="float">
            <text:p>7.0842E-05</text:p>
          </table:table-cell>
          <table:table-cell office:value-type="float" office:value="0.000067852" calcext:value-type="float">
            <text:p>6.7852E-05</text:p>
          </table:table-cell>
          <table:table-cell/>
          <table:table-cell office:value-type="float" office:value="26.290457859" calcext:value-type="float">
            <text:p>26.290457859</text:p>
          </table:table-cell>
          <table:table-cell office:value-type="float" office:value="26.371847317" calcext:value-type="float">
            <text:p>26.371847317</text:p>
          </table:table-cell>
          <table:table-cell office:value-type="float" office:value="26.375054648" calcext:value-type="float">
            <text:p>26.375054648</text:p>
          </table:table-cell>
          <table:table-cell office:value-type="float" office:value="26.374980944" calcext:value-type="float">
            <text:p>26.374980944</text:p>
          </table:table-cell>
          <table:table-cell/>
          <table:table-cell office:value-type="float" office:value="-0.085197757" calcext:value-type="float">
            <text:p>-0.085197757</text:p>
          </table:table-cell>
          <table:table-cell office:value-type="float" office:value="-0.001502411" calcext:value-type="float">
            <text:p>-0.001502411</text:p>
          </table:table-cell>
          <table:table-cell office:value-type="float" office:value="0.001795689" calcext:value-type="float">
            <text:p>0.001795689</text:p>
          </table:table-cell>
          <table:table-cell office:value-type="float" office:value="0.001719898" calcext:value-type="float">
            <text:p>0.0017198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8 16:35:54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72347888" calcext:value-type="float">
            <text:p>0.72347888</text:p>
          </table:table-cell>
          <table:table-cell office:value-type="float" office:value="0.762575956" calcext:value-type="float">
            <text:p>0.762575956</text:p>
          </table:table-cell>
          <table:table-cell office:value-type="float" office:value="0.621423199" calcext:value-type="float">
            <text:p>0.621423199</text:p>
          </table:table-cell>
          <table:table-cell/>
          <table:table-cell office:value-type="float" office:value="0.001915598" calcext:value-type="float">
            <text:p>0.001915598</text:p>
          </table:table-cell>
          <table:table-cell office:value-type="float" office:value="0.005910775" calcext:value-type="float">
            <text:p>0.005910775</text:p>
          </table:table-cell>
          <table:table-cell office:value-type="float" office:value="0.006230196" calcext:value-type="float">
            <text:p>0.006230196</text:p>
          </table:table-cell>
          <table:table-cell office:value-type="float" office:value="0.005076987" calcext:value-type="float">
            <text:p>0.005076987</text:p>
          </table:table-cell>
          <table:table-cell/>
          <table:table-cell office:value-type="float" office:value="-0.003354146" calcext:value-type="float">
            <text:p>-0.003354146</text:p>
          </table:table-cell>
          <table:table-cell office:value-type="float" office:value="0.000641031" calcext:value-type="float">
            <text:p>0.000641031</text:p>
          </table:table-cell>
          <table:table-cell office:value-type="float" office:value="0.000960451" calcext:value-type="float">
            <text:p>0.000960451</text:p>
          </table:table-cell>
          <table:table-cell office:value-type="float" office:value="-0.000192757" calcext:value-type="float">
            <text:p>-0.000192757</text:p>
          </table:table-cell>
          <table:table-cell/>
          <table:table-cell office:value-type="float" office:value="26.290624126" calcext:value-type="float">
            <text:p>26.290624126</text:p>
          </table:table-cell>
          <table:table-cell office:value-type="float" office:value="26.389109947" calcext:value-type="float">
            <text:p>26.389109947</text:p>
          </table:table-cell>
          <table:table-cell office:value-type="float" office:value="26.396983671" calcext:value-type="float">
            <text:p>26.396983671</text:p>
          </table:table-cell>
          <table:table-cell office:value-type="float" office:value="26.368556789" calcext:value-type="float">
            <text:p>26.368556789</text:p>
          </table:table-cell>
          <table:table-cell/>
          <table:table-cell office:value-type="float" office:value="-0.085026777" calcext:value-type="float">
            <text:p>-0.085026777</text:p>
          </table:table-cell>
          <table:table-cell office:value-type="float" office:value="0.016248931" calcext:value-type="float">
            <text:p>0.016248931</text:p>
          </table:table-cell>
          <table:table-cell office:value-type="float" office:value="0.024345547" calcext:value-type="float">
            <text:p>0.024345547</text:p>
          </table:table-cell>
          <table:table-cell office:value-type="float" office:value="-0.004886118" calcext:value-type="float">
            <text:p>-0.0048861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8 16:35:55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892396" calcext:value-type="float">
            <text:p>0.234892396</text:p>
          </table:table-cell>
          <table:table-cell office:value-type="float" office:value="0.772590133" calcext:value-type="float">
            <text:p>0.772590133</text:p>
          </table:table-cell>
          <table:table-cell office:value-type="float" office:value="0.744775026" calcext:value-type="float">
            <text:p>0.744775026</text:p>
          </table:table-cell>
          <table:table-cell office:value-type="float" office:value="0.57648606" calcext:value-type="float">
            <text:p>0.57648606</text:p>
          </table:table-cell>
          <table:table-cell/>
          <table:table-cell office:value-type="float" office:value="0.001919056" calcext:value-type="float">
            <text:p>0.001919056</text:p>
          </table:table-cell>
          <table:table-cell office:value-type="float" office:value="0.006312011" calcext:value-type="float">
            <text:p>0.006312011</text:p>
          </table:table-cell>
          <table:table-cell office:value-type="float" office:value="0.006084763" calcext:value-type="float">
            <text:p>0.006084763</text:p>
          </table:table-cell>
          <table:table-cell office:value-type="float" office:value="0.004709853" calcext:value-type="float">
            <text:p>0.004709853</text:p>
          </table:table-cell>
          <table:table-cell/>
          <table:table-cell office:value-type="float" office:value="-0.003350689" calcext:value-type="float">
            <text:p>-0.003350689</text:p>
          </table:table-cell>
          <table:table-cell office:value-type="float" office:value="0.001042267" calcext:value-type="float">
            <text:p>0.001042267</text:p>
          </table:table-cell>
          <table:table-cell office:value-type="float" office:value="0.000815019" calcext:value-type="float">
            <text:p>0.000815019</text:p>
          </table:table-cell>
          <table:table-cell office:value-type="float" office:value="-0.000559891" calcext:value-type="float">
            <text:p>-0.000559891</text:p>
          </table:table-cell>
          <table:table-cell/>
          <table:table-cell office:value-type="float" office:value="26.285654907" calcext:value-type="float">
            <text:p>26.285654907</text:p>
          </table:table-cell>
          <table:table-cell office:value-type="float" office:value="26.393946438" calcext:value-type="float">
            <text:p>26.393946438</text:p>
          </table:table-cell>
          <table:table-cell office:value-type="float" office:value="26.388344769" calcext:value-type="float">
            <text:p>26.388344769</text:p>
          </table:table-cell>
          <table:table-cell office:value-type="float" office:value="26.354452562" calcext:value-type="float">
            <text:p>26.354452562</text:p>
          </table:table-cell>
          <table:table-cell/>
          <table:table-cell office:value-type="float" office:value="-0.084939127" calcext:value-type="float">
            <text:p>-0.084939127</text:p>
          </table:table-cell>
          <table:table-cell office:value-type="float" office:value="0.02641937" calcext:value-type="float">
            <text:p>0.02641937</text:p>
          </table:table-cell>
          <table:table-cell office:value-type="float" office:value="0.020659161" calcext:value-type="float">
            <text:p>0.020659161</text:p>
          </table:table-cell>
          <table:table-cell office:value-type="float" office:value="-0.014192493" calcext:value-type="float">
            <text:p>-0.0141924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8 16:35:56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901337" calcext:value-type="float">
            <text:p>0.234901337</text:p>
          </table:table-cell>
          <table:table-cell office:value-type="float" office:value="0.736630051" calcext:value-type="float">
            <text:p>0.736630051</text:p>
          </table:table-cell>
          <table:table-cell office:value-type="float" office:value="0.76560566" calcext:value-type="float">
            <text:p>0.76560566</text:p>
          </table:table-cell>
          <table:table-cell office:value-type="float" office:value="0.61389394" calcext:value-type="float">
            <text:p>0.61389394</text:p>
          </table:table-cell>
          <table:table-cell/>
          <table:table-cell office:value-type="float" office:value="0.001919129" calcext:value-type="float">
            <text:p>0.001919129</text:p>
          </table:table-cell>
          <table:table-cell office:value-type="float" office:value="0.006018219" calcext:value-type="float">
            <text:p>0.006018219</text:p>
          </table:table-cell>
          <table:table-cell office:value-type="float" office:value="0.006254948" calcext:value-type="float">
            <text:p>0.006254948</text:p>
          </table:table-cell>
          <table:table-cell office:value-type="float" office:value="0.005015473" calcext:value-type="float">
            <text:p>0.005015473</text:p>
          </table:table-cell>
          <table:table-cell/>
          <table:table-cell office:value-type="float" office:value="-0.003350616" calcext:value-type="float">
            <text:p>-0.003350616</text:p>
          </table:table-cell>
          <table:table-cell office:value-type="float" office:value="0.000748475" calcext:value-type="float">
            <text:p>0.000748475</text:p>
          </table:table-cell>
          <table:table-cell office:value-type="float" office:value="0.000985204" calcext:value-type="float">
            <text:p>0.000985204</text:p>
          </table:table-cell>
          <table:table-cell office:value-type="float" office:value="-0.000254271" calcext:value-type="float">
            <text:p>-0.000254271</text:p>
          </table:table-cell>
          <table:table-cell/>
          <table:table-cell office:value-type="float" office:value="26.285656708" calcext:value-type="float">
            <text:p>26.285656708</text:p>
          </table:table-cell>
          <table:table-cell office:value-type="float" office:value="26.386704452" calcext:value-type="float">
            <text:p>26.386704452</text:p>
          </table:table-cell>
          <table:table-cell office:value-type="float" office:value="26.392539841" calcext:value-type="float">
            <text:p>26.392539841</text:p>
          </table:table-cell>
          <table:table-cell office:value-type="float" office:value="26.361986331" calcext:value-type="float">
            <text:p>26.361986331</text:p>
          </table:table-cell>
          <table:table-cell/>
          <table:table-cell office:value-type="float" office:value="-0.084937275" calcext:value-type="float">
            <text:p>-0.084937275</text:p>
          </table:table-cell>
          <table:table-cell office:value-type="float" office:value="0.018972417" calcext:value-type="float">
            <text:p>0.018972417</text:p>
          </table:table-cell>
          <table:table-cell office:value-type="float" office:value="0.024972965" calcext:value-type="float">
            <text:p>0.024972965</text:p>
          </table:table-cell>
          <table:table-cell office:value-type="float" office:value="-0.006445402" calcext:value-type="float">
            <text:p>-0.0064454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8 16:35:58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988956" calcext:value-type="float">
            <text:p>0.234988956</text:p>
          </table:table-cell>
          <table:table-cell office:value-type="float" office:value="0.728905884" calcext:value-type="float">
            <text:p>0.728905884</text:p>
          </table:table-cell>
          <table:table-cell office:value-type="float" office:value="0.764195414" calcext:value-type="float">
            <text:p>0.764195414</text:p>
          </table:table-cell>
          <table:table-cell office:value-type="float" office:value="0.624232963" calcext:value-type="float">
            <text:p>0.624232963</text:p>
          </table:table-cell>
          <table:table-cell/>
          <table:table-cell office:value-type="float" office:value="0.001919844" calcext:value-type="float">
            <text:p>0.001919844</text:p>
          </table:table-cell>
          <table:table-cell office:value-type="float" office:value="0.005955113" calcext:value-type="float">
            <text:p>0.005955113</text:p>
          </table:table-cell>
          <table:table-cell office:value-type="float" office:value="0.006243427" calcext:value-type="float">
            <text:p>0.006243427</text:p>
          </table:table-cell>
          <table:table-cell office:value-type="float" office:value="0.005099943" calcext:value-type="float">
            <text:p>0.005099943</text:p>
          </table:table-cell>
          <table:table-cell/>
          <table:table-cell office:value-type="float" office:value="-0.0033499" calcext:value-type="float">
            <text:p>-0.0033499</text:p>
          </table:table-cell>
          <table:table-cell office:value-type="float" office:value="0.000685369" calcext:value-type="float">
            <text:p>0.000685369</text:p>
          </table:table-cell>
          <table:table-cell office:value-type="float" office:value="0.000973682" calcext:value-type="float">
            <text:p>0.000973682</text:p>
          </table:table-cell>
          <table:table-cell office:value-type="float" office:value="-0.000169802" calcext:value-type="float">
            <text:p>-0.000169802</text:p>
          </table:table-cell>
          <table:table-cell/>
          <table:table-cell office:value-type="float" office:value="26.280619903" calcext:value-type="float">
            <text:p>26.280619903</text:p>
          </table:table-cell>
          <table:table-cell office:value-type="float" office:value="26.380094869" calcext:value-type="float">
            <text:p>26.380094869</text:p>
          </table:table-cell>
          <table:table-cell office:value-type="float" office:value="26.387201854" calcext:value-type="float">
            <text:p>26.387201854</text:p>
          </table:table-cell>
          <table:table-cell office:value-type="float" office:value="26.359014449" calcext:value-type="float">
            <text:p>26.359014449</text:p>
          </table:table-cell>
          <table:table-cell/>
          <table:table-cell office:value-type="float" office:value="-0.084919128" calcext:value-type="float">
            <text:p>-0.084919128</text:p>
          </table:table-cell>
          <table:table-cell office:value-type="float" office:value="0.017372814" calcext:value-type="float">
            <text:p>0.017372814</text:p>
          </table:table-cell>
          <table:table-cell office:value-type="float" office:value="0.024680919" calcext:value-type="float">
            <text:p>0.024680919</text:p>
          </table:table-cell>
          <table:table-cell office:value-type="float" office:value="-0.004304226" calcext:value-type="float">
            <text:p>-0.0043042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8 16:35:59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3297972" calcext:value-type="float">
            <text:p>0.233297972</text:p>
          </table:table-cell>
          <table:table-cell office:value-type="float" office:value="0.807182289" calcext:value-type="float">
            <text:p>0.807182289</text:p>
          </table:table-cell>
          <table:table-cell office:value-type="float" office:value="0.628430322" calcext:value-type="float">
            <text:p>0.628430322</text:p>
          </table:table-cell>
          <table:table-cell office:value-type="float" office:value="0.625785664" calcext:value-type="float">
            <text:p>0.625785664</text:p>
          </table:table-cell>
          <table:table-cell/>
          <table:table-cell office:value-type="float" office:value="0.001906029" calcext:value-type="float">
            <text:p>0.001906029</text:p>
          </table:table-cell>
          <table:table-cell office:value-type="float" office:value="0.006594627" calcext:value-type="float">
            <text:p>0.006594627</text:p>
          </table:table-cell>
          <table:table-cell office:value-type="float" office:value="0.005134235" calcext:value-type="float">
            <text:p>0.005134235</text:p>
          </table:table-cell>
          <table:table-cell office:value-type="float" office:value="0.005112628" calcext:value-type="float">
            <text:p>0.005112628</text:p>
          </table:table-cell>
          <table:table-cell/>
          <table:table-cell office:value-type="float" office:value="-0.003363715" calcext:value-type="float">
            <text:p>-0.003363715</text:p>
          </table:table-cell>
          <table:table-cell office:value-type="float" office:value="0.001324882" calcext:value-type="float">
            <text:p>0.001324882</text:p>
          </table:table-cell>
          <table:table-cell office:value-type="float" office:value="-0.00013551" calcext:value-type="float">
            <text:p>-0.00013551</text:p>
          </table:table-cell>
          <table:table-cell office:value-type="float" office:value="-0.000157116" calcext:value-type="float">
            <text:p>-0.000157116</text:p>
          </table:table-cell>
          <table:table-cell/>
          <table:table-cell office:value-type="float" office:value="26.280279323" calcext:value-type="float">
            <text:p>26.280279323</text:p>
          </table:table-cell>
          <table:table-cell office:value-type="float" office:value="26.395858954" calcext:value-type="float">
            <text:p>26.395858954</text:p>
          </table:table-cell>
          <table:table-cell office:value-type="float" office:value="26.359859776" calcext:value-type="float">
            <text:p>26.359859776</text:p>
          </table:table-cell>
          <table:table-cell office:value-type="float" office:value="26.359327155" calcext:value-type="float">
            <text:p>26.359327155</text:p>
          </table:table-cell>
          <table:table-cell/>
          <table:table-cell office:value-type="float" office:value="-0.085269359" calcext:value-type="float">
            <text:p>-0.085269359</text:p>
          </table:table-cell>
          <table:table-cell office:value-type="float" office:value="0.033582976" calcext:value-type="float">
            <text:p>0.033582976</text:p>
          </table:table-cell>
          <table:table-cell office:value-type="float" office:value="-0.003434969" calcext:value-type="float">
            <text:p>-0.003434969</text:p>
          </table:table-cell>
          <table:table-cell office:value-type="float" office:value="-0.003982667" calcext:value-type="float">
            <text:p>-0.0039826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8 16:36:00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633712" calcext:value-type="float">
            <text:p>0.234633712</text:p>
          </table:table-cell>
          <table:table-cell office:value-type="float" office:value="0.740969865" calcext:value-type="float">
            <text:p>0.740969865</text:p>
          </table:table-cell>
          <table:table-cell office:value-type="float" office:value="0.769596192" calcext:value-type="float">
            <text:p>0.769596192</text:p>
          </table:table-cell>
          <table:table-cell office:value-type="float" office:value="0.602232886" calcext:value-type="float">
            <text:p>0.602232886</text:p>
          </table:table-cell>
          <table:table-cell/>
          <table:table-cell office:value-type="float" office:value="0.001916942" calcext:value-type="float">
            <text:p>0.001916942</text:p>
          </table:table-cell>
          <table:table-cell office:value-type="float" office:value="0.006053675" calcext:value-type="float">
            <text:p>0.006053675</text:p>
          </table:table-cell>
          <table:table-cell office:value-type="float" office:value="0.006287551" calcext:value-type="float">
            <text:p>0.006287551</text:p>
          </table:table-cell>
          <table:table-cell office:value-type="float" office:value="0.004920203" calcext:value-type="float">
            <text:p>0.004920203</text:p>
          </table:table-cell>
          <table:table-cell/>
          <table:table-cell office:value-type="float" office:value="-0.003352802" calcext:value-type="float">
            <text:p>-0.003352802</text:p>
          </table:table-cell>
          <table:table-cell office:value-type="float" office:value="0.000783931" calcext:value-type="float">
            <text:p>0.000783931</text:p>
          </table:table-cell>
          <table:table-cell office:value-type="float" office:value="0.001017806" calcext:value-type="float">
            <text:p>0.001017806</text:p>
          </table:table-cell>
          <table:table-cell office:value-type="float" office:value="-0.000349541" calcext:value-type="float">
            <text:p>-0.000349541</text:p>
          </table:table-cell>
          <table:table-cell/>
          <table:table-cell office:value-type="float" office:value="26.285602806" calcext:value-type="float">
            <text:p>26.285602806</text:p>
          </table:table-cell>
          <table:table-cell office:value-type="float" office:value="26.387578448" calcext:value-type="float">
            <text:p>26.387578448</text:p>
          </table:table-cell>
          <table:table-cell office:value-type="float" office:value="26.393343491" calcext:value-type="float">
            <text:p>26.393343491</text:p>
          </table:table-cell>
          <table:table-cell office:value-type="float" office:value="26.359637856" calcext:value-type="float">
            <text:p>26.359637856</text:p>
          </table:table-cell>
          <table:table-cell/>
          <table:table-cell office:value-type="float" office:value="-0.084992705" calcext:value-type="float">
            <text:p>-0.084992705</text:p>
          </table:table-cell>
          <table:table-cell office:value-type="float" office:value="0.01987115" calcext:value-type="float">
            <text:p>0.01987115</text:p>
          </table:table-cell>
          <table:table-cell office:value-type="float" office:value="0.025799359" calcext:value-type="float">
            <text:p>0.025799359</text:p>
          </table:table-cell>
          <table:table-cell office:value-type="float" office:value="-0.008860374" calcext:value-type="float">
            <text:p>-0.0088603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8 16:36:0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494833" calcext:value-type="float">
            <text:p>0.234494833</text:p>
          </table:table-cell>
          <table:table-cell office:value-type="float" office:value="0.671533426" calcext:value-type="float">
            <text:p>0.671533426</text:p>
          </table:table-cell>
          <table:table-cell office:value-type="float" office:value="0.733967511" calcext:value-type="float">
            <text:p>0.733967511</text:p>
          </table:table-cell>
          <table:table-cell office:value-type="float" office:value="0.690440618" calcext:value-type="float">
            <text:p>0.690440618</text:p>
          </table:table-cell>
          <table:table-cell/>
          <table:table-cell office:value-type="float" office:value="0.001915807" calcext:value-type="float">
            <text:p>0.001915807</text:p>
          </table:table-cell>
          <table:table-cell office:value-type="float" office:value="0.005486384" calcext:value-type="float">
            <text:p>0.005486384</text:p>
          </table:table-cell>
          <table:table-cell office:value-type="float" office:value="0.005996467" calcext:value-type="float">
            <text:p>0.005996467</text:p>
          </table:table-cell>
          <table:table-cell office:value-type="float" office:value="0.005640855" calcext:value-type="float">
            <text:p>0.005640855</text:p>
          </table:table-cell>
          <table:table-cell/>
          <table:table-cell office:value-type="float" office:value="-0.003353937" calcext:value-type="float">
            <text:p>-0.003353937</text:p>
          </table:table-cell>
          <table:table-cell office:value-type="float" office:value="0.00021664" calcext:value-type="float">
            <text:p>0.00021664</text:p>
          </table:table-cell>
          <table:table-cell office:value-type="float" office:value="0.000726722" calcext:value-type="float">
            <text:p>0.000726722</text:p>
          </table:table-cell>
          <table:table-cell office:value-type="float" office:value="0.00037111" calcext:value-type="float">
            <text:p>0.00037111</text:p>
          </table:table-cell>
          <table:table-cell/>
          <table:table-cell office:value-type="float" office:value="26.285574835" calcext:value-type="float">
            <text:p>26.285574835</text:p>
          </table:table-cell>
          <table:table-cell office:value-type="float" office:value="26.373594553" calcext:value-type="float">
            <text:p>26.373594553</text:p>
          </table:table-cell>
          <table:table-cell office:value-type="float" office:value="26.386168242" calcext:value-type="float">
            <text:p>26.386168242</text:p>
          </table:table-cell>
          <table:table-cell office:value-type="float" office:value="26.377402314" calcext:value-type="float">
            <text:p>26.377402314</text:p>
          </table:table-cell>
          <table:table-cell/>
          <table:table-cell office:value-type="float" office:value="-0.085021469" calcext:value-type="float">
            <text:p>-0.085021469</text:p>
          </table:table-cell>
          <table:table-cell office:value-type="float" office:value="0.005491418" calcext:value-type="float">
            <text:p>0.005491418</text:p>
          </table:table-cell>
          <table:table-cell office:value-type="float" office:value="0.01842103" calcext:value-type="float">
            <text:p>0.01842103</text:p>
          </table:table-cell>
          <table:table-cell office:value-type="float" office:value="0.009406972" calcext:value-type="float">
            <text:p>0.0094069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8 16:36:03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764049383" calcext:value-type="float">
            <text:p>0.764049383</text:p>
          </table:table-cell>
          <table:table-cell office:value-type="float" office:value="0.764188858" calcext:value-type="float">
            <text:p>0.764188858</text:p>
          </table:table-cell>
          <table:table-cell office:value-type="float" office:value="0.575714776" calcext:value-type="float">
            <text:p>0.575714776</text:p>
          </table:table-cell>
          <table:table-cell/>
          <table:table-cell office:value-type="float" office:value="0.001919835" calcext:value-type="float">
            <text:p>0.001919835</text:p>
          </table:table-cell>
          <table:table-cell office:value-type="float" office:value="0.006242234" calcext:value-type="float">
            <text:p>0.006242234</text:p>
          </table:table-cell>
          <table:table-cell office:value-type="float" office:value="0.006243373" calcext:value-type="float">
            <text:p>0.006243373</text:p>
          </table:table-cell>
          <table:table-cell office:value-type="float" office:value="0.004703552" calcext:value-type="float">
            <text:p>0.004703552</text:p>
          </table:table-cell>
          <table:table-cell/>
          <table:table-cell office:value-type="float" office:value="-0.00334991" calcext:value-type="float">
            <text:p>-0.00334991</text:p>
          </table:table-cell>
          <table:table-cell office:value-type="float" office:value="0.000972489" calcext:value-type="float">
            <text:p>0.000972489</text:p>
          </table:table-cell>
          <table:table-cell office:value-type="float" office:value="0.000973629" calcext:value-type="float">
            <text:p>0.000973629</text:p>
          </table:table-cell>
          <table:table-cell office:value-type="float" office:value="-0.000566192" calcext:value-type="float">
            <text:p>-0.000566192</text:p>
          </table:table-cell>
          <table:table-cell/>
          <table:table-cell office:value-type="float" office:value="26.275565211" calcext:value-type="float">
            <text:p>26.275565211</text:p>
          </table:table-cell>
          <table:table-cell office:value-type="float" office:value="26.382118467" calcext:value-type="float">
            <text:p>26.382118467</text:p>
          </table:table-cell>
          <table:table-cell office:value-type="float" office:value="26.382146556" calcext:value-type="float">
            <text:p>26.382146556</text:p>
          </table:table-cell>
          <table:table-cell office:value-type="float" office:value="26.344188934" calcext:value-type="float">
            <text:p>26.344188934</text:p>
          </table:table-cell>
          <table:table-cell/>
          <table:table-cell office:value-type="float" office:value="-0.084919375" calcext:value-type="float">
            <text:p>-0.084919375</text:p>
          </table:table-cell>
          <table:table-cell office:value-type="float" office:value="0.024650677" calcext:value-type="float">
            <text:p>0.024650677</text:p>
          </table:table-cell>
          <table:table-cell office:value-type="float" office:value="0.024679561" calcext:value-type="float">
            <text:p>0.024679561</text:p>
          </table:table-cell>
          <table:table-cell office:value-type="float" office:value="-0.014352225" calcext:value-type="float">
            <text:p>-0.014352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8 16:36:04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638481" calcext:value-type="float">
            <text:p>0.234638481</text:p>
          </table:table-cell>
          <table:table-cell office:value-type="float" office:value="0.741304844" calcext:value-type="float">
            <text:p>0.741304844</text:p>
          </table:table-cell>
          <table:table-cell office:value-type="float" office:value="0.773214194" calcext:value-type="float">
            <text:p>0.773214194</text:p>
          </table:table-cell>
          <table:table-cell office:value-type="float" office:value="0.59423871" calcext:value-type="float">
            <text:p>0.59423871</text:p>
          </table:table-cell>
          <table:table-cell/>
          <table:table-cell office:value-type="float" office:value="0.001916981" calcext:value-type="float">
            <text:p>0.001916981</text:p>
          </table:table-cell>
          <table:table-cell office:value-type="float" office:value="0.006056412" calcext:value-type="float">
            <text:p>0.006056412</text:p>
          </table:table-cell>
          <table:table-cell office:value-type="float" office:value="0.006317109" calcext:value-type="float">
            <text:p>0.006317109</text:p>
          </table:table-cell>
          <table:table-cell office:value-type="float" office:value="0.004854891" calcext:value-type="float">
            <text:p>0.004854891</text:p>
          </table:table-cell>
          <table:table-cell/>
          <table:table-cell office:value-type="float" office:value="-0.003352763" calcext:value-type="float">
            <text:p>-0.003352763</text:p>
          </table:table-cell>
          <table:table-cell office:value-type="float" office:value="0.000786668" calcext:value-type="float">
            <text:p>0.000786668</text:p>
          </table:table-cell>
          <table:table-cell office:value-type="float" office:value="0.001047365" calcext:value-type="float">
            <text:p>0.001047365</text:p>
          </table:table-cell>
          <table:table-cell office:value-type="float" office:value="-0.000414853" calcext:value-type="float">
            <text:p>-0.000414853</text:p>
          </table:table-cell>
          <table:table-cell/>
          <table:table-cell office:value-type="float" office:value="26.285603766" calcext:value-type="float">
            <text:p>26.285603766</text:p>
          </table:table-cell>
          <table:table-cell office:value-type="float" office:value="26.387645909" calcext:value-type="float">
            <text:p>26.387645909</text:p>
          </table:table-cell>
          <table:table-cell office:value-type="float" office:value="26.394072117" calcext:value-type="float">
            <text:p>26.394072117</text:p>
          </table:table-cell>
          <table:table-cell office:value-type="float" office:value="26.358027867" calcext:value-type="float">
            <text:p>26.358027867</text:p>
          </table:table-cell>
          <table:table-cell/>
          <table:table-cell office:value-type="float" office:value="-0.084991717" calcext:value-type="float">
            <text:p>-0.084991717</text:p>
          </table:table-cell>
          <table:table-cell office:value-type="float" office:value="0.019940521" calcext:value-type="float">
            <text:p>0.019940521</text:p>
          </table:table-cell>
          <table:table-cell office:value-type="float" office:value="0.026548606" calcext:value-type="float">
            <text:p>0.026548606</text:p>
          </table:table-cell>
          <table:table-cell office:value-type="float" office:value="-0.010515949" calcext:value-type="float">
            <text:p>-0.0105159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8 16:36:0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048394" calcext:value-type="float">
            <text:p>0.234048394</text:p>
          </table:table-cell>
          <table:table-cell office:value-type="float" office:value="0.729850022" calcext:value-type="float">
            <text:p>0.729850022</text:p>
          </table:table-cell>
          <table:table-cell office:value-type="float" office:value="0.633206443" calcext:value-type="float">
            <text:p>0.633206443</text:p>
          </table:table-cell>
          <table:table-cell office:value-type="float" office:value="0.626850203" calcext:value-type="float">
            <text:p>0.626850203</text:p>
          </table:table-cell>
          <table:table-cell/>
          <table:table-cell office:value-type="float" office:value="0.00191216" calcext:value-type="float">
            <text:p>0.00191216</text:p>
          </table:table-cell>
          <table:table-cell office:value-type="float" office:value="0.005962827" calcext:value-type="float">
            <text:p>0.005962827</text:p>
          </table:table-cell>
          <table:table-cell office:value-type="float" office:value="0.005173255" calcext:value-type="float">
            <text:p>0.005173255</text:p>
          </table:table-cell>
          <table:table-cell office:value-type="float" office:value="0.005121325" calcext:value-type="float">
            <text:p>0.005121325</text:p>
          </table:table-cell>
          <table:table-cell/>
          <table:table-cell office:value-type="float" office:value="-0.003357584" calcext:value-type="float">
            <text:p>-0.003357584</text:p>
          </table:table-cell>
          <table:table-cell office:value-type="float" office:value="0.000693083" calcext:value-type="float">
            <text:p>0.000693083</text:p>
          </table:table-cell>
          <table:table-cell office:value-type="float" office:value="-0.000096489" calcext:value-type="float">
            <text:p>-9.6489E-05</text:p>
          </table:table-cell>
          <table:table-cell office:value-type="float" office:value="-0.000148419" calcext:value-type="float">
            <text:p>-0.000148419</text:p>
          </table:table-cell>
          <table:table-cell/>
          <table:table-cell office:value-type="float" office:value="26.280430465" calcext:value-type="float">
            <text:p>26.280430465</text:p>
          </table:table-cell>
          <table:table-cell office:value-type="float" office:value="26.38028501" calcext:value-type="float">
            <text:p>26.38028501</text:p>
          </table:table-cell>
          <table:table-cell office:value-type="float" office:value="26.360821663" calcext:value-type="float">
            <text:p>26.360821663</text:p>
          </table:table-cell>
          <table:table-cell office:value-type="float" office:value="26.359541548" calcext:value-type="float">
            <text:p>26.359541548</text:p>
          </table:table-cell>
          <table:table-cell/>
          <table:table-cell office:value-type="float" office:value="-0.085113934" calcext:value-type="float">
            <text:p>-0.085113934</text:p>
          </table:table-cell>
          <table:table-cell office:value-type="float" office:value="0.017568337" calcext:value-type="float">
            <text:p>0.017568337</text:p>
          </table:table-cell>
          <table:table-cell office:value-type="float" office:value="-0.002445853" calcext:value-type="float">
            <text:p>-0.002445853</text:p>
          </table:table-cell>
          <table:table-cell office:value-type="float" office:value="-0.003762205" calcext:value-type="float">
            <text:p>-0.0037622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8 16:36:07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651594" calcext:value-type="float">
            <text:p>0.234651594</text:p>
          </table:table-cell>
          <table:table-cell office:value-type="float" office:value="0.663343151" calcext:value-type="float">
            <text:p>0.663343151</text:p>
          </table:table-cell>
          <table:table-cell office:value-type="float" office:value="0.732984034" calcext:value-type="float">
            <text:p>0.732984034</text:p>
          </table:table-cell>
          <table:table-cell office:value-type="float" office:value="0.692042791" calcext:value-type="float">
            <text:p>0.692042791</text:p>
          </table:table-cell>
          <table:table-cell/>
          <table:table-cell office:value-type="float" office:value="0.001917088" calcext:value-type="float">
            <text:p>0.001917088</text:p>
          </table:table-cell>
          <table:table-cell office:value-type="float" office:value="0.00541947" calcext:value-type="float">
            <text:p>0.00541947</text:p>
          </table:table-cell>
          <table:table-cell office:value-type="float" office:value="0.005988432" calcext:value-type="float">
            <text:p>0.005988432</text:p>
          </table:table-cell>
          <table:table-cell office:value-type="float" office:value="0.005653944" calcext:value-type="float">
            <text:p>0.005653944</text:p>
          </table:table-cell>
          <table:table-cell/>
          <table:table-cell office:value-type="float" office:value="-0.003352656" calcext:value-type="float">
            <text:p>-0.003352656</text:p>
          </table:table-cell>
          <table:table-cell office:value-type="float" office:value="0.000149726" calcext:value-type="float">
            <text:p>0.000149726</text:p>
          </table:table-cell>
          <table:table-cell office:value-type="float" office:value="0.000718687" calcext:value-type="float">
            <text:p>0.000718687</text:p>
          </table:table-cell>
          <table:table-cell office:value-type="float" office:value="0.0003842" calcext:value-type="float">
            <text:p>0.0003842</text:p>
          </table:table-cell>
          <table:table-cell/>
          <table:table-cell office:value-type="float" office:value="26.280551955" calcext:value-type="float">
            <text:p>26.280551955</text:p>
          </table:table-cell>
          <table:table-cell office:value-type="float" office:value="26.366891023" calcext:value-type="float">
            <text:p>26.366891023</text:p>
          </table:table-cell>
          <table:table-cell office:value-type="float" office:value="26.380916173" calcext:value-type="float">
            <text:p>26.380916173</text:p>
          </table:table-cell>
          <table:table-cell office:value-type="float" office:value="26.372670936" calcext:value-type="float">
            <text:p>26.372670936</text:p>
          </table:table-cell>
          <table:table-cell/>
          <table:table-cell office:value-type="float" office:value="-0.084989001" calcext:value-type="float">
            <text:p>-0.084989001</text:p>
          </table:table-cell>
          <table:table-cell office:value-type="float" office:value="0.003795261" calcext:value-type="float">
            <text:p>0.003795261</text:p>
          </table:table-cell>
          <table:table-cell office:value-type="float" office:value="0.018217361" calcext:value-type="float">
            <text:p>0.018217361</text:p>
          </table:table-cell>
          <table:table-cell office:value-type="float" office:value="0.009738771" calcext:value-type="float">
            <text:p>0.0097387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8 16:36:08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024553" calcext:value-type="float">
            <text:p>0.234024553</text:p>
          </table:table-cell>
          <table:table-cell office:value-type="float" office:value="0.708623017" calcext:value-type="float">
            <text:p>0.708623017</text:p>
          </table:table-cell>
          <table:table-cell office:value-type="float" office:value="0.630843715" calcext:value-type="float">
            <text:p>0.630843715</text:p>
          </table:table-cell>
          <table:table-cell office:value-type="float" office:value="0.613463594" calcext:value-type="float">
            <text:p>0.613463594</text:p>
          </table:table-cell>
          <table:table-cell/>
          <table:table-cell office:value-type="float" office:value="0.001911965" calcext:value-type="float">
            <text:p>0.001911965</text:p>
          </table:table-cell>
          <table:table-cell office:value-type="float" office:value="0.005789404" calcext:value-type="float">
            <text:p>0.005789404</text:p>
          </table:table-cell>
          <table:table-cell office:value-type="float" office:value="0.005153952" calcext:value-type="float">
            <text:p>0.005153952</text:p>
          </table:table-cell>
          <table:table-cell office:value-type="float" office:value="0.005011957" calcext:value-type="float">
            <text:p>0.005011957</text:p>
          </table:table-cell>
          <table:table-cell/>
          <table:table-cell office:value-type="float" office:value="-0.003357779" calcext:value-type="float">
            <text:p>-0.003357779</text:p>
          </table:table-cell>
          <table:table-cell office:value-type="float" office:value="0.000519659" calcext:value-type="float">
            <text:p>0.000519659</text:p>
          </table:table-cell>
          <table:table-cell office:value-type="float" office:value="-0.000115792" calcext:value-type="float">
            <text:p>-0.000115792</text:p>
          </table:table-cell>
          <table:table-cell office:value-type="float" office:value="-0.000257787" calcext:value-type="float">
            <text:p>-0.000257787</text:p>
          </table:table-cell>
          <table:table-cell/>
          <table:table-cell office:value-type="float" office:value="26.285480116" calcext:value-type="float">
            <text:p>26.285480116</text:p>
          </table:table-cell>
          <table:table-cell office:value-type="float" office:value="26.381064095" calcext:value-type="float">
            <text:p>26.381064095</text:p>
          </table:table-cell>
          <table:table-cell office:value-type="float" office:value="26.365399919" calcext:value-type="float">
            <text:p>26.365399919</text:p>
          </table:table-cell>
          <table:table-cell office:value-type="float" office:value="26.361899662" calcext:value-type="float">
            <text:p>26.361899662</text:p>
          </table:table-cell>
          <table:table-cell/>
          <table:table-cell office:value-type="float" office:value="-0.085118872" calcext:value-type="float">
            <text:p>-0.085118872</text:p>
          </table:table-cell>
          <table:table-cell office:value-type="float" office:value="0.013172408" calcext:value-type="float">
            <text:p>0.013172408</text:p>
          </table:table-cell>
          <table:table-cell office:value-type="float" office:value="-0.002935165" calcext:value-type="float">
            <text:p>-0.002935165</text:p>
          </table:table-cell>
          <table:table-cell office:value-type="float" office:value="-0.006534526" calcext:value-type="float">
            <text:p>-0.0065345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8 16:36:09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675014338" calcext:value-type="float">
            <text:p>0.675014338</text:p>
          </table:table-cell>
          <table:table-cell office:value-type="float" office:value="0.747860163" calcext:value-type="float">
            <text:p>0.747860163</text:p>
          </table:table-cell>
          <table:table-cell office:value-type="float" office:value="0.671528062" calcext:value-type="float">
            <text:p>0.671528062</text:p>
          </table:table-cell>
          <table:table-cell/>
          <table:table-cell office:value-type="float" office:value="0.001916582" calcext:value-type="float">
            <text:p>0.001916582</text:p>
          </table:table-cell>
          <table:table-cell office:value-type="float" office:value="0.005514823" calcext:value-type="float">
            <text:p>0.005514823</text:p>
          </table:table-cell>
          <table:table-cell office:value-type="float" office:value="0.006109969" calcext:value-type="float">
            <text:p>0.006109969</text:p>
          </table:table-cell>
          <table:table-cell office:value-type="float" office:value="0.00548634" calcext:value-type="float">
            <text:p>0.00548634</text:p>
          </table:table-cell>
          <table:table-cell/>
          <table:table-cell office:value-type="float" office:value="-0.003353163" calcext:value-type="float">
            <text:p>-0.003353163</text:p>
          </table:table-cell>
          <table:table-cell office:value-type="float" office:value="0.000245079" calcext:value-type="float">
            <text:p>0.000245079</text:p>
          </table:table-cell>
          <table:table-cell office:value-type="float" office:value="0.000840224" calcext:value-type="float">
            <text:p>0.000840224</text:p>
          </table:table-cell>
          <table:table-cell office:value-type="float" office:value="0.000216596" calcext:value-type="float">
            <text:p>0.000216596</text:p>
          </table:table-cell>
          <table:table-cell/>
          <table:table-cell office:value-type="float" office:value="26.285593922" calcext:value-type="float">
            <text:p>26.285593922</text:p>
          </table:table-cell>
          <table:table-cell office:value-type="float" office:value="26.374295582" calcext:value-type="float">
            <text:p>26.374295582</text:p>
          </table:table-cell>
          <table:table-cell office:value-type="float" office:value="26.388966084" calcext:value-type="float">
            <text:p>26.388966084</text:p>
          </table:table-cell>
          <table:table-cell office:value-type="float" office:value="26.373593473" calcext:value-type="float">
            <text:p>26.373593473</text:p>
          </table:table-cell>
          <table:table-cell/>
          <table:table-cell office:value-type="float" office:value="-0.08500184" calcext:value-type="float">
            <text:p>-0.08500184</text:p>
          </table:table-cell>
          <table:table-cell office:value-type="float" office:value="0.006212293" calcext:value-type="float">
            <text:p>0.006212293</text:p>
          </table:table-cell>
          <table:table-cell office:value-type="float" office:value="0.021298062" calcext:value-type="float">
            <text:p>0.021298062</text:p>
          </table:table-cell>
          <table:table-cell office:value-type="float" office:value="0.005490307" calcext:value-type="float">
            <text:p>0.0054903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8 16:36:10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4390525" calcext:value-type="float">
            <text:p>0.234390525</text:p>
          </table:table-cell>
          <table:table-cell office:value-type="float" office:value="0.678461871" calcext:value-type="float">
            <text:p>0.678461871</text:p>
          </table:table-cell>
          <table:table-cell office:value-type="float" office:value="0.760125012" calcext:value-type="float">
            <text:p>0.760125012</text:p>
          </table:table-cell>
          <table:table-cell office:value-type="float" office:value="0.578446457" calcext:value-type="float">
            <text:p>0.578446457</text:p>
          </table:table-cell>
          <table:table-cell/>
          <table:table-cell office:value-type="float" office:value="0.001914955" calcext:value-type="float">
            <text:p>0.001914955</text:p>
          </table:table-cell>
          <table:table-cell office:value-type="float" office:value="0.005542989" calcext:value-type="float">
            <text:p>0.005542989</text:p>
          </table:table-cell>
          <table:table-cell office:value-type="float" office:value="0.006210172" calcext:value-type="float">
            <text:p>0.006210172</text:p>
          </table:table-cell>
          <table:table-cell office:value-type="float" office:value="0.00472587" calcext:value-type="float">
            <text:p>0.00472587</text:p>
          </table:table-cell>
          <table:table-cell/>
          <table:table-cell office:value-type="float" office:value="-0.003354789" calcext:value-type="float">
            <text:p>-0.003354789</text:p>
          </table:table-cell>
          <table:table-cell office:value-type="float" office:value="0.000273245" calcext:value-type="float">
            <text:p>0.000273245</text:p>
          </table:table-cell>
          <table:table-cell office:value-type="float" office:value="0.000940427" calcext:value-type="float">
            <text:p>0.000940427</text:p>
          </table:table-cell>
          <table:table-cell office:value-type="float" office:value="-0.000543875" calcext:value-type="float">
            <text:p>-0.000543875</text:p>
          </table:table-cell>
          <table:table-cell/>
          <table:table-cell office:value-type="float" office:value="26.275444921" calcext:value-type="float">
            <text:p>26.275444921</text:p>
          </table:table-cell>
          <table:table-cell office:value-type="float" office:value="26.364881779" calcext:value-type="float">
            <text:p>26.364881779</text:p>
          </table:table-cell>
          <table:table-cell office:value-type="float" office:value="26.381328134" calcext:value-type="float">
            <text:p>26.381328134</text:p>
          </table:table-cell>
          <table:table-cell office:value-type="float" office:value="26.344739089" calcext:value-type="float">
            <text:p>26.344739089</text:p>
          </table:table-cell>
          <table:table-cell/>
          <table:table-cell office:value-type="float" office:value="-0.085043073" calcext:value-type="float">
            <text:p>-0.085043073</text:p>
          </table:table-cell>
          <table:table-cell office:value-type="float" office:value="0.006926255" calcext:value-type="float">
            <text:p>0.006926255</text:p>
          </table:table-cell>
          <table:table-cell office:value-type="float" office:value="0.023837983" calcext:value-type="float">
            <text:p>0.023837983</text:p>
          </table:table-cell>
          <table:table-cell office:value-type="float" office:value="-0.013786497" calcext:value-type="float">
            <text:p>-0.0137864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8 16:36:12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895973" calcext:value-type="float">
            <text:p>0.234895973</text:p>
          </table:table-cell>
          <table:table-cell office:value-type="float" office:value="0.750709862" calcext:value-type="float">
            <text:p>0.750709862</text:p>
          </table:table-cell>
          <table:table-cell office:value-type="float" office:value="0.772852394" calcext:value-type="float">
            <text:p>0.772852394</text:p>
          </table:table-cell>
          <table:table-cell office:value-type="float" office:value="0.592494082" calcext:value-type="float">
            <text:p>0.592494082</text:p>
          </table:table-cell>
          <table:table-cell/>
          <table:table-cell office:value-type="float" office:value="0.001919085" calcext:value-type="float">
            <text:p>0.001919085</text:p>
          </table:table-cell>
          <table:table-cell office:value-type="float" office:value="0.006133251" calcext:value-type="float">
            <text:p>0.006133251</text:p>
          </table:table-cell>
          <table:table-cell office:value-type="float" office:value="0.006314154" calcext:value-type="float">
            <text:p>0.006314154</text:p>
          </table:table-cell>
          <table:table-cell office:value-type="float" office:value="0.004840638" calcext:value-type="float">
            <text:p>0.004840638</text:p>
          </table:table-cell>
          <table:table-cell/>
          <table:table-cell office:value-type="float" office:value="-0.00335066" calcext:value-type="float">
            <text:p>-0.00335066</text:p>
          </table:table-cell>
          <table:table-cell office:value-type="float" office:value="0.000863506" calcext:value-type="float">
            <text:p>0.000863506</text:p>
          </table:table-cell>
          <table:table-cell office:value-type="float" office:value="0.001044409" calcext:value-type="float">
            <text:p>0.001044409</text:p>
          </table:table-cell>
          <table:table-cell office:value-type="float" office:value="-0.000429106" calcext:value-type="float">
            <text:p>-0.000429106</text:p>
          </table:table-cell>
          <table:table-cell/>
          <table:table-cell office:value-type="float" office:value="26.280601175" calcext:value-type="float">
            <text:p>26.280601175</text:p>
          </table:table-cell>
          <table:table-cell office:value-type="float" office:value="26.384485994" calcext:value-type="float">
            <text:p>26.384485994</text:p>
          </table:table-cell>
          <table:table-cell office:value-type="float" office:value="26.388945283" calcext:value-type="float">
            <text:p>26.388945283</text:p>
          </table:table-cell>
          <table:table-cell office:value-type="float" office:value="26.352622375" calcext:value-type="float">
            <text:p>26.352622375</text:p>
          </table:table-cell>
          <table:table-cell/>
          <table:table-cell office:value-type="float" office:value="-0.084938386" calcext:value-type="float">
            <text:p>-0.084938386</text:p>
          </table:table-cell>
          <table:table-cell office:value-type="float" office:value="0.021888205" calcext:value-type="float">
            <text:p>0.021888205</text:p>
          </table:table-cell>
          <table:table-cell office:value-type="float" office:value="0.026473681" calcext:value-type="float">
            <text:p>0.026473681</text:p>
          </table:table-cell>
          <table:table-cell office:value-type="float" office:value="-0.010877258" calcext:value-type="float">
            <text:p>-0.0108772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8 16:36:13</text:p>
          </table:table-cell>
          <table:table-cell office:value-type="float" office:value="26.35309" calcext:value-type="float">
            <text:p>26.35309</text:p>
          </table:table-cell>
          <table:table-cell office:value-type="string" calcext:value-type="string">
            <text:p><text:s/></text:p>
          </table:table-cell>
          <table:table-cell office:value-type="float" office:value="0.234711794" calcext:value-type="float">
            <text:p>0.234711794</text:p>
          </table:table-cell>
          <table:table-cell office:value-type="float" office:value="0.681203685" calcext:value-type="float">
            <text:p>0.681203685</text:p>
          </table:table-cell>
          <table:table-cell office:value-type="float" office:value="0.742133944" calcext:value-type="float">
            <text:p>0.742133944</text:p>
          </table:table-cell>
          <table:table-cell office:value-type="float" office:value="0.681557737" calcext:value-type="float">
            <text:p>0.681557737</text:p>
          </table:table-cell>
          <table:table-cell/>
          <table:table-cell office:value-type="float" office:value="0.00191758" calcext:value-type="float">
            <text:p>0.00191758</text:p>
          </table:table-cell>
          <table:table-cell office:value-type="float" office:value="0.00556539" calcext:value-type="float">
            <text:p>0.00556539</text:p>
          </table:table-cell>
          <table:table-cell office:value-type="float" office:value="0.006063186" calcext:value-type="float">
            <text:p>0.006063186</text:p>
          </table:table-cell>
          <table:table-cell office:value-type="float" office:value="0.005568282" calcext:value-type="float">
            <text:p>0.005568282</text:p>
          </table:table-cell>
          <table:table-cell/>
          <table:table-cell office:value-type="float" office:value="-0.003352164" calcext:value-type="float">
            <text:p>-0.003352164</text:p>
          </table:table-cell>
          <table:table-cell office:value-type="float" office:value="0.000295645" calcext:value-type="float">
            <text:p>0.000295645</text:p>
          </table:table-cell>
          <table:table-cell office:value-type="float" office:value="0.000793441" calcext:value-type="float">
            <text:p>0.000793441</text:p>
          </table:table-cell>
          <table:table-cell office:value-type="float" office:value="0.000298538" calcext:value-type="float">
            <text:p>0.000298538</text:p>
          </table:table-cell>
          <table:table-cell/>
          <table:table-cell office:value-type="float" office:value="26.270455176" calcext:value-type="float">
            <text:p>26.270455176</text:p>
          </table:table-cell>
          <table:table-cell office:value-type="float" office:value="26.360379912" calcext:value-type="float">
            <text:p>26.360379912</text:p>
          </table:table-cell>
          <table:table-cell office:value-type="float" office:value="26.372650888" calcext:value-type="float">
            <text:p>26.372650888</text:p>
          </table:table-cell>
          <table:table-cell office:value-type="float" office:value="26.360451216" calcext:value-type="float">
            <text:p>26.360451216</text:p>
          </table:table-cell>
          <table:table-cell/>
          <table:table-cell office:value-type="float" office:value="-0.084976533" calcext:value-type="float">
            <text:p>-0.084976533</text:p>
          </table:table-cell>
          <table:table-cell office:value-type="float" office:value="0.007494067" calcext:value-type="float">
            <text:p>0.007494067</text:p>
          </table:table-cell>
          <table:table-cell office:value-type="float" office:value="0.020112219" calcext:value-type="float">
            <text:p>0.020112219</text:p>
          </table:table-cell>
          <table:table-cell office:value-type="float" office:value="0.007567389" calcext:value-type="float">
            <text:p>0.0075673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8 16:36:14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918026" calcext:value-type="float">
            <text:p>0.234918026</text:p>
          </table:table-cell>
          <table:table-cell office:value-type="float" office:value="0.752936095" calcext:value-type="float">
            <text:p>0.752936095</text:p>
          </table:table-cell>
          <table:table-cell office:value-type="float" office:value="0.772463175" calcext:value-type="float">
            <text:p>0.772463175</text:p>
          </table:table-cell>
          <table:table-cell office:value-type="float" office:value="0.59851892" calcext:value-type="float">
            <text:p>0.59851892</text:p>
          </table:table-cell>
          <table:table-cell/>
          <table:table-cell office:value-type="float" office:value="0.001919265" calcext:value-type="float">
            <text:p>0.001919265</text:p>
          </table:table-cell>
          <table:table-cell office:value-type="float" office:value="0.006151439" calcext:value-type="float">
            <text:p>0.006151439</text:p>
          </table:table-cell>
          <table:table-cell office:value-type="float" office:value="0.006310974" calcext:value-type="float">
            <text:p>0.006310974</text:p>
          </table:table-cell>
          <table:table-cell office:value-type="float" office:value="0.00488986" calcext:value-type="float">
            <text:p>0.00488986</text:p>
          </table:table-cell>
          <table:table-cell/>
          <table:table-cell office:value-type="float" office:value="-0.003350479" calcext:value-type="float">
            <text:p>-0.003350479</text:p>
          </table:table-cell>
          <table:table-cell office:value-type="float" office:value="0.000881694" calcext:value-type="float">
            <text:p>0.000881694</text:p>
          </table:table-cell>
          <table:table-cell office:value-type="float" office:value="0.001041229" calcext:value-type="float">
            <text:p>0.001041229</text:p>
          </table:table-cell>
          <table:table-cell office:value-type="float" office:value="-0.000379884" calcext:value-type="float">
            <text:p>-0.000379884</text:p>
          </table:table-cell>
          <table:table-cell/>
          <table:table-cell office:value-type="float" office:value="26.280605617" calcext:value-type="float">
            <text:p>26.280605617</text:p>
          </table:table-cell>
          <table:table-cell office:value-type="float" office:value="26.384934337" calcext:value-type="float">
            <text:p>26.384934337</text:p>
          </table:table-cell>
          <table:table-cell office:value-type="float" office:value="26.388866899" calcext:value-type="float">
            <text:p>26.388866899</text:p>
          </table:table-cell>
          <table:table-cell office:value-type="float" office:value="26.353835755" calcext:value-type="float">
            <text:p>26.353835755</text:p>
          </table:table-cell>
          <table:table-cell/>
          <table:table-cell office:value-type="float" office:value="-0.084933819" calcext:value-type="float">
            <text:p>-0.084933819</text:p>
          </table:table-cell>
          <table:table-cell office:value-type="float" office:value="0.022349235" calcext:value-type="float">
            <text:p>0.022349235</text:p>
          </table:table-cell>
          <table:table-cell office:value-type="float" office:value="0.026393079" calcext:value-type="float">
            <text:p>0.026393079</text:p>
          </table:table-cell>
          <table:table-cell office:value-type="float" office:value="-0.009629527" calcext:value-type="float">
            <text:p>-0.0096295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8 16:36:15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617619" calcext:value-type="float">
            <text:p>0.234617619</text:p>
          </table:table-cell>
          <table:table-cell office:value-type="float" office:value="0.710094656" calcext:value-type="float">
            <text:p>0.710094656</text:p>
          </table:table-cell>
          <table:table-cell office:value-type="float" office:value="0.761405916" calcext:value-type="float">
            <text:p>0.761405916</text:p>
          </table:table-cell>
          <table:table-cell office:value-type="float" office:value="0.630419926" calcext:value-type="float">
            <text:p>0.630419926</text:p>
          </table:table-cell>
          <table:table-cell/>
          <table:table-cell office:value-type="float" office:value="0.001916811" calcext:value-type="float">
            <text:p>0.001916811</text:p>
          </table:table-cell>
          <table:table-cell office:value-type="float" office:value="0.005801427" calcext:value-type="float">
            <text:p>0.005801427</text:p>
          </table:table-cell>
          <table:table-cell office:value-type="float" office:value="0.006220637" calcext:value-type="float">
            <text:p>0.006220637</text:p>
          </table:table-cell>
          <table:table-cell office:value-type="float" office:value="0.00515049" calcext:value-type="float">
            <text:p>0.00515049</text:p>
          </table:table-cell>
          <table:table-cell/>
          <table:table-cell office:value-type="float" office:value="-0.003352934" calcext:value-type="float">
            <text:p>-0.003352934</text:p>
          </table:table-cell>
          <table:table-cell office:value-type="float" office:value="0.000531683" calcext:value-type="float">
            <text:p>0.000531683</text:p>
          </table:table-cell>
          <table:table-cell office:value-type="float" office:value="0.000950892" calcext:value-type="float">
            <text:p>0.000950892</text:p>
          </table:table-cell>
          <table:table-cell office:value-type="float" office:value="-0.000119255" calcext:value-type="float">
            <text:p>-0.000119255</text:p>
          </table:table-cell>
          <table:table-cell/>
          <table:table-cell office:value-type="float" office:value="26.280545112" calcext:value-type="float">
            <text:p>26.280545112</text:p>
          </table:table-cell>
          <table:table-cell office:value-type="float" office:value="26.376306444" calcext:value-type="float">
            <text:p>26.376306444</text:p>
          </table:table-cell>
          <table:table-cell office:value-type="float" office:value="26.386640077" calcext:value-type="float">
            <text:p>26.386640077</text:p>
          </table:table-cell>
          <table:table-cell office:value-type="float" office:value="26.360260472" calcext:value-type="float">
            <text:p>26.360260472</text:p>
          </table:table-cell>
          <table:table-cell/>
          <table:table-cell office:value-type="float" office:value="-0.084996038" calcext:value-type="float">
            <text:p>-0.084996038</text:p>
          </table:table-cell>
          <table:table-cell office:value-type="float" office:value="0.013477172" calcext:value-type="float">
            <text:p>0.013477172</text:p>
          </table:table-cell>
          <table:table-cell office:value-type="float" office:value="0.024103244" calcext:value-type="float">
            <text:p>0.024103244</text:p>
          </table:table-cell>
          <table:table-cell office:value-type="float" office:value="-0.00302293" calcext:value-type="float">
            <text:p>-0.003022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8 16:36:1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3719377" calcext:value-type="float">
            <text:p>0.233719377</text:p>
          </table:table-cell>
          <table:table-cell office:value-type="float" office:value="0.684977255" calcext:value-type="float">
            <text:p>0.684977255</text:p>
          </table:table-cell>
          <table:table-cell office:value-type="float" office:value="0.6341476" calcext:value-type="float">
            <text:p>0.6341476</text:p>
          </table:table-cell>
          <table:table-cell office:value-type="float" office:value="0.621850565" calcext:value-type="float">
            <text:p>0.621850565</text:p>
          </table:table-cell>
          <table:table-cell/>
          <table:table-cell office:value-type="float" office:value="0.001909472" calcext:value-type="float">
            <text:p>0.001909472</text:p>
          </table:table-cell>
          <table:table-cell office:value-type="float" office:value="0.005596219" calcext:value-type="float">
            <text:p>0.005596219</text:p>
          </table:table-cell>
          <table:table-cell office:value-type="float" office:value="0.005180944" calcext:value-type="float">
            <text:p>0.005180944</text:p>
          </table:table-cell>
          <table:table-cell office:value-type="float" office:value="0.005080478" calcext:value-type="float">
            <text:p>0.005080478</text:p>
          </table:table-cell>
          <table:table-cell/>
          <table:table-cell office:value-type="float" office:value="-0.003360272" calcext:value-type="float">
            <text:p>-0.003360272</text:p>
          </table:table-cell>
          <table:table-cell office:value-type="float" office:value="0.000326475" calcext:value-type="float">
            <text:p>0.000326475</text:p>
          </table:table-cell>
          <table:table-cell office:value-type="float" office:value="-0.0000888" calcext:value-type="float">
            <text:p>-8.88E-05</text:p>
          </table:table-cell>
          <table:table-cell office:value-type="float" office:value="-0.000189266" calcext:value-type="float">
            <text:p>-0.000189266</text:p>
          </table:table-cell>
          <table:table-cell/>
          <table:table-cell office:value-type="float" office:value="26.285418651" calcext:value-type="float">
            <text:p>26.285418651</text:p>
          </table:table-cell>
          <table:table-cell office:value-type="float" office:value="26.376302037" calcext:value-type="float">
            <text:p>26.376302037</text:p>
          </table:table-cell>
          <table:table-cell office:value-type="float" office:value="26.366065302" calcext:value-type="float">
            <text:p>26.366065302</text:p>
          </table:table-cell>
          <table:table-cell office:value-type="float" office:value="26.363588751" calcext:value-type="float">
            <text:p>26.363588751</text:p>
          </table:table-cell>
          <table:table-cell/>
          <table:table-cell office:value-type="float" office:value="-0.085182079" calcext:value-type="float">
            <text:p>-0.085182079</text:p>
          </table:table-cell>
          <table:table-cell office:value-type="float" office:value="0.008275548" calcext:value-type="float">
            <text:p>0.008275548</text:p>
          </table:table-cell>
          <table:table-cell office:value-type="float" office:value="-0.002250943" calcext:value-type="float">
            <text:p>-0.002250943</text:p>
          </table:table-cell>
          <table:table-cell office:value-type="float" office:value="-0.004797612" calcext:value-type="float">
            <text:p>-0.0047976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8 16:36:18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3880905" calcext:value-type="float">
            <text:p>0.233880905</text:p>
          </table:table-cell>
          <table:table-cell office:value-type="float" office:value="0.641487913" calcext:value-type="float">
            <text:p>0.641487913</text:p>
          </table:table-cell>
          <table:table-cell office:value-type="float" office:value="0.663354476" calcext:value-type="float">
            <text:p>0.663354476</text:p>
          </table:table-cell>
          <table:table-cell office:value-type="float" office:value="0.667570313" calcext:value-type="float">
            <text:p>0.667570313</text:p>
          </table:table-cell>
          <table:table-cell/>
          <table:table-cell office:value-type="float" office:value="0.001910792" calcext:value-type="float">
            <text:p>0.001910792</text:p>
          </table:table-cell>
          <table:table-cell office:value-type="float" office:value="0.005240914" calcext:value-type="float">
            <text:p>0.005240914</text:p>
          </table:table-cell>
          <table:table-cell office:value-type="float" office:value="0.005419563" calcext:value-type="float">
            <text:p>0.005419563</text:p>
          </table:table-cell>
          <table:table-cell office:value-type="float" office:value="0.005454006" calcext:value-type="float">
            <text:p>0.005454006</text:p>
          </table:table-cell>
          <table:table-cell/>
          <table:table-cell office:value-type="float" office:value="-0.003358953" calcext:value-type="float">
            <text:p>-0.003358953</text:p>
          </table:table-cell>
          <table:table-cell office:value-type="float" office:value="-0.00002883" calcext:value-type="float">
            <text:p>-2.883E-05</text:p>
          </table:table-cell>
          <table:table-cell office:value-type="float" office:value="0.000149818" calcext:value-type="float">
            <text:p>0.000149818</text:p>
          </table:table-cell>
          <table:table-cell office:value-type="float" office:value="0.000184261" calcext:value-type="float">
            <text:p>0.000184261</text:p>
          </table:table-cell>
          <table:table-cell/>
          <table:table-cell office:value-type="float" office:value="26.275342278" calcext:value-type="float">
            <text:p>26.275342278</text:p>
          </table:table-cell>
          <table:table-cell office:value-type="float" office:value="26.357435419" calcext:value-type="float">
            <text:p>26.357435419</text:p>
          </table:table-cell>
          <table:table-cell office:value-type="float" office:value="26.361839235" calcext:value-type="float">
            <text:p>26.361839235</text:p>
          </table:table-cell>
          <table:table-cell office:value-type="float" office:value="26.362688282" calcext:value-type="float">
            <text:p>26.362688282</text:p>
          </table:table-cell>
          <table:table-cell/>
          <table:table-cell office:value-type="float" office:value="-0.085148623" calcext:value-type="float">
            <text:p>-0.085148623</text:p>
          </table:table-cell>
          <table:table-cell office:value-type="float" office:value="-0.000730797" calcext:value-type="float">
            <text:p>-0.000730797</text:p>
          </table:table-cell>
          <table:table-cell office:value-type="float" office:value="0.003797606" calcext:value-type="float">
            <text:p>0.003797606</text:p>
          </table:table-cell>
          <table:table-cell office:value-type="float" office:value="0.004670681" calcext:value-type="float">
            <text:p>0.0046706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8 16:36:19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147934" calcext:value-type="float">
            <text:p>0.234147934</text:p>
          </table:table-cell>
          <table:table-cell office:value-type="float" office:value="0.69240936" calcext:value-type="float">
            <text:p>0.69240936</text:p>
          </table:table-cell>
          <table:table-cell office:value-type="float" office:value="0.764089318" calcext:value-type="float">
            <text:p>0.764089318</text:p>
          </table:table-cell>
          <table:table-cell office:value-type="float" office:value="0.603978706" calcext:value-type="float">
            <text:p>0.603978706</text:p>
          </table:table-cell>
          <table:table-cell/>
          <table:table-cell office:value-type="float" office:value="0.001912973" calcext:value-type="float">
            <text:p>0.001912973</text:p>
          </table:table-cell>
          <table:table-cell office:value-type="float" office:value="0.005656939" calcext:value-type="float">
            <text:p>0.005656939</text:p>
          </table:table-cell>
          <table:table-cell office:value-type="float" office:value="0.00624256" calcext:value-type="float">
            <text:p>0.00624256</text:p>
          </table:table-cell>
          <table:table-cell office:value-type="float" office:value="0.004934467" calcext:value-type="float">
            <text:p>0.004934467</text:p>
          </table:table-cell>
          <table:table-cell/>
          <table:table-cell office:value-type="float" office:value="-0.003356771" calcext:value-type="float">
            <text:p>-0.003356771</text:p>
          </table:table-cell>
          <table:table-cell office:value-type="float" office:value="0.000387195" calcext:value-type="float">
            <text:p>0.000387195</text:p>
          </table:table-cell>
          <table:table-cell office:value-type="float" office:value="0.000972815" calcext:value-type="float">
            <text:p>0.000972815</text:p>
          </table:table-cell>
          <table:table-cell office:value-type="float" office:value="-0.000335278" calcext:value-type="float">
            <text:p>-0.000335278</text:p>
          </table:table-cell>
          <table:table-cell/>
          <table:table-cell office:value-type="float" office:value="26.280450513" calcext:value-type="float">
            <text:p>26.280450513</text:p>
          </table:table-cell>
          <table:table-cell office:value-type="float" office:value="26.37274476" calcext:value-type="float">
            <text:p>26.37274476</text:p>
          </table:table-cell>
          <table:table-cell office:value-type="float" office:value="26.387180488" calcext:value-type="float">
            <text:p>26.387180488</text:p>
          </table:table-cell>
          <table:table-cell office:value-type="float" office:value="26.354935333" calcext:value-type="float">
            <text:p>26.354935333</text:p>
          </table:table-cell>
          <table:table-cell/>
          <table:table-cell office:value-type="float" office:value="-0.085093317" calcext:value-type="float">
            <text:p>-0.085093317</text:p>
          </table:table-cell>
          <table:table-cell office:value-type="float" office:value="0.009814684" calcext:value-type="float">
            <text:p>0.009814684</text:p>
          </table:table-cell>
          <table:table-cell office:value-type="float" office:value="0.024658947" calcext:value-type="float">
            <text:p>0.024658947</text:p>
          </table:table-cell>
          <table:table-cell office:value-type="float" office:value="-0.008498819" calcext:value-type="float">
            <text:p>-0.0084988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8 16:36:2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24509" calcext:value-type="float">
            <text:p>0.23424509</text:p>
          </table:table-cell>
          <table:table-cell office:value-type="float" office:value="0.650159794" calcext:value-type="float">
            <text:p>0.650159794</text:p>
          </table:table-cell>
          <table:table-cell office:value-type="float" office:value="0.70976981" calcext:value-type="float">
            <text:p>0.70976981</text:p>
          </table:table-cell>
          <table:table-cell office:value-type="float" office:value="0.682518564" calcext:value-type="float">
            <text:p>0.682518564</text:p>
          </table:table-cell>
          <table:table-cell/>
          <table:table-cell office:value-type="float" office:value="0.001913767" calcext:value-type="float">
            <text:p>0.001913767</text:p>
          </table:table-cell>
          <table:table-cell office:value-type="float" office:value="0.005311763" calcext:value-type="float">
            <text:p>0.005311763</text:p>
          </table:table-cell>
          <table:table-cell office:value-type="float" office:value="0.005798773" calcext:value-type="float">
            <text:p>0.005798773</text:p>
          </table:table-cell>
          <table:table-cell office:value-type="float" office:value="0.005576132" calcext:value-type="float">
            <text:p>0.005576132</text:p>
          </table:table-cell>
          <table:table-cell/>
          <table:table-cell office:value-type="float" office:value="-0.003355977" calcext:value-type="float">
            <text:p>-0.003355977</text:p>
          </table:table-cell>
          <table:table-cell office:value-type="float" office:value="0.000042019" calcext:value-type="float">
            <text:p>4.2019E-05</text:p>
          </table:table-cell>
          <table:table-cell office:value-type="float" office:value="0.000529029" calcext:value-type="float">
            <text:p>0.000529029</text:p>
          </table:table-cell>
          <table:table-cell office:value-type="float" office:value="0.000306388" calcext:value-type="float">
            <text:p>0.000306388</text:p>
          </table:table-cell>
          <table:table-cell/>
          <table:table-cell office:value-type="float" office:value="26.285524534" calcext:value-type="float">
            <text:p>26.285524534</text:p>
          </table:table-cell>
          <table:table-cell office:value-type="float" office:value="26.369290055" calcext:value-type="float">
            <text:p>26.369290055</text:p>
          </table:table-cell>
          <table:table-cell office:value-type="float" office:value="26.381295049" calcext:value-type="float">
            <text:p>26.381295049</text:p>
          </table:table-cell>
          <table:table-cell office:value-type="float" office:value="26.375806876" calcext:value-type="float">
            <text:p>26.375806876</text:p>
          </table:table-cell>
          <table:table-cell/>
          <table:table-cell office:value-type="float" office:value="-0.085073195" calcext:value-type="float">
            <text:p>-0.085073195</text:p>
          </table:table-cell>
          <table:table-cell office:value-type="float" office:value="0.001065058" calcext:value-type="float">
            <text:p>0.001065058</text:p>
          </table:table-cell>
          <table:table-cell office:value-type="float" office:value="0.0134099" calcext:value-type="float">
            <text:p>0.0134099</text:p>
          </table:table-cell>
          <table:table-cell office:value-type="float" office:value="0.00776637" calcext:value-type="float">
            <text:p>0.007766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8 16:36:22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3790902" calcext:value-type="float">
            <text:p>0.233790902</text:p>
          </table:table-cell>
          <table:table-cell office:value-type="float" office:value="0.790429806" calcext:value-type="float">
            <text:p>0.790429806</text:p>
          </table:table-cell>
          <table:table-cell office:value-type="float" office:value="0.626936034" calcext:value-type="float">
            <text:p>0.626936034</text:p>
          </table:table-cell>
          <table:table-cell office:value-type="float" office:value="0.5806864" calcext:value-type="float">
            <text:p>0.5806864</text:p>
          </table:table-cell>
          <table:table-cell/>
          <table:table-cell office:value-type="float" office:value="0.001910056" calcext:value-type="float">
            <text:p>0.001910056</text:p>
          </table:table-cell>
          <table:table-cell office:value-type="float" office:value="0.00645776" calcext:value-type="float">
            <text:p>0.00645776</text:p>
          </table:table-cell>
          <table:table-cell office:value-type="float" office:value="0.005122026" calcext:value-type="float">
            <text:p>0.005122026</text:p>
          </table:table-cell>
          <table:table-cell office:value-type="float" office:value="0.00474417" calcext:value-type="float">
            <text:p>0.00474417</text:p>
          </table:table-cell>
          <table:table-cell/>
          <table:table-cell office:value-type="float" office:value="-0.003359688" calcext:value-type="float">
            <text:p>-0.003359688</text:p>
          </table:table-cell>
          <table:table-cell office:value-type="float" office:value="0.001188016" calcext:value-type="float">
            <text:p>0.001188016</text:p>
          </table:table-cell>
          <table:table-cell office:value-type="float" office:value="-0.000147718" calcext:value-type="float">
            <text:p>-0.000147718</text:p>
          </table:table-cell>
          <table:table-cell office:value-type="float" office:value="-0.000525574" calcext:value-type="float">
            <text:p>-0.000525574</text:p>
          </table:table-cell>
          <table:table-cell/>
          <table:table-cell office:value-type="float" office:value="26.290487511" calcext:value-type="float">
            <text:p>26.290487511</text:p>
          </table:table-cell>
          <table:table-cell office:value-type="float" office:value="26.4025931" calcext:value-type="float">
            <text:p>26.4025931</text:p>
          </table:table-cell>
          <table:table-cell office:value-type="float" office:value="26.369667037" calcext:value-type="float">
            <text:p>26.369667037</text:p>
          </table:table-cell>
          <table:table-cell office:value-type="float" office:value="26.360352636" calcext:value-type="float">
            <text:p>26.360352636</text:p>
          </table:table-cell>
          <table:table-cell/>
          <table:table-cell office:value-type="float" office:value="-0.085167265" calcext:value-type="float">
            <text:p>-0.085167265</text:p>
          </table:table-cell>
          <table:table-cell office:value-type="float" office:value="0.030113753" calcext:value-type="float">
            <text:p>0.030113753</text:p>
          </table:table-cell>
          <table:table-cell office:value-type="float" office:value="-0.00374443" calcext:value-type="float">
            <text:p>-0.00374443</text:p>
          </table:table-cell>
          <table:table-cell office:value-type="float" office:value="-0.013322608" calcext:value-type="float">
            <text:p>-0.0133226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8 16:36:23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3598379" calcext:value-type="float">
            <text:p>0.233598379</text:p>
          </table:table-cell>
          <table:table-cell office:value-type="float" office:value="0.76639721" calcext:value-type="float">
            <text:p>0.76639721</text:p>
          </table:table-cell>
          <table:table-cell office:value-type="float" office:value="0.63175805" calcext:value-type="float">
            <text:p>0.63175805</text:p>
          </table:table-cell>
          <table:table-cell office:value-type="float" office:value="0.649945217" calcext:value-type="float">
            <text:p>0.649945217</text:p>
          </table:table-cell>
          <table:table-cell/>
          <table:table-cell office:value-type="float" office:value="0.001908483" calcext:value-type="float">
            <text:p>0.001908483</text:p>
          </table:table-cell>
          <table:table-cell office:value-type="float" office:value="0.006261415" calcext:value-type="float">
            <text:p>0.006261415</text:p>
          </table:table-cell>
          <table:table-cell office:value-type="float" office:value="0.005161422" calcext:value-type="float">
            <text:p>0.005161422</text:p>
          </table:table-cell>
          <table:table-cell office:value-type="float" office:value="0.00531001" calcext:value-type="float">
            <text:p>0.00531001</text:p>
          </table:table-cell>
          <table:table-cell/>
          <table:table-cell office:value-type="float" office:value="-0.003361261" calcext:value-type="float">
            <text:p>-0.003361261</text:p>
          </table:table-cell>
          <table:table-cell office:value-type="float" office:value="0.000991671" calcext:value-type="float">
            <text:p>0.000991671</text:p>
          </table:table-cell>
          <table:table-cell office:value-type="float" office:value="-0.000108322" calcext:value-type="float">
            <text:p>-0.000108322</text:p>
          </table:table-cell>
          <table:table-cell office:value-type="float" office:value="0.000040266" calcext:value-type="float">
            <text:p>4.0266E-05</text:p>
          </table:table-cell>
          <table:table-cell/>
          <table:table-cell office:value-type="float" office:value="26.290448735" calcext:value-type="float">
            <text:p>26.290448735</text:p>
          </table:table-cell>
          <table:table-cell office:value-type="float" office:value="26.397753227" calcext:value-type="float">
            <text:p>26.397753227</text:p>
          </table:table-cell>
          <table:table-cell office:value-type="float" office:value="26.370638158" calcext:value-type="float">
            <text:p>26.370638158</text:p>
          </table:table-cell>
          <table:table-cell office:value-type="float" office:value="26.374300921" calcext:value-type="float">
            <text:p>26.374300921</text:p>
          </table:table-cell>
          <table:table-cell/>
          <table:table-cell office:value-type="float" office:value="-0.085207139" calcext:value-type="float">
            <text:p>-0.085207139</text:p>
          </table:table-cell>
          <table:table-cell office:value-type="float" office:value="0.025136886" calcext:value-type="float">
            <text:p>0.025136886</text:p>
          </table:table-cell>
          <table:table-cell office:value-type="float" office:value="-0.00274581" calcext:value-type="float">
            <text:p>-0.00274581</text:p>
          </table:table-cell>
          <table:table-cell office:value-type="float" office:value="0.001020621" calcext:value-type="float">
            <text:p>0.0010206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8 16:36:24</text:p>
          </table:table-cell>
          <table:table-cell office:value-type="float" office:value="26.37331" calcext:value-type="float">
            <text:p>26.37331</text:p>
          </table:table-cell>
          <table:table-cell office:value-type="string" calcext:value-type="string">
            <text:p><text:s/></text:p>
          </table:table-cell>
          <table:table-cell office:value-type="float" office:value="0.234295158" calcext:value-type="float">
            <text:p>0.234295158</text:p>
          </table:table-cell>
          <table:table-cell office:value-type="float" office:value="0.653473217" calcext:value-type="float">
            <text:p>0.653473217</text:p>
          </table:table-cell>
          <table:table-cell office:value-type="float" office:value="0.708001936" calcext:value-type="float">
            <text:p>0.708001936</text:p>
          </table:table-cell>
          <table:table-cell office:value-type="float" office:value="0.68149396" calcext:value-type="float">
            <text:p>0.68149396</text:p>
          </table:table-cell>
          <table:table-cell/>
          <table:table-cell office:value-type="float" office:value="0.001914176" calcext:value-type="float">
            <text:p>0.001914176</text:p>
          </table:table-cell>
          <table:table-cell office:value-type="float" office:value="0.005338833" calcext:value-type="float">
            <text:p>0.005338833</text:p>
          </table:table-cell>
          <table:table-cell office:value-type="float" office:value="0.00578433" calcext:value-type="float">
            <text:p>0.00578433</text:p>
          </table:table-cell>
          <table:table-cell office:value-type="float" office:value="0.005567761" calcext:value-type="float">
            <text:p>0.005567761</text:p>
          </table:table-cell>
          <table:table-cell/>
          <table:table-cell office:value-type="float" office:value="-0.003355568" calcext:value-type="float">
            <text:p>-0.003355568</text:p>
          </table:table-cell>
          <table:table-cell office:value-type="float" office:value="0.000069089" calcext:value-type="float">
            <text:p>6.9089E-05</text:p>
          </table:table-cell>
          <table:table-cell office:value-type="float" office:value="0.000514585" calcext:value-type="float">
            <text:p>0.000514585</text:p>
          </table:table-cell>
          <table:table-cell office:value-type="float" office:value="0.000298017" calcext:value-type="float">
            <text:p>0.000298017</text:p>
          </table:table-cell>
          <table:table-cell/>
          <table:table-cell office:value-type="float" office:value="26.290589071" calcext:value-type="float">
            <text:p>26.290589071</text:p>
          </table:table-cell>
          <table:table-cell office:value-type="float" office:value="26.375011433" calcext:value-type="float">
            <text:p>26.375011433</text:p>
          </table:table-cell>
          <table:table-cell office:value-type="float" office:value="26.385993044" calcext:value-type="float">
            <text:p>26.385993044</text:p>
          </table:table-cell>
          <table:table-cell office:value-type="float" office:value="26.380654581" calcext:value-type="float">
            <text:p>26.380654581</text:p>
          </table:table-cell>
          <table:table-cell/>
          <table:table-cell office:value-type="float" office:value="-0.085062825" calcext:value-type="float">
            <text:p>-0.085062825</text:p>
          </table:table-cell>
          <table:table-cell office:value-type="float" office:value="0.001751251" calcext:value-type="float">
            <text:p>0.001751251</text:p>
          </table:table-cell>
          <table:table-cell office:value-type="float" office:value="0.013043787" calcext:value-type="float">
            <text:p>0.013043787</text:p>
          </table:table-cell>
          <table:table-cell office:value-type="float" office:value="0.007554181" calcext:value-type="float">
            <text:p>0.0075541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8 16:36:26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3532218" calcext:value-type="float">
            <text:p>0.233532218</text:p>
          </table:table-cell>
          <table:table-cell office:value-type="float" office:value="0.705564106" calcext:value-type="float">
            <text:p>0.705564106</text:p>
          </table:table-cell>
          <table:table-cell office:value-type="float" office:value="0.631285385" calcext:value-type="float">
            <text:p>0.631285385</text:p>
          </table:table-cell>
          <table:table-cell office:value-type="float" office:value="0.613498165" calcext:value-type="float">
            <text:p>0.613498165</text:p>
          </table:table-cell>
          <table:table-cell/>
          <table:table-cell office:value-type="float" office:value="0.001907943" calcext:value-type="float">
            <text:p>0.001907943</text:p>
          </table:table-cell>
          <table:table-cell office:value-type="float" office:value="0.005764413" calcext:value-type="float">
            <text:p>0.005764413</text:p>
          </table:table-cell>
          <table:table-cell office:value-type="float" office:value="0.00515756" calcext:value-type="float">
            <text:p>0.00515756</text:p>
          </table:table-cell>
          <table:table-cell office:value-type="float" office:value="0.00501224" calcext:value-type="float">
            <text:p>0.00501224</text:p>
          </table:table-cell>
          <table:table-cell/>
          <table:table-cell office:value-type="float" office:value="-0.003361801" calcext:value-type="float">
            <text:p>-0.003361801</text:p>
          </table:table-cell>
          <table:table-cell office:value-type="float" office:value="0.000494668" calcext:value-type="float">
            <text:p>0.000494668</text:p>
          </table:table-cell>
          <table:table-cell office:value-type="float" office:value="-0.000112184" calcext:value-type="float">
            <text:p>-0.000112184</text:p>
          </table:table-cell>
          <table:table-cell office:value-type="float" office:value="-0.000257504" calcext:value-type="float">
            <text:p>-0.000257504</text:p>
          </table:table-cell>
          <table:table-cell/>
          <table:table-cell office:value-type="float" office:value="26.280326503" calcext:value-type="float">
            <text:p>26.280326503</text:p>
          </table:table-cell>
          <table:table-cell office:value-type="float" office:value="26.375394026" calcext:value-type="float">
            <text:p>26.375394026</text:p>
          </table:table-cell>
          <table:table-cell office:value-type="float" office:value="26.360434772" calcext:value-type="float">
            <text:p>26.360434772</text:p>
          </table:table-cell>
          <table:table-cell office:value-type="float" office:value="26.356852511" calcext:value-type="float">
            <text:p>26.356852511</text:p>
          </table:table-cell>
          <table:table-cell/>
          <table:table-cell office:value-type="float" office:value="-0.085220842" calcext:value-type="float">
            <text:p>-0.085220842</text:p>
          </table:table-cell>
          <table:table-cell office:value-type="float" office:value="0.012538932" calcext:value-type="float">
            <text:p>0.012538932</text:p>
          </table:table-cell>
          <table:table-cell office:value-type="float" office:value="-0.002843697" calcext:value-type="float">
            <text:p>-0.002843697</text:p>
          </table:table-cell>
          <table:table-cell office:value-type="float" office:value="-0.006527366" calcext:value-type="float">
            <text:p>-0.00652736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8 16:36:2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036474" calcext:value-type="float">
            <text:p>0.234036474</text:p>
          </table:table-cell>
          <table:table-cell office:value-type="float" office:value="0.803604818" calcext:value-type="float">
            <text:p>0.803604818</text:p>
          </table:table-cell>
          <table:table-cell office:value-type="float" office:value="0.656161983" calcext:value-type="float">
            <text:p>0.656161983</text:p>
          </table:table-cell>
          <table:table-cell office:value-type="float" office:value="0.569561788" calcext:value-type="float">
            <text:p>0.569561788</text:p>
          </table:table-cell>
          <table:table-cell/>
          <table:table-cell office:value-type="float" office:value="0.001912063" calcext:value-type="float">
            <text:p>0.001912063</text:p>
          </table:table-cell>
          <table:table-cell office:value-type="float" office:value="0.006565399" calcext:value-type="float">
            <text:p>0.006565399</text:p>
          </table:table-cell>
          <table:table-cell office:value-type="float" office:value="0.005360801" calcext:value-type="float">
            <text:p>0.005360801</text:p>
          </table:table-cell>
          <table:table-cell office:value-type="float" office:value="0.004653283" calcext:value-type="float">
            <text:p>0.004653283</text:p>
          </table:table-cell>
          <table:table-cell/>
          <table:table-cell office:value-type="float" office:value="-0.003357682" calcext:value-type="float">
            <text:p>-0.003357682</text:p>
          </table:table-cell>
          <table:table-cell office:value-type="float" office:value="0.001295655" calcext:value-type="float">
            <text:p>0.001295655</text:p>
          </table:table-cell>
          <table:table-cell office:value-type="float" office:value="0.000091056" calcext:value-type="float">
            <text:p>9.1056E-05</text:p>
          </table:table-cell>
          <table:table-cell office:value-type="float" office:value="-0.000616462" calcext:value-type="float">
            <text:p>-0.000616462</text:p>
          </table:table-cell>
          <table:table-cell/>
          <table:table-cell office:value-type="float" office:value="26.285482517" calcext:value-type="float">
            <text:p>26.285482517</text:p>
          </table:table-cell>
          <table:table-cell office:value-type="float" office:value="26.400192435" calcext:value-type="float">
            <text:p>26.400192435</text:p>
          </table:table-cell>
          <table:table-cell office:value-type="float" office:value="26.370498855" calcext:value-type="float">
            <text:p>26.370498855</text:p>
          </table:table-cell>
          <table:table-cell office:value-type="float" office:value="26.353058041" calcext:value-type="float">
            <text:p>26.353058041</text:p>
          </table:table-cell>
          <table:table-cell/>
          <table:table-cell office:value-type="float" office:value="-0.085116403" calcext:value-type="float">
            <text:p>-0.085116403</text:p>
          </table:table-cell>
          <table:table-cell office:value-type="float" office:value="0.032842129" calcext:value-type="float">
            <text:p>0.032842129</text:p>
          </table:table-cell>
          <table:table-cell office:value-type="float" office:value="0.00230808" calcext:value-type="float">
            <text:p>0.00230808</text:p>
          </table:table-cell>
          <table:table-cell office:value-type="float" office:value="-0.015626503" calcext:value-type="float">
            <text:p>-0.0156265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8 16:36:28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473972" calcext:value-type="float">
            <text:p>0.234473972</text:p>
          </table:table-cell>
          <table:table-cell office:value-type="float" office:value="0.786371921" calcext:value-type="float">
            <text:p>0.786371921</text:p>
          </table:table-cell>
          <table:table-cell office:value-type="float" office:value="0.724997011" calcext:value-type="float">
            <text:p>0.724997011</text:p>
          </table:table-cell>
          <table:table-cell office:value-type="float" office:value="0.575825641" calcext:value-type="float">
            <text:p>0.575825641</text:p>
          </table:table-cell>
          <table:table-cell/>
          <table:table-cell office:value-type="float" office:value="0.001915637" calcext:value-type="float">
            <text:p>0.001915637</text:p>
          </table:table-cell>
          <table:table-cell office:value-type="float" office:value="0.006424607" calcext:value-type="float">
            <text:p>0.006424607</text:p>
          </table:table-cell>
          <table:table-cell office:value-type="float" office:value="0.005923178" calcext:value-type="float">
            <text:p>0.005923178</text:p>
          </table:table-cell>
          <table:table-cell office:value-type="float" office:value="0.004704458" calcext:value-type="float">
            <text:p>0.004704458</text:p>
          </table:table-cell>
          <table:table-cell/>
          <table:table-cell office:value-type="float" office:value="-0.003354107" calcext:value-type="float">
            <text:p>-0.003354107</text:p>
          </table:table-cell>
          <table:table-cell office:value-type="float" office:value="0.001154863" calcext:value-type="float">
            <text:p>0.001154863</text:p>
          </table:table-cell>
          <table:table-cell office:value-type="float" office:value="0.000653434" calcext:value-type="float">
            <text:p>0.000653434</text:p>
          </table:table-cell>
          <table:table-cell office:value-type="float" office:value="-0.000565286" calcext:value-type="float">
            <text:p>-0.000565286</text:p>
          </table:table-cell>
          <table:table-cell/>
          <table:table-cell office:value-type="float" office:value="26.285570633" calcext:value-type="float">
            <text:p>26.285570633</text:p>
          </table:table-cell>
          <table:table-cell office:value-type="float" office:value="26.396721934" calcext:value-type="float">
            <text:p>26.396721934</text:p>
          </table:table-cell>
          <table:table-cell office:value-type="float" office:value="26.384361669" calcext:value-type="float">
            <text:p>26.384361669</text:p>
          </table:table-cell>
          <table:table-cell office:value-type="float" office:value="26.354319556" calcext:value-type="float">
            <text:p>26.354319556</text:p>
          </table:table-cell>
          <table:table-cell/>
          <table:table-cell office:value-type="float" office:value="-0.08502579" calcext:value-type="float">
            <text:p>-0.08502579</text:p>
          </table:table-cell>
          <table:table-cell office:value-type="float" office:value="0.029273415" calcext:value-type="float">
            <text:p>0.029273415</text:p>
          </table:table-cell>
          <table:table-cell office:value-type="float" office:value="0.016563322" calcext:value-type="float">
            <text:p>0.016563322</text:p>
          </table:table-cell>
          <table:table-cell office:value-type="float" office:value="-0.014329265" calcext:value-type="float">
            <text:p>-0.0143292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8 16:36:29</text:p>
          </table:table-cell>
          <table:table-cell office:value-type="float" office:value="26.37836" calcext:value-type="float">
            <text:p>26.37836</text:p>
          </table:table-cell>
          <table:table-cell office:value-type="string" calcext:value-type="string">
            <text:p><text:s/></text:p>
          </table:table-cell>
          <table:table-cell office:value-type="float" office:value="0.23494306" calcext:value-type="float">
            <text:p>0.23494306</text:p>
          </table:table-cell>
          <table:table-cell office:value-type="float" office:value="0.742190569" calcext:value-type="float">
            <text:p>0.742190569</text:p>
          </table:table-cell>
          <table:table-cell office:value-type="float" office:value="0.770198199" calcext:value-type="float">
            <text:p>0.770198199</text:p>
          </table:table-cell>
          <table:table-cell office:value-type="float" office:value="0.603596044" calcext:value-type="float">
            <text:p>0.603596044</text:p>
          </table:table-cell>
          <table:table-cell/>
          <table:table-cell office:value-type="float" office:value="0.001919469" calcext:value-type="float">
            <text:p>0.001919469</text:p>
          </table:table-cell>
          <table:table-cell office:value-type="float" office:value="0.006063648" calcext:value-type="float">
            <text:p>0.006063648</text:p>
          </table:table-cell>
          <table:table-cell office:value-type="float" office:value="0.006292469" calcext:value-type="float">
            <text:p>0.006292469</text:p>
          </table:table-cell>
          <table:table-cell office:value-type="float" office:value="0.00493134" calcext:value-type="float">
            <text:p>0.00493134</text:p>
          </table:table-cell>
          <table:table-cell/>
          <table:table-cell office:value-type="float" office:value="-0.003350275" calcext:value-type="float">
            <text:p>-0.003350275</text:p>
          </table:table-cell>
          <table:table-cell office:value-type="float" office:value="0.000793904" calcext:value-type="float">
            <text:p>0.000793904</text:p>
          </table:table-cell>
          <table:table-cell office:value-type="float" office:value="0.001022725" calcext:value-type="float">
            <text:p>0.001022725</text:p>
          </table:table-cell>
          <table:table-cell office:value-type="float" office:value="-0.000338404" calcext:value-type="float">
            <text:p>-0.000338404</text:p>
          </table:table-cell>
          <table:table-cell/>
          <table:table-cell office:value-type="float" office:value="26.295774017" calcext:value-type="float">
            <text:p>26.295774017</text:p>
          </table:table-cell>
          <table:table-cell office:value-type="float" office:value="26.397932282" calcext:value-type="float">
            <text:p>26.397932282</text:p>
          </table:table-cell>
          <table:table-cell office:value-type="float" office:value="26.403572675" calcext:value-type="float">
            <text:p>26.403572675</text:p>
          </table:table-cell>
          <table:table-cell office:value-type="float" office:value="26.370020634" calcext:value-type="float">
            <text:p>26.370020634</text:p>
          </table:table-cell>
          <table:table-cell/>
          <table:table-cell office:value-type="float" office:value="-0.084928634" calcext:value-type="float">
            <text:p>-0.084928634</text:p>
          </table:table-cell>
          <table:table-cell office:value-type="float" office:value="0.020123946" calcext:value-type="float">
            <text:p>0.020123946</text:p>
          </table:table-cell>
          <table:table-cell office:value-type="float" office:value="0.025924028" calcext:value-type="float">
            <text:p>0.025924028</text:p>
          </table:table-cell>
          <table:table-cell office:value-type="float" office:value="-0.008578067" calcext:value-type="float">
            <text:p>-0.0085780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8 16:36:31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85723" calcext:value-type="float">
            <text:p>0.23485723</text:p>
          </table:table-cell>
          <table:table-cell office:value-type="float" office:value="0.756614298" calcext:value-type="float">
            <text:p>0.756614298</text:p>
          </table:table-cell>
          <table:table-cell office:value-type="float" office:value="0.741969435" calcext:value-type="float">
            <text:p>0.741969435</text:p>
          </table:table-cell>
          <table:table-cell office:value-type="float" office:value="0.572501489" calcext:value-type="float">
            <text:p>0.572501489</text:p>
          </table:table-cell>
          <table:table-cell/>
          <table:table-cell office:value-type="float" office:value="0.001918768" calcext:value-type="float">
            <text:p>0.001918768</text:p>
          </table:table-cell>
          <table:table-cell office:value-type="float" office:value="0.006181489" calcext:value-type="float">
            <text:p>0.006181489</text:p>
          </table:table-cell>
          <table:table-cell office:value-type="float" office:value="0.006061842" calcext:value-type="float">
            <text:p>0.006061842</text:p>
          </table:table-cell>
          <table:table-cell office:value-type="float" office:value="0.0046773" calcext:value-type="float">
            <text:p>0.0046773</text:p>
          </table:table-cell>
          <table:table-cell/>
          <table:table-cell office:value-type="float" office:value="-0.003350976" calcext:value-type="float">
            <text:p>-0.003350976</text:p>
          </table:table-cell>
          <table:table-cell office:value-type="float" office:value="0.000911745" calcext:value-type="float">
            <text:p>0.000911745</text:p>
          </table:table-cell>
          <table:table-cell office:value-type="float" office:value="0.000792097" calcext:value-type="float">
            <text:p>0.000792097</text:p>
          </table:table-cell>
          <table:table-cell office:value-type="float" office:value="-0.000592445" calcext:value-type="float">
            <text:p>-0.000592445</text:p>
          </table:table-cell>
          <table:table-cell/>
          <table:table-cell office:value-type="float" office:value="26.285647824" calcext:value-type="float">
            <text:p>26.285647824</text:p>
          </table:table-cell>
          <table:table-cell office:value-type="float" office:value="26.390729077" calcext:value-type="float">
            <text:p>26.390729077</text:p>
          </table:table-cell>
          <table:table-cell office:value-type="float" office:value="26.387779751" calcext:value-type="float">
            <text:p>26.387779751</text:p>
          </table:table-cell>
          <table:table-cell office:value-type="float" office:value="26.353650085" calcext:value-type="float">
            <text:p>26.353650085</text:p>
          </table:table-cell>
          <table:table-cell/>
          <table:table-cell office:value-type="float" office:value="-0.084946411" calcext:value-type="float">
            <text:p>-0.084946411</text:p>
          </table:table-cell>
          <table:table-cell office:value-type="float" office:value="0.023110952" calcext:value-type="float">
            <text:p>0.023110952</text:p>
          </table:table-cell>
          <table:table-cell office:value-type="float" office:value="0.020078151" calcext:value-type="float">
            <text:p>0.020078151</text:p>
          </table:table-cell>
          <table:table-cell office:value-type="float" office:value="-0.015017693" calcext:value-type="float">
            <text:p>-0.0150176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8 16:36:32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730868" calcext:value-type="float">
            <text:p>0.234730868</text:p>
          </table:table-cell>
          <table:table-cell office:value-type="float" office:value="0.794069266" calcext:value-type="float">
            <text:p>0.794069266</text:p>
          </table:table-cell>
          <table:table-cell office:value-type="float" office:value="0.690164648" calcext:value-type="float">
            <text:p>0.690164648</text:p>
          </table:table-cell>
          <table:table-cell office:value-type="float" office:value="0.572829911" calcext:value-type="float">
            <text:p>0.572829911</text:p>
          </table:table-cell>
          <table:table-cell/>
          <table:table-cell office:value-type="float" office:value="0.001917736" calcext:value-type="float">
            <text:p>0.001917736</text:p>
          </table:table-cell>
          <table:table-cell office:value-type="float" office:value="0.006487494" calcext:value-type="float">
            <text:p>0.006487494</text:p>
          </table:table-cell>
          <table:table-cell office:value-type="float" office:value="0.0056386" calcext:value-type="float">
            <text:p>0.0056386</text:p>
          </table:table-cell>
          <table:table-cell office:value-type="float" office:value="0.004679983" calcext:value-type="float">
            <text:p>0.004679983</text:p>
          </table:table-cell>
          <table:table-cell/>
          <table:table-cell office:value-type="float" office:value="-0.003352008" calcext:value-type="float">
            <text:p>-0.003352008</text:p>
          </table:table-cell>
          <table:table-cell office:value-type="float" office:value="0.00121775" calcext:value-type="float">
            <text:p>0.00121775</text:p>
          </table:table-cell>
          <table:table-cell office:value-type="float" office:value="0.000368856" calcext:value-type="float">
            <text:p>0.000368856</text:p>
          </table:table-cell>
          <table:table-cell office:value-type="float" office:value="-0.000589761" calcext:value-type="float">
            <text:p>-0.000589761</text:p>
          </table:table-cell>
          <table:table-cell/>
          <table:table-cell office:value-type="float" office:value="26.285622374" calcext:value-type="float">
            <text:p>26.285622374</text:p>
          </table:table-cell>
          <table:table-cell office:value-type="float" office:value="26.398272089" calcext:value-type="float">
            <text:p>26.398272089</text:p>
          </table:table-cell>
          <table:table-cell office:value-type="float" office:value="26.377346736" calcext:value-type="float">
            <text:p>26.377346736</text:p>
          </table:table-cell>
          <table:table-cell office:value-type="float" office:value="26.353716228" calcext:value-type="float">
            <text:p>26.353716228</text:p>
          </table:table-cell>
          <table:table-cell/>
          <table:table-cell office:value-type="float" office:value="-0.084972582" calcext:value-type="float">
            <text:p>-0.084972582</text:p>
          </table:table-cell>
          <table:table-cell office:value-type="float" office:value="0.030867439" calcext:value-type="float">
            <text:p>0.030867439</text:p>
          </table:table-cell>
          <table:table-cell office:value-type="float" office:value="0.009349821" calcext:value-type="float">
            <text:p>0.009349821</text:p>
          </table:table-cell>
          <table:table-cell office:value-type="float" office:value="-0.014949677" calcext:value-type="float">
            <text:p>-0.01494967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8 16:36:33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656958" calcext:value-type="float">
            <text:p>0.234656958</text:p>
          </table:table-cell>
          <table:table-cell office:value-type="float" office:value="0.807788468" calcext:value-type="float">
            <text:p>0.807788468</text:p>
          </table:table-cell>
          <table:table-cell office:value-type="float" office:value="0.64400621" calcext:value-type="float">
            <text:p>0.64400621</text:p>
          </table:table-cell>
          <table:table-cell office:value-type="float" office:value="0.566519566" calcext:value-type="float">
            <text:p>0.566519566</text:p>
          </table:table-cell>
          <table:table-cell/>
          <table:table-cell office:value-type="float" office:value="0.001917132" calcext:value-type="float">
            <text:p>0.001917132</text:p>
          </table:table-cell>
          <table:table-cell office:value-type="float" office:value="0.006599579" calcext:value-type="float">
            <text:p>0.006599579</text:p>
          </table:table-cell>
          <table:table-cell office:value-type="float" office:value="0.005261489" calcext:value-type="float">
            <text:p>0.005261489</text:p>
          </table:table-cell>
          <table:table-cell office:value-type="float" office:value="0.004628428" calcext:value-type="float">
            <text:p>0.004628428</text:p>
          </table:table-cell>
          <table:table-cell/>
          <table:table-cell office:value-type="float" office:value="-0.003352612" calcext:value-type="float">
            <text:p>-0.003352612</text:p>
          </table:table-cell>
          <table:table-cell office:value-type="float" office:value="0.001329835" calcext:value-type="float">
            <text:p>0.001329835</text:p>
          </table:table-cell>
          <table:table-cell office:value-type="float" office:value="-0.000008256" calcext:value-type="float">
            <text:p>-8.256E-06</text:p>
          </table:table-cell>
          <table:table-cell office:value-type="float" office:value="-0.000641317" calcext:value-type="float">
            <text:p>-0.000641317</text:p>
          </table:table-cell>
          <table:table-cell/>
          <table:table-cell office:value-type="float" office:value="26.280553035" calcext:value-type="float">
            <text:p>26.280553035</text:p>
          </table:table-cell>
          <table:table-cell office:value-type="float" office:value="26.395981031" calcext:value-type="float">
            <text:p>26.395981031</text:p>
          </table:table-cell>
          <table:table-cell office:value-type="float" office:value="26.362996678" calcext:value-type="float">
            <text:p>26.362996678</text:p>
          </table:table-cell>
          <table:table-cell office:value-type="float" office:value="26.347391193" calcext:value-type="float">
            <text:p>26.347391193</text:p>
          </table:table-cell>
          <table:table-cell/>
          <table:table-cell office:value-type="float" office:value="-0.08498789" calcext:value-type="float">
            <text:p>-0.08498789</text:p>
          </table:table-cell>
          <table:table-cell office:value-type="float" office:value="0.033708507" calcext:value-type="float">
            <text:p>0.033708507</text:p>
          </table:table-cell>
          <table:table-cell office:value-type="float" office:value="-0.000209269" calcext:value-type="float">
            <text:p>-0.000209269</text:p>
          </table:table-cell>
          <table:table-cell office:value-type="float" office:value="-0.016256544" calcext:value-type="float">
            <text:p>-0.01625654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8 16:36:35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4086541" calcext:value-type="float">
            <text:p>0.234086541</text:p>
          </table:table-cell>
          <table:table-cell office:value-type="float" office:value="0.662260731" calcext:value-type="float">
            <text:p>0.662260731</text:p>
          </table:table-cell>
          <table:table-cell office:value-type="float" office:value="0.72777578" calcext:value-type="float">
            <text:p>0.72777578</text:p>
          </table:table-cell>
          <table:table-cell office:value-type="float" office:value="0.691849076" calcext:value-type="float">
            <text:p>0.691849076</text:p>
          </table:table-cell>
          <table:table-cell/>
          <table:table-cell office:value-type="float" office:value="0.001912472" calcext:value-type="float">
            <text:p>0.001912472</text:p>
          </table:table-cell>
          <table:table-cell office:value-type="float" office:value="0.005410627" calcext:value-type="float">
            <text:p>0.005410627</text:p>
          </table:table-cell>
          <table:table-cell office:value-type="float" office:value="0.005945881" calcext:value-type="float">
            <text:p>0.005945881</text:p>
          </table:table-cell>
          <table:table-cell office:value-type="float" office:value="0.005652362" calcext:value-type="float">
            <text:p>0.005652362</text:p>
          </table:table-cell>
          <table:table-cell/>
          <table:table-cell office:value-type="float" office:value="-0.003357273" calcext:value-type="float">
            <text:p>-0.003357273</text:p>
          </table:table-cell>
          <table:table-cell office:value-type="float" office:value="0.000140883" calcext:value-type="float">
            <text:p>0.000140883</text:p>
          </table:table-cell>
          <table:table-cell office:value-type="float" office:value="0.000676136" calcext:value-type="float">
            <text:p>0.000676136</text:p>
          </table:table-cell>
          <table:table-cell office:value-type="float" office:value="0.000382617" calcext:value-type="float">
            <text:p>0.000382617</text:p>
          </table:table-cell>
          <table:table-cell/>
          <table:table-cell office:value-type="float" office:value="26.275383696" calcext:value-type="float">
            <text:p>26.275383696</text:p>
          </table:table-cell>
          <table:table-cell office:value-type="float" office:value="26.361618961" calcext:value-type="float">
            <text:p>26.361618961</text:p>
          </table:table-cell>
          <table:table-cell office:value-type="float" office:value="26.374813265" calcext:value-type="float">
            <text:p>26.374813265</text:p>
          </table:table-cell>
          <table:table-cell office:value-type="float" office:value="26.36757788" calcext:value-type="float">
            <text:p>26.36757788</text:p>
          </table:table-cell>
          <table:table-cell/>
          <table:table-cell office:value-type="float" office:value="-0.085106033" calcext:value-type="float">
            <text:p>-0.085106033</text:p>
          </table:table-cell>
          <table:table-cell office:value-type="float" office:value="0.003571098" calcext:value-type="float">
            <text:p>0.003571098</text:p>
          </table:table-cell>
          <table:table-cell office:value-type="float" office:value="0.01713878" calcext:value-type="float">
            <text:p>0.01713878</text:p>
          </table:table-cell>
          <table:table-cell office:value-type="float" office:value="0.009698654" calcext:value-type="float">
            <text:p>0.0096986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8 16:36:36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3751563" calcext:value-type="float">
            <text:p>0.233751563</text:p>
          </table:table-cell>
          <table:table-cell office:value-type="float" office:value="0.648234564" calcext:value-type="float">
            <text:p>0.648234564</text:p>
          </table:table-cell>
          <table:table-cell office:value-type="float" office:value="0.708314265" calcext:value-type="float">
            <text:p>0.708314265</text:p>
          </table:table-cell>
          <table:table-cell office:value-type="float" office:value="0.67991384" calcext:value-type="float">
            <text:p>0.67991384</text:p>
          </table:table-cell>
          <table:table-cell/>
          <table:table-cell office:value-type="float" office:value="0.001909735" calcext:value-type="float">
            <text:p>0.001909735</text:p>
          </table:table-cell>
          <table:table-cell office:value-type="float" office:value="0.005296034" calcext:value-type="float">
            <text:p>0.005296034</text:p>
          </table:table-cell>
          <table:table-cell office:value-type="float" office:value="0.005786881" calcext:value-type="float">
            <text:p>0.005786881</text:p>
          </table:table-cell>
          <table:table-cell office:value-type="float" office:value="0.005554852" calcext:value-type="float">
            <text:p>0.005554852</text:p>
          </table:table-cell>
          <table:table-cell/>
          <table:table-cell office:value-type="float" office:value="-0.003360009" calcext:value-type="float">
            <text:p>-0.003360009</text:p>
          </table:table-cell>
          <table:table-cell office:value-type="float" office:value="0.00002629" calcext:value-type="float">
            <text:p>2.629E-05</text:p>
          </table:table-cell>
          <table:table-cell office:value-type="float" office:value="0.000517137" calcext:value-type="float">
            <text:p>0.000517137</text:p>
          </table:table-cell>
          <table:table-cell office:value-type="float" office:value="0.000285107" calcext:value-type="float">
            <text:p>0.000285107</text:p>
          </table:table-cell>
          <table:table-cell/>
          <table:table-cell office:value-type="float" office:value="26.285425134" calcext:value-type="float">
            <text:p>26.285425134</text:p>
          </table:table-cell>
          <table:table-cell office:value-type="float" office:value="26.368902326" calcext:value-type="float">
            <text:p>26.368902326</text:p>
          </table:table-cell>
          <table:table-cell office:value-type="float" office:value="26.381001915" calcext:value-type="float">
            <text:p>26.381001915</text:p>
          </table:table-cell>
          <table:table-cell office:value-type="float" office:value="26.375282305" calcext:value-type="float">
            <text:p>26.375282305</text:p>
          </table:table-cell>
          <table:table-cell/>
          <table:table-cell office:value-type="float" office:value="-0.085175412" calcext:value-type="float">
            <text:p>-0.085175412</text:p>
          </table:table-cell>
          <table:table-cell office:value-type="float" office:value="0.000666353" calcext:value-type="float">
            <text:p>0.000666353</text:p>
          </table:table-cell>
          <table:table-cell office:value-type="float" office:value="0.013108468" calcext:value-type="float">
            <text:p>0.013108468</text:p>
          </table:table-cell>
          <table:table-cell office:value-type="float" office:value="0.007226949" calcext:value-type="float">
            <text:p>0.0072269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8 16:36:37</text:p>
          </table:table-cell>
          <table:table-cell office:value-type="float" office:value="26.36825" calcext:value-type="float">
            <text:p>26.36825</text:p>
          </table:table-cell>
          <table:table-cell office:value-type="string" calcext:value-type="string">
            <text:p><text:s/></text:p>
          </table:table-cell>
          <table:table-cell office:value-type="float" office:value="0.234267144" calcext:value-type="float">
            <text:p>0.234267144</text:p>
          </table:table-cell>
          <table:table-cell office:value-type="float" office:value="0.655251223" calcext:value-type="float">
            <text:p>0.655251223</text:p>
          </table:table-cell>
          <table:table-cell office:value-type="float" office:value="0.71460494" calcext:value-type="float">
            <text:p>0.71460494</text:p>
          </table:table-cell>
          <table:table-cell office:value-type="float" office:value="0.685807548" calcext:value-type="float">
            <text:p>0.685807548</text:p>
          </table:table-cell>
          <table:table-cell/>
          <table:table-cell office:value-type="float" office:value="0.001913947" calcext:value-type="float">
            <text:p>0.001913947</text:p>
          </table:table-cell>
          <table:table-cell office:value-type="float" office:value="0.00535336" calcext:value-type="float">
            <text:p>0.00535336</text:p>
          </table:table-cell>
          <table:table-cell office:value-type="float" office:value="0.005838276" calcext:value-type="float">
            <text:p>0.005838276</text:p>
          </table:table-cell>
          <table:table-cell office:value-type="float" office:value="0.005603003" calcext:value-type="float">
            <text:p>0.005603003</text:p>
          </table:table-cell>
          <table:table-cell/>
          <table:table-cell office:value-type="float" office:value="-0.003355797" calcext:value-type="float">
            <text:p>-0.003355797</text:p>
          </table:table-cell>
          <table:table-cell office:value-type="float" office:value="0.000083615" calcext:value-type="float">
            <text:p>8.3615E-05</text:p>
          </table:table-cell>
          <table:table-cell office:value-type="float" office:value="0.000568531" calcext:value-type="float">
            <text:p>0.000568531</text:p>
          </table:table-cell>
          <table:table-cell office:value-type="float" office:value="0.000333259" calcext:value-type="float">
            <text:p>0.000333259</text:p>
          </table:table-cell>
          <table:table-cell/>
          <table:table-cell office:value-type="float" office:value="26.285528976" calcext:value-type="float">
            <text:p>26.285528976</text:p>
          </table:table-cell>
          <table:table-cell office:value-type="float" office:value="26.370315434" calcext:value-type="float">
            <text:p>26.370315434</text:p>
          </table:table-cell>
          <table:table-cell office:value-type="float" office:value="26.382268801" calcext:value-type="float">
            <text:p>26.382268801</text:p>
          </table:table-cell>
          <table:table-cell office:value-type="float" office:value="26.376469251" calcext:value-type="float">
            <text:p>26.376469251</text:p>
          </table:table-cell>
          <table:table-cell/>
          <table:table-cell office:value-type="float" office:value="-0.085068627" calcext:value-type="float">
            <text:p>-0.085068627</text:p>
          </table:table-cell>
          <table:table-cell office:value-type="float" office:value="0.002119467" calcext:value-type="float">
            <text:p>0.002119467</text:p>
          </table:table-cell>
          <table:table-cell office:value-type="float" office:value="0.014411215" calcext:value-type="float">
            <text:p>0.014411215</text:p>
          </table:table-cell>
          <table:table-cell office:value-type="float" office:value="0.008447496" calcext:value-type="float">
            <text:p>0.0084474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8 16:36:38</text:p>
          </table:table-cell>
          <table:table-cell office:value-type="float" office:value="26.3632" calcext:value-type="float">
            <text:p>26.3632</text:p>
          </table:table-cell>
          <table:table-cell office:value-type="string" calcext:value-type="string">
            <text:p><text:s/>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645994621" calcext:value-type="float">
            <text:p>0.645994621</text:p>
          </table:table-cell>
          <table:table-cell office:value-type="float" office:value="0.705208266" calcext:value-type="float">
            <text:p>0.705208266</text:p>
          </table:table-cell>
          <table:table-cell office:value-type="float" office:value="0.677698931" calcext:value-type="float">
            <text:p>0.677698931</text:p>
          </table:table-cell>
          <table:table-cell/>
          <table:table-cell office:value-type="float" office:value="0.001917531" calcext:value-type="float">
            <text:p>0.001917531</text:p>
          </table:table-cell>
          <table:table-cell office:value-type="float" office:value="0.005277734" calcext:value-type="float">
            <text:p>0.005277734</text:p>
          </table:table-cell>
          <table:table-cell office:value-type="float" office:value="0.005761505" calcext:value-type="float">
            <text:p>0.005761505</text:p>
          </table:table-cell>
          <table:table-cell office:value-type="float" office:value="0.005536756" calcext:value-type="float">
            <text:p>0.005536756</text:p>
          </table:table-cell>
          <table:table-cell/>
          <table:table-cell office:value-type="float" office:value="-0.003352213" calcext:value-type="float">
            <text:p>-0.003352213</text:p>
          </table:table-cell>
          <table:table-cell office:value-type="float" office:value="0.000007989" calcext:value-type="float">
            <text:p>7.989E-06</text:p>
          </table:table-cell>
          <table:table-cell office:value-type="float" office:value="0.000491761" calcext:value-type="float">
            <text:p>0.000491761</text:p>
          </table:table-cell>
          <table:table-cell office:value-type="float" office:value="0.000267012" calcext:value-type="float">
            <text:p>0.000267012</text:p>
          </table:table-cell>
          <table:table-cell/>
          <table:table-cell office:value-type="float" office:value="26.280562879" calcext:value-type="float">
            <text:p>26.280562879</text:p>
          </table:table-cell>
          <table:table-cell office:value-type="float" office:value="26.363397132" calcext:value-type="float">
            <text:p>26.363397132</text:p>
          </table:table-cell>
          <table:table-cell office:value-type="float" office:value="26.375322363" calcext:value-type="float">
            <text:p>26.375322363</text:p>
          </table:table-cell>
          <table:table-cell office:value-type="float" office:value="26.369782183" calcext:value-type="float">
            <text:p>26.369782183</text:p>
          </table:table-cell>
          <table:table-cell/>
          <table:table-cell office:value-type="float" office:value="-0.084977767" calcext:value-type="float">
            <text:p>-0.084977767</text:p>
          </table:table-cell>
          <table:table-cell office:value-type="float" office:value="0.000202471" calcext:value-type="float">
            <text:p>0.000202471</text:p>
          </table:table-cell>
          <table:table-cell office:value-type="float" office:value="0.012465241" calcext:value-type="float">
            <text:p>0.012465241</text:p>
          </table:table-cell>
          <table:table-cell office:value-type="float" office:value="0.006768256" calcext:value-type="float">
            <text:p>0.0067682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8 16:36:40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4328536" calcext:value-type="float">
            <text:p>0.234328536</text:p>
          </table:table-cell>
          <table:table-cell office:value-type="float" office:value="0.668541869" calcext:value-type="float">
            <text:p>0.668541869</text:p>
          </table:table-cell>
          <table:table-cell office:value-type="float" office:value="0.751239151" calcext:value-type="float">
            <text:p>0.751239151</text:p>
          </table:table-cell>
          <table:table-cell office:value-type="float" office:value="0.62181957" calcext:value-type="float">
            <text:p>0.62181957</text:p>
          </table:table-cell>
          <table:table-cell/>
          <table:table-cell office:value-type="float" office:value="0.001914449" calcext:value-type="float">
            <text:p>0.001914449</text:p>
          </table:table-cell>
          <table:table-cell office:value-type="float" office:value="0.005461943" calcext:value-type="float">
            <text:p>0.005461943</text:p>
          </table:table-cell>
          <table:table-cell office:value-type="float" office:value="0.006137575" calcext:value-type="float">
            <text:p>0.006137575</text:p>
          </table:table-cell>
          <table:table-cell office:value-type="float" office:value="0.005080225" calcext:value-type="float">
            <text:p>0.005080225</text:p>
          </table:table-cell>
          <table:table-cell/>
          <table:table-cell office:value-type="float" office:value="-0.003355296" calcext:value-type="float">
            <text:p>-0.003355296</text:p>
          </table:table-cell>
          <table:table-cell office:value-type="float" office:value="0.000192199" calcext:value-type="float">
            <text:p>0.000192199</text:p>
          </table:table-cell>
          <table:table-cell office:value-type="float" office:value="0.00086783" calcext:value-type="float">
            <text:p>0.00086783</text:p>
          </table:table-cell>
          <table:table-cell office:value-type="float" office:value="-0.000189519" calcext:value-type="float">
            <text:p>-0.000189519</text:p>
          </table:table-cell>
          <table:table-cell/>
          <table:table-cell office:value-type="float" office:value="26.275432436" calcext:value-type="float">
            <text:p>26.275432436</text:p>
          </table:table-cell>
          <table:table-cell office:value-type="float" office:value="26.362883948" calcext:value-type="float">
            <text:p>26.362883948</text:p>
          </table:table-cell>
          <table:table-cell office:value-type="float" office:value="26.379538598" calcext:value-type="float">
            <text:p>26.379538598</text:p>
          </table:table-cell>
          <table:table-cell office:value-type="float" office:value="26.353474298" calcext:value-type="float">
            <text:p>26.353474298</text:p>
          </table:table-cell>
          <table:table-cell/>
          <table:table-cell office:value-type="float" office:value="-0.085055912" calcext:value-type="float">
            <text:p>-0.085055912</text:p>
          </table:table-cell>
          <table:table-cell office:value-type="float" office:value="0.004871885" calcext:value-type="float">
            <text:p>0.004871885</text:p>
          </table:table-cell>
          <table:table-cell office:value-type="float" office:value="0.021997815" calcext:value-type="float">
            <text:p>0.021997815</text:p>
          </table:table-cell>
          <table:table-cell office:value-type="float" office:value="-0.004804031" calcext:value-type="float">
            <text:p>-0.0048040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8 16:36:41</text:p>
          </table:table-cell>
          <table:table-cell office:value-type="float" office:value="26.35815" calcext:value-type="float">
            <text:p>26.35815</text:p>
          </table:table-cell>
          <table:table-cell office:value-type="string" calcext:value-type="string">
            <text:p><text:s/></text:p>
          </table:table-cell>
          <table:table-cell office:value-type="float" office:value="0.234699277" calcext:value-type="float">
            <text:p>0.234699277</text:p>
          </table:table-cell>
          <table:table-cell office:value-type="float" office:value="0.788385366" calcext:value-type="float">
            <text:p>0.788385366</text:p>
          </table:table-cell>
          <table:table-cell office:value-type="float" office:value="0.721170988" calcext:value-type="float">
            <text:p>0.721170988</text:p>
          </table:table-cell>
          <table:table-cell office:value-type="float" office:value="0.573929021" calcext:value-type="float">
            <text:p>0.573929021</text:p>
          </table:table-cell>
          <table:table-cell/>
          <table:table-cell office:value-type="float" office:value="0.001917478" calcext:value-type="float">
            <text:p>0.001917478</text:p>
          </table:table-cell>
          <table:table-cell office:value-type="float" office:value="0.006441057" calcext:value-type="float">
            <text:p>0.006441057</text:p>
          </table:table-cell>
          <table:table-cell office:value-type="float" office:value="0.00589192" calcext:value-type="float">
            <text:p>0.00589192</text:p>
          </table:table-cell>
          <table:table-cell office:value-type="float" office:value="0.004688963" calcext:value-type="float">
            <text:p>0.004688963</text:p>
          </table:table-cell>
          <table:table-cell/>
          <table:table-cell office:value-type="float" office:value="-0.003352267" calcext:value-type="float">
            <text:p>-0.003352267</text:p>
          </table:table-cell>
          <table:table-cell office:value-type="float" office:value="0.001171313" calcext:value-type="float">
            <text:p>0.001171313</text:p>
          </table:table-cell>
          <table:table-cell office:value-type="float" office:value="0.000622176" calcext:value-type="float">
            <text:p>0.000622176</text:p>
          </table:table-cell>
          <table:table-cell office:value-type="float" office:value="-0.000580782" calcext:value-type="float">
            <text:p>-0.000580782</text:p>
          </table:table-cell>
          <table:table-cell/>
          <table:table-cell office:value-type="float" office:value="26.275507107" calcext:value-type="float">
            <text:p>26.275507107</text:p>
          </table:table-cell>
          <table:table-cell office:value-type="float" office:value="26.387019505" calcext:value-type="float">
            <text:p>26.387019505</text:p>
          </table:table-cell>
          <table:table-cell office:value-type="float" office:value="26.37348311" calcext:value-type="float">
            <text:p>26.37348311</text:p>
          </table:table-cell>
          <table:table-cell office:value-type="float" office:value="26.343829287" calcext:value-type="float">
            <text:p>26.343829287</text:p>
          </table:table-cell>
          <table:table-cell/>
          <table:table-cell office:value-type="float" office:value="-0.084979125" calcext:value-type="float">
            <text:p>-0.084979125</text:p>
          </table:table-cell>
          <table:table-cell office:value-type="float" office:value="0.029690374" calcext:value-type="float">
            <text:p>0.029690374</text:p>
          </table:table-cell>
          <table:table-cell office:value-type="float" office:value="0.015770987" calcext:value-type="float">
            <text:p>0.015770987</text:p>
          </table:table-cell>
          <table:table-cell office:value-type="float" office:value="-0.014722053" calcext:value-type="float">
            <text:p>-0.014722053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418795137" calcext:value-type="float">
            <text:p>26.418795137</text:p>
          </table:table-cell>
          <table:table-cell/>
          <table:table-cell office:value-type="float" office:value="0.235490827" calcext:value-type="float">
            <text:p>0.235490827</text:p>
          </table:table-cell>
          <table:table-cell office:value-type="float" office:value="0.814704992" calcext:value-type="float">
            <text:p>0.814704992</text:p>
          </table:table-cell>
          <table:table-cell office:value-type="float" office:value="0.774714443" calcext:value-type="float">
            <text:p>0.774714443</text:p>
          </table:table-cell>
          <table:table-cell office:value-type="float" office:value="0.695055806" calcext:value-type="float">
            <text:p>0.695055806</text:p>
          </table:table-cell>
          <table:table-cell/>
          <table:table-cell office:value-type="float" office:value="0.001923945" calcext:value-type="float">
            <text:p>0.001923945</text:p>
          </table:table-cell>
          <table:table-cell office:value-type="float" office:value="0.006656087" calcext:value-type="float">
            <text:p>0.006656087</text:p>
          </table:table-cell>
          <table:table-cell office:value-type="float" office:value="0.006329366" calcext:value-type="float">
            <text:p>0.006329366</text:p>
          </table:table-cell>
          <table:table-cell office:value-type="float" office:value="0.005678561" calcext:value-type="float">
            <text:p>0.005678561</text:p>
          </table:table-cell>
          <table:table-cell/>
          <table:table-cell office:value-type="float" office:value="-0.0033458" calcext:value-type="float">
            <text:p>-0.0033458</text:p>
          </table:table-cell>
          <table:table-cell office:value-type="float" office:value="0.001386342" calcext:value-type="float">
            <text:p>0.001386342</text:p>
          </table:table-cell>
          <table:table-cell office:value-type="float" office:value="0.001059622" calcext:value-type="float">
            <text:p>0.001059622</text:p>
          </table:table-cell>
          <table:table-cell office:value-type="float" office:value="0.000408816" calcext:value-type="float">
            <text:p>0.000408816</text:p>
          </table:table-cell>
          <table:table-cell/>
          <table:table-cell office:value-type="float" office:value="26.335951075" calcext:value-type="float">
            <text:p>26.335951075</text:p>
          </table:table-cell>
          <table:table-cell office:value-type="float" office:value="26.447275318" calcext:value-type="float">
            <text:p>26.447275318</text:p>
          </table:table-cell>
          <table:table-cell office:value-type="float" office:value="26.442277215" calcext:value-type="float">
            <text:p>26.442277215</text:p>
          </table:table-cell>
          <table:table-cell office:value-type="float" office:value="26.426429029" calcext:value-type="float">
            <text:p>26.426429029</text:p>
          </table:table-cell>
          <table:table-cell office:value-type="string" calcext:value-type="string">
            <text:p><text:s/></text:p>
          </table:table-cell>
          <table:table-cell office:value-type="float" office:value="-0.084815182" calcext:value-type="float">
            <text:p>-0.084815182</text:p>
          </table:table-cell>
          <table:table-cell office:value-type="float" office:value="0.035140826" calcext:value-type="float">
            <text:p>0.035140826</text:p>
          </table:table-cell>
          <table:table-cell office:value-type="float" office:value="0.02685929" calcext:value-type="float">
            <text:p>0.02685929</text:p>
          </table:table-cell>
          <table:table-cell office:value-type="float" office:value="0.010362744" calcext:value-type="float">
            <text:p>0.010362744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353092017" calcext:value-type="float">
            <text:p>26.353092017</text:p>
          </table:table-cell>
          <table:table-cell/>
          <table:table-cell office:value-type="float" office:value="0.232387213" calcext:value-type="float">
            <text:p>0.232387213</text:p>
          </table:table-cell>
          <table:table-cell office:value-type="float" office:value="0.634027199" calcext:value-type="float">
            <text:p>0.634027199</text:p>
          </table:table-cell>
          <table:table-cell office:value-type="float" office:value="0.625530556" calcext:value-type="float">
            <text:p>0.625530556</text:p>
          </table:table-cell>
          <table:table-cell office:value-type="float" office:value="0.56553907" calcext:value-type="float">
            <text:p>0.56553907</text:p>
          </table:table-cell>
          <table:table-cell/>
          <table:table-cell office:value-type="float" office:value="0.001898588" calcext:value-type="float">
            <text:p>0.001898588</text:p>
          </table:table-cell>
          <table:table-cell office:value-type="float" office:value="0.005179961" calcext:value-type="float">
            <text:p>0.005179961</text:p>
          </table:table-cell>
          <table:table-cell office:value-type="float" office:value="0.005110544" calcext:value-type="float">
            <text:p>0.005110544</text:p>
          </table:table-cell>
          <table:table-cell office:value-type="float" office:value="0.004620417" calcext:value-type="float">
            <text:p>0.004620417</text:p>
          </table:table-cell>
          <table:table-cell/>
          <table:table-cell office:value-type="float" office:value="-0.003371156" calcext:value-type="float">
            <text:p>-0.003371156</text:p>
          </table:table-cell>
          <table:table-cell office:value-type="float" office:value="-0.000089784" calcext:value-type="float">
            <text:p>-8.9784E-05</text:p>
          </table:table-cell>
          <table:table-cell office:value-type="float" office:value="-0.000159201" calcext:value-type="float">
            <text:p>-0.000159201</text:p>
          </table:table-cell>
          <table:table-cell office:value-type="float" office:value="-0.000649327" calcext:value-type="float">
            <text:p>-0.000649327</text:p>
          </table:table-cell>
          <table:table-cell/>
          <table:table-cell office:value-type="float" office:value="26.270455176" calcext:value-type="float">
            <text:p>26.270455176</text:p>
          </table:table-cell>
          <table:table-cell office:value-type="float" office:value="26.357435419" calcext:value-type="float">
            <text:p>26.357435419</text:p>
          </table:table-cell>
          <table:table-cell office:value-type="float" office:value="26.357157644" calcext:value-type="float">
            <text:p>26.357157644</text:p>
          </table:table-cell>
          <table:table-cell office:value-type="float" office:value="26.343829287" calcext:value-type="float">
            <text:p>26.343829287</text:p>
          </table:table-cell>
          <table:table-cell office:value-type="string" calcext:value-type="string">
            <text:p><text:s/></text:p>
          </table:table-cell>
          <table:table-cell office:value-type="float" office:value="-0.085457992" calcext:value-type="float">
            <text:p>-0.085457992</text:p>
          </table:table-cell>
          <table:table-cell office:value-type="float" office:value="-0.002275878" calcext:value-type="float">
            <text:p>-0.002275878</text:p>
          </table:table-cell>
          <table:table-cell office:value-type="float" office:value="-0.004035499" calcext:value-type="float">
            <text:p>-0.004035499</text:p>
          </table:table-cell>
          <table:table-cell office:value-type="float" office:value="-0.016459604" calcext:value-type="float">
            <text:p>-0.016459604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389885759" calcext:value-type="float">
            <text:p>26.389885759</text:p>
          </table:table-cell>
          <table:table-cell/>
          <table:table-cell office:value-type="float" office:value="0.234411025" calcext:value-type="float">
            <text:p>0.234411025</text:p>
          </table:table-cell>
          <table:table-cell office:value-type="float" office:value="0.714840219" calcext:value-type="float">
            <text:p>0.714840219</text:p>
          </table:table-cell>
          <table:table-cell office:value-type="float" office:value="0.696280258" calcext:value-type="float">
            <text:p>0.696280258</text:p>
          </table:table-cell>
          <table:table-cell office:value-type="float" office:value="0.626859076" calcext:value-type="float">
            <text:p>0.626859076</text:p>
          </table:table-cell>
          <table:table-cell/>
          <table:table-cell office:value-type="float" office:value="0.001915123" calcext:value-type="float">
            <text:p>0.001915123</text:p>
          </table:table-cell>
          <table:table-cell office:value-type="float" office:value="0.005840198" calcext:value-type="float">
            <text:p>0.005840198</text:p>
          </table:table-cell>
          <table:table-cell office:value-type="float" office:value="0.005688564" calcext:value-type="float">
            <text:p>0.005688564</text:p>
          </table:table-cell>
          <table:table-cell office:value-type="float" office:value="0.005121398" calcext:value-type="float">
            <text:p>0.005121398</text:p>
          </table:table-cell>
          <table:table-cell/>
          <table:table-cell office:value-type="float" office:value="-0.003354622" calcext:value-type="float">
            <text:p>-0.003354622</text:p>
          </table:table-cell>
          <table:table-cell office:value-type="float" office:value="0.000570454" calcext:value-type="float">
            <text:p>0.000570454</text:p>
          </table:table-cell>
          <table:table-cell office:value-type="float" office:value="0.00041882" calcext:value-type="float">
            <text:p>0.00041882</text:p>
          </table:table-cell>
          <table:table-cell office:value-type="float" office:value="-0.000148347" calcext:value-type="float">
            <text:p>-0.000148347</text:p>
          </table:table-cell>
          <table:table-cell/>
          <table:table-cell office:value-type="float" office:value="26.307191017" calcext:value-type="float">
            <text:p>26.307191017</text:p>
          </table:table-cell>
          <table:table-cell office:value-type="float" office:value="26.403947331" calcext:value-type="float">
            <text:p>26.403947331</text:p>
          </table:table-cell>
          <table:table-cell office:value-type="float" office:value="26.400209628" calcext:value-type="float">
            <text:p>26.400209628</text:p>
          </table:table-cell>
          <table:table-cell office:value-type="float" office:value="26.38622896" calcext:value-type="float">
            <text:p>26.38622896</text:p>
          </table:table-cell>
          <table:table-cell office:value-type="string" calcext:value-type="string">
            <text:p><text:s/></text:p>
          </table:table-cell>
          <table:table-cell office:value-type="float" office:value="-0.085038827" calcext:value-type="float">
            <text:p>-0.085038827</text:p>
          </table:table-cell>
          <table:table-cell office:value-type="float" office:value="0.014459846" calcext:value-type="float">
            <text:p>0.014459846</text:p>
          </table:table-cell>
          <table:table-cell office:value-type="float" office:value="0.010616264" calcext:value-type="float">
            <text:p>0.010616264</text:p>
          </table:table-cell>
          <table:table-cell office:value-type="float" office:value="-0.003760443" calcext:value-type="float">
            <text:p>-0.00376044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3935247" calcext:value-type="float">
            <text:p>26.3935247</text:p>
          </table:table-cell>
          <table:table-cell/>
          <table:table-cell office:value-type="float" office:value="0.234455196" calcext:value-type="float">
            <text:p>0.234455196</text:p>
          </table:table-cell>
          <table:table-cell office:value-type="float" office:value="0.705708349" calcext:value-type="float">
            <text:p>0.705708349</text:p>
          </table:table-cell>
          <table:table-cell office:value-type="float" office:value="0.70228138" calcext:value-type="float">
            <text:p>0.70228138</text:p>
          </table:table-cell>
          <table:table-cell office:value-type="float" office:value="0.624204054" calcext:value-type="float">
            <text:p>0.624204054</text:p>
          </table:table-cell>
          <table:table-cell/>
          <table:table-cell office:value-type="float" office:value="0.001915484" calcext:value-type="float">
            <text:p>0.001915484</text:p>
          </table:table-cell>
          <table:table-cell office:value-type="float" office:value="0.005765591" calcext:value-type="float">
            <text:p>0.005765591</text:p>
          </table:table-cell>
          <table:table-cell office:value-type="float" office:value="0.005737593" calcext:value-type="float">
            <text:p>0.005737593</text:p>
          </table:table-cell>
          <table:table-cell office:value-type="float" office:value="0.005099706" calcext:value-type="float">
            <text:p>0.005099706</text:p>
          </table:table-cell>
          <table:table-cell/>
          <table:table-cell office:value-type="float" office:value="-0.003354261" calcext:value-type="float">
            <text:p>-0.003354261</text:p>
          </table:table-cell>
          <table:table-cell office:value-type="float" office:value="0.000495847" calcext:value-type="float">
            <text:p>0.000495847</text:p>
          </table:table-cell>
          <table:table-cell office:value-type="float" office:value="0.000467849" calcext:value-type="float">
            <text:p>0.000467849</text:p>
          </table:table-cell>
          <table:table-cell office:value-type="float" office:value="-0.000170038" calcext:value-type="float">
            <text:p>-0.000170038</text:p>
          </table:table-cell>
          <table:table-cell/>
          <table:table-cell office:value-type="float" office:value="26.310758748" calcext:value-type="float">
            <text:p>26.310758748</text:p>
          </table:table-cell>
          <table:table-cell office:value-type="float" office:value="26.402582707" calcext:value-type="float">
            <text:p>26.402582707</text:p>
          </table:table-cell>
          <table:table-cell office:value-type="float" office:value="26.400086361" calcext:value-type="float">
            <text:p>26.400086361</text:p>
          </table:table-cell>
          <table:table-cell office:value-type="float" office:value="26.388151113" calcext:value-type="float">
            <text:p>26.388151113</text:p>
          </table:table-cell>
          <table:table-cell office:value-type="string" calcext:value-type="string">
            <text:p><text:s/></text:p>
          </table:table-cell>
          <table:table-cell office:value-type="float" office:value="-0.085029678" calcext:value-type="float">
            <text:p>-0.085029678</text:p>
          </table:table-cell>
          <table:table-cell office:value-type="float" office:value="0.012568804" calcext:value-type="float">
            <text:p>0.012568804</text:p>
          </table:table-cell>
          <table:table-cell office:value-type="float" office:value="0.011859105" calcext:value-type="float">
            <text:p>0.011859105</text:p>
          </table:table-cell>
          <table:table-cell office:value-type="float" office:value="-0.004310213" calcext:value-type="float">
            <text:p>-0.00431021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389885759" calcext:value-type="float">
            <text:p>26.389885759</text:p>
          </table:table-cell>
          <table:table-cell/>
          <table:table-cell office:value-type="float" office:value="0.234411025" calcext:value-type="float">
            <text:p>0.234411025</text:p>
          </table:table-cell>
          <table:table-cell office:value-type="float" office:value="0.714840219" calcext:value-type="float">
            <text:p>0.714840219</text:p>
          </table:table-cell>
          <table:table-cell office:value-type="float" office:value="0.696280258" calcext:value-type="float">
            <text:p>0.696280258</text:p>
          </table:table-cell>
          <table:table-cell office:value-type="float" office:value="0.626859076" calcext:value-type="float">
            <text:p>0.626859076</text:p>
          </table:table-cell>
          <table:table-cell/>
          <table:table-cell office:value-type="float" office:value="0.001915123" calcext:value-type="float">
            <text:p>0.001915123</text:p>
          </table:table-cell>
          <table:table-cell office:value-type="float" office:value="0.005840198" calcext:value-type="float">
            <text:p>0.005840198</text:p>
          </table:table-cell>
          <table:table-cell office:value-type="float" office:value="0.005688564" calcext:value-type="float">
            <text:p>0.005688564</text:p>
          </table:table-cell>
          <table:table-cell office:value-type="float" office:value="0.005121398" calcext:value-type="float">
            <text:p>0.005121398</text:p>
          </table:table-cell>
          <table:table-cell/>
          <table:table-cell office:value-type="float" office:value="-0.003354622" calcext:value-type="float">
            <text:p>-0.003354622</text:p>
          </table:table-cell>
          <table:table-cell office:value-type="float" office:value="0.000570454" calcext:value-type="float">
            <text:p>0.000570454</text:p>
          </table:table-cell>
          <table:table-cell office:value-type="float" office:value="0.00041882" calcext:value-type="float">
            <text:p>0.00041882</text:p>
          </table:table-cell>
          <table:table-cell office:value-type="float" office:value="-0.000148347" calcext:value-type="float">
            <text:p>-0.000148347</text:p>
          </table:table-cell>
          <table:table-cell/>
          <table:table-cell office:value-type="float" office:value="26.307191017" calcext:value-type="float">
            <text:p>26.307191017</text:p>
          </table:table-cell>
          <table:table-cell office:value-type="float" office:value="26.403947331" calcext:value-type="float">
            <text:p>26.403947331</text:p>
          </table:table-cell>
          <table:table-cell office:value-type="float" office:value="26.400209628" calcext:value-type="float">
            <text:p>26.400209628</text:p>
          </table:table-cell>
          <table:table-cell office:value-type="float" office:value="26.38622896" calcext:value-type="float">
            <text:p>26.38622896</text:p>
          </table:table-cell>
          <table:table-cell office:value-type="string" calcext:value-type="string">
            <text:p><text:s/></text:p>
          </table:table-cell>
          <table:table-cell office:value-type="float" office:value="-0.085038827" calcext:value-type="float">
            <text:p>-0.085038827</text:p>
          </table:table-cell>
          <table:table-cell office:value-type="float" office:value="0.014459846" calcext:value-type="float">
            <text:p>0.014459846</text:p>
          </table:table-cell>
          <table:table-cell office:value-type="float" office:value="0.010616264" calcext:value-type="float">
            <text:p>0.010616264</text:p>
          </table:table-cell>
          <table:table-cell office:value-type="float" office:value="-0.003760443" calcext:value-type="float">
            <text:p>-0.00376044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14497624" calcext:value-type="float">
            <text:p>0.014497624</text:p>
          </table:table-cell>
          <table:table-cell/>
          <table:table-cell office:value-type="float" office:value="0.000509998" calcext:value-type="float">
            <text:p>0.000509998</text:p>
          </table:table-cell>
          <table:table-cell office:value-type="float" office:value="0.06144137" calcext:value-type="float">
            <text:p>0.06144137</text:p>
          </table:table-cell>
          <table:table-cell office:value-type="float" office:value="0.051110538" calcext:value-type="float">
            <text:p>0.051110538</text:p>
          </table:table-cell>
          <table:table-cell office:value-type="float" office:value="0.046104736" calcext:value-type="float">
            <text:p>0.046104736</text:p>
          </table:table-cell>
          <table:table-cell/>
          <table:table-cell office:value-type="float" office:value="0.000004167" calcext:value-type="float">
            <text:p>4.167E-06</text:p>
          </table:table-cell>
          <table:table-cell office:value-type="float" office:value="0.000501972" calcext:value-type="float">
            <text:p>0.000501972</text:p>
          </table:table-cell>
          <table:table-cell office:value-type="float" office:value="0.00041757" calcext:value-type="float">
            <text:p>0.00041757</text:p>
          </table:table-cell>
          <table:table-cell office:value-type="float" office:value="0.000376673" calcext:value-type="float">
            <text:p>0.000376673</text:p>
          </table:table-cell>
          <table:table-cell/>
          <table:table-cell office:value-type="float" office:value="0.000004167" calcext:value-type="float">
            <text:p>4.167E-06</text:p>
          </table:table-cell>
          <table:table-cell office:value-type="float" office:value="0.000501972" calcext:value-type="float">
            <text:p>0.000501972</text:p>
          </table:table-cell>
          <table:table-cell office:value-type="float" office:value="0.00041757" calcext:value-type="float">
            <text:p>0.00041757</text:p>
          </table:table-cell>
          <table:table-cell office:value-type="float" office:value="0.000376673" calcext:value-type="float">
            <text:p>0.000376673</text:p>
          </table:table-cell>
          <table:table-cell/>
          <table:table-cell office:value-type="float" office:value="0.01449064" calcext:value-type="float">
            <text:p>0.01449064</text:p>
          </table:table-cell>
          <table:table-cell office:value-type="float" office:value="0.019486361" calcext:value-type="float">
            <text:p>0.019486361</text:p>
          </table:table-cell>
          <table:table-cell office:value-type="float" office:value="0.016914627" calcext:value-type="float">
            <text:p>0.016914627</text:p>
          </table:table-cell>
          <table:table-cell office:value-type="float" office:value="0.016978782" calcext:value-type="float">
            <text:p>0.016978782</text:p>
          </table:table-cell>
          <table:table-cell office:value-type="string" calcext:value-type="string">
            <text:p><text:s/></text:p>
          </table:table-cell>
          <table:table-cell office:value-type="float" office:value="0.000105629" calcext:value-type="float">
            <text:p>0.000105629</text:p>
          </table:table-cell>
          <table:table-cell office:value-type="float" office:value="0.012723955" calcext:value-type="float">
            <text:p>0.012723955</text:p>
          </table:table-cell>
          <table:table-cell office:value-type="float" office:value="0.010584596" calcext:value-type="float">
            <text:p>0.010584596</text:p>
          </table:table-cell>
          <table:table-cell office:value-type="float" office:value="0.009548089" calcext:value-type="float">
            <text:p>0.009548089</text:p>
          </table:table-cell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x1000</text:p>
          </table:table-cell>
          <table:table-cell table:formula="of:=[.J307]*1000" office:value-type="float" office:value="1.915123" calcext:value-type="float">
            <text:p>1.915123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5"/>
          <table:table-cell table:formula="of:=0.001038603 *1000" office:value-type="float" office:value="1.038603" calcext:value-type="float">
            <text:p>1.038603</text:p>
          </table:table-cell>
          <table:table-cell office:value-type="string" calcext:value-type="string">
            <text:p>-offset</text:p>
          </table:table-cell>
          <table:table-cell table:formula="of:=[.J310]-[.H311]" office:value-type="float" office:value="0.87652" calcext:value-type="float">
            <text:p>0.87652</text:p>
          </table:table-cell>
          <table:table-cell table:number-columns-repeated="18"/>
        </table:table-row>
      </table:table>
      <table:table table:name="26C Readings" table:style-name="ta1">
        <table:shapes>
          <draw:frame draw:z-index="0" draw:style-name="gr1" draw:text-style-name="P1" svg:width="453.51pt" svg:height="255.09pt" svg:x="318.59pt" svg:y="3817.16pt">
            <loext:p draw:notify-on-update-of-ranges="'26C Readings'.A1:'26C Readings'.A1 '26C Readings'.A2:'26C Readings'.A301 '26C Readings'.B1:'26C Readings'.B1 '26C Readings'.B2:'26C Readings'.B301 '26C Readings'.C1:'26C Readings'.C1 '26C Readings'.C2:'26C Readings'.C301 '26C Readings'.D1:'26C Readings'.D1 '26C Readings'.D2:'26C Readings'.D301 '26C Readings'.E1:'26C Readings'.E1 '26C Readings'.E2:'26C Readings'.E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696532213" calcext:value-type="float">
            <text:p>0.696532213</text:p>
          </table:table-cell>
          <table:table-cell office:value-type="float" office:value="0.761621089" calcext:value-type="float">
            <text:p>0.761621089</text:p>
          </table:table-cell>
          <table:table-cell office:value-type="float" office:value="0.631696657" calcext:value-type="float">
            <text:p>0.6316966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253864" calcext:value-type="float">
            <text:p>0.233253864</text:p>
          </table:table-cell>
          <table:table-cell office:value-type="float" office:value="0.650345761" calcext:value-type="float">
            <text:p>0.650345761</text:p>
          </table:table-cell>
          <table:table-cell office:value-type="float" office:value="0.709326352" calcext:value-type="float">
            <text:p>0.709326352</text:p>
          </table:table-cell>
          <table:table-cell office:value-type="float" office:value="0.680437169" calcext:value-type="float">
            <text:p>0.680437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3335523" calcext:value-type="float">
            <text:p>0.233335523</text:p>
          </table:table-cell>
          <table:table-cell office:value-type="float" office:value="0.705798949" calcext:value-type="float">
            <text:p>0.705798949</text:p>
          </table:table-cell>
          <table:table-cell office:value-type="float" office:value="0.754159779" calcext:value-type="float">
            <text:p>0.754159779</text:p>
          </table:table-cell>
          <table:table-cell office:value-type="float" office:value="0.653023202" calcext:value-type="float">
            <text:p>0.653023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2387213" calcext:value-type="float">
            <text:p>0.232387213</text:p>
          </table:table-cell>
          <table:table-cell office:value-type="float" office:value="0.773154589" calcext:value-type="float">
            <text:p>0.773154589</text:p>
          </table:table-cell>
          <table:table-cell office:value-type="float" office:value="0.628046468" calcext:value-type="float">
            <text:p>0.628046468</text:p>
          </table:table-cell>
          <table:table-cell office:value-type="float" office:value="0.581502388" calcext:value-type="float">
            <text:p>0.581502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3785538" calcext:value-type="float">
            <text:p>0.233785538</text:p>
          </table:table-cell>
          <table:table-cell office:value-type="float" office:value="0.745217889" calcext:value-type="float">
            <text:p>0.745217889</text:p>
          </table:table-cell>
          <table:table-cell office:value-type="float" office:value="0.771128031" calcext:value-type="float">
            <text:p>0.771128031</text:p>
          </table:table-cell>
          <table:table-cell office:value-type="float" office:value="0.598412227" calcext:value-type="float">
            <text:p>0.598412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3471421" calcext:value-type="float">
            <text:p>0.233471421</text:p>
          </table:table-cell>
          <table:table-cell office:value-type="float" office:value="0.8003057" calcext:value-type="float">
            <text:p>0.8003057</text:p>
          </table:table-cell>
          <table:table-cell office:value-type="float" office:value="0.686367832" calcext:value-type="float">
            <text:p>0.686367832</text:p>
          </table:table-cell>
          <table:table-cell office:value-type="float" office:value="0.571919152" calcext:value-type="float">
            <text:p>0.57191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4330324" calcext:value-type="float">
            <text:p>0.234330324</text:p>
          </table:table-cell>
          <table:table-cell office:value-type="float" office:value="0.739371865" calcext:value-type="float">
            <text:p>0.739371865</text:p>
          </table:table-cell>
          <table:table-cell office:value-type="float" office:value="0.769963952" calcext:value-type="float">
            <text:p>0.769963952</text:p>
          </table:table-cell>
          <table:table-cell office:value-type="float" office:value="0.60384996" calcext:value-type="float">
            <text:p>0.60384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3016042" calcext:value-type="float">
            <text:p>0.233016042</text:p>
          </table:table-cell>
          <table:table-cell office:value-type="float" office:value="0.663622697" calcext:value-type="float">
            <text:p>0.663622697</text:p>
          </table:table-cell>
          <table:table-cell office:value-type="float" office:value="0.636307673" calcext:value-type="float">
            <text:p>0.636307673</text:p>
          </table:table-cell>
          <table:table-cell office:value-type="float" office:value="0.630543903" calcext:value-type="float">
            <text:p>0.630543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036474" calcext:value-type="float">
            <text:p>0.234036474</text:p>
          </table:table-cell>
          <table:table-cell office:value-type="float" office:value="0.788706635" calcext:value-type="float">
            <text:p>0.788706635</text:p>
          </table:table-cell>
          <table:table-cell office:value-type="float" office:value="0.721163836" calcext:value-type="float">
            <text:p>0.721163836</text:p>
          </table:table-cell>
          <table:table-cell office:value-type="float" office:value="0.570362874" calcext:value-type="float">
            <text:p>0.570362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3659176" calcext:value-type="float">
            <text:p>0.233659176</text:p>
          </table:table-cell>
          <table:table-cell office:value-type="float" office:value="0.649948198" calcext:value-type="float">
            <text:p>0.649948198</text:p>
          </table:table-cell>
          <table:table-cell office:value-type="float" office:value="0.711156811" calcext:value-type="float">
            <text:p>0.711156811</text:p>
          </table:table-cell>
          <table:table-cell office:value-type="float" office:value="0.682923875" calcext:value-type="float">
            <text:p>0.682923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169988" calcext:value-type="float">
            <text:p>0.234169988</text:p>
          </table:table-cell>
          <table:table-cell office:value-type="float" office:value="0.683705888" calcext:value-type="float">
            <text:p>0.683705888</text:p>
          </table:table-cell>
          <table:table-cell office:value-type="float" office:value="0.753289551" calcext:value-type="float">
            <text:p>0.753289551</text:p>
          </table:table-cell>
          <table:table-cell office:value-type="float" office:value="0.65450855" calcext:value-type="float">
            <text:p>0.654508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4218268" calcext:value-type="float">
            <text:p>0.234218268</text:p>
          </table:table-cell>
          <table:table-cell office:value-type="float" office:value="0.691897356" calcext:value-type="float">
            <text:p>0.691897356</text:p>
          </table:table-cell>
          <table:table-cell office:value-type="float" office:value="0.765845271" calcext:value-type="float">
            <text:p>0.765845271</text:p>
          </table:table-cell>
          <table:table-cell office:value-type="float" office:value="0.590378116" calcext:value-type="float">
            <text:p>0.5903781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811655022" calcext:value-type="float">
            <text:p>0.811655022</text:p>
          </table:table-cell>
          <table:table-cell office:value-type="float" office:value="0.634730534" calcext:value-type="float">
            <text:p>0.634730534</text:p>
          </table:table-cell>
          <table:table-cell office:value-type="float" office:value="0.566648312" calcext:value-type="float">
            <text:p>0.566648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4254627" calcext:value-type="float">
            <text:p>0.234254627</text:p>
          </table:table-cell>
          <table:table-cell office:value-type="float" office:value="0.806948043" calcext:value-type="float">
            <text:p>0.806948043</text:p>
          </table:table-cell>
          <table:table-cell office:value-type="float" office:value="0.640504437" calcext:value-type="float">
            <text:p>0.640504437</text:p>
          </table:table-cell>
          <table:table-cell office:value-type="float" office:value="0.568060347" calcext:value-type="float">
            <text:p>0.568060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4414963" calcext:value-type="float">
            <text:p>0.234414963</text:p>
          </table:table-cell>
          <table:table-cell office:value-type="float" office:value="0.671089968" calcext:value-type="float">
            <text:p>0.671089968</text:p>
          </table:table-cell>
          <table:table-cell office:value-type="float" office:value="0.736703364" calcext:value-type="float">
            <text:p>0.736703364</text:p>
          </table:table-cell>
          <table:table-cell office:value-type="float" office:value="0.690322601" calcext:value-type="float">
            <text:p>0.6903226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4220056" calcext:value-type="float">
            <text:p>0.234220056</text:p>
          </table:table-cell>
          <table:table-cell office:value-type="float" office:value="0.772833916" calcext:value-type="float">
            <text:p>0.772833916</text:p>
          </table:table-cell>
          <table:table-cell office:value-type="float" office:value="0.686552606" calcext:value-type="float">
            <text:p>0.686552606</text:p>
          </table:table-cell>
          <table:table-cell office:value-type="float" office:value="0.567447611" calcext:value-type="float">
            <text:p>0.567447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811662175" calcext:value-type="float">
            <text:p>0.811662175</text:p>
          </table:table-cell>
          <table:table-cell office:value-type="float" office:value="0.628549532" calcext:value-type="float">
            <text:p>0.628549532</text:p>
          </table:table-cell>
          <table:table-cell office:value-type="float" office:value="0.568015643" calcext:value-type="float">
            <text:p>0.568015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3939914" calcext:value-type="float">
            <text:p>0.233939914</text:p>
          </table:table-cell>
          <table:table-cell office:value-type="float" office:value="0.811537005" calcext:value-type="float">
            <text:p>0.811537005</text:p>
          </table:table-cell>
          <table:table-cell office:value-type="float" office:value="0.629084185" calcext:value-type="float">
            <text:p>0.629084185</text:p>
          </table:table-cell>
          <table:table-cell office:value-type="float" office:value="0.568193265" calcext:value-type="float">
            <text:p>0.568193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4711198" calcext:value-type="float">
            <text:p>0.234711198</text:p>
          </table:table-cell>
          <table:table-cell office:value-type="float" office:value="0.799455142" calcext:value-type="float">
            <text:p>0.799455142</text:p>
          </table:table-cell>
          <table:table-cell office:value-type="float" office:value="0.666185697" calcext:value-type="float">
            <text:p>0.666185697</text:p>
          </table:table-cell>
          <table:table-cell office:value-type="float" office:value="0.570862361" calcext:value-type="float">
            <text:p>0.570862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3984021" calcext:value-type="float">
            <text:p>0.233984021</text:p>
          </table:table-cell>
          <table:table-cell office:value-type="float" office:value="0.805337525" calcext:value-type="float">
            <text:p>0.805337525</text:p>
          </table:table-cell>
          <table:table-cell office:value-type="float" office:value="0.645905214" calcext:value-type="float">
            <text:p>0.645905214</text:p>
          </table:table-cell>
          <table:table-cell office:value-type="float" office:value="0.56818194" calcext:value-type="float">
            <text:p>0.56818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4392313" calcext:value-type="float">
            <text:p>0.234392313</text:p>
          </table:table-cell>
          <table:table-cell office:value-type="float" office:value="0.660323579" calcext:value-type="float">
            <text:p>0.660323579</text:p>
          </table:table-cell>
          <table:table-cell office:value-type="float" office:value="0.728535739" calcext:value-type="float">
            <text:p>0.728535739</text:p>
          </table:table-cell>
          <table:table-cell office:value-type="float" office:value="0.692557775" calcext:value-type="float">
            <text:p>0.692557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81185589" calcext:value-type="float">
            <text:p>0.81185589</text:p>
          </table:table-cell>
          <table:table-cell office:value-type="float" office:value="0.627061203" calcext:value-type="float">
            <text:p>0.627061203</text:p>
          </table:table-cell>
          <table:table-cell office:value-type="float" office:value="0.568670102" calcext:value-type="float">
            <text:p>0.5686701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4262375" calcext:value-type="float">
            <text:p>0.234262375</text:p>
          </table:table-cell>
          <table:table-cell office:value-type="float" office:value="0.784457419" calcext:value-type="float">
            <text:p>0.784457419</text:p>
          </table:table-cell>
          <table:table-cell office:value-type="float" office:value="0.627401546" calcext:value-type="float">
            <text:p>0.627401546</text:p>
          </table:table-cell>
          <table:table-cell office:value-type="float" office:value="0.582149098" calcext:value-type="float">
            <text:p>0.5821490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3919648" calcext:value-type="float">
            <text:p>0.233919648</text:p>
          </table:table-cell>
          <table:table-cell office:value-type="float" office:value="0.648567158" calcext:value-type="float">
            <text:p>0.648567158</text:p>
          </table:table-cell>
          <table:table-cell office:value-type="float" office:value="0.644285756" calcext:value-type="float">
            <text:p>0.644285756</text:p>
          </table:table-cell>
          <table:table-cell office:value-type="float" office:value="0.642455893" calcext:value-type="float">
            <text:p>0.642455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5099224" calcext:value-type="float">
            <text:p>0.235099224</text:p>
          </table:table-cell>
          <table:table-cell office:value-type="float" office:value="0.732041685" calcext:value-type="float">
            <text:p>0.732041685</text:p>
          </table:table-cell>
          <table:table-cell office:value-type="float" office:value="0.764727088" calcext:value-type="float">
            <text:p>0.764727088</text:p>
          </table:table-cell>
          <table:table-cell office:value-type="float" office:value="0.621545389" calcext:value-type="float">
            <text:p>0.6215453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5150484" calcext:value-type="float">
            <text:p>0.235150484</text:p>
          </table:table-cell>
          <table:table-cell office:value-type="float" office:value="0.74090132" calcext:value-type="float">
            <text:p>0.74090132</text:p>
          </table:table-cell>
          <table:table-cell office:value-type="float" office:value="0.770567747" calcext:value-type="float">
            <text:p>0.770567747</text:p>
          </table:table-cell>
          <table:table-cell office:value-type="float" office:value="0.599875522" calcext:value-type="float">
            <text:p>0.599875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051541" calcext:value-type="float">
            <text:p>0.235051541</text:p>
          </table:table-cell>
          <table:table-cell office:value-type="float" office:value="0.736638991" calcext:value-type="float">
            <text:p>0.736638991</text:p>
          </table:table-cell>
          <table:table-cell office:value-type="float" office:value="0.769416782" calcext:value-type="float">
            <text:p>0.769416782</text:p>
          </table:table-cell>
          <table:table-cell office:value-type="float" office:value="0.596116852" calcext:value-type="float">
            <text:p>0.5961168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5079555" calcext:value-type="float">
            <text:p>0.235079555</text:p>
          </table:table-cell>
          <table:table-cell office:value-type="float" office:value="0.775724742" calcext:value-type="float">
            <text:p>0.775724742</text:p>
          </table:table-cell>
          <table:table-cell office:value-type="float" office:value="0.742917745" calcext:value-type="float">
            <text:p>0.742917745</text:p>
          </table:table-cell>
          <table:table-cell office:value-type="float" office:value="0.574514338" calcext:value-type="float">
            <text:p>0.5745143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5024123" calcext:value-type="float">
            <text:p>0.235024123</text:p>
          </table:table-cell>
          <table:table-cell office:value-type="float" office:value="0.806939102" calcext:value-type="float">
            <text:p>0.806939102</text:p>
          </table:table-cell>
          <table:table-cell office:value-type="float" office:value="0.630540327" calcext:value-type="float">
            <text:p>0.630540327</text:p>
          </table:table-cell>
          <table:table-cell office:value-type="float" office:value="0.580322216" calcext:value-type="float">
            <text:p>0.580322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531857" calcext:value-type="float">
            <text:p>0.23531857</text:p>
          </table:table-cell>
          <table:table-cell office:value-type="float" office:value="0.755267233" calcext:value-type="float">
            <text:p>0.755267233</text:p>
          </table:table-cell>
          <table:table-cell office:value-type="float" office:value="0.769607516" calcext:value-type="float">
            <text:p>0.769607516</text:p>
          </table:table-cell>
          <table:table-cell office:value-type="float" office:value="0.586295794" calcext:value-type="float">
            <text:p>0.586295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4597353" calcext:value-type="float">
            <text:p>0.234597353</text:p>
          </table:table-cell>
          <table:table-cell office:value-type="float" office:value="0.657819588" calcext:value-type="float">
            <text:p>0.657819588</text:p>
          </table:table-cell>
          <table:table-cell office:value-type="float" office:value="0.726246324" calcext:value-type="float">
            <text:p>0.726246324</text:p>
          </table:table-cell>
          <table:table-cell office:value-type="float" office:value="0.693200909" calcext:value-type="float">
            <text:p>0.6932009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4211711" calcext:value-type="float">
            <text:p>0.234211711</text:p>
          </table:table-cell>
          <table:table-cell office:value-type="float" office:value="0.637967067" calcext:value-type="float">
            <text:p>0.637967067</text:p>
          </table:table-cell>
          <table:table-cell office:value-type="float" office:value="0.678206763" calcext:value-type="float">
            <text:p>0.678206763</text:p>
          </table:table-cell>
          <table:table-cell office:value-type="float" office:value="0.665858467" calcext:value-type="float">
            <text:p>0.665858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4426288" calcext:value-type="float">
            <text:p>0.234426288</text:p>
          </table:table-cell>
          <table:table-cell office:value-type="float" office:value="0.643060284" calcext:value-type="float">
            <text:p>0.643060284</text:p>
          </table:table-cell>
          <table:table-cell office:value-type="float" office:value="0.696358764" calcext:value-type="float">
            <text:p>0.696358764</text:p>
          </table:table-cell>
          <table:table-cell office:value-type="float" office:value="0.67416974" calcext:value-type="float">
            <text:p>0.674169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5016374" calcext:value-type="float">
            <text:p>0.235016374</text:p>
          </table:table-cell>
          <table:table-cell office:value-type="float" office:value="0.75315544" calcext:value-type="float">
            <text:p>0.75315544</text:p>
          </table:table-cell>
          <table:table-cell office:value-type="float" office:value="0.774065348" calcext:value-type="float">
            <text:p>0.774065348</text:p>
          </table:table-cell>
          <table:table-cell office:value-type="float" office:value="0.589072178" calcext:value-type="float">
            <text:p>0.5890721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81289003" calcext:value-type="float">
            <text:p>0.81289003</text:p>
          </table:table-cell>
          <table:table-cell office:value-type="float" office:value="0.627669171" calcext:value-type="float">
            <text:p>0.627669171</text:p>
          </table:table-cell>
          <table:table-cell office:value-type="float" office:value="0.5684895" calcext:value-type="float">
            <text:p>0.56848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4125284" calcext:value-type="float">
            <text:p>0.234125284</text:p>
          </table:table-cell>
          <table:table-cell office:value-type="float" office:value="0.655248243" calcext:value-type="float">
            <text:p>0.655248243</text:p>
          </table:table-cell>
          <table:table-cell office:value-type="float" office:value="0.669458588" calcext:value-type="float">
            <text:p>0.669458588</text:p>
          </table:table-cell>
          <table:table-cell office:value-type="float" office:value="0.680063448" calcext:value-type="float">
            <text:p>0.680063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3971504" calcext:value-type="float">
            <text:p>0.233971504</text:p>
          </table:table-cell>
          <table:table-cell office:value-type="float" office:value="0.679703436" calcext:value-type="float">
            <text:p>0.679703436</text:p>
          </table:table-cell>
          <table:table-cell office:value-type="float" office:value="0.635183529" calcext:value-type="float">
            <text:p>0.635183529</text:p>
          </table:table-cell>
          <table:table-cell office:value-type="float" office:value="0.625318959" calcext:value-type="float">
            <text:p>0.625318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445609" calcext:value-type="float">
            <text:p>0.23445609</text:p>
          </table:table-cell>
          <table:table-cell office:value-type="float" office:value="0.654365498" calcext:value-type="float">
            <text:p>0.654365498</text:p>
          </table:table-cell>
          <table:table-cell office:value-type="float" office:value="0.724737731" calcext:value-type="float">
            <text:p>0.724737731</text:p>
          </table:table-cell>
          <table:table-cell office:value-type="float" office:value="0.6933833" calcext:value-type="float">
            <text:p>0.69338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5226182" calcext:value-type="float">
            <text:p>0.235226182</text:p>
          </table:table-cell>
          <table:table-cell office:value-type="float" office:value="0.777968261" calcext:value-type="float">
            <text:p>0.777968261</text:p>
          </table:table-cell>
          <table:table-cell office:value-type="float" office:value="0.734378783" calcext:value-type="float">
            <text:p>0.734378783</text:p>
          </table:table-cell>
          <table:table-cell office:value-type="float" office:value="0.576760838" calcext:value-type="float">
            <text:p>0.5767608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5313205" calcext:value-type="float">
            <text:p>0.235313205</text:p>
          </table:table-cell>
          <table:table-cell office:value-type="float" office:value="0.726658789" calcext:value-type="float">
            <text:p>0.726658789</text:p>
          </table:table-cell>
          <table:table-cell office:value-type="float" office:value="0.762987824" calcext:value-type="float">
            <text:p>0.762987824</text:p>
          </table:table-cell>
          <table:table-cell office:value-type="float" office:value="0.627008751" calcext:value-type="float">
            <text:p>0.6270087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4307675" calcext:value-type="float">
            <text:p>0.234307675</text:p>
          </table:table-cell>
          <table:table-cell office:value-type="float" office:value="0.812360145" calcext:value-type="float">
            <text:p>0.812360145</text:p>
          </table:table-cell>
          <table:table-cell office:value-type="float" office:value="0.629826859" calcext:value-type="float">
            <text:p>0.629826859</text:p>
          </table:table-cell>
          <table:table-cell office:value-type="float" office:value="0.56738443" calcext:value-type="float">
            <text:p>0.567384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34767227" calcext:value-type="float">
            <text:p>0.234767227</text:p>
          </table:table-cell>
          <table:table-cell office:value-type="float" office:value="0.655854423" calcext:value-type="float">
            <text:p>0.655854423</text:p>
          </table:table-cell>
          <table:table-cell office:value-type="float" office:value="0.723618355" calcext:value-type="float">
            <text:p>0.723618355</text:p>
          </table:table-cell>
          <table:table-cell office:value-type="float" office:value="0.691567146" calcext:value-type="float">
            <text:p>0.6915671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5006241" calcext:value-type="float">
            <text:p>0.235006241</text:p>
          </table:table-cell>
          <table:table-cell office:value-type="float" office:value="0.704453075" calcext:value-type="float">
            <text:p>0.704453075</text:p>
          </table:table-cell>
          <table:table-cell office:value-type="float" office:value="0.752051562" calcext:value-type="float">
            <text:p>0.752051562</text:p>
          </table:table-cell>
          <table:table-cell office:value-type="float" office:value="0.65735646" calcext:value-type="float">
            <text:p>0.657356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4066872" calcext:value-type="float">
            <text:p>0.234066872</text:p>
          </table:table-cell>
          <table:table-cell office:value-type="float" office:value="0.753211469" calcext:value-type="float">
            <text:p>0.753211469</text:p>
          </table:table-cell>
          <table:table-cell office:value-type="float" office:value="0.630279259" calcext:value-type="float">
            <text:p>0.630279259</text:p>
          </table:table-cell>
          <table:table-cell office:value-type="float" office:value="0.594314408" calcext:value-type="float">
            <text:p>0.5943144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34400062" calcext:value-type="float">
            <text:p>0.234400062</text:p>
          </table:table-cell>
          <table:table-cell office:value-type="float" office:value="0.733510343" calcext:value-type="float">
            <text:p>0.733510343</text:p>
          </table:table-cell>
          <table:table-cell office:value-type="float" office:value="0.628580526" calcext:value-type="float">
            <text:p>0.628580526</text:p>
          </table:table-cell>
          <table:table-cell office:value-type="float" office:value="0.60539074" calcext:value-type="float">
            <text:p>0.605390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4252242" calcext:value-type="float">
            <text:p>0.234252242</text:p>
          </table:table-cell>
          <table:table-cell office:value-type="float" office:value="0.647037106" calcext:value-type="float">
            <text:p>0.647037106</text:p>
          </table:table-cell>
          <table:table-cell office:value-type="float" office:value="0.673333487" calcext:value-type="float">
            <text:p>0.673333487</text:p>
          </table:table-cell>
          <table:table-cell office:value-type="float" office:value="0.68068274" calcext:value-type="float">
            <text:p>0.680682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5330491" calcext:value-type="float">
            <text:p>0.235330491</text:p>
          </table:table-cell>
          <table:table-cell office:value-type="float" office:value="0.718630042" calcext:value-type="float">
            <text:p>0.718630042</text:p>
          </table:table-cell>
          <table:table-cell office:value-type="float" office:value="0.758835168" calcext:value-type="float">
            <text:p>0.758835168</text:p>
          </table:table-cell>
          <table:table-cell office:value-type="float" office:value="0.640358405" calcext:value-type="float">
            <text:p>0.6403584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4283237" calcext:value-type="float">
            <text:p>0.234283237</text:p>
          </table:table-cell>
          <table:table-cell office:value-type="float" office:value="0.658440668" calcext:value-type="float">
            <text:p>0.658440668</text:p>
          </table:table-cell>
          <table:table-cell office:value-type="float" office:value="0.638396816" calcext:value-type="float">
            <text:p>0.638396816</text:p>
          </table:table-cell>
          <table:table-cell office:value-type="float" office:value="0.636076407" calcext:value-type="float">
            <text:p>0.636076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452702" calcext:value-type="float">
            <text:p>0.23452702</text:p>
          </table:table-cell>
          <table:table-cell office:value-type="float" office:value="0.803929067" calcext:value-type="float">
            <text:p>0.803929067</text:p>
          </table:table-cell>
          <table:table-cell office:value-type="float" office:value="0.658646304" calcext:value-type="float">
            <text:p>0.658646304</text:p>
          </table:table-cell>
          <table:table-cell office:value-type="float" office:value="0.567621656" calcext:value-type="float">
            <text:p>0.5676216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721822467" calcext:value-type="float">
            <text:p>0.721822467</text:p>
          </table:table-cell>
          <table:table-cell office:value-type="float" office:value="0.770235153" calcext:value-type="float">
            <text:p>0.770235153</text:p>
          </table:table-cell>
          <table:table-cell office:value-type="float" office:value="0.595286559" calcext:value-type="float">
            <text:p>0.5952865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5027699" calcext:value-type="float">
            <text:p>0.235027699</text:p>
          </table:table-cell>
          <table:table-cell office:value-type="float" office:value="0.791814422" calcext:value-type="float">
            <text:p>0.791814422</text:p>
          </table:table-cell>
          <table:table-cell office:value-type="float" office:value="0.677893243" calcext:value-type="float">
            <text:p>0.677893243</text:p>
          </table:table-cell>
          <table:table-cell office:value-type="float" office:value="0.570016571" calcext:value-type="float">
            <text:p>0.5700165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3404899" calcext:value-type="float">
            <text:p>0.23404899</text:p>
          </table:table-cell>
          <table:table-cell office:value-type="float" office:value="0.650459606" calcext:value-type="float">
            <text:p>0.650459606</text:p>
          </table:table-cell>
          <table:table-cell office:value-type="float" office:value="0.643966275" calcext:value-type="float">
            <text:p>0.643966275</text:p>
          </table:table-cell>
          <table:table-cell office:value-type="float" office:value="0.63809164" calcext:value-type="float">
            <text:p>0.638091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4519271" calcext:value-type="float">
            <text:p>0.234519271</text:p>
          </table:table-cell>
          <table:table-cell office:value-type="float" office:value="0.678156695" calcext:value-type="float">
            <text:p>0.678156695</text:p>
          </table:table-cell>
          <table:table-cell office:value-type="float" office:value="0.740689128" calcext:value-type="float">
            <text:p>0.740689128</text:p>
          </table:table-cell>
          <table:table-cell office:value-type="float" office:value="0.683034144" calcext:value-type="float">
            <text:p>0.6830341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34670071" calcext:value-type="float">
            <text:p>0.234670071</text:p>
          </table:table-cell>
          <table:table-cell office:value-type="float" office:value="0.787174796" calcext:value-type="float">
            <text:p>0.787174796</text:p>
          </table:table-cell>
          <table:table-cell office:value-type="float" office:value="0.676280341" calcext:value-type="float">
            <text:p>0.676280341</text:p>
          </table:table-cell>
          <table:table-cell office:value-type="float" office:value="0.573039123" calcext:value-type="float">
            <text:p>0.573039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3784942" calcext:value-type="float">
            <text:p>0.233784942</text:p>
          </table:table-cell>
          <table:table-cell office:value-type="float" office:value="0.811410643" calcext:value-type="float">
            <text:p>0.811410643</text:p>
          </table:table-cell>
          <table:table-cell office:value-type="float" office:value="0.628104881" calcext:value-type="float">
            <text:p>0.628104881</text:p>
          </table:table-cell>
          <table:table-cell office:value-type="float" office:value="0.568143793" calcext:value-type="float">
            <text:p>0.5681437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34066276" calcext:value-type="float">
            <text:p>0.234066276</text:p>
          </table:table-cell>
          <table:table-cell office:value-type="float" office:value="0.806141592" calcext:value-type="float">
            <text:p>0.806141592</text:p>
          </table:table-cell>
          <table:table-cell office:value-type="float" office:value="0.652109462" calcext:value-type="float">
            <text:p>0.652109462</text:p>
          </table:table-cell>
          <table:table-cell office:value-type="float" office:value="0.565891929" calcext:value-type="float">
            <text:p>0.5658919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33614473" calcext:value-type="float">
            <text:p>0.233614473</text:p>
          </table:table-cell>
          <table:table-cell office:value-type="float" office:value="0.726942507" calcext:value-type="float">
            <text:p>0.726942507</text:p>
          </table:table-cell>
          <table:table-cell office:value-type="float" office:value="0.628259257" calcext:value-type="float">
            <text:p>0.628259257</text:p>
          </table:table-cell>
          <table:table-cell office:value-type="float" office:value="0.60244329" calcext:value-type="float">
            <text:p>0.602443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4166412" calcext:value-type="float">
            <text:p>0.234166412</text:p>
          </table:table-cell>
          <table:table-cell office:value-type="float" office:value="0.640579538" calcext:value-type="float">
            <text:p>0.640579538</text:p>
          </table:table-cell>
          <table:table-cell office:value-type="float" office:value="0.683383427" calcext:value-type="float">
            <text:p>0.683383427</text:p>
          </table:table-cell>
          <table:table-cell office:value-type="float" office:value="0.667809924" calcext:value-type="float">
            <text:p>0.6678099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4474568" calcext:value-type="float">
            <text:p>0.234474568</text:p>
          </table:table-cell>
          <table:table-cell office:value-type="float" office:value="0.673751911" calcext:value-type="float">
            <text:p>0.673751911</text:p>
          </table:table-cell>
          <table:table-cell office:value-type="float" office:value="0.755764932" calcext:value-type="float">
            <text:p>0.755764932</text:p>
          </table:table-cell>
          <table:table-cell office:value-type="float" office:value="0.611372663" calcext:value-type="float">
            <text:p>0.6113726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4841136" calcext:value-type="float">
            <text:p>0.234841136</text:p>
          </table:table-cell>
          <table:table-cell office:value-type="float" office:value="0.778681133" calcext:value-type="float">
            <text:p>0.778681133</text:p>
          </table:table-cell>
          <table:table-cell office:value-type="float" office:value="0.731657235" calcext:value-type="float">
            <text:p>0.731657235</text:p>
          </table:table-cell>
          <table:table-cell office:value-type="float" office:value="0.575569937" calcext:value-type="float">
            <text:p>0.5755699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445609" calcext:value-type="float">
            <text:p>0.23445609</text:p>
          </table:table-cell>
          <table:table-cell office:value-type="float" office:value="0.789926146" calcext:value-type="float">
            <text:p>0.789926146</text:p>
          </table:table-cell>
          <table:table-cell office:value-type="float" office:value="0.698261344" calcext:value-type="float">
            <text:p>0.698261344</text:p>
          </table:table-cell>
          <table:table-cell office:value-type="float" office:value="0.57315118" calcext:value-type="float">
            <text:p>0.57315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4667091" calcext:value-type="float">
            <text:p>0.234667091</text:p>
          </table:table-cell>
          <table:table-cell office:value-type="float" office:value="0.789731835" calcext:value-type="float">
            <text:p>0.789731835</text:p>
          </table:table-cell>
          <table:table-cell office:value-type="float" office:value="0.710799779" calcext:value-type="float">
            <text:p>0.710799779</text:p>
          </table:table-cell>
          <table:table-cell office:value-type="float" office:value="0.574582288" calcext:value-type="float">
            <text:p>0.574582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4811334" calcext:value-type="float">
            <text:p>0.234811334</text:p>
          </table:table-cell>
          <table:table-cell office:value-type="float" office:value="0.741164177" calcext:value-type="float">
            <text:p>0.741164177</text:p>
          </table:table-cell>
          <table:table-cell office:value-type="float" office:value="0.772881004" calcext:value-type="float">
            <text:p>0.772881004</text:p>
          </table:table-cell>
          <table:table-cell office:value-type="float" office:value="0.582773159" calcext:value-type="float">
            <text:p>0.5827731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4711198" calcext:value-type="float">
            <text:p>0.234711198</text:p>
          </table:table-cell>
          <table:table-cell office:value-type="float" office:value="0.663307388" calcext:value-type="float">
            <text:p>0.663307388</text:p>
          </table:table-cell>
          <table:table-cell office:value-type="float" office:value="0.732031552" calcext:value-type="float">
            <text:p>0.732031552</text:p>
          </table:table-cell>
          <table:table-cell office:value-type="float" office:value="0.692169749" calcext:value-type="float">
            <text:p>0.6921697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4574107" calcext:value-type="float">
            <text:p>0.234574107</text:p>
          </table:table-cell>
          <table:table-cell office:value-type="float" office:value="0.645036178" calcext:value-type="float">
            <text:p>0.645036178</text:p>
          </table:table-cell>
          <table:table-cell office:value-type="float" office:value="0.723326888" calcext:value-type="float">
            <text:p>0.723326888</text:p>
          </table:table-cell>
          <table:table-cell office:value-type="float" office:value="0.693637215" calcext:value-type="float">
            <text:p>0.6936372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4485893" calcext:value-type="float">
            <text:p>0.234485893</text:p>
          </table:table-cell>
          <table:table-cell office:value-type="float" office:value="0.651145655" calcext:value-type="float">
            <text:p>0.651145655</text:p>
          </table:table-cell>
          <table:table-cell office:value-type="float" office:value="0.737072317" calcext:value-type="float">
            <text:p>0.737072317</text:p>
          </table:table-cell>
          <table:table-cell office:value-type="float" office:value="0.669124802" calcext:value-type="float">
            <text:p>0.6691248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34855441" calcext:value-type="float">
            <text:p>0.234855441</text:p>
          </table:table-cell>
          <table:table-cell office:value-type="float" office:value="0.748728007" calcext:value-type="float">
            <text:p>0.748728007</text:p>
          </table:table-cell>
          <table:table-cell office:value-type="float" office:value="0.774714443" calcext:value-type="float">
            <text:p>0.774714443</text:p>
          </table:table-cell>
          <table:table-cell office:value-type="float" office:value="0.596624088" calcext:value-type="float">
            <text:p>0.5966240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35250024" calcext:value-type="float">
            <text:p>0.235250024</text:p>
          </table:table-cell>
          <table:table-cell office:value-type="float" office:value="0.741705983" calcext:value-type="float">
            <text:p>0.741705983</text:p>
          </table:table-cell>
          <table:table-cell office:value-type="float" office:value="0.771034452" calcext:value-type="float">
            <text:p>0.771034452</text:p>
          </table:table-cell>
          <table:table-cell office:value-type="float" office:value="0.600435209" calcext:value-type="float">
            <text:p>0.6004352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4519271" calcext:value-type="float">
            <text:p>0.234519271</text:p>
          </table:table-cell>
          <table:table-cell office:value-type="float" office:value="0.657387454" calcext:value-type="float">
            <text:p>0.657387454</text:p>
          </table:table-cell>
          <table:table-cell office:value-type="float" office:value="0.736240832" calcext:value-type="float">
            <text:p>0.736240832</text:p>
          </table:table-cell>
          <table:table-cell office:value-type="float" office:value="0.669261297" calcext:value-type="float">
            <text:p>0.6692612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33525662" calcext:value-type="float">
            <text:p>0.233525662</text:p>
          </table:table-cell>
          <table:table-cell office:value-type="float" office:value="0.756805033" calcext:value-type="float">
            <text:p>0.756805033</text:p>
          </table:table-cell>
          <table:table-cell office:value-type="float" office:value="0.629742221" calcext:value-type="float">
            <text:p>0.629742221</text:p>
          </table:table-cell>
          <table:table-cell office:value-type="float" office:value="0.593121719" calcext:value-type="float">
            <text:p>0.5931217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35254197" calcext:value-type="float">
            <text:p>0.235254197</text:p>
          </table:table-cell>
          <table:table-cell office:value-type="float" office:value="0.769186708" calcext:value-type="float">
            <text:p>0.769186708</text:p>
          </table:table-cell>
          <table:table-cell office:value-type="float" office:value="0.75010249" calcext:value-type="float">
            <text:p>0.75010249</text:p>
          </table:table-cell>
          <table:table-cell office:value-type="float" office:value="0.577836702" calcext:value-type="float">
            <text:p>0.5778367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5083131" calcext:value-type="float">
            <text:p>0.235083131</text:p>
          </table:table-cell>
          <table:table-cell office:value-type="float" office:value="0.794509744" calcext:value-type="float">
            <text:p>0.794509744</text:p>
          </table:table-cell>
          <table:table-cell office:value-type="float" office:value="0.686641417" calcext:value-type="float">
            <text:p>0.686641417</text:p>
          </table:table-cell>
          <table:table-cell office:value-type="float" office:value="0.572536656" calcext:value-type="float">
            <text:p>0.5725366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4220652" calcext:value-type="float">
            <text:p>0.234220652</text:p>
          </table:table-cell>
          <table:table-cell office:value-type="float" office:value="0.811638333" calcext:value-type="float">
            <text:p>0.811638333</text:p>
          </table:table-cell>
          <table:table-cell office:value-type="float" office:value="0.630307869" calcext:value-type="float">
            <text:p>0.630307869</text:p>
          </table:table-cell>
          <table:table-cell office:value-type="float" office:value="0.568667718" calcext:value-type="float">
            <text:p>0.5686677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710861172" calcext:value-type="float">
            <text:p>0.710861172</text:p>
          </table:table-cell>
          <table:table-cell office:value-type="float" office:value="0.629788116" calcext:value-type="float">
            <text:p>0.629788116</text:p>
          </table:table-cell>
          <table:table-cell office:value-type="float" office:value="0.610166861" calcext:value-type="float">
            <text:p>0.6101668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4758286" calcext:value-type="float">
            <text:p>0.234758286</text:p>
          </table:table-cell>
          <table:table-cell office:value-type="float" office:value="0.733897773" calcext:value-type="float">
            <text:p>0.733897773</text:p>
          </table:table-cell>
          <table:table-cell office:value-type="float" office:value="0.767511221" calcext:value-type="float">
            <text:p>0.767511221</text:p>
          </table:table-cell>
          <table:table-cell office:value-type="float" office:value="0.616082623" calcext:value-type="float">
            <text:p>0.6160826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75786242" calcext:value-type="float">
            <text:p>0.75786242</text:p>
          </table:table-cell>
          <table:table-cell office:value-type="float" office:value="0.767189356" calcext:value-type="float">
            <text:p>0.767189356</text:p>
          </table:table-cell>
          <table:table-cell office:value-type="float" office:value="0.584490369" calcext:value-type="float">
            <text:p>0.584490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4261183" calcext:value-type="float">
            <text:p>0.234261183</text:p>
          </table:table-cell>
          <table:table-cell office:value-type="float" office:value="0.658642728" calcext:value-type="float">
            <text:p>0.658642728</text:p>
          </table:table-cell>
          <table:table-cell office:value-type="float" office:value="0.747271269" calcext:value-type="float">
            <text:p>0.747271269</text:p>
          </table:table-cell>
          <table:table-cell office:value-type="float" office:value="0.628956035" calcext:value-type="float">
            <text:p>0.6289560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4190254" calcext:value-type="float">
            <text:p>0.234190254</text:p>
          </table:table-cell>
          <table:table-cell office:value-type="float" office:value="0.639750438" calcext:value-type="float">
            <text:p>0.639750438</text:p>
          </table:table-cell>
          <table:table-cell office:value-type="float" office:value="0.689633571" calcext:value-type="float">
            <text:p>0.689633571</text:p>
          </table:table-cell>
          <table:table-cell office:value-type="float" office:value="0.670106491" calcext:value-type="float">
            <text:p>0.6701064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4871535" calcext:value-type="float">
            <text:p>0.234871535</text:p>
          </table:table-cell>
          <table:table-cell office:value-type="float" office:value="0.811322428" calcext:value-type="float">
            <text:p>0.811322428</text:p>
          </table:table-cell>
          <table:table-cell office:value-type="float" office:value="0.637105183" calcext:value-type="float">
            <text:p>0.637105183</text:p>
          </table:table-cell>
          <table:table-cell office:value-type="float" office:value="0.567124554" calcext:value-type="float">
            <text:p>0.5671245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34371452" calcext:value-type="float">
            <text:p>0.234371452</text:p>
          </table:table-cell>
          <table:table-cell office:value-type="float" office:value="0.812372662" calcext:value-type="float">
            <text:p>0.812372662</text:p>
          </table:table-cell>
          <table:table-cell office:value-type="float" office:value="0.627142862" calcext:value-type="float">
            <text:p>0.627142862</text:p>
          </table:table-cell>
          <table:table-cell office:value-type="float" office:value="0.566716858" calcext:value-type="float">
            <text:p>0.5667168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75701663" calcext:value-type="float">
            <text:p>0.75701663</text:p>
          </table:table-cell>
          <table:table-cell office:value-type="float" office:value="0.627865866" calcext:value-type="float">
            <text:p>0.627865866</text:p>
          </table:table-cell>
          <table:table-cell office:value-type="float" office:value="0.590222548" calcext:value-type="float">
            <text:p>0.5902225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34961538" calcext:value-type="float">
            <text:p>0.234961538</text:p>
          </table:table-cell>
          <table:table-cell office:value-type="float" office:value="0.803567267" calcext:value-type="float">
            <text:p>0.803567267</text:p>
          </table:table-cell>
          <table:table-cell office:value-type="float" office:value="0.638152437" calcext:value-type="float">
            <text:p>0.638152437</text:p>
          </table:table-cell>
          <table:table-cell office:value-type="float" office:value="0.565967031" calcext:value-type="float">
            <text:p>0.5659670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34819083" calcext:value-type="float">
            <text:p>0.234819083</text:p>
          </table:table-cell>
          <table:table-cell office:value-type="float" office:value="0.805954433" calcext:value-type="float">
            <text:p>0.805954433</text:p>
          </table:table-cell>
          <table:table-cell office:value-type="float" office:value="0.644325095" calcext:value-type="float">
            <text:p>0.644325095</text:p>
          </table:table-cell>
          <table:table-cell office:value-type="float" office:value="0.569602915" calcext:value-type="float">
            <text:p>0.5696029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33973293" calcext:value-type="float">
            <text:p>0.233973293</text:p>
          </table:table-cell>
          <table:table-cell office:value-type="float" office:value="0.763245316" calcext:value-type="float">
            <text:p>0.763245316</text:p>
          </table:table-cell>
          <table:table-cell office:value-type="float" office:value="0.628566817" calcext:value-type="float">
            <text:p>0.628566817</text:p>
          </table:table-cell>
          <table:table-cell office:value-type="float" office:value="0.587914656" calcext:value-type="float">
            <text:p>0.5879146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34445361" calcext:value-type="float">
            <text:p>0.234445361</text:p>
          </table:table-cell>
          <table:table-cell office:value-type="float" office:value="0.641290622" calcext:value-type="float">
            <text:p>0.641290622</text:p>
          </table:table-cell>
          <table:table-cell office:value-type="float" office:value="0.697556817" calcext:value-type="float">
            <text:p>0.697556817</text:p>
          </table:table-cell>
          <table:table-cell office:value-type="float" office:value="0.674176893" calcext:value-type="float">
            <text:p>0.6741768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34460263" calcext:value-type="float">
            <text:p>0.234460263</text:p>
          </table:table-cell>
          <table:table-cell office:value-type="float" office:value="0.640662389" calcext:value-type="float">
            <text:p>0.640662389</text:p>
          </table:table-cell>
          <table:table-cell office:value-type="float" office:value="0.693610393" calcext:value-type="float">
            <text:p>0.693610393</text:p>
          </table:table-cell>
          <table:table-cell office:value-type="float" office:value="0.672743401" calcext:value-type="float">
            <text:p>0.6727434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34341649" calcext:value-type="float">
            <text:p>0.234341649</text:p>
          </table:table-cell>
          <table:table-cell office:value-type="float" office:value="0.643313604" calcext:value-type="float">
            <text:p>0.643313604</text:p>
          </table:table-cell>
          <table:table-cell office:value-type="float" office:value="0.717855777" calcext:value-type="float">
            <text:p>0.717855777</text:p>
          </table:table-cell>
          <table:table-cell office:value-type="float" office:value="0.695055806" calcext:value-type="float">
            <text:p>0.6950558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34717159" calcext:value-type="float">
            <text:p>0.234717159</text:p>
          </table:table-cell>
          <table:table-cell office:value-type="float" office:value="0.666695317" calcext:value-type="float">
            <text:p>0.666695317</text:p>
          </table:table-cell>
          <table:table-cell office:value-type="float" office:value="0.72936484" calcext:value-type="float">
            <text:p>0.72936484</text:p>
          </table:table-cell>
          <table:table-cell office:value-type="float" office:value="0.693765365" calcext:value-type="float">
            <text:p>0.6937653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3488882" calcext:value-type="float">
            <text:p>0.23488882</text:p>
          </table:table-cell>
          <table:table-cell office:value-type="float" office:value="0.668189605" calcext:value-type="float">
            <text:p>0.668189605</text:p>
          </table:table-cell>
          <table:table-cell office:value-type="float" office:value="0.73324093" calcext:value-type="float">
            <text:p>0.73324093</text:p>
          </table:table-cell>
          <table:table-cell office:value-type="float" office:value="0.691509925" calcext:value-type="float">
            <text:p>0.6915099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4696893" calcext:value-type="float">
            <text:p>0.234696893</text:p>
          </table:table-cell>
          <table:table-cell office:value-type="float" office:value="0.716787662" calcext:value-type="float">
            <text:p>0.716787662</text:p>
          </table:table-cell>
          <table:table-cell office:value-type="float" office:value="0.77246556" calcext:value-type="float">
            <text:p>0.77246556</text:p>
          </table:table-cell>
          <table:table-cell office:value-type="float" office:value="0.593354177" calcext:value-type="float">
            <text:p>0.5933541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33998923" calcext:value-type="float">
            <text:p>0.233998923</text:p>
          </table:table-cell>
          <table:table-cell office:value-type="float" office:value="0.727289406" calcext:value-type="float">
            <text:p>0.727289406</text:p>
          </table:table-cell>
          <table:table-cell office:value-type="float" office:value="0.627134517" calcext:value-type="float">
            <text:p>0.627134517</text:p>
          </table:table-cell>
          <table:table-cell office:value-type="float" office:value="0.604056788" calcext:value-type="float">
            <text:p>0.6040567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34130649" calcext:value-type="float">
            <text:p>0.234130649</text:p>
          </table:table-cell>
          <table:table-cell office:value-type="float" office:value="0.725256291" calcext:value-type="float">
            <text:p>0.725256291</text:p>
          </table:table-cell>
          <table:table-cell office:value-type="float" office:value="0.627143458" calcext:value-type="float">
            <text:p>0.627143458</text:p>
          </table:table-cell>
          <table:table-cell office:value-type="float" office:value="0.603510213" calcext:value-type="float">
            <text:p>0.6035102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4150914" calcext:value-type="float">
            <text:p>0.234150914</text:p>
          </table:table-cell>
          <table:table-cell office:value-type="float" office:value="0.727494446" calcext:value-type="float">
            <text:p>0.727494446</text:p>
          </table:table-cell>
          <table:table-cell office:value-type="float" office:value="0.642123299" calcext:value-type="float">
            <text:p>0.642123299</text:p>
          </table:table-cell>
          <table:table-cell office:value-type="float" office:value="0.665030559" calcext:value-type="float">
            <text:p>0.6650305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5126643" calcext:value-type="float">
            <text:p>0.235126643</text:p>
          </table:table-cell>
          <table:table-cell office:value-type="float" office:value="0.667290767" calcext:value-type="float">
            <text:p>0.667290767</text:p>
          </table:table-cell>
          <table:table-cell office:value-type="float" office:value="0.734787671" calcext:value-type="float">
            <text:p>0.734787671</text:p>
          </table:table-cell>
          <table:table-cell office:value-type="float" office:value="0.691257202" calcext:value-type="float">
            <text:p>0.6912572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34474568" calcext:value-type="float">
            <text:p>0.234474568</text:p>
          </table:table-cell>
          <table:table-cell office:value-type="float" office:value="0.681688271" calcext:value-type="float">
            <text:p>0.681688271</text:p>
          </table:table-cell>
          <table:table-cell office:value-type="float" office:value="0.740458458" calcext:value-type="float">
            <text:p>0.740458458</text:p>
          </table:table-cell>
          <table:table-cell office:value-type="float" office:value="0.683738075" calcext:value-type="float">
            <text:p>0.6837380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4506754" calcext:value-type="float">
            <text:p>0.234506754</text:p>
          </table:table-cell>
          <table:table-cell office:value-type="float" office:value="0.770117136" calcext:value-type="float">
            <text:p>0.770117136</text:p>
          </table:table-cell>
          <table:table-cell office:value-type="float" office:value="0.626247004" calcext:value-type="float">
            <text:p>0.626247004</text:p>
          </table:table-cell>
          <table:table-cell office:value-type="float" office:value="0.585739682" calcext:value-type="float">
            <text:p>0.5857396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3452404" calcext:value-type="float">
            <text:p>0.23452404</text:p>
          </table:table-cell>
          <table:table-cell office:value-type="float" office:value="0.642249065" calcext:value-type="float">
            <text:p>0.642249065</text:p>
          </table:table-cell>
          <table:table-cell office:value-type="float" office:value="0.706641162" calcext:value-type="float">
            <text:p>0.706641162</text:p>
          </table:table-cell>
          <table:table-cell office:value-type="float" office:value="0.679532967" calcext:value-type="float">
            <text:p>0.6795329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34155683" calcext:value-type="float">
            <text:p>0.234155683</text:p>
          </table:table-cell>
          <table:table-cell office:value-type="float" office:value="0.634027199" calcext:value-type="float">
            <text:p>0.634027199</text:p>
          </table:table-cell>
          <table:table-cell office:value-type="float" office:value="0.654610473" calcext:value-type="float">
            <text:p>0.654610473</text:p>
          </table:table-cell>
          <table:table-cell office:value-type="float" office:value="0.651360232" calcext:value-type="float">
            <text:p>0.6513602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4754114" calcext:value-type="float">
            <text:p>0.234754114</text:p>
          </table:table-cell>
          <table:table-cell office:value-type="float" office:value="0.779838059" calcext:value-type="float">
            <text:p>0.779838059</text:p>
          </table:table-cell>
          <table:table-cell office:value-type="float" office:value="0.626869872" calcext:value-type="float">
            <text:p>0.626869872</text:p>
          </table:table-cell>
          <table:table-cell office:value-type="float" office:value="0.582757066" calcext:value-type="float">
            <text:p>0.5827570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3342493" calcext:value-type="float">
            <text:p>0.23342493</text:p>
          </table:table-cell>
          <table:table-cell office:value-type="float" office:value="0.674663863" calcext:value-type="float">
            <text:p>0.674663863</text:p>
          </table:table-cell>
          <table:table-cell office:value-type="float" office:value="0.634021239" calcext:value-type="float">
            <text:p>0.634021239</text:p>
          </table:table-cell>
          <table:table-cell office:value-type="float" office:value="0.624804571" calcext:value-type="float">
            <text:p>0.624804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3722357" calcext:value-type="float">
            <text:p>0.233722357</text:p>
          </table:table-cell>
          <table:table-cell office:value-type="float" office:value="0.733549682" calcext:value-type="float">
            <text:p>0.733549682</text:p>
          </table:table-cell>
          <table:table-cell office:value-type="float" office:value="0.62888451" calcext:value-type="float">
            <text:p>0.62888451</text:p>
          </table:table-cell>
          <table:table-cell office:value-type="float" office:value="0.601524186" calcext:value-type="float">
            <text:p>0.6015241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33694343" calcext:value-type="float">
            <text:p>0.233694343</text:p>
          </table:table-cell>
          <table:table-cell office:value-type="float" office:value="0.634493307" calcext:value-type="float">
            <text:p>0.634493307</text:p>
          </table:table-cell>
          <table:table-cell office:value-type="float" office:value="0.673571905" calcext:value-type="float">
            <text:p>0.673571905</text:p>
          </table:table-cell>
          <table:table-cell office:value-type="float" office:value="0.669598063" calcext:value-type="float">
            <text:p>0.6695980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34400062" calcext:value-type="float">
            <text:p>0.234400062</text:p>
          </table:table-cell>
          <table:table-cell office:value-type="float" office:value="0.680403791" calcext:value-type="float">
            <text:p>0.680403791</text:p>
          </table:table-cell>
          <table:table-cell office:value-type="float" office:value="0.744738072" calcext:value-type="float">
            <text:p>0.744738072</text:p>
          </table:table-cell>
          <table:table-cell office:value-type="float" office:value="0.637790637" calcext:value-type="float">
            <text:p>0.6377906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4623579" calcext:value-type="float">
            <text:p>0.234623579</text:p>
          </table:table-cell>
          <table:table-cell office:value-type="float" office:value="0.733477561" calcext:value-type="float">
            <text:p>0.733477561</text:p>
          </table:table-cell>
          <table:table-cell office:value-type="float" office:value="0.767591091" calcext:value-type="float">
            <text:p>0.767591091</text:p>
          </table:table-cell>
          <table:table-cell office:value-type="float" office:value="0.613119675" calcext:value-type="float">
            <text:p>0.6131196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3402336" calcext:value-type="float">
            <text:p>0.23402336</text:p>
          </table:table-cell>
          <table:table-cell office:value-type="float" office:value="0.656432588" calcext:value-type="float">
            <text:p>0.656432588</text:p>
          </table:table-cell>
          <table:table-cell office:value-type="float" office:value="0.71812221" calcext:value-type="float">
            <text:p>0.71812221</text:p>
          </table:table-cell>
          <table:table-cell office:value-type="float" office:value="0.688948713" calcext:value-type="float">
            <text:p>0.688948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4559206" calcext:value-type="float">
            <text:p>0.234559206</text:p>
          </table:table-cell>
          <table:table-cell office:value-type="float" office:value="0.677463493" calcext:value-type="float">
            <text:p>0.677463493</text:p>
          </table:table-cell>
          <table:table-cell office:value-type="float" office:value="0.738314478" calcext:value-type="float">
            <text:p>0.738314478</text:p>
          </table:table-cell>
          <table:table-cell office:value-type="float" office:value="0.685675226" calcext:value-type="float">
            <text:p>0.6856752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34575896" calcext:value-type="float">
            <text:p>0.234575896</text:p>
          </table:table-cell>
          <table:table-cell office:value-type="float" office:value="0.650888163" calcext:value-type="float">
            <text:p>0.650888163</text:p>
          </table:table-cell>
          <table:table-cell office:value-type="float" office:value="0.716397252" calcext:value-type="float">
            <text:p>0.716397252</text:p>
          </table:table-cell>
          <table:table-cell office:value-type="float" office:value="0.687729202" calcext:value-type="float">
            <text:p>0.6877292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34563975" calcext:value-type="float">
            <text:p>0.234563975</text:p>
          </table:table-cell>
          <table:table-cell office:value-type="float" office:value="0.669877609" calcext:value-type="float">
            <text:p>0.669877609</text:p>
          </table:table-cell>
          <table:table-cell office:value-type="float" office:value="0.736609189" calcext:value-type="float">
            <text:p>0.736609189</text:p>
          </table:table-cell>
          <table:table-cell office:value-type="float" office:value="0.688920699" calcext:value-type="float">
            <text:p>0.6889206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34633712" calcext:value-type="float">
            <text:p>0.234633712</text:p>
          </table:table-cell>
          <table:table-cell office:value-type="float" office:value="0.655604083" calcext:value-type="float">
            <text:p>0.655604083</text:p>
          </table:table-cell>
          <table:table-cell office:value-type="float" office:value="0.72288045" calcext:value-type="float">
            <text:p>0.72288045</text:p>
          </table:table-cell>
          <table:table-cell office:value-type="float" office:value="0.689491712" calcext:value-type="float">
            <text:p>0.6894917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34617619" calcext:value-type="float">
            <text:p>0.234617619</text:p>
          </table:table-cell>
          <table:table-cell office:value-type="float" office:value="0.679327331" calcext:value-type="float">
            <text:p>0.679327331</text:p>
          </table:table-cell>
          <table:table-cell office:value-type="float" office:value="0.738190501" calcext:value-type="float">
            <text:p>0.738190501</text:p>
          </table:table-cell>
          <table:table-cell office:value-type="float" office:value="0.685505353" calcext:value-type="float">
            <text:p>0.6855053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34959154" calcext:value-type="float">
            <text:p>0.234959154</text:p>
          </table:table-cell>
          <table:table-cell office:value-type="float" office:value="0.794680809" calcext:value-type="float">
            <text:p>0.794680809</text:p>
          </table:table-cell>
          <table:table-cell office:value-type="float" office:value="0.646700936" calcext:value-type="float">
            <text:p>0.646700936</text:p>
          </table:table-cell>
          <table:table-cell office:value-type="float" office:value="0.573654243" calcext:value-type="float">
            <text:p>0.5736542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33585862" calcext:value-type="float">
            <text:p>0.233585862</text:p>
          </table:table-cell>
          <table:table-cell office:value-type="float" office:value="0.705868686" calcext:value-type="float">
            <text:p>0.705868686</text:p>
          </table:table-cell>
          <table:table-cell office:value-type="float" office:value="0.629685596" calcext:value-type="float">
            <text:p>0.629685596</text:p>
          </table:table-cell>
          <table:table-cell office:value-type="float" office:value="0.60915537" calcext:value-type="float">
            <text:p>0.609155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3350778" calcext:value-type="float">
            <text:p>0.23350778</text:p>
          </table:table-cell>
          <table:table-cell office:value-type="float" office:value="0.804553128" calcext:value-type="float">
            <text:p>0.804553128</text:p>
          </table:table-cell>
          <table:table-cell office:value-type="float" office:value="0.626396015" calcext:value-type="float">
            <text:p>0.626396015</text:p>
          </table:table-cell>
          <table:table-cell office:value-type="float" office:value="0.571113893" calcext:value-type="float">
            <text:p>0.5711138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3451033" calcext:value-type="float">
            <text:p>0.23451033</text:p>
          </table:table-cell>
          <table:table-cell office:value-type="float" office:value="0.67788013" calcext:value-type="float">
            <text:p>0.67788013</text:p>
          </table:table-cell>
          <table:table-cell office:value-type="float" office:value="0.740230172" calcext:value-type="float">
            <text:p>0.740230172</text:p>
          </table:table-cell>
          <table:table-cell office:value-type="float" office:value="0.684228025" calcext:value-type="float">
            <text:p>0.6842280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34364895" calcext:value-type="float">
            <text:p>0.234364895</text:p>
          </table:table-cell>
          <table:table-cell office:value-type="float" office:value="0.798254108" calcext:value-type="float">
            <text:p>0.798254108</text:p>
          </table:table-cell>
          <table:table-cell office:value-type="float" office:value="0.684406839" calcext:value-type="float">
            <text:p>0.684406839</text:p>
          </table:table-cell>
          <table:table-cell office:value-type="float" office:value="0.572170683" calcext:value-type="float">
            <text:p>0.5721706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80735395" calcext:value-type="float">
            <text:p>0.80735395</text:p>
          </table:table-cell>
          <table:table-cell office:value-type="float" office:value="0.635138826" calcext:value-type="float">
            <text:p>0.635138826</text:p>
          </table:table-cell>
          <table:table-cell office:value-type="float" office:value="0.568150946" calcext:value-type="float">
            <text:p>0.5681509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33969716" calcext:value-type="float">
            <text:p>0.233969716</text:p>
          </table:table-cell>
          <table:table-cell office:value-type="float" office:value="0.773247573" calcext:value-type="float">
            <text:p>0.773247573</text:p>
          </table:table-cell>
          <table:table-cell office:value-type="float" office:value="0.630397276" calcext:value-type="float">
            <text:p>0.630397276</text:p>
          </table:table-cell>
          <table:table-cell office:value-type="float" office:value="0.601409149" calcext:value-type="float">
            <text:p>0.6014091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34227804" calcext:value-type="float">
            <text:p>0.234227804</text:p>
          </table:table-cell>
          <table:table-cell office:value-type="float" office:value="0.813545682" calcext:value-type="float">
            <text:p>0.813545682</text:p>
          </table:table-cell>
          <table:table-cell office:value-type="float" office:value="0.627921895" calcext:value-type="float">
            <text:p>0.627921895</text:p>
          </table:table-cell>
          <table:table-cell office:value-type="float" office:value="0.567674705" calcext:value-type="float">
            <text:p>0.5676747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33841566" calcext:value-type="float">
            <text:p>0.233841566</text:p>
          </table:table-cell>
          <table:table-cell office:value-type="float" office:value="0.731861083" calcext:value-type="float">
            <text:p>0.731861083</text:p>
          </table:table-cell>
          <table:table-cell office:value-type="float" office:value="0.631907658" calcext:value-type="float">
            <text:p>0.631907658</text:p>
          </table:table-cell>
          <table:table-cell office:value-type="float" office:value="0.625673011" calcext:value-type="float">
            <text:p>0.6256730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33610896" calcext:value-type="float">
            <text:p>0.233610896</text:p>
          </table:table-cell>
          <table:table-cell office:value-type="float" office:value="0.794463848" calcext:value-type="float">
            <text:p>0.794463848</text:p>
          </table:table-cell>
          <table:table-cell office:value-type="float" office:value="0.628812984" calcext:value-type="float">
            <text:p>0.628812984</text:p>
          </table:table-cell>
          <table:table-cell office:value-type="float" office:value="0.575418541" calcext:value-type="float">
            <text:p>0.5754185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34211711" calcext:value-type="float">
            <text:p>0.234211711</text:p>
          </table:table-cell>
          <table:table-cell office:value-type="float" office:value="0.640873389" calcext:value-type="float">
            <text:p>0.640873389</text:p>
          </table:table-cell>
          <table:table-cell office:value-type="float" office:value="0.684779368" calcext:value-type="float">
            <text:p>0.684779368</text:p>
          </table:table-cell>
          <table:table-cell office:value-type="float" office:value="0.67957469" calcext:value-type="float">
            <text:p>0.679574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34178333" calcext:value-type="float">
            <text:p>0.234178333</text:p>
          </table:table-cell>
          <table:table-cell office:value-type="float" office:value="0.673912248" calcext:value-type="float">
            <text:p>0.673912248</text:p>
          </table:table-cell>
          <table:table-cell office:value-type="float" office:value="0.771021339" calcext:value-type="float">
            <text:p>0.771021339</text:p>
          </table:table-cell>
          <table:table-cell office:value-type="float" office:value="0.580639908" calcext:value-type="float">
            <text:p>0.5806399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33648447" calcext:value-type="float">
            <text:p>0.233648447</text:p>
          </table:table-cell>
          <table:table-cell office:value-type="float" office:value="0.63670464" calcext:value-type="float">
            <text:p>0.63670464</text:p>
          </table:table-cell>
          <table:table-cell office:value-type="float" office:value="0.680365644" calcext:value-type="float">
            <text:p>0.680365644</text:p>
          </table:table-cell>
          <table:table-cell office:value-type="float" office:value="0.664562066" calcext:value-type="float">
            <text:p>0.6645620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33614473" calcext:value-type="float">
            <text:p>0.233614473</text:p>
          </table:table-cell>
          <table:table-cell office:value-type="float" office:value="0.659110029" calcext:value-type="float">
            <text:p>0.659110029</text:p>
          </table:table-cell>
          <table:table-cell office:value-type="float" office:value="0.637406187" calcext:value-type="float">
            <text:p>0.637406187</text:p>
          </table:table-cell>
          <table:table-cell office:value-type="float" office:value="0.632477478" calcext:value-type="float">
            <text:p>0.6324774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3355606" calcext:value-type="float">
            <text:p>0.23355606</text:p>
          </table:table-cell>
          <table:table-cell office:value-type="float" office:value="0.643887597" calcext:value-type="float">
            <text:p>0.643887597</text:p>
          </table:table-cell>
          <table:table-cell office:value-type="float" office:value="0.72696158" calcext:value-type="float">
            <text:p>0.72696158</text:p>
          </table:table-cell>
          <table:table-cell office:value-type="float" office:value="0.691556417" calcext:value-type="float">
            <text:p>0.6915564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34697489" calcext:value-type="float">
            <text:p>0.234697489</text:p>
          </table:table-cell>
          <table:table-cell office:value-type="float" office:value="0.649874884" calcext:value-type="float">
            <text:p>0.649874884</text:p>
          </table:table-cell>
          <table:table-cell office:value-type="float" office:value="0.71778306" calcext:value-type="float">
            <text:p>0.71778306</text:p>
          </table:table-cell>
          <table:table-cell office:value-type="float" office:value="0.687349521" calcext:value-type="float">
            <text:p>0.6873495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34446554" calcext:value-type="float">
            <text:p>0.234446554</text:p>
          </table:table-cell>
          <table:table-cell office:value-type="float" office:value="0.802661276" calcext:value-type="float">
            <text:p>0.802661276</text:p>
          </table:table-cell>
          <table:table-cell office:value-type="float" office:value="0.65632828" calcext:value-type="float">
            <text:p>0.65632828</text:p>
          </table:table-cell>
          <table:table-cell office:value-type="float" office:value="0.570029684" calcext:value-type="float">
            <text:p>0.5700296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34069256" calcext:value-type="float">
            <text:p>0.234069256</text:p>
          </table:table-cell>
          <table:table-cell office:value-type="float" office:value="0.811036922" calcext:value-type="float">
            <text:p>0.811036922</text:p>
          </table:table-cell>
          <table:table-cell office:value-type="float" office:value="0.632432775" calcext:value-type="float">
            <text:p>0.632432775</text:p>
          </table:table-cell>
          <table:table-cell office:value-type="float" office:value="0.565562316" calcext:value-type="float">
            <text:p>0.5655623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4774379" calcext:value-type="float">
            <text:p>0.234774379</text:p>
          </table:table-cell>
          <table:table-cell office:value-type="float" office:value="0.782442186" calcext:value-type="float">
            <text:p>0.782442186</text:p>
          </table:table-cell>
          <table:table-cell office:value-type="float" office:value="0.638032632" calcext:value-type="float">
            <text:p>0.638032632</text:p>
          </table:table-cell>
          <table:table-cell office:value-type="float" office:value="0.568186112" calcext:value-type="float">
            <text:p>0.5681861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3453" calcext:value-type="float">
            <text:p>0.23453</text:p>
          </table:table-cell>
          <table:table-cell office:value-type="float" office:value="0.643907862" calcext:value-type="float">
            <text:p>0.643907862</text:p>
          </table:table-cell>
          <table:table-cell office:value-type="float" office:value="0.706123794" calcext:value-type="float">
            <text:p>0.706123794</text:p>
          </table:table-cell>
          <table:table-cell office:value-type="float" office:value="0.678436241" calcext:value-type="float">
            <text:p>0.6784362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4200982" calcext:value-type="float">
            <text:p>0.234200982</text:p>
          </table:table-cell>
          <table:table-cell office:value-type="float" office:value="0.640683251" calcext:value-type="float">
            <text:p>0.640683251</text:p>
          </table:table-cell>
          <table:table-cell office:value-type="float" office:value="0.687338196" calcext:value-type="float">
            <text:p>0.687338196</text:p>
          </table:table-cell>
          <table:table-cell office:value-type="float" office:value="0.669038972" calcext:value-type="float">
            <text:p>0.6690389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637176113" calcext:value-type="float">
            <text:p>0.637176113</text:p>
          </table:table-cell>
          <table:table-cell office:value-type="float" office:value="0.688528501" calcext:value-type="float">
            <text:p>0.688528501</text:p>
          </table:table-cell>
          <table:table-cell office:value-type="float" office:value="0.686193786" calcext:value-type="float">
            <text:p>0.6861937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33777789" calcext:value-type="float">
            <text:p>0.233777789</text:p>
          </table:table-cell>
          <table:table-cell office:value-type="float" office:value="0.635343866" calcext:value-type="float">
            <text:p>0.635343866</text:p>
          </table:table-cell>
          <table:table-cell office:value-type="float" office:value="0.661084135" calcext:value-type="float">
            <text:p>0.661084135</text:p>
          </table:table-cell>
          <table:table-cell office:value-type="float" office:value="0.652840811" calcext:value-type="float">
            <text:p>0.6528408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33927993" calcext:value-type="float">
            <text:p>0.233927993</text:p>
          </table:table-cell>
          <table:table-cell office:value-type="float" office:value="0.65755852" calcext:value-type="float">
            <text:p>0.65755852</text:p>
          </table:table-cell>
          <table:table-cell office:value-type="float" office:value="0.639601426" calcext:value-type="float">
            <text:p>0.639601426</text:p>
          </table:table-cell>
          <table:table-cell office:value-type="float" office:value="0.633282737" calcext:value-type="float">
            <text:p>0.6332827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729676" calcext:value-type="float">
            <text:p>0.234729676</text:p>
          </table:table-cell>
          <table:table-cell office:value-type="float" office:value="0.736909597" calcext:value-type="float">
            <text:p>0.736909597</text:p>
          </table:table-cell>
          <table:table-cell office:value-type="float" office:value="0.769052001" calcext:value-type="float">
            <text:p>0.769052001</text:p>
          </table:table-cell>
          <table:table-cell office:value-type="float" office:value="0.605019403" calcext:value-type="float">
            <text:p>0.605019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34800605" calcext:value-type="float">
            <text:p>0.234800605</text:p>
          </table:table-cell>
          <table:table-cell office:value-type="float" office:value="0.788179134" calcext:value-type="float">
            <text:p>0.788179134</text:p>
          </table:table-cell>
          <table:table-cell office:value-type="float" office:value="0.711951937" calcext:value-type="float">
            <text:p>0.711951937</text:p>
          </table:table-cell>
          <table:table-cell office:value-type="float" office:value="0.574693152" calcext:value-type="float">
            <text:p>0.5746931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33876137" calcext:value-type="float">
            <text:p>0.233876137</text:p>
          </table:table-cell>
          <table:table-cell office:value-type="float" office:value="0.809533096" calcext:value-type="float">
            <text:p>0.809533096</text:p>
          </table:table-cell>
          <table:table-cell office:value-type="float" office:value="0.627721623" calcext:value-type="float">
            <text:p>0.627721623</text:p>
          </table:table-cell>
          <table:table-cell office:value-type="float" office:value="0.569865772" calcext:value-type="float">
            <text:p>0.5698657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34153895" calcext:value-type="float">
            <text:p>0.234153895</text:p>
          </table:table-cell>
          <table:table-cell office:value-type="float" office:value="0.638628678" calcext:value-type="float">
            <text:p>0.638628678</text:p>
          </table:table-cell>
          <table:table-cell office:value-type="float" office:value="0.652206022" calcext:value-type="float">
            <text:p>0.652206022</text:p>
          </table:table-cell>
          <table:table-cell office:value-type="float" office:value="0.648887831" calcext:value-type="float">
            <text:p>0.6488878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4063296" calcext:value-type="float">
            <text:p>0.234063296</text:p>
          </table:table-cell>
          <table:table-cell office:value-type="float" office:value="0.637587981" calcext:value-type="float">
            <text:p>0.637587981</text:p>
          </table:table-cell>
          <table:table-cell office:value-type="float" office:value="0.702436054" calcext:value-type="float">
            <text:p>0.702436054</text:p>
          </table:table-cell>
          <table:table-cell office:value-type="float" office:value="0.693756425" calcext:value-type="float">
            <text:p>0.693756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35161213" calcext:value-type="float">
            <text:p>0.235161213</text:p>
          </table:table-cell>
          <table:table-cell office:value-type="float" office:value="0.684033714" calcext:value-type="float">
            <text:p>0.684033714</text:p>
          </table:table-cell>
          <table:table-cell office:value-type="float" office:value="0.754913182" calcext:value-type="float">
            <text:p>0.754913182</text:p>
          </table:table-cell>
          <table:table-cell office:value-type="float" office:value="0.654682595" calcext:value-type="float">
            <text:p>0.6546825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34723119" calcext:value-type="float">
            <text:p>0.234723119</text:p>
          </table:table-cell>
          <table:table-cell office:value-type="float" office:value="0.652530867" calcext:value-type="float">
            <text:p>0.652530867</text:p>
          </table:table-cell>
          <table:table-cell office:value-type="float" office:value="0.722841111" calcext:value-type="float">
            <text:p>0.722841111</text:p>
          </table:table-cell>
          <table:table-cell office:value-type="float" office:value="0.691279255" calcext:value-type="float">
            <text:p>0.6912792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34860806" calcext:value-type="float">
            <text:p>0.234860806</text:p>
          </table:table-cell>
          <table:table-cell office:value-type="float" office:value="0.685337268" calcext:value-type="float">
            <text:p>0.685337268</text:p>
          </table:table-cell>
          <table:table-cell office:value-type="float" office:value="0.743897646" calcext:value-type="float">
            <text:p>0.743897646</text:p>
          </table:table-cell>
          <table:table-cell office:value-type="float" office:value="0.679336867" calcext:value-type="float">
            <text:p>0.6793368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34730272" calcext:value-type="float">
            <text:p>0.234730272</text:p>
          </table:table-cell>
          <table:table-cell office:value-type="float" office:value="0.658479411" calcext:value-type="float">
            <text:p>0.658479411</text:p>
          </table:table-cell>
          <table:table-cell office:value-type="float" office:value="0.728757468" calcext:value-type="float">
            <text:p>0.728757468</text:p>
          </table:table-cell>
          <table:table-cell office:value-type="float" office:value="0.691177927" calcext:value-type="float">
            <text:p>0.6911779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34499602" calcext:value-type="float">
            <text:p>0.234499602</text:p>
          </table:table-cell>
          <table:table-cell office:value-type="float" office:value="0.649064261" calcext:value-type="float">
            <text:p>0.649064261</text:p>
          </table:table-cell>
          <table:table-cell office:value-type="float" office:value="0.712772693" calcext:value-type="float">
            <text:p>0.712772693</text:p>
          </table:table-cell>
          <table:table-cell office:value-type="float" office:value="0.684000335" calcext:value-type="float">
            <text:p>0.6840003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33876137" calcext:value-type="float">
            <text:p>0.233876137</text:p>
          </table:table-cell>
          <table:table-cell office:value-type="float" office:value="0.663164933" calcext:value-type="float">
            <text:p>0.663164933</text:p>
          </table:table-cell>
          <table:table-cell office:value-type="float" office:value="0.638868885" calcext:value-type="float">
            <text:p>0.638868885</text:p>
          </table:table-cell>
          <table:table-cell office:value-type="float" office:value="0.632789806" calcext:value-type="float">
            <text:p>0.6327898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33910708" calcext:value-type="float">
            <text:p>0.233910708</text:p>
          </table:table-cell>
          <table:table-cell office:value-type="float" office:value="0.665177186" calcext:value-type="float">
            <text:p>0.665177186</text:p>
          </table:table-cell>
          <table:table-cell office:value-type="float" office:value="0.66176184" calcext:value-type="float">
            <text:p>0.66176184</text:p>
          </table:table-cell>
          <table:table-cell office:value-type="float" office:value="0.678999505" calcext:value-type="float">
            <text:p>0.6789995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33970908" calcext:value-type="float">
            <text:p>0.233970908</text:p>
          </table:table-cell>
          <table:table-cell office:value-type="float" office:value="0.697218859" calcext:value-type="float">
            <text:p>0.697218859</text:p>
          </table:table-cell>
          <table:table-cell office:value-type="float" office:value="0.631668047" calcext:value-type="float">
            <text:p>0.631668047</text:p>
          </table:table-cell>
          <table:table-cell office:value-type="float" office:value="0.616880729" calcext:value-type="float">
            <text:p>0.6168807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34212903" calcext:value-type="float">
            <text:p>0.234212903</text:p>
          </table:table-cell>
          <table:table-cell office:value-type="float" office:value="0.640884118" calcext:value-type="float">
            <text:p>0.640884118</text:p>
          </table:table-cell>
          <table:table-cell office:value-type="float" office:value="0.650553185" calcext:value-type="float">
            <text:p>0.650553185</text:p>
          </table:table-cell>
          <table:table-cell office:value-type="float" office:value="0.647233206" calcext:value-type="float">
            <text:p>0.6472332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34916834" calcext:value-type="float">
            <text:p>0.234916834</text:p>
          </table:table-cell>
          <table:table-cell office:value-type="float" office:value="0.657396395" calcext:value-type="float">
            <text:p>0.657396395</text:p>
          </table:table-cell>
          <table:table-cell office:value-type="float" office:value="0.723208871" calcext:value-type="float">
            <text:p>0.723208871</text:p>
          </table:table-cell>
          <table:table-cell office:value-type="float" office:value="0.690901362" calcext:value-type="float">
            <text:p>0.6909013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35366849" calcext:value-type="float">
            <text:p>0.235366849</text:p>
          </table:table-cell>
          <table:table-cell office:value-type="float" office:value="0.799286461" calcext:value-type="float">
            <text:p>0.799286461</text:p>
          </table:table-cell>
          <table:table-cell office:value-type="float" office:value="0.636103825" calcext:value-type="float">
            <text:p>0.636103825</text:p>
          </table:table-cell>
          <table:table-cell office:value-type="float" office:value="0.569209524" calcext:value-type="float">
            <text:p>0.569209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34417943" calcext:value-type="float">
            <text:p>0.234417943</text:p>
          </table:table-cell>
          <table:table-cell office:value-type="float" office:value="0.646303373" calcext:value-type="float">
            <text:p>0.646303373</text:p>
          </table:table-cell>
          <table:table-cell office:value-type="float" office:value="0.708758319" calcext:value-type="float">
            <text:p>0.708758319</text:p>
          </table:table-cell>
          <table:table-cell office:value-type="float" office:value="0.680328689" calcext:value-type="float">
            <text:p>0.6803286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34370856" calcext:value-type="float">
            <text:p>0.234370856</text:p>
          </table:table-cell>
          <table:table-cell office:value-type="float" office:value="0.644437748" calcext:value-type="float">
            <text:p>0.644437748</text:p>
          </table:table-cell>
          <table:table-cell office:value-type="float" office:value="0.698875272" calcext:value-type="float">
            <text:p>0.698875272</text:p>
          </table:table-cell>
          <table:table-cell office:value-type="float" office:value="0.675185999" calcext:value-type="float">
            <text:p>0.6751859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34627156" calcext:value-type="float">
            <text:p>0.234627156</text:p>
          </table:table-cell>
          <table:table-cell office:value-type="float" office:value="0.788782929" calcext:value-type="float">
            <text:p>0.788782929</text:p>
          </table:table-cell>
          <table:table-cell office:value-type="float" office:value="0.709911073" calcext:value-type="float">
            <text:p>0.709911073</text:p>
          </table:table-cell>
          <table:table-cell office:value-type="float" office:value="0.572947928" calcext:value-type="float">
            <text:p>0.5729479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33646063" calcext:value-type="float">
            <text:p>0.233646063</text:p>
          </table:table-cell>
          <table:table-cell office:value-type="float" office:value="0.719633784" calcext:value-type="float">
            <text:p>0.719633784</text:p>
          </table:table-cell>
          <table:table-cell office:value-type="float" office:value="0.628209189" calcext:value-type="float">
            <text:p>0.628209189</text:p>
          </table:table-cell>
          <table:table-cell office:value-type="float" office:value="0.60656674" calcext:value-type="float">
            <text:p>0.606566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33656196" calcext:value-type="float">
            <text:p>0.233656196</text:p>
          </table:table-cell>
          <table:table-cell office:value-type="float" office:value="0.77882478" calcext:value-type="float">
            <text:p>0.77882478</text:p>
          </table:table-cell>
          <table:table-cell office:value-type="float" office:value="0.626624301" calcext:value-type="float">
            <text:p>0.626624301</text:p>
          </table:table-cell>
          <table:table-cell office:value-type="float" office:value="0.582740376" calcext:value-type="float">
            <text:p>0.5827403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33750371" calcext:value-type="float">
            <text:p>0.233750371</text:p>
          </table:table-cell>
          <table:table-cell office:value-type="float" office:value="0.655911047" calcext:value-type="float">
            <text:p>0.655911047</text:p>
          </table:table-cell>
          <table:table-cell office:value-type="float" office:value="0.640214758" calcext:value-type="float">
            <text:p>0.640214758</text:p>
          </table:table-cell>
          <table:table-cell office:value-type="float" office:value="0.63454874" calcext:value-type="float">
            <text:p>0.63454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34063296" calcext:value-type="float">
            <text:p>0.234063296</text:p>
          </table:table-cell>
          <table:table-cell office:value-type="float" office:value="0.800199008" calcext:value-type="float">
            <text:p>0.800199008</text:p>
          </table:table-cell>
          <table:table-cell office:value-type="float" office:value="0.626297072" calcext:value-type="float">
            <text:p>0.626297072</text:p>
          </table:table-cell>
          <table:table-cell office:value-type="float" office:value="0.572474071" calcext:value-type="float">
            <text:p>0.5724740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35114126" calcext:value-type="float">
            <text:p>0.235114126</text:p>
          </table:table-cell>
          <table:table-cell office:value-type="float" office:value="0.69149264" calcext:value-type="float">
            <text:p>0.69149264</text:p>
          </table:table-cell>
          <table:table-cell office:value-type="float" office:value="0.748636812" calcext:value-type="float">
            <text:p>0.748636812</text:p>
          </table:table-cell>
          <table:table-cell office:value-type="float" office:value="0.67178615" calcext:value-type="float">
            <text:p>0.671786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5361485" calcext:value-type="float">
            <text:p>0.235361485</text:p>
          </table:table-cell>
          <table:table-cell office:value-type="float" office:value="0.707072104" calcext:value-type="float">
            <text:p>0.707072104</text:p>
          </table:table-cell>
          <table:table-cell office:value-type="float" office:value="0.754641384" calcext:value-type="float">
            <text:p>0.754641384</text:p>
          </table:table-cell>
          <table:table-cell office:value-type="float" office:value="0.653428513" calcext:value-type="float">
            <text:p>0.6534285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35065846" calcext:value-type="float">
            <text:p>0.235065846</text:p>
          </table:table-cell>
          <table:table-cell office:value-type="float" office:value="0.670880159" calcext:value-type="float">
            <text:p>0.670880159</text:p>
          </table:table-cell>
          <table:table-cell office:value-type="float" office:value="0.755679101" calcext:value-type="float">
            <text:p>0.755679101</text:p>
          </table:table-cell>
          <table:table-cell office:value-type="float" office:value="0.609573199" calcext:value-type="float">
            <text:p>0.6095731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34075217" calcext:value-type="float">
            <text:p>0.234075217</text:p>
          </table:table-cell>
          <table:table-cell office:value-type="float" office:value="0.66707023" calcext:value-type="float">
            <text:p>0.66707023</text:p>
          </table:table-cell>
          <table:table-cell office:value-type="float" office:value="0.635559635" calcext:value-type="float">
            <text:p>0.635559635</text:p>
          </table:table-cell>
          <table:table-cell office:value-type="float" office:value="0.630024151" calcext:value-type="float">
            <text:p>0.6300241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3424807" calcext:value-type="float">
            <text:p>0.23424807</text:p>
          </table:table-cell>
          <table:table-cell office:value-type="float" office:value="0.643890577" calcext:value-type="float">
            <text:p>0.643890577</text:p>
          </table:table-cell>
          <table:table-cell office:value-type="float" office:value="0.698157036" calcext:value-type="float">
            <text:p>0.698157036</text:p>
          </table:table-cell>
          <table:table-cell office:value-type="float" office:value="0.674638233" calcext:value-type="float">
            <text:p>0.6746382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33793883" calcext:value-type="float">
            <text:p>0.233793883</text:p>
          </table:table-cell>
          <table:table-cell office:value-type="float" office:value="0.641908722" calcext:value-type="float">
            <text:p>0.641908722</text:p>
          </table:table-cell>
          <table:table-cell office:value-type="float" office:value="0.712655868" calcext:value-type="float">
            <text:p>0.712655868</text:p>
          </table:table-cell>
          <table:table-cell office:value-type="float" office:value="0.689779006" calcext:value-type="float">
            <text:p>0.6897790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34581856" calcext:value-type="float">
            <text:p>0.234581856</text:p>
          </table:table-cell>
          <table:table-cell office:value-type="float" office:value="0.643826204" calcext:value-type="float">
            <text:p>0.643826204</text:p>
          </table:table-cell>
          <table:table-cell office:value-type="float" office:value="0.697377407" calcext:value-type="float">
            <text:p>0.697377407</text:p>
          </table:table-cell>
          <table:table-cell office:value-type="float" office:value="0.67342051" calcext:value-type="float">
            <text:p>0.673420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34066872" calcext:value-type="float">
            <text:p>0.234066872</text:p>
          </table:table-cell>
          <table:table-cell office:value-type="float" office:value="0.804214573" calcext:value-type="float">
            <text:p>0.804214573</text:p>
          </table:table-cell>
          <table:table-cell office:value-type="float" office:value="0.627510026" calcext:value-type="float">
            <text:p>0.627510026</text:p>
          </table:table-cell>
          <table:table-cell office:value-type="float" office:value="0.571973988" calcext:value-type="float">
            <text:p>0.571973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34419731" calcext:value-type="float">
            <text:p>0.234419731</text:p>
          </table:table-cell>
          <table:table-cell office:value-type="float" office:value="0.783805941" calcext:value-type="float">
            <text:p>0.783805941</text:p>
          </table:table-cell>
          <table:table-cell office:value-type="float" office:value="0.633742289" calcext:value-type="float">
            <text:p>0.633742289</text:p>
          </table:table-cell>
          <table:table-cell office:value-type="float" office:value="0.641921239" calcext:value-type="float">
            <text:p>0.6419212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34454302" calcext:value-type="float">
            <text:p>0.234454302</text:p>
          </table:table-cell>
          <table:table-cell office:value-type="float" office:value="0.635550098" calcext:value-type="float">
            <text:p>0.635550098</text:p>
          </table:table-cell>
          <table:table-cell office:value-type="float" office:value="0.653979856" calcext:value-type="float">
            <text:p>0.653979856</text:p>
          </table:table-cell>
          <table:table-cell office:value-type="float" office:value="0.649514872" calcext:value-type="float">
            <text:p>0.6495148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35156445" calcext:value-type="float">
            <text:p>0.235156445</text:p>
          </table:table-cell>
          <table:table-cell office:value-type="float" office:value="0.791549181" calcext:value-type="float">
            <text:p>0.791549181</text:p>
          </table:table-cell>
          <table:table-cell office:value-type="float" office:value="0.692727052" calcext:value-type="float">
            <text:p>0.692727052</text:p>
          </table:table-cell>
          <table:table-cell office:value-type="float" office:value="0.572669574" calcext:value-type="float">
            <text:p>0.5726695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34902529" calcext:value-type="float">
            <text:p>0.234902529</text:p>
          </table:table-cell>
          <table:table-cell office:value-type="float" office:value="0.716505732" calcext:value-type="float">
            <text:p>0.716505732</text:p>
          </table:table-cell>
          <table:table-cell office:value-type="float" office:value="0.771596524" calcext:value-type="float">
            <text:p>0.771596524</text:p>
          </table:table-cell>
          <table:table-cell office:value-type="float" office:value="0.600548458" calcext:value-type="float">
            <text:p>0.6005484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35231547" calcext:value-type="float">
            <text:p>0.235231547</text:p>
          </table:table-cell>
          <table:table-cell office:value-type="float" office:value="0.77097902" calcext:value-type="float">
            <text:p>0.77097902</text:p>
          </table:table-cell>
          <table:table-cell office:value-type="float" office:value="0.746064275" calcext:value-type="float">
            <text:p>0.746064275</text:p>
          </table:table-cell>
          <table:table-cell office:value-type="float" office:value="0.57722635" calcext:value-type="float">
            <text:p>0.577226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812111594" calcext:value-type="float">
            <text:p>0.812111594</text:p>
          </table:table-cell>
          <table:table-cell office:value-type="float" office:value="0.630120114" calcext:value-type="float">
            <text:p>0.630120114</text:p>
          </table:table-cell>
          <table:table-cell office:value-type="float" office:value="0.566124984" calcext:value-type="float">
            <text:p>0.56612498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34189061" calcext:value-type="float">
            <text:p>0.234189061</text:p>
          </table:table-cell>
          <table:table-cell office:value-type="float" office:value="0.711147274" calcext:value-type="float">
            <text:p>0.711147274</text:p>
          </table:table-cell>
          <table:table-cell office:value-type="float" office:value="0.629223064" calcext:value-type="float">
            <text:p>0.629223064</text:p>
          </table:table-cell>
          <table:table-cell office:value-type="float" office:value="0.629219488" calcext:value-type="float">
            <text:p>0.6292194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34789876" calcext:value-type="float">
            <text:p>0.234789876</text:p>
          </table:table-cell>
          <table:table-cell office:value-type="float" office:value="0.645065385" calcext:value-type="float">
            <text:p>0.645065385</text:p>
          </table:table-cell>
          <table:table-cell office:value-type="float" office:value="0.698590958" calcext:value-type="float">
            <text:p>0.698590958</text:p>
          </table:table-cell>
          <table:table-cell office:value-type="float" office:value="0.675301036" calcext:value-type="float">
            <text:p>0.6753010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3460391" calcext:value-type="float">
            <text:p>0.23460391</text:p>
          </table:table-cell>
          <table:table-cell office:value-type="float" office:value="0.653028566" calcext:value-type="float">
            <text:p>0.653028566</text:p>
          </table:table-cell>
          <table:table-cell office:value-type="float" office:value="0.719407287" calcext:value-type="float">
            <text:p>0.719407287</text:p>
          </table:table-cell>
          <table:table-cell office:value-type="float" office:value="0.689107262" calcext:value-type="float">
            <text:p>0.6891072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34863786" calcext:value-type="float">
            <text:p>0.234863786</text:p>
          </table:table-cell>
          <table:table-cell office:value-type="float" office:value="0.646963197" calcext:value-type="float">
            <text:p>0.646963197</text:p>
          </table:table-cell>
          <table:table-cell office:value-type="float" office:value="0.711753453" calcext:value-type="float">
            <text:p>0.711753453</text:p>
          </table:table-cell>
          <table:table-cell office:value-type="float" office:value="0.682946525" calcext:value-type="float">
            <text:p>0.6829465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33990578" calcext:value-type="float">
            <text:p>0.233990578</text:p>
          </table:table-cell>
          <table:table-cell office:value-type="float" office:value="0.644496756" calcext:value-type="float">
            <text:p>0.644496756</text:p>
          </table:table-cell>
          <table:table-cell office:value-type="float" office:value="0.72124907" calcext:value-type="float">
            <text:p>0.72124907</text:p>
          </table:table-cell>
          <table:table-cell office:value-type="float" office:value="0.691730463" calcext:value-type="float">
            <text:p>0.6917304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34649805" calcext:value-type="float">
            <text:p>0.234649805</text:p>
          </table:table-cell>
          <table:table-cell office:value-type="float" office:value="0.645032006" calcext:value-type="float">
            <text:p>0.645032006</text:p>
          </table:table-cell>
          <table:table-cell office:value-type="float" office:value="0.702126706" calcext:value-type="float">
            <text:p>0.702126706</text:p>
          </table:table-cell>
          <table:table-cell office:value-type="float" office:value="0.677238187" calcext:value-type="float">
            <text:p>0.6772381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34378008" calcext:value-type="float">
            <text:p>0.234378008</text:p>
          </table:table-cell>
          <table:table-cell office:value-type="float" office:value="0.643521028" calcext:value-type="float">
            <text:p>0.643521028</text:p>
          </table:table-cell>
          <table:table-cell office:value-type="float" office:value="0.698192799" calcext:value-type="float">
            <text:p>0.698192799</text:p>
          </table:table-cell>
          <table:table-cell office:value-type="float" office:value="0.674923739" calcext:value-type="float">
            <text:p>0.6749237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35008625" calcext:value-type="float">
            <text:p>0.235008625</text:p>
          </table:table-cell>
          <table:table-cell office:value-type="float" office:value="0.788331722" calcext:value-type="float">
            <text:p>0.788331722</text:p>
          </table:table-cell>
          <table:table-cell office:value-type="float" office:value="0.637255983" calcext:value-type="float">
            <text:p>0.637255983</text:p>
          </table:table-cell>
          <table:table-cell office:value-type="float" office:value="0.569143959" calcext:value-type="float">
            <text:p>0.5691439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34328536" calcext:value-type="float">
            <text:p>0.234328536</text:p>
          </table:table-cell>
          <table:table-cell office:value-type="float" office:value="0.813362099" calcext:value-type="float">
            <text:p>0.813362099</text:p>
          </table:table-cell>
          <table:table-cell office:value-type="float" office:value="0.625530556" calcext:value-type="float">
            <text:p>0.625530556</text:p>
          </table:table-cell>
          <table:table-cell office:value-type="float" office:value="0.579739878" calcext:value-type="float">
            <text:p>0.5797398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34806566" calcext:value-type="float">
            <text:p>0.234806566</text:p>
          </table:table-cell>
          <table:table-cell office:value-type="float" office:value="0.668022116" calcext:value-type="float">
            <text:p>0.668022116</text:p>
          </table:table-cell>
          <table:table-cell office:value-type="float" office:value="0.734387724" calcext:value-type="float">
            <text:p>0.734387724</text:p>
          </table:table-cell>
          <table:table-cell office:value-type="float" office:value="0.690513932" calcext:value-type="float">
            <text:p>0.6905139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4730868" calcext:value-type="float">
            <text:p>0.234730868</text:p>
          </table:table-cell>
          <table:table-cell office:value-type="float" office:value="0.670095166" calcext:value-type="float">
            <text:p>0.670095166</text:p>
          </table:table-cell>
          <table:table-cell office:value-type="float" office:value="0.747701615" calcext:value-type="float">
            <text:p>0.747701615</text:p>
          </table:table-cell>
          <table:table-cell office:value-type="float" office:value="0.672411403" calcext:value-type="float">
            <text:p>0.6724114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4594969" calcext:value-type="float">
            <text:p>0.234594969</text:p>
          </table:table-cell>
          <table:table-cell office:value-type="float" office:value="0.670124968" calcext:value-type="float">
            <text:p>0.670124968</text:p>
          </table:table-cell>
          <table:table-cell office:value-type="float" office:value="0.752593369" calcext:value-type="float">
            <text:p>0.752593369</text:p>
          </table:table-cell>
          <table:table-cell office:value-type="float" office:value="0.611785127" calcext:value-type="float">
            <text:p>0.6117851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34805374" calcext:value-type="float">
            <text:p>0.234805374</text:p>
          </table:table-cell>
          <table:table-cell office:value-type="float" office:value="0.652350265" calcext:value-type="float">
            <text:p>0.652350265</text:p>
          </table:table-cell>
          <table:table-cell office:value-type="float" office:value="0.719199862" calcext:value-type="float">
            <text:p>0.719199862</text:p>
          </table:table-cell>
          <table:table-cell office:value-type="float" office:value="0.689106666" calcext:value-type="float">
            <text:p>0.6891066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33899383" calcext:value-type="float">
            <text:p>0.233899383</text:p>
          </table:table-cell>
          <table:table-cell office:value-type="float" office:value="0.636869149" calcext:value-type="float">
            <text:p>0.636869149</text:p>
          </table:table-cell>
          <table:table-cell office:value-type="float" office:value="0.664377888" calcext:value-type="float">
            <text:p>0.664377888</text:p>
          </table:table-cell>
          <table:table-cell office:value-type="float" office:value="0.668261727" calcext:value-type="float">
            <text:p>0.6682617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34138397" calcext:value-type="float">
            <text:p>0.234138397</text:p>
          </table:table-cell>
          <table:table-cell office:value-type="float" office:value="0.641304927" calcext:value-type="float">
            <text:p>0.641304927</text:p>
          </table:table-cell>
          <table:table-cell office:value-type="float" office:value="0.713232245" calcext:value-type="float">
            <text:p>0.713232245</text:p>
          </table:table-cell>
          <table:table-cell office:value-type="float" office:value="0.683255873" calcext:value-type="float">
            <text:p>0.6832558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34639077" calcext:value-type="float">
            <text:p>0.234639077</text:p>
          </table:table-cell>
          <table:table-cell office:value-type="float" office:value="0.641112404" calcext:value-type="float">
            <text:p>0.641112404</text:p>
          </table:table-cell>
          <table:table-cell office:value-type="float" office:value="0.692994081" calcext:value-type="float">
            <text:p>0.692994081</text:p>
          </table:table-cell>
          <table:table-cell office:value-type="float" office:value="0.670259675" calcext:value-type="float">
            <text:p>0.6702596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34818487" calcext:value-type="float">
            <text:p>0.234818487</text:p>
          </table:table-cell>
          <table:table-cell office:value-type="float" office:value="0.770431253" calcext:value-type="float">
            <text:p>0.770431253</text:p>
          </table:table-cell>
          <table:table-cell office:value-type="float" office:value="0.748919338" calcext:value-type="float">
            <text:p>0.748919338</text:p>
          </table:table-cell>
          <table:table-cell office:value-type="float" office:value="0.577173898" calcext:value-type="float">
            <text:p>0.5771738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738328783" calcext:value-type="float">
            <text:p>0.738328783</text:p>
          </table:table-cell>
          <table:table-cell office:value-type="float" office:value="0.769651028" calcext:value-type="float">
            <text:p>0.769651028</text:p>
          </table:table-cell>
          <table:table-cell office:value-type="float" office:value="0.607935859" calcext:value-type="float">
            <text:p>0.6079358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738006322" calcext:value-type="float">
            <text:p>0.738006322</text:p>
          </table:table-cell>
          <table:table-cell office:value-type="float" office:value="0.768422576" calcext:value-type="float">
            <text:p>0.768422576</text:p>
          </table:table-cell>
          <table:table-cell office:value-type="float" office:value="0.604742241" calcext:value-type="float">
            <text:p>0.6047422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35161809" calcext:value-type="float">
            <text:p>0.235161809</text:p>
          </table:table-cell>
          <table:table-cell office:value-type="float" office:value="0.764914842" calcext:value-type="float">
            <text:p>0.764914842</text:p>
          </table:table-cell>
          <table:table-cell office:value-type="float" office:value="0.737480609" calcext:value-type="float">
            <text:p>0.737480609</text:p>
          </table:table-cell>
          <table:table-cell office:value-type="float" office:value="0.573809811" calcext:value-type="float">
            <text:p>0.5738098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34289197" calcext:value-type="float">
            <text:p>0.234289197</text:p>
          </table:table-cell>
          <table:table-cell office:value-type="float" office:value="0.807935692" calcext:value-type="float">
            <text:p>0.807935692</text:p>
          </table:table-cell>
          <table:table-cell office:value-type="float" office:value="0.625933483" calcext:value-type="float">
            <text:p>0.625933483</text:p>
          </table:table-cell>
          <table:table-cell office:value-type="float" office:value="0.568425127" calcext:value-type="float">
            <text:p>0.568425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34174756" calcext:value-type="float">
            <text:p>0.234174756</text:p>
          </table:table-cell>
          <table:table-cell office:value-type="float" office:value="0.784156416" calcext:value-type="float">
            <text:p>0.784156416</text:p>
          </table:table-cell>
          <table:table-cell office:value-type="float" office:value="0.626665428" calcext:value-type="float">
            <text:p>0.626665428</text:p>
          </table:table-cell>
          <table:table-cell office:value-type="float" office:value="0.61630018" calcext:value-type="float">
            <text:p>0.61630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35130815" calcext:value-type="float">
            <text:p>0.235130815</text:p>
          </table:table-cell>
          <table:table-cell office:value-type="float" office:value="0.649638849" calcext:value-type="float">
            <text:p>0.649638849</text:p>
          </table:table-cell>
          <table:table-cell office:value-type="float" office:value="0.71368226" calcext:value-type="float">
            <text:p>0.71368226</text:p>
          </table:table-cell>
          <table:table-cell office:value-type="float" office:value="0.685231171" calcext:value-type="float">
            <text:p>0.6852311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35055713" calcext:value-type="float">
            <text:p>0.235055713</text:p>
          </table:table-cell>
          <table:table-cell office:value-type="float" office:value="0.689450585" calcext:value-type="float">
            <text:p>0.689450585</text:p>
          </table:table-cell>
          <table:table-cell office:value-type="float" office:value="0.744629591" calcext:value-type="float">
            <text:p>0.744629591</text:p>
          </table:table-cell>
          <table:table-cell office:value-type="float" office:value="0.672842344" calcext:value-type="float">
            <text:p>0.6728423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34265355" calcext:value-type="float">
            <text:p>0.234265355</text:p>
          </table:table-cell>
          <table:table-cell office:value-type="float" office:value="0.636293368" calcext:value-type="float">
            <text:p>0.636293368</text:p>
          </table:table-cell>
          <table:table-cell office:value-type="float" office:value="0.651862699" calcext:value-type="float">
            <text:p>0.651862699</text:p>
          </table:table-cell>
          <table:table-cell office:value-type="float" office:value="0.648471194" calcext:value-type="float">
            <text:p>0.648471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34136609" calcext:value-type="float">
            <text:p>0.234136609</text:p>
          </table:table-cell>
          <table:table-cell office:value-type="float" office:value="0.740249841" calcext:value-type="float">
            <text:p>0.740249841</text:p>
          </table:table-cell>
          <table:table-cell office:value-type="float" office:value="0.637365656" calcext:value-type="float">
            <text:p>0.637365656</text:p>
          </table:table-cell>
          <table:table-cell office:value-type="float" office:value="0.654922802" calcext:value-type="float">
            <text:p>0.6549228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35357313" calcext:value-type="float">
            <text:p>0.235357313</text:p>
          </table:table-cell>
          <table:table-cell office:value-type="float" office:value="0.796320533" calcext:value-type="float">
            <text:p>0.796320533</text:p>
          </table:table-cell>
          <table:table-cell office:value-type="float" office:value="0.661786874" calcext:value-type="float">
            <text:p>0.661786874</text:p>
          </table:table-cell>
          <table:table-cell office:value-type="float" office:value="0.56979365" calcext:value-type="float">
            <text:p>0.569793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35137967" calcext:value-type="float">
            <text:p>0.235137967</text:p>
          </table:table-cell>
          <table:table-cell office:value-type="float" office:value="0.804950095" calcext:value-type="float">
            <text:p>0.804950095</text:p>
          </table:table-cell>
          <table:table-cell office:value-type="float" office:value="0.645870047" calcext:value-type="float">
            <text:p>0.645870047</text:p>
          </table:table-cell>
          <table:table-cell office:value-type="float" office:value="0.566998788" calcext:value-type="float">
            <text:p>0.5669987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644019323" calcext:value-type="float">
            <text:p>0.644019323</text:p>
          </table:table-cell>
          <table:table-cell office:value-type="float" office:value="0.687762581" calcext:value-type="float">
            <text:p>0.687762581</text:p>
          </table:table-cell>
          <table:table-cell office:value-type="float" office:value="0.668312391" calcext:value-type="float">
            <text:p>0.6683123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34769611" calcext:value-type="float">
            <text:p>0.234769611</text:p>
          </table:table-cell>
          <table:table-cell office:value-type="float" office:value="0.672441205" calcext:value-type="float">
            <text:p>0.672441205</text:p>
          </table:table-cell>
          <table:table-cell office:value-type="float" office:value="0.736228911" calcext:value-type="float">
            <text:p>0.736228911</text:p>
          </table:table-cell>
          <table:table-cell office:value-type="float" office:value="0.687974773" calcext:value-type="float">
            <text:p>0.68797477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34751133" calcext:value-type="float">
            <text:p>0.234751133</text:p>
          </table:table-cell>
          <table:table-cell office:value-type="float" office:value="0.643337446" calcext:value-type="float">
            <text:p>0.643337446</text:p>
          </table:table-cell>
          <table:table-cell office:value-type="float" office:value="0.703365887" calcext:value-type="float">
            <text:p>0.703365887</text:p>
          </table:table-cell>
          <table:table-cell office:value-type="float" office:value="0.676047883" calcext:value-type="float">
            <text:p>0.6760478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3503664" calcext:value-type="float">
            <text:p>0.23503664</text:p>
          </table:table-cell>
          <table:table-cell office:value-type="float" office:value="0.664190133" calcext:value-type="float">
            <text:p>0.664190133</text:p>
          </table:table-cell>
          <table:table-cell office:value-type="float" office:value="0.739959567" calcext:value-type="float">
            <text:p>0.739959567</text:p>
          </table:table-cell>
          <table:table-cell office:value-type="float" office:value="0.675491175" calcext:value-type="float">
            <text:p>0.6754911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35005049" calcext:value-type="float">
            <text:p>0.235005049</text:p>
          </table:table-cell>
          <table:table-cell office:value-type="float" office:value="0.636344032" calcext:value-type="float">
            <text:p>0.636344032</text:p>
          </table:table-cell>
          <table:table-cell office:value-type="float" office:value="0.655640442" calcext:value-type="float">
            <text:p>0.655640442</text:p>
          </table:table-cell>
          <table:table-cell office:value-type="float" office:value="0.65154143" calcext:value-type="float">
            <text:p>0.651541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34547881" calcext:value-type="float">
            <text:p>0.234547881</text:p>
          </table:table-cell>
          <table:table-cell office:value-type="float" office:value="0.646416026" calcext:value-type="float">
            <text:p>0.646416026</text:p>
          </table:table-cell>
          <table:table-cell office:value-type="float" office:value="0.71921834" calcext:value-type="float">
            <text:p>0.71921834</text:p>
          </table:table-cell>
          <table:table-cell office:value-type="float" office:value="0.684787713" calcext:value-type="float">
            <text:p>0.6847877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35490827" calcext:value-type="float">
            <text:p>0.235490827</text:p>
          </table:table-cell>
          <table:table-cell office:value-type="float" office:value="0.774236414" calcext:value-type="float">
            <text:p>0.774236414</text:p>
          </table:table-cell>
          <table:table-cell office:value-type="float" office:value="0.744559854" calcext:value-type="float">
            <text:p>0.744559854</text:p>
          </table:table-cell>
          <table:table-cell office:value-type="float" office:value="0.576174328" calcext:value-type="float">
            <text:p>0.5761743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4579472" calcext:value-type="float">
            <text:p>0.234579472</text:p>
          </table:table-cell>
          <table:table-cell office:value-type="float" office:value="0.653756339" calcext:value-type="float">
            <text:p>0.653756339</text:p>
          </table:table-cell>
          <table:table-cell office:value-type="float" office:value="0.720420566" calcext:value-type="float">
            <text:p>0.720420566</text:p>
          </table:table-cell>
          <table:table-cell office:value-type="float" office:value="0.68928846" calcext:value-type="float">
            <text:p>0.689288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34033493" calcext:value-type="float">
            <text:p>0.234033493</text:p>
          </table:table-cell>
          <table:table-cell office:value-type="float" office:value="0.722862568" calcext:value-type="float">
            <text:p>0.722862568</text:p>
          </table:table-cell>
          <table:table-cell office:value-type="float" office:value="0.631183461" calcext:value-type="float">
            <text:p>0.631183461</text:p>
          </table:table-cell>
          <table:table-cell office:value-type="float" office:value="0.606973244" calcext:value-type="float">
            <text:p>0.6069732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34741001" calcext:value-type="float">
            <text:p>0.234741001</text:p>
          </table:table-cell>
          <table:table-cell office:value-type="float" office:value="0.806306101" calcext:value-type="float">
            <text:p>0.806306101</text:p>
          </table:table-cell>
          <table:table-cell office:value-type="float" office:value="0.668042382" calcext:value-type="float">
            <text:p>0.668042382</text:p>
          </table:table-cell>
          <table:table-cell office:value-type="float" office:value="0.566263862" calcext:value-type="float">
            <text:p>0.5662638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35189824" calcext:value-type="float">
            <text:p>0.235189824</text:p>
          </table:table-cell>
          <table:table-cell office:value-type="float" office:value="0.749920696" calcext:value-type="float">
            <text:p>0.749920696</text:p>
          </table:table-cell>
          <table:table-cell office:value-type="float" office:value="0.7726253" calcext:value-type="float">
            <text:p>0.7726253</text:p>
          </table:table-cell>
          <table:table-cell office:value-type="float" office:value="0.595667433" calcext:value-type="float">
            <text:p>0.5956674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5182671" calcext:value-type="float">
            <text:p>0.235182671</text:p>
          </table:table-cell>
          <table:table-cell office:value-type="float" office:value="0.761182995" calcext:value-type="float">
            <text:p>0.761182995</text:p>
          </table:table-cell>
          <table:table-cell office:value-type="float" office:value="0.760532708" calcext:value-type="float">
            <text:p>0.760532708</text:p>
          </table:table-cell>
          <table:table-cell office:value-type="float" office:value="0.578642557" calcext:value-type="float">
            <text:p>0.5786425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34567551" calcext:value-type="float">
            <text:p>0.234567551</text:p>
          </table:table-cell>
          <table:table-cell office:value-type="float" office:value="0.648865181" calcext:value-type="float">
            <text:p>0.648865181</text:p>
          </table:table-cell>
          <table:table-cell office:value-type="float" office:value="0.645073729" calcext:value-type="float">
            <text:p>0.645073729</text:p>
          </table:table-cell>
          <table:table-cell office:value-type="float" office:value="0.640406089" calcext:value-type="float">
            <text:p>0.6404060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234273104" calcext:value-type="float">
            <text:p>0.234273104</text:p>
          </table:table-cell>
          <table:table-cell office:value-type="float" office:value="0.676525316" calcext:value-type="float">
            <text:p>0.676525316</text:p>
          </table:table-cell>
          <table:table-cell office:value-type="float" office:value="0.635702686" calcext:value-type="float">
            <text:p>0.635702686</text:p>
          </table:table-cell>
          <table:table-cell office:value-type="float" office:value="0.624175146" calcext:value-type="float">
            <text:p>0.6241751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35027103" calcext:value-type="float">
            <text:p>0.235027103</text:p>
          </table:table-cell>
          <table:table-cell office:value-type="float" office:value="0.67606934" calcext:value-type="float">
            <text:p>0.67606934</text:p>
          </table:table-cell>
          <table:table-cell office:value-type="float" office:value="0.739301531" calcext:value-type="float">
            <text:p>0.739301531</text:p>
          </table:table-cell>
          <table:table-cell office:value-type="float" office:value="0.686476312" calcext:value-type="float">
            <text:p>0.6864763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783431623" calcext:value-type="float">
            <text:p>0.783431623</text:p>
          </table:table-cell>
          <table:table-cell office:value-type="float" office:value="0.629232005" calcext:value-type="float">
            <text:p>0.629232005</text:p>
          </table:table-cell>
          <table:table-cell office:value-type="float" office:value="0.588496398" calcext:value-type="float">
            <text:p>0.5884963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33794479" calcext:value-type="float">
            <text:p>0.233794479</text:p>
          </table:table-cell>
          <table:table-cell office:value-type="float" office:value="0.63850172" calcext:value-type="float">
            <text:p>0.63850172</text:p>
          </table:table-cell>
          <table:table-cell office:value-type="float" office:value="0.689830862" calcext:value-type="float">
            <text:p>0.689830862</text:p>
          </table:table-cell>
          <table:table-cell office:value-type="float" office:value="0.687738143" calcext:value-type="float">
            <text:p>0.6877381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3462954" calcext:value-type="float">
            <text:p>0.23462954</text:p>
          </table:table-cell>
          <table:table-cell office:value-type="float" office:value="0.709980215" calcext:value-type="float">
            <text:p>0.709980215</text:p>
          </table:table-cell>
          <table:table-cell office:value-type="float" office:value="0.757277102" calcext:value-type="float">
            <text:p>0.757277102</text:p>
          </table:table-cell>
          <table:table-cell office:value-type="float" office:value="0.614293291" calcext:value-type="float">
            <text:p>0.614293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234949021" calcext:value-type="float">
            <text:p>0.234949021</text:p>
          </table:table-cell>
          <table:table-cell office:value-type="float" office:value="0.748768538" calcext:value-type="float">
            <text:p>0.748768538</text:p>
          </table:table-cell>
          <table:table-cell office:value-type="float" office:value="0.774065348" calcext:value-type="float">
            <text:p>0.774065348</text:p>
          </table:table-cell>
          <table:table-cell office:value-type="float" office:value="0.594071221" calcext:value-type="float">
            <text:p>0.5940712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34935312" calcext:value-type="float">
            <text:p>0.234935312</text:p>
          </table:table-cell>
          <table:table-cell office:value-type="float" office:value="0.772541853" calcext:value-type="float">
            <text:p>0.772541853</text:p>
          </table:table-cell>
          <table:table-cell office:value-type="float" office:value="0.749277562" calcext:value-type="float">
            <text:p>0.749277562</text:p>
          </table:table-cell>
          <table:table-cell office:value-type="float" office:value="0.576109359" calcext:value-type="float">
            <text:p>0.5761093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33781962" calcext:value-type="float">
            <text:p>0.233781962</text:p>
          </table:table-cell>
          <table:table-cell office:value-type="float" office:value="0.701391184" calcext:value-type="float">
            <text:p>0.701391184</text:p>
          </table:table-cell>
          <table:table-cell office:value-type="float" office:value="0.648576099" calcext:value-type="float">
            <text:p>0.648576099</text:p>
          </table:table-cell>
          <table:table-cell office:value-type="float" office:value="0.667832573" calcext:value-type="float">
            <text:p>0.6678325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34310059" calcext:value-type="float">
            <text:p>0.234310059</text:p>
          </table:table-cell>
          <table:table-cell office:value-type="float" office:value="0.638412909" calcext:value-type="float">
            <text:p>0.638412909</text:p>
          </table:table-cell>
          <table:table-cell office:value-type="float" office:value="0.676133713" calcext:value-type="float">
            <text:p>0.676133713</text:p>
          </table:table-cell>
          <table:table-cell office:value-type="float" office:value="0.663643558" calcext:value-type="float">
            <text:p>0.6636435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34581856" calcext:value-type="float">
            <text:p>0.234581856</text:p>
          </table:table-cell>
          <table:table-cell office:value-type="float" office:value="0.645838457" calcext:value-type="float">
            <text:p>0.645838457</text:p>
          </table:table-cell>
          <table:table-cell office:value-type="float" office:value="0.709466423" calcext:value-type="float">
            <text:p>0.709466423</text:p>
          </table:table-cell>
          <table:table-cell office:value-type="float" office:value="0.680508099" calcext:value-type="float">
            <text:p>0.6805080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33829049" calcext:value-type="float">
            <text:p>0.233829049</text:p>
          </table:table-cell>
          <table:table-cell office:value-type="float" office:value="0.775672886" calcext:value-type="float">
            <text:p>0.775672886</text:p>
          </table:table-cell>
          <table:table-cell office:value-type="float" office:value="0.626764968" calcext:value-type="float">
            <text:p>0.626764968</text:p>
          </table:table-cell>
          <table:table-cell office:value-type="float" office:value="0.594925355" calcext:value-type="float">
            <text:p>0.5949253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33957199" calcext:value-type="float">
            <text:p>0.233957199</text:p>
          </table:table-cell>
          <table:table-cell office:value-type="float" office:value="0.814704992" calcext:value-type="float">
            <text:p>0.814704992</text:p>
          </table:table-cell>
          <table:table-cell office:value-type="float" office:value="0.634570197" calcext:value-type="float">
            <text:p>0.634570197</text:p>
          </table:table-cell>
          <table:table-cell office:value-type="float" office:value="0.571739146" calcext:value-type="float">
            <text:p>0.5717391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34717159" calcext:value-type="float">
            <text:p>0.234717159</text:p>
          </table:table-cell>
          <table:table-cell office:value-type="float" office:value="0.70299455" calcext:value-type="float">
            <text:p>0.70299455</text:p>
          </table:table-cell>
          <table:table-cell office:value-type="float" office:value="0.749930829" calcext:value-type="float">
            <text:p>0.749930829</text:p>
          </table:table-cell>
          <table:table-cell office:value-type="float" office:value="0.661829789" calcext:value-type="float">
            <text:p>0.6618297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34590201" calcext:value-type="float">
            <text:p>0.234590201</text:p>
          </table:table-cell>
          <table:table-cell office:value-type="float" office:value="0.667100628" calcext:value-type="float">
            <text:p>0.667100628</text:p>
          </table:table-cell>
          <table:table-cell office:value-type="float" office:value="0.74461767" calcext:value-type="float">
            <text:p>0.74461767</text:p>
          </table:table-cell>
          <table:table-cell office:value-type="float" office:value="0.680059276" calcext:value-type="float">
            <text:p>0.6800592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684466444" calcext:value-type="float">
            <text:p>0.684466444</text:p>
          </table:table-cell>
          <table:table-cell office:value-type="float" office:value="0.651473481" calcext:value-type="float">
            <text:p>0.651473481</text:p>
          </table:table-cell>
          <table:table-cell office:value-type="float" office:value="0.648446756" calcext:value-type="float">
            <text:p>0.6484467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33391551" calcext:value-type="float">
            <text:p>0.233391551</text:p>
          </table:table-cell>
          <table:table-cell office:value-type="float" office:value="0.707114423" calcext:value-type="float">
            <text:p>0.707114423</text:p>
          </table:table-cell>
          <table:table-cell office:value-type="float" office:value="0.629689172" calcext:value-type="float">
            <text:p>0.629689172</text:p>
          </table:table-cell>
          <table:table-cell office:value-type="float" office:value="0.613072588" calcext:value-type="float">
            <text:p>0.6130725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34224228" calcext:value-type="float">
            <text:p>0.234224228</text:p>
          </table:table-cell>
          <table:table-cell office:value-type="float" office:value="0.646560269" calcext:value-type="float">
            <text:p>0.646560269</text:p>
          </table:table-cell>
          <table:table-cell office:value-type="float" office:value="0.70751139" calcext:value-type="float">
            <text:p>0.70751139</text:p>
          </table:table-cell>
          <table:table-cell office:value-type="float" office:value="0.679885826" calcext:value-type="float">
            <text:p>0.6798858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33645467" calcext:value-type="float">
            <text:p>0.233645467</text:p>
          </table:table-cell>
          <table:table-cell office:value-type="float" office:value="0.640046673" calcext:value-type="float">
            <text:p>0.640046673</text:p>
          </table:table-cell>
          <table:table-cell office:value-type="float" office:value="0.677821717" calcext:value-type="float">
            <text:p>0.677821717</text:p>
          </table:table-cell>
          <table:table-cell office:value-type="float" office:value="0.663340171" calcext:value-type="float">
            <text:p>0.6633401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51081" calcext:value-type="float">
            <text:p>0.235151081</text:p>
          </table:table-cell>
          <table:table-cell office:value-type="float" office:value="0.720163074" calcext:value-type="float">
            <text:p>0.720163074</text:p>
          </table:table-cell>
          <table:table-cell office:value-type="float" office:value="0.773604008" calcext:value-type="float">
            <text:p>0.773604008</text:p>
          </table:table-cell>
          <table:table-cell office:value-type="float" office:value="0.5775655" calcext:value-type="float">
            <text:p>0.57756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34724907" calcext:value-type="float">
            <text:p>0.234724907</text:p>
          </table:table-cell>
          <table:table-cell office:value-type="float" office:value="0.660704453" calcext:value-type="float">
            <text:p>0.660704453</text:p>
          </table:table-cell>
          <table:table-cell office:value-type="float" office:value="0.730533687" calcext:value-type="float">
            <text:p>0.730533687</text:p>
          </table:table-cell>
          <table:table-cell office:value-type="float" office:value="0.691951596" calcext:value-type="float">
            <text:p>0.6919515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34770207" calcext:value-type="float">
            <text:p>0.234770207</text:p>
          </table:table-cell>
          <table:table-cell office:value-type="float" office:value="0.699473107" calcext:value-type="float">
            <text:p>0.699473107</text:p>
          </table:table-cell>
          <table:table-cell office:value-type="float" office:value="0.750427336" calcext:value-type="float">
            <text:p>0.750427336</text:p>
          </table:table-cell>
          <table:table-cell office:value-type="float" office:value="0.66405185" calcext:value-type="float">
            <text:p>0.664051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34463243" calcext:value-type="float">
            <text:p>0.234463243</text:p>
          </table:table-cell>
          <table:table-cell office:value-type="float" office:value="0.750642508" calcext:value-type="float">
            <text:p>0.750642508</text:p>
          </table:table-cell>
          <table:table-cell office:value-type="float" office:value="0.751462668" calcext:value-type="float">
            <text:p>0.751462668</text:p>
          </table:table-cell>
          <table:table-cell office:value-type="float" office:value="0.577573249" calcext:value-type="float">
            <text:p>0.5775732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808319546" calcext:value-type="float">
            <text:p>0.808319546</text:p>
          </table:table-cell>
          <table:table-cell office:value-type="float" office:value="0.642026739" calcext:value-type="float">
            <text:p>0.642026739</text:p>
          </table:table-cell>
          <table:table-cell office:value-type="float" office:value="0.566714474" calcext:value-type="float">
            <text:p>0.5667144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33395724" calcext:value-type="float">
            <text:p>0.233395724</text:p>
          </table:table-cell>
          <table:table-cell office:value-type="float" office:value="0.692697846" calcext:value-type="float">
            <text:p>0.692697846</text:p>
          </table:table-cell>
          <table:table-cell office:value-type="float" office:value="0.635652022" calcext:value-type="float">
            <text:p>0.635652022</text:p>
          </table:table-cell>
          <table:table-cell office:value-type="float" office:value="0.65179475" calcext:value-type="float">
            <text:p>0.651794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33855275" calcext:value-type="float">
            <text:p>0.233855275</text:p>
          </table:table-cell>
          <table:table-cell office:value-type="float" office:value="0.766550394" calcext:value-type="float">
            <text:p>0.766550394</text:p>
          </table:table-cell>
          <table:table-cell office:value-type="float" office:value="0.628213957" calcext:value-type="float">
            <text:p>0.628213957</text:p>
          </table:table-cell>
          <table:table-cell office:value-type="float" office:value="0.594491433" calcext:value-type="float">
            <text:p>0.5944914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34444169" calcext:value-type="float">
            <text:p>0.234444169</text:p>
          </table:table-cell>
          <table:table-cell office:value-type="float" office:value="0.813885428" calcext:value-type="float">
            <text:p>0.813885428</text:p>
          </table:table-cell>
          <table:table-cell office:value-type="float" office:value="0.633518175" calcext:value-type="float">
            <text:p>0.633518175</text:p>
          </table:table-cell>
          <table:table-cell office:value-type="float" office:value="0.56553907" calcext:value-type="float">
            <text:p>0.565539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34851865" calcext:value-type="float">
            <text:p>0.234851865</text:p>
          </table:table-cell>
          <table:table-cell office:value-type="float" office:value="0.794288611" calcext:value-type="float">
            <text:p>0.794288611</text:p>
          </table:table-cell>
          <table:table-cell office:value-type="float" office:value="0.689649068" calcext:value-type="float">
            <text:p>0.689649068</text:p>
          </table:table-cell>
          <table:table-cell office:value-type="float" office:value="0.572540232" calcext:value-type="float">
            <text:p>0.57254023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35053329" calcext:value-type="float">
            <text:p>0.235053329</text:p>
          </table:table-cell>
          <table:table-cell office:value-type="float" office:value="0.786323045" calcext:value-type="float">
            <text:p>0.786323045</text:p>
          </table:table-cell>
          <table:table-cell office:value-type="float" office:value="0.699448669" calcext:value-type="float">
            <text:p>0.699448669</text:p>
          </table:table-cell>
          <table:table-cell office:value-type="float" office:value="0.571059653" calcext:value-type="float">
            <text:p>0.5710596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34282045" calcext:value-type="float">
            <text:p>0.234282045</text:p>
          </table:table-cell>
          <table:table-cell office:value-type="float" office:value="0.809174873" calcext:value-type="float">
            <text:p>0.809174873</text:p>
          </table:table-cell>
          <table:table-cell office:value-type="float" office:value="0.636877493" calcext:value-type="float">
            <text:p>0.636877493</text:p>
          </table:table-cell>
          <table:table-cell office:value-type="float" office:value="0.566709109" calcext:value-type="float">
            <text:p>0.5667091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34178333" calcext:value-type="float">
            <text:p>0.234178333</text:p>
          </table:table-cell>
          <table:table-cell office:value-type="float" office:value="0.642429071" calcext:value-type="float">
            <text:p>0.642429071</text:p>
          </table:table-cell>
          <table:table-cell office:value-type="float" office:value="0.695664966" calcext:value-type="float">
            <text:p>0.695664966</text:p>
          </table:table-cell>
          <table:table-cell office:value-type="float" office:value="0.672243318" calcext:value-type="float">
            <text:p>0.6722433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34727291" calcext:value-type="float">
            <text:p>0.234727291</text:p>
          </table:table-cell>
          <table:table-cell office:value-type="float" office:value="0.675638995" calcext:value-type="float">
            <text:p>0.675638995</text:p>
          </table:table-cell>
          <table:table-cell office:value-type="float" office:value="0.738786547" calcext:value-type="float">
            <text:p>0.738786547</text:p>
          </table:table-cell>
          <table:table-cell office:value-type="float" office:value="0.684018217" calcext:value-type="float">
            <text:p>0.6840182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34562187" calcext:value-type="float">
            <text:p>0.234562187</text:p>
          </table:table-cell>
          <table:table-cell office:value-type="float" office:value="0.661816676" calcext:value-type="float">
            <text:p>0.661816676</text:p>
          </table:table-cell>
          <table:table-cell office:value-type="float" office:value="0.730211822" calcext:value-type="float">
            <text:p>0.730211822</text:p>
          </table:table-cell>
          <table:table-cell office:value-type="float" office:value="0.692185246" calcext:value-type="float">
            <text:p>0.6921852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661410768" calcext:value-type="float">
            <text:p>0.661410768</text:p>
          </table:table-cell>
          <table:table-cell office:value-type="float" office:value="0.746520251" calcext:value-type="float">
            <text:p>0.746520251</text:p>
          </table:table-cell>
          <table:table-cell office:value-type="float" office:value="0.641102867" calcext:value-type="float">
            <text:p>0.6411028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3422244" calcext:value-type="float">
            <text:p>0.23422244</text:p>
          </table:table-cell>
          <table:table-cell office:value-type="float" office:value="0.810248948" calcext:value-type="float">
            <text:p>0.810248948</text:p>
          </table:table-cell>
          <table:table-cell office:value-type="float" office:value="0.627508834" calcext:value-type="float">
            <text:p>0.627508834</text:p>
          </table:table-cell>
          <table:table-cell office:value-type="float" office:value="0.569564172" calcext:value-type="float">
            <text:p>0.5695641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33808784" calcext:value-type="float">
            <text:p>0.233808784</text:p>
          </table:table-cell>
          <table:table-cell office:value-type="float" office:value="0.660645444" calcext:value-type="float">
            <text:p>0.660645444</text:p>
          </table:table-cell>
          <table:table-cell office:value-type="float" office:value="0.640108662" calcext:value-type="float">
            <text:p>0.640108662</text:p>
          </table:table-cell>
          <table:table-cell office:value-type="float" office:value="0.636169986" calcext:value-type="float">
            <text:p>0.63616998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34485297" calcext:value-type="float">
            <text:p>0.234485297</text:p>
          </table:table-cell>
          <table:table-cell office:value-type="float" office:value="0.655717332" calcext:value-type="float">
            <text:p>0.655717332</text:p>
          </table:table-cell>
          <table:table-cell office:value-type="float" office:value="0.720439043" calcext:value-type="float">
            <text:p>0.720439043</text:p>
          </table:table-cell>
          <table:table-cell office:value-type="float" office:value="0.690308892" calcext:value-type="float">
            <text:p>0.6903088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34928159" calcext:value-type="float">
            <text:p>0.234928159</text:p>
          </table:table-cell>
          <table:table-cell office:value-type="float" office:value="0.777564141" calcext:value-type="float">
            <text:p>0.777564141</text:p>
          </table:table-cell>
          <table:table-cell office:value-type="float" office:value="0.738092749" calcext:value-type="float">
            <text:p>0.738092749</text:p>
          </table:table-cell>
          <table:table-cell office:value-type="float" office:value="0.575826237" calcext:value-type="float">
            <text:p>0.5758262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34217076" calcext:value-type="float">
            <text:p>0.234217076</text:p>
          </table:table-cell>
          <table:table-cell office:value-type="float" office:value="0.80704043" calcext:value-type="float">
            <text:p>0.80704043</text:p>
          </table:table-cell>
          <table:table-cell office:value-type="float" office:value="0.647456723" calcext:value-type="float">
            <text:p>0.647456723</text:p>
          </table:table-cell>
          <table:table-cell office:value-type="float" office:value="0.568199821" calcext:value-type="float">
            <text:p>0.5681998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34230189" calcext:value-type="float">
            <text:p>0.234230189</text:p>
          </table:table-cell>
          <table:table-cell office:value-type="float" office:value="0.658567626" calcext:value-type="float">
            <text:p>0.658567626</text:p>
          </table:table-cell>
          <table:table-cell office:value-type="float" office:value="0.731010524" calcext:value-type="float">
            <text:p>0.731010524</text:p>
          </table:table-cell>
          <table:table-cell office:value-type="float" office:value="0.684650026" calcext:value-type="float">
            <text:p>0.6846500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34234361" calcext:value-type="float">
            <text:p>0.234234361</text:p>
          </table:table-cell>
          <table:table-cell office:value-type="float" office:value="0.70561775" calcext:value-type="float">
            <text:p>0.70561775</text:p>
          </table:table-cell>
          <table:table-cell office:value-type="float" office:value="0.774048063" calcext:value-type="float">
            <text:p>0.774048063</text:p>
          </table:table-cell>
          <table:table-cell office:value-type="float" office:value="0.576624939" calcext:value-type="float">
            <text:p>0.5766249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34615235" calcext:value-type="float">
            <text:p>0.234615235</text:p>
          </table:table-cell>
          <table:table-cell office:value-type="float" office:value="0.683987222" calcext:value-type="float">
            <text:p>0.683987222</text:p>
          </table:table-cell>
          <table:table-cell office:value-type="float" office:value="0.743095963" calcext:value-type="float">
            <text:p>0.743095963</text:p>
          </table:table-cell>
          <table:table-cell office:value-type="float" office:value="0.679056725" calcext:value-type="float">
            <text:p>0.6790567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3419979" calcext:value-type="float">
            <text:p>0.23419979</text:p>
          </table:table-cell>
          <table:table-cell office:value-type="float" office:value="0.640034752" calcext:value-type="float">
            <text:p>0.640034752</text:p>
          </table:table-cell>
          <table:table-cell office:value-type="float" office:value="0.687953316" calcext:value-type="float">
            <text:p>0.687953316</text:p>
          </table:table-cell>
          <table:table-cell office:value-type="float" office:value="0.670500478" calcext:value-type="float">
            <text:p>0.6705004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34602718" calcext:value-type="float">
            <text:p>0.234602718</text:p>
          </table:table-cell>
          <table:table-cell office:value-type="float" office:value="0.639887528" calcext:value-type="float">
            <text:p>0.639887528</text:p>
          </table:table-cell>
          <table:table-cell office:value-type="float" office:value="0.682435117" calcext:value-type="float">
            <text:p>0.682435117</text:p>
          </table:table-cell>
          <table:table-cell office:value-type="float" office:value="0.664770086" calcext:value-type="float">
            <text:p>0.664770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3751563" calcext:value-type="float">
            <text:p>0.233751563</text:p>
          </table:table-cell>
          <table:table-cell office:value-type="float" office:value="0.660781939" calcext:value-type="float">
            <text:p>0.660781939</text:p>
          </table:table-cell>
          <table:table-cell office:value-type="float" office:value="0.659394343" calcext:value-type="float">
            <text:p>0.659394343</text:p>
          </table:table-cell>
          <table:table-cell office:value-type="float" office:value="0.652726966" calcext:value-type="float">
            <text:p>0.6527269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34395294" calcext:value-type="float">
            <text:p>0.234395294</text:p>
          </table:table-cell>
          <table:table-cell office:value-type="float" office:value="0.680465183" calcext:value-type="float">
            <text:p>0.680465183</text:p>
          </table:table-cell>
          <table:table-cell office:value-type="float" office:value="0.748905629" calcext:value-type="float">
            <text:p>0.748905629</text:p>
          </table:table-cell>
          <table:table-cell office:value-type="float" office:value="0.647351223" calcext:value-type="float">
            <text:p>0.6473512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34730272" calcext:value-type="float">
            <text:p>0.234730272</text:p>
          </table:table-cell>
          <table:table-cell office:value-type="float" office:value="0.797028041" calcext:value-type="float">
            <text:p>0.797028041</text:p>
          </table:table-cell>
          <table:table-cell office:value-type="float" office:value="0.665115793" calcext:value-type="float">
            <text:p>0.665115793</text:p>
          </table:table-cell>
          <table:table-cell office:value-type="float" office:value="0.567831465" calcext:value-type="float">
            <text:p>0.5678314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33484534" calcext:value-type="float">
            <text:p>0.233484534</text:p>
          </table:table-cell>
          <table:table-cell office:value-type="float" office:value="0.671604952" calcext:value-type="float">
            <text:p>0.671604952</text:p>
          </table:table-cell>
          <table:table-cell office:value-type="float" office:value="0.751606316" calcext:value-type="float">
            <text:p>0.751606316</text:p>
          </table:table-cell>
          <table:table-cell office:value-type="float" office:value="0.617636516" calcext:value-type="float">
            <text:p>0.6176365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761749835" calcext:value-type="float">
            <text:p>0.761749835</text:p>
          </table:table-cell>
          <table:table-cell office:value-type="float" office:value="0.768979879" calcext:value-type="float">
            <text:p>0.768979879</text:p>
          </table:table-cell>
          <table:table-cell office:value-type="float" office:value="0.586776207" calcext:value-type="float">
            <text:p>0.5867762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34906105" calcext:value-type="float">
            <text:p>0.234906105</text:p>
          </table:table-cell>
          <table:table-cell office:value-type="float" office:value="0.759829969" calcext:value-type="float">
            <text:p>0.759829969</text:p>
          </table:table-cell>
          <table:table-cell office:value-type="float" office:value="0.754686684" calcext:value-type="float">
            <text:p>0.754686684</text:p>
          </table:table-cell>
          <table:table-cell office:value-type="float" office:value="0.574840376" calcext:value-type="float">
            <text:p>0.5748403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33643679" calcext:value-type="float">
            <text:p>0.233643679</text:p>
          </table:table-cell>
          <table:table-cell office:value-type="float" office:value="0.637762027" calcext:value-type="float">
            <text:p>0.637762027</text:p>
          </table:table-cell>
          <table:table-cell office:value-type="float" office:value="0.653687793" calcext:value-type="float">
            <text:p>0.653687793</text:p>
          </table:table-cell>
          <table:table-cell office:value-type="float" office:value="0.653321821" calcext:value-type="float">
            <text:p>0.6533218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72347888" calcext:value-type="float">
            <text:p>0.72347888</text:p>
          </table:table-cell>
          <table:table-cell office:value-type="float" office:value="0.762575956" calcext:value-type="float">
            <text:p>0.762575956</text:p>
          </table:table-cell>
          <table:table-cell office:value-type="float" office:value="0.621423199" calcext:value-type="float">
            <text:p>0.6214231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34892396" calcext:value-type="float">
            <text:p>0.234892396</text:p>
          </table:table-cell>
          <table:table-cell office:value-type="float" office:value="0.772590133" calcext:value-type="float">
            <text:p>0.772590133</text:p>
          </table:table-cell>
          <table:table-cell office:value-type="float" office:value="0.744775026" calcext:value-type="float">
            <text:p>0.744775026</text:p>
          </table:table-cell>
          <table:table-cell office:value-type="float" office:value="0.57648606" calcext:value-type="float">
            <text:p>0.576486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34901337" calcext:value-type="float">
            <text:p>0.234901337</text:p>
          </table:table-cell>
          <table:table-cell office:value-type="float" office:value="0.736630051" calcext:value-type="float">
            <text:p>0.736630051</text:p>
          </table:table-cell>
          <table:table-cell office:value-type="float" office:value="0.76560566" calcext:value-type="float">
            <text:p>0.76560566</text:p>
          </table:table-cell>
          <table:table-cell office:value-type="float" office:value="0.61389394" calcext:value-type="float">
            <text:p>0.613893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34988956" calcext:value-type="float">
            <text:p>0.234988956</text:p>
          </table:table-cell>
          <table:table-cell office:value-type="float" office:value="0.728905884" calcext:value-type="float">
            <text:p>0.728905884</text:p>
          </table:table-cell>
          <table:table-cell office:value-type="float" office:value="0.764195414" calcext:value-type="float">
            <text:p>0.764195414</text:p>
          </table:table-cell>
          <table:table-cell office:value-type="float" office:value="0.624232963" calcext:value-type="float">
            <text:p>0.6242329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33297972" calcext:value-type="float">
            <text:p>0.233297972</text:p>
          </table:table-cell>
          <table:table-cell office:value-type="float" office:value="0.807182289" calcext:value-type="float">
            <text:p>0.807182289</text:p>
          </table:table-cell>
          <table:table-cell office:value-type="float" office:value="0.628430322" calcext:value-type="float">
            <text:p>0.628430322</text:p>
          </table:table-cell>
          <table:table-cell office:value-type="float" office:value="0.625785664" calcext:value-type="float">
            <text:p>0.6257856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34633712" calcext:value-type="float">
            <text:p>0.234633712</text:p>
          </table:table-cell>
          <table:table-cell office:value-type="float" office:value="0.740969865" calcext:value-type="float">
            <text:p>0.740969865</text:p>
          </table:table-cell>
          <table:table-cell office:value-type="float" office:value="0.769596192" calcext:value-type="float">
            <text:p>0.769596192</text:p>
          </table:table-cell>
          <table:table-cell office:value-type="float" office:value="0.602232886" calcext:value-type="float">
            <text:p>0.6022328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4494833" calcext:value-type="float">
            <text:p>0.234494833</text:p>
          </table:table-cell>
          <table:table-cell office:value-type="float" office:value="0.671533426" calcext:value-type="float">
            <text:p>0.671533426</text:p>
          </table:table-cell>
          <table:table-cell office:value-type="float" office:value="0.733967511" calcext:value-type="float">
            <text:p>0.733967511</text:p>
          </table:table-cell>
          <table:table-cell office:value-type="float" office:value="0.690440618" calcext:value-type="float">
            <text:p>0.6904406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764049383" calcext:value-type="float">
            <text:p>0.764049383</text:p>
          </table:table-cell>
          <table:table-cell office:value-type="float" office:value="0.764188858" calcext:value-type="float">
            <text:p>0.764188858</text:p>
          </table:table-cell>
          <table:table-cell office:value-type="float" office:value="0.575714776" calcext:value-type="float">
            <text:p>0.5757147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34638481" calcext:value-type="float">
            <text:p>0.234638481</text:p>
          </table:table-cell>
          <table:table-cell office:value-type="float" office:value="0.741304844" calcext:value-type="float">
            <text:p>0.741304844</text:p>
          </table:table-cell>
          <table:table-cell office:value-type="float" office:value="0.773214194" calcext:value-type="float">
            <text:p>0.773214194</text:p>
          </table:table-cell>
          <table:table-cell office:value-type="float" office:value="0.59423871" calcext:value-type="float">
            <text:p>0.594238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34048394" calcext:value-type="float">
            <text:p>0.234048394</text:p>
          </table:table-cell>
          <table:table-cell office:value-type="float" office:value="0.729850022" calcext:value-type="float">
            <text:p>0.729850022</text:p>
          </table:table-cell>
          <table:table-cell office:value-type="float" office:value="0.633206443" calcext:value-type="float">
            <text:p>0.633206443</text:p>
          </table:table-cell>
          <table:table-cell office:value-type="float" office:value="0.626850203" calcext:value-type="float">
            <text:p>0.6268502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34651594" calcext:value-type="float">
            <text:p>0.234651594</text:p>
          </table:table-cell>
          <table:table-cell office:value-type="float" office:value="0.663343151" calcext:value-type="float">
            <text:p>0.663343151</text:p>
          </table:table-cell>
          <table:table-cell office:value-type="float" office:value="0.732984034" calcext:value-type="float">
            <text:p>0.732984034</text:p>
          </table:table-cell>
          <table:table-cell office:value-type="float" office:value="0.692042791" calcext:value-type="float">
            <text:p>0.69204279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34024553" calcext:value-type="float">
            <text:p>0.234024553</text:p>
          </table:table-cell>
          <table:table-cell office:value-type="float" office:value="0.708623017" calcext:value-type="float">
            <text:p>0.708623017</text:p>
          </table:table-cell>
          <table:table-cell office:value-type="float" office:value="0.630843715" calcext:value-type="float">
            <text:p>0.630843715</text:p>
          </table:table-cell>
          <table:table-cell office:value-type="float" office:value="0.613463594" calcext:value-type="float">
            <text:p>0.6134635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675014338" calcext:value-type="float">
            <text:p>0.675014338</text:p>
          </table:table-cell>
          <table:table-cell office:value-type="float" office:value="0.747860163" calcext:value-type="float">
            <text:p>0.747860163</text:p>
          </table:table-cell>
          <table:table-cell office:value-type="float" office:value="0.671528062" calcext:value-type="float">
            <text:p>0.6715280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34390525" calcext:value-type="float">
            <text:p>0.234390525</text:p>
          </table:table-cell>
          <table:table-cell office:value-type="float" office:value="0.678461871" calcext:value-type="float">
            <text:p>0.678461871</text:p>
          </table:table-cell>
          <table:table-cell office:value-type="float" office:value="0.760125012" calcext:value-type="float">
            <text:p>0.760125012</text:p>
          </table:table-cell>
          <table:table-cell office:value-type="float" office:value="0.578446457" calcext:value-type="float">
            <text:p>0.5784464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34895973" calcext:value-type="float">
            <text:p>0.234895973</text:p>
          </table:table-cell>
          <table:table-cell office:value-type="float" office:value="0.750709862" calcext:value-type="float">
            <text:p>0.750709862</text:p>
          </table:table-cell>
          <table:table-cell office:value-type="float" office:value="0.772852394" calcext:value-type="float">
            <text:p>0.772852394</text:p>
          </table:table-cell>
          <table:table-cell office:value-type="float" office:value="0.592494082" calcext:value-type="float">
            <text:p>0.5924940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34711794" calcext:value-type="float">
            <text:p>0.234711794</text:p>
          </table:table-cell>
          <table:table-cell office:value-type="float" office:value="0.681203685" calcext:value-type="float">
            <text:p>0.681203685</text:p>
          </table:table-cell>
          <table:table-cell office:value-type="float" office:value="0.742133944" calcext:value-type="float">
            <text:p>0.742133944</text:p>
          </table:table-cell>
          <table:table-cell office:value-type="float" office:value="0.681557737" calcext:value-type="float">
            <text:p>0.6815577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34918026" calcext:value-type="float">
            <text:p>0.234918026</text:p>
          </table:table-cell>
          <table:table-cell office:value-type="float" office:value="0.752936095" calcext:value-type="float">
            <text:p>0.752936095</text:p>
          </table:table-cell>
          <table:table-cell office:value-type="float" office:value="0.772463175" calcext:value-type="float">
            <text:p>0.772463175</text:p>
          </table:table-cell>
          <table:table-cell office:value-type="float" office:value="0.59851892" calcext:value-type="float">
            <text:p>0.598518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34617619" calcext:value-type="float">
            <text:p>0.234617619</text:p>
          </table:table-cell>
          <table:table-cell office:value-type="float" office:value="0.710094656" calcext:value-type="float">
            <text:p>0.710094656</text:p>
          </table:table-cell>
          <table:table-cell office:value-type="float" office:value="0.761405916" calcext:value-type="float">
            <text:p>0.761405916</text:p>
          </table:table-cell>
          <table:table-cell office:value-type="float" office:value="0.630419926" calcext:value-type="float">
            <text:p>0.6304199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33719377" calcext:value-type="float">
            <text:p>0.233719377</text:p>
          </table:table-cell>
          <table:table-cell office:value-type="float" office:value="0.684977255" calcext:value-type="float">
            <text:p>0.684977255</text:p>
          </table:table-cell>
          <table:table-cell office:value-type="float" office:value="0.6341476" calcext:value-type="float">
            <text:p>0.6341476</text:p>
          </table:table-cell>
          <table:table-cell office:value-type="float" office:value="0.621850565" calcext:value-type="float">
            <text:p>0.6218505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33880905" calcext:value-type="float">
            <text:p>0.233880905</text:p>
          </table:table-cell>
          <table:table-cell office:value-type="float" office:value="0.641487913" calcext:value-type="float">
            <text:p>0.641487913</text:p>
          </table:table-cell>
          <table:table-cell office:value-type="float" office:value="0.663354476" calcext:value-type="float">
            <text:p>0.663354476</text:p>
          </table:table-cell>
          <table:table-cell office:value-type="float" office:value="0.667570313" calcext:value-type="float">
            <text:p>0.6675703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34147934" calcext:value-type="float">
            <text:p>0.234147934</text:p>
          </table:table-cell>
          <table:table-cell office:value-type="float" office:value="0.69240936" calcext:value-type="float">
            <text:p>0.69240936</text:p>
          </table:table-cell>
          <table:table-cell office:value-type="float" office:value="0.764089318" calcext:value-type="float">
            <text:p>0.764089318</text:p>
          </table:table-cell>
          <table:table-cell office:value-type="float" office:value="0.603978706" calcext:value-type="float">
            <text:p>0.6039787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3424509" calcext:value-type="float">
            <text:p>0.23424509</text:p>
          </table:table-cell>
          <table:table-cell office:value-type="float" office:value="0.650159794" calcext:value-type="float">
            <text:p>0.650159794</text:p>
          </table:table-cell>
          <table:table-cell office:value-type="float" office:value="0.70976981" calcext:value-type="float">
            <text:p>0.70976981</text:p>
          </table:table-cell>
          <table:table-cell office:value-type="float" office:value="0.682518564" calcext:value-type="float">
            <text:p>0.6825185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33790902" calcext:value-type="float">
            <text:p>0.233790902</text:p>
          </table:table-cell>
          <table:table-cell office:value-type="float" office:value="0.790429806" calcext:value-type="float">
            <text:p>0.790429806</text:p>
          </table:table-cell>
          <table:table-cell office:value-type="float" office:value="0.626936034" calcext:value-type="float">
            <text:p>0.626936034</text:p>
          </table:table-cell>
          <table:table-cell office:value-type="float" office:value="0.5806864" calcext:value-type="float">
            <text:p>0.58068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33598379" calcext:value-type="float">
            <text:p>0.233598379</text:p>
          </table:table-cell>
          <table:table-cell office:value-type="float" office:value="0.76639721" calcext:value-type="float">
            <text:p>0.76639721</text:p>
          </table:table-cell>
          <table:table-cell office:value-type="float" office:value="0.63175805" calcext:value-type="float">
            <text:p>0.63175805</text:p>
          </table:table-cell>
          <table:table-cell office:value-type="float" office:value="0.649945217" calcext:value-type="float">
            <text:p>0.6499452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34295158" calcext:value-type="float">
            <text:p>0.234295158</text:p>
          </table:table-cell>
          <table:table-cell office:value-type="float" office:value="0.653473217" calcext:value-type="float">
            <text:p>0.653473217</text:p>
          </table:table-cell>
          <table:table-cell office:value-type="float" office:value="0.708001936" calcext:value-type="float">
            <text:p>0.708001936</text:p>
          </table:table-cell>
          <table:table-cell office:value-type="float" office:value="0.68149396" calcext:value-type="float">
            <text:p>0.681493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33532218" calcext:value-type="float">
            <text:p>0.233532218</text:p>
          </table:table-cell>
          <table:table-cell office:value-type="float" office:value="0.705564106" calcext:value-type="float">
            <text:p>0.705564106</text:p>
          </table:table-cell>
          <table:table-cell office:value-type="float" office:value="0.631285385" calcext:value-type="float">
            <text:p>0.631285385</text:p>
          </table:table-cell>
          <table:table-cell office:value-type="float" office:value="0.613498165" calcext:value-type="float">
            <text:p>0.6134981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34036474" calcext:value-type="float">
            <text:p>0.234036474</text:p>
          </table:table-cell>
          <table:table-cell office:value-type="float" office:value="0.803604818" calcext:value-type="float">
            <text:p>0.803604818</text:p>
          </table:table-cell>
          <table:table-cell office:value-type="float" office:value="0.656161983" calcext:value-type="float">
            <text:p>0.656161983</text:p>
          </table:table-cell>
          <table:table-cell office:value-type="float" office:value="0.569561788" calcext:value-type="float">
            <text:p>0.5695617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34473972" calcext:value-type="float">
            <text:p>0.234473972</text:p>
          </table:table-cell>
          <table:table-cell office:value-type="float" office:value="0.786371921" calcext:value-type="float">
            <text:p>0.786371921</text:p>
          </table:table-cell>
          <table:table-cell office:value-type="float" office:value="0.724997011" calcext:value-type="float">
            <text:p>0.724997011</text:p>
          </table:table-cell>
          <table:table-cell office:value-type="float" office:value="0.575825641" calcext:value-type="float">
            <text:p>0.5758256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3494306" calcext:value-type="float">
            <text:p>0.23494306</text:p>
          </table:table-cell>
          <table:table-cell office:value-type="float" office:value="0.742190569" calcext:value-type="float">
            <text:p>0.742190569</text:p>
          </table:table-cell>
          <table:table-cell office:value-type="float" office:value="0.770198199" calcext:value-type="float">
            <text:p>0.770198199</text:p>
          </table:table-cell>
          <table:table-cell office:value-type="float" office:value="0.603596044" calcext:value-type="float">
            <text:p>0.6035960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3485723" calcext:value-type="float">
            <text:p>0.23485723</text:p>
          </table:table-cell>
          <table:table-cell office:value-type="float" office:value="0.756614298" calcext:value-type="float">
            <text:p>0.756614298</text:p>
          </table:table-cell>
          <table:table-cell office:value-type="float" office:value="0.741969435" calcext:value-type="float">
            <text:p>0.741969435</text:p>
          </table:table-cell>
          <table:table-cell office:value-type="float" office:value="0.572501489" calcext:value-type="float">
            <text:p>0.5725014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34730868" calcext:value-type="float">
            <text:p>0.234730868</text:p>
          </table:table-cell>
          <table:table-cell office:value-type="float" office:value="0.794069266" calcext:value-type="float">
            <text:p>0.794069266</text:p>
          </table:table-cell>
          <table:table-cell office:value-type="float" office:value="0.690164648" calcext:value-type="float">
            <text:p>0.690164648</text:p>
          </table:table-cell>
          <table:table-cell office:value-type="float" office:value="0.572829911" calcext:value-type="float">
            <text:p>0.5728299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34656958" calcext:value-type="float">
            <text:p>0.234656958</text:p>
          </table:table-cell>
          <table:table-cell office:value-type="float" office:value="0.807788468" calcext:value-type="float">
            <text:p>0.807788468</text:p>
          </table:table-cell>
          <table:table-cell office:value-type="float" office:value="0.64400621" calcext:value-type="float">
            <text:p>0.64400621</text:p>
          </table:table-cell>
          <table:table-cell office:value-type="float" office:value="0.566519566" calcext:value-type="float">
            <text:p>0.56651956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34086541" calcext:value-type="float">
            <text:p>0.234086541</text:p>
          </table:table-cell>
          <table:table-cell office:value-type="float" office:value="0.662260731" calcext:value-type="float">
            <text:p>0.662260731</text:p>
          </table:table-cell>
          <table:table-cell office:value-type="float" office:value="0.72777578" calcext:value-type="float">
            <text:p>0.72777578</text:p>
          </table:table-cell>
          <table:table-cell office:value-type="float" office:value="0.691849076" calcext:value-type="float">
            <text:p>0.6918490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33751563" calcext:value-type="float">
            <text:p>0.233751563</text:p>
          </table:table-cell>
          <table:table-cell office:value-type="float" office:value="0.648234564" calcext:value-type="float">
            <text:p>0.648234564</text:p>
          </table:table-cell>
          <table:table-cell office:value-type="float" office:value="0.708314265" calcext:value-type="float">
            <text:p>0.708314265</text:p>
          </table:table-cell>
          <table:table-cell office:value-type="float" office:value="0.67991384" calcext:value-type="float">
            <text:p>0.679913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34267144" calcext:value-type="float">
            <text:p>0.234267144</text:p>
          </table:table-cell>
          <table:table-cell office:value-type="float" office:value="0.655251223" calcext:value-type="float">
            <text:p>0.655251223</text:p>
          </table:table-cell>
          <table:table-cell office:value-type="float" office:value="0.71460494" calcext:value-type="float">
            <text:p>0.71460494</text:p>
          </table:table-cell>
          <table:table-cell office:value-type="float" office:value="0.685807548" calcext:value-type="float">
            <text:p>0.6858075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645994621" calcext:value-type="float">
            <text:p>0.645994621</text:p>
          </table:table-cell>
          <table:table-cell office:value-type="float" office:value="0.705208266" calcext:value-type="float">
            <text:p>0.705208266</text:p>
          </table:table-cell>
          <table:table-cell office:value-type="float" office:value="0.677698931" calcext:value-type="float">
            <text:p>0.6776989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34328536" calcext:value-type="float">
            <text:p>0.234328536</text:p>
          </table:table-cell>
          <table:table-cell office:value-type="float" office:value="0.668541869" calcext:value-type="float">
            <text:p>0.668541869</text:p>
          </table:table-cell>
          <table:table-cell office:value-type="float" office:value="0.751239151" calcext:value-type="float">
            <text:p>0.751239151</text:p>
          </table:table-cell>
          <table:table-cell office:value-type="float" office:value="0.62181957" calcext:value-type="float">
            <text:p>0.6218195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34699277" calcext:value-type="float">
            <text:p>0.234699277</text:p>
          </table:table-cell>
          <table:table-cell office:value-type="float" office:value="0.788385366" calcext:value-type="float">
            <text:p>0.788385366</text:p>
          </table:table-cell>
          <table:table-cell office:value-type="float" office:value="0.721170988" calcext:value-type="float">
            <text:p>0.721170988</text:p>
          </table:table-cell>
          <table:table-cell office:value-type="float" office:value="0.573929021" calcext:value-type="float">
            <text:p>0.573929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0:18:59.000545292</dc:date>
    <meta:editing-duration>PT20M19S</meta:editing-duration>
    <meta:editing-cycles>3</meta:editing-cycles>
    <meta:generator>LibreOffice/5.2.7.2$Linux_ARM_EABI LibreOffice_project/20m0$Build-2</meta:generator>
    <meta:document-statistic meta:table-count="2" meta:cell-count="89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4cm" svg:y="3.454cm" style:legend-expansion="high" chart:style-name="ch2"/>
        <chart:plot-area chart:style-name="ch3" table:cell-range-address="'26C Readings'.A1:'26C Readings'.E301" chart:data-source-has-labels="both" svg:x="0.32cm" svg:y="0.18cm" svg:width="13.354cm" svg:height="8.64cm">
          <chartooo:coordinate-region svg:x="1.047cm" svg:y="0.301cm" svg:width="12.627cm" svg:height="7.517cm"/>
          <chart:axis chart:dimension="x" chart:name="primary-x" chart:style-name="ch4" chartooo:axis-type="auto">
            <chartooo:date-scale/>
            <chart:categories table:cell-range-address="'26C Readings'.A2:'26C Readings'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6C Readings'.B2:'26C Readings'.B301" chart:label-cell-address="'26C Readings'.B1:'26C Readings'.B1" chart:class="chart:line">
            <chart:data-point chart:repeated="300"/>
          </chart:series>
          <chart:series chart:style-name="ch7" chart:values-cell-range-address="'26C Readings'.C2:'26C Readings'.C301" chart:label-cell-address="'26C Readings'.C1:'26C Readings'.C1" chart:class="chart:line">
            <chart:data-point chart:repeated="300"/>
          </chart:series>
          <chart:series chart:style-name="ch8" chart:values-cell-range-address="'26C Readings'.D2:'26C Readings'.D301" chart:label-cell-address="'26C Readings'.D1:'26C Readings'.D1" chart:class="chart:line">
            <chart:data-point chart:repeated="300"/>
          </chart:series>
          <chart:series chart:style-name="ch9" chart:values-cell-range-address="'26C Readings'.E2:'26C Readings'.E301" chart:label-cell-address="'26C Readings'.E1:'26C Readings'.E1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2</text:p>
                <draw:g>
                  <svg:desc>'26C Readings'.B1:'26C Readings'.B1</svg:desc>
                </draw:g>
              </table:table-cell>
              <table:table-cell office:value-type="string">
                <text:p> ad4</text:p>
                <draw:g>
                  <svg:desc>'26C Readings'.C1:'26C Readings'.C1</svg:desc>
                </draw:g>
              </table:table-cell>
              <table:table-cell office:value-type="string">
                <text:p> ad5</text:p>
                <draw:g>
                  <svg:desc>'26C Readings'.D1:'26C Readings'.D1</svg:desc>
                </draw:g>
              </table:table-cell>
              <table:table-cell office:value-type="string">
                <text:p> ad6</text:p>
                <draw:g>
                  <svg:desc>'26C Readings'.E1:'26C Reading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26C Readings'.A2:'26C Readings'.A301</svg:desc>
                </draw:g>
              </table:table-cell>
              <table:table-cell office:value-type="float" office:value="0.232787756">
                <text:p>0.232787756</text:p>
                <draw:g>
                  <svg:desc>'26C Readings'.B2:'26C Readings'.B301</svg:desc>
                </draw:g>
              </table:table-cell>
              <table:table-cell office:value-type="float" office:value="0.696532213">
                <text:p>0.696532213</text:p>
                <draw:g>
                  <svg:desc>'26C Readings'.C2:'26C Readings'.C301</svg:desc>
                </draw:g>
              </table:table-cell>
              <table:table-cell office:value-type="float" office:value="0.761621089">
                <text:p>0.761621089</text:p>
                <draw:g>
                  <svg:desc>'26C Readings'.D2:'26C Readings'.D301</svg:desc>
                </draw:g>
              </table:table-cell>
              <table:table-cell office:value-type="float" office:value="0.631696657">
                <text:p>0.631696657</text:p>
                <draw:g>
                  <svg:desc>'26C Readings'.E2:'26C Readings'.E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3253864">
                <text:p>0.233253864</text:p>
              </table:table-cell>
              <table:table-cell office:value-type="float" office:value="0.650345761">
                <text:p>0.650345761</text:p>
              </table:table-cell>
              <table:table-cell office:value-type="float" office:value="0.709326352">
                <text:p>0.709326352</text:p>
              </table:table-cell>
              <table:table-cell office:value-type="float" office:value="0.680437169">
                <text:p>0.6804371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3335523">
                <text:p>0.233335523</text:p>
              </table:table-cell>
              <table:table-cell office:value-type="float" office:value="0.705798949">
                <text:p>0.705798949</text:p>
              </table:table-cell>
              <table:table-cell office:value-type="float" office:value="0.754159779">
                <text:p>0.754159779</text:p>
              </table:table-cell>
              <table:table-cell office:value-type="float" office:value="0.653023202">
                <text:p>0.6530232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2387213">
                <text:p>0.232387213</text:p>
              </table:table-cell>
              <table:table-cell office:value-type="float" office:value="0.773154589">
                <text:p>0.773154589</text:p>
              </table:table-cell>
              <table:table-cell office:value-type="float" office:value="0.628046468">
                <text:p>0.628046468</text:p>
              </table:table-cell>
              <table:table-cell office:value-type="float" office:value="0.581502388">
                <text:p>0.581502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3785538">
                <text:p>0.233785538</text:p>
              </table:table-cell>
              <table:table-cell office:value-type="float" office:value="0.745217889">
                <text:p>0.745217889</text:p>
              </table:table-cell>
              <table:table-cell office:value-type="float" office:value="0.771128031">
                <text:p>0.771128031</text:p>
              </table:table-cell>
              <table:table-cell office:value-type="float" office:value="0.598412227">
                <text:p>0.5984122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3471421">
                <text:p>0.233471421</text:p>
              </table:table-cell>
              <table:table-cell office:value-type="float" office:value="0.8003057">
                <text:p>0.8003057</text:p>
              </table:table-cell>
              <table:table-cell office:value-type="float" office:value="0.686367832">
                <text:p>0.686367832</text:p>
              </table:table-cell>
              <table:table-cell office:value-type="float" office:value="0.571919152">
                <text:p>0.571919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4330324">
                <text:p>0.234330324</text:p>
              </table:table-cell>
              <table:table-cell office:value-type="float" office:value="0.739371865">
                <text:p>0.739371865</text:p>
              </table:table-cell>
              <table:table-cell office:value-type="float" office:value="0.769963952">
                <text:p>0.769963952</text:p>
              </table:table-cell>
              <table:table-cell office:value-type="float" office:value="0.60384996">
                <text:p>0.603849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3016042">
                <text:p>0.233016042</text:p>
              </table:table-cell>
              <table:table-cell office:value-type="float" office:value="0.663622697">
                <text:p>0.663622697</text:p>
              </table:table-cell>
              <table:table-cell office:value-type="float" office:value="0.636307673">
                <text:p>0.636307673</text:p>
              </table:table-cell>
              <table:table-cell office:value-type="float" office:value="0.630543903">
                <text:p>0.6305439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4036474">
                <text:p>0.234036474</text:p>
              </table:table-cell>
              <table:table-cell office:value-type="float" office:value="0.788706635">
                <text:p>0.788706635</text:p>
              </table:table-cell>
              <table:table-cell office:value-type="float" office:value="0.721163836">
                <text:p>0.721163836</text:p>
              </table:table-cell>
              <table:table-cell office:value-type="float" office:value="0.570362874">
                <text:p>0.5703628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659176">
                <text:p>0.233659176</text:p>
              </table:table-cell>
              <table:table-cell office:value-type="float" office:value="0.649948198">
                <text:p>0.649948198</text:p>
              </table:table-cell>
              <table:table-cell office:value-type="float" office:value="0.711156811">
                <text:p>0.711156811</text:p>
              </table:table-cell>
              <table:table-cell office:value-type="float" office:value="0.682923875">
                <text:p>0.682923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4169988">
                <text:p>0.234169988</text:p>
              </table:table-cell>
              <table:table-cell office:value-type="float" office:value="0.683705888">
                <text:p>0.683705888</text:p>
              </table:table-cell>
              <table:table-cell office:value-type="float" office:value="0.753289551">
                <text:p>0.753289551</text:p>
              </table:table-cell>
              <table:table-cell office:value-type="float" office:value="0.65450855">
                <text:p>0.654508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218268">
                <text:p>0.234218268</text:p>
              </table:table-cell>
              <table:table-cell office:value-type="float" office:value="0.691897356">
                <text:p>0.691897356</text:p>
              </table:table-cell>
              <table:table-cell office:value-type="float" office:value="0.765845271">
                <text:p>0.765845271</text:p>
              </table:table-cell>
              <table:table-cell office:value-type="float" office:value="0.590378116">
                <text:p>0.5903781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3871965">
                <text:p>0.233871965</text:p>
              </table:table-cell>
              <table:table-cell office:value-type="float" office:value="0.811655022">
                <text:p>0.811655022</text:p>
              </table:table-cell>
              <table:table-cell office:value-type="float" office:value="0.634730534">
                <text:p>0.634730534</text:p>
              </table:table-cell>
              <table:table-cell office:value-type="float" office:value="0.566648312">
                <text:p>0.5666483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4254627">
                <text:p>0.234254627</text:p>
              </table:table-cell>
              <table:table-cell office:value-type="float" office:value="0.806948043">
                <text:p>0.806948043</text:p>
              </table:table-cell>
              <table:table-cell office:value-type="float" office:value="0.640504437">
                <text:p>0.640504437</text:p>
              </table:table-cell>
              <table:table-cell office:value-type="float" office:value="0.568060347">
                <text:p>0.5680603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414963">
                <text:p>0.234414963</text:p>
              </table:table-cell>
              <table:table-cell office:value-type="float" office:value="0.671089968">
                <text:p>0.671089968</text:p>
              </table:table-cell>
              <table:table-cell office:value-type="float" office:value="0.736703364">
                <text:p>0.736703364</text:p>
              </table:table-cell>
              <table:table-cell office:value-type="float" office:value="0.690322601">
                <text:p>0.6903226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220056">
                <text:p>0.234220056</text:p>
              </table:table-cell>
              <table:table-cell office:value-type="float" office:value="0.772833916">
                <text:p>0.772833916</text:p>
              </table:table-cell>
              <table:table-cell office:value-type="float" office:value="0.686552606">
                <text:p>0.686552606</text:p>
              </table:table-cell>
              <table:table-cell office:value-type="float" office:value="0.567447611">
                <text:p>0.5674476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4402446">
                <text:p>0.234402446</text:p>
              </table:table-cell>
              <table:table-cell office:value-type="float" office:value="0.811662175">
                <text:p>0.811662175</text:p>
              </table:table-cell>
              <table:table-cell office:value-type="float" office:value="0.628549532">
                <text:p>0.628549532</text:p>
              </table:table-cell>
              <table:table-cell office:value-type="float" office:value="0.568015643">
                <text:p>0.5680156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3939914">
                <text:p>0.233939914</text:p>
              </table:table-cell>
              <table:table-cell office:value-type="float" office:value="0.811537005">
                <text:p>0.811537005</text:p>
              </table:table-cell>
              <table:table-cell office:value-type="float" office:value="0.629084185">
                <text:p>0.629084185</text:p>
              </table:table-cell>
              <table:table-cell office:value-type="float" office:value="0.568193265">
                <text:p>0.5681932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4711198">
                <text:p>0.234711198</text:p>
              </table:table-cell>
              <table:table-cell office:value-type="float" office:value="0.799455142">
                <text:p>0.799455142</text:p>
              </table:table-cell>
              <table:table-cell office:value-type="float" office:value="0.666185697">
                <text:p>0.666185697</text:p>
              </table:table-cell>
              <table:table-cell office:value-type="float" office:value="0.570862361">
                <text:p>0.5708623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3984021">
                <text:p>0.233984021</text:p>
              </table:table-cell>
              <table:table-cell office:value-type="float" office:value="0.805337525">
                <text:p>0.805337525</text:p>
              </table:table-cell>
              <table:table-cell office:value-type="float" office:value="0.645905214">
                <text:p>0.645905214</text:p>
              </table:table-cell>
              <table:table-cell office:value-type="float" office:value="0.56818194">
                <text:p>0.568181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4392313">
                <text:p>0.234392313</text:p>
              </table:table-cell>
              <table:table-cell office:value-type="float" office:value="0.660323579">
                <text:p>0.660323579</text:p>
              </table:table-cell>
              <table:table-cell office:value-type="float" office:value="0.728535739">
                <text:p>0.728535739</text:p>
              </table:table-cell>
              <table:table-cell office:value-type="float" office:value="0.692557775">
                <text:p>0.692557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35160021">
                <text:p>0.235160021</text:p>
              </table:table-cell>
              <table:table-cell office:value-type="float" office:value="0.81185589">
                <text:p>0.81185589</text:p>
              </table:table-cell>
              <table:table-cell office:value-type="float" office:value="0.627061203">
                <text:p>0.627061203</text:p>
              </table:table-cell>
              <table:table-cell office:value-type="float" office:value="0.568670102">
                <text:p>0.5686701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34262375">
                <text:p>0.234262375</text:p>
              </table:table-cell>
              <table:table-cell office:value-type="float" office:value="0.784457419">
                <text:p>0.784457419</text:p>
              </table:table-cell>
              <table:table-cell office:value-type="float" office:value="0.627401546">
                <text:p>0.627401546</text:p>
              </table:table-cell>
              <table:table-cell office:value-type="float" office:value="0.582149098">
                <text:p>0.5821490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33919648">
                <text:p>0.233919648</text:p>
              </table:table-cell>
              <table:table-cell office:value-type="float" office:value="0.648567158">
                <text:p>0.648567158</text:p>
              </table:table-cell>
              <table:table-cell office:value-type="float" office:value="0.644285756">
                <text:p>0.644285756</text:p>
              </table:table-cell>
              <table:table-cell office:value-type="float" office:value="0.642455893">
                <text:p>0.6424558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35099224">
                <text:p>0.235099224</text:p>
              </table:table-cell>
              <table:table-cell office:value-type="float" office:value="0.732041685">
                <text:p>0.732041685</text:p>
              </table:table-cell>
              <table:table-cell office:value-type="float" office:value="0.764727088">
                <text:p>0.764727088</text:p>
              </table:table-cell>
              <table:table-cell office:value-type="float" office:value="0.621545389">
                <text:p>0.6215453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35150484">
                <text:p>0.235150484</text:p>
              </table:table-cell>
              <table:table-cell office:value-type="float" office:value="0.74090132">
                <text:p>0.74090132</text:p>
              </table:table-cell>
              <table:table-cell office:value-type="float" office:value="0.770567747">
                <text:p>0.770567747</text:p>
              </table:table-cell>
              <table:table-cell office:value-type="float" office:value="0.599875522">
                <text:p>0.599875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35051541">
                <text:p>0.235051541</text:p>
              </table:table-cell>
              <table:table-cell office:value-type="float" office:value="0.736638991">
                <text:p>0.736638991</text:p>
              </table:table-cell>
              <table:table-cell office:value-type="float" office:value="0.769416782">
                <text:p>0.769416782</text:p>
              </table:table-cell>
              <table:table-cell office:value-type="float" office:value="0.596116852">
                <text:p>0.59611685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35079555">
                <text:p>0.235079555</text:p>
              </table:table-cell>
              <table:table-cell office:value-type="float" office:value="0.775724742">
                <text:p>0.775724742</text:p>
              </table:table-cell>
              <table:table-cell office:value-type="float" office:value="0.742917745">
                <text:p>0.742917745</text:p>
              </table:table-cell>
              <table:table-cell office:value-type="float" office:value="0.574514338">
                <text:p>0.57451433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35024123">
                <text:p>0.235024123</text:p>
              </table:table-cell>
              <table:table-cell office:value-type="float" office:value="0.806939102">
                <text:p>0.806939102</text:p>
              </table:table-cell>
              <table:table-cell office:value-type="float" office:value="0.630540327">
                <text:p>0.630540327</text:p>
              </table:table-cell>
              <table:table-cell office:value-type="float" office:value="0.580322216">
                <text:p>0.5803222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3531857">
                <text:p>0.23531857</text:p>
              </table:table-cell>
              <table:table-cell office:value-type="float" office:value="0.755267233">
                <text:p>0.755267233</text:p>
              </table:table-cell>
              <table:table-cell office:value-type="float" office:value="0.769607516">
                <text:p>0.769607516</text:p>
              </table:table-cell>
              <table:table-cell office:value-type="float" office:value="0.586295794">
                <text:p>0.5862957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4597353">
                <text:p>0.234597353</text:p>
              </table:table-cell>
              <table:table-cell office:value-type="float" office:value="0.657819588">
                <text:p>0.657819588</text:p>
              </table:table-cell>
              <table:table-cell office:value-type="float" office:value="0.726246324">
                <text:p>0.726246324</text:p>
              </table:table-cell>
              <table:table-cell office:value-type="float" office:value="0.693200909">
                <text:p>0.6932009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34211711">
                <text:p>0.234211711</text:p>
              </table:table-cell>
              <table:table-cell office:value-type="float" office:value="0.637967067">
                <text:p>0.637967067</text:p>
              </table:table-cell>
              <table:table-cell office:value-type="float" office:value="0.678206763">
                <text:p>0.678206763</text:p>
              </table:table-cell>
              <table:table-cell office:value-type="float" office:value="0.665858467">
                <text:p>0.6658584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34426288">
                <text:p>0.234426288</text:p>
              </table:table-cell>
              <table:table-cell office:value-type="float" office:value="0.643060284">
                <text:p>0.643060284</text:p>
              </table:table-cell>
              <table:table-cell office:value-type="float" office:value="0.696358764">
                <text:p>0.696358764</text:p>
              </table:table-cell>
              <table:table-cell office:value-type="float" office:value="0.67416974">
                <text:p>0.6741697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35016374">
                <text:p>0.235016374</text:p>
              </table:table-cell>
              <table:table-cell office:value-type="float" office:value="0.75315544">
                <text:p>0.75315544</text:p>
              </table:table-cell>
              <table:table-cell office:value-type="float" office:value="0.774065348">
                <text:p>0.774065348</text:p>
              </table:table-cell>
              <table:table-cell office:value-type="float" office:value="0.589072178">
                <text:p>0.5890721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34082965">
                <text:p>0.234082965</text:p>
              </table:table-cell>
              <table:table-cell office:value-type="float" office:value="0.81289003">
                <text:p>0.81289003</text:p>
              </table:table-cell>
              <table:table-cell office:value-type="float" office:value="0.627669171">
                <text:p>0.627669171</text:p>
              </table:table-cell>
              <table:table-cell office:value-type="float" office:value="0.5684895">
                <text:p>0.56848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34125284">
                <text:p>0.234125284</text:p>
              </table:table-cell>
              <table:table-cell office:value-type="float" office:value="0.655248243">
                <text:p>0.655248243</text:p>
              </table:table-cell>
              <table:table-cell office:value-type="float" office:value="0.669458588">
                <text:p>0.669458588</text:p>
              </table:table-cell>
              <table:table-cell office:value-type="float" office:value="0.680063448">
                <text:p>0.6800634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33971504">
                <text:p>0.233971504</text:p>
              </table:table-cell>
              <table:table-cell office:value-type="float" office:value="0.679703436">
                <text:p>0.679703436</text:p>
              </table:table-cell>
              <table:table-cell office:value-type="float" office:value="0.635183529">
                <text:p>0.635183529</text:p>
              </table:table-cell>
              <table:table-cell office:value-type="float" office:value="0.625318959">
                <text:p>0.6253189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3445609">
                <text:p>0.23445609</text:p>
              </table:table-cell>
              <table:table-cell office:value-type="float" office:value="0.654365498">
                <text:p>0.654365498</text:p>
              </table:table-cell>
              <table:table-cell office:value-type="float" office:value="0.724737731">
                <text:p>0.724737731</text:p>
              </table:table-cell>
              <table:table-cell office:value-type="float" office:value="0.6933833">
                <text:p>0.69338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35226182">
                <text:p>0.235226182</text:p>
              </table:table-cell>
              <table:table-cell office:value-type="float" office:value="0.777968261">
                <text:p>0.777968261</text:p>
              </table:table-cell>
              <table:table-cell office:value-type="float" office:value="0.734378783">
                <text:p>0.734378783</text:p>
              </table:table-cell>
              <table:table-cell office:value-type="float" office:value="0.576760838">
                <text:p>0.5767608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35313205">
                <text:p>0.235313205</text:p>
              </table:table-cell>
              <table:table-cell office:value-type="float" office:value="0.726658789">
                <text:p>0.726658789</text:p>
              </table:table-cell>
              <table:table-cell office:value-type="float" office:value="0.762987824">
                <text:p>0.762987824</text:p>
              </table:table-cell>
              <table:table-cell office:value-type="float" office:value="0.627008751">
                <text:p>0.6270087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34307675">
                <text:p>0.234307675</text:p>
              </table:table-cell>
              <table:table-cell office:value-type="float" office:value="0.812360145">
                <text:p>0.812360145</text:p>
              </table:table-cell>
              <table:table-cell office:value-type="float" office:value="0.629826859">
                <text:p>0.629826859</text:p>
              </table:table-cell>
              <table:table-cell office:value-type="float" office:value="0.56738443">
                <text:p>0.567384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34767227">
                <text:p>0.234767227</text:p>
              </table:table-cell>
              <table:table-cell office:value-type="float" office:value="0.655854423">
                <text:p>0.655854423</text:p>
              </table:table-cell>
              <table:table-cell office:value-type="float" office:value="0.723618355">
                <text:p>0.723618355</text:p>
              </table:table-cell>
              <table:table-cell office:value-type="float" office:value="0.691567146">
                <text:p>0.6915671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35006241">
                <text:p>0.235006241</text:p>
              </table:table-cell>
              <table:table-cell office:value-type="float" office:value="0.704453075">
                <text:p>0.704453075</text:p>
              </table:table-cell>
              <table:table-cell office:value-type="float" office:value="0.752051562">
                <text:p>0.752051562</text:p>
              </table:table-cell>
              <table:table-cell office:value-type="float" office:value="0.65735646">
                <text:p>0.657356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34066872">
                <text:p>0.234066872</text:p>
              </table:table-cell>
              <table:table-cell office:value-type="float" office:value="0.753211469">
                <text:p>0.753211469</text:p>
              </table:table-cell>
              <table:table-cell office:value-type="float" office:value="0.630279259">
                <text:p>0.630279259</text:p>
              </table:table-cell>
              <table:table-cell office:value-type="float" office:value="0.594314408">
                <text:p>0.5943144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34400062">
                <text:p>0.234400062</text:p>
              </table:table-cell>
              <table:table-cell office:value-type="float" office:value="0.733510343">
                <text:p>0.733510343</text:p>
              </table:table-cell>
              <table:table-cell office:value-type="float" office:value="0.628580526">
                <text:p>0.628580526</text:p>
              </table:table-cell>
              <table:table-cell office:value-type="float" office:value="0.60539074">
                <text:p>0.605390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34252242">
                <text:p>0.234252242</text:p>
              </table:table-cell>
              <table:table-cell office:value-type="float" office:value="0.647037106">
                <text:p>0.647037106</text:p>
              </table:table-cell>
              <table:table-cell office:value-type="float" office:value="0.673333487">
                <text:p>0.673333487</text:p>
              </table:table-cell>
              <table:table-cell office:value-type="float" office:value="0.68068274">
                <text:p>0.680682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5330491">
                <text:p>0.235330491</text:p>
              </table:table-cell>
              <table:table-cell office:value-type="float" office:value="0.718630042">
                <text:p>0.718630042</text:p>
              </table:table-cell>
              <table:table-cell office:value-type="float" office:value="0.758835168">
                <text:p>0.758835168</text:p>
              </table:table-cell>
              <table:table-cell office:value-type="float" office:value="0.640358405">
                <text:p>0.64035840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34283237">
                <text:p>0.234283237</text:p>
              </table:table-cell>
              <table:table-cell office:value-type="float" office:value="0.658440668">
                <text:p>0.658440668</text:p>
              </table:table-cell>
              <table:table-cell office:value-type="float" office:value="0.638396816">
                <text:p>0.638396816</text:p>
              </table:table-cell>
              <table:table-cell office:value-type="float" office:value="0.636076407">
                <text:p>0.6360764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3452702">
                <text:p>0.23452702</text:p>
              </table:table-cell>
              <table:table-cell office:value-type="float" office:value="0.803929067">
                <text:p>0.803929067</text:p>
              </table:table-cell>
              <table:table-cell office:value-type="float" office:value="0.658646304">
                <text:p>0.658646304</text:p>
              </table:table-cell>
              <table:table-cell office:value-type="float" office:value="0.567621656">
                <text:p>0.56762165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4409003">
                <text:p>0.234409003</text:p>
              </table:table-cell>
              <table:table-cell office:value-type="float" office:value="0.721822467">
                <text:p>0.721822467</text:p>
              </table:table-cell>
              <table:table-cell office:value-type="float" office:value="0.770235153">
                <text:p>0.770235153</text:p>
              </table:table-cell>
              <table:table-cell office:value-type="float" office:value="0.595286559">
                <text:p>0.5952865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5027699">
                <text:p>0.235027699</text:p>
              </table:table-cell>
              <table:table-cell office:value-type="float" office:value="0.791814422">
                <text:p>0.791814422</text:p>
              </table:table-cell>
              <table:table-cell office:value-type="float" office:value="0.677893243">
                <text:p>0.677893243</text:p>
              </table:table-cell>
              <table:table-cell office:value-type="float" office:value="0.570016571">
                <text:p>0.5700165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3404899">
                <text:p>0.23404899</text:p>
              </table:table-cell>
              <table:table-cell office:value-type="float" office:value="0.650459606">
                <text:p>0.650459606</text:p>
              </table:table-cell>
              <table:table-cell office:value-type="float" office:value="0.643966275">
                <text:p>0.643966275</text:p>
              </table:table-cell>
              <table:table-cell office:value-type="float" office:value="0.63809164">
                <text:p>0.638091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34519271">
                <text:p>0.234519271</text:p>
              </table:table-cell>
              <table:table-cell office:value-type="float" office:value="0.678156695">
                <text:p>0.678156695</text:p>
              </table:table-cell>
              <table:table-cell office:value-type="float" office:value="0.740689128">
                <text:p>0.740689128</text:p>
              </table:table-cell>
              <table:table-cell office:value-type="float" office:value="0.683034144">
                <text:p>0.683034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34670071">
                <text:p>0.234670071</text:p>
              </table:table-cell>
              <table:table-cell office:value-type="float" office:value="0.787174796">
                <text:p>0.787174796</text:p>
              </table:table-cell>
              <table:table-cell office:value-type="float" office:value="0.676280341">
                <text:p>0.676280341</text:p>
              </table:table-cell>
              <table:table-cell office:value-type="float" office:value="0.573039123">
                <text:p>0.5730391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33784942">
                <text:p>0.233784942</text:p>
              </table:table-cell>
              <table:table-cell office:value-type="float" office:value="0.811410643">
                <text:p>0.811410643</text:p>
              </table:table-cell>
              <table:table-cell office:value-type="float" office:value="0.628104881">
                <text:p>0.628104881</text:p>
              </table:table-cell>
              <table:table-cell office:value-type="float" office:value="0.568143793">
                <text:p>0.5681437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4066276">
                <text:p>0.234066276</text:p>
              </table:table-cell>
              <table:table-cell office:value-type="float" office:value="0.806141592">
                <text:p>0.806141592</text:p>
              </table:table-cell>
              <table:table-cell office:value-type="float" office:value="0.652109462">
                <text:p>0.652109462</text:p>
              </table:table-cell>
              <table:table-cell office:value-type="float" office:value="0.565891929">
                <text:p>0.565891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3614473">
                <text:p>0.233614473</text:p>
              </table:table-cell>
              <table:table-cell office:value-type="float" office:value="0.726942507">
                <text:p>0.726942507</text:p>
              </table:table-cell>
              <table:table-cell office:value-type="float" office:value="0.628259257">
                <text:p>0.628259257</text:p>
              </table:table-cell>
              <table:table-cell office:value-type="float" office:value="0.60244329">
                <text:p>0.602443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34166412">
                <text:p>0.234166412</text:p>
              </table:table-cell>
              <table:table-cell office:value-type="float" office:value="0.640579538">
                <text:p>0.640579538</text:p>
              </table:table-cell>
              <table:table-cell office:value-type="float" office:value="0.683383427">
                <text:p>0.683383427</text:p>
              </table:table-cell>
              <table:table-cell office:value-type="float" office:value="0.667809924">
                <text:p>0.6678099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34474568">
                <text:p>0.234474568</text:p>
              </table:table-cell>
              <table:table-cell office:value-type="float" office:value="0.673751911">
                <text:p>0.673751911</text:p>
              </table:table-cell>
              <table:table-cell office:value-type="float" office:value="0.755764932">
                <text:p>0.755764932</text:p>
              </table:table-cell>
              <table:table-cell office:value-type="float" office:value="0.611372663">
                <text:p>0.6113726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34841136">
                <text:p>0.234841136</text:p>
              </table:table-cell>
              <table:table-cell office:value-type="float" office:value="0.778681133">
                <text:p>0.778681133</text:p>
              </table:table-cell>
              <table:table-cell office:value-type="float" office:value="0.731657235">
                <text:p>0.731657235</text:p>
              </table:table-cell>
              <table:table-cell office:value-type="float" office:value="0.575569937">
                <text:p>0.575569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445609">
                <text:p>0.23445609</text:p>
              </table:table-cell>
              <table:table-cell office:value-type="float" office:value="0.789926146">
                <text:p>0.789926146</text:p>
              </table:table-cell>
              <table:table-cell office:value-type="float" office:value="0.698261344">
                <text:p>0.698261344</text:p>
              </table:table-cell>
              <table:table-cell office:value-type="float" office:value="0.57315118">
                <text:p>0.573151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34667091">
                <text:p>0.234667091</text:p>
              </table:table-cell>
              <table:table-cell office:value-type="float" office:value="0.789731835">
                <text:p>0.789731835</text:p>
              </table:table-cell>
              <table:table-cell office:value-type="float" office:value="0.710799779">
                <text:p>0.710799779</text:p>
              </table:table-cell>
              <table:table-cell office:value-type="float" office:value="0.574582288">
                <text:p>0.5745822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34811334">
                <text:p>0.234811334</text:p>
              </table:table-cell>
              <table:table-cell office:value-type="float" office:value="0.741164177">
                <text:p>0.741164177</text:p>
              </table:table-cell>
              <table:table-cell office:value-type="float" office:value="0.772881004">
                <text:p>0.772881004</text:p>
              </table:table-cell>
              <table:table-cell office:value-type="float" office:value="0.582773159">
                <text:p>0.5827731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34711198">
                <text:p>0.234711198</text:p>
              </table:table-cell>
              <table:table-cell office:value-type="float" office:value="0.663307388">
                <text:p>0.663307388</text:p>
              </table:table-cell>
              <table:table-cell office:value-type="float" office:value="0.732031552">
                <text:p>0.732031552</text:p>
              </table:table-cell>
              <table:table-cell office:value-type="float" office:value="0.692169749">
                <text:p>0.69216974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34574107">
                <text:p>0.234574107</text:p>
              </table:table-cell>
              <table:table-cell office:value-type="float" office:value="0.645036178">
                <text:p>0.645036178</text:p>
              </table:table-cell>
              <table:table-cell office:value-type="float" office:value="0.723326888">
                <text:p>0.723326888</text:p>
              </table:table-cell>
              <table:table-cell office:value-type="float" office:value="0.693637215">
                <text:p>0.6936372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34485893">
                <text:p>0.234485893</text:p>
              </table:table-cell>
              <table:table-cell office:value-type="float" office:value="0.651145655">
                <text:p>0.651145655</text:p>
              </table:table-cell>
              <table:table-cell office:value-type="float" office:value="0.737072317">
                <text:p>0.737072317</text:p>
              </table:table-cell>
              <table:table-cell office:value-type="float" office:value="0.669124802">
                <text:p>0.6691248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4855441">
                <text:p>0.234855441</text:p>
              </table:table-cell>
              <table:table-cell office:value-type="float" office:value="0.748728007">
                <text:p>0.748728007</text:p>
              </table:table-cell>
              <table:table-cell office:value-type="float" office:value="0.774714443">
                <text:p>0.774714443</text:p>
              </table:table-cell>
              <table:table-cell office:value-type="float" office:value="0.596624088">
                <text:p>0.5966240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35250024">
                <text:p>0.235250024</text:p>
              </table:table-cell>
              <table:table-cell office:value-type="float" office:value="0.741705983">
                <text:p>0.741705983</text:p>
              </table:table-cell>
              <table:table-cell office:value-type="float" office:value="0.771034452">
                <text:p>0.771034452</text:p>
              </table:table-cell>
              <table:table-cell office:value-type="float" office:value="0.600435209">
                <text:p>0.6004352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34519271">
                <text:p>0.234519271</text:p>
              </table:table-cell>
              <table:table-cell office:value-type="float" office:value="0.657387454">
                <text:p>0.657387454</text:p>
              </table:table-cell>
              <table:table-cell office:value-type="float" office:value="0.736240832">
                <text:p>0.736240832</text:p>
              </table:table-cell>
              <table:table-cell office:value-type="float" office:value="0.669261297">
                <text:p>0.6692612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33525662">
                <text:p>0.233525662</text:p>
              </table:table-cell>
              <table:table-cell office:value-type="float" office:value="0.756805033">
                <text:p>0.756805033</text:p>
              </table:table-cell>
              <table:table-cell office:value-type="float" office:value="0.629742221">
                <text:p>0.629742221</text:p>
              </table:table-cell>
              <table:table-cell office:value-type="float" office:value="0.593121719">
                <text:p>0.5931217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5254197">
                <text:p>0.235254197</text:p>
              </table:table-cell>
              <table:table-cell office:value-type="float" office:value="0.769186708">
                <text:p>0.769186708</text:p>
              </table:table-cell>
              <table:table-cell office:value-type="float" office:value="0.75010249">
                <text:p>0.75010249</text:p>
              </table:table-cell>
              <table:table-cell office:value-type="float" office:value="0.577836702">
                <text:p>0.5778367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35083131">
                <text:p>0.235083131</text:p>
              </table:table-cell>
              <table:table-cell office:value-type="float" office:value="0.794509744">
                <text:p>0.794509744</text:p>
              </table:table-cell>
              <table:table-cell office:value-type="float" office:value="0.686641417">
                <text:p>0.686641417</text:p>
              </table:table-cell>
              <table:table-cell office:value-type="float" office:value="0.572536656">
                <text:p>0.5725366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4220652">
                <text:p>0.234220652</text:p>
              </table:table-cell>
              <table:table-cell office:value-type="float" office:value="0.811638333">
                <text:p>0.811638333</text:p>
              </table:table-cell>
              <table:table-cell office:value-type="float" office:value="0.630307869">
                <text:p>0.630307869</text:p>
              </table:table-cell>
              <table:table-cell office:value-type="float" office:value="0.568667718">
                <text:p>0.5686677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33947067">
                <text:p>0.233947067</text:p>
              </table:table-cell>
              <table:table-cell office:value-type="float" office:value="0.710861172">
                <text:p>0.710861172</text:p>
              </table:table-cell>
              <table:table-cell office:value-type="float" office:value="0.629788116">
                <text:p>0.629788116</text:p>
              </table:table-cell>
              <table:table-cell office:value-type="float" office:value="0.610166861">
                <text:p>0.61016686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4758286">
                <text:p>0.234758286</text:p>
              </table:table-cell>
              <table:table-cell office:value-type="float" office:value="0.733897773">
                <text:p>0.733897773</text:p>
              </table:table-cell>
              <table:table-cell office:value-type="float" office:value="0.767511221">
                <text:p>0.767511221</text:p>
              </table:table-cell>
              <table:table-cell office:value-type="float" office:value="0.616082623">
                <text:p>0.61608262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3524168">
                <text:p>0.23524168</text:p>
              </table:table-cell>
              <table:table-cell office:value-type="float" office:value="0.75786242">
                <text:p>0.75786242</text:p>
              </table:table-cell>
              <table:table-cell office:value-type="float" office:value="0.767189356">
                <text:p>0.767189356</text:p>
              </table:table-cell>
              <table:table-cell office:value-type="float" office:value="0.584490369">
                <text:p>0.5844903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34261183">
                <text:p>0.234261183</text:p>
              </table:table-cell>
              <table:table-cell office:value-type="float" office:value="0.658642728">
                <text:p>0.658642728</text:p>
              </table:table-cell>
              <table:table-cell office:value-type="float" office:value="0.747271269">
                <text:p>0.747271269</text:p>
              </table:table-cell>
              <table:table-cell office:value-type="float" office:value="0.628956035">
                <text:p>0.62895603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34190254">
                <text:p>0.234190254</text:p>
              </table:table-cell>
              <table:table-cell office:value-type="float" office:value="0.639750438">
                <text:p>0.639750438</text:p>
              </table:table-cell>
              <table:table-cell office:value-type="float" office:value="0.689633571">
                <text:p>0.689633571</text:p>
              </table:table-cell>
              <table:table-cell office:value-type="float" office:value="0.670106491">
                <text:p>0.6701064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34871535">
                <text:p>0.234871535</text:p>
              </table:table-cell>
              <table:table-cell office:value-type="float" office:value="0.811322428">
                <text:p>0.811322428</text:p>
              </table:table-cell>
              <table:table-cell office:value-type="float" office:value="0.637105183">
                <text:p>0.637105183</text:p>
              </table:table-cell>
              <table:table-cell office:value-type="float" office:value="0.567124554">
                <text:p>0.5671245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34371452">
                <text:p>0.234371452</text:p>
              </table:table-cell>
              <table:table-cell office:value-type="float" office:value="0.812372662">
                <text:p>0.812372662</text:p>
              </table:table-cell>
              <table:table-cell office:value-type="float" office:value="0.627142862">
                <text:p>0.627142862</text:p>
              </table:table-cell>
              <table:table-cell office:value-type="float" office:value="0.566716858">
                <text:p>0.5667168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34034089">
                <text:p>0.234034089</text:p>
              </table:table-cell>
              <table:table-cell office:value-type="float" office:value="0.75701663">
                <text:p>0.75701663</text:p>
              </table:table-cell>
              <table:table-cell office:value-type="float" office:value="0.627865866">
                <text:p>0.627865866</text:p>
              </table:table-cell>
              <table:table-cell office:value-type="float" office:value="0.590222548">
                <text:p>0.5902225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961538">
                <text:p>0.234961538</text:p>
              </table:table-cell>
              <table:table-cell office:value-type="float" office:value="0.803567267">
                <text:p>0.803567267</text:p>
              </table:table-cell>
              <table:table-cell office:value-type="float" office:value="0.638152437">
                <text:p>0.638152437</text:p>
              </table:table-cell>
              <table:table-cell office:value-type="float" office:value="0.565967031">
                <text:p>0.5659670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34819083">
                <text:p>0.234819083</text:p>
              </table:table-cell>
              <table:table-cell office:value-type="float" office:value="0.805954433">
                <text:p>0.805954433</text:p>
              </table:table-cell>
              <table:table-cell office:value-type="float" office:value="0.644325095">
                <text:p>0.644325095</text:p>
              </table:table-cell>
              <table:table-cell office:value-type="float" office:value="0.569602915">
                <text:p>0.5696029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3973293">
                <text:p>0.233973293</text:p>
              </table:table-cell>
              <table:table-cell office:value-type="float" office:value="0.763245316">
                <text:p>0.763245316</text:p>
              </table:table-cell>
              <table:table-cell office:value-type="float" office:value="0.628566817">
                <text:p>0.628566817</text:p>
              </table:table-cell>
              <table:table-cell office:value-type="float" office:value="0.587914656">
                <text:p>0.5879146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34445361">
                <text:p>0.234445361</text:p>
              </table:table-cell>
              <table:table-cell office:value-type="float" office:value="0.641290622">
                <text:p>0.641290622</text:p>
              </table:table-cell>
              <table:table-cell office:value-type="float" office:value="0.697556817">
                <text:p>0.697556817</text:p>
              </table:table-cell>
              <table:table-cell office:value-type="float" office:value="0.674176893">
                <text:p>0.6741768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34460263">
                <text:p>0.234460263</text:p>
              </table:table-cell>
              <table:table-cell office:value-type="float" office:value="0.640662389">
                <text:p>0.640662389</text:p>
              </table:table-cell>
              <table:table-cell office:value-type="float" office:value="0.693610393">
                <text:p>0.693610393</text:p>
              </table:table-cell>
              <table:table-cell office:value-type="float" office:value="0.672743401">
                <text:p>0.6727434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34341649">
                <text:p>0.234341649</text:p>
              </table:table-cell>
              <table:table-cell office:value-type="float" office:value="0.643313604">
                <text:p>0.643313604</text:p>
              </table:table-cell>
              <table:table-cell office:value-type="float" office:value="0.717855777">
                <text:p>0.717855777</text:p>
              </table:table-cell>
              <table:table-cell office:value-type="float" office:value="0.695055806">
                <text:p>0.6950558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34717159">
                <text:p>0.234717159</text:p>
              </table:table-cell>
              <table:table-cell office:value-type="float" office:value="0.666695317">
                <text:p>0.666695317</text:p>
              </table:table-cell>
              <table:table-cell office:value-type="float" office:value="0.72936484">
                <text:p>0.72936484</text:p>
              </table:table-cell>
              <table:table-cell office:value-type="float" office:value="0.693765365">
                <text:p>0.69376536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3488882">
                <text:p>0.23488882</text:p>
              </table:table-cell>
              <table:table-cell office:value-type="float" office:value="0.668189605">
                <text:p>0.668189605</text:p>
              </table:table-cell>
              <table:table-cell office:value-type="float" office:value="0.73324093">
                <text:p>0.73324093</text:p>
              </table:table-cell>
              <table:table-cell office:value-type="float" office:value="0.691509925">
                <text:p>0.6915099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34696893">
                <text:p>0.234696893</text:p>
              </table:table-cell>
              <table:table-cell office:value-type="float" office:value="0.716787662">
                <text:p>0.716787662</text:p>
              </table:table-cell>
              <table:table-cell office:value-type="float" office:value="0.77246556">
                <text:p>0.77246556</text:p>
              </table:table-cell>
              <table:table-cell office:value-type="float" office:value="0.593354177">
                <text:p>0.5933541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33998923">
                <text:p>0.233998923</text:p>
              </table:table-cell>
              <table:table-cell office:value-type="float" office:value="0.727289406">
                <text:p>0.727289406</text:p>
              </table:table-cell>
              <table:table-cell office:value-type="float" office:value="0.627134517">
                <text:p>0.627134517</text:p>
              </table:table-cell>
              <table:table-cell office:value-type="float" office:value="0.604056788">
                <text:p>0.6040567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4130649">
                <text:p>0.234130649</text:p>
              </table:table-cell>
              <table:table-cell office:value-type="float" office:value="0.725256291">
                <text:p>0.725256291</text:p>
              </table:table-cell>
              <table:table-cell office:value-type="float" office:value="0.627143458">
                <text:p>0.627143458</text:p>
              </table:table-cell>
              <table:table-cell office:value-type="float" office:value="0.603510213">
                <text:p>0.60351021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34150914">
                <text:p>0.234150914</text:p>
              </table:table-cell>
              <table:table-cell office:value-type="float" office:value="0.727494446">
                <text:p>0.727494446</text:p>
              </table:table-cell>
              <table:table-cell office:value-type="float" office:value="0.642123299">
                <text:p>0.642123299</text:p>
              </table:table-cell>
              <table:table-cell office:value-type="float" office:value="0.665030559">
                <text:p>0.6650305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35126643">
                <text:p>0.235126643</text:p>
              </table:table-cell>
              <table:table-cell office:value-type="float" office:value="0.667290767">
                <text:p>0.667290767</text:p>
              </table:table-cell>
              <table:table-cell office:value-type="float" office:value="0.734787671">
                <text:p>0.734787671</text:p>
              </table:table-cell>
              <table:table-cell office:value-type="float" office:value="0.691257202">
                <text:p>0.6912572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34474568">
                <text:p>0.234474568</text:p>
              </table:table-cell>
              <table:table-cell office:value-type="float" office:value="0.681688271">
                <text:p>0.681688271</text:p>
              </table:table-cell>
              <table:table-cell office:value-type="float" office:value="0.740458458">
                <text:p>0.740458458</text:p>
              </table:table-cell>
              <table:table-cell office:value-type="float" office:value="0.683738075">
                <text:p>0.68373807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34506754">
                <text:p>0.234506754</text:p>
              </table:table-cell>
              <table:table-cell office:value-type="float" office:value="0.770117136">
                <text:p>0.770117136</text:p>
              </table:table-cell>
              <table:table-cell office:value-type="float" office:value="0.626247004">
                <text:p>0.626247004</text:p>
              </table:table-cell>
              <table:table-cell office:value-type="float" office:value="0.585739682">
                <text:p>0.58573968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3452404">
                <text:p>0.23452404</text:p>
              </table:table-cell>
              <table:table-cell office:value-type="float" office:value="0.642249065">
                <text:p>0.642249065</text:p>
              </table:table-cell>
              <table:table-cell office:value-type="float" office:value="0.706641162">
                <text:p>0.706641162</text:p>
              </table:table-cell>
              <table:table-cell office:value-type="float" office:value="0.679532967">
                <text:p>0.6795329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34155683">
                <text:p>0.234155683</text:p>
              </table:table-cell>
              <table:table-cell office:value-type="float" office:value="0.634027199">
                <text:p>0.634027199</text:p>
              </table:table-cell>
              <table:table-cell office:value-type="float" office:value="0.654610473">
                <text:p>0.654610473</text:p>
              </table:table-cell>
              <table:table-cell office:value-type="float" office:value="0.651360232">
                <text:p>0.6513602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34754114">
                <text:p>0.234754114</text:p>
              </table:table-cell>
              <table:table-cell office:value-type="float" office:value="0.779838059">
                <text:p>0.779838059</text:p>
              </table:table-cell>
              <table:table-cell office:value-type="float" office:value="0.626869872">
                <text:p>0.626869872</text:p>
              </table:table-cell>
              <table:table-cell office:value-type="float" office:value="0.582757066">
                <text:p>0.5827570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3342493">
                <text:p>0.23342493</text:p>
              </table:table-cell>
              <table:table-cell office:value-type="float" office:value="0.674663863">
                <text:p>0.674663863</text:p>
              </table:table-cell>
              <table:table-cell office:value-type="float" office:value="0.634021239">
                <text:p>0.634021239</text:p>
              </table:table-cell>
              <table:table-cell office:value-type="float" office:value="0.624804571">
                <text:p>0.6248045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33722357">
                <text:p>0.233722357</text:p>
              </table:table-cell>
              <table:table-cell office:value-type="float" office:value="0.733549682">
                <text:p>0.733549682</text:p>
              </table:table-cell>
              <table:table-cell office:value-type="float" office:value="0.62888451">
                <text:p>0.62888451</text:p>
              </table:table-cell>
              <table:table-cell office:value-type="float" office:value="0.601524186">
                <text:p>0.60152418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33694343">
                <text:p>0.233694343</text:p>
              </table:table-cell>
              <table:table-cell office:value-type="float" office:value="0.634493307">
                <text:p>0.634493307</text:p>
              </table:table-cell>
              <table:table-cell office:value-type="float" office:value="0.673571905">
                <text:p>0.673571905</text:p>
              </table:table-cell>
              <table:table-cell office:value-type="float" office:value="0.669598063">
                <text:p>0.66959806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34400062">
                <text:p>0.234400062</text:p>
              </table:table-cell>
              <table:table-cell office:value-type="float" office:value="0.680403791">
                <text:p>0.680403791</text:p>
              </table:table-cell>
              <table:table-cell office:value-type="float" office:value="0.744738072">
                <text:p>0.744738072</text:p>
              </table:table-cell>
              <table:table-cell office:value-type="float" office:value="0.637790637">
                <text:p>0.63779063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34623579">
                <text:p>0.234623579</text:p>
              </table:table-cell>
              <table:table-cell office:value-type="float" office:value="0.733477561">
                <text:p>0.733477561</text:p>
              </table:table-cell>
              <table:table-cell office:value-type="float" office:value="0.767591091">
                <text:p>0.767591091</text:p>
              </table:table-cell>
              <table:table-cell office:value-type="float" office:value="0.613119675">
                <text:p>0.61311967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3402336">
                <text:p>0.23402336</text:p>
              </table:table-cell>
              <table:table-cell office:value-type="float" office:value="0.656432588">
                <text:p>0.656432588</text:p>
              </table:table-cell>
              <table:table-cell office:value-type="float" office:value="0.71812221">
                <text:p>0.71812221</text:p>
              </table:table-cell>
              <table:table-cell office:value-type="float" office:value="0.688948713">
                <text:p>0.6889487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34559206">
                <text:p>0.234559206</text:p>
              </table:table-cell>
              <table:table-cell office:value-type="float" office:value="0.677463493">
                <text:p>0.677463493</text:p>
              </table:table-cell>
              <table:table-cell office:value-type="float" office:value="0.738314478">
                <text:p>0.738314478</text:p>
              </table:table-cell>
              <table:table-cell office:value-type="float" office:value="0.685675226">
                <text:p>0.68567522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34575896">
                <text:p>0.234575896</text:p>
              </table:table-cell>
              <table:table-cell office:value-type="float" office:value="0.650888163">
                <text:p>0.650888163</text:p>
              </table:table-cell>
              <table:table-cell office:value-type="float" office:value="0.716397252">
                <text:p>0.716397252</text:p>
              </table:table-cell>
              <table:table-cell office:value-type="float" office:value="0.687729202">
                <text:p>0.68772920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34563975">
                <text:p>0.234563975</text:p>
              </table:table-cell>
              <table:table-cell office:value-type="float" office:value="0.669877609">
                <text:p>0.669877609</text:p>
              </table:table-cell>
              <table:table-cell office:value-type="float" office:value="0.736609189">
                <text:p>0.736609189</text:p>
              </table:table-cell>
              <table:table-cell office:value-type="float" office:value="0.688920699">
                <text:p>0.6889206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34633712">
                <text:p>0.234633712</text:p>
              </table:table-cell>
              <table:table-cell office:value-type="float" office:value="0.655604083">
                <text:p>0.655604083</text:p>
              </table:table-cell>
              <table:table-cell office:value-type="float" office:value="0.72288045">
                <text:p>0.72288045</text:p>
              </table:table-cell>
              <table:table-cell office:value-type="float" office:value="0.689491712">
                <text:p>0.6894917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34617619">
                <text:p>0.234617619</text:p>
              </table:table-cell>
              <table:table-cell office:value-type="float" office:value="0.679327331">
                <text:p>0.679327331</text:p>
              </table:table-cell>
              <table:table-cell office:value-type="float" office:value="0.738190501">
                <text:p>0.738190501</text:p>
              </table:table-cell>
              <table:table-cell office:value-type="float" office:value="0.685505353">
                <text:p>0.68550535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34959154">
                <text:p>0.234959154</text:p>
              </table:table-cell>
              <table:table-cell office:value-type="float" office:value="0.794680809">
                <text:p>0.794680809</text:p>
              </table:table-cell>
              <table:table-cell office:value-type="float" office:value="0.646700936">
                <text:p>0.646700936</text:p>
              </table:table-cell>
              <table:table-cell office:value-type="float" office:value="0.573654243">
                <text:p>0.5736542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33585862">
                <text:p>0.233585862</text:p>
              </table:table-cell>
              <table:table-cell office:value-type="float" office:value="0.705868686">
                <text:p>0.705868686</text:p>
              </table:table-cell>
              <table:table-cell office:value-type="float" office:value="0.629685596">
                <text:p>0.629685596</text:p>
              </table:table-cell>
              <table:table-cell office:value-type="float" office:value="0.60915537">
                <text:p>0.6091553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3350778">
                <text:p>0.23350778</text:p>
              </table:table-cell>
              <table:table-cell office:value-type="float" office:value="0.804553128">
                <text:p>0.804553128</text:p>
              </table:table-cell>
              <table:table-cell office:value-type="float" office:value="0.626396015">
                <text:p>0.626396015</text:p>
              </table:table-cell>
              <table:table-cell office:value-type="float" office:value="0.571113893">
                <text:p>0.57111389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3451033">
                <text:p>0.23451033</text:p>
              </table:table-cell>
              <table:table-cell office:value-type="float" office:value="0.67788013">
                <text:p>0.67788013</text:p>
              </table:table-cell>
              <table:table-cell office:value-type="float" office:value="0.740230172">
                <text:p>0.740230172</text:p>
              </table:table-cell>
              <table:table-cell office:value-type="float" office:value="0.684228025">
                <text:p>0.68422802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234364895">
                <text:p>0.234364895</text:p>
              </table:table-cell>
              <table:table-cell office:value-type="float" office:value="0.798254108">
                <text:p>0.798254108</text:p>
              </table:table-cell>
              <table:table-cell office:value-type="float" office:value="0.684406839">
                <text:p>0.684406839</text:p>
              </table:table-cell>
              <table:table-cell office:value-type="float" office:value="0.572170683">
                <text:p>0.57217068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34357147">
                <text:p>0.234357147</text:p>
              </table:table-cell>
              <table:table-cell office:value-type="float" office:value="0.80735395">
                <text:p>0.80735395</text:p>
              </table:table-cell>
              <table:table-cell office:value-type="float" office:value="0.635138826">
                <text:p>0.635138826</text:p>
              </table:table-cell>
              <table:table-cell office:value-type="float" office:value="0.568150946">
                <text:p>0.56815094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33969716">
                <text:p>0.233969716</text:p>
              </table:table-cell>
              <table:table-cell office:value-type="float" office:value="0.773247573">
                <text:p>0.773247573</text:p>
              </table:table-cell>
              <table:table-cell office:value-type="float" office:value="0.630397276">
                <text:p>0.630397276</text:p>
              </table:table-cell>
              <table:table-cell office:value-type="float" office:value="0.601409149">
                <text:p>0.60140914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34227804">
                <text:p>0.234227804</text:p>
              </table:table-cell>
              <table:table-cell office:value-type="float" office:value="0.813545682">
                <text:p>0.813545682</text:p>
              </table:table-cell>
              <table:table-cell office:value-type="float" office:value="0.627921895">
                <text:p>0.627921895</text:p>
              </table:table-cell>
              <table:table-cell office:value-type="float" office:value="0.567674705">
                <text:p>0.56767470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33841566">
                <text:p>0.233841566</text:p>
              </table:table-cell>
              <table:table-cell office:value-type="float" office:value="0.731861083">
                <text:p>0.731861083</text:p>
              </table:table-cell>
              <table:table-cell office:value-type="float" office:value="0.631907658">
                <text:p>0.631907658</text:p>
              </table:table-cell>
              <table:table-cell office:value-type="float" office:value="0.625673011">
                <text:p>0.62567301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33610896">
                <text:p>0.233610896</text:p>
              </table:table-cell>
              <table:table-cell office:value-type="float" office:value="0.794463848">
                <text:p>0.794463848</text:p>
              </table:table-cell>
              <table:table-cell office:value-type="float" office:value="0.628812984">
                <text:p>0.628812984</text:p>
              </table:table-cell>
              <table:table-cell office:value-type="float" office:value="0.575418541">
                <text:p>0.5754185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34211711">
                <text:p>0.234211711</text:p>
              </table:table-cell>
              <table:table-cell office:value-type="float" office:value="0.640873389">
                <text:p>0.640873389</text:p>
              </table:table-cell>
              <table:table-cell office:value-type="float" office:value="0.684779368">
                <text:p>0.684779368</text:p>
              </table:table-cell>
              <table:table-cell office:value-type="float" office:value="0.67957469">
                <text:p>0.6795746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34178333">
                <text:p>0.234178333</text:p>
              </table:table-cell>
              <table:table-cell office:value-type="float" office:value="0.673912248">
                <text:p>0.673912248</text:p>
              </table:table-cell>
              <table:table-cell office:value-type="float" office:value="0.771021339">
                <text:p>0.771021339</text:p>
              </table:table-cell>
              <table:table-cell office:value-type="float" office:value="0.580639908">
                <text:p>0.58063990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33648447">
                <text:p>0.233648447</text:p>
              </table:table-cell>
              <table:table-cell office:value-type="float" office:value="0.63670464">
                <text:p>0.63670464</text:p>
              </table:table-cell>
              <table:table-cell office:value-type="float" office:value="0.680365644">
                <text:p>0.680365644</text:p>
              </table:table-cell>
              <table:table-cell office:value-type="float" office:value="0.664562066">
                <text:p>0.66456206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33614473">
                <text:p>0.233614473</text:p>
              </table:table-cell>
              <table:table-cell office:value-type="float" office:value="0.659110029">
                <text:p>0.659110029</text:p>
              </table:table-cell>
              <table:table-cell office:value-type="float" office:value="0.637406187">
                <text:p>0.637406187</text:p>
              </table:table-cell>
              <table:table-cell office:value-type="float" office:value="0.632477478">
                <text:p>0.63247747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3355606">
                <text:p>0.23355606</text:p>
              </table:table-cell>
              <table:table-cell office:value-type="float" office:value="0.643887597">
                <text:p>0.643887597</text:p>
              </table:table-cell>
              <table:table-cell office:value-type="float" office:value="0.72696158">
                <text:p>0.72696158</text:p>
              </table:table-cell>
              <table:table-cell office:value-type="float" office:value="0.691556417">
                <text:p>0.69155641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34697489">
                <text:p>0.234697489</text:p>
              </table:table-cell>
              <table:table-cell office:value-type="float" office:value="0.649874884">
                <text:p>0.649874884</text:p>
              </table:table-cell>
              <table:table-cell office:value-type="float" office:value="0.71778306">
                <text:p>0.71778306</text:p>
              </table:table-cell>
              <table:table-cell office:value-type="float" office:value="0.687349521">
                <text:p>0.68734952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4446554">
                <text:p>0.234446554</text:p>
              </table:table-cell>
              <table:table-cell office:value-type="float" office:value="0.802661276">
                <text:p>0.802661276</text:p>
              </table:table-cell>
              <table:table-cell office:value-type="float" office:value="0.65632828">
                <text:p>0.65632828</text:p>
              </table:table-cell>
              <table:table-cell office:value-type="float" office:value="0.570029684">
                <text:p>0.57002968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34069256">
                <text:p>0.234069256</text:p>
              </table:table-cell>
              <table:table-cell office:value-type="float" office:value="0.811036922">
                <text:p>0.811036922</text:p>
              </table:table-cell>
              <table:table-cell office:value-type="float" office:value="0.632432775">
                <text:p>0.632432775</text:p>
              </table:table-cell>
              <table:table-cell office:value-type="float" office:value="0.565562316">
                <text:p>0.5655623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34774379">
                <text:p>0.234774379</text:p>
              </table:table-cell>
              <table:table-cell office:value-type="float" office:value="0.782442186">
                <text:p>0.782442186</text:p>
              </table:table-cell>
              <table:table-cell office:value-type="float" office:value="0.638032632">
                <text:p>0.638032632</text:p>
              </table:table-cell>
              <table:table-cell office:value-type="float" office:value="0.568186112">
                <text:p>0.5681861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3453">
                <text:p>0.23453</text:p>
              </table:table-cell>
              <table:table-cell office:value-type="float" office:value="0.643907862">
                <text:p>0.643907862</text:p>
              </table:table-cell>
              <table:table-cell office:value-type="float" office:value="0.706123794">
                <text:p>0.706123794</text:p>
              </table:table-cell>
              <table:table-cell office:value-type="float" office:value="0.678436241">
                <text:p>0.678436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4200982">
                <text:p>0.234200982</text:p>
              </table:table-cell>
              <table:table-cell office:value-type="float" office:value="0.640683251">
                <text:p>0.640683251</text:p>
              </table:table-cell>
              <table:table-cell office:value-type="float" office:value="0.687338196">
                <text:p>0.687338196</text:p>
              </table:table-cell>
              <table:table-cell office:value-type="float" office:value="0.669038972">
                <text:p>0.66903897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3338503">
                <text:p>0.233338503</text:p>
              </table:table-cell>
              <table:table-cell office:value-type="float" office:value="0.637176113">
                <text:p>0.637176113</text:p>
              </table:table-cell>
              <table:table-cell office:value-type="float" office:value="0.688528501">
                <text:p>0.688528501</text:p>
              </table:table-cell>
              <table:table-cell office:value-type="float" office:value="0.686193786">
                <text:p>0.68619378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3777789">
                <text:p>0.233777789</text:p>
              </table:table-cell>
              <table:table-cell office:value-type="float" office:value="0.635343866">
                <text:p>0.635343866</text:p>
              </table:table-cell>
              <table:table-cell office:value-type="float" office:value="0.661084135">
                <text:p>0.661084135</text:p>
              </table:table-cell>
              <table:table-cell office:value-type="float" office:value="0.652840811">
                <text:p>0.65284081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33927993">
                <text:p>0.233927993</text:p>
              </table:table-cell>
              <table:table-cell office:value-type="float" office:value="0.65755852">
                <text:p>0.65755852</text:p>
              </table:table-cell>
              <table:table-cell office:value-type="float" office:value="0.639601426">
                <text:p>0.639601426</text:p>
              </table:table-cell>
              <table:table-cell office:value-type="float" office:value="0.633282737">
                <text:p>0.63328273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34729676">
                <text:p>0.234729676</text:p>
              </table:table-cell>
              <table:table-cell office:value-type="float" office:value="0.736909597">
                <text:p>0.736909597</text:p>
              </table:table-cell>
              <table:table-cell office:value-type="float" office:value="0.769052001">
                <text:p>0.769052001</text:p>
              </table:table-cell>
              <table:table-cell office:value-type="float" office:value="0.605019403">
                <text:p>0.6050194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34800605">
                <text:p>0.234800605</text:p>
              </table:table-cell>
              <table:table-cell office:value-type="float" office:value="0.788179134">
                <text:p>0.788179134</text:p>
              </table:table-cell>
              <table:table-cell office:value-type="float" office:value="0.711951937">
                <text:p>0.711951937</text:p>
              </table:table-cell>
              <table:table-cell office:value-type="float" office:value="0.574693152">
                <text:p>0.5746931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33876137">
                <text:p>0.233876137</text:p>
              </table:table-cell>
              <table:table-cell office:value-type="float" office:value="0.809533096">
                <text:p>0.809533096</text:p>
              </table:table-cell>
              <table:table-cell office:value-type="float" office:value="0.627721623">
                <text:p>0.627721623</text:p>
              </table:table-cell>
              <table:table-cell office:value-type="float" office:value="0.569865772">
                <text:p>0.5698657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34153895">
                <text:p>0.234153895</text:p>
              </table:table-cell>
              <table:table-cell office:value-type="float" office:value="0.638628678">
                <text:p>0.638628678</text:p>
              </table:table-cell>
              <table:table-cell office:value-type="float" office:value="0.652206022">
                <text:p>0.652206022</text:p>
              </table:table-cell>
              <table:table-cell office:value-type="float" office:value="0.648887831">
                <text:p>0.6488878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34063296">
                <text:p>0.234063296</text:p>
              </table:table-cell>
              <table:table-cell office:value-type="float" office:value="0.637587981">
                <text:p>0.637587981</text:p>
              </table:table-cell>
              <table:table-cell office:value-type="float" office:value="0.702436054">
                <text:p>0.702436054</text:p>
              </table:table-cell>
              <table:table-cell office:value-type="float" office:value="0.693756425">
                <text:p>0.69375642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35161213">
                <text:p>0.235161213</text:p>
              </table:table-cell>
              <table:table-cell office:value-type="float" office:value="0.684033714">
                <text:p>0.684033714</text:p>
              </table:table-cell>
              <table:table-cell office:value-type="float" office:value="0.754913182">
                <text:p>0.754913182</text:p>
              </table:table-cell>
              <table:table-cell office:value-type="float" office:value="0.654682595">
                <text:p>0.6546825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34723119">
                <text:p>0.234723119</text:p>
              </table:table-cell>
              <table:table-cell office:value-type="float" office:value="0.652530867">
                <text:p>0.652530867</text:p>
              </table:table-cell>
              <table:table-cell office:value-type="float" office:value="0.722841111">
                <text:p>0.722841111</text:p>
              </table:table-cell>
              <table:table-cell office:value-type="float" office:value="0.691279255">
                <text:p>0.69127925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34860806">
                <text:p>0.234860806</text:p>
              </table:table-cell>
              <table:table-cell office:value-type="float" office:value="0.685337268">
                <text:p>0.685337268</text:p>
              </table:table-cell>
              <table:table-cell office:value-type="float" office:value="0.743897646">
                <text:p>0.743897646</text:p>
              </table:table-cell>
              <table:table-cell office:value-type="float" office:value="0.679336867">
                <text:p>0.67933686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34730272">
                <text:p>0.234730272</text:p>
              </table:table-cell>
              <table:table-cell office:value-type="float" office:value="0.658479411">
                <text:p>0.658479411</text:p>
              </table:table-cell>
              <table:table-cell office:value-type="float" office:value="0.728757468">
                <text:p>0.728757468</text:p>
              </table:table-cell>
              <table:table-cell office:value-type="float" office:value="0.691177927">
                <text:p>0.69117792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34499602">
                <text:p>0.234499602</text:p>
              </table:table-cell>
              <table:table-cell office:value-type="float" office:value="0.649064261">
                <text:p>0.649064261</text:p>
              </table:table-cell>
              <table:table-cell office:value-type="float" office:value="0.712772693">
                <text:p>0.712772693</text:p>
              </table:table-cell>
              <table:table-cell office:value-type="float" office:value="0.684000335">
                <text:p>0.6840003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33876137">
                <text:p>0.233876137</text:p>
              </table:table-cell>
              <table:table-cell office:value-type="float" office:value="0.663164933">
                <text:p>0.663164933</text:p>
              </table:table-cell>
              <table:table-cell office:value-type="float" office:value="0.638868885">
                <text:p>0.638868885</text:p>
              </table:table-cell>
              <table:table-cell office:value-type="float" office:value="0.632789806">
                <text:p>0.6327898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33910708">
                <text:p>0.233910708</text:p>
              </table:table-cell>
              <table:table-cell office:value-type="float" office:value="0.665177186">
                <text:p>0.665177186</text:p>
              </table:table-cell>
              <table:table-cell office:value-type="float" office:value="0.66176184">
                <text:p>0.66176184</text:p>
              </table:table-cell>
              <table:table-cell office:value-type="float" office:value="0.678999505">
                <text:p>0.67899950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33970908">
                <text:p>0.233970908</text:p>
              </table:table-cell>
              <table:table-cell office:value-type="float" office:value="0.697218859">
                <text:p>0.697218859</text:p>
              </table:table-cell>
              <table:table-cell office:value-type="float" office:value="0.631668047">
                <text:p>0.631668047</text:p>
              </table:table-cell>
              <table:table-cell office:value-type="float" office:value="0.616880729">
                <text:p>0.61688072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34212903">
                <text:p>0.234212903</text:p>
              </table:table-cell>
              <table:table-cell office:value-type="float" office:value="0.640884118">
                <text:p>0.640884118</text:p>
              </table:table-cell>
              <table:table-cell office:value-type="float" office:value="0.650553185">
                <text:p>0.650553185</text:p>
              </table:table-cell>
              <table:table-cell office:value-type="float" office:value="0.647233206">
                <text:p>0.64723320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34916834">
                <text:p>0.234916834</text:p>
              </table:table-cell>
              <table:table-cell office:value-type="float" office:value="0.657396395">
                <text:p>0.657396395</text:p>
              </table:table-cell>
              <table:table-cell office:value-type="float" office:value="0.723208871">
                <text:p>0.723208871</text:p>
              </table:table-cell>
              <table:table-cell office:value-type="float" office:value="0.690901362">
                <text:p>0.69090136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35366849">
                <text:p>0.235366849</text:p>
              </table:table-cell>
              <table:table-cell office:value-type="float" office:value="0.799286461">
                <text:p>0.799286461</text:p>
              </table:table-cell>
              <table:table-cell office:value-type="float" office:value="0.636103825">
                <text:p>0.636103825</text:p>
              </table:table-cell>
              <table:table-cell office:value-type="float" office:value="0.569209524">
                <text:p>0.569209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34417943">
                <text:p>0.234417943</text:p>
              </table:table-cell>
              <table:table-cell office:value-type="float" office:value="0.646303373">
                <text:p>0.646303373</text:p>
              </table:table-cell>
              <table:table-cell office:value-type="float" office:value="0.708758319">
                <text:p>0.708758319</text:p>
              </table:table-cell>
              <table:table-cell office:value-type="float" office:value="0.680328689">
                <text:p>0.68032868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34370856">
                <text:p>0.234370856</text:p>
              </table:table-cell>
              <table:table-cell office:value-type="float" office:value="0.644437748">
                <text:p>0.644437748</text:p>
              </table:table-cell>
              <table:table-cell office:value-type="float" office:value="0.698875272">
                <text:p>0.698875272</text:p>
              </table:table-cell>
              <table:table-cell office:value-type="float" office:value="0.675185999">
                <text:p>0.675185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234627156">
                <text:p>0.234627156</text:p>
              </table:table-cell>
              <table:table-cell office:value-type="float" office:value="0.788782929">
                <text:p>0.788782929</text:p>
              </table:table-cell>
              <table:table-cell office:value-type="float" office:value="0.709911073">
                <text:p>0.709911073</text:p>
              </table:table-cell>
              <table:table-cell office:value-type="float" office:value="0.572947928">
                <text:p>0.5729479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233646063">
                <text:p>0.233646063</text:p>
              </table:table-cell>
              <table:table-cell office:value-type="float" office:value="0.719633784">
                <text:p>0.719633784</text:p>
              </table:table-cell>
              <table:table-cell office:value-type="float" office:value="0.628209189">
                <text:p>0.628209189</text:p>
              </table:table-cell>
              <table:table-cell office:value-type="float" office:value="0.60656674">
                <text:p>0.6065667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233656196">
                <text:p>0.233656196</text:p>
              </table:table-cell>
              <table:table-cell office:value-type="float" office:value="0.77882478">
                <text:p>0.77882478</text:p>
              </table:table-cell>
              <table:table-cell office:value-type="float" office:value="0.626624301">
                <text:p>0.626624301</text:p>
              </table:table-cell>
              <table:table-cell office:value-type="float" office:value="0.582740376">
                <text:p>0.58274037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33750371">
                <text:p>0.233750371</text:p>
              </table:table-cell>
              <table:table-cell office:value-type="float" office:value="0.655911047">
                <text:p>0.655911047</text:p>
              </table:table-cell>
              <table:table-cell office:value-type="float" office:value="0.640214758">
                <text:p>0.640214758</text:p>
              </table:table-cell>
              <table:table-cell office:value-type="float" office:value="0.63454874">
                <text:p>0.6345487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34063296">
                <text:p>0.234063296</text:p>
              </table:table-cell>
              <table:table-cell office:value-type="float" office:value="0.800199008">
                <text:p>0.800199008</text:p>
              </table:table-cell>
              <table:table-cell office:value-type="float" office:value="0.626297072">
                <text:p>0.626297072</text:p>
              </table:table-cell>
              <table:table-cell office:value-type="float" office:value="0.572474071">
                <text:p>0.57247407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235114126">
                <text:p>0.235114126</text:p>
              </table:table-cell>
              <table:table-cell office:value-type="float" office:value="0.69149264">
                <text:p>0.69149264</text:p>
              </table:table-cell>
              <table:table-cell office:value-type="float" office:value="0.748636812">
                <text:p>0.748636812</text:p>
              </table:table-cell>
              <table:table-cell office:value-type="float" office:value="0.67178615">
                <text:p>0.6717861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35361485">
                <text:p>0.235361485</text:p>
              </table:table-cell>
              <table:table-cell office:value-type="float" office:value="0.707072104">
                <text:p>0.707072104</text:p>
              </table:table-cell>
              <table:table-cell office:value-type="float" office:value="0.754641384">
                <text:p>0.754641384</text:p>
              </table:table-cell>
              <table:table-cell office:value-type="float" office:value="0.653428513">
                <text:p>0.65342851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35065846">
                <text:p>0.235065846</text:p>
              </table:table-cell>
              <table:table-cell office:value-type="float" office:value="0.670880159">
                <text:p>0.670880159</text:p>
              </table:table-cell>
              <table:table-cell office:value-type="float" office:value="0.755679101">
                <text:p>0.755679101</text:p>
              </table:table-cell>
              <table:table-cell office:value-type="float" office:value="0.609573199">
                <text:p>0.6095731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34075217">
                <text:p>0.234075217</text:p>
              </table:table-cell>
              <table:table-cell office:value-type="float" office:value="0.66707023">
                <text:p>0.66707023</text:p>
              </table:table-cell>
              <table:table-cell office:value-type="float" office:value="0.635559635">
                <text:p>0.635559635</text:p>
              </table:table-cell>
              <table:table-cell office:value-type="float" office:value="0.630024151">
                <text:p>0.6300241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3424807">
                <text:p>0.23424807</text:p>
              </table:table-cell>
              <table:table-cell office:value-type="float" office:value="0.643890577">
                <text:p>0.643890577</text:p>
              </table:table-cell>
              <table:table-cell office:value-type="float" office:value="0.698157036">
                <text:p>0.698157036</text:p>
              </table:table-cell>
              <table:table-cell office:value-type="float" office:value="0.674638233">
                <text:p>0.6746382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233793883">
                <text:p>0.233793883</text:p>
              </table:table-cell>
              <table:table-cell office:value-type="float" office:value="0.641908722">
                <text:p>0.641908722</text:p>
              </table:table-cell>
              <table:table-cell office:value-type="float" office:value="0.712655868">
                <text:p>0.712655868</text:p>
              </table:table-cell>
              <table:table-cell office:value-type="float" office:value="0.689779006">
                <text:p>0.68977900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34581856">
                <text:p>0.234581856</text:p>
              </table:table-cell>
              <table:table-cell office:value-type="float" office:value="0.643826204">
                <text:p>0.643826204</text:p>
              </table:table-cell>
              <table:table-cell office:value-type="float" office:value="0.697377407">
                <text:p>0.697377407</text:p>
              </table:table-cell>
              <table:table-cell office:value-type="float" office:value="0.67342051">
                <text:p>0.6734205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34066872">
                <text:p>0.234066872</text:p>
              </table:table-cell>
              <table:table-cell office:value-type="float" office:value="0.804214573">
                <text:p>0.804214573</text:p>
              </table:table-cell>
              <table:table-cell office:value-type="float" office:value="0.627510026">
                <text:p>0.627510026</text:p>
              </table:table-cell>
              <table:table-cell office:value-type="float" office:value="0.571973988">
                <text:p>0.57197398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34419731">
                <text:p>0.234419731</text:p>
              </table:table-cell>
              <table:table-cell office:value-type="float" office:value="0.783805941">
                <text:p>0.783805941</text:p>
              </table:table-cell>
              <table:table-cell office:value-type="float" office:value="0.633742289">
                <text:p>0.633742289</text:p>
              </table:table-cell>
              <table:table-cell office:value-type="float" office:value="0.641921239">
                <text:p>0.64192123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234454302">
                <text:p>0.234454302</text:p>
              </table:table-cell>
              <table:table-cell office:value-type="float" office:value="0.635550098">
                <text:p>0.635550098</text:p>
              </table:table-cell>
              <table:table-cell office:value-type="float" office:value="0.653979856">
                <text:p>0.653979856</text:p>
              </table:table-cell>
              <table:table-cell office:value-type="float" office:value="0.649514872">
                <text:p>0.64951487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35156445">
                <text:p>0.235156445</text:p>
              </table:table-cell>
              <table:table-cell office:value-type="float" office:value="0.791549181">
                <text:p>0.791549181</text:p>
              </table:table-cell>
              <table:table-cell office:value-type="float" office:value="0.692727052">
                <text:p>0.692727052</text:p>
              </table:table-cell>
              <table:table-cell office:value-type="float" office:value="0.572669574">
                <text:p>0.57266957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234902529">
                <text:p>0.234902529</text:p>
              </table:table-cell>
              <table:table-cell office:value-type="float" office:value="0.716505732">
                <text:p>0.716505732</text:p>
              </table:table-cell>
              <table:table-cell office:value-type="float" office:value="0.771596524">
                <text:p>0.771596524</text:p>
              </table:table-cell>
              <table:table-cell office:value-type="float" office:value="0.600548458">
                <text:p>0.60054845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235231547">
                <text:p>0.235231547</text:p>
              </table:table-cell>
              <table:table-cell office:value-type="float" office:value="0.77097902">
                <text:p>0.77097902</text:p>
              </table:table-cell>
              <table:table-cell office:value-type="float" office:value="0.746064275">
                <text:p>0.746064275</text:p>
              </table:table-cell>
              <table:table-cell office:value-type="float" office:value="0.57722635">
                <text:p>0.577226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34297542">
                <text:p>0.234297542</text:p>
              </table:table-cell>
              <table:table-cell office:value-type="float" office:value="0.812111594">
                <text:p>0.812111594</text:p>
              </table:table-cell>
              <table:table-cell office:value-type="float" office:value="0.630120114">
                <text:p>0.630120114</text:p>
              </table:table-cell>
              <table:table-cell office:value-type="float" office:value="0.566124984">
                <text:p>0.5661249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34189061">
                <text:p>0.234189061</text:p>
              </table:table-cell>
              <table:table-cell office:value-type="float" office:value="0.711147274">
                <text:p>0.711147274</text:p>
              </table:table-cell>
              <table:table-cell office:value-type="float" office:value="0.629223064">
                <text:p>0.629223064</text:p>
              </table:table-cell>
              <table:table-cell office:value-type="float" office:value="0.629219488">
                <text:p>0.62921948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234789876">
                <text:p>0.234789876</text:p>
              </table:table-cell>
              <table:table-cell office:value-type="float" office:value="0.645065385">
                <text:p>0.645065385</text:p>
              </table:table-cell>
              <table:table-cell office:value-type="float" office:value="0.698590958">
                <text:p>0.698590958</text:p>
              </table:table-cell>
              <table:table-cell office:value-type="float" office:value="0.675301036">
                <text:p>0.67530103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23460391">
                <text:p>0.23460391</text:p>
              </table:table-cell>
              <table:table-cell office:value-type="float" office:value="0.653028566">
                <text:p>0.653028566</text:p>
              </table:table-cell>
              <table:table-cell office:value-type="float" office:value="0.719407287">
                <text:p>0.719407287</text:p>
              </table:table-cell>
              <table:table-cell office:value-type="float" office:value="0.689107262">
                <text:p>0.6891072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234863786">
                <text:p>0.234863786</text:p>
              </table:table-cell>
              <table:table-cell office:value-type="float" office:value="0.646963197">
                <text:p>0.646963197</text:p>
              </table:table-cell>
              <table:table-cell office:value-type="float" office:value="0.711753453">
                <text:p>0.711753453</text:p>
              </table:table-cell>
              <table:table-cell office:value-type="float" office:value="0.682946525">
                <text:p>0.68294652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33990578">
                <text:p>0.233990578</text:p>
              </table:table-cell>
              <table:table-cell office:value-type="float" office:value="0.644496756">
                <text:p>0.644496756</text:p>
              </table:table-cell>
              <table:table-cell office:value-type="float" office:value="0.72124907">
                <text:p>0.72124907</text:p>
              </table:table-cell>
              <table:table-cell office:value-type="float" office:value="0.691730463">
                <text:p>0.6917304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34649805">
                <text:p>0.234649805</text:p>
              </table:table-cell>
              <table:table-cell office:value-type="float" office:value="0.645032006">
                <text:p>0.645032006</text:p>
              </table:table-cell>
              <table:table-cell office:value-type="float" office:value="0.702126706">
                <text:p>0.702126706</text:p>
              </table:table-cell>
              <table:table-cell office:value-type="float" office:value="0.677238187">
                <text:p>0.67723818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34378008">
                <text:p>0.234378008</text:p>
              </table:table-cell>
              <table:table-cell office:value-type="float" office:value="0.643521028">
                <text:p>0.643521028</text:p>
              </table:table-cell>
              <table:table-cell office:value-type="float" office:value="0.698192799">
                <text:p>0.698192799</text:p>
              </table:table-cell>
              <table:table-cell office:value-type="float" office:value="0.674923739">
                <text:p>0.67492373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235008625">
                <text:p>0.235008625</text:p>
              </table:table-cell>
              <table:table-cell office:value-type="float" office:value="0.788331722">
                <text:p>0.788331722</text:p>
              </table:table-cell>
              <table:table-cell office:value-type="float" office:value="0.637255983">
                <text:p>0.637255983</text:p>
              </table:table-cell>
              <table:table-cell office:value-type="float" office:value="0.569143959">
                <text:p>0.56914395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234328536">
                <text:p>0.234328536</text:p>
              </table:table-cell>
              <table:table-cell office:value-type="float" office:value="0.813362099">
                <text:p>0.813362099</text:p>
              </table:table-cell>
              <table:table-cell office:value-type="float" office:value="0.625530556">
                <text:p>0.625530556</text:p>
              </table:table-cell>
              <table:table-cell office:value-type="float" office:value="0.579739878">
                <text:p>0.5797398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34806566">
                <text:p>0.234806566</text:p>
              </table:table-cell>
              <table:table-cell office:value-type="float" office:value="0.668022116">
                <text:p>0.668022116</text:p>
              </table:table-cell>
              <table:table-cell office:value-type="float" office:value="0.734387724">
                <text:p>0.734387724</text:p>
              </table:table-cell>
              <table:table-cell office:value-type="float" office:value="0.690513932">
                <text:p>0.6905139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234730868">
                <text:p>0.234730868</text:p>
              </table:table-cell>
              <table:table-cell office:value-type="float" office:value="0.670095166">
                <text:p>0.670095166</text:p>
              </table:table-cell>
              <table:table-cell office:value-type="float" office:value="0.747701615">
                <text:p>0.747701615</text:p>
              </table:table-cell>
              <table:table-cell office:value-type="float" office:value="0.672411403">
                <text:p>0.67241140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34594969">
                <text:p>0.234594969</text:p>
              </table:table-cell>
              <table:table-cell office:value-type="float" office:value="0.670124968">
                <text:p>0.670124968</text:p>
              </table:table-cell>
              <table:table-cell office:value-type="float" office:value="0.752593369">
                <text:p>0.752593369</text:p>
              </table:table-cell>
              <table:table-cell office:value-type="float" office:value="0.611785127">
                <text:p>0.61178512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34805374">
                <text:p>0.234805374</text:p>
              </table:table-cell>
              <table:table-cell office:value-type="float" office:value="0.652350265">
                <text:p>0.652350265</text:p>
              </table:table-cell>
              <table:table-cell office:value-type="float" office:value="0.719199862">
                <text:p>0.719199862</text:p>
              </table:table-cell>
              <table:table-cell office:value-type="float" office:value="0.689106666">
                <text:p>0.68910666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33899383">
                <text:p>0.233899383</text:p>
              </table:table-cell>
              <table:table-cell office:value-type="float" office:value="0.636869149">
                <text:p>0.636869149</text:p>
              </table:table-cell>
              <table:table-cell office:value-type="float" office:value="0.664377888">
                <text:p>0.664377888</text:p>
              </table:table-cell>
              <table:table-cell office:value-type="float" office:value="0.668261727">
                <text:p>0.66826172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34138397">
                <text:p>0.234138397</text:p>
              </table:table-cell>
              <table:table-cell office:value-type="float" office:value="0.641304927">
                <text:p>0.641304927</text:p>
              </table:table-cell>
              <table:table-cell office:value-type="float" office:value="0.713232245">
                <text:p>0.713232245</text:p>
              </table:table-cell>
              <table:table-cell office:value-type="float" office:value="0.683255873">
                <text:p>0.68325587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34639077">
                <text:p>0.234639077</text:p>
              </table:table-cell>
              <table:table-cell office:value-type="float" office:value="0.641112404">
                <text:p>0.641112404</text:p>
              </table:table-cell>
              <table:table-cell office:value-type="float" office:value="0.692994081">
                <text:p>0.692994081</text:p>
              </table:table-cell>
              <table:table-cell office:value-type="float" office:value="0.670259675">
                <text:p>0.67025967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234818487">
                <text:p>0.234818487</text:p>
              </table:table-cell>
              <table:table-cell office:value-type="float" office:value="0.770431253">
                <text:p>0.770431253</text:p>
              </table:table-cell>
              <table:table-cell office:value-type="float" office:value="0.748919338">
                <text:p>0.748919338</text:p>
              </table:table-cell>
              <table:table-cell office:value-type="float" office:value="0.577173898">
                <text:p>0.57717389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34975247">
                <text:p>0.234975247</text:p>
              </table:table-cell>
              <table:table-cell office:value-type="float" office:value="0.738328783">
                <text:p>0.738328783</text:p>
              </table:table-cell>
              <table:table-cell office:value-type="float" office:value="0.769651028">
                <text:p>0.769651028</text:p>
              </table:table-cell>
              <table:table-cell office:value-type="float" office:value="0.607935859">
                <text:p>0.60793585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235417513">
                <text:p>0.235417513</text:p>
              </table:table-cell>
              <table:table-cell office:value-type="float" office:value="0.738006322">
                <text:p>0.738006322</text:p>
              </table:table-cell>
              <table:table-cell office:value-type="float" office:value="0.768422576">
                <text:p>0.768422576</text:p>
              </table:table-cell>
              <table:table-cell office:value-type="float" office:value="0.604742241">
                <text:p>0.60474224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35161809">
                <text:p>0.235161809</text:p>
              </table:table-cell>
              <table:table-cell office:value-type="float" office:value="0.764914842">
                <text:p>0.764914842</text:p>
              </table:table-cell>
              <table:table-cell office:value-type="float" office:value="0.737480609">
                <text:p>0.737480609</text:p>
              </table:table-cell>
              <table:table-cell office:value-type="float" office:value="0.573809811">
                <text:p>0.57380981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234289197">
                <text:p>0.234289197</text:p>
              </table:table-cell>
              <table:table-cell office:value-type="float" office:value="0.807935692">
                <text:p>0.807935692</text:p>
              </table:table-cell>
              <table:table-cell office:value-type="float" office:value="0.625933483">
                <text:p>0.625933483</text:p>
              </table:table-cell>
              <table:table-cell office:value-type="float" office:value="0.568425127">
                <text:p>0.56842512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234174756">
                <text:p>0.234174756</text:p>
              </table:table-cell>
              <table:table-cell office:value-type="float" office:value="0.784156416">
                <text:p>0.784156416</text:p>
              </table:table-cell>
              <table:table-cell office:value-type="float" office:value="0.626665428">
                <text:p>0.626665428</text:p>
              </table:table-cell>
              <table:table-cell office:value-type="float" office:value="0.61630018">
                <text:p>0.6163001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235130815">
                <text:p>0.235130815</text:p>
              </table:table-cell>
              <table:table-cell office:value-type="float" office:value="0.649638849">
                <text:p>0.649638849</text:p>
              </table:table-cell>
              <table:table-cell office:value-type="float" office:value="0.71368226">
                <text:p>0.71368226</text:p>
              </table:table-cell>
              <table:table-cell office:value-type="float" office:value="0.685231171">
                <text:p>0.68523117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35055713">
                <text:p>0.235055713</text:p>
              </table:table-cell>
              <table:table-cell office:value-type="float" office:value="0.689450585">
                <text:p>0.689450585</text:p>
              </table:table-cell>
              <table:table-cell office:value-type="float" office:value="0.744629591">
                <text:p>0.744629591</text:p>
              </table:table-cell>
              <table:table-cell office:value-type="float" office:value="0.672842344">
                <text:p>0.67284234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234265355">
                <text:p>0.234265355</text:p>
              </table:table-cell>
              <table:table-cell office:value-type="float" office:value="0.636293368">
                <text:p>0.636293368</text:p>
              </table:table-cell>
              <table:table-cell office:value-type="float" office:value="0.651862699">
                <text:p>0.651862699</text:p>
              </table:table-cell>
              <table:table-cell office:value-type="float" office:value="0.648471194">
                <text:p>0.64847119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34136609">
                <text:p>0.234136609</text:p>
              </table:table-cell>
              <table:table-cell office:value-type="float" office:value="0.740249841">
                <text:p>0.740249841</text:p>
              </table:table-cell>
              <table:table-cell office:value-type="float" office:value="0.637365656">
                <text:p>0.637365656</text:p>
              </table:table-cell>
              <table:table-cell office:value-type="float" office:value="0.654922802">
                <text:p>0.65492280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35357313">
                <text:p>0.235357313</text:p>
              </table:table-cell>
              <table:table-cell office:value-type="float" office:value="0.796320533">
                <text:p>0.796320533</text:p>
              </table:table-cell>
              <table:table-cell office:value-type="float" office:value="0.661786874">
                <text:p>0.661786874</text:p>
              </table:table-cell>
              <table:table-cell office:value-type="float" office:value="0.56979365">
                <text:p>0.5697936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235137967">
                <text:p>0.235137967</text:p>
              </table:table-cell>
              <table:table-cell office:value-type="float" office:value="0.804950095">
                <text:p>0.804950095</text:p>
              </table:table-cell>
              <table:table-cell office:value-type="float" office:value="0.645870047">
                <text:p>0.645870047</text:p>
              </table:table-cell>
              <table:table-cell office:value-type="float" office:value="0.566998788">
                <text:p>0.5669987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234631328">
                <text:p>0.234631328</text:p>
              </table:table-cell>
              <table:table-cell office:value-type="float" office:value="0.644019323">
                <text:p>0.644019323</text:p>
              </table:table-cell>
              <table:table-cell office:value-type="float" office:value="0.687762581">
                <text:p>0.687762581</text:p>
              </table:table-cell>
              <table:table-cell office:value-type="float" office:value="0.668312391">
                <text:p>0.6683123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34769611">
                <text:p>0.234769611</text:p>
              </table:table-cell>
              <table:table-cell office:value-type="float" office:value="0.672441205">
                <text:p>0.672441205</text:p>
              </table:table-cell>
              <table:table-cell office:value-type="float" office:value="0.736228911">
                <text:p>0.736228911</text:p>
              </table:table-cell>
              <table:table-cell office:value-type="float" office:value="0.687974773">
                <text:p>0.6879747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234751133">
                <text:p>0.234751133</text:p>
              </table:table-cell>
              <table:table-cell office:value-type="float" office:value="0.643337446">
                <text:p>0.643337446</text:p>
              </table:table-cell>
              <table:table-cell office:value-type="float" office:value="0.703365887">
                <text:p>0.703365887</text:p>
              </table:table-cell>
              <table:table-cell office:value-type="float" office:value="0.676047883">
                <text:p>0.67604788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23503664">
                <text:p>0.23503664</text:p>
              </table:table-cell>
              <table:table-cell office:value-type="float" office:value="0.664190133">
                <text:p>0.664190133</text:p>
              </table:table-cell>
              <table:table-cell office:value-type="float" office:value="0.739959567">
                <text:p>0.739959567</text:p>
              </table:table-cell>
              <table:table-cell office:value-type="float" office:value="0.675491175">
                <text:p>0.67549117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235005049">
                <text:p>0.235005049</text:p>
              </table:table-cell>
              <table:table-cell office:value-type="float" office:value="0.636344032">
                <text:p>0.636344032</text:p>
              </table:table-cell>
              <table:table-cell office:value-type="float" office:value="0.655640442">
                <text:p>0.655640442</text:p>
              </table:table-cell>
              <table:table-cell office:value-type="float" office:value="0.65154143">
                <text:p>0.6515414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234547881">
                <text:p>0.234547881</text:p>
              </table:table-cell>
              <table:table-cell office:value-type="float" office:value="0.646416026">
                <text:p>0.646416026</text:p>
              </table:table-cell>
              <table:table-cell office:value-type="float" office:value="0.71921834">
                <text:p>0.71921834</text:p>
              </table:table-cell>
              <table:table-cell office:value-type="float" office:value="0.684787713">
                <text:p>0.68478771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235490827">
                <text:p>0.235490827</text:p>
              </table:table-cell>
              <table:table-cell office:value-type="float" office:value="0.774236414">
                <text:p>0.774236414</text:p>
              </table:table-cell>
              <table:table-cell office:value-type="float" office:value="0.744559854">
                <text:p>0.744559854</text:p>
              </table:table-cell>
              <table:table-cell office:value-type="float" office:value="0.576174328">
                <text:p>0.5761743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234579472">
                <text:p>0.234579472</text:p>
              </table:table-cell>
              <table:table-cell office:value-type="float" office:value="0.653756339">
                <text:p>0.653756339</text:p>
              </table:table-cell>
              <table:table-cell office:value-type="float" office:value="0.720420566">
                <text:p>0.720420566</text:p>
              </table:table-cell>
              <table:table-cell office:value-type="float" office:value="0.68928846">
                <text:p>0.6892884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234033493">
                <text:p>0.234033493</text:p>
              </table:table-cell>
              <table:table-cell office:value-type="float" office:value="0.722862568">
                <text:p>0.722862568</text:p>
              </table:table-cell>
              <table:table-cell office:value-type="float" office:value="0.631183461">
                <text:p>0.631183461</text:p>
              </table:table-cell>
              <table:table-cell office:value-type="float" office:value="0.606973244">
                <text:p>0.60697324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34741001">
                <text:p>0.234741001</text:p>
              </table:table-cell>
              <table:table-cell office:value-type="float" office:value="0.806306101">
                <text:p>0.806306101</text:p>
              </table:table-cell>
              <table:table-cell office:value-type="float" office:value="0.668042382">
                <text:p>0.668042382</text:p>
              </table:table-cell>
              <table:table-cell office:value-type="float" office:value="0.566263862">
                <text:p>0.56626386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235189824">
                <text:p>0.235189824</text:p>
              </table:table-cell>
              <table:table-cell office:value-type="float" office:value="0.749920696">
                <text:p>0.749920696</text:p>
              </table:table-cell>
              <table:table-cell office:value-type="float" office:value="0.7726253">
                <text:p>0.7726253</text:p>
              </table:table-cell>
              <table:table-cell office:value-type="float" office:value="0.595667433">
                <text:p>0.5956674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235182671">
                <text:p>0.235182671</text:p>
              </table:table-cell>
              <table:table-cell office:value-type="float" office:value="0.761182995">
                <text:p>0.761182995</text:p>
              </table:table-cell>
              <table:table-cell office:value-type="float" office:value="0.760532708">
                <text:p>0.760532708</text:p>
              </table:table-cell>
              <table:table-cell office:value-type="float" office:value="0.578642557">
                <text:p>0.57864255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234567551">
                <text:p>0.234567551</text:p>
              </table:table-cell>
              <table:table-cell office:value-type="float" office:value="0.648865181">
                <text:p>0.648865181</text:p>
              </table:table-cell>
              <table:table-cell office:value-type="float" office:value="0.645073729">
                <text:p>0.645073729</text:p>
              </table:table-cell>
              <table:table-cell office:value-type="float" office:value="0.640406089">
                <text:p>0.64040608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234273104">
                <text:p>0.234273104</text:p>
              </table:table-cell>
              <table:table-cell office:value-type="float" office:value="0.676525316">
                <text:p>0.676525316</text:p>
              </table:table-cell>
              <table:table-cell office:value-type="float" office:value="0.635702686">
                <text:p>0.635702686</text:p>
              </table:table-cell>
              <table:table-cell office:value-type="float" office:value="0.624175146">
                <text:p>0.62417514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235027103">
                <text:p>0.235027103</text:p>
              </table:table-cell>
              <table:table-cell office:value-type="float" office:value="0.67606934">
                <text:p>0.67606934</text:p>
              </table:table-cell>
              <table:table-cell office:value-type="float" office:value="0.739301531">
                <text:p>0.739301531</text:p>
              </table:table-cell>
              <table:table-cell office:value-type="float" office:value="0.686476312">
                <text:p>0.6864763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233909516">
                <text:p>0.233909516</text:p>
              </table:table-cell>
              <table:table-cell office:value-type="float" office:value="0.783431623">
                <text:p>0.783431623</text:p>
              </table:table-cell>
              <table:table-cell office:value-type="float" office:value="0.629232005">
                <text:p>0.629232005</text:p>
              </table:table-cell>
              <table:table-cell office:value-type="float" office:value="0.588496398">
                <text:p>0.58849639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233794479">
                <text:p>0.233794479</text:p>
              </table:table-cell>
              <table:table-cell office:value-type="float" office:value="0.63850172">
                <text:p>0.63850172</text:p>
              </table:table-cell>
              <table:table-cell office:value-type="float" office:value="0.689830862">
                <text:p>0.689830862</text:p>
              </table:table-cell>
              <table:table-cell office:value-type="float" office:value="0.687738143">
                <text:p>0.68773814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23462954">
                <text:p>0.23462954</text:p>
              </table:table-cell>
              <table:table-cell office:value-type="float" office:value="0.709980215">
                <text:p>0.709980215</text:p>
              </table:table-cell>
              <table:table-cell office:value-type="float" office:value="0.757277102">
                <text:p>0.757277102</text:p>
              </table:table-cell>
              <table:table-cell office:value-type="float" office:value="0.614293291">
                <text:p>0.61429329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234949021">
                <text:p>0.234949021</text:p>
              </table:table-cell>
              <table:table-cell office:value-type="float" office:value="0.748768538">
                <text:p>0.748768538</text:p>
              </table:table-cell>
              <table:table-cell office:value-type="float" office:value="0.774065348">
                <text:p>0.774065348</text:p>
              </table:table-cell>
              <table:table-cell office:value-type="float" office:value="0.594071221">
                <text:p>0.59407122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234935312">
                <text:p>0.234935312</text:p>
              </table:table-cell>
              <table:table-cell office:value-type="float" office:value="0.772541853">
                <text:p>0.772541853</text:p>
              </table:table-cell>
              <table:table-cell office:value-type="float" office:value="0.749277562">
                <text:p>0.749277562</text:p>
              </table:table-cell>
              <table:table-cell office:value-type="float" office:value="0.576109359">
                <text:p>0.57610935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233781962">
                <text:p>0.233781962</text:p>
              </table:table-cell>
              <table:table-cell office:value-type="float" office:value="0.701391184">
                <text:p>0.701391184</text:p>
              </table:table-cell>
              <table:table-cell office:value-type="float" office:value="0.648576099">
                <text:p>0.648576099</text:p>
              </table:table-cell>
              <table:table-cell office:value-type="float" office:value="0.667832573">
                <text:p>0.66783257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34310059">
                <text:p>0.234310059</text:p>
              </table:table-cell>
              <table:table-cell office:value-type="float" office:value="0.638412909">
                <text:p>0.638412909</text:p>
              </table:table-cell>
              <table:table-cell office:value-type="float" office:value="0.676133713">
                <text:p>0.676133713</text:p>
              </table:table-cell>
              <table:table-cell office:value-type="float" office:value="0.663643558">
                <text:p>0.66364355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234581856">
                <text:p>0.234581856</text:p>
              </table:table-cell>
              <table:table-cell office:value-type="float" office:value="0.645838457">
                <text:p>0.645838457</text:p>
              </table:table-cell>
              <table:table-cell office:value-type="float" office:value="0.709466423">
                <text:p>0.709466423</text:p>
              </table:table-cell>
              <table:table-cell office:value-type="float" office:value="0.680508099">
                <text:p>0.6805080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233829049">
                <text:p>0.233829049</text:p>
              </table:table-cell>
              <table:table-cell office:value-type="float" office:value="0.775672886">
                <text:p>0.775672886</text:p>
              </table:table-cell>
              <table:table-cell office:value-type="float" office:value="0.626764968">
                <text:p>0.626764968</text:p>
              </table:table-cell>
              <table:table-cell office:value-type="float" office:value="0.594925355">
                <text:p>0.59492535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233957199">
                <text:p>0.233957199</text:p>
              </table:table-cell>
              <table:table-cell office:value-type="float" office:value="0.814704992">
                <text:p>0.814704992</text:p>
              </table:table-cell>
              <table:table-cell office:value-type="float" office:value="0.634570197">
                <text:p>0.634570197</text:p>
              </table:table-cell>
              <table:table-cell office:value-type="float" office:value="0.571739146">
                <text:p>0.57173914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234717159">
                <text:p>0.234717159</text:p>
              </table:table-cell>
              <table:table-cell office:value-type="float" office:value="0.70299455">
                <text:p>0.70299455</text:p>
              </table:table-cell>
              <table:table-cell office:value-type="float" office:value="0.749930829">
                <text:p>0.749930829</text:p>
              </table:table-cell>
              <table:table-cell office:value-type="float" office:value="0.661829789">
                <text:p>0.66182978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234590201">
                <text:p>0.234590201</text:p>
              </table:table-cell>
              <table:table-cell office:value-type="float" office:value="0.667100628">
                <text:p>0.667100628</text:p>
              </table:table-cell>
              <table:table-cell office:value-type="float" office:value="0.74461767">
                <text:p>0.74461767</text:p>
              </table:table-cell>
              <table:table-cell office:value-type="float" office:value="0.680059276">
                <text:p>0.68005927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234346418">
                <text:p>0.234346418</text:p>
              </table:table-cell>
              <table:table-cell office:value-type="float" office:value="0.684466444">
                <text:p>0.684466444</text:p>
              </table:table-cell>
              <table:table-cell office:value-type="float" office:value="0.651473481">
                <text:p>0.651473481</text:p>
              </table:table-cell>
              <table:table-cell office:value-type="float" office:value="0.648446756">
                <text:p>0.6484467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233391551">
                <text:p>0.233391551</text:p>
              </table:table-cell>
              <table:table-cell office:value-type="float" office:value="0.707114423">
                <text:p>0.707114423</text:p>
              </table:table-cell>
              <table:table-cell office:value-type="float" office:value="0.629689172">
                <text:p>0.629689172</text:p>
              </table:table-cell>
              <table:table-cell office:value-type="float" office:value="0.613072588">
                <text:p>0.61307258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234224228">
                <text:p>0.234224228</text:p>
              </table:table-cell>
              <table:table-cell office:value-type="float" office:value="0.646560269">
                <text:p>0.646560269</text:p>
              </table:table-cell>
              <table:table-cell office:value-type="float" office:value="0.70751139">
                <text:p>0.70751139</text:p>
              </table:table-cell>
              <table:table-cell office:value-type="float" office:value="0.679885826">
                <text:p>0.67988582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233645467">
                <text:p>0.233645467</text:p>
              </table:table-cell>
              <table:table-cell office:value-type="float" office:value="0.640046673">
                <text:p>0.640046673</text:p>
              </table:table-cell>
              <table:table-cell office:value-type="float" office:value="0.677821717">
                <text:p>0.677821717</text:p>
              </table:table-cell>
              <table:table-cell office:value-type="float" office:value="0.663340171">
                <text:p>0.66334017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235151081">
                <text:p>0.235151081</text:p>
              </table:table-cell>
              <table:table-cell office:value-type="float" office:value="0.720163074">
                <text:p>0.720163074</text:p>
              </table:table-cell>
              <table:table-cell office:value-type="float" office:value="0.773604008">
                <text:p>0.773604008</text:p>
              </table:table-cell>
              <table:table-cell office:value-type="float" office:value="0.5775655">
                <text:p>0.577565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234724907">
                <text:p>0.234724907</text:p>
              </table:table-cell>
              <table:table-cell office:value-type="float" office:value="0.660704453">
                <text:p>0.660704453</text:p>
              </table:table-cell>
              <table:table-cell office:value-type="float" office:value="0.730533687">
                <text:p>0.730533687</text:p>
              </table:table-cell>
              <table:table-cell office:value-type="float" office:value="0.691951596">
                <text:p>0.6919515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234770207">
                <text:p>0.234770207</text:p>
              </table:table-cell>
              <table:table-cell office:value-type="float" office:value="0.699473107">
                <text:p>0.699473107</text:p>
              </table:table-cell>
              <table:table-cell office:value-type="float" office:value="0.750427336">
                <text:p>0.750427336</text:p>
              </table:table-cell>
              <table:table-cell office:value-type="float" office:value="0.66405185">
                <text:p>0.6640518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234463243">
                <text:p>0.234463243</text:p>
              </table:table-cell>
              <table:table-cell office:value-type="float" office:value="0.750642508">
                <text:p>0.750642508</text:p>
              </table:table-cell>
              <table:table-cell office:value-type="float" office:value="0.751462668">
                <text:p>0.751462668</text:p>
              </table:table-cell>
              <table:table-cell office:value-type="float" office:value="0.577573249">
                <text:p>0.57757324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234610466">
                <text:p>0.234610466</text:p>
              </table:table-cell>
              <table:table-cell office:value-type="float" office:value="0.808319546">
                <text:p>0.808319546</text:p>
              </table:table-cell>
              <table:table-cell office:value-type="float" office:value="0.642026739">
                <text:p>0.642026739</text:p>
              </table:table-cell>
              <table:table-cell office:value-type="float" office:value="0.566714474">
                <text:p>0.56671447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233395724">
                <text:p>0.233395724</text:p>
              </table:table-cell>
              <table:table-cell office:value-type="float" office:value="0.692697846">
                <text:p>0.692697846</text:p>
              </table:table-cell>
              <table:table-cell office:value-type="float" office:value="0.635652022">
                <text:p>0.635652022</text:p>
              </table:table-cell>
              <table:table-cell office:value-type="float" office:value="0.65179475">
                <text:p>0.6517947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233855275">
                <text:p>0.233855275</text:p>
              </table:table-cell>
              <table:table-cell office:value-type="float" office:value="0.766550394">
                <text:p>0.766550394</text:p>
              </table:table-cell>
              <table:table-cell office:value-type="float" office:value="0.628213957">
                <text:p>0.628213957</text:p>
              </table:table-cell>
              <table:table-cell office:value-type="float" office:value="0.594491433">
                <text:p>0.5944914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234444169">
                <text:p>0.234444169</text:p>
              </table:table-cell>
              <table:table-cell office:value-type="float" office:value="0.813885428">
                <text:p>0.813885428</text:p>
              </table:table-cell>
              <table:table-cell office:value-type="float" office:value="0.633518175">
                <text:p>0.633518175</text:p>
              </table:table-cell>
              <table:table-cell office:value-type="float" office:value="0.56553907">
                <text:p>0.5655390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234851865">
                <text:p>0.234851865</text:p>
              </table:table-cell>
              <table:table-cell office:value-type="float" office:value="0.794288611">
                <text:p>0.794288611</text:p>
              </table:table-cell>
              <table:table-cell office:value-type="float" office:value="0.689649068">
                <text:p>0.689649068</text:p>
              </table:table-cell>
              <table:table-cell office:value-type="float" office:value="0.572540232">
                <text:p>0.57254023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235053329">
                <text:p>0.235053329</text:p>
              </table:table-cell>
              <table:table-cell office:value-type="float" office:value="0.786323045">
                <text:p>0.786323045</text:p>
              </table:table-cell>
              <table:table-cell office:value-type="float" office:value="0.699448669">
                <text:p>0.699448669</text:p>
              </table:table-cell>
              <table:table-cell office:value-type="float" office:value="0.571059653">
                <text:p>0.5710596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34282045">
                <text:p>0.234282045</text:p>
              </table:table-cell>
              <table:table-cell office:value-type="float" office:value="0.809174873">
                <text:p>0.809174873</text:p>
              </table:table-cell>
              <table:table-cell office:value-type="float" office:value="0.636877493">
                <text:p>0.636877493</text:p>
              </table:table-cell>
              <table:table-cell office:value-type="float" office:value="0.566709109">
                <text:p>0.56670910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234178333">
                <text:p>0.234178333</text:p>
              </table:table-cell>
              <table:table-cell office:value-type="float" office:value="0.642429071">
                <text:p>0.642429071</text:p>
              </table:table-cell>
              <table:table-cell office:value-type="float" office:value="0.695664966">
                <text:p>0.695664966</text:p>
              </table:table-cell>
              <table:table-cell office:value-type="float" office:value="0.672243318">
                <text:p>0.67224331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234727291">
                <text:p>0.234727291</text:p>
              </table:table-cell>
              <table:table-cell office:value-type="float" office:value="0.675638995">
                <text:p>0.675638995</text:p>
              </table:table-cell>
              <table:table-cell office:value-type="float" office:value="0.738786547">
                <text:p>0.738786547</text:p>
              </table:table-cell>
              <table:table-cell office:value-type="float" office:value="0.684018217">
                <text:p>0.68401821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234562187">
                <text:p>0.234562187</text:p>
              </table:table-cell>
              <table:table-cell office:value-type="float" office:value="0.661816676">
                <text:p>0.661816676</text:p>
              </table:table-cell>
              <table:table-cell office:value-type="float" office:value="0.730211822">
                <text:p>0.730211822</text:p>
              </table:table-cell>
              <table:table-cell office:value-type="float" office:value="0.692185246">
                <text:p>0.69218524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234681992">
                <text:p>0.234681992</text:p>
              </table:table-cell>
              <table:table-cell office:value-type="float" office:value="0.661410768">
                <text:p>0.661410768</text:p>
              </table:table-cell>
              <table:table-cell office:value-type="float" office:value="0.746520251">
                <text:p>0.746520251</text:p>
              </table:table-cell>
              <table:table-cell office:value-type="float" office:value="0.641102867">
                <text:p>0.64110286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23422244">
                <text:p>0.23422244</text:p>
              </table:table-cell>
              <table:table-cell office:value-type="float" office:value="0.810248948">
                <text:p>0.810248948</text:p>
              </table:table-cell>
              <table:table-cell office:value-type="float" office:value="0.627508834">
                <text:p>0.627508834</text:p>
              </table:table-cell>
              <table:table-cell office:value-type="float" office:value="0.569564172">
                <text:p>0.56956417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233808784">
                <text:p>0.233808784</text:p>
              </table:table-cell>
              <table:table-cell office:value-type="float" office:value="0.660645444">
                <text:p>0.660645444</text:p>
              </table:table-cell>
              <table:table-cell office:value-type="float" office:value="0.640108662">
                <text:p>0.640108662</text:p>
              </table:table-cell>
              <table:table-cell office:value-type="float" office:value="0.636169986">
                <text:p>0.63616998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234485297">
                <text:p>0.234485297</text:p>
              </table:table-cell>
              <table:table-cell office:value-type="float" office:value="0.655717332">
                <text:p>0.655717332</text:p>
              </table:table-cell>
              <table:table-cell office:value-type="float" office:value="0.720439043">
                <text:p>0.720439043</text:p>
              </table:table-cell>
              <table:table-cell office:value-type="float" office:value="0.690308892">
                <text:p>0.69030889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234928159">
                <text:p>0.234928159</text:p>
              </table:table-cell>
              <table:table-cell office:value-type="float" office:value="0.777564141">
                <text:p>0.777564141</text:p>
              </table:table-cell>
              <table:table-cell office:value-type="float" office:value="0.738092749">
                <text:p>0.738092749</text:p>
              </table:table-cell>
              <table:table-cell office:value-type="float" office:value="0.575826237">
                <text:p>0.57582623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234217076">
                <text:p>0.234217076</text:p>
              </table:table-cell>
              <table:table-cell office:value-type="float" office:value="0.80704043">
                <text:p>0.80704043</text:p>
              </table:table-cell>
              <table:table-cell office:value-type="float" office:value="0.647456723">
                <text:p>0.647456723</text:p>
              </table:table-cell>
              <table:table-cell office:value-type="float" office:value="0.568199821">
                <text:p>0.56819982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34230189">
                <text:p>0.234230189</text:p>
              </table:table-cell>
              <table:table-cell office:value-type="float" office:value="0.658567626">
                <text:p>0.658567626</text:p>
              </table:table-cell>
              <table:table-cell office:value-type="float" office:value="0.731010524">
                <text:p>0.731010524</text:p>
              </table:table-cell>
              <table:table-cell office:value-type="float" office:value="0.684650026">
                <text:p>0.68465002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234234361">
                <text:p>0.234234361</text:p>
              </table:table-cell>
              <table:table-cell office:value-type="float" office:value="0.70561775">
                <text:p>0.70561775</text:p>
              </table:table-cell>
              <table:table-cell office:value-type="float" office:value="0.774048063">
                <text:p>0.774048063</text:p>
              </table:table-cell>
              <table:table-cell office:value-type="float" office:value="0.576624939">
                <text:p>0.57662493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234615235">
                <text:p>0.234615235</text:p>
              </table:table-cell>
              <table:table-cell office:value-type="float" office:value="0.683987222">
                <text:p>0.683987222</text:p>
              </table:table-cell>
              <table:table-cell office:value-type="float" office:value="0.743095963">
                <text:p>0.743095963</text:p>
              </table:table-cell>
              <table:table-cell office:value-type="float" office:value="0.679056725">
                <text:p>0.67905672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23419979">
                <text:p>0.23419979</text:p>
              </table:table-cell>
              <table:table-cell office:value-type="float" office:value="0.640034752">
                <text:p>0.640034752</text:p>
              </table:table-cell>
              <table:table-cell office:value-type="float" office:value="0.687953316">
                <text:p>0.687953316</text:p>
              </table:table-cell>
              <table:table-cell office:value-type="float" office:value="0.670500478">
                <text:p>0.6705004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34602718">
                <text:p>0.234602718</text:p>
              </table:table-cell>
              <table:table-cell office:value-type="float" office:value="0.639887528">
                <text:p>0.639887528</text:p>
              </table:table-cell>
              <table:table-cell office:value-type="float" office:value="0.682435117">
                <text:p>0.682435117</text:p>
              </table:table-cell>
              <table:table-cell office:value-type="float" office:value="0.664770086">
                <text:p>0.66477008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233751563">
                <text:p>0.233751563</text:p>
              </table:table-cell>
              <table:table-cell office:value-type="float" office:value="0.660781939">
                <text:p>0.660781939</text:p>
              </table:table-cell>
              <table:table-cell office:value-type="float" office:value="0.659394343">
                <text:p>0.659394343</text:p>
              </table:table-cell>
              <table:table-cell office:value-type="float" office:value="0.652726966">
                <text:p>0.6527269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34395294">
                <text:p>0.234395294</text:p>
              </table:table-cell>
              <table:table-cell office:value-type="float" office:value="0.680465183">
                <text:p>0.680465183</text:p>
              </table:table-cell>
              <table:table-cell office:value-type="float" office:value="0.748905629">
                <text:p>0.748905629</text:p>
              </table:table-cell>
              <table:table-cell office:value-type="float" office:value="0.647351223">
                <text:p>0.64735122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34730272">
                <text:p>0.234730272</text:p>
              </table:table-cell>
              <table:table-cell office:value-type="float" office:value="0.797028041">
                <text:p>0.797028041</text:p>
              </table:table-cell>
              <table:table-cell office:value-type="float" office:value="0.665115793">
                <text:p>0.665115793</text:p>
              </table:table-cell>
              <table:table-cell office:value-type="float" office:value="0.567831465">
                <text:p>0.56783146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233484534">
                <text:p>0.233484534</text:p>
              </table:table-cell>
              <table:table-cell office:value-type="float" office:value="0.671604952">
                <text:p>0.671604952</text:p>
              </table:table-cell>
              <table:table-cell office:value-type="float" office:value="0.751606316">
                <text:p>0.751606316</text:p>
              </table:table-cell>
              <table:table-cell office:value-type="float" office:value="0.617636516">
                <text:p>0.61763651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23462656">
                <text:p>0.23462656</text:p>
              </table:table-cell>
              <table:table-cell office:value-type="float" office:value="0.761749835">
                <text:p>0.761749835</text:p>
              </table:table-cell>
              <table:table-cell office:value-type="float" office:value="0.768979879">
                <text:p>0.768979879</text:p>
              </table:table-cell>
              <table:table-cell office:value-type="float" office:value="0.586776207">
                <text:p>0.5867762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234906105">
                <text:p>0.234906105</text:p>
              </table:table-cell>
              <table:table-cell office:value-type="float" office:value="0.759829969">
                <text:p>0.759829969</text:p>
              </table:table-cell>
              <table:table-cell office:value-type="float" office:value="0.754686684">
                <text:p>0.754686684</text:p>
              </table:table-cell>
              <table:table-cell office:value-type="float" office:value="0.574840376">
                <text:p>0.57484037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233643679">
                <text:p>0.233643679</text:p>
              </table:table-cell>
              <table:table-cell office:value-type="float" office:value="0.637762027">
                <text:p>0.637762027</text:p>
              </table:table-cell>
              <table:table-cell office:value-type="float" office:value="0.653687793">
                <text:p>0.653687793</text:p>
              </table:table-cell>
              <table:table-cell office:value-type="float" office:value="0.653321821">
                <text:p>0.65332182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234469203">
                <text:p>0.234469203</text:p>
              </table:table-cell>
              <table:table-cell office:value-type="float" office:value="0.72347888">
                <text:p>0.72347888</text:p>
              </table:table-cell>
              <table:table-cell office:value-type="float" office:value="0.762575956">
                <text:p>0.762575956</text:p>
              </table:table-cell>
              <table:table-cell office:value-type="float" office:value="0.621423199">
                <text:p>0.6214231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34892396">
                <text:p>0.234892396</text:p>
              </table:table-cell>
              <table:table-cell office:value-type="float" office:value="0.772590133">
                <text:p>0.772590133</text:p>
              </table:table-cell>
              <table:table-cell office:value-type="float" office:value="0.744775026">
                <text:p>0.744775026</text:p>
              </table:table-cell>
              <table:table-cell office:value-type="float" office:value="0.57648606">
                <text:p>0.5764860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234901337">
                <text:p>0.234901337</text:p>
              </table:table-cell>
              <table:table-cell office:value-type="float" office:value="0.736630051">
                <text:p>0.736630051</text:p>
              </table:table-cell>
              <table:table-cell office:value-type="float" office:value="0.76560566">
                <text:p>0.76560566</text:p>
              </table:table-cell>
              <table:table-cell office:value-type="float" office:value="0.61389394">
                <text:p>0.6138939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234988956">
                <text:p>0.234988956</text:p>
              </table:table-cell>
              <table:table-cell office:value-type="float" office:value="0.728905884">
                <text:p>0.728905884</text:p>
              </table:table-cell>
              <table:table-cell office:value-type="float" office:value="0.764195414">
                <text:p>0.764195414</text:p>
              </table:table-cell>
              <table:table-cell office:value-type="float" office:value="0.624232963">
                <text:p>0.62423296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233297972">
                <text:p>0.233297972</text:p>
              </table:table-cell>
              <table:table-cell office:value-type="float" office:value="0.807182289">
                <text:p>0.807182289</text:p>
              </table:table-cell>
              <table:table-cell office:value-type="float" office:value="0.628430322">
                <text:p>0.628430322</text:p>
              </table:table-cell>
              <table:table-cell office:value-type="float" office:value="0.625785664">
                <text:p>0.62578566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234633712">
                <text:p>0.234633712</text:p>
              </table:table-cell>
              <table:table-cell office:value-type="float" office:value="0.740969865">
                <text:p>0.740969865</text:p>
              </table:table-cell>
              <table:table-cell office:value-type="float" office:value="0.769596192">
                <text:p>0.769596192</text:p>
              </table:table-cell>
              <table:table-cell office:value-type="float" office:value="0.602232886">
                <text:p>0.60223288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234494833">
                <text:p>0.234494833</text:p>
              </table:table-cell>
              <table:table-cell office:value-type="float" office:value="0.671533426">
                <text:p>0.671533426</text:p>
              </table:table-cell>
              <table:table-cell office:value-type="float" office:value="0.733967511">
                <text:p>0.733967511</text:p>
              </table:table-cell>
              <table:table-cell office:value-type="float" office:value="0.690440618">
                <text:p>0.69044061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234987764">
                <text:p>0.234987764</text:p>
              </table:table-cell>
              <table:table-cell office:value-type="float" office:value="0.764049383">
                <text:p>0.764049383</text:p>
              </table:table-cell>
              <table:table-cell office:value-type="float" office:value="0.764188858">
                <text:p>0.764188858</text:p>
              </table:table-cell>
              <table:table-cell office:value-type="float" office:value="0.575714776">
                <text:p>0.5757147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234638481">
                <text:p>0.234638481</text:p>
              </table:table-cell>
              <table:table-cell office:value-type="float" office:value="0.741304844">
                <text:p>0.741304844</text:p>
              </table:table-cell>
              <table:table-cell office:value-type="float" office:value="0.773214194">
                <text:p>0.773214194</text:p>
              </table:table-cell>
              <table:table-cell office:value-type="float" office:value="0.59423871">
                <text:p>0.5942387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234048394">
                <text:p>0.234048394</text:p>
              </table:table-cell>
              <table:table-cell office:value-type="float" office:value="0.729850022">
                <text:p>0.729850022</text:p>
              </table:table-cell>
              <table:table-cell office:value-type="float" office:value="0.633206443">
                <text:p>0.633206443</text:p>
              </table:table-cell>
              <table:table-cell office:value-type="float" office:value="0.626850203">
                <text:p>0.62685020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34651594">
                <text:p>0.234651594</text:p>
              </table:table-cell>
              <table:table-cell office:value-type="float" office:value="0.663343151">
                <text:p>0.663343151</text:p>
              </table:table-cell>
              <table:table-cell office:value-type="float" office:value="0.732984034">
                <text:p>0.732984034</text:p>
              </table:table-cell>
              <table:table-cell office:value-type="float" office:value="0.692042791">
                <text:p>0.69204279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234024553">
                <text:p>0.234024553</text:p>
              </table:table-cell>
              <table:table-cell office:value-type="float" office:value="0.708623017">
                <text:p>0.708623017</text:p>
              </table:table-cell>
              <table:table-cell office:value-type="float" office:value="0.630843715">
                <text:p>0.630843715</text:p>
              </table:table-cell>
              <table:table-cell office:value-type="float" office:value="0.613463594">
                <text:p>0.61346359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234589605">
                <text:p>0.234589605</text:p>
              </table:table-cell>
              <table:table-cell office:value-type="float" office:value="0.675014338">
                <text:p>0.675014338</text:p>
              </table:table-cell>
              <table:table-cell office:value-type="float" office:value="0.747860163">
                <text:p>0.747860163</text:p>
              </table:table-cell>
              <table:table-cell office:value-type="float" office:value="0.671528062">
                <text:p>0.6715280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234390525">
                <text:p>0.234390525</text:p>
              </table:table-cell>
              <table:table-cell office:value-type="float" office:value="0.678461871">
                <text:p>0.678461871</text:p>
              </table:table-cell>
              <table:table-cell office:value-type="float" office:value="0.760125012">
                <text:p>0.760125012</text:p>
              </table:table-cell>
              <table:table-cell office:value-type="float" office:value="0.578446457">
                <text:p>0.57844645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234895973">
                <text:p>0.234895973</text:p>
              </table:table-cell>
              <table:table-cell office:value-type="float" office:value="0.750709862">
                <text:p>0.750709862</text:p>
              </table:table-cell>
              <table:table-cell office:value-type="float" office:value="0.772852394">
                <text:p>0.772852394</text:p>
              </table:table-cell>
              <table:table-cell office:value-type="float" office:value="0.592494082">
                <text:p>0.59249408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34711794">
                <text:p>0.234711794</text:p>
              </table:table-cell>
              <table:table-cell office:value-type="float" office:value="0.681203685">
                <text:p>0.681203685</text:p>
              </table:table-cell>
              <table:table-cell office:value-type="float" office:value="0.742133944">
                <text:p>0.742133944</text:p>
              </table:table-cell>
              <table:table-cell office:value-type="float" office:value="0.681557737">
                <text:p>0.68155773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34918026">
                <text:p>0.234918026</text:p>
              </table:table-cell>
              <table:table-cell office:value-type="float" office:value="0.752936095">
                <text:p>0.752936095</text:p>
              </table:table-cell>
              <table:table-cell office:value-type="float" office:value="0.772463175">
                <text:p>0.772463175</text:p>
              </table:table-cell>
              <table:table-cell office:value-type="float" office:value="0.59851892">
                <text:p>0.5985189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34617619">
                <text:p>0.234617619</text:p>
              </table:table-cell>
              <table:table-cell office:value-type="float" office:value="0.710094656">
                <text:p>0.710094656</text:p>
              </table:table-cell>
              <table:table-cell office:value-type="float" office:value="0.761405916">
                <text:p>0.761405916</text:p>
              </table:table-cell>
              <table:table-cell office:value-type="float" office:value="0.630419926">
                <text:p>0.6304199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233719377">
                <text:p>0.233719377</text:p>
              </table:table-cell>
              <table:table-cell office:value-type="float" office:value="0.684977255">
                <text:p>0.684977255</text:p>
              </table:table-cell>
              <table:table-cell office:value-type="float" office:value="0.6341476">
                <text:p>0.6341476</text:p>
              </table:table-cell>
              <table:table-cell office:value-type="float" office:value="0.621850565">
                <text:p>0.62185056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33880905">
                <text:p>0.233880905</text:p>
              </table:table-cell>
              <table:table-cell office:value-type="float" office:value="0.641487913">
                <text:p>0.641487913</text:p>
              </table:table-cell>
              <table:table-cell office:value-type="float" office:value="0.663354476">
                <text:p>0.663354476</text:p>
              </table:table-cell>
              <table:table-cell office:value-type="float" office:value="0.667570313">
                <text:p>0.66757031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34147934">
                <text:p>0.234147934</text:p>
              </table:table-cell>
              <table:table-cell office:value-type="float" office:value="0.69240936">
                <text:p>0.69240936</text:p>
              </table:table-cell>
              <table:table-cell office:value-type="float" office:value="0.764089318">
                <text:p>0.764089318</text:p>
              </table:table-cell>
              <table:table-cell office:value-type="float" office:value="0.603978706">
                <text:p>0.60397870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3424509">
                <text:p>0.23424509</text:p>
              </table:table-cell>
              <table:table-cell office:value-type="float" office:value="0.650159794">
                <text:p>0.650159794</text:p>
              </table:table-cell>
              <table:table-cell office:value-type="float" office:value="0.70976981">
                <text:p>0.70976981</text:p>
              </table:table-cell>
              <table:table-cell office:value-type="float" office:value="0.682518564">
                <text:p>0.68251856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233790902">
                <text:p>0.233790902</text:p>
              </table:table-cell>
              <table:table-cell office:value-type="float" office:value="0.790429806">
                <text:p>0.790429806</text:p>
              </table:table-cell>
              <table:table-cell office:value-type="float" office:value="0.626936034">
                <text:p>0.626936034</text:p>
              </table:table-cell>
              <table:table-cell office:value-type="float" office:value="0.5806864">
                <text:p>0.580686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33598379">
                <text:p>0.233598379</text:p>
              </table:table-cell>
              <table:table-cell office:value-type="float" office:value="0.76639721">
                <text:p>0.76639721</text:p>
              </table:table-cell>
              <table:table-cell office:value-type="float" office:value="0.63175805">
                <text:p>0.63175805</text:p>
              </table:table-cell>
              <table:table-cell office:value-type="float" office:value="0.649945217">
                <text:p>0.64994521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234295158">
                <text:p>0.234295158</text:p>
              </table:table-cell>
              <table:table-cell office:value-type="float" office:value="0.653473217">
                <text:p>0.653473217</text:p>
              </table:table-cell>
              <table:table-cell office:value-type="float" office:value="0.708001936">
                <text:p>0.708001936</text:p>
              </table:table-cell>
              <table:table-cell office:value-type="float" office:value="0.68149396">
                <text:p>0.6814939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233532218">
                <text:p>0.233532218</text:p>
              </table:table-cell>
              <table:table-cell office:value-type="float" office:value="0.705564106">
                <text:p>0.705564106</text:p>
              </table:table-cell>
              <table:table-cell office:value-type="float" office:value="0.631285385">
                <text:p>0.631285385</text:p>
              </table:table-cell>
              <table:table-cell office:value-type="float" office:value="0.613498165">
                <text:p>0.61349816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234036474">
                <text:p>0.234036474</text:p>
              </table:table-cell>
              <table:table-cell office:value-type="float" office:value="0.803604818">
                <text:p>0.803604818</text:p>
              </table:table-cell>
              <table:table-cell office:value-type="float" office:value="0.656161983">
                <text:p>0.656161983</text:p>
              </table:table-cell>
              <table:table-cell office:value-type="float" office:value="0.569561788">
                <text:p>0.56956178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234473972">
                <text:p>0.234473972</text:p>
              </table:table-cell>
              <table:table-cell office:value-type="float" office:value="0.786371921">
                <text:p>0.786371921</text:p>
              </table:table-cell>
              <table:table-cell office:value-type="float" office:value="0.724997011">
                <text:p>0.724997011</text:p>
              </table:table-cell>
              <table:table-cell office:value-type="float" office:value="0.575825641">
                <text:p>0.57582564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3494306">
                <text:p>0.23494306</text:p>
              </table:table-cell>
              <table:table-cell office:value-type="float" office:value="0.742190569">
                <text:p>0.742190569</text:p>
              </table:table-cell>
              <table:table-cell office:value-type="float" office:value="0.770198199">
                <text:p>0.770198199</text:p>
              </table:table-cell>
              <table:table-cell office:value-type="float" office:value="0.603596044">
                <text:p>0.60359604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3485723">
                <text:p>0.23485723</text:p>
              </table:table-cell>
              <table:table-cell office:value-type="float" office:value="0.756614298">
                <text:p>0.756614298</text:p>
              </table:table-cell>
              <table:table-cell office:value-type="float" office:value="0.741969435">
                <text:p>0.741969435</text:p>
              </table:table-cell>
              <table:table-cell office:value-type="float" office:value="0.572501489">
                <text:p>0.57250148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34730868">
                <text:p>0.234730868</text:p>
              </table:table-cell>
              <table:table-cell office:value-type="float" office:value="0.794069266">
                <text:p>0.794069266</text:p>
              </table:table-cell>
              <table:table-cell office:value-type="float" office:value="0.690164648">
                <text:p>0.690164648</text:p>
              </table:table-cell>
              <table:table-cell office:value-type="float" office:value="0.572829911">
                <text:p>0.57282991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34656958">
                <text:p>0.234656958</text:p>
              </table:table-cell>
              <table:table-cell office:value-type="float" office:value="0.807788468">
                <text:p>0.807788468</text:p>
              </table:table-cell>
              <table:table-cell office:value-type="float" office:value="0.64400621">
                <text:p>0.64400621</text:p>
              </table:table-cell>
              <table:table-cell office:value-type="float" office:value="0.566519566">
                <text:p>0.56651956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34086541">
                <text:p>0.234086541</text:p>
              </table:table-cell>
              <table:table-cell office:value-type="float" office:value="0.662260731">
                <text:p>0.662260731</text:p>
              </table:table-cell>
              <table:table-cell office:value-type="float" office:value="0.72777578">
                <text:p>0.72777578</text:p>
              </table:table-cell>
              <table:table-cell office:value-type="float" office:value="0.691849076">
                <text:p>0.69184907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33751563">
                <text:p>0.233751563</text:p>
              </table:table-cell>
              <table:table-cell office:value-type="float" office:value="0.648234564">
                <text:p>0.648234564</text:p>
              </table:table-cell>
              <table:table-cell office:value-type="float" office:value="0.708314265">
                <text:p>0.708314265</text:p>
              </table:table-cell>
              <table:table-cell office:value-type="float" office:value="0.67991384">
                <text:p>0.679913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34267144">
                <text:p>0.234267144</text:p>
              </table:table-cell>
              <table:table-cell office:value-type="float" office:value="0.655251223">
                <text:p>0.655251223</text:p>
              </table:table-cell>
              <table:table-cell office:value-type="float" office:value="0.71460494">
                <text:p>0.71460494</text:p>
              </table:table-cell>
              <table:table-cell office:value-type="float" office:value="0.685807548">
                <text:p>0.6858075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34705834">
                <text:p>0.234705834</text:p>
              </table:table-cell>
              <table:table-cell office:value-type="float" office:value="0.645994621">
                <text:p>0.645994621</text:p>
              </table:table-cell>
              <table:table-cell office:value-type="float" office:value="0.705208266">
                <text:p>0.705208266</text:p>
              </table:table-cell>
              <table:table-cell office:value-type="float" office:value="0.677698931">
                <text:p>0.67769893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34328536">
                <text:p>0.234328536</text:p>
              </table:table-cell>
              <table:table-cell office:value-type="float" office:value="0.668541869">
                <text:p>0.668541869</text:p>
              </table:table-cell>
              <table:table-cell office:value-type="float" office:value="0.751239151">
                <text:p>0.751239151</text:p>
              </table:table-cell>
              <table:table-cell office:value-type="float" office:value="0.62181957">
                <text:p>0.621819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34699277">
                <text:p>0.234699277</text:p>
              </table:table-cell>
              <table:table-cell office:value-type="float" office:value="0.788385366">
                <text:p>0.788385366</text:p>
              </table:table-cell>
              <table:table-cell office:value-type="float" office:value="0.721170988">
                <text:p>0.721170988</text:p>
              </table:table-cell>
              <table:table-cell office:value-type="float" office:value="0.573929021">
                <text:p>0.573929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